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3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9pt" style:font-size-asian="9pt" style:font-size-complex="9pt"/>
    </style:style>
    <style:style style:name="ce5" style:family="table-cell" style:parent-style-name="Standard_Tabelle1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6" style:family="table-cell" style:parent-style-name="Standard_Tabelle1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7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0">
      <style:table-cell-properties style:vertical-align="middle"/>
      <style:text-properties fo:font-size="9pt" style:font-size-asian="9pt" style:font-size-complex="9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1" style:family="table-cell" style:parent-style-name="Default" style:data-style-name="N3">
      <style:table-cell-properties style:vertical-align="middle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/>
      <style:text-properties fo:font-size="9pt" style:font-size-asian="9pt" style:font-size-complex="9pt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9pt" style:font-size-asian="9pt" style:font-size-complex="9pt"/>
    </style:style>
    <style:style style:name="ce15" style:family="table-cell" style:parent-style-name="Default" style:data-style-name="N3">
      <style:table-cell-properties style:vertical-align="middle" style:repeat-content="false"/>
      <style:paragraph-properties fo:text-align="end" fo:margin-right="0cm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style:vertical-align="middle"/>
      <style:text-properties style:font-name="Arial" style:font-name-asian="Arial" style:font-name-complex="Arial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Standard_32_2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o1" style:family="table-column">
      <style:table-column-properties fo:break-before="auto" style:column-width="1.10066666666667cm"/>
    </style:style>
    <style:style style:name="co2" style:family="table-column">
      <style:table-column-properties fo:break-before="auto" style:column-width="8.0645cm" style:use-optimal-column-width="true"/>
    </style:style>
    <style:style style:name="co3" style:family="table-column">
      <style:table-column-properties fo:break-before="auto" style:column-width="0.973666666666667cm" style:use-optimal-column-width="true"/>
    </style:style>
    <style:style style:name="co4" style:family="table-column">
      <style:table-column-properties fo:break-before="auto" style:column-width="2.56116666666667cm"/>
    </style:style>
    <style:style style:name="co5" style:family="table-column">
      <style:table-column-properties fo:break-before="auto" style:column-width="1.94733333333333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2.24366666666667cm"/>
    </style:style>
    <style:style style:name="co8" style:family="table-column">
      <style:table-column-properties fo:break-before="auto" style:column-width="2.20133333333333cm"/>
    </style:style>
    <style:style style:name="co9" style:family="table-column">
      <style:table-column-properties fo:break-before="auto" style:column-width="2.667cm"/>
    </style:style>
    <style:style style:name="co10" style:family="table-column">
      <style:table-column-properties fo:break-before="auto" style:column-width="2.45533333333333cm"/>
    </style:style>
    <style:style style:name="co11" style:family="table-column">
      <style:table-column-properties fo:break-before="auto" style:column-width="2.87866666666667cm"/>
    </style:style>
    <style:style style:name="co12" style:family="table-column">
      <style:table-column-properties fo:break-before="auto" style:column-width="2.26483333333333cm"/>
    </style:style>
    <style:style style:name="co13" style:family="table-column">
      <style:table-column-properties fo:break-before="auto" style:column-width="2.30716666666667cm"/>
    </style:style>
    <style:style style:name="co14" style:family="table-column">
      <style:table-column-properties fo:break-before="auto" style:column-width="1.69333333333333cm"/>
    </style:style>
    <style:style style:name="ro1" style:family="table-row">
      <style:table-row-properties style:row-height="24.75pt" style:use-optimal-row-height="false" fo:break-before="auto"/>
    </style:style>
    <style:style style:name="ro2" style:family="table-row">
      <style:table-row-properties style:row-height="69pt" style:use-optimal-row-height="false" fo:break-before="auto"/>
    </style:style>
    <style:style style:name="ro3" style:family="table-row">
      <style:table-row-properties style:row-height="11.25pt" style:use-optimal-row-height="false" fo:break-before="auto"/>
    </style:style>
    <style:style style:name="ro4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SE2022_UNT_BGKL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7"/>
        <table:table-column table:style-name="co4" table:default-cell-style-name="ce17"/>
        <table:table-column table:style-name="co5" table:default-cell-style-name="ce16"/>
        <table:table-column table:style-name="co6" table:default-cell-style-name="ce16"/>
        <table:table-column table:style-name="co7" table:number-columns-repeated="3" table:default-cell-style-name="ce16"/>
        <table:table-column table:style-name="co8" table:default-cell-style-name="ce16"/>
        <table:table-column table:style-name="co7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number-columns-repeated="16368" table:default-cell-style-name="ce16"/>
        <table:table-row table:style-name="ro1">
          <table:table-cell office:value-type="string" table:number-columns-spanned="16" table:number-rows-spanned="1" table:style-name="ce18">
            <text:p>Unternehmen: Hauptergebnisse der Leistungs- und Strukturstatistik 2022 nach Abteilungen (2-Stellern) der ÖNACE 2008 und Beschäftigtengrößenklassen<text:s/></text:p>
          </table:table-cell>
          <table:covered-table-cell table:number-columns-repeated="15"/>
          <table:table-cell table:number-columns-repeated="16368" table:style-name="ce2"/>
        </table:table-row>
        <table:table-row table:style-name="ro2">
          <table:table-cell office:value-type="string" table:style-name="ce3">
            <text:p>ÖNACE<text:s/></text:p>
            <text:p>2008</text:p>
          </table:table-cell>
          <table:table-cell office:value-type="string" table:style-name="ce3">
            <text:p>Kurzbezeichnung</text:p>
          </table:table-cell>
          <table:table-cell office:value-type="string" table:style-name="ce3">
            <text:p>NACE-Stufe</text:p>
          </table:table-cell>
          <table:table-cell office:value-type="string" table:style-name="ce4">
            <text:p>Beschäftigtengrößenklasse</text:p>
          </table:table-cell>
          <table:table-cell office:value-type="string" table:style-name="ce5">
            <text:p><text:s/></text:p>
            <text:p>Unter-nehmen</text:p>
          </table:table-cell>
          <table:table-cell office:value-type="string" table:style-name="ce6">
            <text:p>Beschäftigte</text:p>
            <text:p>im Jahres-</text:p>
            <text:p>durchschnitt</text:p>
            <text:p>insgesamt</text:p>
          </table:table-cell>
          <table:table-cell office:value-type="string" table:style-name="ce6">
            <text:p>Unselbständig</text:p>
            <text:p>Beschäftigte</text:p>
            <text:p>im Jahres-</text:p>
            <text:p>durchschnitt</text:p>
            <text:p>insgesamt</text:p>
          </table:table-cell>
          <table:table-cell office:value-type="string" table:style-name="ce6">
            <text:p>Personal-</text:p>
            <text:p>aufwand</text:p>
            <text:p>in 1 000 EUR</text:p>
          </table:table-cell>
          <table:table-cell office:value-type="string" table:style-name="ce6">
            <text:p>Erlöse und<text:s/></text:p>
            <text:p>Erträge</text:p>
            <text:p>in 1 000 EUR</text:p>
          </table:table-cell>
          <table:table-cell office:value-type="string" table:style-name="ce6">
            <text:p>Umsatzerlöse</text:p>
            <text:p>in 1 000 EUR</text:p>
          </table:table-cell>
          <table:table-cell office:value-type="string" table:style-name="ce6">
            <text:p>Produktions-wert in 1 000 EUR</text:p>
          </table:table-cell>
          <table:table-cell office:value-type="string" table:style-name="ce6">
            <text:p>Waren- und Dienstleistungs-käufe in 1 000 EUR</text:p>
          </table:table-cell>
          <table:table-cell office:value-type="string" table:style-name="ce6">
            <text:p>Waren- und Dienstleistungs-käufe zum Wiederverkauf in 1 000 EUR</text:p>
          </table:table-cell>
          <table:table-cell office:value-type="string" table:style-name="ce6">
            <text:p>Bruttowertschöpf-ung <text:s/>in 1 000 EUR</text:p>
          </table:table-cell>
          <table:table-cell office:value-type="string" table:style-name="ce6">
            <text:p>Bruttobetriebs-überschuss in 1 000 EUR</text:p>
          </table:table-cell>
          <table:table-cell office:value-type="string" table:style-name="ce6">
            <text:p>Bruttoinvesti-tionen in 1 000 EUR</text:p>
          </table:table-cell>
          <table:table-cell table:number-columns-repeated="16368" table:style-name="ce7"/>
        </table:table-row>
        <table:table-row table:style-name="ro3">
          <table:table-cell table:style-name="ce8"/>
          <table:table-cell office:value-type="string" table:style-name="ce8">
            <text:p>INSGESAMT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insgesamt</text:p>
          </table:table-cell>
          <table:table-cell office:value-type="float" office:value="583947" table:style-name="ce11">
            <text:p>583 947</text:p>
          </table:table-cell>
          <table:table-cell office:value-type="float" office:value="3751038" table:style-name="ce11">
            <text:p>3 751 038</text:p>
          </table:table-cell>
          <table:table-cell office:value-type="float" office:value="3135187" table:style-name="ce11">
            <text:p>3 135 187</text:p>
          </table:table-cell>
          <table:table-cell office:value-type="float" office:value="169706388" table:style-name="ce11">
            <text:p>169 706 388</text:p>
          </table:table-cell>
          <table:table-cell office:value-type="float" office:value="1148620957" table:style-name="ce11">
            <text:p>1 148 620 957</text:p>
          </table:table-cell>
          <table:table-cell office:value-type="float" office:value="1068619848" table:style-name="ce11">
            <text:p>1 068 619 848</text:p>
          </table:table-cell>
          <table:table-cell office:value-type="float" office:value="731716143" table:style-name="ce11">
            <text:p>731 716 143</text:p>
          </table:table-cell>
          <table:table-cell office:value-type="float" office:value="798590608" table:style-name="ce11">
            <text:p>798 590 608</text:p>
          </table:table-cell>
          <table:table-cell office:value-type="float" office:value="346522210" table:style-name="ce11">
            <text:p>346 522 210</text:p>
          </table:table-cell>
          <table:table-cell office:value-type="float" office:value="286600181" table:style-name="ce11">
            <text:p>286 600 181</text:p>
          </table:table-cell>
          <table:table-cell office:value-type="float" office:value="116893793" table:style-name="ce11">
            <text:p>116 893 793</text:p>
          </table:table-cell>
          <table:table-cell office:value-type="float" office:value="54711265" table:style-name="ce11">
            <text:p>54 711 265</text:p>
          </table:table-cell>
          <table:table-cell table:number-columns-repeated="16368" table:style-name="ce8"/>
        </table:table-row>
        <table:table-row table:style-name="ro3">
          <table:table-cell table:style-name="ce8"/>
          <table:table-cell office:value-type="string" table:style-name="ce8">
            <text:p>INSGESAMT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0 - 1</text:p>
          </table:table-cell>
          <table:table-cell office:value-type="float" office:value="339673" table:style-name="ce11">
            <text:p>339 673</text:p>
          </table:table-cell>
          <table:table-cell office:value-type="float" office:value="323785" table:style-name="ce11">
            <text:p>323 785</text:p>
          </table:table-cell>
          <table:table-cell office:value-type="float" office:value="4109" table:style-name="ce11">
            <text:p>4 109</text:p>
          </table:table-cell>
          <table:table-cell office:value-type="float" office:value="131983" table:style-name="ce11">
            <text:p>131 983</text:p>
          </table:table-cell>
          <table:table-cell office:value-type="float" office:value="46416157" table:style-name="ce11">
            <text:p>46 416 157</text:p>
          </table:table-cell>
          <table:table-cell office:value-type="float" office:value="43899927" table:style-name="ce11">
            <text:p>43 899 927</text:p>
          </table:table-cell>
          <table:table-cell office:value-type="float" office:value="28313316" table:style-name="ce11">
            <text:p>28 313 316</text:p>
          </table:table-cell>
          <table:table-cell office:value-type="float" office:value="29942687" table:style-name="ce11">
            <text:p>29 942 687</text:p>
          </table:table-cell>
          <table:table-cell office:value-type="float" office:value="15962963" table:style-name="ce11">
            <text:p>15 962 963</text:p>
          </table:table-cell>
          <table:table-cell office:value-type="float" office:value="14358071" table:style-name="ce11">
            <text:p>14 358 071</text:p>
          </table:table-cell>
          <table:table-cell office:value-type="float" office:value="14226088" table:style-name="ce11">
            <text:p>14 226 088</text:p>
          </table:table-cell>
          <table:table-cell office:value-type="float" office:value="4825574" table:style-name="ce11">
            <text:p>4 825 574</text:p>
          </table:table-cell>
          <table:table-cell table:number-columns-repeated="16368" table:style-name="ce8"/>
        </table:table-row>
        <table:table-row table:style-name="ro3">
          <table:table-cell table:style-name="ce8"/>
          <table:table-cell office:value-type="string" table:style-name="ce8">
            <text:p>INSGESAMT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2 - 9</text:p>
          </table:table-cell>
          <table:table-cell office:value-type="float" office:value="195455" table:style-name="ce11">
            <text:p>195 455</text:p>
          </table:table-cell>
          <table:table-cell office:value-type="float" office:value="725085" table:style-name="ce11">
            <text:p>725 085</text:p>
          </table:table-cell>
          <table:table-cell office:value-type="float" office:value="492411" table:style-name="ce11">
            <text:p>492 411</text:p>
          </table:table-cell>
          <table:table-cell office:value-type="float" office:value="15862174" table:style-name="ce11">
            <text:p>15 862 174</text:p>
          </table:table-cell>
          <table:table-cell office:value-type="float" office:value="109391632" table:style-name="ce11">
            <text:p>109 391 632</text:p>
          </table:table-cell>
          <table:table-cell office:value-type="float" office:value="106223221" table:style-name="ce11">
            <text:p>106 223 221</text:p>
          </table:table-cell>
          <table:table-cell office:value-type="float" office:value="69915972" table:style-name="ce11">
            <text:p>69 915 972</text:p>
          </table:table-cell>
          <table:table-cell office:value-type="float" office:value="72782199" table:style-name="ce11">
            <text:p>72 782 199</text:p>
          </table:table-cell>
          <table:table-cell office:value-type="float" office:value="37194395" table:style-name="ce11">
            <text:p>37 194 395</text:p>
          </table:table-cell>
          <table:table-cell office:value-type="float" office:value="34685324" table:style-name="ce11">
            <text:p>34 685 324</text:p>
          </table:table-cell>
          <table:table-cell office:value-type="float" office:value="18823150" table:style-name="ce11">
            <text:p>18 823 150</text:p>
          </table:table-cell>
          <table:table-cell office:value-type="float" office:value="4850343" table:style-name="ce11">
            <text:p>4 850 343</text:p>
          </table:table-cell>
          <table:table-cell table:number-columns-repeated="16368" table:style-name="ce8"/>
        </table:table-row>
        <table:table-row table:style-name="ro3">
          <table:table-cell table:style-name="ce8"/>
          <table:table-cell office:value-type="string" table:style-name="ce8">
            <text:p>INSGESAMT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10 - 19</text:p>
          </table:table-cell>
          <table:table-cell office:value-type="float" office:value="26902" table:style-name="ce11">
            <text:p>26 902</text:p>
          </table:table-cell>
          <table:table-cell office:value-type="float" office:value="358176" table:style-name="ce11">
            <text:p>358 176</text:p>
          </table:table-cell>
          <table:table-cell office:value-type="float" office:value="324196" table:style-name="ce11">
            <text:p>324 196</text:p>
          </table:table-cell>
          <table:table-cell office:value-type="float" office:value="14164252" table:style-name="ce11">
            <text:p>14 164 252</text:p>
          </table:table-cell>
          <table:table-cell office:value-type="float" office:value="76165211" table:style-name="ce11">
            <text:p>76 165 211</text:p>
          </table:table-cell>
          <table:table-cell office:value-type="float" office:value="73320762" table:style-name="ce11">
            <text:p>73 320 762</text:p>
          </table:table-cell>
          <table:table-cell office:value-type="float" office:value="42162593" table:style-name="ce11">
            <text:p>42 162 593</text:p>
          </table:table-cell>
          <table:table-cell office:value-type="float" office:value="52597348" table:style-name="ce11">
            <text:p>52 597 348</text:p>
          </table:table-cell>
          <table:table-cell office:value-type="float" office:value="32209717" table:style-name="ce11">
            <text:p>32 209 717</text:p>
          </table:table-cell>
          <table:table-cell office:value-type="float" office:value="21958524" table:style-name="ce11">
            <text:p>21 958 524</text:p>
          </table:table-cell>
          <table:table-cell office:value-type="float" office:value="7794272" table:style-name="ce11">
            <text:p>7 794 272</text:p>
          </table:table-cell>
          <table:table-cell office:value-type="float" office:value="3617694" table:style-name="ce11">
            <text:p>3 617 694</text:p>
          </table:table-cell>
          <table:table-cell table:number-columns-repeated="16368" table:style-name="ce8"/>
        </table:table-row>
        <table:table-row table:style-name="ro3">
          <table:table-cell table:style-name="ce8"/>
          <table:table-cell office:value-type="string" table:style-name="ce8">
            <text:p>INSGESAMT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20 - 49</text:p>
          </table:table-cell>
          <table:table-cell office:value-type="float" office:value="14084" table:style-name="ce11">
            <text:p>14 084</text:p>
          </table:table-cell>
          <table:table-cell office:value-type="float" office:value="418657" table:style-name="ce11">
            <text:p>418 657</text:p>
          </table:table-cell>
          <table:table-cell office:value-type="float" office:value="400889" table:style-name="ce11">
            <text:p>400 889</text:p>
          </table:table-cell>
          <table:table-cell office:value-type="float" office:value="20273516" table:style-name="ce11">
            <text:p>20 273 516</text:p>
          </table:table-cell>
          <table:table-cell office:value-type="float" office:value="116186662" table:style-name="ce11">
            <text:p>116 186 662</text:p>
          </table:table-cell>
          <table:table-cell office:value-type="float" office:value="110638569" table:style-name="ce11">
            <text:p>110 638 569</text:p>
          </table:table-cell>
          <table:table-cell office:value-type="float" office:value="64692658" table:style-name="ce11">
            <text:p>64 692 658</text:p>
          </table:table-cell>
          <table:table-cell office:value-type="float" office:value="83219100" table:style-name="ce11">
            <text:p>83 219 100</text:p>
          </table:table-cell>
          <table:table-cell office:value-type="float" office:value="48052652" table:style-name="ce11">
            <text:p>48 052 652</text:p>
          </table:table-cell>
          <table:table-cell office:value-type="float" office:value="30017627" table:style-name="ce11">
            <text:p>30 017 627</text:p>
          </table:table-cell>
          <table:table-cell office:value-type="float" office:value="9744111" table:style-name="ce11">
            <text:p>9 744 111</text:p>
          </table:table-cell>
          <table:table-cell office:value-type="float" office:value="5486818" table:style-name="ce11">
            <text:p>5 486 818</text:p>
          </table:table-cell>
          <table:table-cell table:number-columns-repeated="16368" table:style-name="ce8"/>
        </table:table-row>
        <table:table-row table:style-name="ro3">
          <table:table-cell table:style-name="ce8"/>
          <table:table-cell office:value-type="string" table:style-name="ce8">
            <text:p>INSGESAMT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50 - 249</text:p>
          </table:table-cell>
          <table:table-cell office:value-type="float" office:value="6352" table:style-name="ce11">
            <text:p>6 352</text:p>
          </table:table-cell>
          <table:table-cell office:value-type="float" office:value="634196" table:style-name="ce11">
            <text:p>634 196</text:p>
          </table:table-cell>
          <table:table-cell office:value-type="float" office:value="625403" table:style-name="ce11">
            <text:p>625 403</text:p>
          </table:table-cell>
          <table:table-cell office:value-type="float" office:value="36742231" table:style-name="ce11">
            <text:p>36 742 231</text:p>
          </table:table-cell>
          <table:table-cell office:value-type="float" office:value="286581668" table:style-name="ce11">
            <text:p>286 581 668</text:p>
          </table:table-cell>
          <table:table-cell office:value-type="float" office:value="277347022" table:style-name="ce11">
            <text:p>277 347 022</text:p>
          </table:table-cell>
          <table:table-cell office:value-type="float" office:value="191018018" table:style-name="ce11">
            <text:p>191 018 018</text:p>
          </table:table-cell>
          <table:table-cell office:value-type="float" office:value="223744575" table:style-name="ce11">
            <text:p>223 744 575</text:p>
          </table:table-cell>
          <table:table-cell office:value-type="float" office:value="89294211" table:style-name="ce11">
            <text:p>89 294 211</text:p>
          </table:table-cell>
          <table:table-cell office:value-type="float" office:value="58733800" table:style-name="ce11">
            <text:p>58 733 800</text:p>
          </table:table-cell>
          <table:table-cell office:value-type="float" office:value="21991569" table:style-name="ce11">
            <text:p>21 991 569</text:p>
          </table:table-cell>
          <table:table-cell office:value-type="float" office:value="12049951" table:style-name="ce11">
            <text:p>12 049 951</text:p>
          </table:table-cell>
          <table:table-cell table:number-columns-repeated="16368" table:style-name="ce8"/>
        </table:table-row>
        <table:table-row table:style-name="ro3">
          <table:table-cell table:style-name="ce8"/>
          <table:table-cell office:value-type="string" table:style-name="ce8">
            <text:p>INSGESAMT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250 und mehr</text:p>
          </table:table-cell>
          <table:table-cell office:value-type="float" office:value="1481" table:style-name="ce11">
            <text:p>1 481</text:p>
          </table:table-cell>
          <table:table-cell office:value-type="float" office:value="1291139" table:style-name="ce11">
            <text:p>1 291 139</text:p>
          </table:table-cell>
          <table:table-cell office:value-type="float" office:value="1288179" table:style-name="ce11">
            <text:p>1 288 179</text:p>
          </table:table-cell>
          <table:table-cell office:value-type="float" office:value="82532232" table:style-name="ce11">
            <text:p>82 532 232</text:p>
          </table:table-cell>
          <table:table-cell office:value-type="float" office:value="513879627" table:style-name="ce11">
            <text:p>513 879 627</text:p>
          </table:table-cell>
          <table:table-cell office:value-type="float" office:value="457190347" table:style-name="ce11">
            <text:p>457 190 347</text:p>
          </table:table-cell>
          <table:table-cell office:value-type="float" office:value="335613586" table:style-name="ce11">
            <text:p>335 613 586</text:p>
          </table:table-cell>
          <table:table-cell office:value-type="float" office:value="336304699" table:style-name="ce11">
            <text:p>336 304 699</text:p>
          </table:table-cell>
          <table:table-cell office:value-type="float" office:value="123808272" table:style-name="ce11">
            <text:p>123 808 272</text:p>
          </table:table-cell>
          <table:table-cell office:value-type="float" office:value="126846835" table:style-name="ce11">
            <text:p>126 846 835</text:p>
          </table:table-cell>
          <table:table-cell office:value-type="float" office:value="44314603" table:style-name="ce11">
            <text:p>44 314 603</text:p>
          </table:table-cell>
          <table:table-cell office:value-type="float" office:value="23880885" table:style-name="ce11">
            <text:p>23 880 885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B</text:p>
          </table:table-cell>
          <table:table-cell office:value-type="string" table:style-name="ce8">
            <text:p>Bergbau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insgesamt</text:p>
          </table:table-cell>
          <table:table-cell office:value-type="float" office:value="334" table:style-name="ce11">
            <text:p>334</text:p>
          </table:table-cell>
          <table:table-cell office:value-type="float" office:value="6531" table:style-name="ce11">
            <text:p>6 531</text:p>
          </table:table-cell>
          <table:table-cell office:value-type="float" office:value="6196" table:style-name="ce11">
            <text:p>6 196</text:p>
          </table:table-cell>
          <table:table-cell office:value-type="float" office:value="538503" table:style-name="ce11">
            <text:p>538 503</text:p>
          </table:table-cell>
          <table:table-cell office:value-type="float" office:value="4451775" table:style-name="ce11">
            <text:p>4 451 775</text:p>
          </table:table-cell>
          <table:table-cell office:value-type="float" office:value="2744330" table:style-name="ce11">
            <text:p>2 744 330</text:p>
          </table:table-cell>
          <table:table-cell office:value-type="float" office:value="2624132" table:style-name="ce11">
            <text:p>2 624 132</text:p>
          </table:table-cell>
          <table:table-cell office:value-type="float" office:value="1390956" table:style-name="ce11">
            <text:p>1 390 956</text:p>
          </table:table-cell>
          <table:table-cell office:value-type="float" office:value="153705" table:style-name="ce11">
            <text:p>153 705</text:p>
          </table:table-cell>
          <table:table-cell office:value-type="float" office:value="1401518" table:style-name="ce11">
            <text:p>1 401 518</text:p>
          </table:table-cell>
          <table:table-cell office:value-type="float" office:value="863015" table:style-name="ce11">
            <text:p>863 015</text:p>
          </table:table-cell>
          <table:table-cell office:value-type="float" office:value="267115" table:style-name="ce11">
            <text:p>267 115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B</text:p>
          </table:table-cell>
          <table:table-cell office:value-type="string" table:style-name="ce8">
            <text:p>Bergbau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0 - 1</text:p>
          </table:table-cell>
          <table:table-cell office:value-type="float" office:value="88" table:style-name="ce11">
            <text:p>88</text:p>
          </table:table-cell>
          <table:table-cell office:value-type="float" office:value="77" table:style-name="ce11">
            <text:p>77</text:p>
          </table:table-cell>
          <table:table-cell office:value-type="float" office:value="2" table:style-name="ce11">
            <text:p>2</text:p>
          </table:table-cell>
          <table:table-cell office:value-type="float" office:value="204" table:style-name="ce11">
            <text:p>204</text:p>
          </table:table-cell>
          <table:table-cell office:value-type="float" office:value="67599" table:style-name="ce11">
            <text:p>67 599</text:p>
          </table:table-cell>
          <table:table-cell office:value-type="float" office:value="66263" table:style-name="ce11">
            <text:p>66 263</text:p>
          </table:table-cell>
          <table:table-cell office:value-type="float" office:value="51580" table:style-name="ce11">
            <text:p>51 580</text:p>
          </table:table-cell>
          <table:table-cell office:value-type="float" office:value="40686" table:style-name="ce11">
            <text:p>40 686</text:p>
          </table:table-cell>
          <table:table-cell office:value-type="float" office:value="12294" table:style-name="ce11">
            <text:p>12 294</text:p>
          </table:table-cell>
          <table:table-cell office:value-type="float" office:value="20332" table:style-name="ce11">
            <text:p>20 332</text:p>
          </table:table-cell>
          <table:table-cell office:value-type="float" office:value="20128" table:style-name="ce11">
            <text:p>20 128</text:p>
          </table:table-cell>
          <table:table-cell office:value-type="float" office:value="5598" table:style-name="ce11">
            <text:p>5 598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B</text:p>
          </table:table-cell>
          <table:table-cell office:value-type="string" table:style-name="ce8">
            <text:p>Bergbau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2 - 9</text:p>
          </table:table-cell>
          <table:table-cell office:value-type="float" office:value="139" table:style-name="ce11">
            <text:p>139</text:p>
          </table:table-cell>
          <table:table-cell office:value-type="float" office:value="574" table:style-name="ce11">
            <text:p>574</text:p>
          </table:table-cell>
          <table:table-cell office:value-type="float" office:value="411" table:style-name="ce11">
            <text:p>411</text:p>
          </table:table-cell>
          <table:table-cell office:value-type="float" office:value="22224" table:style-name="ce11">
            <text:p>22 224</text:p>
          </table:table-cell>
          <table:table-cell office:value-type="float" office:value="192441" table:style-name="ce11">
            <text:p>192 441</text:p>
          </table:table-cell>
          <table:table-cell office:value-type="float" office:value="165795" table:style-name="ce11">
            <text:p>165 795</text:p>
          </table:table-cell>
          <table:table-cell office:value-type="float" office:value="155681" table:style-name="ce11">
            <text:p>155 681</text:p>
          </table:table-cell>
          <table:table-cell office:value-type="float" office:value="113155" table:style-name="ce11">
            <text:p>113 155</text:p>
          </table:table-cell>
          <table:table-cell office:value-type="float" office:value="6301" table:style-name="ce11">
            <text:p>6 301</text:p>
          </table:table-cell>
          <table:table-cell office:value-type="float" office:value="46511" table:style-name="ce11">
            <text:p>46 511</text:p>
          </table:table-cell>
          <table:table-cell office:value-type="float" office:value="24287" table:style-name="ce11">
            <text:p>24 287</text:p>
          </table:table-cell>
          <table:table-cell office:value-type="float" office:value="11484" table:style-name="ce11">
            <text:p>11 484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B</text:p>
          </table:table-cell>
          <table:table-cell office:value-type="string" table:style-name="ce8">
            <text:p>Bergbau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10 - 19</text:p>
          </table:table-cell>
          <table:table-cell office:value-type="float" office:value="38" table:style-name="ce11">
            <text:p>38</text:p>
          </table:table-cell>
          <table:table-cell office:value-type="float" office:value="575" table:style-name="ce11">
            <text:p>575</text:p>
          </table:table-cell>
          <table:table-cell office:value-type="float" office:value="542" table:style-name="ce11">
            <text:p>542</text:p>
          </table:table-cell>
          <table:table-cell office:value-type="float" office:value="31074" table:style-name="ce11">
            <text:p>31 074</text:p>
          </table:table-cell>
          <table:table-cell office:value-type="float" office:value="123657" table:style-name="ce11">
            <text:p>123 657</text:p>
          </table:table-cell>
          <table:table-cell office:value-type="float" office:value="119847" table:style-name="ce11">
            <text:p>119 847</text:p>
          </table:table-cell>
          <table:table-cell office:value-type="float" office:value="115379" table:style-name="ce11">
            <text:p>115 379</text:p>
          </table:table-cell>
          <table:table-cell office:value-type="float" office:value="71641" table:style-name="ce11">
            <text:p>71 641</text:p>
          </table:table-cell>
          <table:table-cell office:value-type="float" office:value="5866" table:style-name="ce11">
            <text:p>5 866</text:p>
          </table:table-cell>
          <table:table-cell office:value-type="float" office:value="49026" table:style-name="ce11">
            <text:p>49 026</text:p>
          </table:table-cell>
          <table:table-cell office:value-type="float" office:value="17952" table:style-name="ce11">
            <text:p>17 952</text:p>
          </table:table-cell>
          <table:table-cell office:value-type="float" office:value="22525" table:style-name="ce11">
            <text:p>22 525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B</text:p>
          </table:table-cell>
          <table:table-cell office:value-type="string" table:style-name="ce8">
            <text:p>Bergbau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20 - 49</text:p>
          </table:table-cell>
          <table:table-cell office:value-type="float" office:value="45" table:style-name="ce11">
            <text:p>45</text:p>
          </table:table-cell>
          <table:table-cell office:value-type="float" office:value="1494" table:style-name="ce11">
            <text:p>1 494</text:p>
          </table:table-cell>
          <table:table-cell office:value-type="float" office:value="1452" table:style-name="ce11">
            <text:p>1 452</text:p>
          </table:table-cell>
          <table:table-cell office:value-type="float" office:value="84722" table:style-name="ce11">
            <text:p>84 722</text:p>
          </table:table-cell>
          <table:table-cell office:value-type="float" office:value="341374" table:style-name="ce11">
            <text:p>341 374</text:p>
          </table:table-cell>
          <table:table-cell office:value-type="float" office:value="330566" table:style-name="ce11">
            <text:p>330 566</text:p>
          </table:table-cell>
          <table:table-cell office:value-type="float" office:value="312184" table:style-name="ce11">
            <text:p>312 184</text:p>
          </table:table-cell>
          <table:table-cell office:value-type="float" office:value="215495" table:style-name="ce11">
            <text:p>215 495</text:p>
          </table:table-cell>
          <table:table-cell office:value-type="float" office:value="24633" table:style-name="ce11">
            <text:p>24 633</text:p>
          </table:table-cell>
          <table:table-cell office:value-type="float" office:value="131736" table:style-name="ce11">
            <text:p>131 736</text:p>
          </table:table-cell>
          <table:table-cell office:value-type="float" office:value="47014" table:style-name="ce11">
            <text:p>47 014</text:p>
          </table:table-cell>
          <table:table-cell office:value-type="float" office:value="46691" table:style-name="ce11">
            <text:p>46 691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B</text:p>
          </table:table-cell>
          <table:table-cell office:value-type="string" table:style-name="ce8">
            <text:p>Bergbau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50 - 249</text:p>
          </table:table-cell>
          <table:table-cell office:value-type="float" office:value="21" table:style-name="ce11">
            <text:p>21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B</text:p>
          </table:table-cell>
          <table:table-cell office:value-type="string" table:style-name="ce8">
            <text:p>Bergbau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250 und mehr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2">
            <text:p>B05</text:p>
          </table:table-cell>
          <table:table-cell office:value-type="string" table:style-name="ce12">
            <text:p>Kohlenbergbau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B05</text:p>
          </table:table-cell>
          <table:table-cell office:value-type="string" table:style-name="ce12">
            <text:p>Kohlenbergbau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B05</text:p>
          </table:table-cell>
          <table:table-cell office:value-type="string" table:style-name="ce12">
            <text:p>Kohlenbergbau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B05</text:p>
          </table:table-cell>
          <table:table-cell office:value-type="string" table:style-name="ce12">
            <text:p>Kohlenbergbau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B05</text:p>
          </table:table-cell>
          <table:table-cell office:value-type="string" table:style-name="ce12">
            <text:p>Kohlenbergbau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B05</text:p>
          </table:table-cell>
          <table:table-cell office:value-type="string" table:style-name="ce12">
            <text:p>Kohlenbergbau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B05</text:p>
          </table:table-cell>
          <table:table-cell office:value-type="string" table:style-name="ce12">
            <text:p>Kohlenbergbau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B06</text:p>
          </table:table-cell>
          <table:table-cell office:value-type="string" table:style-name="ce12">
            <text:p>Gewinnung v. Erdöl- und Erdgas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B06</text:p>
          </table:table-cell>
          <table:table-cell office:value-type="string" table:style-name="ce12">
            <text:p>Gewinnung v. Erdöl- und Erdgas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B06</text:p>
          </table:table-cell>
          <table:table-cell office:value-type="string" table:style-name="ce12">
            <text:p>Gewinnung v. Erdöl- und Erdgas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B06</text:p>
          </table:table-cell>
          <table:table-cell office:value-type="string" table:style-name="ce12">
            <text:p>Gewinnung v. Erdöl- und Erdgas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B06</text:p>
          </table:table-cell>
          <table:table-cell office:value-type="string" table:style-name="ce12">
            <text:p>Gewinnung v. Erdöl- und Erdgas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B06</text:p>
          </table:table-cell>
          <table:table-cell office:value-type="string" table:style-name="ce12">
            <text:p>Gewinnung v. Erdöl- und Erdgas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B06</text:p>
          </table:table-cell>
          <table:table-cell office:value-type="string" table:style-name="ce12">
            <text:p>Gewinnung v. Erdöl- und Erdgas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B07</text:p>
          </table:table-cell>
          <table:table-cell office:value-type="string" table:style-name="ce12">
            <text:p>Erzbergbau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B07</text:p>
          </table:table-cell>
          <table:table-cell office:value-type="string" table:style-name="ce12">
            <text:p>Erzbergbau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B07</text:p>
          </table:table-cell>
          <table:table-cell office:value-type="string" table:style-name="ce12">
            <text:p>Erzbergbau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B07</text:p>
          </table:table-cell>
          <table:table-cell office:value-type="string" table:style-name="ce12">
            <text:p>Erzbergbau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B07</text:p>
          </table:table-cell>
          <table:table-cell office:value-type="string" table:style-name="ce12">
            <text:p>Erzbergbau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B07</text:p>
          </table:table-cell>
          <table:table-cell office:value-type="string" table:style-name="ce12">
            <text:p>Erzbergbau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B07</text:p>
          </table:table-cell>
          <table:table-cell office:value-type="string" table:style-name="ce12">
            <text:p>Erzbergbau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B08</text:p>
          </table:table-cell>
          <table:table-cell office:value-type="string" table:style-name="ce12">
            <text:p>Gewinnung v. Steinen; sonst. Bergbau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311" table:style-name="ce15">
            <text:p>311</text:p>
          </table:table-cell>
          <table:table-cell office:value-type="float" office:value="4969" table:style-name="ce15">
            <text:p>4 969</text:p>
          </table:table-cell>
          <table:table-cell office:value-type="float" office:value="4649" table:style-name="ce15">
            <text:p>4 649</text:p>
          </table:table-cell>
          <table:table-cell office:value-type="float" office:value="292908" table:style-name="ce15">
            <text:p>292 908</text:p>
          </table:table-cell>
          <table:table-cell office:value-type="float" office:value="1366292" table:style-name="ce15">
            <text:p>1 366 292</text:p>
          </table:table-cell>
          <table:table-cell office:value-type="float" office:value="1313473" table:style-name="ce15">
            <text:p>1 313 473</text:p>
          </table:table-cell>
          <table:table-cell office:value-type="float" office:value="1245962" table:style-name="ce15">
            <text:p>1 245 962</text:p>
          </table:table-cell>
          <table:table-cell office:value-type="float" office:value="887285" table:style-name="ce15">
            <text:p>887 285</text:p>
          </table:table-cell>
          <table:table-cell office:value-type="float" office:value="89754" table:style-name="ce15">
            <text:p>89 754</text:p>
          </table:table-cell>
          <table:table-cell office:value-type="float" office:value="467671" table:style-name="ce15">
            <text:p>467 671</text:p>
          </table:table-cell>
          <table:table-cell office:value-type="float" office:value="174763" table:style-name="ce15">
            <text:p>174 763</text:p>
          </table:table-cell>
          <table:table-cell office:value-type="float" office:value="165705" table:style-name="ce15">
            <text:p>165 705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B08</text:p>
          </table:table-cell>
          <table:table-cell office:value-type="string" table:style-name="ce12">
            <text:p>Gewinnung v. Steinen; sonst. Bergbau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82" table:style-name="ce15">
            <text:p>82</text:p>
          </table:table-cell>
          <table:table-cell office:value-type="float" office:value="73" table:style-name="ce15">
            <text:p>73</text:p>
          </table:table-cell>
          <table:table-cell office:value-type="float" office:value="1" table:style-name="ce15">
            <text:p>1</text:p>
          </table:table-cell>
          <table:table-cell office:value-type="float" office:value="79" table:style-name="ce15">
            <text:p>79</text:p>
          </table:table-cell>
          <table:table-cell office:value-type="float" office:value="21041" table:style-name="ce15">
            <text:p>21 041</text:p>
          </table:table-cell>
          <table:table-cell office:value-type="float" office:value="20494" table:style-name="ce15">
            <text:p>20 494</text:p>
          </table:table-cell>
          <table:table-cell office:value-type="float" office:value="19377" table:style-name="ce15">
            <text:p>19 377</text:p>
          </table:table-cell>
          <table:table-cell office:value-type="float" office:value="15154" table:style-name="ce15">
            <text:p>15 154</text:p>
          </table:table-cell>
          <table:table-cell office:value-type="float" office:value="1605" table:style-name="ce15">
            <text:p>1 605</text:p>
          </table:table-cell>
          <table:table-cell office:value-type="float" office:value="5240" table:style-name="ce15">
            <text:p>5 240</text:p>
          </table:table-cell>
          <table:table-cell office:value-type="float" office:value="5161" table:style-name="ce15">
            <text:p>5 161</text:p>
          </table:table-cell>
          <table:table-cell office:value-type="float" office:value="1138" table:style-name="ce15">
            <text:p>1 138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B08</text:p>
          </table:table-cell>
          <table:table-cell office:value-type="string" table:style-name="ce12">
            <text:p>Gewinnung v. Steinen; sonst. Bergbau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128" table:style-name="ce15">
            <text:p>128</text:p>
          </table:table-cell>
          <table:table-cell office:value-type="float" office:value="525" table:style-name="ce15">
            <text:p>525</text:p>
          </table:table-cell>
          <table:table-cell office:value-type="float" office:value="370" table:style-name="ce15">
            <text:p>370</text:p>
          </table:table-cell>
          <table:table-cell office:value-type="float" office:value="18335" table:style-name="ce15">
            <text:p>18 335</text:p>
          </table:table-cell>
          <table:table-cell office:value-type="float" office:value="105482" table:style-name="ce15">
            <text:p>105 482</text:p>
          </table:table-cell>
          <table:table-cell office:value-type="float" office:value="95075" table:style-name="ce15">
            <text:p>95 075</text:p>
          </table:table-cell>
          <table:table-cell office:value-type="float" office:value="91509" table:style-name="ce15">
            <text:p>91 509</text:p>
          </table:table-cell>
          <table:table-cell office:value-type="float" office:value="60255" table:style-name="ce15">
            <text:p>60 255</text:p>
          </table:table-cell>
          <table:table-cell office:value-type="float" office:value="5010" table:style-name="ce15">
            <text:p>5 010</text:p>
          </table:table-cell>
          <table:table-cell office:value-type="float" office:value="36230" table:style-name="ce15">
            <text:p>36 230</text:p>
          </table:table-cell>
          <table:table-cell office:value-type="float" office:value="17895" table:style-name="ce15">
            <text:p>17 895</text:p>
          </table:table-cell>
          <table:table-cell office:value-type="float" office:value="10322" table:style-name="ce15">
            <text:p>10 322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B08</text:p>
          </table:table-cell>
          <table:table-cell office:value-type="string" table:style-name="ce12">
            <text:p>Gewinnung v. Steinen; sonst. Bergbau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35" table:style-name="ce15">
            <text:p>35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B08</text:p>
          </table:table-cell>
          <table:table-cell office:value-type="string" table:style-name="ce12">
            <text:p>Gewinnung v. Steinen; sonst. Bergbau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45" table:style-name="ce15">
            <text:p>45</text:p>
          </table:table-cell>
          <table:table-cell office:value-type="float" office:value="1494" table:style-name="ce15">
            <text:p>1 494</text:p>
          </table:table-cell>
          <table:table-cell office:value-type="float" office:value="1452" table:style-name="ce15">
            <text:p>1 452</text:p>
          </table:table-cell>
          <table:table-cell office:value-type="float" office:value="84722" table:style-name="ce15">
            <text:p>84 722</text:p>
          </table:table-cell>
          <table:table-cell office:value-type="float" office:value="341374" table:style-name="ce15">
            <text:p>341 374</text:p>
          </table:table-cell>
          <table:table-cell office:value-type="float" office:value="330566" table:style-name="ce15">
            <text:p>330 566</text:p>
          </table:table-cell>
          <table:table-cell office:value-type="float" office:value="312184" table:style-name="ce15">
            <text:p>312 184</text:p>
          </table:table-cell>
          <table:table-cell office:value-type="float" office:value="215495" table:style-name="ce15">
            <text:p>215 495</text:p>
          </table:table-cell>
          <table:table-cell office:value-type="float" office:value="24633" table:style-name="ce15">
            <text:p>24 633</text:p>
          </table:table-cell>
          <table:table-cell office:value-type="float" office:value="131736" table:style-name="ce15">
            <text:p>131 736</text:p>
          </table:table-cell>
          <table:table-cell office:value-type="float" office:value="47014" table:style-name="ce15">
            <text:p>47 014</text:p>
          </table:table-cell>
          <table:table-cell office:value-type="float" office:value="46691" table:style-name="ce15">
            <text:p>46 691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B08</text:p>
          </table:table-cell>
          <table:table-cell office:value-type="string" table:style-name="ce12">
            <text:p>Gewinnung v. Steinen; sonst. Bergbau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19" table:style-name="ce15">
            <text:p>19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B08</text:p>
          </table:table-cell>
          <table:table-cell office:value-type="string" table:style-name="ce12">
            <text:p>Gewinnung v. Steinen; sonst. Bergbau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B09</text:p>
          </table:table-cell>
          <table:table-cell office:value-type="string" table:style-name="ce12">
            <text:p>Dienstleistungen für den Bergbau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17" table:style-name="ce15">
            <text:p>17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B09</text:p>
          </table:table-cell>
          <table:table-cell office:value-type="string" table:style-name="ce12">
            <text:p>Dienstleistungen für den Bergbau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B09</text:p>
          </table:table-cell>
          <table:table-cell office:value-type="string" table:style-name="ce12">
            <text:p>Dienstleistungen für den Bergbau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9" table:style-name="ce15">
            <text:p>9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B09</text:p>
          </table:table-cell>
          <table:table-cell office:value-type="string" table:style-name="ce12">
            <text:p>Dienstleistungen für den Bergbau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B09</text:p>
          </table:table-cell>
          <table:table-cell office:value-type="string" table:style-name="ce12">
            <text:p>Dienstleistungen für den Bergbau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B09</text:p>
          </table:table-cell>
          <table:table-cell office:value-type="string" table:style-name="ce12">
            <text:p>Dienstleistungen für den Bergbau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B09</text:p>
          </table:table-cell>
          <table:table-cell office:value-type="string" table:style-name="ce12">
            <text:p>Dienstleistungen für den Bergbau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8">
            <text:p>C</text:p>
          </table:table-cell>
          <table:table-cell office:value-type="string" table:style-name="ce8">
            <text:p>Herstellung von Waren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insgesamt</text:p>
          </table:table-cell>
          <table:table-cell office:value-type="float" office:value="31422" table:style-name="ce11">
            <text:p>31 422</text:p>
          </table:table-cell>
          <table:table-cell office:value-type="float" office:value="720556" table:style-name="ce11">
            <text:p>720 556</text:p>
          </table:table-cell>
          <table:table-cell office:value-type="float" office:value="687555" table:style-name="ce11">
            <text:p>687 555</text:p>
          </table:table-cell>
          <table:table-cell office:value-type="float" office:value="46469376" table:style-name="ce11">
            <text:p>46 469 376</text:p>
          </table:table-cell>
          <table:table-cell office:value-type="float" office:value="303076559" table:style-name="ce11">
            <text:p>303 076 559</text:p>
          </table:table-cell>
          <table:table-cell office:value-type="float" office:value="279645387" table:style-name="ce11">
            <text:p>279 645 387</text:p>
          </table:table-cell>
          <table:table-cell office:value-type="float" office:value="247591711" table:style-name="ce11">
            <text:p>247 591 711</text:p>
          </table:table-cell>
          <table:table-cell office:value-type="float" office:value="218551685" table:style-name="ce11">
            <text:p>218 551 685</text:p>
          </table:table-cell>
          <table:table-cell office:value-type="float" office:value="38876973" table:style-name="ce11">
            <text:p>38 876 973</text:p>
          </table:table-cell>
          <table:table-cell office:value-type="float" office:value="71755384" table:style-name="ce11">
            <text:p>71 755 384</text:p>
          </table:table-cell>
          <table:table-cell office:value-type="float" office:value="25286008" table:style-name="ce11">
            <text:p>25 286 008</text:p>
          </table:table-cell>
          <table:table-cell office:value-type="float" office:value="12471036" table:style-name="ce11">
            <text:p>12 471 036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C</text:p>
          </table:table-cell>
          <table:table-cell office:value-type="string" table:style-name="ce8">
            <text:p>Herstellung von Waren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0 - 1</text:p>
          </table:table-cell>
          <table:table-cell office:value-type="float" office:value="13060" table:style-name="ce11">
            <text:p>13 060</text:p>
          </table:table-cell>
          <table:table-cell office:value-type="float" office:value="12762" table:style-name="ce11">
            <text:p>12 762</text:p>
          </table:table-cell>
          <table:table-cell office:value-type="float" office:value="106" table:style-name="ce11">
            <text:p>106</text:p>
          </table:table-cell>
          <table:table-cell office:value-type="float" office:value="4708" table:style-name="ce11">
            <text:p>4 708</text:p>
          </table:table-cell>
          <table:table-cell office:value-type="float" office:value="1022657" table:style-name="ce11">
            <text:p>1 022 657</text:p>
          </table:table-cell>
          <table:table-cell office:value-type="float" office:value="996087" table:style-name="ce11">
            <text:p>996 087</text:p>
          </table:table-cell>
          <table:table-cell office:value-type="float" office:value="944606" table:style-name="ce11">
            <text:p>944 606</text:p>
          </table:table-cell>
          <table:table-cell office:value-type="float" office:value="733901" table:style-name="ce11">
            <text:p>733 901</text:p>
          </table:table-cell>
          <table:table-cell office:value-type="float" office:value="62282" table:style-name="ce11">
            <text:p>62 282</text:p>
          </table:table-cell>
          <table:table-cell office:value-type="float" office:value="289364" table:style-name="ce11">
            <text:p>289 364</text:p>
          </table:table-cell>
          <table:table-cell office:value-type="float" office:value="284656" table:style-name="ce11">
            <text:p>284 656</text:p>
          </table:table-cell>
          <table:table-cell office:value-type="float" office:value="37721" table:style-name="ce11">
            <text:p>37 721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C</text:p>
          </table:table-cell>
          <table:table-cell office:value-type="string" table:style-name="ce8">
            <text:p>Herstellung von Waren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2 - 9</text:p>
          </table:table-cell>
          <table:table-cell office:value-type="float" office:value="11609" table:style-name="ce11">
            <text:p>11 609</text:p>
          </table:table-cell>
          <table:table-cell office:value-type="float" office:value="46431" table:style-name="ce11">
            <text:p>46 431</text:p>
          </table:table-cell>
          <table:table-cell office:value-type="float" office:value="32876" table:style-name="ce11">
            <text:p>32 876</text:p>
          </table:table-cell>
          <table:table-cell office:value-type="float" office:value="1215243" table:style-name="ce11">
            <text:p>1 215 243</text:p>
          </table:table-cell>
          <table:table-cell office:value-type="float" office:value="6047689" table:style-name="ce11">
            <text:p>6 047 689</text:p>
          </table:table-cell>
          <table:table-cell office:value-type="float" office:value="5928190" table:style-name="ce11">
            <text:p>5 928 190</text:p>
          </table:table-cell>
          <table:table-cell office:value-type="float" office:value="5607558" table:style-name="ce11">
            <text:p>5 607 558</text:p>
          </table:table-cell>
          <table:table-cell office:value-type="float" office:value="4071428" table:style-name="ce11">
            <text:p>4 071 428</text:p>
          </table:table-cell>
          <table:table-cell office:value-type="float" office:value="409545" table:style-name="ce11">
            <text:p>409 545</text:p>
          </table:table-cell>
          <table:table-cell office:value-type="float" office:value="2038608" table:style-name="ce11">
            <text:p>2 038 608</text:p>
          </table:table-cell>
          <table:table-cell office:value-type="float" office:value="823365" table:style-name="ce11">
            <text:p>823 365</text:p>
          </table:table-cell>
          <table:table-cell office:value-type="float" office:value="253520" table:style-name="ce11">
            <text:p>253 520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C</text:p>
          </table:table-cell>
          <table:table-cell office:value-type="string" table:style-name="ce8">
            <text:p>Herstellung von Waren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10 - 19</text:p>
          </table:table-cell>
          <table:table-cell office:value-type="float" office:value="2706" table:style-name="ce11">
            <text:p>2 706</text:p>
          </table:table-cell>
          <table:table-cell office:value-type="float" office:value="36754" table:style-name="ce11">
            <text:p>36 754</text:p>
          </table:table-cell>
          <table:table-cell office:value-type="float" office:value="33704" table:style-name="ce11">
            <text:p>33 704</text:p>
          </table:table-cell>
          <table:table-cell office:value-type="float" office:value="1539498" table:style-name="ce11">
            <text:p>1 539 498</text:p>
          </table:table-cell>
          <table:table-cell office:value-type="float" office:value="6123070" table:style-name="ce11">
            <text:p>6 123 070</text:p>
          </table:table-cell>
          <table:table-cell office:value-type="float" office:value="6009036" table:style-name="ce11">
            <text:p>6 009 036</text:p>
          </table:table-cell>
          <table:table-cell office:value-type="float" office:value="5687188" table:style-name="ce11">
            <text:p>5 687 188</text:p>
          </table:table-cell>
          <table:table-cell office:value-type="float" office:value="4071659" table:style-name="ce11">
            <text:p>4 071 659</text:p>
          </table:table-cell>
          <table:table-cell office:value-type="float" office:value="428657" table:style-name="ce11">
            <text:p>428 657</text:p>
          </table:table-cell>
          <table:table-cell office:value-type="float" office:value="2133473" table:style-name="ce11">
            <text:p>2 133 473</text:p>
          </table:table-cell>
          <table:table-cell office:value-type="float" office:value="593975" table:style-name="ce11">
            <text:p>593 975</text:p>
          </table:table-cell>
          <table:table-cell office:value-type="float" office:value="331695" table:style-name="ce11">
            <text:p>331 695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C</text:p>
          </table:table-cell>
          <table:table-cell office:value-type="string" table:style-name="ce8">
            <text:p>Herstellung von Waren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20 - 49</text:p>
          </table:table-cell>
          <table:table-cell office:value-type="float" office:value="2107" table:style-name="ce11">
            <text:p>2 107</text:p>
          </table:table-cell>
          <table:table-cell office:value-type="float" office:value="64676" table:style-name="ce11">
            <text:p>64 676</text:p>
          </table:table-cell>
          <table:table-cell office:value-type="float" office:value="62906" table:style-name="ce11">
            <text:p>62 906</text:p>
          </table:table-cell>
          <table:table-cell office:value-type="float" office:value="3239566" table:style-name="ce11">
            <text:p>3 239 566</text:p>
          </table:table-cell>
          <table:table-cell office:value-type="float" office:value="14656801" table:style-name="ce11">
            <text:p>14 656 801</text:p>
          </table:table-cell>
          <table:table-cell office:value-type="float" office:value="14260280" table:style-name="ce11">
            <text:p>14 260 280</text:p>
          </table:table-cell>
          <table:table-cell office:value-type="float" office:value="13299393" table:style-name="ce11">
            <text:p>13 299 393</text:p>
          </table:table-cell>
          <table:table-cell office:value-type="float" office:value="10150668" table:style-name="ce11">
            <text:p>10 150 668</text:p>
          </table:table-cell>
          <table:table-cell office:value-type="float" office:value="1261934" table:style-name="ce11">
            <text:p>1 261 934</text:p>
          </table:table-cell>
          <table:table-cell office:value-type="float" office:value="4602382" table:style-name="ce11">
            <text:p>4 602 382</text:p>
          </table:table-cell>
          <table:table-cell office:value-type="float" office:value="1362816" table:style-name="ce11">
            <text:p>1 362 816</text:p>
          </table:table-cell>
          <table:table-cell office:value-type="float" office:value="743328" table:style-name="ce11">
            <text:p>743 328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C</text:p>
          </table:table-cell>
          <table:table-cell office:value-type="string" table:style-name="ce8">
            <text:p>Herstellung von Waren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50 - 249</text:p>
          </table:table-cell>
          <table:table-cell office:value-type="float" office:value="1435" table:style-name="ce11">
            <text:p>1 435</text:p>
          </table:table-cell>
          <table:table-cell office:value-type="float" office:value="155675" table:style-name="ce11">
            <text:p>155 675</text:p>
          </table:table-cell>
          <table:table-cell office:value-type="float" office:value="154409" table:style-name="ce11">
            <text:p>154 409</text:p>
          </table:table-cell>
          <table:table-cell office:value-type="float" office:value="9567960" table:style-name="ce11">
            <text:p>9 567 960</text:p>
          </table:table-cell>
          <table:table-cell office:value-type="float" office:value="55360444" table:style-name="ce11">
            <text:p>55 360 444</text:p>
          </table:table-cell>
          <table:table-cell office:value-type="float" office:value="53514220" table:style-name="ce11">
            <text:p>53 514 220</text:p>
          </table:table-cell>
          <table:table-cell office:value-type="float" office:value="48990278" table:style-name="ce11">
            <text:p>48 990 278</text:p>
          </table:table-cell>
          <table:table-cell office:value-type="float" office:value="41185426" table:style-name="ce11">
            <text:p>41 185 426</text:p>
          </table:table-cell>
          <table:table-cell office:value-type="float" office:value="5457488" table:style-name="ce11">
            <text:p>5 457 488</text:p>
          </table:table-cell>
          <table:table-cell office:value-type="float" office:value="14065584" table:style-name="ce11">
            <text:p>14 065 584</text:p>
          </table:table-cell>
          <table:table-cell office:value-type="float" office:value="4497624" table:style-name="ce11">
            <text:p>4 497 624</text:p>
          </table:table-cell>
          <table:table-cell office:value-type="float" office:value="2370452" table:style-name="ce11">
            <text:p>2 370 452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C</text:p>
          </table:table-cell>
          <table:table-cell office:value-type="string" table:style-name="ce8">
            <text:p>Herstellung von Waren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250 und mehr</text:p>
          </table:table-cell>
          <table:table-cell office:value-type="float" office:value="505" table:style-name="ce11">
            <text:p>505</text:p>
          </table:table-cell>
          <table:table-cell office:value-type="float" office:value="404258" table:style-name="ce11">
            <text:p>404 258</text:p>
          </table:table-cell>
          <table:table-cell office:value-type="float" office:value="403554" table:style-name="ce11">
            <text:p>403 554</text:p>
          </table:table-cell>
          <table:table-cell office:value-type="float" office:value="30902401" table:style-name="ce11">
            <text:p>30 902 401</text:p>
          </table:table-cell>
          <table:table-cell office:value-type="float" office:value="219865898" table:style-name="ce11">
            <text:p>219 865 898</text:p>
          </table:table-cell>
          <table:table-cell office:value-type="float" office:value="198937574" table:style-name="ce11">
            <text:p>198 937 574</text:p>
          </table:table-cell>
          <table:table-cell office:value-type="float" office:value="173062688" table:style-name="ce11">
            <text:p>173 062 688</text:p>
          </table:table-cell>
          <table:table-cell office:value-type="float" office:value="158338603" table:style-name="ce11">
            <text:p>158 338 603</text:p>
          </table:table-cell>
          <table:table-cell office:value-type="float" office:value="31257067" table:style-name="ce11">
            <text:p>31 257 067</text:p>
          </table:table-cell>
          <table:table-cell office:value-type="float" office:value="48625973" table:style-name="ce11">
            <text:p>48 625 973</text:p>
          </table:table-cell>
          <table:table-cell office:value-type="float" office:value="17723572" table:style-name="ce11">
            <text:p>17 723 572</text:p>
          </table:table-cell>
          <table:table-cell office:value-type="float" office:value="8734320" table:style-name="ce11">
            <text:p>8 734 320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2">
            <text:p>C10</text:p>
          </table:table-cell>
          <table:table-cell office:value-type="string" table:style-name="ce12">
            <text:p>H.v. Nahrungs- und Futtermittel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4237" table:style-name="ce15">
            <text:p>4 237</text:p>
          </table:table-cell>
          <table:table-cell office:value-type="float" office:value="84472" table:style-name="ce15">
            <text:p>84 472</text:p>
          </table:table-cell>
          <table:table-cell office:value-type="float" office:value="79861" table:style-name="ce15">
            <text:p>79 861</text:p>
          </table:table-cell>
          <table:table-cell office:value-type="float" office:value="3728560" table:style-name="ce15">
            <text:p>3 728 560</text:p>
          </table:table-cell>
          <table:table-cell office:value-type="float" office:value="25575483" table:style-name="ce15">
            <text:p>25 575 483</text:p>
          </table:table-cell>
          <table:table-cell office:value-type="float" office:value="25020161" table:style-name="ce15">
            <text:p>25 020 161</text:p>
          </table:table-cell>
          <table:table-cell office:value-type="float" office:value="22334924" table:style-name="ce15">
            <text:p>22 334 924</text:p>
          </table:table-cell>
          <table:table-cell office:value-type="float" office:value="20556613" table:style-name="ce15">
            <text:p>20 556 613</text:p>
          </table:table-cell>
          <table:table-cell office:value-type="float" office:value="3082743" table:style-name="ce15">
            <text:p>3 082 743</text:p>
          </table:table-cell>
          <table:table-cell office:value-type="float" office:value="5181851" table:style-name="ce15">
            <text:p>5 181 851</text:p>
          </table:table-cell>
          <table:table-cell office:value-type="float" office:value="1453291" table:style-name="ce15">
            <text:p>1 453 291</text:p>
          </table:table-cell>
          <table:table-cell office:value-type="float" office:value="1126514" table:style-name="ce15">
            <text:p>1 126 514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0</text:p>
          </table:table-cell>
          <table:table-cell office:value-type="string" table:style-name="ce12">
            <text:p>H.v. Nahrungs- und Futtermittel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1221" table:style-name="ce15">
            <text:p>1 221</text:p>
          </table:table-cell>
          <table:table-cell office:value-type="float" office:value="1155" table:style-name="ce15">
            <text:p>1 155</text:p>
          </table:table-cell>
          <table:table-cell office:value-type="float" office:value="19" table:style-name="ce15">
            <text:p>19</text:p>
          </table:table-cell>
          <table:table-cell office:value-type="float" office:value="299" table:style-name="ce15">
            <text:p>299</text:p>
          </table:table-cell>
          <table:table-cell office:value-type="float" office:value="80627" table:style-name="ce15">
            <text:p>80 627</text:p>
          </table:table-cell>
          <table:table-cell office:value-type="float" office:value="79439" table:style-name="ce15">
            <text:p>79 439</text:p>
          </table:table-cell>
          <table:table-cell office:value-type="float" office:value="75407" table:style-name="ce15">
            <text:p>75 407</text:p>
          </table:table-cell>
          <table:table-cell office:value-type="float" office:value="61234" table:style-name="ce15">
            <text:p>61 234</text:p>
          </table:table-cell>
          <table:table-cell office:value-type="float" office:value="4574" table:style-name="ce15">
            <text:p>4 574</text:p>
          </table:table-cell>
          <table:table-cell office:value-type="float" office:value="20436" table:style-name="ce15">
            <text:p>20 436</text:p>
          </table:table-cell>
          <table:table-cell office:value-type="float" office:value="20137" table:style-name="ce15">
            <text:p>20 137</text:p>
          </table:table-cell>
          <table:table-cell office:value-type="float" office:value="3838" table:style-name="ce15">
            <text:p>3 838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0</text:p>
          </table:table-cell>
          <table:table-cell office:value-type="string" table:style-name="ce12">
            <text:p>H.v. Nahrungs- und Futtermittel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1731" table:style-name="ce15">
            <text:p>1 731</text:p>
          </table:table-cell>
          <table:table-cell office:value-type="float" office:value="7749" table:style-name="ce15">
            <text:p>7 749</text:p>
          </table:table-cell>
          <table:table-cell office:value-type="float" office:value="5674" table:style-name="ce15">
            <text:p>5 674</text:p>
          </table:table-cell>
          <table:table-cell office:value-type="float" office:value="155162" table:style-name="ce15">
            <text:p>155 162</text:p>
          </table:table-cell>
          <table:table-cell office:value-type="float" office:value="783543" table:style-name="ce15">
            <text:p>783 543</text:p>
          </table:table-cell>
          <table:table-cell office:value-type="float" office:value="770428" table:style-name="ce15">
            <text:p>770 428</text:p>
          </table:table-cell>
          <table:table-cell office:value-type="float" office:value="729008" table:style-name="ce15">
            <text:p>729 008</text:p>
          </table:table-cell>
          <table:table-cell office:value-type="float" office:value="560348" table:style-name="ce15">
            <text:p>560 348</text:p>
          </table:table-cell>
          <table:table-cell office:value-type="float" office:value="47876" table:style-name="ce15">
            <text:p>47 876</text:p>
          </table:table-cell>
          <table:table-cell office:value-type="float" office:value="226712" table:style-name="ce15">
            <text:p>226 712</text:p>
          </table:table-cell>
          <table:table-cell office:value-type="float" office:value="71550" table:style-name="ce15">
            <text:p>71 550</text:p>
          </table:table-cell>
          <table:table-cell office:value-type="float" office:value="31750" table:style-name="ce15">
            <text:p>31 75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0</text:p>
          </table:table-cell>
          <table:table-cell office:value-type="string" table:style-name="ce12">
            <text:p>H.v. Nahrungs- und Futtermittel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605" table:style-name="ce15">
            <text:p>605</text:p>
          </table:table-cell>
          <table:table-cell office:value-type="float" office:value="8201" table:style-name="ce15">
            <text:p>8 201</text:p>
          </table:table-cell>
          <table:table-cell office:value-type="float" office:value="7495" table:style-name="ce15">
            <text:p>7 495</text:p>
          </table:table-cell>
          <table:table-cell office:value-type="float" office:value="241186" table:style-name="ce15">
            <text:p>241 186</text:p>
          </table:table-cell>
          <table:table-cell office:value-type="float" office:value="939193" table:style-name="ce15">
            <text:p>939 193</text:p>
          </table:table-cell>
          <table:table-cell office:value-type="float" office:value="928978" table:style-name="ce15">
            <text:p>928 978</text:p>
          </table:table-cell>
          <table:table-cell office:value-type="float" office:value="878307" table:style-name="ce15">
            <text:p>878 307</text:p>
          </table:table-cell>
          <table:table-cell office:value-type="float" office:value="650458" table:style-name="ce15">
            <text:p>650 458</text:p>
          </table:table-cell>
          <table:table-cell office:value-type="float" office:value="59920" table:style-name="ce15">
            <text:p>59 920</text:p>
          </table:table-cell>
          <table:table-cell office:value-type="float" office:value="299454" table:style-name="ce15">
            <text:p>299 454</text:p>
          </table:table-cell>
          <table:table-cell office:value-type="float" office:value="58268" table:style-name="ce15">
            <text:p>58 268</text:p>
          </table:table-cell>
          <table:table-cell office:value-type="float" office:value="37928" table:style-name="ce15">
            <text:p>37 928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0</text:p>
          </table:table-cell>
          <table:table-cell office:value-type="string" table:style-name="ce12">
            <text:p>H.v. Nahrungs- und Futtermittel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405" table:style-name="ce15">
            <text:p>405</text:p>
          </table:table-cell>
          <table:table-cell office:value-type="float" office:value="12188" table:style-name="ce15">
            <text:p>12 188</text:p>
          </table:table-cell>
          <table:table-cell office:value-type="float" office:value="11783" table:style-name="ce15">
            <text:p>11 783</text:p>
          </table:table-cell>
          <table:table-cell office:value-type="float" office:value="412378" table:style-name="ce15">
            <text:p>412 378</text:p>
          </table:table-cell>
          <table:table-cell office:value-type="float" office:value="2350173" table:style-name="ce15">
            <text:p>2 350 173</text:p>
          </table:table-cell>
          <table:table-cell office:value-type="float" office:value="2302954" table:style-name="ce15">
            <text:p>2 302 954</text:p>
          </table:table-cell>
          <table:table-cell office:value-type="float" office:value="2083151" table:style-name="ce15">
            <text:p>2 083 151</text:p>
          </table:table-cell>
          <table:table-cell office:value-type="float" office:value="1813433" table:style-name="ce15">
            <text:p>1 813 433</text:p>
          </table:table-cell>
          <table:table-cell office:value-type="float" office:value="251694" table:style-name="ce15">
            <text:p>251 694</text:p>
          </table:table-cell>
          <table:table-cell office:value-type="float" office:value="543597" table:style-name="ce15">
            <text:p>543 597</text:p>
          </table:table-cell>
          <table:table-cell office:value-type="float" office:value="131219" table:style-name="ce15">
            <text:p>131 219</text:p>
          </table:table-cell>
          <table:table-cell office:value-type="float" office:value="100641" table:style-name="ce15">
            <text:p>100 641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0</text:p>
          </table:table-cell>
          <table:table-cell office:value-type="string" table:style-name="ce12">
            <text:p>H.v. Nahrungs- und Futtermittel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213" table:style-name="ce15">
            <text:p>213</text:p>
          </table:table-cell>
          <table:table-cell office:value-type="float" office:value="22072" table:style-name="ce15">
            <text:p>22 072</text:p>
          </table:table-cell>
          <table:table-cell office:value-type="float" office:value="21882" table:style-name="ce15">
            <text:p>21 882</text:p>
          </table:table-cell>
          <table:table-cell office:value-type="float" office:value="1001665" table:style-name="ce15">
            <text:p>1 001 665</text:p>
          </table:table-cell>
          <table:table-cell office:value-type="float" office:value="6708904" table:style-name="ce15">
            <text:p>6 708 904</text:p>
          </table:table-cell>
          <table:table-cell office:value-type="float" office:value="6604432" table:style-name="ce15">
            <text:p>6 604 432</text:p>
          </table:table-cell>
          <table:table-cell office:value-type="float" office:value="5969632" table:style-name="ce15">
            <text:p>5 969 632</text:p>
          </table:table-cell>
          <table:table-cell office:value-type="float" office:value="5319057" table:style-name="ce15">
            <text:p>5 319 057</text:p>
          </table:table-cell>
          <table:table-cell office:value-type="float" office:value="687424" table:style-name="ce15">
            <text:p>687 424</text:p>
          </table:table-cell>
          <table:table-cell office:value-type="float" office:value="1427672" table:style-name="ce15">
            <text:p>1 427 672</text:p>
          </table:table-cell>
          <table:table-cell office:value-type="float" office:value="426007" table:style-name="ce15">
            <text:p>426 007</text:p>
          </table:table-cell>
          <table:table-cell office:value-type="float" office:value="302784" table:style-name="ce15">
            <text:p>302 784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0</text:p>
          </table:table-cell>
          <table:table-cell office:value-type="string" table:style-name="ce12">
            <text:p>H.v. Nahrungs- und Futtermittel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62" table:style-name="ce15">
            <text:p>62</text:p>
          </table:table-cell>
          <table:table-cell office:value-type="float" office:value="33107" table:style-name="ce15">
            <text:p>33 107</text:p>
          </table:table-cell>
          <table:table-cell office:value-type="float" office:value="33008" table:style-name="ce15">
            <text:p>33 008</text:p>
          </table:table-cell>
          <table:table-cell office:value-type="float" office:value="1917870" table:style-name="ce15">
            <text:p>1 917 870</text:p>
          </table:table-cell>
          <table:table-cell office:value-type="float" office:value="14713043" table:style-name="ce15">
            <text:p>14 713 043</text:p>
          </table:table-cell>
          <table:table-cell office:value-type="float" office:value="14333930" table:style-name="ce15">
            <text:p>14 333 930</text:p>
          </table:table-cell>
          <table:table-cell office:value-type="float" office:value="12599419" table:style-name="ce15">
            <text:p>12 599 419</text:p>
          </table:table-cell>
          <table:table-cell office:value-type="float" office:value="12152083" table:style-name="ce15">
            <text:p>12 152 083</text:p>
          </table:table-cell>
          <table:table-cell office:value-type="float" office:value="2031255" table:style-name="ce15">
            <text:p>2 031 255</text:p>
          </table:table-cell>
          <table:table-cell office:value-type="float" office:value="2663980" table:style-name="ce15">
            <text:p>2 663 980</text:p>
          </table:table-cell>
          <table:table-cell office:value-type="float" office:value="746110" table:style-name="ce15">
            <text:p>746 110</text:p>
          </table:table-cell>
          <table:table-cell office:value-type="float" office:value="649573" table:style-name="ce15">
            <text:p>649 573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1</text:p>
          </table:table-cell>
          <table:table-cell office:value-type="string" table:style-name="ce12">
            <text:p>Getränkeherstell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676" table:style-name="ce15">
            <text:p>676</text:p>
          </table:table-cell>
          <table:table-cell office:value-type="float" office:value="11555" table:style-name="ce15">
            <text:p>11 555</text:p>
          </table:table-cell>
          <table:table-cell office:value-type="float" office:value="10755" table:style-name="ce15">
            <text:p>10 755</text:p>
          </table:table-cell>
          <table:table-cell office:value-type="float" office:value="835585" table:style-name="ce15">
            <text:p>835 585</text:p>
          </table:table-cell>
          <table:table-cell office:value-type="float" office:value="10621027" table:style-name="ce15">
            <text:p>10 621 027</text:p>
          </table:table-cell>
          <table:table-cell office:value-type="float" office:value="10097420" table:style-name="ce15">
            <text:p>10 097 420</text:p>
          </table:table-cell>
          <table:table-cell office:value-type="float" office:value="9841381" table:style-name="ce15">
            <text:p>9 841 381</text:p>
          </table:table-cell>
          <table:table-cell office:value-type="float" office:value="7037451" table:style-name="ce15">
            <text:p>7 037 451</text:p>
          </table:table-cell>
          <table:table-cell office:value-type="float" office:value="311450" table:style-name="ce15">
            <text:p>311 450</text:p>
          </table:table-cell>
          <table:table-cell office:value-type="float" office:value="3234703" table:style-name="ce15">
            <text:p>3 234 703</text:p>
          </table:table-cell>
          <table:table-cell office:value-type="float" office:value="2399118" table:style-name="ce15">
            <text:p>2 399 118</text:p>
          </table:table-cell>
          <table:table-cell office:value-type="float" office:value="301412" table:style-name="ce15">
            <text:p>301 412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1</text:p>
          </table:table-cell>
          <table:table-cell office:value-type="string" table:style-name="ce12">
            <text:p>Getränkeherstell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294" table:style-name="ce15">
            <text:p>294</text:p>
          </table:table-cell>
          <table:table-cell office:value-type="float" office:value="278" table:style-name="ce15">
            <text:p>278</text:p>
          </table:table-cell>
          <table:table-cell office:value-type="float" office:value="10" table:style-name="ce15">
            <text:p>10</text:p>
          </table:table-cell>
          <table:table-cell office:value-type="float" office:value="451" table:style-name="ce15">
            <text:p>451</text:p>
          </table:table-cell>
          <table:table-cell office:value-type="float" office:value="21136" table:style-name="ce15">
            <text:p>21 136</text:p>
          </table:table-cell>
          <table:table-cell office:value-type="float" office:value="20673" table:style-name="ce15">
            <text:p>20 673</text:p>
          </table:table-cell>
          <table:table-cell office:value-type="float" office:value="19526" table:style-name="ce15">
            <text:p>19 526</text:p>
          </table:table-cell>
          <table:table-cell office:value-type="float" office:value="16535" table:style-name="ce15">
            <text:p>16 535</text:p>
          </table:table-cell>
          <table:table-cell office:value-type="float" office:value="1272" table:style-name="ce15">
            <text:p>1 272</text:p>
          </table:table-cell>
          <table:table-cell office:value-type="float" office:value="4190" table:style-name="ce15">
            <text:p>4 190</text:p>
          </table:table-cell>
          <table:table-cell office:value-type="float" office:value="3739" table:style-name="ce15">
            <text:p>3 739</text:p>
          </table:table-cell>
          <table:table-cell office:value-type="float" office:value="4540" table:style-name="ce15">
            <text:p>4 54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1</text:p>
          </table:table-cell>
          <table:table-cell office:value-type="string" table:style-name="ce12">
            <text:p>Getränkeherstell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271" table:style-name="ce15">
            <text:p>271</text:p>
          </table:table-cell>
          <table:table-cell office:value-type="float" office:value="941" table:style-name="ce15">
            <text:p>941</text:p>
          </table:table-cell>
          <table:table-cell office:value-type="float" office:value="546" table:style-name="ce15">
            <text:p>546</text:p>
          </table:table-cell>
          <table:table-cell office:value-type="float" office:value="16046" table:style-name="ce15">
            <text:p>16 046</text:p>
          </table:table-cell>
          <table:table-cell office:value-type="float" office:value="117386" table:style-name="ce15">
            <text:p>117 386</text:p>
          </table:table-cell>
          <table:table-cell office:value-type="float" office:value="113643" table:style-name="ce15">
            <text:p>113 643</text:p>
          </table:table-cell>
          <table:table-cell office:value-type="float" office:value="108530" table:style-name="ce15">
            <text:p>108 530</text:p>
          </table:table-cell>
          <table:table-cell office:value-type="float" office:value="89449" table:style-name="ce15">
            <text:p>89 449</text:p>
          </table:table-cell>
          <table:table-cell office:value-type="float" office:value="7043" table:style-name="ce15">
            <text:p>7 043</text:p>
          </table:table-cell>
          <table:table-cell office:value-type="float" office:value="26874" table:style-name="ce15">
            <text:p>26 874</text:p>
          </table:table-cell>
          <table:table-cell office:value-type="float" office:value="10828" table:style-name="ce15">
            <text:p>10 828</text:p>
          </table:table-cell>
          <table:table-cell office:value-type="float" office:value="6453" table:style-name="ce15">
            <text:p>6 453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1</text:p>
          </table:table-cell>
          <table:table-cell office:value-type="string" table:style-name="ce12">
            <text:p>Getränkeherstell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49" table:style-name="ce15">
            <text:p>49</text:p>
          </table:table-cell>
          <table:table-cell office:value-type="float" office:value="703" table:style-name="ce15">
            <text:p>703</text:p>
          </table:table-cell>
          <table:table-cell office:value-type="float" office:value="645" table:style-name="ce15">
            <text:p>645</text:p>
          </table:table-cell>
          <table:table-cell office:value-type="float" office:value="29842" table:style-name="ce15">
            <text:p>29 842</text:p>
          </table:table-cell>
          <table:table-cell office:value-type="float" office:value="162502" table:style-name="ce15">
            <text:p>162 502</text:p>
          </table:table-cell>
          <table:table-cell office:value-type="float" office:value="158747" table:style-name="ce15">
            <text:p>158 747</text:p>
          </table:table-cell>
          <table:table-cell office:value-type="float" office:value="151552" table:style-name="ce15">
            <text:p>151 552</text:p>
          </table:table-cell>
          <table:table-cell office:value-type="float" office:value="120229" table:style-name="ce15">
            <text:p>120 229</text:p>
          </table:table-cell>
          <table:table-cell office:value-type="float" office:value="9228" table:style-name="ce15">
            <text:p>9 228</text:p>
          </table:table-cell>
          <table:table-cell office:value-type="float" office:value="41248" table:style-name="ce15">
            <text:p>41 248</text:p>
          </table:table-cell>
          <table:table-cell office:value-type="float" office:value="11406" table:style-name="ce15">
            <text:p>11 406</text:p>
          </table:table-cell>
          <table:table-cell office:value-type="float" office:value="21587" table:style-name="ce15">
            <text:p>21 587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1</text:p>
          </table:table-cell>
          <table:table-cell office:value-type="string" table:style-name="ce12">
            <text:p>Getränkeherstell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39" table:style-name="ce15">
            <text:p>39</text:p>
          </table:table-cell>
          <table:table-cell office:value-type="float" office:value="1190" table:style-name="ce15">
            <text:p>1 190</text:p>
          </table:table-cell>
          <table:table-cell office:value-type="float" office:value="1144" table:style-name="ce15">
            <text:p>1 144</text:p>
          </table:table-cell>
          <table:table-cell office:value-type="float" office:value="61250" table:style-name="ce15">
            <text:p>61 250</text:p>
          </table:table-cell>
          <table:table-cell office:value-type="float" office:value="268953" table:style-name="ce15">
            <text:p>268 953</text:p>
          </table:table-cell>
          <table:table-cell office:value-type="float" office:value="261222" table:style-name="ce15">
            <text:p>261 222</text:p>
          </table:table-cell>
          <table:table-cell office:value-type="float" office:value="249659" table:style-name="ce15">
            <text:p>249 659</text:p>
          </table:table-cell>
          <table:table-cell office:value-type="float" office:value="179684" table:style-name="ce15">
            <text:p>179 684</text:p>
          </table:table-cell>
          <table:table-cell office:value-type="float" office:value="15365" table:style-name="ce15">
            <text:p>15 365</text:p>
          </table:table-cell>
          <table:table-cell office:value-type="float" office:value="89640" table:style-name="ce15">
            <text:p>89 640</text:p>
          </table:table-cell>
          <table:table-cell office:value-type="float" office:value="28390" table:style-name="ce15">
            <text:p>28 390</text:p>
          </table:table-cell>
          <table:table-cell office:value-type="float" office:value="27828" table:style-name="ce15">
            <text:p>27 828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1</text:p>
          </table:table-cell>
          <table:table-cell office:value-type="string" table:style-name="ce12">
            <text:p>Getränkeherstell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18" table:style-name="ce15">
            <text:p>18</text:p>
          </table:table-cell>
          <table:table-cell office:value-type="float" office:value="2280" table:style-name="ce15">
            <text:p>2 280</text:p>
          </table:table-cell>
          <table:table-cell office:value-type="float" office:value="2261" table:style-name="ce15">
            <text:p>2 261</text:p>
          </table:table-cell>
          <table:table-cell office:value-type="float" office:value="144822" table:style-name="ce15">
            <text:p>144 822</text:p>
          </table:table-cell>
          <table:table-cell office:value-type="float" office:value="953907" table:style-name="ce15">
            <text:p>953 907</text:p>
          </table:table-cell>
          <table:table-cell office:value-type="float" office:value="930873" table:style-name="ce15">
            <text:p>930 873</text:p>
          </table:table-cell>
          <table:table-cell office:value-type="float" office:value="828490" table:style-name="ce15">
            <text:p>828 490</text:p>
          </table:table-cell>
          <table:table-cell office:value-type="float" office:value="767238" table:style-name="ce15">
            <text:p>767 238</text:p>
          </table:table-cell>
          <table:table-cell office:value-type="float" office:value="116980" table:style-name="ce15">
            <text:p>116 980</text:p>
          </table:table-cell>
          <table:table-cell office:value-type="float" office:value="197773" table:style-name="ce15">
            <text:p>197 773</text:p>
          </table:table-cell>
          <table:table-cell office:value-type="float" office:value="52951" table:style-name="ce15">
            <text:p>52 951</text:p>
          </table:table-cell>
          <table:table-cell office:value-type="float" office:value="79609" table:style-name="ce15">
            <text:p>79 609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1</text:p>
          </table:table-cell>
          <table:table-cell office:value-type="string" table:style-name="ce12">
            <text:p>Getränkeherstell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5" table:style-name="ce15">
            <text:p>5</text:p>
          </table:table-cell>
          <table:table-cell office:value-type="float" office:value="6163" table:style-name="ce15">
            <text:p>6 163</text:p>
          </table:table-cell>
          <table:table-cell office:value-type="float" office:value="6149" table:style-name="ce15">
            <text:p>6 149</text:p>
          </table:table-cell>
          <table:table-cell office:value-type="float" office:value="583174" table:style-name="ce15">
            <text:p>583 174</text:p>
          </table:table-cell>
          <table:table-cell office:value-type="float" office:value="9097143" table:style-name="ce15">
            <text:p>9 097 143</text:p>
          </table:table-cell>
          <table:table-cell office:value-type="float" office:value="8612262" table:style-name="ce15">
            <text:p>8 612 262</text:p>
          </table:table-cell>
          <table:table-cell office:value-type="float" office:value="8483624" table:style-name="ce15">
            <text:p>8 483 624</text:p>
          </table:table-cell>
          <table:table-cell office:value-type="float" office:value="5864316" table:style-name="ce15">
            <text:p>5 864 316</text:p>
          </table:table-cell>
          <table:table-cell office:value-type="float" office:value="161562" table:style-name="ce15">
            <text:p>161 562</text:p>
          </table:table-cell>
          <table:table-cell office:value-type="float" office:value="2874978" table:style-name="ce15">
            <text:p>2 874 978</text:p>
          </table:table-cell>
          <table:table-cell office:value-type="float" office:value="2291804" table:style-name="ce15">
            <text:p>2 291 804</text:p>
          </table:table-cell>
          <table:table-cell office:value-type="float" office:value="161395" table:style-name="ce15">
            <text:p>161 395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2</text:p>
          </table:table-cell>
          <table:table-cell office:value-type="string" table:style-name="ce12">
            <text:p>Tabakverarbeit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2</text:p>
          </table:table-cell>
          <table:table-cell office:value-type="string" table:style-name="ce12">
            <text:p>Tabakverarbeit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2</text:p>
          </table:table-cell>
          <table:table-cell office:value-type="string" table:style-name="ce12">
            <text:p>Tabakverarbeit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2</text:p>
          </table:table-cell>
          <table:table-cell office:value-type="string" table:style-name="ce12">
            <text:p>Tabakverarbeit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2</text:p>
          </table:table-cell>
          <table:table-cell office:value-type="string" table:style-name="ce12">
            <text:p>Tabakverarbeit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2</text:p>
          </table:table-cell>
          <table:table-cell office:value-type="string" table:style-name="ce12">
            <text:p>Tabakverarbeit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2</text:p>
          </table:table-cell>
          <table:table-cell office:value-type="string" table:style-name="ce12">
            <text:p>Tabakverarbeit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3</text:p>
          </table:table-cell>
          <table:table-cell office:value-type="string" table:style-name="ce12">
            <text:p>H.v. Textili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844" table:style-name="ce15">
            <text:p>844</text:p>
          </table:table-cell>
          <table:table-cell office:value-type="float" office:value="7981" table:style-name="ce15">
            <text:p>7 981</text:p>
          </table:table-cell>
          <table:table-cell office:value-type="float" office:value="7118" table:style-name="ce15">
            <text:p>7 118</text:p>
          </table:table-cell>
          <table:table-cell office:value-type="float" office:value="379065" table:style-name="ce15">
            <text:p>379 065</text:p>
          </table:table-cell>
          <table:table-cell office:value-type="float" office:value="1866581" table:style-name="ce15">
            <text:p>1 866 581</text:p>
          </table:table-cell>
          <table:table-cell office:value-type="float" office:value="1783496" table:style-name="ce15">
            <text:p>1 783 496</text:p>
          </table:table-cell>
          <table:table-cell office:value-type="float" office:value="1747886" table:style-name="ce15">
            <text:p>1 747 886</text:p>
          </table:table-cell>
          <table:table-cell office:value-type="float" office:value="1292946" table:style-name="ce15">
            <text:p>1 292 946</text:p>
          </table:table-cell>
          <table:table-cell office:value-type="float" office:value="95284" table:style-name="ce15">
            <text:p>95 284</text:p>
          </table:table-cell>
          <table:table-cell office:value-type="float" office:value="585408" table:style-name="ce15">
            <text:p>585 408</text:p>
          </table:table-cell>
          <table:table-cell office:value-type="float" office:value="206343" table:style-name="ce15">
            <text:p>206 343</text:p>
          </table:table-cell>
          <table:table-cell office:value-type="float" office:value="53734" table:style-name="ce15">
            <text:p>53 734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3</text:p>
          </table:table-cell>
          <table:table-cell office:value-type="string" table:style-name="ce12">
            <text:p>H.v. Textili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508" table:style-name="ce15">
            <text:p>508</text:p>
          </table:table-cell>
          <table:table-cell office:value-type="float" office:value="506" table:style-name="ce15">
            <text:p>506</text:p>
          </table:table-cell>
          <table:table-cell office:value-type="float" office:value="2" table:style-name="ce15">
            <text:p>2</text:p>
          </table:table-cell>
          <table:table-cell office:value-type="float" office:value="54" table:style-name="ce15">
            <text:p>54</text:p>
          </table:table-cell>
          <table:table-cell office:value-type="float" office:value="13303" table:style-name="ce15">
            <text:p>13 303</text:p>
          </table:table-cell>
          <table:table-cell office:value-type="float" office:value="13093" table:style-name="ce15">
            <text:p>13 093</text:p>
          </table:table-cell>
          <table:table-cell office:value-type="float" office:value="12542" table:style-name="ce15">
            <text:p>12 542</text:p>
          </table:table-cell>
          <table:table-cell office:value-type="float" office:value="9803" table:style-name="ce15">
            <text:p>9 803</text:p>
          </table:table-cell>
          <table:table-cell office:value-type="float" office:value="748" table:style-name="ce15">
            <text:p>748</text:p>
          </table:table-cell>
          <table:table-cell office:value-type="float" office:value="3873" table:style-name="ce15">
            <text:p>3 873</text:p>
          </table:table-cell>
          <table:table-cell office:value-type="float" office:value="3819" table:style-name="ce15">
            <text:p>3 819</text:p>
          </table:table-cell>
          <table:table-cell office:value-type="float" office:value="1598" table:style-name="ce15">
            <text:p>1 598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3</text:p>
          </table:table-cell>
          <table:table-cell office:value-type="string" table:style-name="ce12">
            <text:p>H.v. Textili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223" table:style-name="ce15">
            <text:p>223</text:p>
          </table:table-cell>
          <table:table-cell office:value-type="float" office:value="830" table:style-name="ce15">
            <text:p>830</text:p>
          </table:table-cell>
          <table:table-cell office:value-type="float" office:value="574" table:style-name="ce15">
            <text:p>574</text:p>
          </table:table-cell>
          <table:table-cell office:value-type="float" office:value="16094" table:style-name="ce15">
            <text:p>16 094</text:p>
          </table:table-cell>
          <table:table-cell office:value-type="float" office:value="73413" table:style-name="ce15">
            <text:p>73 413</text:p>
          </table:table-cell>
          <table:table-cell office:value-type="float" office:value="71940" table:style-name="ce15">
            <text:p>71 940</text:p>
          </table:table-cell>
          <table:table-cell office:value-type="float" office:value="67842" table:style-name="ce15">
            <text:p>67 842</text:p>
          </table:table-cell>
          <table:table-cell office:value-type="float" office:value="49552" table:style-name="ce15">
            <text:p>49 552</text:p>
          </table:table-cell>
          <table:table-cell office:value-type="float" office:value="5705" table:style-name="ce15">
            <text:p>5 705</text:p>
          </table:table-cell>
          <table:table-cell office:value-type="float" office:value="25029" table:style-name="ce15">
            <text:p>25 029</text:p>
          </table:table-cell>
          <table:table-cell office:value-type="float" office:value="8935" table:style-name="ce15">
            <text:p>8 935</text:p>
          </table:table-cell>
          <table:table-cell office:value-type="float" office:value="2083" table:style-name="ce15">
            <text:p>2 083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3</text:p>
          </table:table-cell>
          <table:table-cell office:value-type="string" table:style-name="ce12">
            <text:p>H.v. Textili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35" table:style-name="ce15">
            <text:p>35</text:p>
          </table:table-cell>
          <table:table-cell office:value-type="float" office:value="479" table:style-name="ce15">
            <text:p>479</text:p>
          </table:table-cell>
          <table:table-cell office:value-type="float" office:value="443" table:style-name="ce15">
            <text:p>443</text:p>
          </table:table-cell>
          <table:table-cell office:value-type="float" office:value="20023" table:style-name="ce15">
            <text:p>20 023</text:p>
          </table:table-cell>
          <table:table-cell office:value-type="float" office:value="96474" table:style-name="ce15">
            <text:p>96 474</text:p>
          </table:table-cell>
          <table:table-cell office:value-type="float" office:value="89600" table:style-name="ce15">
            <text:p>89 600</text:p>
          </table:table-cell>
          <table:table-cell office:value-type="float" office:value="84967" table:style-name="ce15">
            <text:p>84 967</text:p>
          </table:table-cell>
          <table:table-cell office:value-type="float" office:value="60661" table:style-name="ce15">
            <text:p>60 661</text:p>
          </table:table-cell>
          <table:table-cell office:value-type="float" office:value="6282" table:style-name="ce15">
            <text:p>6 282</text:p>
          </table:table-cell>
          <table:table-cell office:value-type="float" office:value="31496" table:style-name="ce15">
            <text:p>31 496</text:p>
          </table:table-cell>
          <table:table-cell office:value-type="float" office:value="11473" table:style-name="ce15">
            <text:p>11 473</text:p>
          </table:table-cell>
          <table:table-cell office:value-type="float" office:value="1476" table:style-name="ce15">
            <text:p>1 476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3</text:p>
          </table:table-cell>
          <table:table-cell office:value-type="string" table:style-name="ce12">
            <text:p>H.v. Textili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46" table:style-name="ce15">
            <text:p>46</text:p>
          </table:table-cell>
          <table:table-cell office:value-type="float" office:value="1336" table:style-name="ce15">
            <text:p>1 336</text:p>
          </table:table-cell>
          <table:table-cell office:value-type="float" office:value="1304" table:style-name="ce15">
            <text:p>1 304</text:p>
          </table:table-cell>
          <table:table-cell office:value-type="float" office:value="58780" table:style-name="ce15">
            <text:p>58 780</text:p>
          </table:table-cell>
          <table:table-cell office:value-type="float" office:value="223083" table:style-name="ce15">
            <text:p>223 083</text:p>
          </table:table-cell>
          <table:table-cell office:value-type="float" office:value="218471" table:style-name="ce15">
            <text:p>218 471</text:p>
          </table:table-cell>
          <table:table-cell office:value-type="float" office:value="204017" table:style-name="ce15">
            <text:p>204 017</text:p>
          </table:table-cell>
          <table:table-cell office:value-type="float" office:value="146210" table:style-name="ce15">
            <text:p>146 210</text:p>
          </table:table-cell>
          <table:table-cell office:value-type="float" office:value="18484" table:style-name="ce15">
            <text:p>18 484</text:p>
          </table:table-cell>
          <table:table-cell office:value-type="float" office:value="81452" table:style-name="ce15">
            <text:p>81 452</text:p>
          </table:table-cell>
          <table:table-cell office:value-type="float" office:value="22672" table:style-name="ce15">
            <text:p>22 672</text:p>
          </table:table-cell>
          <table:table-cell office:value-type="float" office:value="7118" table:style-name="ce15">
            <text:p>7 118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3</text:p>
          </table:table-cell>
          <table:table-cell office:value-type="string" table:style-name="ce12">
            <text:p>H.v. Textili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29" table:style-name="ce15">
            <text:p>29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3</text:p>
          </table:table-cell>
          <table:table-cell office:value-type="string" table:style-name="ce12">
            <text:p>H.v. Textili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4</text:p>
          </table:table-cell>
          <table:table-cell office:value-type="string" table:style-name="ce12">
            <text:p>H.v. Bekleid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1709" table:style-name="ce15">
            <text:p>1 709</text:p>
          </table:table-cell>
          <table:table-cell office:value-type="float" office:value="5029" table:style-name="ce15">
            <text:p>5 029</text:p>
          </table:table-cell>
          <table:table-cell office:value-type="float" office:value="3284" table:style-name="ce15">
            <text:p>3 284</text:p>
          </table:table-cell>
          <table:table-cell office:value-type="float" office:value="145478" table:style-name="ce15">
            <text:p>145 478</text:p>
          </table:table-cell>
          <table:table-cell office:value-type="float" office:value="648998" table:style-name="ce15">
            <text:p>648 998</text:p>
          </table:table-cell>
          <table:table-cell office:value-type="float" office:value="630613" table:style-name="ce15">
            <text:p>630 613</text:p>
          </table:table-cell>
          <table:table-cell office:value-type="float" office:value="588870" table:style-name="ce15">
            <text:p>588 870</text:p>
          </table:table-cell>
          <table:table-cell office:value-type="float" office:value="485589" table:style-name="ce15">
            <text:p>485 589</text:p>
          </table:table-cell>
          <table:table-cell office:value-type="float" office:value="66447" table:style-name="ce15">
            <text:p>66 447</text:p>
          </table:table-cell>
          <table:table-cell office:value-type="float" office:value="169347" table:style-name="ce15">
            <text:p>169 347</text:p>
          </table:table-cell>
          <table:table-cell office:value-type="float" office:value="23869" table:style-name="ce15">
            <text:p>23 869</text:p>
          </table:table-cell>
          <table:table-cell office:value-type="float" office:value="9370" table:style-name="ce15">
            <text:p>9 37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4</text:p>
          </table:table-cell>
          <table:table-cell office:value-type="string" table:style-name="ce12">
            <text:p>H.v. Bekleid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1296" table:style-name="ce15">
            <text:p>1 296</text:p>
          </table:table-cell>
          <table:table-cell office:value-type="float" office:value="1293" table:style-name="ce15">
            <text:p>1 293</text:p>
          </table:table-cell>
          <table:table-cell office:value-type="float" office:value="2" table:style-name="ce15">
            <text:p>2</text:p>
          </table:table-cell>
          <table:table-cell office:value-type="float" office:value="23" table:style-name="ce15">
            <text:p>23</text:p>
          </table:table-cell>
          <table:table-cell office:value-type="float" office:value="22252" table:style-name="ce15">
            <text:p>22 252</text:p>
          </table:table-cell>
          <table:table-cell office:value-type="float" office:value="21755" table:style-name="ce15">
            <text:p>21 755</text:p>
          </table:table-cell>
          <table:table-cell office:value-type="float" office:value="20649" table:style-name="ce15">
            <text:p>20 649</text:p>
          </table:table-cell>
          <table:table-cell office:value-type="float" office:value="15086" table:style-name="ce15">
            <text:p>15 086</text:p>
          </table:table-cell>
          <table:table-cell office:value-type="float" office:value="2094" table:style-name="ce15">
            <text:p>2 094</text:p>
          </table:table-cell>
          <table:table-cell office:value-type="float" office:value="7625" table:style-name="ce15">
            <text:p>7 625</text:p>
          </table:table-cell>
          <table:table-cell office:value-type="float" office:value="7602" table:style-name="ce15">
            <text:p>7 602</text:p>
          </table:table-cell>
          <table:table-cell office:value-type="float" office:value="172" table:style-name="ce15">
            <text:p>172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4</text:p>
          </table:table-cell>
          <table:table-cell office:value-type="string" table:style-name="ce12">
            <text:p>H.v. Bekleid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356" table:style-name="ce15">
            <text:p>356</text:p>
          </table:table-cell>
          <table:table-cell office:value-type="float" office:value="1061" table:style-name="ce15">
            <text:p>1 061</text:p>
          </table:table-cell>
          <table:table-cell office:value-type="float" office:value="655" table:style-name="ce15">
            <text:p>655</text:p>
          </table:table-cell>
          <table:table-cell office:value-type="float" office:value="13711" table:style-name="ce15">
            <text:p>13 711</text:p>
          </table:table-cell>
          <table:table-cell office:value-type="float" office:value="58635" table:style-name="ce15">
            <text:p>58 635</text:p>
          </table:table-cell>
          <table:table-cell office:value-type="float" office:value="57260" table:style-name="ce15">
            <text:p>57 260</text:p>
          </table:table-cell>
          <table:table-cell office:value-type="float" office:value="51806" table:style-name="ce15">
            <text:p>51 806</text:p>
          </table:table-cell>
          <table:table-cell office:value-type="float" office:value="38758" table:style-name="ce15">
            <text:p>38 758</text:p>
          </table:table-cell>
          <table:table-cell office:value-type="float" office:value="7696" table:style-name="ce15">
            <text:p>7 696</text:p>
          </table:table-cell>
          <table:table-cell office:value-type="float" office:value="19946" table:style-name="ce15">
            <text:p>19 946</text:p>
          </table:table-cell>
          <table:table-cell office:value-type="float" office:value="6235" table:style-name="ce15">
            <text:p>6 235</text:p>
          </table:table-cell>
          <table:table-cell office:value-type="float" office:value="614" table:style-name="ce15">
            <text:p>614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4</text:p>
          </table:table-cell>
          <table:table-cell office:value-type="string" table:style-name="ce12">
            <text:p>H.v. Bekleid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22" table:style-name="ce15">
            <text:p>22</text:p>
          </table:table-cell>
          <table:table-cell office:value-type="float" office:value="296" table:style-name="ce15">
            <text:p>296</text:p>
          </table:table-cell>
          <table:table-cell office:value-type="float" office:value="272" table:style-name="ce15">
            <text:p>272</text:p>
          </table:table-cell>
          <table:table-cell office:value-type="float" office:value="8774" table:style-name="ce15">
            <text:p>8 774</text:p>
          </table:table-cell>
          <table:table-cell office:value-type="float" office:value="29123" table:style-name="ce15">
            <text:p>29 123</text:p>
          </table:table-cell>
          <table:table-cell office:value-type="float" office:value="26738" table:style-name="ce15">
            <text:p>26 738</text:p>
          </table:table-cell>
          <table:table-cell office:value-type="float" office:value="26372" table:style-name="ce15">
            <text:p>26 372</text:p>
          </table:table-cell>
          <table:table-cell office:value-type="float" office:value="18582" table:style-name="ce15">
            <text:p>18 582</text:p>
          </table:table-cell>
          <table:table-cell office:value-type="float" office:value="2628" table:style-name="ce15">
            <text:p>2 628</text:p>
          </table:table-cell>
          <table:table-cell office:value-type="float" office:value="10150" table:style-name="ce15">
            <text:p>10 150</text:p>
          </table:table-cell>
          <table:table-cell office:value-type="float" office:value="1376" table:style-name="ce15">
            <text:p>1 376</text:p>
          </table:table-cell>
          <table:table-cell office:value-type="float" office:value="341" table:style-name="ce15">
            <text:p>341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4</text:p>
          </table:table-cell>
          <table:table-cell office:value-type="string" table:style-name="ce12">
            <text:p>H.v. Bekleid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21" table:style-name="ce15">
            <text:p>21</text:p>
          </table:table-cell>
          <table:table-cell office:value-type="float" office:value="597" table:style-name="ce15">
            <text:p>597</text:p>
          </table:table-cell>
          <table:table-cell office:value-type="float" office:value="582" table:style-name="ce15">
            <text:p>582</text:p>
          </table:table-cell>
          <table:table-cell office:value-type="float" office:value="23449" table:style-name="ce15">
            <text:p>23 449</text:p>
          </table:table-cell>
          <table:table-cell office:value-type="float" office:value="86436" table:style-name="ce15">
            <text:p>86 436</text:p>
          </table:table-cell>
          <table:table-cell office:value-type="float" office:value="82057" table:style-name="ce15">
            <text:p>82 057</text:p>
          </table:table-cell>
          <table:table-cell office:value-type="float" office:value="80693" table:style-name="ce15">
            <text:p>80 693</text:p>
          </table:table-cell>
          <table:table-cell office:value-type="float" office:value="63083" table:style-name="ce15">
            <text:p>63 083</text:p>
          </table:table-cell>
          <table:table-cell office:value-type="float" office:value="7682" table:style-name="ce15">
            <text:p>7 682</text:p>
          </table:table-cell>
          <table:table-cell office:value-type="float" office:value="26193" table:style-name="ce15">
            <text:p>26 193</text:p>
          </table:table-cell>
          <table:table-cell office:value-type="float" office:value="2744" table:style-name="ce15">
            <text:p>2 744</text:p>
          </table:table-cell>
          <table:table-cell office:value-type="float" office:value="1617" table:style-name="ce15">
            <text:p>1 617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4</text:p>
          </table:table-cell>
          <table:table-cell office:value-type="string" table:style-name="ce12">
            <text:p>H.v. Bekleid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13" table:style-name="ce15">
            <text:p>13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4</text:p>
          </table:table-cell>
          <table:table-cell office:value-type="string" table:style-name="ce12">
            <text:p>H.v. Bekleid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5</text:p>
          </table:table-cell>
          <table:table-cell office:value-type="string" table:style-name="ce12">
            <text:p>H v. Leder/-waren und Schuh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285" table:style-name="ce15">
            <text:p>285</text:p>
          </table:table-cell>
          <table:table-cell office:value-type="float" office:value="3540" table:style-name="ce15">
            <text:p>3 540</text:p>
          </table:table-cell>
          <table:table-cell office:value-type="float" office:value="3249" table:style-name="ce15">
            <text:p>3 249</text:p>
          </table:table-cell>
          <table:table-cell office:value-type="float" office:value="145084" table:style-name="ce15">
            <text:p>145 084</text:p>
          </table:table-cell>
          <table:table-cell office:value-type="float" office:value="786012" table:style-name="ce15">
            <text:p>786 012</text:p>
          </table:table-cell>
          <table:table-cell office:value-type="float" office:value="759518" table:style-name="ce15">
            <text:p>759 518</text:p>
          </table:table-cell>
          <table:table-cell office:value-type="float" office:value="674740" table:style-name="ce15">
            <text:p>674 740</text:p>
          </table:table-cell>
          <table:table-cell office:value-type="float" office:value="595909" table:style-name="ce15">
            <text:p>595 909</text:p>
          </table:table-cell>
          <table:table-cell office:value-type="float" office:value="102620" table:style-name="ce15">
            <text:p>102 620</text:p>
          </table:table-cell>
          <table:table-cell office:value-type="float" office:value="187161" table:style-name="ce15">
            <text:p>187 161</text:p>
          </table:table-cell>
          <table:table-cell office:value-type="float" office:value="42077" table:style-name="ce15">
            <text:p>42 077</text:p>
          </table:table-cell>
          <table:table-cell office:value-type="float" office:value="15403" table:style-name="ce15">
            <text:p>15 403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5</text:p>
          </table:table-cell>
          <table:table-cell office:value-type="string" table:style-name="ce12">
            <text:p>H v. Leder/-waren und Schuh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161" table:style-name="ce15">
            <text:p>161</text:p>
          </table:table-cell>
          <table:table-cell office:value-type="float" office:value="159" table:style-name="ce15">
            <text:p>159</text:p>
          </table:table-cell>
          <table:table-cell office:value-type="float" office:value="1" table:style-name="ce15">
            <text:p>1</text:p>
          </table:table-cell>
          <table:table-cell office:value-type="float" office:value="26" table:style-name="ce15">
            <text:p>26</text:p>
          </table:table-cell>
          <table:table-cell office:value-type="float" office:value="6737" table:style-name="ce15">
            <text:p>6 737</text:p>
          </table:table-cell>
          <table:table-cell office:value-type="float" office:value="6709" table:style-name="ce15">
            <text:p>6 709</text:p>
          </table:table-cell>
          <table:table-cell office:value-type="float" office:value="6566" table:style-name="ce15">
            <text:p>6 566</text:p>
          </table:table-cell>
          <table:table-cell office:value-type="float" office:value="5052" table:style-name="ce15">
            <text:p>5 052</text:p>
          </table:table-cell>
          <table:table-cell office:value-type="float" office:value="202" table:style-name="ce15">
            <text:p>202</text:p>
          </table:table-cell>
          <table:table-cell office:value-type="float" office:value="1787" table:style-name="ce15">
            <text:p>1 787</text:p>
          </table:table-cell>
          <table:table-cell office:value-type="float" office:value="1761" table:style-name="ce15">
            <text:p>1 761</text:p>
          </table:table-cell>
          <table:table-cell office:value-type="float" office:value="145" table:style-name="ce15">
            <text:p>145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5</text:p>
          </table:table-cell>
          <table:table-cell office:value-type="string" table:style-name="ce12">
            <text:p>H v. Leder/-waren und Schuh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89" table:style-name="ce15">
            <text:p>89</text:p>
          </table:table-cell>
          <table:table-cell office:value-type="float" office:value="292" table:style-name="ce15">
            <text:p>292</text:p>
          </table:table-cell>
          <table:table-cell office:value-type="float" office:value="194" table:style-name="ce15">
            <text:p>194</text:p>
          </table:table-cell>
          <table:table-cell office:value-type="float" office:value="5525" table:style-name="ce15">
            <text:p>5 525</text:p>
          </table:table-cell>
          <table:table-cell office:value-type="float" office:value="20493" table:style-name="ce15">
            <text:p>20 493</text:p>
          </table:table-cell>
          <table:table-cell office:value-type="float" office:value="20006" table:style-name="ce15">
            <text:p>20 006</text:p>
          </table:table-cell>
          <table:table-cell office:value-type="float" office:value="19643" table:style-name="ce15">
            <text:p>19 643</text:p>
          </table:table-cell>
          <table:table-cell office:value-type="float" office:value="12585" table:style-name="ce15">
            <text:p>12 585</text:p>
          </table:table-cell>
          <table:table-cell office:value-type="float" office:value="414" table:style-name="ce15">
            <text:p>414</text:p>
          </table:table-cell>
          <table:table-cell office:value-type="float" office:value="7486" table:style-name="ce15">
            <text:p>7 486</text:p>
          </table:table-cell>
          <table:table-cell office:value-type="float" office:value="1961" table:style-name="ce15">
            <text:p>1 961</text:p>
          </table:table-cell>
          <table:table-cell office:value-type="float" office:value="560" table:style-name="ce15">
            <text:p>56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5</text:p>
          </table:table-cell>
          <table:table-cell office:value-type="string" table:style-name="ce12">
            <text:p>H v. Leder/-waren und Schuh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16" table:style-name="ce15">
            <text:p>16</text:p>
          </table:table-cell>
          <table:table-cell office:value-type="float" office:value="221" table:style-name="ce15">
            <text:p>221</text:p>
          </table:table-cell>
          <table:table-cell office:value-type="float" office:value="202" table:style-name="ce15">
            <text:p>202</text:p>
          </table:table-cell>
          <table:table-cell office:value-type="float" office:value="8356" table:style-name="ce15">
            <text:p>8 356</text:p>
          </table:table-cell>
          <table:table-cell office:value-type="float" office:value="40913" table:style-name="ce15">
            <text:p>40 913</text:p>
          </table:table-cell>
          <table:table-cell office:value-type="float" office:value="39094" table:style-name="ce15">
            <text:p>39 094</text:p>
          </table:table-cell>
          <table:table-cell office:value-type="float" office:value="34664" table:style-name="ce15">
            <text:p>34 664</text:p>
          </table:table-cell>
          <table:table-cell office:value-type="float" office:value="32697" table:style-name="ce15">
            <text:p>32 697</text:p>
          </table:table-cell>
          <table:table-cell office:value-type="float" office:value="6054" table:style-name="ce15">
            <text:p>6 054</text:p>
          </table:table-cell>
          <table:table-cell office:value-type="float" office:value="9354" table:style-name="ce15">
            <text:p>9 354</text:p>
          </table:table-cell>
          <table:table-cell office:value-type="float" office:value="998" table:style-name="ce15">
            <text:p>998</text:p>
          </table:table-cell>
          <table:table-cell office:value-type="float" office:value="1292" table:style-name="ce15">
            <text:p>1 292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5</text:p>
          </table:table-cell>
          <table:table-cell office:value-type="string" table:style-name="ce12">
            <text:p>H v. Leder/-waren und Schuh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6" table:style-name="ce15">
            <text:p>6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5</text:p>
          </table:table-cell>
          <table:table-cell office:value-type="string" table:style-name="ce12">
            <text:p>H v. Leder/-waren und Schuh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9" table:style-name="ce15">
            <text:p>9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5</text:p>
          </table:table-cell>
          <table:table-cell office:value-type="string" table:style-name="ce12">
            <text:p>H v. Leder/-waren und Schuh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4" table:style-name="ce15">
            <text:p>4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6</text:p>
          </table:table-cell>
          <table:table-cell office:value-type="string" table:style-name="ce12">
            <text:p>H.v. Holzwaren; Korbwar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2907" table:style-name="ce15">
            <text:p>2 907</text:p>
          </table:table-cell>
          <table:table-cell office:value-type="float" office:value="37164" table:style-name="ce15">
            <text:p>37 164</text:p>
          </table:table-cell>
          <table:table-cell office:value-type="float" office:value="33970" table:style-name="ce15">
            <text:p>33 970</text:p>
          </table:table-cell>
          <table:table-cell office:value-type="float" office:value="1877743" table:style-name="ce15">
            <text:p>1 877 743</text:p>
          </table:table-cell>
          <table:table-cell office:value-type="float" office:value="14675406" table:style-name="ce15">
            <text:p>14 675 406</text:p>
          </table:table-cell>
          <table:table-cell office:value-type="float" office:value="13622889" table:style-name="ce15">
            <text:p>13 622 889</text:p>
          </table:table-cell>
          <table:table-cell office:value-type="float" office:value="12521646" table:style-name="ce15">
            <text:p>12 521 646</text:p>
          </table:table-cell>
          <table:table-cell office:value-type="float" office:value="10025867" table:style-name="ce15">
            <text:p>10 025 867</text:p>
          </table:table-cell>
          <table:table-cell office:value-type="float" office:value="1251932" table:style-name="ce15">
            <text:p>1 251 932</text:p>
          </table:table-cell>
          <table:table-cell office:value-type="float" office:value="3764912" table:style-name="ce15">
            <text:p>3 764 912</text:p>
          </table:table-cell>
          <table:table-cell office:value-type="float" office:value="1887169" table:style-name="ce15">
            <text:p>1 887 169</text:p>
          </table:table-cell>
          <table:table-cell office:value-type="float" office:value="952421" table:style-name="ce15">
            <text:p>952 421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6</text:p>
          </table:table-cell>
          <table:table-cell office:value-type="string" table:style-name="ce12">
            <text:p>H.v. Holzwaren; Korbwar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1225" table:style-name="ce15">
            <text:p>1 225</text:p>
          </table:table-cell>
          <table:table-cell office:value-type="float" office:value="1212" table:style-name="ce15">
            <text:p>1 212</text:p>
          </table:table-cell>
          <table:table-cell office:value-type="float" office:value="4" table:style-name="ce15">
            <text:p>4</text:p>
          </table:table-cell>
          <table:table-cell office:value-type="float" office:value="87" table:style-name="ce15">
            <text:p>87</text:p>
          </table:table-cell>
          <table:table-cell office:value-type="float" office:value="90227" table:style-name="ce15">
            <text:p>90 227</text:p>
          </table:table-cell>
          <table:table-cell office:value-type="float" office:value="83887" table:style-name="ce15">
            <text:p>83 887</text:p>
          </table:table-cell>
          <table:table-cell office:value-type="float" office:value="81481" table:style-name="ce15">
            <text:p>81 481</text:p>
          </table:table-cell>
          <table:table-cell office:value-type="float" office:value="58036" table:style-name="ce15">
            <text:p>58 036</text:p>
          </table:table-cell>
          <table:table-cell office:value-type="float" office:value="2741" table:style-name="ce15">
            <text:p>2 741</text:p>
          </table:table-cell>
          <table:table-cell office:value-type="float" office:value="27331" table:style-name="ce15">
            <text:p>27 331</text:p>
          </table:table-cell>
          <table:table-cell office:value-type="float" office:value="27244" table:style-name="ce15">
            <text:p>27 244</text:p>
          </table:table-cell>
          <table:table-cell office:value-type="float" office:value="4653" table:style-name="ce15">
            <text:p>4 653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6</text:p>
          </table:table-cell>
          <table:table-cell office:value-type="string" table:style-name="ce12">
            <text:p>H.v. Holzwaren; Korbwar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1161" table:style-name="ce15">
            <text:p>1 161</text:p>
          </table:table-cell>
          <table:table-cell office:value-type="float" office:value="4303" table:style-name="ce15">
            <text:p>4 303</text:p>
          </table:table-cell>
          <table:table-cell office:value-type="float" office:value="2832" table:style-name="ce15">
            <text:p>2 832</text:p>
          </table:table-cell>
          <table:table-cell office:value-type="float" office:value="95506" table:style-name="ce15">
            <text:p>95 506</text:p>
          </table:table-cell>
          <table:table-cell office:value-type="float" office:value="607102" table:style-name="ce15">
            <text:p>607 102</text:p>
          </table:table-cell>
          <table:table-cell office:value-type="float" office:value="594902" table:style-name="ce15">
            <text:p>594 902</text:p>
          </table:table-cell>
          <table:table-cell office:value-type="float" office:value="574734" table:style-name="ce15">
            <text:p>574 734</text:p>
          </table:table-cell>
          <table:table-cell office:value-type="float" office:value="401502" table:style-name="ce15">
            <text:p>401 502</text:p>
          </table:table-cell>
          <table:table-cell office:value-type="float" office:value="25150" table:style-name="ce15">
            <text:p>25 150</text:p>
          </table:table-cell>
          <table:table-cell office:value-type="float" office:value="201951" table:style-name="ce15">
            <text:p>201 951</text:p>
          </table:table-cell>
          <table:table-cell office:value-type="float" office:value="106445" table:style-name="ce15">
            <text:p>106 445</text:p>
          </table:table-cell>
          <table:table-cell office:value-type="float" office:value="45462" table:style-name="ce15">
            <text:p>45 462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6</text:p>
          </table:table-cell>
          <table:table-cell office:value-type="string" table:style-name="ce12">
            <text:p>H.v. Holzwaren; Korbwar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239" table:style-name="ce15">
            <text:p>239</text:p>
          </table:table-cell>
          <table:table-cell office:value-type="float" office:value="3265" table:style-name="ce15">
            <text:p>3 265</text:p>
          </table:table-cell>
          <table:table-cell office:value-type="float" office:value="3039" table:style-name="ce15">
            <text:p>3 039</text:p>
          </table:table-cell>
          <table:table-cell office:value-type="float" office:value="127950" table:style-name="ce15">
            <text:p>127 950</text:p>
          </table:table-cell>
          <table:table-cell office:value-type="float" office:value="714559" table:style-name="ce15">
            <text:p>714 559</text:p>
          </table:table-cell>
          <table:table-cell office:value-type="float" office:value="701713" table:style-name="ce15">
            <text:p>701 713</text:p>
          </table:table-cell>
          <table:table-cell office:value-type="float" office:value="656557" table:style-name="ce15">
            <text:p>656 557</text:p>
          </table:table-cell>
          <table:table-cell office:value-type="float" office:value="489707" table:style-name="ce15">
            <text:p>489 707</text:p>
          </table:table-cell>
          <table:table-cell office:value-type="float" office:value="53659" table:style-name="ce15">
            <text:p>53 659</text:p>
          </table:table-cell>
          <table:table-cell office:value-type="float" office:value="224995" table:style-name="ce15">
            <text:p>224 995</text:p>
          </table:table-cell>
          <table:table-cell office:value-type="float" office:value="97045" table:style-name="ce15">
            <text:p>97 045</text:p>
          </table:table-cell>
          <table:table-cell office:value-type="float" office:value="67660" table:style-name="ce15">
            <text:p>67 66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6</text:p>
          </table:table-cell>
          <table:table-cell office:value-type="string" table:style-name="ce12">
            <text:p>H.v. Holzwaren; Korbwar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174" table:style-name="ce15">
            <text:p>174</text:p>
          </table:table-cell>
          <table:table-cell office:value-type="float" office:value="5278" table:style-name="ce15">
            <text:p>5 278</text:p>
          </table:table-cell>
          <table:table-cell office:value-type="float" office:value="5111" table:style-name="ce15">
            <text:p>5 111</text:p>
          </table:table-cell>
          <table:table-cell office:value-type="float" office:value="246861" table:style-name="ce15">
            <text:p>246 861</text:p>
          </table:table-cell>
          <table:table-cell office:value-type="float" office:value="1622984" table:style-name="ce15">
            <text:p>1 622 984</text:p>
          </table:table-cell>
          <table:table-cell office:value-type="float" office:value="1586460" table:style-name="ce15">
            <text:p>1 586 460</text:p>
          </table:table-cell>
          <table:table-cell office:value-type="float" office:value="1510791" table:style-name="ce15">
            <text:p>1 510 791</text:p>
          </table:table-cell>
          <table:table-cell office:value-type="float" office:value="1123763" table:style-name="ce15">
            <text:p>1 123 763</text:p>
          </table:table-cell>
          <table:table-cell office:value-type="float" office:value="96298" table:style-name="ce15">
            <text:p>96 298</text:p>
          </table:table-cell>
          <table:table-cell office:value-type="float" office:value="492278" table:style-name="ce15">
            <text:p>492 278</text:p>
          </table:table-cell>
          <table:table-cell office:value-type="float" office:value="245417" table:style-name="ce15">
            <text:p>245 417</text:p>
          </table:table-cell>
          <table:table-cell office:value-type="float" office:value="122410" table:style-name="ce15">
            <text:p>122 41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6</text:p>
          </table:table-cell>
          <table:table-cell office:value-type="string" table:style-name="ce12">
            <text:p>H.v. Holzwaren; Korbwar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83" table:style-name="ce15">
            <text:p>83</text:p>
          </table:table-cell>
          <table:table-cell office:value-type="float" office:value="8592" table:style-name="ce15">
            <text:p>8 592</text:p>
          </table:table-cell>
          <table:table-cell office:value-type="float" office:value="8511" table:style-name="ce15">
            <text:p>8 511</text:p>
          </table:table-cell>
          <table:table-cell office:value-type="float" office:value="462244" table:style-name="ce15">
            <text:p>462 244</text:p>
          </table:table-cell>
          <table:table-cell office:value-type="float" office:value="4385535" table:style-name="ce15">
            <text:p>4 385 535</text:p>
          </table:table-cell>
          <table:table-cell office:value-type="float" office:value="4337216" table:style-name="ce15">
            <text:p>4 337 216</text:p>
          </table:table-cell>
          <table:table-cell office:value-type="float" office:value="4068595" table:style-name="ce15">
            <text:p>4 068 595</text:p>
          </table:table-cell>
          <table:table-cell office:value-type="float" office:value="3312647" table:style-name="ce15">
            <text:p>3 312 647</text:p>
          </table:table-cell>
          <table:table-cell office:value-type="float" office:value="315570" table:style-name="ce15">
            <text:p>315 570</text:p>
          </table:table-cell>
          <table:table-cell office:value-type="float" office:value="1068441" table:style-name="ce15">
            <text:p>1 068 441</text:p>
          </table:table-cell>
          <table:table-cell office:value-type="float" office:value="606197" table:style-name="ce15">
            <text:p>606 197</text:p>
          </table:table-cell>
          <table:table-cell office:value-type="float" office:value="227321" table:style-name="ce15">
            <text:p>227 321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6</text:p>
          </table:table-cell>
          <table:table-cell office:value-type="string" table:style-name="ce12">
            <text:p>H.v. Holzwaren; Korbwar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25" table:style-name="ce15">
            <text:p>25</text:p>
          </table:table-cell>
          <table:table-cell office:value-type="float" office:value="14514" table:style-name="ce15">
            <text:p>14 514</text:p>
          </table:table-cell>
          <table:table-cell office:value-type="float" office:value="14473" table:style-name="ce15">
            <text:p>14 473</text:p>
          </table:table-cell>
          <table:table-cell office:value-type="float" office:value="945095" table:style-name="ce15">
            <text:p>945 095</text:p>
          </table:table-cell>
          <table:table-cell office:value-type="float" office:value="7254999" table:style-name="ce15">
            <text:p>7 254 999</text:p>
          </table:table-cell>
          <table:table-cell office:value-type="float" office:value="6318711" table:style-name="ce15">
            <text:p>6 318 711</text:p>
          </table:table-cell>
          <table:table-cell office:value-type="float" office:value="5629488" table:style-name="ce15">
            <text:p>5 629 488</text:p>
          </table:table-cell>
          <table:table-cell office:value-type="float" office:value="4640212" table:style-name="ce15">
            <text:p>4 640 212</text:p>
          </table:table-cell>
          <table:table-cell office:value-type="float" office:value="758514" table:style-name="ce15">
            <text:p>758 514</text:p>
          </table:table-cell>
          <table:table-cell office:value-type="float" office:value="1749916" table:style-name="ce15">
            <text:p>1 749 916</text:p>
          </table:table-cell>
          <table:table-cell office:value-type="float" office:value="804821" table:style-name="ce15">
            <text:p>804 821</text:p>
          </table:table-cell>
          <table:table-cell office:value-type="float" office:value="484915" table:style-name="ce15">
            <text:p>484 915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7</text:p>
          </table:table-cell>
          <table:table-cell office:value-type="string" table:style-name="ce12">
            <text:p>H.v. Papier/Pappe und Waren daraus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185" table:style-name="ce15">
            <text:p>185</text:p>
          </table:table-cell>
          <table:table-cell office:value-type="float" office:value="18987" table:style-name="ce15">
            <text:p>18 987</text:p>
          </table:table-cell>
          <table:table-cell office:value-type="float" office:value="18819" table:style-name="ce15">
            <text:p>18 819</text:p>
          </table:table-cell>
          <table:table-cell office:value-type="float" office:value="1429060" table:style-name="ce15">
            <text:p>1 429 060</text:p>
          </table:table-cell>
          <table:table-cell office:value-type="float" office:value="20258833" table:style-name="ce15">
            <text:p>20 258 833</text:p>
          </table:table-cell>
          <table:table-cell office:value-type="float" office:value="18377680" table:style-name="ce15">
            <text:p>18 377 680</text:p>
          </table:table-cell>
          <table:table-cell office:value-type="float" office:value="10456154" table:style-name="ce15">
            <text:p>10 456 154</text:p>
          </table:table-cell>
          <table:table-cell office:value-type="float" office:value="15893639" table:style-name="ce15">
            <text:p>15 893 639</text:p>
          </table:table-cell>
          <table:table-cell office:value-type="float" office:value="8125086" table:style-name="ce15">
            <text:p>8 125 086</text:p>
          </table:table-cell>
          <table:table-cell office:value-type="float" office:value="2816086" table:style-name="ce15">
            <text:p>2 816 086</text:p>
          </table:table-cell>
          <table:table-cell office:value-type="float" office:value="1387026" table:style-name="ce15">
            <text:p>1 387 026</text:p>
          </table:table-cell>
          <table:table-cell office:value-type="float" office:value="810746" table:style-name="ce15">
            <text:p>810 746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7</text:p>
          </table:table-cell>
          <table:table-cell office:value-type="string" table:style-name="ce12">
            <text:p>H.v. Papier/Pappe und Waren daraus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64" table:style-name="ce15">
            <text:p>64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7</text:p>
          </table:table-cell>
          <table:table-cell office:value-type="string" table:style-name="ce12">
            <text:p>H.v. Papier/Pappe und Waren daraus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34" table:style-name="ce15">
            <text:p>34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7</text:p>
          </table:table-cell>
          <table:table-cell office:value-type="string" table:style-name="ce12">
            <text:p>H.v. Papier/Pappe und Waren daraus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17" table:style-name="ce15">
            <text:p>17</text:p>
          </table:table-cell>
          <table:table-cell office:value-type="float" office:value="252" table:style-name="ce15">
            <text:p>252</text:p>
          </table:table-cell>
          <table:table-cell office:value-type="float" office:value="237" table:style-name="ce15">
            <text:p>237</text:p>
          </table:table-cell>
          <table:table-cell office:value-type="float" office:value="12249" table:style-name="ce15">
            <text:p>12 249</text:p>
          </table:table-cell>
          <table:table-cell office:value-type="float" office:value="49380" table:style-name="ce15">
            <text:p>49 380</text:p>
          </table:table-cell>
          <table:table-cell office:value-type="float" office:value="48759" table:style-name="ce15">
            <text:p>48 759</text:p>
          </table:table-cell>
          <table:table-cell office:value-type="float" office:value="46745" table:style-name="ce15">
            <text:p>46 745</text:p>
          </table:table-cell>
          <table:table-cell office:value-type="float" office:value="34879" table:style-name="ce15">
            <text:p>34 879</text:p>
          </table:table-cell>
          <table:table-cell office:value-type="float" office:value="2046" table:style-name="ce15">
            <text:p>2 046</text:p>
          </table:table-cell>
          <table:table-cell office:value-type="float" office:value="13476" table:style-name="ce15">
            <text:p>13 476</text:p>
          </table:table-cell>
          <table:table-cell office:value-type="float" office:value="1227" table:style-name="ce15">
            <text:p>1 227</text:p>
          </table:table-cell>
          <table:table-cell office:value-type="float" office:value="2862" table:style-name="ce15">
            <text:p>2 862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7</text:p>
          </table:table-cell>
          <table:table-cell office:value-type="string" table:style-name="ce12">
            <text:p>H.v. Papier/Pappe und Waren daraus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16" table:style-name="ce15">
            <text:p>16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7</text:p>
          </table:table-cell>
          <table:table-cell office:value-type="string" table:style-name="ce12">
            <text:p>H.v. Papier/Pappe und Waren daraus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31" table:style-name="ce15">
            <text:p>31</text:p>
          </table:table-cell>
          <table:table-cell office:value-type="float" office:value="4104" table:style-name="ce15">
            <text:p>4 104</text:p>
          </table:table-cell>
          <table:table-cell office:value-type="float" office:value="4083" table:style-name="ce15">
            <text:p>4 083</text:p>
          </table:table-cell>
          <table:table-cell office:value-type="float" office:value="254499" table:style-name="ce15">
            <text:p>254 499</text:p>
          </table:table-cell>
          <table:table-cell office:value-type="float" office:value="1588343" table:style-name="ce15">
            <text:p>1 588 343</text:p>
          </table:table-cell>
          <table:table-cell office:value-type="float" office:value="1511059" table:style-name="ce15">
            <text:p>1 511 059</text:p>
          </table:table-cell>
          <table:table-cell office:value-type="float" office:value="1478431" table:style-name="ce15">
            <text:p>1 478 431</text:p>
          </table:table-cell>
          <table:table-cell office:value-type="float" office:value="1141754" table:style-name="ce15">
            <text:p>1 141 754</text:p>
          </table:table-cell>
          <table:table-cell office:value-type="float" office:value="52035" table:style-name="ce15">
            <text:p>52 035</text:p>
          </table:table-cell>
          <table:table-cell office:value-type="float" office:value="410475" table:style-name="ce15">
            <text:p>410 475</text:p>
          </table:table-cell>
          <table:table-cell office:value-type="float" office:value="155976" table:style-name="ce15">
            <text:p>155 976</text:p>
          </table:table-cell>
          <table:table-cell office:value-type="float" office:value="67616" table:style-name="ce15">
            <text:p>67 616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7</text:p>
          </table:table-cell>
          <table:table-cell office:value-type="string" table:style-name="ce12">
            <text:p>H.v. Papier/Pappe und Waren daraus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23" table:style-name="ce15">
            <text:p>23</text:p>
          </table:table-cell>
          <table:table-cell office:value-type="float" office:value="13908" table:style-name="ce15">
            <text:p>13 908</text:p>
          </table:table-cell>
          <table:table-cell office:value-type="float" office:value="13885" table:style-name="ce15">
            <text:p>13 885</text:p>
          </table:table-cell>
          <table:table-cell office:value-type="float" office:value="1128619" table:style-name="ce15">
            <text:p>1 128 619</text:p>
          </table:table-cell>
          <table:table-cell office:value-type="float" office:value="18465655" table:style-name="ce15">
            <text:p>18 465 655</text:p>
          </table:table-cell>
          <table:table-cell office:value-type="float" office:value="16668002" table:style-name="ce15">
            <text:p>16 668 002</text:p>
          </table:table-cell>
          <table:table-cell office:value-type="float" office:value="8786935" table:style-name="ce15">
            <text:p>8 786 935</text:p>
          </table:table-cell>
          <table:table-cell office:value-type="float" office:value="14606038" table:style-name="ce15">
            <text:p>14 606 038</text:p>
          </table:table-cell>
          <table:table-cell office:value-type="float" office:value="8063565" table:style-name="ce15">
            <text:p>8 063 565</text:p>
          </table:table-cell>
          <table:table-cell office:value-type="float" office:value="2348605" table:style-name="ce15">
            <text:p>2 348 605</text:p>
          </table:table-cell>
          <table:table-cell office:value-type="float" office:value="1219986" table:style-name="ce15">
            <text:p>1 219 986</text:p>
          </table:table-cell>
          <table:table-cell office:value-type="float" office:value="731421" table:style-name="ce15">
            <text:p>731 421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8</text:p>
          </table:table-cell>
          <table:table-cell office:value-type="string" table:style-name="ce12">
            <text:p>H.v. Druckerzeugnis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885" table:style-name="ce15">
            <text:p>885</text:p>
          </table:table-cell>
          <table:table-cell office:value-type="float" office:value="9934" table:style-name="ce15">
            <text:p>9 934</text:p>
          </table:table-cell>
          <table:table-cell office:value-type="float" office:value="8973" table:style-name="ce15">
            <text:p>8 973</text:p>
          </table:table-cell>
          <table:table-cell office:value-type="float" office:value="526953" table:style-name="ce15">
            <text:p>526 953</text:p>
          </table:table-cell>
          <table:table-cell office:value-type="float" office:value="2048848" table:style-name="ce15">
            <text:p>2 048 848</text:p>
          </table:table-cell>
          <table:table-cell office:value-type="float" office:value="1969762" table:style-name="ce15">
            <text:p>1 969 762</text:p>
          </table:table-cell>
          <table:table-cell office:value-type="float" office:value="1866000" table:style-name="ce15">
            <text:p>1 866 000</text:p>
          </table:table-cell>
          <table:table-cell office:value-type="float" office:value="1336133" table:style-name="ce15">
            <text:p>1 336 133</text:p>
          </table:table-cell>
          <table:table-cell office:value-type="float" office:value="127496" table:style-name="ce15">
            <text:p>127 496</text:p>
          </table:table-cell>
          <table:table-cell office:value-type="float" office:value="686247" table:style-name="ce15">
            <text:p>686 247</text:p>
          </table:table-cell>
          <table:table-cell office:value-type="float" office:value="159294" table:style-name="ce15">
            <text:p>159 294</text:p>
          </table:table-cell>
          <table:table-cell office:value-type="float" office:value="147390" table:style-name="ce15">
            <text:p>147 39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8</text:p>
          </table:table-cell>
          <table:table-cell office:value-type="string" table:style-name="ce12">
            <text:p>H.v. Druckerzeugnis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333" table:style-name="ce15">
            <text:p>333</text:p>
          </table:table-cell>
          <table:table-cell office:value-type="float" office:value="329" table:style-name="ce15">
            <text:p>329</text:p>
          </table:table-cell>
          <table:table-cell office:value-type="float" office:value="1" table:style-name="ce15">
            <text:p>1</text:p>
          </table:table-cell>
          <table:table-cell office:value-type="float" office:value="23" table:style-name="ce15">
            <text:p>23</text:p>
          </table:table-cell>
          <table:table-cell office:value-type="float" office:value="26946" table:style-name="ce15">
            <text:p>26 946</text:p>
          </table:table-cell>
          <table:table-cell office:value-type="float" office:value="26246" table:style-name="ce15">
            <text:p>26 246</text:p>
          </table:table-cell>
          <table:table-cell office:value-type="float" office:value="25154" table:style-name="ce15">
            <text:p>25 154</text:p>
          </table:table-cell>
          <table:table-cell office:value-type="float" office:value="20420" table:style-name="ce15">
            <text:p>20 420</text:p>
          </table:table-cell>
          <table:table-cell office:value-type="float" office:value="1352" table:style-name="ce15">
            <text:p>1 352</text:p>
          </table:table-cell>
          <table:table-cell office:value-type="float" office:value="6522" table:style-name="ce15">
            <text:p>6 522</text:p>
          </table:table-cell>
          <table:table-cell office:value-type="float" office:value="6499" table:style-name="ce15">
            <text:p>6 499</text:p>
          </table:table-cell>
          <table:table-cell office:value-type="float" office:value="1015" table:style-name="ce15">
            <text:p>1 015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8</text:p>
          </table:table-cell>
          <table:table-cell office:value-type="string" table:style-name="ce12">
            <text:p>H.v. Druckerzeugnis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367" table:style-name="ce15">
            <text:p>367</text:p>
          </table:table-cell>
          <table:table-cell office:value-type="float" office:value="1392" table:style-name="ce15">
            <text:p>1 392</text:p>
          </table:table-cell>
          <table:table-cell office:value-type="float" office:value="960" table:style-name="ce15">
            <text:p>960</text:p>
          </table:table-cell>
          <table:table-cell office:value-type="float" office:value="34128" table:style-name="ce15">
            <text:p>34 128</text:p>
          </table:table-cell>
          <table:table-cell office:value-type="float" office:value="137080" table:style-name="ce15">
            <text:p>137 080</text:p>
          </table:table-cell>
          <table:table-cell office:value-type="float" office:value="133957" table:style-name="ce15">
            <text:p>133 957</text:p>
          </table:table-cell>
          <table:table-cell office:value-type="float" office:value="122695" table:style-name="ce15">
            <text:p>122 695</text:p>
          </table:table-cell>
          <table:table-cell office:value-type="float" office:value="87292" table:style-name="ce15">
            <text:p>87 292</text:p>
          </table:table-cell>
          <table:table-cell office:value-type="float" office:value="12613" table:style-name="ce15">
            <text:p>12 613</text:p>
          </table:table-cell>
          <table:table-cell office:value-type="float" office:value="50699" table:style-name="ce15">
            <text:p>50 699</text:p>
          </table:table-cell>
          <table:table-cell office:value-type="float" office:value="16571" table:style-name="ce15">
            <text:p>16 571</text:p>
          </table:table-cell>
          <table:table-cell office:value-type="float" office:value="4447" table:style-name="ce15">
            <text:p>4 447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8</text:p>
          </table:table-cell>
          <table:table-cell office:value-type="string" table:style-name="ce12">
            <text:p>H.v. Druckerzeugnis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88" table:style-name="ce15">
            <text:p>88</text:p>
          </table:table-cell>
          <table:table-cell office:value-type="float" office:value="1215" table:style-name="ce15">
            <text:p>1 215</text:p>
          </table:table-cell>
          <table:table-cell office:value-type="float" office:value="1128" table:style-name="ce15">
            <text:p>1 128</text:p>
          </table:table-cell>
          <table:table-cell office:value-type="float" office:value="53148" table:style-name="ce15">
            <text:p>53 148</text:p>
          </table:table-cell>
          <table:table-cell office:value-type="float" office:value="188106" table:style-name="ce15">
            <text:p>188 106</text:p>
          </table:table-cell>
          <table:table-cell office:value-type="float" office:value="182768" table:style-name="ce15">
            <text:p>182 768</text:p>
          </table:table-cell>
          <table:table-cell office:value-type="float" office:value="169625" table:style-name="ce15">
            <text:p>169 625</text:p>
          </table:table-cell>
          <table:table-cell office:value-type="float" office:value="117552" table:style-name="ce15">
            <text:p>117 552</text:p>
          </table:table-cell>
          <table:table-cell office:value-type="float" office:value="16300" table:style-name="ce15">
            <text:p>16 300</text:p>
          </table:table-cell>
          <table:table-cell office:value-type="float" office:value="72203" table:style-name="ce15">
            <text:p>72 203</text:p>
          </table:table-cell>
          <table:table-cell office:value-type="float" office:value="19055" table:style-name="ce15">
            <text:p>19 055</text:p>
          </table:table-cell>
          <table:table-cell office:value-type="float" office:value="9896" table:style-name="ce15">
            <text:p>9 896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8</text:p>
          </table:table-cell>
          <table:table-cell office:value-type="string" table:style-name="ce12">
            <text:p>H.v. Druckerzeugnis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57" table:style-name="ce15">
            <text:p>57</text:p>
          </table:table-cell>
          <table:table-cell office:value-type="float" office:value="1821" table:style-name="ce15">
            <text:p>1 821</text:p>
          </table:table-cell>
          <table:table-cell office:value-type="float" office:value="1762" table:style-name="ce15">
            <text:p>1 762</text:p>
          </table:table-cell>
          <table:table-cell office:value-type="float" office:value="96708" table:style-name="ce15">
            <text:p>96 708</text:p>
          </table:table-cell>
          <table:table-cell office:value-type="float" office:value="353302" table:style-name="ce15">
            <text:p>353 302</text:p>
          </table:table-cell>
          <table:table-cell office:value-type="float" office:value="341578" table:style-name="ce15">
            <text:p>341 578</text:p>
          </table:table-cell>
          <table:table-cell office:value-type="float" office:value="313835" table:style-name="ce15">
            <text:p>313 835</text:p>
          </table:table-cell>
          <table:table-cell office:value-type="float" office:value="220528" table:style-name="ce15">
            <text:p>220 528</text:p>
          </table:table-cell>
          <table:table-cell office:value-type="float" office:value="33363" table:style-name="ce15">
            <text:p>33 363</text:p>
          </table:table-cell>
          <table:table-cell office:value-type="float" office:value="130457" table:style-name="ce15">
            <text:p>130 457</text:p>
          </table:table-cell>
          <table:table-cell office:value-type="float" office:value="33749" table:style-name="ce15">
            <text:p>33 749</text:p>
          </table:table-cell>
          <table:table-cell office:value-type="float" office:value="25173" table:style-name="ce15">
            <text:p>25 173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8</text:p>
          </table:table-cell>
          <table:table-cell office:value-type="string" table:style-name="ce12">
            <text:p>H.v. Druckerzeugnis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34" table:style-name="ce15">
            <text:p>34</text:p>
          </table:table-cell>
          <table:table-cell office:value-type="float" office:value="3130" table:style-name="ce15">
            <text:p>3 130</text:p>
          </table:table-cell>
          <table:table-cell office:value-type="float" office:value="3086" table:style-name="ce15">
            <text:p>3 086</text:p>
          </table:table-cell>
          <table:table-cell office:value-type="float" office:value="198859" table:style-name="ce15">
            <text:p>198 859</text:p>
          </table:table-cell>
          <table:table-cell office:value-type="float" office:value="673998" table:style-name="ce15">
            <text:p>673 998</text:p>
          </table:table-cell>
          <table:table-cell office:value-type="float" office:value="640406" table:style-name="ce15">
            <text:p>640 406</text:p>
          </table:table-cell>
          <table:table-cell office:value-type="float" office:value="616377" table:style-name="ce15">
            <text:p>616 377</text:p>
          </table:table-cell>
          <table:table-cell office:value-type="float" office:value="418884" table:style-name="ce15">
            <text:p>418 884</text:p>
          </table:table-cell>
          <table:table-cell office:value-type="float" office:value="32598" table:style-name="ce15">
            <text:p>32 598</text:p>
          </table:table-cell>
          <table:table-cell office:value-type="float" office:value="243662" table:style-name="ce15">
            <text:p>243 662</text:p>
          </table:table-cell>
          <table:table-cell office:value-type="float" office:value="44803" table:style-name="ce15">
            <text:p>44 803</text:p>
          </table:table-cell>
          <table:table-cell office:value-type="float" office:value="40143" table:style-name="ce15">
            <text:p>40 143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8</text:p>
          </table:table-cell>
          <table:table-cell office:value-type="string" table:style-name="ce12">
            <text:p>H.v. Druckerzeugnis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6" table:style-name="ce15">
            <text:p>6</text:p>
          </table:table-cell>
          <table:table-cell office:value-type="float" office:value="2047" table:style-name="ce15">
            <text:p>2 047</text:p>
          </table:table-cell>
          <table:table-cell office:value-type="float" office:value="2036" table:style-name="ce15">
            <text:p>2 036</text:p>
          </table:table-cell>
          <table:table-cell office:value-type="float" office:value="144087" table:style-name="ce15">
            <text:p>144 087</text:p>
          </table:table-cell>
          <table:table-cell office:value-type="float" office:value="669416" table:style-name="ce15">
            <text:p>669 416</text:p>
          </table:table-cell>
          <table:table-cell office:value-type="float" office:value="644807" table:style-name="ce15">
            <text:p>644 807</text:p>
          </table:table-cell>
          <table:table-cell office:value-type="float" office:value="618314" table:style-name="ce15">
            <text:p>618 314</text:p>
          </table:table-cell>
          <table:table-cell office:value-type="float" office:value="471457" table:style-name="ce15">
            <text:p>471 457</text:p>
          </table:table-cell>
          <table:table-cell office:value-type="float" office:value="31270" table:style-name="ce15">
            <text:p>31 270</text:p>
          </table:table-cell>
          <table:table-cell office:value-type="float" office:value="182704" table:style-name="ce15">
            <text:p>182 704</text:p>
          </table:table-cell>
          <table:table-cell office:value-type="float" office:value="38617" table:style-name="ce15">
            <text:p>38 617</text:p>
          </table:table-cell>
          <table:table-cell office:value-type="float" office:value="66716" table:style-name="ce15">
            <text:p>66 716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9</text:p>
          </table:table-cell>
          <table:table-cell office:value-type="string" table:style-name="ce12">
            <text:p>Kokerei und Mineralölverarbeit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9</text:p>
          </table:table-cell>
          <table:table-cell office:value-type="string" table:style-name="ce12">
            <text:p>Kokerei und Mineralölverarbeit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9</text:p>
          </table:table-cell>
          <table:table-cell office:value-type="string" table:style-name="ce12">
            <text:p>Kokerei und Mineralölverarbeit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9</text:p>
          </table:table-cell>
          <table:table-cell office:value-type="string" table:style-name="ce12">
            <text:p>Kokerei und Mineralölverarbeit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9</text:p>
          </table:table-cell>
          <table:table-cell office:value-type="string" table:style-name="ce12">
            <text:p>Kokerei und Mineralölverarbeit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9</text:p>
          </table:table-cell>
          <table:table-cell office:value-type="string" table:style-name="ce12">
            <text:p>Kokerei und Mineralölverarbeit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19</text:p>
          </table:table-cell>
          <table:table-cell office:value-type="string" table:style-name="ce12">
            <text:p>Kokerei und Mineralölverarbeit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0</text:p>
          </table:table-cell>
          <table:table-cell office:value-type="string" table:style-name="ce12">
            <text:p>H.v. chemischen Erzeugnis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656" table:style-name="ce15">
            <text:p>656</text:p>
          </table:table-cell>
          <table:table-cell office:value-type="float" office:value="21064" table:style-name="ce15">
            <text:p>21 064</text:p>
          </table:table-cell>
          <table:table-cell office:value-type="float" office:value="20395" table:style-name="ce15">
            <text:p>20 395</text:p>
          </table:table-cell>
          <table:table-cell office:value-type="float" office:value="1669923" table:style-name="ce15">
            <text:p>1 669 923</text:p>
          </table:table-cell>
          <table:table-cell office:value-type="float" office:value="23242647" table:style-name="ce15">
            <text:p>23 242 647</text:p>
          </table:table-cell>
          <table:table-cell office:value-type="float" office:value="21580138" table:style-name="ce15">
            <text:p>21 580 138</text:p>
          </table:table-cell>
          <table:table-cell office:value-type="float" office:value="19248558" table:style-name="ce15">
            <text:p>19 248 558</text:p>
          </table:table-cell>
          <table:table-cell office:value-type="float" office:value="18618584" table:style-name="ce15">
            <text:p>18 618 584</text:p>
          </table:table-cell>
          <table:table-cell office:value-type="float" office:value="2743879" table:style-name="ce15">
            <text:p>2 743 879</text:p>
          </table:table-cell>
          <table:table-cell office:value-type="float" office:value="3677423" table:style-name="ce15">
            <text:p>3 677 423</text:p>
          </table:table-cell>
          <table:table-cell office:value-type="float" office:value="2007500" table:style-name="ce15">
            <text:p>2 007 500</text:p>
          </table:table-cell>
          <table:table-cell office:value-type="float" office:value="621791" table:style-name="ce15">
            <text:p>621 791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0</text:p>
          </table:table-cell>
          <table:table-cell office:value-type="string" table:style-name="ce12">
            <text:p>H.v. chemischen Erzeugnis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334" table:style-name="ce15">
            <text:p>334</text:p>
          </table:table-cell>
          <table:table-cell office:value-type="float" office:value="316" table:style-name="ce15">
            <text:p>316</text:p>
          </table:table-cell>
          <table:table-cell office:value-type="float" office:value="4" table:style-name="ce15">
            <text:p>4</text:p>
          </table:table-cell>
          <table:table-cell office:value-type="float" office:value="82" table:style-name="ce15">
            <text:p>82</text:p>
          </table:table-cell>
          <table:table-cell office:value-type="float" office:value="18794" table:style-name="ce15">
            <text:p>18 794</text:p>
          </table:table-cell>
          <table:table-cell office:value-type="float" office:value="18548" table:style-name="ce15">
            <text:p>18 548</text:p>
          </table:table-cell>
          <table:table-cell office:value-type="float" office:value="17223" table:style-name="ce15">
            <text:p>17 223</text:p>
          </table:table-cell>
          <table:table-cell office:value-type="float" office:value="16201" table:style-name="ce15">
            <text:p>16 201</text:p>
          </table:table-cell>
          <table:table-cell office:value-type="float" office:value="1381" table:style-name="ce15">
            <text:p>1 381</text:p>
          </table:table-cell>
          <table:table-cell office:value-type="float" office:value="3201" table:style-name="ce15">
            <text:p>3 201</text:p>
          </table:table-cell>
          <table:table-cell office:value-type="float" office:value="3119" table:style-name="ce15">
            <text:p>3 119</text:p>
          </table:table-cell>
          <table:table-cell office:value-type="float" office:value="561" table:style-name="ce15">
            <text:p>561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0</text:p>
          </table:table-cell>
          <table:table-cell office:value-type="string" table:style-name="ce12">
            <text:p>H.v. chemischen Erzeugnis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175" table:style-name="ce15">
            <text:p>175</text:p>
          </table:table-cell>
          <table:table-cell office:value-type="float" office:value="720" table:style-name="ce15">
            <text:p>720</text:p>
          </table:table-cell>
          <table:table-cell office:value-type="float" office:value="510" table:style-name="ce15">
            <text:p>510</text:p>
          </table:table-cell>
          <table:table-cell office:value-type="float" office:value="21759" table:style-name="ce15">
            <text:p>21 759</text:p>
          </table:table-cell>
          <table:table-cell office:value-type="float" office:value="142255" table:style-name="ce15">
            <text:p>142 255</text:p>
          </table:table-cell>
          <table:table-cell office:value-type="float" office:value="139586" table:style-name="ce15">
            <text:p>139 586</text:p>
          </table:table-cell>
          <table:table-cell office:value-type="float" office:value="130187" table:style-name="ce15">
            <text:p>130 187</text:p>
          </table:table-cell>
          <table:table-cell office:value-type="float" office:value="108943" table:style-name="ce15">
            <text:p>108 943</text:p>
          </table:table-cell>
          <table:table-cell office:value-type="float" office:value="12100" table:style-name="ce15">
            <text:p>12 100</text:p>
          </table:table-cell>
          <table:table-cell office:value-type="float" office:value="38410" table:style-name="ce15">
            <text:p>38 410</text:p>
          </table:table-cell>
          <table:table-cell office:value-type="float" office:value="16651" table:style-name="ce15">
            <text:p>16 651</text:p>
          </table:table-cell>
          <table:table-cell office:value-type="float" office:value="5314" table:style-name="ce15">
            <text:p>5 314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0</text:p>
          </table:table-cell>
          <table:table-cell office:value-type="string" table:style-name="ce12">
            <text:p>H.v. chemischen Erzeugnis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47" table:style-name="ce15">
            <text:p>47</text:p>
          </table:table-cell>
          <table:table-cell office:value-type="float" office:value="660" table:style-name="ce15">
            <text:p>660</text:p>
          </table:table-cell>
          <table:table-cell office:value-type="float" office:value="602" table:style-name="ce15">
            <text:p>602</text:p>
          </table:table-cell>
          <table:table-cell office:value-type="float" office:value="30349" table:style-name="ce15">
            <text:p>30 349</text:p>
          </table:table-cell>
          <table:table-cell office:value-type="float" office:value="243975" table:style-name="ce15">
            <text:p>243 975</text:p>
          </table:table-cell>
          <table:table-cell office:value-type="float" office:value="242343" table:style-name="ce15">
            <text:p>242 343</text:p>
          </table:table-cell>
          <table:table-cell office:value-type="float" office:value="230341" table:style-name="ce15">
            <text:p>230 341</text:p>
          </table:table-cell>
          <table:table-cell office:value-type="float" office:value="185295" table:style-name="ce15">
            <text:p>185 295</text:p>
          </table:table-cell>
          <table:table-cell office:value-type="float" office:value="15216" table:style-name="ce15">
            <text:p>15 216</text:p>
          </table:table-cell>
          <table:table-cell office:value-type="float" office:value="65855" table:style-name="ce15">
            <text:p>65 855</text:p>
          </table:table-cell>
          <table:table-cell office:value-type="float" office:value="35506" table:style-name="ce15">
            <text:p>35 506</text:p>
          </table:table-cell>
          <table:table-cell office:value-type="float" office:value="8589" table:style-name="ce15">
            <text:p>8 589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0</text:p>
          </table:table-cell>
          <table:table-cell office:value-type="string" table:style-name="ce12">
            <text:p>H.v. chemischen Erzeugnis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38" table:style-name="ce15">
            <text:p>38</text:p>
          </table:table-cell>
          <table:table-cell office:value-type="float" office:value="1262" table:style-name="ce15">
            <text:p>1 262</text:p>
          </table:table-cell>
          <table:table-cell office:value-type="float" office:value="1231" table:style-name="ce15">
            <text:p>1 231</text:p>
          </table:table-cell>
          <table:table-cell office:value-type="float" office:value="79461" table:style-name="ce15">
            <text:p>79 461</text:p>
          </table:table-cell>
          <table:table-cell office:value-type="float" office:value="772908" table:style-name="ce15">
            <text:p>772 908</text:p>
          </table:table-cell>
          <table:table-cell office:value-type="float" office:value="751089" table:style-name="ce15">
            <text:p>751 089</text:p>
          </table:table-cell>
          <table:table-cell office:value-type="float" office:value="688596" table:style-name="ce15">
            <text:p>688 596</text:p>
          </table:table-cell>
          <table:table-cell office:value-type="float" office:value="627556" table:style-name="ce15">
            <text:p>627 556</text:p>
          </table:table-cell>
          <table:table-cell office:value-type="float" office:value="68693" table:style-name="ce15">
            <text:p>68 693</text:p>
          </table:table-cell>
          <table:table-cell office:value-type="float" office:value="142030" table:style-name="ce15">
            <text:p>142 030</text:p>
          </table:table-cell>
          <table:table-cell office:value-type="float" office:value="62569" table:style-name="ce15">
            <text:p>62 569</text:p>
          </table:table-cell>
          <table:table-cell office:value-type="float" office:value="35557" table:style-name="ce15">
            <text:p>35 557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0</text:p>
          </table:table-cell>
          <table:table-cell office:value-type="string" table:style-name="ce12">
            <text:p>H.v. chemischen Erzeugnis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44" table:style-name="ce15">
            <text:p>44</text:p>
          </table:table-cell>
          <table:table-cell office:value-type="float" office:value="5361" table:style-name="ce15">
            <text:p>5 361</text:p>
          </table:table-cell>
          <table:table-cell office:value-type="float" office:value="5327" table:style-name="ce15">
            <text:p>5 327</text:p>
          </table:table-cell>
          <table:table-cell office:value-type="float" office:value="419043" table:style-name="ce15">
            <text:p>419 043</text:p>
          </table:table-cell>
          <table:table-cell office:value-type="float" office:value="3810076" table:style-name="ce15">
            <text:p>3 810 076</text:p>
          </table:table-cell>
          <table:table-cell office:value-type="float" office:value="3717351" table:style-name="ce15">
            <text:p>3 717 351</text:p>
          </table:table-cell>
          <table:table-cell office:value-type="float" office:value="3279169" table:style-name="ce15">
            <text:p>3 279 169</text:p>
          </table:table-cell>
          <table:table-cell office:value-type="float" office:value="3003449" table:style-name="ce15">
            <text:p>3 003 449</text:p>
          </table:table-cell>
          <table:table-cell office:value-type="float" office:value="493572" table:style-name="ce15">
            <text:p>493 572</text:p>
          </table:table-cell>
          <table:table-cell office:value-type="float" office:value="830484" table:style-name="ce15">
            <text:p>830 484</text:p>
          </table:table-cell>
          <table:table-cell office:value-type="float" office:value="411441" table:style-name="ce15">
            <text:p>411 441</text:p>
          </table:table-cell>
          <table:table-cell office:value-type="float" office:value="205379" table:style-name="ce15">
            <text:p>205 379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0</text:p>
          </table:table-cell>
          <table:table-cell office:value-type="string" table:style-name="ce12">
            <text:p>H.v. chemischen Erzeugnis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18" table:style-name="ce15">
            <text:p>18</text:p>
          </table:table-cell>
          <table:table-cell office:value-type="float" office:value="12745" table:style-name="ce15">
            <text:p>12 745</text:p>
          </table:table-cell>
          <table:table-cell office:value-type="float" office:value="12721" table:style-name="ce15">
            <text:p>12 721</text:p>
          </table:table-cell>
          <table:table-cell office:value-type="float" office:value="1119229" table:style-name="ce15">
            <text:p>1 119 229</text:p>
          </table:table-cell>
          <table:table-cell office:value-type="float" office:value="18254639" table:style-name="ce15">
            <text:p>18 254 639</text:p>
          </table:table-cell>
          <table:table-cell office:value-type="float" office:value="16711221" table:style-name="ce15">
            <text:p>16 711 221</text:p>
          </table:table-cell>
          <table:table-cell office:value-type="float" office:value="14903042" table:style-name="ce15">
            <text:p>14 903 042</text:p>
          </table:table-cell>
          <table:table-cell office:value-type="float" office:value="14677140" table:style-name="ce15">
            <text:p>14 677 140</text:p>
          </table:table-cell>
          <table:table-cell office:value-type="float" office:value="2152917" table:style-name="ce15">
            <text:p>2 152 917</text:p>
          </table:table-cell>
          <table:table-cell office:value-type="float" office:value="2597443" table:style-name="ce15">
            <text:p>2 597 443</text:p>
          </table:table-cell>
          <table:table-cell office:value-type="float" office:value="1478214" table:style-name="ce15">
            <text:p>1 478 214</text:p>
          </table:table-cell>
          <table:table-cell office:value-type="float" office:value="366391" table:style-name="ce15">
            <text:p>366 391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1</text:p>
          </table:table-cell>
          <table:table-cell office:value-type="string" table:style-name="ce12">
            <text:p>H.v. pharmazeutischen Erzeugnis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108" table:style-name="ce15">
            <text:p>108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1</text:p>
          </table:table-cell>
          <table:table-cell office:value-type="string" table:style-name="ce12">
            <text:p>H.v. pharmazeutischen Erzeugnis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23" table:style-name="ce15">
            <text:p>23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1</text:p>
          </table:table-cell>
          <table:table-cell office:value-type="string" table:style-name="ce12">
            <text:p>H.v. pharmazeutischen Erzeugnis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36" table:style-name="ce15">
            <text:p>36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1</text:p>
          </table:table-cell>
          <table:table-cell office:value-type="string" table:style-name="ce12">
            <text:p>H.v. pharmazeutischen Erzeugnis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11" table:style-name="ce15">
            <text:p>11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1</text:p>
          </table:table-cell>
          <table:table-cell office:value-type="string" table:style-name="ce12">
            <text:p>H.v. pharmazeutischen Erzeugnis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14" table:style-name="ce15">
            <text:p>14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1</text:p>
          </table:table-cell>
          <table:table-cell office:value-type="string" table:style-name="ce12">
            <text:p>H.v. pharmazeutischen Erzeugnis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11" table:style-name="ce15">
            <text:p>11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1</text:p>
          </table:table-cell>
          <table:table-cell office:value-type="string" table:style-name="ce12">
            <text:p>H.v. pharmazeutischen Erzeugnis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13" table:style-name="ce15">
            <text:p>13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2</text:p>
          </table:table-cell>
          <table:table-cell office:value-type="string" table:style-name="ce12">
            <text:p>H.v. Gummi- und Kunststoffwar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696" table:style-name="ce15">
            <text:p>696</text:p>
          </table:table-cell>
          <table:table-cell office:value-type="float" office:value="32679" table:style-name="ce15">
            <text:p>32 679</text:p>
          </table:table-cell>
          <table:table-cell office:value-type="float" office:value="31971" table:style-name="ce15">
            <text:p>31 971</text:p>
          </table:table-cell>
          <table:table-cell office:value-type="float" office:value="2018640" table:style-name="ce15">
            <text:p>2 018 640</text:p>
          </table:table-cell>
          <table:table-cell office:value-type="float" office:value="9429363" table:style-name="ce15">
            <text:p>9 429 363</text:p>
          </table:table-cell>
          <table:table-cell office:value-type="float" office:value="8604472" table:style-name="ce15">
            <text:p>8 604 472</text:p>
          </table:table-cell>
          <table:table-cell office:value-type="float" office:value="7947248" table:style-name="ce15">
            <text:p>7 947 248</text:p>
          </table:table-cell>
          <table:table-cell office:value-type="float" office:value="6217675" table:style-name="ce15">
            <text:p>6 217 675</text:p>
          </table:table-cell>
          <table:table-cell office:value-type="float" office:value="820684" table:style-name="ce15">
            <text:p>820 684</text:p>
          </table:table-cell>
          <table:table-cell office:value-type="float" office:value="2661012" table:style-name="ce15">
            <text:p>2 661 012</text:p>
          </table:table-cell>
          <table:table-cell office:value-type="float" office:value="642372" table:style-name="ce15">
            <text:p>642 372</text:p>
          </table:table-cell>
          <table:table-cell office:value-type="float" office:value="429748" table:style-name="ce15">
            <text:p>429 748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2</text:p>
          </table:table-cell>
          <table:table-cell office:value-type="string" table:style-name="ce12">
            <text:p>H.v. Gummi- und Kunststoffwar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199" table:style-name="ce15">
            <text:p>199</text:p>
          </table:table-cell>
          <table:table-cell office:value-type="float" office:value="194" table:style-name="ce15">
            <text:p>194</text:p>
          </table:table-cell>
          <table:table-cell office:value-type="float" office:value="3" table:style-name="ce15">
            <text:p>3</text:p>
          </table:table-cell>
          <table:table-cell office:value-type="float" office:value="94" table:style-name="ce15">
            <text:p>94</text:p>
          </table:table-cell>
          <table:table-cell office:value-type="float" office:value="15696" table:style-name="ce15">
            <text:p>15 696</text:p>
          </table:table-cell>
          <table:table-cell office:value-type="float" office:value="15454" table:style-name="ce15">
            <text:p>15 454</text:p>
          </table:table-cell>
          <table:table-cell office:value-type="float" office:value="14305" table:style-name="ce15">
            <text:p>14 305</text:p>
          </table:table-cell>
          <table:table-cell office:value-type="float" office:value="11894" table:style-name="ce15">
            <text:p>11 894</text:p>
          </table:table-cell>
          <table:table-cell office:value-type="float" office:value="1072" table:style-name="ce15">
            <text:p>1 072</text:p>
          </table:table-cell>
          <table:table-cell office:value-type="float" office:value="3638" table:style-name="ce15">
            <text:p>3 638</text:p>
          </table:table-cell>
          <table:table-cell office:value-type="float" office:value="3544" table:style-name="ce15">
            <text:p>3 544</text:p>
          </table:table-cell>
          <table:table-cell office:value-type="float" office:value="890" table:style-name="ce15">
            <text:p>89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2</text:p>
          </table:table-cell>
          <table:table-cell office:value-type="string" table:style-name="ce12">
            <text:p>H.v. Gummi- und Kunststoffwar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201" table:style-name="ce15">
            <text:p>201</text:p>
          </table:table-cell>
          <table:table-cell office:value-type="float" office:value="880" table:style-name="ce15">
            <text:p>880</text:p>
          </table:table-cell>
          <table:table-cell office:value-type="float" office:value="657" table:style-name="ce15">
            <text:p>657</text:p>
          </table:table-cell>
          <table:table-cell office:value-type="float" office:value="26170" table:style-name="ce15">
            <text:p>26 170</text:p>
          </table:table-cell>
          <table:table-cell office:value-type="float" office:value="130352" table:style-name="ce15">
            <text:p>130 352</text:p>
          </table:table-cell>
          <table:table-cell office:value-type="float" office:value="127311" table:style-name="ce15">
            <text:p>127 311</text:p>
          </table:table-cell>
          <table:table-cell office:value-type="float" office:value="122435" table:style-name="ce15">
            <text:p>122 435</text:p>
          </table:table-cell>
          <table:table-cell office:value-type="float" office:value="83952" table:style-name="ce15">
            <text:p>83 952</text:p>
          </table:table-cell>
          <table:table-cell office:value-type="float" office:value="6604" table:style-name="ce15">
            <text:p>6 604</text:p>
          </table:table-cell>
          <table:table-cell office:value-type="float" office:value="46651" table:style-name="ce15">
            <text:p>46 651</text:p>
          </table:table-cell>
          <table:table-cell office:value-type="float" office:value="20481" table:style-name="ce15">
            <text:p>20 481</text:p>
          </table:table-cell>
          <table:table-cell office:value-type="float" office:value="7037" table:style-name="ce15">
            <text:p>7 037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2</text:p>
          </table:table-cell>
          <table:table-cell office:value-type="string" table:style-name="ce12">
            <text:p>H.v. Gummi- und Kunststoffwar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84" table:style-name="ce15">
            <text:p>84</text:p>
          </table:table-cell>
          <table:table-cell office:value-type="float" office:value="1133" table:style-name="ce15">
            <text:p>1 133</text:p>
          </table:table-cell>
          <table:table-cell office:value-type="float" office:value="1031" table:style-name="ce15">
            <text:p>1 031</text:p>
          </table:table-cell>
          <table:table-cell office:value-type="float" office:value="53932" table:style-name="ce15">
            <text:p>53 932</text:p>
          </table:table-cell>
          <table:table-cell office:value-type="float" office:value="274172" table:style-name="ce15">
            <text:p>274 172</text:p>
          </table:table-cell>
          <table:table-cell office:value-type="float" office:value="266712" table:style-name="ce15">
            <text:p>266 712</text:p>
          </table:table-cell>
          <table:table-cell office:value-type="float" office:value="254209" table:style-name="ce15">
            <text:p>254 209</text:p>
          </table:table-cell>
          <table:table-cell office:value-type="float" office:value="186699" table:style-name="ce15">
            <text:p>186 699</text:p>
          </table:table-cell>
          <table:table-cell office:value-type="float" office:value="16736" table:style-name="ce15">
            <text:p>16 736</text:p>
          </table:table-cell>
          <table:table-cell office:value-type="float" office:value="87443" table:style-name="ce15">
            <text:p>87 443</text:p>
          </table:table-cell>
          <table:table-cell office:value-type="float" office:value="33511" table:style-name="ce15">
            <text:p>33 511</text:p>
          </table:table-cell>
          <table:table-cell office:value-type="float" office:value="9664" table:style-name="ce15">
            <text:p>9 664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2</text:p>
          </table:table-cell>
          <table:table-cell office:value-type="string" table:style-name="ce12">
            <text:p>H.v. Gummi- und Kunststoffwar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91" table:style-name="ce15">
            <text:p>91</text:p>
          </table:table-cell>
          <table:table-cell office:value-type="float" office:value="2942" table:style-name="ce15">
            <text:p>2 942</text:p>
          </table:table-cell>
          <table:table-cell office:value-type="float" office:value="2874" table:style-name="ce15">
            <text:p>2 874</text:p>
          </table:table-cell>
          <table:table-cell office:value-type="float" office:value="148911" table:style-name="ce15">
            <text:p>148 911</text:p>
          </table:table-cell>
          <table:table-cell office:value-type="float" office:value="649977" table:style-name="ce15">
            <text:p>649 977</text:p>
          </table:table-cell>
          <table:table-cell office:value-type="float" office:value="633576" table:style-name="ce15">
            <text:p>633 576</text:p>
          </table:table-cell>
          <table:table-cell office:value-type="float" office:value="615495" table:style-name="ce15">
            <text:p>615 495</text:p>
          </table:table-cell>
          <table:table-cell office:value-type="float" office:value="439341" table:style-name="ce15">
            <text:p>439 341</text:p>
          </table:table-cell>
          <table:table-cell office:value-type="float" office:value="27616" table:style-name="ce15">
            <text:p>27 616</text:p>
          </table:table-cell>
          <table:table-cell office:value-type="float" office:value="209075" table:style-name="ce15">
            <text:p>209 075</text:p>
          </table:table-cell>
          <table:table-cell office:value-type="float" office:value="60164" table:style-name="ce15">
            <text:p>60 164</text:p>
          </table:table-cell>
          <table:table-cell office:value-type="float" office:value="41877" table:style-name="ce15">
            <text:p>41 877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2</text:p>
          </table:table-cell>
          <table:table-cell office:value-type="string" table:style-name="ce12">
            <text:p>H.v. Gummi- und Kunststoffwar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93" table:style-name="ce15">
            <text:p>93</text:p>
          </table:table-cell>
          <table:table-cell office:value-type="float" office:value="9711" table:style-name="ce15">
            <text:p>9 711</text:p>
          </table:table-cell>
          <table:table-cell office:value-type="float" office:value="9632" table:style-name="ce15">
            <text:p>9 632</text:p>
          </table:table-cell>
          <table:table-cell office:value-type="float" office:value="557683" table:style-name="ce15">
            <text:p>557 683</text:p>
          </table:table-cell>
          <table:table-cell office:value-type="float" office:value="2479156" table:style-name="ce15">
            <text:p>2 479 156</text:p>
          </table:table-cell>
          <table:table-cell office:value-type="float" office:value="2374427" table:style-name="ce15">
            <text:p>2 374 427</text:p>
          </table:table-cell>
          <table:table-cell office:value-type="float" office:value="2243866" table:style-name="ce15">
            <text:p>2 243 866</text:p>
          </table:table-cell>
          <table:table-cell office:value-type="float" office:value="1662232" table:style-name="ce15">
            <text:p>1 662 232</text:p>
          </table:table-cell>
          <table:table-cell office:value-type="float" office:value="184525" table:style-name="ce15">
            <text:p>184 525</text:p>
          </table:table-cell>
          <table:table-cell office:value-type="float" office:value="789879" table:style-name="ce15">
            <text:p>789 879</text:p>
          </table:table-cell>
          <table:table-cell office:value-type="float" office:value="232196" table:style-name="ce15">
            <text:p>232 196</text:p>
          </table:table-cell>
          <table:table-cell office:value-type="float" office:value="127596" table:style-name="ce15">
            <text:p>127 596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2</text:p>
          </table:table-cell>
          <table:table-cell office:value-type="string" table:style-name="ce12">
            <text:p>H.v. Gummi- und Kunststoffwar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28" table:style-name="ce15">
            <text:p>28</text:p>
          </table:table-cell>
          <table:table-cell office:value-type="float" office:value="17819" table:style-name="ce15">
            <text:p>17 819</text:p>
          </table:table-cell>
          <table:table-cell office:value-type="float" office:value="17774" table:style-name="ce15">
            <text:p>17 774</text:p>
          </table:table-cell>
          <table:table-cell office:value-type="float" office:value="1231850" table:style-name="ce15">
            <text:p>1 231 850</text:p>
          </table:table-cell>
          <table:table-cell office:value-type="float" office:value="5880010" table:style-name="ce15">
            <text:p>5 880 010</text:p>
          </table:table-cell>
          <table:table-cell office:value-type="float" office:value="5186992" table:style-name="ce15">
            <text:p>5 186 992</text:p>
          </table:table-cell>
          <table:table-cell office:value-type="float" office:value="4696938" table:style-name="ce15">
            <text:p>4 696 938</text:p>
          </table:table-cell>
          <table:table-cell office:value-type="float" office:value="3833557" table:style-name="ce15">
            <text:p>3 833 557</text:p>
          </table:table-cell>
          <table:table-cell office:value-type="float" office:value="584131" table:style-name="ce15">
            <text:p>584 131</text:p>
          </table:table-cell>
          <table:table-cell office:value-type="float" office:value="1524326" table:style-name="ce15">
            <text:p>1 524 326</text:p>
          </table:table-cell>
          <table:table-cell office:value-type="float" office:value="292476" table:style-name="ce15">
            <text:p>292 476</text:p>
          </table:table-cell>
          <table:table-cell office:value-type="float" office:value="242684" table:style-name="ce15">
            <text:p>242 684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3</text:p>
          </table:table-cell>
          <table:table-cell office:value-type="string" table:style-name="ce12">
            <text:p>H.v. Glas/-waren, Keramik u.Ä.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1327" table:style-name="ce15">
            <text:p>1 327</text:p>
          </table:table-cell>
          <table:table-cell office:value-type="float" office:value="30713" table:style-name="ce15">
            <text:p>30 713</text:p>
          </table:table-cell>
          <table:table-cell office:value-type="float" office:value="29412" table:style-name="ce15">
            <text:p>29 412</text:p>
          </table:table-cell>
          <table:table-cell office:value-type="float" office:value="1994043" table:style-name="ce15">
            <text:p>1 994 043</text:p>
          </table:table-cell>
          <table:table-cell office:value-type="float" office:value="9166512" table:style-name="ce15">
            <text:p>9 166 512</text:p>
          </table:table-cell>
          <table:table-cell office:value-type="float" office:value="8468593" table:style-name="ce15">
            <text:p>8 468 593</text:p>
          </table:table-cell>
          <table:table-cell office:value-type="float" office:value="7600573" table:style-name="ce15">
            <text:p>7 600 573</text:p>
          </table:table-cell>
          <table:table-cell office:value-type="float" office:value="6014745" table:style-name="ce15">
            <text:p>6 014 745</text:p>
          </table:table-cell>
          <table:table-cell office:value-type="float" office:value="1028793" table:style-name="ce15">
            <text:p>1 028 793</text:p>
          </table:table-cell>
          <table:table-cell office:value-type="float" office:value="2715897" table:style-name="ce15">
            <text:p>2 715 897</text:p>
          </table:table-cell>
          <table:table-cell office:value-type="float" office:value="721854" table:style-name="ce15">
            <text:p>721 854</text:p>
          </table:table-cell>
          <table:table-cell office:value-type="float" office:value="562336" table:style-name="ce15">
            <text:p>562 336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3</text:p>
          </table:table-cell>
          <table:table-cell office:value-type="string" table:style-name="ce12">
            <text:p>H.v. Glas/-waren, Keramik u.Ä.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470" table:style-name="ce15">
            <text:p>470</text:p>
          </table:table-cell>
          <table:table-cell office:value-type="float" office:value="446" table:style-name="ce15">
            <text:p>446</text:p>
          </table:table-cell>
          <table:table-cell office:value-type="float" office:value="8" table:style-name="ce15">
            <text:p>8</text:p>
          </table:table-cell>
          <table:table-cell office:value-type="float" office:value="402" table:style-name="ce15">
            <text:p>402</text:p>
          </table:table-cell>
          <table:table-cell office:value-type="float" office:value="103294" table:style-name="ce15">
            <text:p>103 294</text:p>
          </table:table-cell>
          <table:table-cell office:value-type="float" office:value="100257" table:style-name="ce15">
            <text:p>100 257</text:p>
          </table:table-cell>
          <table:table-cell office:value-type="float" office:value="98568" table:style-name="ce15">
            <text:p>98 568</text:p>
          </table:table-cell>
          <table:table-cell office:value-type="float" office:value="82485" table:style-name="ce15">
            <text:p>82 485</text:p>
          </table:table-cell>
          <table:table-cell office:value-type="float" office:value="2305" table:style-name="ce15">
            <text:p>2 305</text:p>
          </table:table-cell>
          <table:table-cell office:value-type="float" office:value="14015" table:style-name="ce15">
            <text:p>14 015</text:p>
          </table:table-cell>
          <table:table-cell office:value-type="float" office:value="13613" table:style-name="ce15">
            <text:p>13 613</text:p>
          </table:table-cell>
          <table:table-cell office:value-type="float" office:value="3197" table:style-name="ce15">
            <text:p>3 197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3</text:p>
          </table:table-cell>
          <table:table-cell office:value-type="string" table:style-name="ce12">
            <text:p>H.v. Glas/-waren, Keramik u.Ä.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556" table:style-name="ce15">
            <text:p>556</text:p>
          </table:table-cell>
          <table:table-cell office:value-type="float" office:value="2311" table:style-name="ce15">
            <text:p>2 311</text:p>
          </table:table-cell>
          <table:table-cell office:value-type="float" office:value="1692" table:style-name="ce15">
            <text:p>1 692</text:p>
          </table:table-cell>
          <table:table-cell office:value-type="float" office:value="71433" table:style-name="ce15">
            <text:p>71 433</text:p>
          </table:table-cell>
          <table:table-cell office:value-type="float" office:value="462869" table:style-name="ce15">
            <text:p>462 869</text:p>
          </table:table-cell>
          <table:table-cell office:value-type="float" office:value="451688" table:style-name="ce15">
            <text:p>451 688</text:p>
          </table:table-cell>
          <table:table-cell office:value-type="float" office:value="433184" table:style-name="ce15">
            <text:p>433 184</text:p>
          </table:table-cell>
          <table:table-cell office:value-type="float" office:value="334921" table:style-name="ce15">
            <text:p>334 921</text:p>
          </table:table-cell>
          <table:table-cell office:value-type="float" office:value="20133" table:style-name="ce15">
            <text:p>20 133</text:p>
          </table:table-cell>
          <table:table-cell office:value-type="float" office:value="122793" table:style-name="ce15">
            <text:p>122 793</text:p>
          </table:table-cell>
          <table:table-cell office:value-type="float" office:value="51360" table:style-name="ce15">
            <text:p>51 360</text:p>
          </table:table-cell>
          <table:table-cell office:value-type="float" office:value="18773" table:style-name="ce15">
            <text:p>18 773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3</text:p>
          </table:table-cell>
          <table:table-cell office:value-type="string" table:style-name="ce12">
            <text:p>H.v. Glas/-waren, Keramik u.Ä.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112" table:style-name="ce15">
            <text:p>112</text:p>
          </table:table-cell>
          <table:table-cell office:value-type="float" office:value="1539" table:style-name="ce15">
            <text:p>1 539</text:p>
          </table:table-cell>
          <table:table-cell office:value-type="float" office:value="1450" table:style-name="ce15">
            <text:p>1 450</text:p>
          </table:table-cell>
          <table:table-cell office:value-type="float" office:value="76489" table:style-name="ce15">
            <text:p>76 489</text:p>
          </table:table-cell>
          <table:table-cell office:value-type="float" office:value="305314" table:style-name="ce15">
            <text:p>305 314</text:p>
          </table:table-cell>
          <table:table-cell office:value-type="float" office:value="299241" table:style-name="ce15">
            <text:p>299 241</text:p>
          </table:table-cell>
          <table:table-cell office:value-type="float" office:value="277048" table:style-name="ce15">
            <text:p>277 048</text:p>
          </table:table-cell>
          <table:table-cell office:value-type="float" office:value="202738" table:style-name="ce15">
            <text:p>202 738</text:p>
          </table:table-cell>
          <table:table-cell office:value-type="float" office:value="23832" table:style-name="ce15">
            <text:p>23 832</text:p>
          </table:table-cell>
          <table:table-cell office:value-type="float" office:value="100945" table:style-name="ce15">
            <text:p>100 945</text:p>
          </table:table-cell>
          <table:table-cell office:value-type="float" office:value="24456" table:style-name="ce15">
            <text:p>24 456</text:p>
          </table:table-cell>
          <table:table-cell office:value-type="float" office:value="16080" table:style-name="ce15">
            <text:p>16 08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3</text:p>
          </table:table-cell>
          <table:table-cell office:value-type="string" table:style-name="ce12">
            <text:p>H.v. Glas/-waren, Keramik u.Ä.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83" table:style-name="ce15">
            <text:p>83</text:p>
          </table:table-cell>
          <table:table-cell office:value-type="float" office:value="2666" table:style-name="ce15">
            <text:p>2 666</text:p>
          </table:table-cell>
          <table:table-cell office:value-type="float" office:value="2620" table:style-name="ce15">
            <text:p>2 620</text:p>
          </table:table-cell>
          <table:table-cell office:value-type="float" office:value="154833" table:style-name="ce15">
            <text:p>154 833</text:p>
          </table:table-cell>
          <table:table-cell office:value-type="float" office:value="702376" table:style-name="ce15">
            <text:p>702 376</text:p>
          </table:table-cell>
          <table:table-cell office:value-type="float" office:value="681065" table:style-name="ce15">
            <text:p>681 065</text:p>
          </table:table-cell>
          <table:table-cell office:value-type="float" office:value="626840" table:style-name="ce15">
            <text:p>626 840</text:p>
          </table:table-cell>
          <table:table-cell office:value-type="float" office:value="486399" table:style-name="ce15">
            <text:p>486 399</text:p>
          </table:table-cell>
          <table:table-cell office:value-type="float" office:value="59358" table:style-name="ce15">
            <text:p>59 358</text:p>
          </table:table-cell>
          <table:table-cell office:value-type="float" office:value="205054" table:style-name="ce15">
            <text:p>205 054</text:p>
          </table:table-cell>
          <table:table-cell office:value-type="float" office:value="50221" table:style-name="ce15">
            <text:p>50 221</text:p>
          </table:table-cell>
          <table:table-cell office:value-type="float" office:value="49560" table:style-name="ce15">
            <text:p>49 56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3</text:p>
          </table:table-cell>
          <table:table-cell office:value-type="string" table:style-name="ce12">
            <text:p>H.v. Glas/-waren, Keramik u.Ä.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84" table:style-name="ce15">
            <text:p>84</text:p>
          </table:table-cell>
          <table:table-cell office:value-type="float" office:value="9299" table:style-name="ce15">
            <text:p>9 299</text:p>
          </table:table-cell>
          <table:table-cell office:value-type="float" office:value="9219" table:style-name="ce15">
            <text:p>9 219</text:p>
          </table:table-cell>
          <table:table-cell office:value-type="float" office:value="621778" table:style-name="ce15">
            <text:p>621 778</text:p>
          </table:table-cell>
          <table:table-cell office:value-type="float" office:value="3221793" table:style-name="ce15">
            <text:p>3 221 793</text:p>
          </table:table-cell>
          <table:table-cell office:value-type="float" office:value="3028305" table:style-name="ce15">
            <text:p>3 028 305</text:p>
          </table:table-cell>
          <table:table-cell office:value-type="float" office:value="2728673" table:style-name="ce15">
            <text:p>2 728 673</text:p>
          </table:table-cell>
          <table:table-cell office:value-type="float" office:value="2253487" table:style-name="ce15">
            <text:p>2 253 487</text:p>
          </table:table-cell>
          <table:table-cell office:value-type="float" office:value="336419" table:style-name="ce15">
            <text:p>336 419</text:p>
          </table:table-cell>
          <table:table-cell office:value-type="float" office:value="870540" table:style-name="ce15">
            <text:p>870 540</text:p>
          </table:table-cell>
          <table:table-cell office:value-type="float" office:value="248762" table:style-name="ce15">
            <text:p>248 762</text:p>
          </table:table-cell>
          <table:table-cell office:value-type="float" office:value="193900" table:style-name="ce15">
            <text:p>193 90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3</text:p>
          </table:table-cell>
          <table:table-cell office:value-type="string" table:style-name="ce12">
            <text:p>H.v. Glas/-waren, Keramik u.Ä.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22" table:style-name="ce15">
            <text:p>22</text:p>
          </table:table-cell>
          <table:table-cell office:value-type="float" office:value="14452" table:style-name="ce15">
            <text:p>14 452</text:p>
          </table:table-cell>
          <table:table-cell office:value-type="float" office:value="14423" table:style-name="ce15">
            <text:p>14 423</text:p>
          </table:table-cell>
          <table:table-cell office:value-type="float" office:value="1069108" table:style-name="ce15">
            <text:p>1 069 108</text:p>
          </table:table-cell>
          <table:table-cell office:value-type="float" office:value="4370866" table:style-name="ce15">
            <text:p>4 370 866</text:p>
          </table:table-cell>
          <table:table-cell office:value-type="float" office:value="3908037" table:style-name="ce15">
            <text:p>3 908 037</text:p>
          </table:table-cell>
          <table:table-cell office:value-type="float" office:value="3436260" table:style-name="ce15">
            <text:p>3 436 260</text:p>
          </table:table-cell>
          <table:table-cell office:value-type="float" office:value="2654715" table:style-name="ce15">
            <text:p>2 654 715</text:p>
          </table:table-cell>
          <table:table-cell office:value-type="float" office:value="586746" table:style-name="ce15">
            <text:p>586 746</text:p>
          </table:table-cell>
          <table:table-cell office:value-type="float" office:value="1402550" table:style-name="ce15">
            <text:p>1 402 550</text:p>
          </table:table-cell>
          <table:table-cell office:value-type="float" office:value="333442" table:style-name="ce15">
            <text:p>333 442</text:p>
          </table:table-cell>
          <table:table-cell office:value-type="float" office:value="280826" table:style-name="ce15">
            <text:p>280 826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4</text:p>
          </table:table-cell>
          <table:table-cell office:value-type="string" table:style-name="ce12">
            <text:p>Metallerzeugung und -bearbeit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117" table:style-name="ce15">
            <text:p>117</text:p>
          </table:table-cell>
          <table:table-cell office:value-type="float" office:value="44880" table:style-name="ce15">
            <text:p>44 880</text:p>
          </table:table-cell>
          <table:table-cell office:value-type="float" office:value="44770" table:style-name="ce15">
            <text:p>44 770</text:p>
          </table:table-cell>
          <table:table-cell office:value-type="float" office:value="3595800" table:style-name="ce15">
            <text:p>3 595 800</text:p>
          </table:table-cell>
          <table:table-cell office:value-type="float" office:value="32038037" table:style-name="ce15">
            <text:p>32 038 037</text:p>
          </table:table-cell>
          <table:table-cell office:value-type="float" office:value="29022874" table:style-name="ce15">
            <text:p>29 022 874</text:p>
          </table:table-cell>
          <table:table-cell office:value-type="float" office:value="24176869" table:style-name="ce15">
            <text:p>24 176 869</text:p>
          </table:table-cell>
          <table:table-cell office:value-type="float" office:value="23673195" table:style-name="ce15">
            <text:p>23 673 195</text:p>
          </table:table-cell>
          <table:table-cell office:value-type="float" office:value="5326077" table:style-name="ce15">
            <text:p>5 326 077</text:p>
          </table:table-cell>
          <table:table-cell office:value-type="float" office:value="6160574" table:style-name="ce15">
            <text:p>6 160 574</text:p>
          </table:table-cell>
          <table:table-cell office:value-type="float" office:value="2564774" table:style-name="ce15">
            <text:p>2 564 774</text:p>
          </table:table-cell>
          <table:table-cell office:value-type="float" office:value="963797" table:style-name="ce15">
            <text:p>963 797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4</text:p>
          </table:table-cell>
          <table:table-cell office:value-type="string" table:style-name="ce12">
            <text:p>Metallerzeugung und -bearbeit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12" table:style-name="ce15">
            <text:p>12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4</text:p>
          </table:table-cell>
          <table:table-cell office:value-type="string" table:style-name="ce12">
            <text:p>Metallerzeugung und -bearbeit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23" table:style-name="ce15">
            <text:p>23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4</text:p>
          </table:table-cell>
          <table:table-cell office:value-type="string" table:style-name="ce12">
            <text:p>Metallerzeugung und -bearbeit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9" table:style-name="ce15">
            <text:p>9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4</text:p>
          </table:table-cell>
          <table:table-cell office:value-type="string" table:style-name="ce12">
            <text:p>Metallerzeugung und -bearbeit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10" table:style-name="ce15">
            <text:p>10</text:p>
          </table:table-cell>
          <table:table-cell office:value-type="float" office:value="332" table:style-name="ce15">
            <text:p>332</text:p>
          </table:table-cell>
          <table:table-cell office:value-type="float" office:value="325" table:style-name="ce15">
            <text:p>325</text:p>
          </table:table-cell>
          <table:table-cell office:value-type="float" office:value="21006" table:style-name="ce15">
            <text:p>21 006</text:p>
          </table:table-cell>
          <table:table-cell office:value-type="float" office:value="162468" table:style-name="ce15">
            <text:p>162 468</text:p>
          </table:table-cell>
          <table:table-cell office:value-type="float" office:value="160386" table:style-name="ce15">
            <text:p>160 386</text:p>
          </table:table-cell>
          <table:table-cell office:value-type="float" office:value="144061" table:style-name="ce15">
            <text:p>144 061</text:p>
          </table:table-cell>
          <table:table-cell office:value-type="float" office:value="132115" table:style-name="ce15">
            <text:p>132 115</text:p>
          </table:table-cell>
          <table:table-cell office:value-type="float" office:value="17833" table:style-name="ce15">
            <text:p>17 833</text:p>
          </table:table-cell>
          <table:table-cell office:value-type="float" office:value="31804" table:style-name="ce15">
            <text:p>31 804</text:p>
          </table:table-cell>
          <table:table-cell office:value-type="float" office:value="10798" table:style-name="ce15">
            <text:p>10 798</text:p>
          </table:table-cell>
          <table:table-cell office:value-type="float" office:value="2899" table:style-name="ce15">
            <text:p>2 899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4</text:p>
          </table:table-cell>
          <table:table-cell office:value-type="string" table:style-name="ce12">
            <text:p>Metallerzeugung und -bearbeit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35" table:style-name="ce15">
            <text:p>35</text:p>
          </table:table-cell>
          <table:table-cell office:value-type="float" office:value="4635" table:style-name="ce15">
            <text:p>4 635</text:p>
          </table:table-cell>
          <table:table-cell office:value-type="float" office:value="4609" table:style-name="ce15">
            <text:p>4 609</text:p>
          </table:table-cell>
          <table:table-cell office:value-type="float" office:value="323908" table:style-name="ce15">
            <text:p>323 908</text:p>
          </table:table-cell>
          <table:table-cell office:value-type="float" office:value="3036799" table:style-name="ce15">
            <text:p>3 036 799</text:p>
          </table:table-cell>
          <table:table-cell office:value-type="float" office:value="2987885" table:style-name="ce15">
            <text:p>2 987 885</text:p>
          </table:table-cell>
          <table:table-cell office:value-type="float" office:value="2283477" table:style-name="ce15">
            <text:p>2 283 477</text:p>
          </table:table-cell>
          <table:table-cell office:value-type="float" office:value="2559807" table:style-name="ce15">
            <text:p>2 559 807</text:p>
          </table:table-cell>
          <table:table-cell office:value-type="float" office:value="737850" table:style-name="ce15">
            <text:p>737 850</text:p>
          </table:table-cell>
          <table:table-cell office:value-type="float" office:value="469133" table:style-name="ce15">
            <text:p>469 133</text:p>
          </table:table-cell>
          <table:table-cell office:value-type="float" office:value="145225" table:style-name="ce15">
            <text:p>145 225</text:p>
          </table:table-cell>
          <table:table-cell office:value-type="float" office:value="65200" table:style-name="ce15">
            <text:p>65 20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4</text:p>
          </table:table-cell>
          <table:table-cell office:value-type="string" table:style-name="ce12">
            <text:p>Metallerzeugung und -bearbeit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28" table:style-name="ce15">
            <text:p>28</text:p>
          </table:table-cell>
          <table:table-cell office:value-type="float" office:value="39669" table:style-name="ce15">
            <text:p>39 669</text:p>
          </table:table-cell>
          <table:table-cell office:value-type="float" office:value="39638" table:style-name="ce15">
            <text:p>39 638</text:p>
          </table:table-cell>
          <table:table-cell office:value-type="float" office:value="3240535" table:style-name="ce15">
            <text:p>3 240 535</text:p>
          </table:table-cell>
          <table:table-cell office:value-type="float" office:value="28746820" table:style-name="ce15">
            <text:p>28 746 820</text:p>
          </table:table-cell>
          <table:table-cell office:value-type="float" office:value="25783453" table:style-name="ce15">
            <text:p>25 783 453</text:p>
          </table:table-cell>
          <table:table-cell office:value-type="float" office:value="21661766" table:style-name="ce15">
            <text:p>21 661 766</text:p>
          </table:table-cell>
          <table:table-cell office:value-type="float" office:value="20904452" table:style-name="ce15">
            <text:p>20 904 452</text:p>
          </table:table-cell>
          <table:table-cell office:value-type="float" office:value="4566269" table:style-name="ce15">
            <text:p>4 566 269</text:p>
          </table:table-cell>
          <table:table-cell office:value-type="float" office:value="5642749" table:style-name="ce15">
            <text:p>5 642 749</text:p>
          </table:table-cell>
          <table:table-cell office:value-type="float" office:value="2402214" table:style-name="ce15">
            <text:p>2 402 214</text:p>
          </table:table-cell>
          <table:table-cell office:value-type="float" office:value="890973" table:style-name="ce15">
            <text:p>890 973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5</text:p>
          </table:table-cell>
          <table:table-cell office:value-type="string" table:style-name="ce12">
            <text:p>H.v. Metallerzeugnis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4188" table:style-name="ce15">
            <text:p>4 188</text:p>
          </table:table-cell>
          <table:table-cell office:value-type="float" office:value="83825" table:style-name="ce15">
            <text:p>83 825</text:p>
          </table:table-cell>
          <table:table-cell office:value-type="float" office:value="79412" table:style-name="ce15">
            <text:p>79 412</text:p>
          </table:table-cell>
          <table:table-cell office:value-type="float" office:value="4947116" table:style-name="ce15">
            <text:p>4 947 116</text:p>
          </table:table-cell>
          <table:table-cell office:value-type="float" office:value="22195856" table:style-name="ce15">
            <text:p>22 195 856</text:p>
          </table:table-cell>
          <table:table-cell office:value-type="float" office:value="21111658" table:style-name="ce15">
            <text:p>21 111 658</text:p>
          </table:table-cell>
          <table:table-cell office:value-type="float" office:value="20248468" table:style-name="ce15">
            <text:p>20 248 468</text:p>
          </table:table-cell>
          <table:table-cell office:value-type="float" office:value="14232823" table:style-name="ce15">
            <text:p>14 232 823</text:p>
          </table:table-cell>
          <table:table-cell office:value-type="float" office:value="1467078" table:style-name="ce15">
            <text:p>1 467 078</text:p>
          </table:table-cell>
          <table:table-cell office:value-type="float" office:value="7842036" table:style-name="ce15">
            <text:p>7 842 036</text:p>
          </table:table-cell>
          <table:table-cell office:value-type="float" office:value="2894920" table:style-name="ce15">
            <text:p>2 894 920</text:p>
          </table:table-cell>
          <table:table-cell office:value-type="float" office:value="1190951" table:style-name="ce15">
            <text:p>1 190 951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5</text:p>
          </table:table-cell>
          <table:table-cell office:value-type="string" table:style-name="ce12">
            <text:p>H.v. Metallerzeugnis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1349" table:style-name="ce15">
            <text:p>1 349</text:p>
          </table:table-cell>
          <table:table-cell office:value-type="float" office:value="1325" table:style-name="ce15">
            <text:p>1 325</text:p>
          </table:table-cell>
          <table:table-cell office:value-type="float" office:value="9" table:style-name="ce15">
            <text:p>9</text:p>
          </table:table-cell>
          <table:table-cell office:value-type="float" office:value="425" table:style-name="ce15">
            <text:p>425</text:p>
          </table:table-cell>
          <table:table-cell office:value-type="float" office:value="134870" table:style-name="ce15">
            <text:p>134 870</text:p>
          </table:table-cell>
          <table:table-cell office:value-type="float" office:value="132301" table:style-name="ce15">
            <text:p>132 301</text:p>
          </table:table-cell>
          <table:table-cell office:value-type="float" office:value="127639" table:style-name="ce15">
            <text:p>127 639</text:p>
          </table:table-cell>
          <table:table-cell office:value-type="float" office:value="92090" table:style-name="ce15">
            <text:p>92 090</text:p>
          </table:table-cell>
          <table:table-cell office:value-type="float" office:value="4971" table:style-name="ce15">
            <text:p>4 971</text:p>
          </table:table-cell>
          <table:table-cell office:value-type="float" office:value="43414" table:style-name="ce15">
            <text:p>43 414</text:p>
          </table:table-cell>
          <table:table-cell office:value-type="float" office:value="42989" table:style-name="ce15">
            <text:p>42 989</text:p>
          </table:table-cell>
          <table:table-cell office:value-type="float" office:value="4838" table:style-name="ce15">
            <text:p>4 838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5</text:p>
          </table:table-cell>
          <table:table-cell office:value-type="string" table:style-name="ce12">
            <text:p>H.v. Metallerzeugnis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1735" table:style-name="ce15">
            <text:p>1 735</text:p>
          </table:table-cell>
          <table:table-cell office:value-type="float" office:value="7020" table:style-name="ce15">
            <text:p>7 020</text:p>
          </table:table-cell>
          <table:table-cell office:value-type="float" office:value="5030" table:style-name="ce15">
            <text:p>5 030</text:p>
          </table:table-cell>
          <table:table-cell office:value-type="float" office:value="213838" table:style-name="ce15">
            <text:p>213 838</text:p>
          </table:table-cell>
          <table:table-cell office:value-type="float" office:value="905773" table:style-name="ce15">
            <text:p>905 773</text:p>
          </table:table-cell>
          <table:table-cell office:value-type="float" office:value="889773" table:style-name="ce15">
            <text:p>889 773</text:p>
          </table:table-cell>
          <table:table-cell office:value-type="float" office:value="873794" table:style-name="ce15">
            <text:p>873 794</text:p>
          </table:table-cell>
          <table:table-cell office:value-type="float" office:value="565831" table:style-name="ce15">
            <text:p>565 831</text:p>
          </table:table-cell>
          <table:table-cell office:value-type="float" office:value="33330" table:style-name="ce15">
            <text:p>33 330</text:p>
          </table:table-cell>
          <table:table-cell office:value-type="float" office:value="353593" table:style-name="ce15">
            <text:p>353 593</text:p>
          </table:table-cell>
          <table:table-cell office:value-type="float" office:value="139755" table:style-name="ce15">
            <text:p>139 755</text:p>
          </table:table-cell>
          <table:table-cell office:value-type="float" office:value="40077" table:style-name="ce15">
            <text:p>40 077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5</text:p>
          </table:table-cell>
          <table:table-cell office:value-type="string" table:style-name="ce12">
            <text:p>H.v. Metallerzeugnis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424" table:style-name="ce15">
            <text:p>424</text:p>
          </table:table-cell>
          <table:table-cell office:value-type="float" office:value="5619" table:style-name="ce15">
            <text:p>5 619</text:p>
          </table:table-cell>
          <table:table-cell office:value-type="float" office:value="5102" table:style-name="ce15">
            <text:p>5 102</text:p>
          </table:table-cell>
          <table:table-cell office:value-type="float" office:value="270643" table:style-name="ce15">
            <text:p>270 643</text:p>
          </table:table-cell>
          <table:table-cell office:value-type="float" office:value="925760" table:style-name="ce15">
            <text:p>925 760</text:p>
          </table:table-cell>
          <table:table-cell office:value-type="float" office:value="912034" table:style-name="ce15">
            <text:p>912 034</text:p>
          </table:table-cell>
          <table:table-cell office:value-type="float" office:value="891943" table:style-name="ce15">
            <text:p>891 943</text:p>
          </table:table-cell>
          <table:table-cell office:value-type="float" office:value="563466" table:style-name="ce15">
            <text:p>563 466</text:p>
          </table:table-cell>
          <table:table-cell office:value-type="float" office:value="34698" table:style-name="ce15">
            <text:p>34 698</text:p>
          </table:table-cell>
          <table:table-cell office:value-type="float" office:value="374186" table:style-name="ce15">
            <text:p>374 186</text:p>
          </table:table-cell>
          <table:table-cell office:value-type="float" office:value="103543" table:style-name="ce15">
            <text:p>103 543</text:p>
          </table:table-cell>
          <table:table-cell office:value-type="float" office:value="49868" table:style-name="ce15">
            <text:p>49 868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5</text:p>
          </table:table-cell>
          <table:table-cell office:value-type="string" table:style-name="ce12">
            <text:p>H.v. Metallerzeugnis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401" table:style-name="ce15">
            <text:p>401</text:p>
          </table:table-cell>
          <table:table-cell office:value-type="float" office:value="12234" table:style-name="ce15">
            <text:p>12 234</text:p>
          </table:table-cell>
          <table:table-cell office:value-type="float" office:value="11917" table:style-name="ce15">
            <text:p>11 917</text:p>
          </table:table-cell>
          <table:table-cell office:value-type="float" office:value="665009" table:style-name="ce15">
            <text:p>665 009</text:p>
          </table:table-cell>
          <table:table-cell office:value-type="float" office:value="2616253" table:style-name="ce15">
            <text:p>2 616 253</text:p>
          </table:table-cell>
          <table:table-cell office:value-type="float" office:value="2566759" table:style-name="ce15">
            <text:p>2 566 759</text:p>
          </table:table-cell>
          <table:table-cell office:value-type="float" office:value="2476815" table:style-name="ce15">
            <text:p>2 476 815</text:p>
          </table:table-cell>
          <table:table-cell office:value-type="float" office:value="1715362" table:style-name="ce15">
            <text:p>1 715 362</text:p>
          </table:table-cell>
          <table:table-cell office:value-type="float" office:value="155082" table:style-name="ce15">
            <text:p>155 082</text:p>
          </table:table-cell>
          <table:table-cell office:value-type="float" office:value="949554" table:style-name="ce15">
            <text:p>949 554</text:p>
          </table:table-cell>
          <table:table-cell office:value-type="float" office:value="284545" table:style-name="ce15">
            <text:p>284 545</text:p>
          </table:table-cell>
          <table:table-cell office:value-type="float" office:value="133770" table:style-name="ce15">
            <text:p>133 77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5</text:p>
          </table:table-cell>
          <table:table-cell office:value-type="string" table:style-name="ce12">
            <text:p>H.v. Metallerzeugnis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231" table:style-name="ce15">
            <text:p>231</text:p>
          </table:table-cell>
          <table:table-cell office:value-type="float" office:value="23078" table:style-name="ce15">
            <text:p>23 078</text:p>
          </table:table-cell>
          <table:table-cell office:value-type="float" office:value="22874" table:style-name="ce15">
            <text:p>22 874</text:p>
          </table:table-cell>
          <table:table-cell office:value-type="float" office:value="1422048" table:style-name="ce15">
            <text:p>1 422 048</text:p>
          </table:table-cell>
          <table:table-cell office:value-type="float" office:value="6003660" table:style-name="ce15">
            <text:p>6 003 660</text:p>
          </table:table-cell>
          <table:table-cell office:value-type="float" office:value="5841192" table:style-name="ce15">
            <text:p>5 841 192</text:p>
          </table:table-cell>
          <table:table-cell office:value-type="float" office:value="5285344" table:style-name="ce15">
            <text:p>5 285 344</text:p>
          </table:table-cell>
          <table:table-cell office:value-type="float" office:value="4049397" table:style-name="ce15">
            <text:p>4 049 397</text:p>
          </table:table-cell>
          <table:table-cell office:value-type="float" office:value="680767" table:style-name="ce15">
            <text:p>680 767</text:p>
          </table:table-cell>
          <table:table-cell office:value-type="float" office:value="1997616" table:style-name="ce15">
            <text:p>1 997 616</text:p>
          </table:table-cell>
          <table:table-cell office:value-type="float" office:value="575568" table:style-name="ce15">
            <text:p>575 568</text:p>
          </table:table-cell>
          <table:table-cell office:value-type="float" office:value="329451" table:style-name="ce15">
            <text:p>329 451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5</text:p>
          </table:table-cell>
          <table:table-cell office:value-type="string" table:style-name="ce12">
            <text:p>H.v. Metallerzeugnis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48" table:style-name="ce15">
            <text:p>48</text:p>
          </table:table-cell>
          <table:table-cell office:value-type="float" office:value="34549" table:style-name="ce15">
            <text:p>34 549</text:p>
          </table:table-cell>
          <table:table-cell office:value-type="float" office:value="34480" table:style-name="ce15">
            <text:p>34 480</text:p>
          </table:table-cell>
          <table:table-cell office:value-type="float" office:value="2375153" table:style-name="ce15">
            <text:p>2 375 153</text:p>
          </table:table-cell>
          <table:table-cell office:value-type="float" office:value="11609540" table:style-name="ce15">
            <text:p>11 609 540</text:p>
          </table:table-cell>
          <table:table-cell office:value-type="float" office:value="10769599" table:style-name="ce15">
            <text:p>10 769 599</text:p>
          </table:table-cell>
          <table:table-cell office:value-type="float" office:value="10592933" table:style-name="ce15">
            <text:p>10 592 933</text:p>
          </table:table-cell>
          <table:table-cell office:value-type="float" office:value="7246677" table:style-name="ce15">
            <text:p>7 246 677</text:p>
          </table:table-cell>
          <table:table-cell office:value-type="float" office:value="558230" table:style-name="ce15">
            <text:p>558 230</text:p>
          </table:table-cell>
          <table:table-cell office:value-type="float" office:value="4123673" table:style-name="ce15">
            <text:p>4 123 673</text:p>
          </table:table-cell>
          <table:table-cell office:value-type="float" office:value="1748520" table:style-name="ce15">
            <text:p>1 748 520</text:p>
          </table:table-cell>
          <table:table-cell office:value-type="float" office:value="632947" table:style-name="ce15">
            <text:p>632 947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6</text:p>
          </table:table-cell>
          <table:table-cell office:value-type="string" table:style-name="ce12">
            <text:p>H.v. Datenverarbeitungsgerät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692" table:style-name="ce15">
            <text:p>692</text:p>
          </table:table-cell>
          <table:table-cell office:value-type="float" office:value="32837" table:style-name="ce15">
            <text:p>32 837</text:p>
          </table:table-cell>
          <table:table-cell office:value-type="float" office:value="32163" table:style-name="ce15">
            <text:p>32 163</text:p>
          </table:table-cell>
          <table:table-cell office:value-type="float" office:value="2615087" table:style-name="ce15">
            <text:p>2 615 087</text:p>
          </table:table-cell>
          <table:table-cell office:value-type="float" office:value="13663200" table:style-name="ce15">
            <text:p>13 663 200</text:p>
          </table:table-cell>
          <table:table-cell office:value-type="float" office:value="12453295" table:style-name="ce15">
            <text:p>12 453 295</text:p>
          </table:table-cell>
          <table:table-cell office:value-type="float" office:value="10926320" table:style-name="ce15">
            <text:p>10 926 320</text:p>
          </table:table-cell>
          <table:table-cell office:value-type="float" office:value="9326479" table:style-name="ce15">
            <text:p>9 326 479</text:p>
          </table:table-cell>
          <table:table-cell office:value-type="float" office:value="1971894" table:style-name="ce15">
            <text:p>1 971 894</text:p>
          </table:table-cell>
          <table:table-cell office:value-type="float" office:value="3861673" table:style-name="ce15">
            <text:p>3 861 673</text:p>
          </table:table-cell>
          <table:table-cell office:value-type="float" office:value="1246586" table:style-name="ce15">
            <text:p>1 246 586</text:p>
          </table:table-cell>
          <table:table-cell office:value-type="float" office:value="939741" table:style-name="ce15">
            <text:p>939 741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6</text:p>
          </table:table-cell>
          <table:table-cell office:value-type="string" table:style-name="ce12">
            <text:p>H.v. Datenverarbeitungsgerät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235" table:style-name="ce15">
            <text:p>235</text:p>
          </table:table-cell>
          <table:table-cell office:value-type="float" office:value="221" table:style-name="ce15">
            <text:p>221</text:p>
          </table:table-cell>
          <table:table-cell office:value-type="float" office:value="5" table:style-name="ce15">
            <text:p>5</text:p>
          </table:table-cell>
          <table:table-cell office:value-type="float" office:value="267" table:style-name="ce15">
            <text:p>267</text:p>
          </table:table-cell>
          <table:table-cell office:value-type="float" office:value="43822" table:style-name="ce15">
            <text:p>43 822</text:p>
          </table:table-cell>
          <table:table-cell office:value-type="float" office:value="42920" table:style-name="ce15">
            <text:p>42 920</text:p>
          </table:table-cell>
          <table:table-cell office:value-type="float" office:value="39018" table:style-name="ce15">
            <text:p>39 018</text:p>
          </table:table-cell>
          <table:table-cell office:value-type="float" office:value="32194" table:style-name="ce15">
            <text:p>32 194</text:p>
          </table:table-cell>
          <table:table-cell office:value-type="float" office:value="4192" table:style-name="ce15">
            <text:p>4 192</text:p>
          </table:table-cell>
          <table:table-cell office:value-type="float" office:value="13102" table:style-name="ce15">
            <text:p>13 102</text:p>
          </table:table-cell>
          <table:table-cell office:value-type="float" office:value="12835" table:style-name="ce15">
            <text:p>12 835</text:p>
          </table:table-cell>
          <table:table-cell office:value-type="float" office:value="463" table:style-name="ce15">
            <text:p>463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6</text:p>
          </table:table-cell>
          <table:table-cell office:value-type="string" table:style-name="ce12">
            <text:p>H.v. Datenverarbeitungsgerät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269" table:style-name="ce15">
            <text:p>269</text:p>
          </table:table-cell>
          <table:table-cell office:value-type="float" office:value="1060" table:style-name="ce15">
            <text:p>1 060</text:p>
          </table:table-cell>
          <table:table-cell office:value-type="float" office:value="773" table:style-name="ce15">
            <text:p>773</text:p>
          </table:table-cell>
          <table:table-cell office:value-type="float" office:value="38728" table:style-name="ce15">
            <text:p>38 728</text:p>
          </table:table-cell>
          <table:table-cell office:value-type="float" office:value="187775" table:style-name="ce15">
            <text:p>187 775</text:p>
          </table:table-cell>
          <table:table-cell office:value-type="float" office:value="180921" table:style-name="ce15">
            <text:p>180 921</text:p>
          </table:table-cell>
          <table:table-cell office:value-type="float" office:value="173490" table:style-name="ce15">
            <text:p>173 490</text:p>
          </table:table-cell>
          <table:table-cell office:value-type="float" office:value="132718" table:style-name="ce15">
            <text:p>132 718</text:p>
          </table:table-cell>
          <table:table-cell office:value-type="float" office:value="10003" table:style-name="ce15">
            <text:p>10 003</text:p>
          </table:table-cell>
          <table:table-cell office:value-type="float" office:value="63577" table:style-name="ce15">
            <text:p>63 577</text:p>
          </table:table-cell>
          <table:table-cell office:value-type="float" office:value="24849" table:style-name="ce15">
            <text:p>24 849</text:p>
          </table:table-cell>
          <table:table-cell office:value-type="float" office:value="6519" table:style-name="ce15">
            <text:p>6 519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6</text:p>
          </table:table-cell>
          <table:table-cell office:value-type="string" table:style-name="ce12">
            <text:p>H.v. Datenverarbeitungsgerät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65" table:style-name="ce15">
            <text:p>65</text:p>
          </table:table-cell>
          <table:table-cell office:value-type="float" office:value="850" table:style-name="ce15">
            <text:p>850</text:p>
          </table:table-cell>
          <table:table-cell office:value-type="float" office:value="771" table:style-name="ce15">
            <text:p>771</text:p>
          </table:table-cell>
          <table:table-cell office:value-type="float" office:value="48540" table:style-name="ce15">
            <text:p>48 540</text:p>
          </table:table-cell>
          <table:table-cell office:value-type="float" office:value="160005" table:style-name="ce15">
            <text:p>160 005</text:p>
          </table:table-cell>
          <table:table-cell office:value-type="float" office:value="156107" table:style-name="ce15">
            <text:p>156 107</text:p>
          </table:table-cell>
          <table:table-cell office:value-type="float" office:value="153858" table:style-name="ce15">
            <text:p>153 858</text:p>
          </table:table-cell>
          <table:table-cell office:value-type="float" office:value="107674" table:style-name="ce15">
            <text:p>107 674</text:p>
          </table:table-cell>
          <table:table-cell office:value-type="float" office:value="6890" table:style-name="ce15">
            <text:p>6 890</text:p>
          </table:table-cell>
          <table:table-cell office:value-type="float" office:value="62832" table:style-name="ce15">
            <text:p>62 832</text:p>
          </table:table-cell>
          <table:table-cell office:value-type="float" office:value="14292" table:style-name="ce15">
            <text:p>14 292</text:p>
          </table:table-cell>
          <table:table-cell office:value-type="float" office:value="8576" table:style-name="ce15">
            <text:p>8 576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6</text:p>
          </table:table-cell>
          <table:table-cell office:value-type="string" table:style-name="ce12">
            <text:p>H.v. Datenverarbeitungsgerät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52" table:style-name="ce15">
            <text:p>52</text:p>
          </table:table-cell>
          <table:table-cell office:value-type="float" office:value="1552" table:style-name="ce15">
            <text:p>1 552</text:p>
          </table:table-cell>
          <table:table-cell office:value-type="float" office:value="1512" table:style-name="ce15">
            <text:p>1 512</text:p>
          </table:table-cell>
          <table:table-cell office:value-type="float" office:value="104984" table:style-name="ce15">
            <text:p>104 984</text:p>
          </table:table-cell>
          <table:table-cell office:value-type="float" office:value="449305" table:style-name="ce15">
            <text:p>449 305</text:p>
          </table:table-cell>
          <table:table-cell office:value-type="float" office:value="401432" table:style-name="ce15">
            <text:p>401 432</text:p>
          </table:table-cell>
          <table:table-cell office:value-type="float" office:value="394528" table:style-name="ce15">
            <text:p>394 528</text:p>
          </table:table-cell>
          <table:table-cell office:value-type="float" office:value="250305" table:style-name="ce15">
            <text:p>250 305</text:p>
          </table:table-cell>
          <table:table-cell office:value-type="float" office:value="18459" table:style-name="ce15">
            <text:p>18 459</text:p>
          </table:table-cell>
          <table:table-cell office:value-type="float" office:value="176887" table:style-name="ce15">
            <text:p>176 887</text:p>
          </table:table-cell>
          <table:table-cell office:value-type="float" office:value="71903" table:style-name="ce15">
            <text:p>71 903</text:p>
          </table:table-cell>
          <table:table-cell office:value-type="float" office:value="22459" table:style-name="ce15">
            <text:p>22 459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6</text:p>
          </table:table-cell>
          <table:table-cell office:value-type="string" table:style-name="ce12">
            <text:p>H.v. Datenverarbeitungsgerät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52" table:style-name="ce15">
            <text:p>52</text:p>
          </table:table-cell>
          <table:table-cell office:value-type="float" office:value="6267" table:style-name="ce15">
            <text:p>6 267</text:p>
          </table:table-cell>
          <table:table-cell office:value-type="float" office:value="6236" table:style-name="ce15">
            <text:p>6 236</text:p>
          </table:table-cell>
          <table:table-cell office:value-type="float" office:value="449756" table:style-name="ce15">
            <text:p>449 756</text:p>
          </table:table-cell>
          <table:table-cell office:value-type="float" office:value="2069428" table:style-name="ce15">
            <text:p>2 069 428</text:p>
          </table:table-cell>
          <table:table-cell office:value-type="float" office:value="1990660" table:style-name="ce15">
            <text:p>1 990 660</text:p>
          </table:table-cell>
          <table:table-cell office:value-type="float" office:value="1785758" table:style-name="ce15">
            <text:p>1 785 758</text:p>
          </table:table-cell>
          <table:table-cell office:value-type="float" office:value="1476646" table:style-name="ce15">
            <text:p>1 476 646</text:p>
          </table:table-cell>
          <table:table-cell office:value-type="float" office:value="240317" table:style-name="ce15">
            <text:p>240 317</text:p>
          </table:table-cell>
          <table:table-cell office:value-type="float" office:value="628236" table:style-name="ce15">
            <text:p>628 236</text:p>
          </table:table-cell>
          <table:table-cell office:value-type="float" office:value="178480" table:style-name="ce15">
            <text:p>178 480</text:p>
          </table:table-cell>
          <table:table-cell office:value-type="float" office:value="63245" table:style-name="ce15">
            <text:p>63 245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6</text:p>
          </table:table-cell>
          <table:table-cell office:value-type="string" table:style-name="ce12">
            <text:p>H.v. Datenverarbeitungsgerät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19" table:style-name="ce15">
            <text:p>19</text:p>
          </table:table-cell>
          <table:table-cell office:value-type="float" office:value="22887" table:style-name="ce15">
            <text:p>22 887</text:p>
          </table:table-cell>
          <table:table-cell office:value-type="float" office:value="22866" table:style-name="ce15">
            <text:p>22 866</text:p>
          </table:table-cell>
          <table:table-cell office:value-type="float" office:value="1972812" table:style-name="ce15">
            <text:p>1 972 812</text:p>
          </table:table-cell>
          <table:table-cell office:value-type="float" office:value="10752865" table:style-name="ce15">
            <text:p>10 752 865</text:p>
          </table:table-cell>
          <table:table-cell office:value-type="float" office:value="9681255" table:style-name="ce15">
            <text:p>9 681 255</text:p>
          </table:table-cell>
          <table:table-cell office:value-type="float" office:value="8379668" table:style-name="ce15">
            <text:p>8 379 668</text:p>
          </table:table-cell>
          <table:table-cell office:value-type="float" office:value="7326942" table:style-name="ce15">
            <text:p>7 326 942</text:p>
          </table:table-cell>
          <table:table-cell office:value-type="float" office:value="1692033" table:style-name="ce15">
            <text:p>1 692 033</text:p>
          </table:table-cell>
          <table:table-cell office:value-type="float" office:value="2917039" table:style-name="ce15">
            <text:p>2 917 039</text:p>
          </table:table-cell>
          <table:table-cell office:value-type="float" office:value="944227" table:style-name="ce15">
            <text:p>944 227</text:p>
          </table:table-cell>
          <table:table-cell office:value-type="float" office:value="838479" table:style-name="ce15">
            <text:p>838 479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7</text:p>
          </table:table-cell>
          <table:table-cell office:value-type="string" table:style-name="ce12">
            <text:p>H.v. elektrischen Ausrüstung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592" table:style-name="ce15">
            <text:p>592</text:p>
          </table:table-cell>
          <table:table-cell office:value-type="float" office:value="50574" table:style-name="ce15">
            <text:p>50 574</text:p>
          </table:table-cell>
          <table:table-cell office:value-type="float" office:value="49953" table:style-name="ce15">
            <text:p>49 953</text:p>
          </table:table-cell>
          <table:table-cell office:value-type="float" office:value="3674579" table:style-name="ce15">
            <text:p>3 674 579</text:p>
          </table:table-cell>
          <table:table-cell office:value-type="float" office:value="16577443" table:style-name="ce15">
            <text:p>16 577 443</text:p>
          </table:table-cell>
          <table:table-cell office:value-type="float" office:value="15597837" table:style-name="ce15">
            <text:p>15 597 837</text:p>
          </table:table-cell>
          <table:table-cell office:value-type="float" office:value="14270884" table:style-name="ce15">
            <text:p>14 270 884</text:p>
          </table:table-cell>
          <table:table-cell office:value-type="float" office:value="11505590" table:style-name="ce15">
            <text:p>11 505 590</text:p>
          </table:table-cell>
          <table:table-cell office:value-type="float" office:value="1683671" table:style-name="ce15">
            <text:p>1 683 671</text:p>
          </table:table-cell>
          <table:table-cell office:value-type="float" office:value="4750440" table:style-name="ce15">
            <text:p>4 750 440</text:p>
          </table:table-cell>
          <table:table-cell office:value-type="float" office:value="1075861" table:style-name="ce15">
            <text:p>1 075 861</text:p>
          </table:table-cell>
          <table:table-cell office:value-type="float" office:value="598617" table:style-name="ce15">
            <text:p>598 617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7</text:p>
          </table:table-cell>
          <table:table-cell office:value-type="string" table:style-name="ce12">
            <text:p>H.v. elektrischen Ausrüstung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176" table:style-name="ce15">
            <text:p>176</text:p>
          </table:table-cell>
          <table:table-cell office:value-type="float" office:value="158" table:style-name="ce15">
            <text:p>158</text:p>
          </table:table-cell>
          <table:table-cell office:value-type="float" office:value="7" table:style-name="ce15">
            <text:p>7</text:p>
          </table:table-cell>
          <table:table-cell office:value-type="float" office:value="820" table:style-name="ce15">
            <text:p>820</text:p>
          </table:table-cell>
          <table:table-cell office:value-type="float" office:value="19970" table:style-name="ce15">
            <text:p>19 970</text:p>
          </table:table-cell>
          <table:table-cell office:value-type="float" office:value="19390" table:style-name="ce15">
            <text:p>19 390</text:p>
          </table:table-cell>
          <table:table-cell office:value-type="float" office:value="19050" table:style-name="ce15">
            <text:p>19 050</text:p>
          </table:table-cell>
          <table:table-cell office:value-type="float" office:value="15065" table:style-name="ce15">
            <text:p>15 065</text:p>
          </table:table-cell>
          <table:table-cell office:value-type="float" office:value="744" table:style-name="ce15">
            <text:p>744</text:p>
          </table:table-cell>
          <table:table-cell office:value-type="float" office:value="5799" table:style-name="ce15">
            <text:p>5 799</text:p>
          </table:table-cell>
          <table:table-cell office:value-type="float" office:value="4979" table:style-name="ce15">
            <text:p>4 979</text:p>
          </table:table-cell>
          <table:table-cell office:value-type="float" office:value="383" table:style-name="ce15">
            <text:p>383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7</text:p>
          </table:table-cell>
          <table:table-cell office:value-type="string" table:style-name="ce12">
            <text:p>H.v. elektrischen Ausrüstung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184" table:style-name="ce15">
            <text:p>184</text:p>
          </table:table-cell>
          <table:table-cell office:value-type="float" office:value="789" table:style-name="ce15">
            <text:p>789</text:p>
          </table:table-cell>
          <table:table-cell office:value-type="float" office:value="572" table:style-name="ce15">
            <text:p>572</text:p>
          </table:table-cell>
          <table:table-cell office:value-type="float" office:value="28045" table:style-name="ce15">
            <text:p>28 045</text:p>
          </table:table-cell>
          <table:table-cell office:value-type="float" office:value="137025" table:style-name="ce15">
            <text:p>137 025</text:p>
          </table:table-cell>
          <table:table-cell office:value-type="float" office:value="135333" table:style-name="ce15">
            <text:p>135 333</text:p>
          </table:table-cell>
          <table:table-cell office:value-type="float" office:value="132043" table:style-name="ce15">
            <text:p>132 043</text:p>
          </table:table-cell>
          <table:table-cell office:value-type="float" office:value="97805" table:style-name="ce15">
            <text:p>97 805</text:p>
          </table:table-cell>
          <table:table-cell office:value-type="float" office:value="7491" table:style-name="ce15">
            <text:p>7 491</text:p>
          </table:table-cell>
          <table:table-cell office:value-type="float" office:value="47485" table:style-name="ce15">
            <text:p>47 485</text:p>
          </table:table-cell>
          <table:table-cell office:value-type="float" office:value="19440" table:style-name="ce15">
            <text:p>19 440</text:p>
          </table:table-cell>
          <table:table-cell office:value-type="float" office:value="3742" table:style-name="ce15">
            <text:p>3 742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7</text:p>
          </table:table-cell>
          <table:table-cell office:value-type="string" table:style-name="ce12">
            <text:p>H.v. elektrischen Ausrüstung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55" table:style-name="ce15">
            <text:p>55</text:p>
          </table:table-cell>
          <table:table-cell office:value-type="float" office:value="764" table:style-name="ce15">
            <text:p>764</text:p>
          </table:table-cell>
          <table:table-cell office:value-type="float" office:value="701" table:style-name="ce15">
            <text:p>701</text:p>
          </table:table-cell>
          <table:table-cell office:value-type="float" office:value="40611" table:style-name="ce15">
            <text:p>40 611</text:p>
          </table:table-cell>
          <table:table-cell office:value-type="float" office:value="142846" table:style-name="ce15">
            <text:p>142 846</text:p>
          </table:table-cell>
          <table:table-cell office:value-type="float" office:value="141152" table:style-name="ce15">
            <text:p>141 152</text:p>
          </table:table-cell>
          <table:table-cell office:value-type="float" office:value="137070" table:style-name="ce15">
            <text:p>137 070</text:p>
          </table:table-cell>
          <table:table-cell office:value-type="float" office:value="92550" table:style-name="ce15">
            <text:p>92 550</text:p>
          </table:table-cell>
          <table:table-cell office:value-type="float" office:value="7104" table:style-name="ce15">
            <text:p>7 104</text:p>
          </table:table-cell>
          <table:table-cell office:value-type="float" office:value="57188" table:style-name="ce15">
            <text:p>57 188</text:p>
          </table:table-cell>
          <table:table-cell office:value-type="float" office:value="16577" table:style-name="ce15">
            <text:p>16 577</text:p>
          </table:table-cell>
          <table:table-cell office:value-type="float" office:value="6304" table:style-name="ce15">
            <text:p>6 304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7</text:p>
          </table:table-cell>
          <table:table-cell office:value-type="string" table:style-name="ce12">
            <text:p>H.v. elektrischen Ausrüstung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68" table:style-name="ce15">
            <text:p>68</text:p>
          </table:table-cell>
          <table:table-cell office:value-type="float" office:value="2126" table:style-name="ce15">
            <text:p>2 126</text:p>
          </table:table-cell>
          <table:table-cell office:value-type="float" office:value="2068" table:style-name="ce15">
            <text:p>2 068</text:p>
          </table:table-cell>
          <table:table-cell office:value-type="float" office:value="121292" table:style-name="ce15">
            <text:p>121 292</text:p>
          </table:table-cell>
          <table:table-cell office:value-type="float" office:value="492266" table:style-name="ce15">
            <text:p>492 266</text:p>
          </table:table-cell>
          <table:table-cell office:value-type="float" office:value="483383" table:style-name="ce15">
            <text:p>483 383</text:p>
          </table:table-cell>
          <table:table-cell office:value-type="float" office:value="436239" table:style-name="ce15">
            <text:p>436 239</text:p>
          </table:table-cell>
          <table:table-cell office:value-type="float" office:value="345443" table:style-name="ce15">
            <text:p>345 443</text:p>
          </table:table-cell>
          <table:table-cell office:value-type="float" office:value="52007" table:style-name="ce15">
            <text:p>52 007</text:p>
          </table:table-cell>
          <table:table-cell office:value-type="float" office:value="158737" table:style-name="ce15">
            <text:p>158 737</text:p>
          </table:table-cell>
          <table:table-cell office:value-type="float" office:value="37445" table:style-name="ce15">
            <text:p>37 445</text:p>
          </table:table-cell>
          <table:table-cell office:value-type="float" office:value="19773" table:style-name="ce15">
            <text:p>19 773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7</text:p>
          </table:table-cell>
          <table:table-cell office:value-type="string" table:style-name="ce12">
            <text:p>H.v. elektrischen Ausrüstung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68" table:style-name="ce15">
            <text:p>68</text:p>
          </table:table-cell>
          <table:table-cell office:value-type="float" office:value="8450" table:style-name="ce15">
            <text:p>8 450</text:p>
          </table:table-cell>
          <table:table-cell office:value-type="float" office:value="8359" table:style-name="ce15">
            <text:p>8 359</text:p>
          </table:table-cell>
          <table:table-cell office:value-type="float" office:value="517414" table:style-name="ce15">
            <text:p>517 414</text:p>
          </table:table-cell>
          <table:table-cell office:value-type="float" office:value="2389679" table:style-name="ce15">
            <text:p>2 389 679</text:p>
          </table:table-cell>
          <table:table-cell office:value-type="float" office:value="2295950" table:style-name="ce15">
            <text:p>2 295 950</text:p>
          </table:table-cell>
          <table:table-cell office:value-type="float" office:value="2179557" table:style-name="ce15">
            <text:p>2 179 557</text:p>
          </table:table-cell>
          <table:table-cell office:value-type="float" office:value="1695091" table:style-name="ce15">
            <text:p>1 695 091</text:p>
          </table:table-cell>
          <table:table-cell office:value-type="float" office:value="189805" table:style-name="ce15">
            <text:p>189 805</text:p>
          </table:table-cell>
          <table:table-cell office:value-type="float" office:value="744603" table:style-name="ce15">
            <text:p>744 603</text:p>
          </table:table-cell>
          <table:table-cell office:value-type="float" office:value="227189" table:style-name="ce15">
            <text:p>227 189</text:p>
          </table:table-cell>
          <table:table-cell office:value-type="float" office:value="115094" table:style-name="ce15">
            <text:p>115 094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7</text:p>
          </table:table-cell>
          <table:table-cell office:value-type="string" table:style-name="ce12">
            <text:p>H.v. elektrischen Ausrüstung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41" table:style-name="ce15">
            <text:p>41</text:p>
          </table:table-cell>
          <table:table-cell office:value-type="float" office:value="38287" table:style-name="ce15">
            <text:p>38 287</text:p>
          </table:table-cell>
          <table:table-cell office:value-type="float" office:value="38246" table:style-name="ce15">
            <text:p>38 246</text:p>
          </table:table-cell>
          <table:table-cell office:value-type="float" office:value="2966397" table:style-name="ce15">
            <text:p>2 966 397</text:p>
          </table:table-cell>
          <table:table-cell office:value-type="float" office:value="13395657" table:style-name="ce15">
            <text:p>13 395 657</text:p>
          </table:table-cell>
          <table:table-cell office:value-type="float" office:value="12522629" table:style-name="ce15">
            <text:p>12 522 629</text:p>
          </table:table-cell>
          <table:table-cell office:value-type="float" office:value="11366925" table:style-name="ce15">
            <text:p>11 366 925</text:p>
          </table:table-cell>
          <table:table-cell office:value-type="float" office:value="9259636" table:style-name="ce15">
            <text:p>9 259 636</text:p>
          </table:table-cell>
          <table:table-cell office:value-type="float" office:value="1426520" table:style-name="ce15">
            <text:p>1 426 520</text:p>
          </table:table-cell>
          <table:table-cell office:value-type="float" office:value="3736628" table:style-name="ce15">
            <text:p>3 736 628</text:p>
          </table:table-cell>
          <table:table-cell office:value-type="float" office:value="770231" table:style-name="ce15">
            <text:p>770 231</text:p>
          </table:table-cell>
          <table:table-cell office:value-type="float" office:value="453321" table:style-name="ce15">
            <text:p>453 321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8</text:p>
          </table:table-cell>
          <table:table-cell office:value-type="string" table:style-name="ce12">
            <text:p>Maschinenbau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1426" table:style-name="ce15">
            <text:p>1 426</text:p>
          </table:table-cell>
          <table:table-cell office:value-type="float" office:value="99494" table:style-name="ce15">
            <text:p>99 494</text:p>
          </table:table-cell>
          <table:table-cell office:value-type="float" office:value="98018" table:style-name="ce15">
            <text:p>98 018</text:p>
          </table:table-cell>
          <table:table-cell office:value-type="float" office:value="7361293" table:style-name="ce15">
            <text:p>7 361 293</text:p>
          </table:table-cell>
          <table:table-cell office:value-type="float" office:value="34513568" table:style-name="ce15">
            <text:p>34 513 568</text:p>
          </table:table-cell>
          <table:table-cell office:value-type="float" office:value="32365495" table:style-name="ce15">
            <text:p>32 365 495</text:p>
          </table:table-cell>
          <table:table-cell office:value-type="float" office:value="30637334" table:style-name="ce15">
            <text:p>30 637 334</text:p>
          </table:table-cell>
          <table:table-cell office:value-type="float" office:value="25253753" table:style-name="ce15">
            <text:p>25 253 753</text:p>
          </table:table-cell>
          <table:table-cell office:value-type="float" office:value="3649729" table:style-name="ce15">
            <text:p>3 649 729</text:p>
          </table:table-cell>
          <table:table-cell office:value-type="float" office:value="9741061" table:style-name="ce15">
            <text:p>9 741 061</text:p>
          </table:table-cell>
          <table:table-cell office:value-type="float" office:value="2379768" table:style-name="ce15">
            <text:p>2 379 768</text:p>
          </table:table-cell>
          <table:table-cell office:value-type="float" office:value="1200083" table:style-name="ce15">
            <text:p>1 200 083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8</text:p>
          </table:table-cell>
          <table:table-cell office:value-type="string" table:style-name="ce12">
            <text:p>Maschinenbau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299" table:style-name="ce15">
            <text:p>299</text:p>
          </table:table-cell>
          <table:table-cell office:value-type="float" office:value="275" table:style-name="ce15">
            <text:p>275</text:p>
          </table:table-cell>
          <table:table-cell office:value-type="float" office:value="8" table:style-name="ce15">
            <text:p>8</text:p>
          </table:table-cell>
          <table:table-cell office:value-type="float" office:value="515" table:style-name="ce15">
            <text:p>515</text:p>
          </table:table-cell>
          <table:table-cell office:value-type="float" office:value="67823" table:style-name="ce15">
            <text:p>67 823</text:p>
          </table:table-cell>
          <table:table-cell office:value-type="float" office:value="63903" table:style-name="ce15">
            <text:p>63 903</text:p>
          </table:table-cell>
          <table:table-cell office:value-type="float" office:value="63658" table:style-name="ce15">
            <text:p>63 658</text:p>
          </table:table-cell>
          <table:table-cell office:value-type="float" office:value="52421" table:style-name="ce15">
            <text:p>52 421</text:p>
          </table:table-cell>
          <table:table-cell office:value-type="float" office:value="2677" table:style-name="ce15">
            <text:p>2 677</text:p>
          </table:table-cell>
          <table:table-cell office:value-type="float" office:value="15031" table:style-name="ce15">
            <text:p>15 031</text:p>
          </table:table-cell>
          <table:table-cell office:value-type="float" office:value="14516" table:style-name="ce15">
            <text:p>14 516</text:p>
          </table:table-cell>
          <table:table-cell office:value-type="float" office:value="1611" table:style-name="ce15">
            <text:p>1 611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8</text:p>
          </table:table-cell>
          <table:table-cell office:value-type="string" table:style-name="ce12">
            <text:p>Maschinenbau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464" table:style-name="ce15">
            <text:p>464</text:p>
          </table:table-cell>
          <table:table-cell office:value-type="float" office:value="1917" table:style-name="ce15">
            <text:p>1 917</text:p>
          </table:table-cell>
          <table:table-cell office:value-type="float" office:value="1386" table:style-name="ce15">
            <text:p>1 386</text:p>
          </table:table-cell>
          <table:table-cell office:value-type="float" office:value="68524" table:style-name="ce15">
            <text:p>68 524</text:p>
          </table:table-cell>
          <table:table-cell office:value-type="float" office:value="356288" table:style-name="ce15">
            <text:p>356 288</text:p>
          </table:table-cell>
          <table:table-cell office:value-type="float" office:value="345580" table:style-name="ce15">
            <text:p>345 580</text:p>
          </table:table-cell>
          <table:table-cell office:value-type="float" office:value="340133" table:style-name="ce15">
            <text:p>340 133</text:p>
          </table:table-cell>
          <table:table-cell office:value-type="float" office:value="249740" table:style-name="ce15">
            <text:p>249 740</text:p>
          </table:table-cell>
          <table:table-cell office:value-type="float" office:value="17769" table:style-name="ce15">
            <text:p>17 769</text:p>
          </table:table-cell>
          <table:table-cell office:value-type="float" office:value="117474" table:style-name="ce15">
            <text:p>117 474</text:p>
          </table:table-cell>
          <table:table-cell office:value-type="float" office:value="48950" table:style-name="ce15">
            <text:p>48 950</text:p>
          </table:table-cell>
          <table:table-cell office:value-type="float" office:value="13026" table:style-name="ce15">
            <text:p>13 026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8</text:p>
          </table:table-cell>
          <table:table-cell office:value-type="string" table:style-name="ce12">
            <text:p>Maschinenbau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186" table:style-name="ce15">
            <text:p>186</text:p>
          </table:table-cell>
          <table:table-cell office:value-type="float" office:value="2609" table:style-name="ce15">
            <text:p>2 609</text:p>
          </table:table-cell>
          <table:table-cell office:value-type="float" office:value="2374" table:style-name="ce15">
            <text:p>2 374</text:p>
          </table:table-cell>
          <table:table-cell office:value-type="float" office:value="138051" table:style-name="ce15">
            <text:p>138 051</text:p>
          </table:table-cell>
          <table:table-cell office:value-type="float" office:value="515717" table:style-name="ce15">
            <text:p>515 717</text:p>
          </table:table-cell>
          <table:table-cell office:value-type="float" office:value="503726" table:style-name="ce15">
            <text:p>503 726</text:p>
          </table:table-cell>
          <table:table-cell office:value-type="float" office:value="495065" table:style-name="ce15">
            <text:p>495 065</text:p>
          </table:table-cell>
          <table:table-cell office:value-type="float" office:value="346593" table:style-name="ce15">
            <text:p>346 593</text:p>
          </table:table-cell>
          <table:table-cell office:value-type="float" office:value="23709" table:style-name="ce15">
            <text:p>23 709</text:p>
          </table:table-cell>
          <table:table-cell office:value-type="float" office:value="185491" table:style-name="ce15">
            <text:p>185 491</text:p>
          </table:table-cell>
          <table:table-cell office:value-type="float" office:value="47440" table:style-name="ce15">
            <text:p>47 440</text:p>
          </table:table-cell>
          <table:table-cell office:value-type="float" office:value="25205" table:style-name="ce15">
            <text:p>25 205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8</text:p>
          </table:table-cell>
          <table:table-cell office:value-type="string" table:style-name="ce12">
            <text:p>Maschinenbau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192" table:style-name="ce15">
            <text:p>192</text:p>
          </table:table-cell>
          <table:table-cell office:value-type="float" office:value="6153" table:style-name="ce15">
            <text:p>6 153</text:p>
          </table:table-cell>
          <table:table-cell office:value-type="float" office:value="6011" table:style-name="ce15">
            <text:p>6 011</text:p>
          </table:table-cell>
          <table:table-cell office:value-type="float" office:value="380988" table:style-name="ce15">
            <text:p>380 988</text:p>
          </table:table-cell>
          <table:table-cell office:value-type="float" office:value="1472491" table:style-name="ce15">
            <text:p>1 472 491</text:p>
          </table:table-cell>
          <table:table-cell office:value-type="float" office:value="1413937" table:style-name="ce15">
            <text:p>1 413 937</text:p>
          </table:table-cell>
          <table:table-cell office:value-type="float" office:value="1384129" table:style-name="ce15">
            <text:p>1 384 129</text:p>
          </table:table-cell>
          <table:table-cell office:value-type="float" office:value="1023769" table:style-name="ce15">
            <text:p>1 023 769</text:p>
          </table:table-cell>
          <table:table-cell office:value-type="float" office:value="107211" table:style-name="ce15">
            <text:p>107 211</text:p>
          </table:table-cell>
          <table:table-cell office:value-type="float" office:value="498529" table:style-name="ce15">
            <text:p>498 529</text:p>
          </table:table-cell>
          <table:table-cell office:value-type="float" office:value="117541" table:style-name="ce15">
            <text:p>117 541</text:p>
          </table:table-cell>
          <table:table-cell office:value-type="float" office:value="53860" table:style-name="ce15">
            <text:p>53 86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8</text:p>
          </table:table-cell>
          <table:table-cell office:value-type="string" table:style-name="ce12">
            <text:p>Maschinenbau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192" table:style-name="ce15">
            <text:p>192</text:p>
          </table:table-cell>
          <table:table-cell office:value-type="float" office:value="21972" table:style-name="ce15">
            <text:p>21 972</text:p>
          </table:table-cell>
          <table:table-cell office:value-type="float" office:value="21813" table:style-name="ce15">
            <text:p>21 813</text:p>
          </table:table-cell>
          <table:table-cell office:value-type="float" office:value="1514861" table:style-name="ce15">
            <text:p>1 514 861</text:p>
          </table:table-cell>
          <table:table-cell office:value-type="float" office:value="6712547" table:style-name="ce15">
            <text:p>6 712 547</text:p>
          </table:table-cell>
          <table:table-cell office:value-type="float" office:value="6459502" table:style-name="ce15">
            <text:p>6 459 502</text:p>
          </table:table-cell>
          <table:table-cell office:value-type="float" office:value="6097639" table:style-name="ce15">
            <text:p>6 097 639</text:p>
          </table:table-cell>
          <table:table-cell office:value-type="float" office:value="4743602" table:style-name="ce15">
            <text:p>4 743 602</text:p>
          </table:table-cell>
          <table:table-cell office:value-type="float" office:value="597907" table:style-name="ce15">
            <text:p>597 907</text:p>
          </table:table-cell>
          <table:table-cell office:value-type="float" office:value="2095876" table:style-name="ce15">
            <text:p>2 095 876</text:p>
          </table:table-cell>
          <table:table-cell office:value-type="float" office:value="581015" table:style-name="ce15">
            <text:p>581 015</text:p>
          </table:table-cell>
          <table:table-cell office:value-type="float" office:value="272491" table:style-name="ce15">
            <text:p>272 491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8</text:p>
          </table:table-cell>
          <table:table-cell office:value-type="string" table:style-name="ce12">
            <text:p>Maschinenbau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93" table:style-name="ce15">
            <text:p>93</text:p>
          </table:table-cell>
          <table:table-cell office:value-type="float" office:value="66568" table:style-name="ce15">
            <text:p>66 568</text:p>
          </table:table-cell>
          <table:table-cell office:value-type="float" office:value="66426" table:style-name="ce15">
            <text:p>66 426</text:p>
          </table:table-cell>
          <table:table-cell office:value-type="float" office:value="5258354" table:style-name="ce15">
            <text:p>5 258 354</text:p>
          </table:table-cell>
          <table:table-cell office:value-type="float" office:value="25388702" table:style-name="ce15">
            <text:p>25 388 702</text:p>
          </table:table-cell>
          <table:table-cell office:value-type="float" office:value="23578847" table:style-name="ce15">
            <text:p>23 578 847</text:p>
          </table:table-cell>
          <table:table-cell office:value-type="float" office:value="22256710" table:style-name="ce15">
            <text:p>22 256 710</text:p>
          </table:table-cell>
          <table:table-cell office:value-type="float" office:value="18837628" table:style-name="ce15">
            <text:p>18 837 628</text:p>
          </table:table-cell>
          <table:table-cell office:value-type="float" office:value="2900456" table:style-name="ce15">
            <text:p>2 900 456</text:p>
          </table:table-cell>
          <table:table-cell office:value-type="float" office:value="6828660" table:style-name="ce15">
            <text:p>6 828 660</text:p>
          </table:table-cell>
          <table:table-cell office:value-type="float" office:value="1570306" table:style-name="ce15">
            <text:p>1 570 306</text:p>
          </table:table-cell>
          <table:table-cell office:value-type="float" office:value="833890" table:style-name="ce15">
            <text:p>833 89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9</text:p>
          </table:table-cell>
          <table:table-cell office:value-type="string" table:style-name="ce12">
            <text:p>H.v. Kraftwagen und -teil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254" table:style-name="ce15">
            <text:p>254</text:p>
          </table:table-cell>
          <table:table-cell office:value-type="float" office:value="37033" table:style-name="ce15">
            <text:p>37 033</text:p>
          </table:table-cell>
          <table:table-cell office:value-type="float" office:value="36772" table:style-name="ce15">
            <text:p>36 772</text:p>
          </table:table-cell>
          <table:table-cell office:value-type="float" office:value="2632647" table:style-name="ce15">
            <text:p>2 632 647</text:p>
          </table:table-cell>
          <table:table-cell office:value-type="float" office:value="19038449" table:style-name="ce15">
            <text:p>19 038 449</text:p>
          </table:table-cell>
          <table:table-cell office:value-type="float" office:value="18606919" table:style-name="ce15">
            <text:p>18 606 919</text:p>
          </table:table-cell>
          <table:table-cell office:value-type="float" office:value="17085484" table:style-name="ce15">
            <text:p>17 085 484</text:p>
          </table:table-cell>
          <table:table-cell office:value-type="float" office:value="15229019" table:style-name="ce15">
            <text:p>15 229 019</text:p>
          </table:table-cell>
          <table:table-cell office:value-type="float" office:value="1835029" table:style-name="ce15">
            <text:p>1 835 029</text:p>
          </table:table-cell>
          <table:table-cell office:value-type="float" office:value="3798471" table:style-name="ce15">
            <text:p>3 798 471</text:p>
          </table:table-cell>
          <table:table-cell office:value-type="float" office:value="1165824" table:style-name="ce15">
            <text:p>1 165 824</text:p>
          </table:table-cell>
          <table:table-cell office:value-type="float" office:value="725347" table:style-name="ce15">
            <text:p>725 347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9</text:p>
          </table:table-cell>
          <table:table-cell office:value-type="string" table:style-name="ce12">
            <text:p>H.v. Kraftwagen und -teil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57" table:style-name="ce15">
            <text:p>57</text:p>
          </table:table-cell>
          <table:table-cell office:value-type="float" office:value="53" table:style-name="ce15">
            <text:p>53</text:p>
          </table:table-cell>
          <table:table-cell office:value-type="float" office:value="1" table:style-name="ce15">
            <text:p>1</text:p>
          </table:table-cell>
          <table:table-cell office:value-type="float" office:value="69" table:style-name="ce15">
            <text:p>69</text:p>
          </table:table-cell>
          <table:table-cell office:value-type="float" office:value="6761" table:style-name="ce15">
            <text:p>6 761</text:p>
          </table:table-cell>
          <table:table-cell office:value-type="float" office:value="6631" table:style-name="ce15">
            <text:p>6 631</text:p>
          </table:table-cell>
          <table:table-cell office:value-type="float" office:value="6253" table:style-name="ce15">
            <text:p>6 253</text:p>
          </table:table-cell>
          <table:table-cell office:value-type="float" office:value="5943" table:style-name="ce15">
            <text:p>5 943</text:p>
          </table:table-cell>
          <table:table-cell office:value-type="float" office:value="567" table:style-name="ce15">
            <text:p>567</text:p>
          </table:table-cell>
          <table:table-cell office:value-type="float" office:value="1140" table:style-name="ce15">
            <text:p>1 140</text:p>
          </table:table-cell>
          <table:table-cell office:value-type="float" office:value="1071" table:style-name="ce15">
            <text:p>1 071</text:p>
          </table:table-cell>
          <table:table-cell office:value-type="float" office:value="113" table:style-name="ce15">
            <text:p>113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9</text:p>
          </table:table-cell>
          <table:table-cell office:value-type="string" table:style-name="ce12">
            <text:p>H.v. Kraftwagen und -teil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78" table:style-name="ce15">
            <text:p>78</text:p>
          </table:table-cell>
          <table:table-cell office:value-type="float" office:value="332" table:style-name="ce15">
            <text:p>332</text:p>
          </table:table-cell>
          <table:table-cell office:value-type="float" office:value="237" table:style-name="ce15">
            <text:p>237</text:p>
          </table:table-cell>
          <table:table-cell office:value-type="float" office:value="10285" table:style-name="ce15">
            <text:p>10 285</text:p>
          </table:table-cell>
          <table:table-cell office:value-type="float" office:value="48267" table:style-name="ce15">
            <text:p>48 267</text:p>
          </table:table-cell>
          <table:table-cell office:value-type="float" office:value="47604" table:style-name="ce15">
            <text:p>47 604</text:p>
          </table:table-cell>
          <table:table-cell office:value-type="float" office:value="45977" table:style-name="ce15">
            <text:p>45 977</text:p>
          </table:table-cell>
          <table:table-cell office:value-type="float" office:value="32678" table:style-name="ce15">
            <text:p>32 678</text:p>
          </table:table-cell>
          <table:table-cell office:value-type="float" office:value="2554" table:style-name="ce15">
            <text:p>2 554</text:p>
          </table:table-cell>
          <table:table-cell office:value-type="float" office:value="15667" table:style-name="ce15">
            <text:p>15 667</text:p>
          </table:table-cell>
          <table:table-cell office:value-type="float" office:value="5382" table:style-name="ce15">
            <text:p>5 382</text:p>
          </table:table-cell>
          <table:table-cell office:value-type="float" office:value="1437" table:style-name="ce15">
            <text:p>1 437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9</text:p>
          </table:table-cell>
          <table:table-cell office:value-type="string" table:style-name="ce12">
            <text:p>H.v. Kraftwagen und -teil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35" table:style-name="ce15">
            <text:p>35</text:p>
          </table:table-cell>
          <table:table-cell office:value-type="float" office:value="508" table:style-name="ce15">
            <text:p>508</text:p>
          </table:table-cell>
          <table:table-cell office:value-type="float" office:value="466" table:style-name="ce15">
            <text:p>466</text:p>
          </table:table-cell>
          <table:table-cell office:value-type="float" office:value="27033" table:style-name="ce15">
            <text:p>27 033</text:p>
          </table:table-cell>
          <table:table-cell office:value-type="float" office:value="122310" table:style-name="ce15">
            <text:p>122 310</text:p>
          </table:table-cell>
          <table:table-cell office:value-type="float" office:value="120866" table:style-name="ce15">
            <text:p>120 866</text:p>
          </table:table-cell>
          <table:table-cell office:value-type="float" office:value="118421" table:style-name="ce15">
            <text:p>118 421</text:p>
          </table:table-cell>
          <table:table-cell office:value-type="float" office:value="91964" table:style-name="ce15">
            <text:p>91 964</text:p>
          </table:table-cell>
          <table:table-cell office:value-type="float" office:value="7255" table:style-name="ce15">
            <text:p>7 255</text:p>
          </table:table-cell>
          <table:table-cell office:value-type="float" office:value="35679" table:style-name="ce15">
            <text:p>35 679</text:p>
          </table:table-cell>
          <table:table-cell office:value-type="float" office:value="8646" table:style-name="ce15">
            <text:p>8 646</text:p>
          </table:table-cell>
          <table:table-cell office:value-type="float" office:value="5274" table:style-name="ce15">
            <text:p>5 274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9</text:p>
          </table:table-cell>
          <table:table-cell office:value-type="string" table:style-name="ce12">
            <text:p>H.v. Kraftwagen und -teil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24" table:style-name="ce15">
            <text:p>24</text:p>
          </table:table-cell>
          <table:table-cell office:value-type="float" office:value="766" table:style-name="ce15">
            <text:p>766</text:p>
          </table:table-cell>
          <table:table-cell office:value-type="float" office:value="748" table:style-name="ce15">
            <text:p>748</text:p>
          </table:table-cell>
          <table:table-cell office:value-type="float" office:value="38972" table:style-name="ce15">
            <text:p>38 972</text:p>
          </table:table-cell>
          <table:table-cell office:value-type="float" office:value="131783" table:style-name="ce15">
            <text:p>131 783</text:p>
          </table:table-cell>
          <table:table-cell office:value-type="float" office:value="127350" table:style-name="ce15">
            <text:p>127 350</text:p>
          </table:table-cell>
          <table:table-cell office:value-type="float" office:value="122697" table:style-name="ce15">
            <text:p>122 697</text:p>
          </table:table-cell>
          <table:table-cell office:value-type="float" office:value="88937" table:style-name="ce15">
            <text:p>88 937</text:p>
          </table:table-cell>
          <table:table-cell office:value-type="float" office:value="7388" table:style-name="ce15">
            <text:p>7 388</text:p>
          </table:table-cell>
          <table:table-cell office:value-type="float" office:value="43481" table:style-name="ce15">
            <text:p>43 481</text:p>
          </table:table-cell>
          <table:table-cell office:value-type="float" office:value="4509" table:style-name="ce15">
            <text:p>4 509</text:p>
          </table:table-cell>
          <table:table-cell office:value-type="float" office:value="5003" table:style-name="ce15">
            <text:p>5 003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9</text:p>
          </table:table-cell>
          <table:table-cell office:value-type="string" table:style-name="ce12">
            <text:p>H.v. Kraftwagen und -teil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34" table:style-name="ce15">
            <text:p>34</text:p>
          </table:table-cell>
          <table:table-cell office:value-type="float" office:value="4220" table:style-name="ce15">
            <text:p>4 220</text:p>
          </table:table-cell>
          <table:table-cell office:value-type="float" office:value="4196" table:style-name="ce15">
            <text:p>4 196</text:p>
          </table:table-cell>
          <table:table-cell office:value-type="float" office:value="271392" table:style-name="ce15">
            <text:p>271 392</text:p>
          </table:table-cell>
          <table:table-cell office:value-type="float" office:value="1409049" table:style-name="ce15">
            <text:p>1 409 049</text:p>
          </table:table-cell>
          <table:table-cell office:value-type="float" office:value="1388926" table:style-name="ce15">
            <text:p>1 388 926</text:p>
          </table:table-cell>
          <table:table-cell office:value-type="float" office:value="1327034" table:style-name="ce15">
            <text:p>1 327 034</text:p>
          </table:table-cell>
          <table:table-cell office:value-type="float" office:value="1077219" table:style-name="ce15">
            <text:p>1 077 219</text:p>
          </table:table-cell>
          <table:table-cell office:value-type="float" office:value="80582" table:style-name="ce15">
            <text:p>80 582</text:p>
          </table:table-cell>
          <table:table-cell office:value-type="float" office:value="349470" table:style-name="ce15">
            <text:p>349 470</text:p>
          </table:table-cell>
          <table:table-cell office:value-type="float" office:value="78078" table:style-name="ce15">
            <text:p>78 078</text:p>
          </table:table-cell>
          <table:table-cell office:value-type="float" office:value="74694" table:style-name="ce15">
            <text:p>74 694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29</text:p>
          </table:table-cell>
          <table:table-cell office:value-type="string" table:style-name="ce12">
            <text:p>H.v. Kraftwagen und -teil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26" table:style-name="ce15">
            <text:p>26</text:p>
          </table:table-cell>
          <table:table-cell office:value-type="float" office:value="31154" table:style-name="ce15">
            <text:p>31 154</text:p>
          </table:table-cell>
          <table:table-cell office:value-type="float" office:value="31124" table:style-name="ce15">
            <text:p>31 124</text:p>
          </table:table-cell>
          <table:table-cell office:value-type="float" office:value="2284896" table:style-name="ce15">
            <text:p>2 284 896</text:p>
          </table:table-cell>
          <table:table-cell office:value-type="float" office:value="17320279" table:style-name="ce15">
            <text:p>17 320 279</text:p>
          </table:table-cell>
          <table:table-cell office:value-type="float" office:value="16915542" table:style-name="ce15">
            <text:p>16 915 542</text:p>
          </table:table-cell>
          <table:table-cell office:value-type="float" office:value="15465102" table:style-name="ce15">
            <text:p>15 465 102</text:p>
          </table:table-cell>
          <table:table-cell office:value-type="float" office:value="13932278" table:style-name="ce15">
            <text:p>13 932 278</text:p>
          </table:table-cell>
          <table:table-cell office:value-type="float" office:value="1736683" table:style-name="ce15">
            <text:p>1 736 683</text:p>
          </table:table-cell>
          <table:table-cell office:value-type="float" office:value="3353034" table:style-name="ce15">
            <text:p>3 353 034</text:p>
          </table:table-cell>
          <table:table-cell office:value-type="float" office:value="1068138" table:style-name="ce15">
            <text:p>1 068 138</text:p>
          </table:table-cell>
          <table:table-cell office:value-type="float" office:value="638826" table:style-name="ce15">
            <text:p>638 826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30</text:p>
          </table:table-cell>
          <table:table-cell office:value-type="string" table:style-name="ce12">
            <text:p>Sonst. Fahrzeugbau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115" table:style-name="ce15">
            <text:p>115</text:p>
          </table:table-cell>
          <table:table-cell office:value-type="float" office:value="14908" table:style-name="ce15">
            <text:p>14 908</text:p>
          </table:table-cell>
          <table:table-cell office:value-type="float" office:value="14796" table:style-name="ce15">
            <text:p>14 796</text:p>
          </table:table-cell>
          <table:table-cell office:value-type="float" office:value="1185527" table:style-name="ce15">
            <text:p>1 185 527</text:p>
          </table:table-cell>
          <table:table-cell office:value-type="float" office:value="6526774" table:style-name="ce15">
            <text:p>6 526 774</text:p>
          </table:table-cell>
          <table:table-cell office:value-type="float" office:value="6127207" table:style-name="ce15">
            <text:p>6 127 207</text:p>
          </table:table-cell>
          <table:table-cell office:value-type="float" office:value="5804949" table:style-name="ce15">
            <text:p>5 804 949</text:p>
          </table:table-cell>
          <table:table-cell office:value-type="float" office:value="5283759" table:style-name="ce15">
            <text:p>5 283 759</text:p>
          </table:table-cell>
          <table:table-cell office:value-type="float" office:value="753974" table:style-name="ce15">
            <text:p>753 974</text:p>
          </table:table-cell>
          <table:table-cell office:value-type="float" office:value="1485166" table:style-name="ce15">
            <text:p>1 485 166</text:p>
          </table:table-cell>
          <table:table-cell office:value-type="float" office:value="299639" table:style-name="ce15">
            <text:p>299 639</text:p>
          </table:table-cell>
          <table:table-cell office:value-type="float" office:value="180193" table:style-name="ce15">
            <text:p>180 193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30</text:p>
          </table:table-cell>
          <table:table-cell office:value-type="string" table:style-name="ce12">
            <text:p>Sonst. Fahrzeugbau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32" table:style-name="ce15">
            <text:p>32</text:p>
          </table:table-cell>
          <table:table-cell office:value-type="float" office:value="31" table:style-name="ce15">
            <text:p>31</text:p>
          </table:table-cell>
          <table:table-cell office:value-type="float" office:value="1" table:style-name="ce15">
            <text:p>1</text:p>
          </table:table-cell>
          <table:table-cell office:value-type="float" office:value="11" table:style-name="ce15">
            <text:p>11</text:p>
          </table:table-cell>
          <table:table-cell office:value-type="float" office:value="4176" table:style-name="ce15">
            <text:p>4 176</text:p>
          </table:table-cell>
          <table:table-cell office:value-type="float" office:value="4045" table:style-name="ce15">
            <text:p>4 045</text:p>
          </table:table-cell>
          <table:table-cell office:value-type="float" office:value="3967" table:style-name="ce15">
            <text:p>3 967</text:p>
          </table:table-cell>
          <table:table-cell office:value-type="float" office:value="2859" table:style-name="ce15">
            <text:p>2 859</text:p>
          </table:table-cell>
          <table:table-cell office:value-type="float" office:value="207" table:style-name="ce15">
            <text:p>207</text:p>
          </table:table-cell>
          <table:table-cell office:value-type="float" office:value="1491" table:style-name="ce15">
            <text:p>1 491</text:p>
          </table:table-cell>
          <table:table-cell office:value-type="float" office:value="1480" table:style-name="ce15">
            <text:p>1 480</text:p>
          </table:table-cell>
          <table:table-cell office:value-type="float" office:value="114" table:style-name="ce15">
            <text:p>114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30</text:p>
          </table:table-cell>
          <table:table-cell office:value-type="string" table:style-name="ce12">
            <text:p>Sonst. Fahrzeugbau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37" table:style-name="ce15">
            <text:p>37</text:p>
          </table:table-cell>
          <table:table-cell office:value-type="float" office:value="168" table:style-name="ce15">
            <text:p>168</text:p>
          </table:table-cell>
          <table:table-cell office:value-type="float" office:value="125" table:style-name="ce15">
            <text:p>125</text:p>
          </table:table-cell>
          <table:table-cell office:value-type="float" office:value="5647" table:style-name="ce15">
            <text:p>5 647</text:p>
          </table:table-cell>
          <table:table-cell office:value-type="float" office:value="39772" table:style-name="ce15">
            <text:p>39 772</text:p>
          </table:table-cell>
          <table:table-cell office:value-type="float" office:value="37762" table:style-name="ce15">
            <text:p>37 762</text:p>
          </table:table-cell>
          <table:table-cell office:value-type="float" office:value="38459" table:style-name="ce15">
            <text:p>38 459</text:p>
          </table:table-cell>
          <table:table-cell office:value-type="float" office:value="27926" table:style-name="ce15">
            <text:p>27 926</text:p>
          </table:table-cell>
          <table:table-cell office:value-type="float" office:value="2043" table:style-name="ce15">
            <text:p>2 043</text:p>
          </table:table-cell>
          <table:table-cell office:value-type="float" office:value="12655" table:style-name="ce15">
            <text:p>12 655</text:p>
          </table:table-cell>
          <table:table-cell office:value-type="float" office:value="7008" table:style-name="ce15">
            <text:p>7 008</text:p>
          </table:table-cell>
          <table:table-cell office:value-type="float" office:value="2318" table:style-name="ce15">
            <text:p>2 318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30</text:p>
          </table:table-cell>
          <table:table-cell office:value-type="string" table:style-name="ce12">
            <text:p>Sonst. Fahrzeugbau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13" table:style-name="ce15">
            <text:p>13</text:p>
          </table:table-cell>
          <table:table-cell office:value-type="float" office:value="198" table:style-name="ce15">
            <text:p>198</text:p>
          </table:table-cell>
          <table:table-cell office:value-type="float" office:value="182" table:style-name="ce15">
            <text:p>182</text:p>
          </table:table-cell>
          <table:table-cell office:value-type="float" office:value="10715" table:style-name="ce15">
            <text:p>10 715</text:p>
          </table:table-cell>
          <table:table-cell office:value-type="float" office:value="61519" table:style-name="ce15">
            <text:p>61 519</text:p>
          </table:table-cell>
          <table:table-cell office:value-type="float" office:value="60232" table:style-name="ce15">
            <text:p>60 232</text:p>
          </table:table-cell>
          <table:table-cell office:value-type="float" office:value="57030" table:style-name="ce15">
            <text:p>57 030</text:p>
          </table:table-cell>
          <table:table-cell office:value-type="float" office:value="47058" table:style-name="ce15">
            <text:p>47 058</text:p>
          </table:table-cell>
          <table:table-cell office:value-type="float" office:value="3796" table:style-name="ce15">
            <text:p>3 796</text:p>
          </table:table-cell>
          <table:table-cell office:value-type="float" office:value="14759" table:style-name="ce15">
            <text:p>14 759</text:p>
          </table:table-cell>
          <table:table-cell office:value-type="float" office:value="4044" table:style-name="ce15">
            <text:p>4 044</text:p>
          </table:table-cell>
          <table:table-cell office:value-type="float" office:value="1352" table:style-name="ce15">
            <text:p>1 352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30</text:p>
          </table:table-cell>
          <table:table-cell office:value-type="string" table:style-name="ce12">
            <text:p>Sonst. Fahrzeugbau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12" table:style-name="ce15">
            <text:p>12</text:p>
          </table:table-cell>
          <table:table-cell office:value-type="float" office:value="386" table:style-name="ce15">
            <text:p>386</text:p>
          </table:table-cell>
          <table:table-cell office:value-type="float" office:value="379" table:style-name="ce15">
            <text:p>379</text:p>
          </table:table-cell>
          <table:table-cell office:value-type="float" office:value="22050" table:style-name="ce15">
            <text:p>22 050</text:p>
          </table:table-cell>
          <table:table-cell office:value-type="float" office:value="124485" table:style-name="ce15">
            <text:p>124 485</text:p>
          </table:table-cell>
          <table:table-cell office:value-type="float" office:value="120389" table:style-name="ce15">
            <text:p>120 389</text:p>
          </table:table-cell>
          <table:table-cell office:value-type="float" office:value="60931" table:style-name="ce15">
            <text:p>60 931</text:p>
          </table:table-cell>
          <table:table-cell office:value-type="float" office:value="101504" table:style-name="ce15">
            <text:p>101 504</text:p>
          </table:table-cell>
          <table:table-cell office:value-type="float" office:value="61453" table:style-name="ce15">
            <text:p>61 453</text:p>
          </table:table-cell>
          <table:table-cell office:value-type="float" office:value="21153" table:style-name="ce15">
            <text:p>21 153</text:p>
          </table:table-cell>
          <table:table-cell office:value-type="float" office:value="-897" table:style-name="ce15">
            <text:p>-897</text:p>
          </table:table-cell>
          <table:table-cell office:value-type="float" office:value="2335" table:style-name="ce15">
            <text:p>2 335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30</text:p>
          </table:table-cell>
          <table:table-cell office:value-type="string" table:style-name="ce12">
            <text:p>Sonst. Fahrzeugbau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14" table:style-name="ce15">
            <text:p>14</text:p>
          </table:table-cell>
          <table:table-cell office:value-type="float" office:value="1595" table:style-name="ce15">
            <text:p>1 595</text:p>
          </table:table-cell>
          <table:table-cell office:value-type="float" office:value="1589" table:style-name="ce15">
            <text:p>1 589</text:p>
          </table:table-cell>
          <table:table-cell office:value-type="float" office:value="122052" table:style-name="ce15">
            <text:p>122 052</text:p>
          </table:table-cell>
          <table:table-cell office:value-type="float" office:value="497285" table:style-name="ce15">
            <text:p>497 285</text:p>
          </table:table-cell>
          <table:table-cell office:value-type="float" office:value="466940" table:style-name="ce15">
            <text:p>466 940</text:p>
          </table:table-cell>
          <table:table-cell office:value-type="float" office:value="466335" table:style-name="ce15">
            <text:p>466 335</text:p>
          </table:table-cell>
          <table:table-cell office:value-type="float" office:value="386674" table:style-name="ce15">
            <text:p>386 674</text:p>
          </table:table-cell>
          <table:table-cell office:value-type="float" office:value="28106" table:style-name="ce15">
            <text:p>28 106</text:p>
          </table:table-cell>
          <table:table-cell office:value-type="float" office:value="151158" table:style-name="ce15">
            <text:p>151 158</text:p>
          </table:table-cell>
          <table:table-cell office:value-type="float" office:value="29106" table:style-name="ce15">
            <text:p>29 106</text:p>
          </table:table-cell>
          <table:table-cell office:value-type="float" office:value="18470" table:style-name="ce15">
            <text:p>18 47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30</text:p>
          </table:table-cell>
          <table:table-cell office:value-type="string" table:style-name="ce12">
            <text:p>Sonst. Fahrzeugbau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7" table:style-name="ce15">
            <text:p>7</text:p>
          </table:table-cell>
          <table:table-cell office:value-type="float" office:value="12530" table:style-name="ce15">
            <text:p>12 530</text:p>
          </table:table-cell>
          <table:table-cell office:value-type="float" office:value="12520" table:style-name="ce15">
            <text:p>12 520</text:p>
          </table:table-cell>
          <table:table-cell office:value-type="float" office:value="1025052" table:style-name="ce15">
            <text:p>1 025 052</text:p>
          </table:table-cell>
          <table:table-cell office:value-type="float" office:value="5799537" table:style-name="ce15">
            <text:p>5 799 537</text:p>
          </table:table-cell>
          <table:table-cell office:value-type="float" office:value="5437839" table:style-name="ce15">
            <text:p>5 437 839</text:p>
          </table:table-cell>
          <table:table-cell office:value-type="float" office:value="5178227" table:style-name="ce15">
            <text:p>5 178 227</text:p>
          </table:table-cell>
          <table:table-cell office:value-type="float" office:value="4717738" table:style-name="ce15">
            <text:p>4 717 738</text:p>
          </table:table-cell>
          <table:table-cell office:value-type="float" office:value="658369" table:style-name="ce15">
            <text:p>658 369</text:p>
          </table:table-cell>
          <table:table-cell office:value-type="float" office:value="1283950" table:style-name="ce15">
            <text:p>1 283 950</text:p>
          </table:table-cell>
          <table:table-cell office:value-type="float" office:value="258898" table:style-name="ce15">
            <text:p>258 898</text:p>
          </table:table-cell>
          <table:table-cell office:value-type="float" office:value="155604" table:style-name="ce15">
            <text:p>155 604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31</text:p>
          </table:table-cell>
          <table:table-cell office:value-type="string" table:style-name="ce12">
            <text:p>H.v. Möbel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3138" table:style-name="ce15">
            <text:p>3 138</text:p>
          </table:table-cell>
          <table:table-cell office:value-type="float" office:value="26600" table:style-name="ce15">
            <text:p>26 600</text:p>
          </table:table-cell>
          <table:table-cell office:value-type="float" office:value="23291" table:style-name="ce15">
            <text:p>23 291</text:p>
          </table:table-cell>
          <table:table-cell office:value-type="float" office:value="1113373" table:style-name="ce15">
            <text:p>1 113 373</text:p>
          </table:table-cell>
          <table:table-cell office:value-type="float" office:value="3974059" table:style-name="ce15">
            <text:p>3 974 059</text:p>
          </table:table-cell>
          <table:table-cell office:value-type="float" office:value="3896634" table:style-name="ce15">
            <text:p>3 896 634</text:p>
          </table:table-cell>
          <table:table-cell office:value-type="float" office:value="3566475" table:style-name="ce15">
            <text:p>3 566 475</text:p>
          </table:table-cell>
          <table:table-cell office:value-type="float" office:value="2461936" table:style-name="ce15">
            <text:p>2 461 936</text:p>
          </table:table-cell>
          <table:table-cell office:value-type="float" office:value="354254" table:style-name="ce15">
            <text:p>354 254</text:p>
          </table:table-cell>
          <table:table-cell office:value-type="float" office:value="1485708" table:style-name="ce15">
            <text:p>1 485 708</text:p>
          </table:table-cell>
          <table:table-cell office:value-type="float" office:value="372335" table:style-name="ce15">
            <text:p>372 335</text:p>
          </table:table-cell>
          <table:table-cell office:value-type="float" office:value="172452" table:style-name="ce15">
            <text:p>172 452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31</text:p>
          </table:table-cell>
          <table:table-cell office:value-type="string" table:style-name="ce12">
            <text:p>H.v. Möbel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1132" table:style-name="ce15">
            <text:p>1 132</text:p>
          </table:table-cell>
          <table:table-cell office:value-type="float" office:value="1124" table:style-name="ce15">
            <text:p>1 124</text:p>
          </table:table-cell>
          <table:table-cell office:value-type="float" office:value="4" table:style-name="ce15">
            <text:p>4</text:p>
          </table:table-cell>
          <table:table-cell office:value-type="float" office:value="47" table:style-name="ce15">
            <text:p>47</text:p>
          </table:table-cell>
          <table:table-cell office:value-type="float" office:value="96089" table:style-name="ce15">
            <text:p>96 089</text:p>
          </table:table-cell>
          <table:table-cell office:value-type="float" office:value="94699" table:style-name="ce15">
            <text:p>94 699</text:p>
          </table:table-cell>
          <table:table-cell office:value-type="float" office:value="89269" table:style-name="ce15">
            <text:p>89 269</text:p>
          </table:table-cell>
          <table:table-cell office:value-type="float" office:value="63434" table:style-name="ce15">
            <text:p>63 434</text:p>
          </table:table-cell>
          <table:table-cell office:value-type="float" office:value="5923" table:style-name="ce15">
            <text:p>5 923</text:p>
          </table:table-cell>
          <table:table-cell office:value-type="float" office:value="32161" table:style-name="ce15">
            <text:p>32 161</text:p>
          </table:table-cell>
          <table:table-cell office:value-type="float" office:value="32114" table:style-name="ce15">
            <text:p>32 114</text:p>
          </table:table-cell>
          <table:table-cell office:value-type="float" office:value="3279" table:style-name="ce15">
            <text:p>3 279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31</text:p>
          </table:table-cell>
          <table:table-cell office:value-type="string" table:style-name="ce12">
            <text:p>H.v. Möbel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1482" table:style-name="ce15">
            <text:p>1 482</text:p>
          </table:table-cell>
          <table:table-cell office:value-type="float" office:value="6079" table:style-name="ce15">
            <text:p>6 079</text:p>
          </table:table-cell>
          <table:table-cell office:value-type="float" office:value="4399" table:style-name="ce15">
            <text:p>4 399</text:p>
          </table:table-cell>
          <table:table-cell office:value-type="float" office:value="150093" table:style-name="ce15">
            <text:p>150 093</text:p>
          </table:table-cell>
          <table:table-cell office:value-type="float" office:value="613709" table:style-name="ce15">
            <text:p>613 709</text:p>
          </table:table-cell>
          <table:table-cell office:value-type="float" office:value="602480" table:style-name="ce15">
            <text:p>602 480</text:p>
          </table:table-cell>
          <table:table-cell office:value-type="float" office:value="571329" table:style-name="ce15">
            <text:p>571 329</text:p>
          </table:table-cell>
          <table:table-cell office:value-type="float" office:value="378523" table:style-name="ce15">
            <text:p>378 523</text:p>
          </table:table-cell>
          <table:table-cell office:value-type="float" office:value="36208" table:style-name="ce15">
            <text:p>36 208</text:p>
          </table:table-cell>
          <table:table-cell office:value-type="float" office:value="232924" table:style-name="ce15">
            <text:p>232 924</text:p>
          </table:table-cell>
          <table:table-cell office:value-type="float" office:value="82831" table:style-name="ce15">
            <text:p>82 831</text:p>
          </table:table-cell>
          <table:table-cell office:value-type="float" office:value="27492" table:style-name="ce15">
            <text:p>27 492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31</text:p>
          </table:table-cell>
          <table:table-cell office:value-type="string" table:style-name="ce12">
            <text:p>H.v. Möbel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291" table:style-name="ce15">
            <text:p>291</text:p>
          </table:table-cell>
          <table:table-cell office:value-type="float" office:value="3897" table:style-name="ce15">
            <text:p>3 897</text:p>
          </table:table-cell>
          <table:table-cell office:value-type="float" office:value="3575" table:style-name="ce15">
            <text:p>3 575</text:p>
          </table:table-cell>
          <table:table-cell office:value-type="float" office:value="145960" table:style-name="ce15">
            <text:p>145 960</text:p>
          </table:table-cell>
          <table:table-cell office:value-type="float" office:value="463712" table:style-name="ce15">
            <text:p>463 712</text:p>
          </table:table-cell>
          <table:table-cell office:value-type="float" office:value="455547" table:style-name="ce15">
            <text:p>455 547</text:p>
          </table:table-cell>
          <table:table-cell office:value-type="float" office:value="428858" table:style-name="ce15">
            <text:p>428 858</text:p>
          </table:table-cell>
          <table:table-cell office:value-type="float" office:value="280116" table:style-name="ce15">
            <text:p>280 116</text:p>
          </table:table-cell>
          <table:table-cell office:value-type="float" office:value="32669" table:style-name="ce15">
            <text:p>32 669</text:p>
          </table:table-cell>
          <table:table-cell office:value-type="float" office:value="183887" table:style-name="ce15">
            <text:p>183 887</text:p>
          </table:table-cell>
          <table:table-cell office:value-type="float" office:value="37927" table:style-name="ce15">
            <text:p>37 927</text:p>
          </table:table-cell>
          <table:table-cell office:value-type="float" office:value="31837" table:style-name="ce15">
            <text:p>31 837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31</text:p>
          </table:table-cell>
          <table:table-cell office:value-type="string" table:style-name="ce12">
            <text:p>H.v. Möbel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168" table:style-name="ce15">
            <text:p>168</text:p>
          </table:table-cell>
          <table:table-cell office:value-type="float" office:value="4988" table:style-name="ce15">
            <text:p>4 988</text:p>
          </table:table-cell>
          <table:table-cell office:value-type="float" office:value="4852" table:style-name="ce15">
            <text:p>4 852</text:p>
          </table:table-cell>
          <table:table-cell office:value-type="float" office:value="222862" table:style-name="ce15">
            <text:p>222 862</text:p>
          </table:table-cell>
          <table:table-cell office:value-type="float" office:value="762810" table:style-name="ce15">
            <text:p>762 810</text:p>
          </table:table-cell>
          <table:table-cell office:value-type="float" office:value="749384" table:style-name="ce15">
            <text:p>749 384</text:p>
          </table:table-cell>
          <table:table-cell office:value-type="float" office:value="677275" table:style-name="ce15">
            <text:p>677 275</text:p>
          </table:table-cell>
          <table:table-cell office:value-type="float" office:value="469217" table:style-name="ce15">
            <text:p>469 217</text:p>
          </table:table-cell>
          <table:table-cell office:value-type="float" office:value="76808" table:style-name="ce15">
            <text:p>76 808</text:p>
          </table:table-cell>
          <table:table-cell office:value-type="float" office:value="288305" table:style-name="ce15">
            <text:p>288 305</text:p>
          </table:table-cell>
          <table:table-cell office:value-type="float" office:value="65443" table:style-name="ce15">
            <text:p>65 443</text:p>
          </table:table-cell>
          <table:table-cell office:value-type="float" office:value="33888" table:style-name="ce15">
            <text:p>33 888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31</text:p>
          </table:table-cell>
          <table:table-cell office:value-type="string" table:style-name="ce12">
            <text:p>H.v. Möbel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54" table:style-name="ce15">
            <text:p>54</text:p>
          </table:table-cell>
          <table:table-cell office:value-type="float" office:value="5070" table:style-name="ce15">
            <text:p>5 070</text:p>
          </table:table-cell>
          <table:table-cell office:value-type="float" office:value="5031" table:style-name="ce15">
            <text:p>5 031</text:p>
          </table:table-cell>
          <table:table-cell office:value-type="float" office:value="270787" table:style-name="ce15">
            <text:p>270 787</text:p>
          </table:table-cell>
          <table:table-cell office:value-type="float" office:value="997919" table:style-name="ce15">
            <text:p>997 919</text:p>
          </table:table-cell>
          <table:table-cell office:value-type="float" office:value="981262" table:style-name="ce15">
            <text:p>981 262</text:p>
          </table:table-cell>
          <table:table-cell office:value-type="float" office:value="868060" table:style-name="ce15">
            <text:p>868 060</text:p>
          </table:table-cell>
          <table:table-cell office:value-type="float" office:value="624827" table:style-name="ce15">
            <text:p>624 827</text:p>
          </table:table-cell>
          <table:table-cell office:value-type="float" office:value="114809" table:style-name="ce15">
            <text:p>114 809</text:p>
          </table:table-cell>
          <table:table-cell office:value-type="float" office:value="363851" table:style-name="ce15">
            <text:p>363 851</text:p>
          </table:table-cell>
          <table:table-cell office:value-type="float" office:value="93064" table:style-name="ce15">
            <text:p>93 064</text:p>
          </table:table-cell>
          <table:table-cell office:value-type="float" office:value="42246" table:style-name="ce15">
            <text:p>42 246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31</text:p>
          </table:table-cell>
          <table:table-cell office:value-type="string" table:style-name="ce12">
            <text:p>H.v. Möbel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11" table:style-name="ce15">
            <text:p>11</text:p>
          </table:table-cell>
          <table:table-cell office:value-type="float" office:value="5442" table:style-name="ce15">
            <text:p>5 442</text:p>
          </table:table-cell>
          <table:table-cell office:value-type="float" office:value="5430" table:style-name="ce15">
            <text:p>5 430</text:p>
          </table:table-cell>
          <table:table-cell office:value-type="float" office:value="323624" table:style-name="ce15">
            <text:p>323 624</text:p>
          </table:table-cell>
          <table:table-cell office:value-type="float" office:value="1039820" table:style-name="ce15">
            <text:p>1 039 820</text:p>
          </table:table-cell>
          <table:table-cell office:value-type="float" office:value="1013262" table:style-name="ce15">
            <text:p>1 013 262</text:p>
          </table:table-cell>
          <table:table-cell office:value-type="float" office:value="931684" table:style-name="ce15">
            <text:p>931 684</text:p>
          </table:table-cell>
          <table:table-cell office:value-type="float" office:value="645819" table:style-name="ce15">
            <text:p>645 819</text:p>
          </table:table-cell>
          <table:table-cell office:value-type="float" office:value="87837" table:style-name="ce15">
            <text:p>87 837</text:p>
          </table:table-cell>
          <table:table-cell office:value-type="float" office:value="384580" table:style-name="ce15">
            <text:p>384 580</text:p>
          </table:table-cell>
          <table:table-cell office:value-type="float" office:value="60956" table:style-name="ce15">
            <text:p>60 956</text:p>
          </table:table-cell>
          <table:table-cell office:value-type="float" office:value="33710" table:style-name="ce15">
            <text:p>33 71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32</text:p>
          </table:table-cell>
          <table:table-cell office:value-type="string" table:style-name="ce12">
            <text:p>H.v. sonst. War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3665" table:style-name="ce15">
            <text:p>3 665</text:p>
          </table:table-cell>
          <table:table-cell office:value-type="float" office:value="21001" table:style-name="ce15">
            <text:p>21 001</text:p>
          </table:table-cell>
          <table:table-cell office:value-type="float" office:value="17223" table:style-name="ce15">
            <text:p>17 223</text:p>
          </table:table-cell>
          <table:table-cell office:value-type="float" office:value="1016695" table:style-name="ce15">
            <text:p>1 016 695</text:p>
          </table:table-cell>
          <table:table-cell office:value-type="float" office:value="8111771" table:style-name="ce15">
            <text:p>8 111 771</text:p>
          </table:table-cell>
          <table:table-cell office:value-type="float" office:value="7507134" table:style-name="ce15">
            <text:p>7 507 134</text:p>
          </table:table-cell>
          <table:table-cell office:value-type="float" office:value="6931087" table:style-name="ce15">
            <text:p>6 931 087</text:p>
          </table:table-cell>
          <table:table-cell office:value-type="float" office:value="6303205" table:style-name="ce15">
            <text:p>6 303 205</text:p>
          </table:table-cell>
          <table:table-cell office:value-type="float" office:value="726434" table:style-name="ce15">
            <text:p>726 434</text:p>
          </table:table-cell>
          <table:table-cell office:value-type="float" office:value="1464969" table:style-name="ce15">
            <text:p>1 464 969</text:p>
          </table:table-cell>
          <table:table-cell office:value-type="float" office:value="448274" table:style-name="ce15">
            <text:p>448 274</text:p>
          </table:table-cell>
          <table:table-cell office:value-type="float" office:value="149533" table:style-name="ce15">
            <text:p>149 533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32</text:p>
          </table:table-cell>
          <table:table-cell office:value-type="string" table:style-name="ce12">
            <text:p>H.v. sonst. War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2449" table:style-name="ce15">
            <text:p>2 449</text:p>
          </table:table-cell>
          <table:table-cell office:value-type="float" office:value="2424" table:style-name="ce15">
            <text:p>2 424</text:p>
          </table:table-cell>
          <table:table-cell office:value-type="float" office:value="6" table:style-name="ce15">
            <text:p>6</text:p>
          </table:table-cell>
          <table:table-cell office:value-type="float" office:value="246" table:style-name="ce15">
            <text:p>246</text:p>
          </table:table-cell>
          <table:table-cell office:value-type="float" office:value="66348" table:style-name="ce15">
            <text:p>66 348</text:p>
          </table:table-cell>
          <table:table-cell office:value-type="float" office:value="64453" table:style-name="ce15">
            <text:p>64 453</text:p>
          </table:table-cell>
          <table:table-cell office:value-type="float" office:value="60901" table:style-name="ce15">
            <text:p>60 901</text:p>
          </table:table-cell>
          <table:table-cell office:value-type="float" office:value="49442" table:style-name="ce15">
            <text:p>49 442</text:p>
          </table:table-cell>
          <table:table-cell office:value-type="float" office:value="6611" table:style-name="ce15">
            <text:p>6 611</text:p>
          </table:table-cell>
          <table:table-cell office:value-type="float" office:value="22869" table:style-name="ce15">
            <text:p>22 869</text:p>
          </table:table-cell>
          <table:table-cell office:value-type="float" office:value="22623" table:style-name="ce15">
            <text:p>22 623</text:p>
          </table:table-cell>
          <table:table-cell office:value-type="float" office:value="1771" table:style-name="ce15">
            <text:p>1 771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32</text:p>
          </table:table-cell>
          <table:table-cell office:value-type="string" table:style-name="ce12">
            <text:p>H.v. sonst. War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935" table:style-name="ce15">
            <text:p>935</text:p>
          </table:table-cell>
          <table:table-cell office:value-type="float" office:value="3645" table:style-name="ce15">
            <text:p>3 645</text:p>
          </table:table-cell>
          <table:table-cell office:value-type="float" office:value="2578" table:style-name="ce15">
            <text:p>2 578</text:p>
          </table:table-cell>
          <table:table-cell office:value-type="float" office:value="86656" table:style-name="ce15">
            <text:p>86 656</text:p>
          </table:table-cell>
          <table:table-cell office:value-type="float" office:value="322124" table:style-name="ce15">
            <text:p>322 124</text:p>
          </table:table-cell>
          <table:table-cell office:value-type="float" office:value="316449" table:style-name="ce15">
            <text:p>316 449</text:p>
          </table:table-cell>
          <table:table-cell office:value-type="float" office:value="296563" table:style-name="ce15">
            <text:p>296 563</text:p>
          </table:table-cell>
          <table:table-cell office:value-type="float" office:value="186793" table:style-name="ce15">
            <text:p>186 793</text:p>
          </table:table-cell>
          <table:table-cell office:value-type="float" office:value="28703" table:style-name="ce15">
            <text:p>28 703</text:p>
          </table:table-cell>
          <table:table-cell office:value-type="float" office:value="148289" table:style-name="ce15">
            <text:p>148 289</text:p>
          </table:table-cell>
          <table:table-cell office:value-type="float" office:value="61633" table:style-name="ce15">
            <text:p>61 633</text:p>
          </table:table-cell>
          <table:table-cell office:value-type="float" office:value="8139" table:style-name="ce15">
            <text:p>8 139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32</text:p>
          </table:table-cell>
          <table:table-cell office:value-type="string" table:style-name="ce12">
            <text:p>H.v. sonst. War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160" table:style-name="ce15">
            <text:p>160</text:p>
          </table:table-cell>
          <table:table-cell office:value-type="float" office:value="2147" table:style-name="ce15">
            <text:p>2 147</text:p>
          </table:table-cell>
          <table:table-cell office:value-type="float" office:value="1956" table:style-name="ce15">
            <text:p>1 956</text:p>
          </table:table-cell>
          <table:table-cell office:value-type="float" office:value="83156" table:style-name="ce15">
            <text:p>83 156</text:p>
          </table:table-cell>
          <table:table-cell office:value-type="float" office:value="230389" table:style-name="ce15">
            <text:p>230 389</text:p>
          </table:table-cell>
          <table:table-cell office:value-type="float" office:value="225576" table:style-name="ce15">
            <text:p>225 576</text:p>
          </table:table-cell>
          <table:table-cell office:value-type="float" office:value="206817" table:style-name="ce15">
            <text:p>206 817</text:p>
          </table:table-cell>
          <table:table-cell office:value-type="float" office:value="126175" table:style-name="ce15">
            <text:p>126 175</text:p>
          </table:table-cell>
          <table:table-cell office:value-type="float" office:value="21035" table:style-name="ce15">
            <text:p>21 035</text:p>
          </table:table-cell>
          <table:table-cell office:value-type="float" office:value="104963" table:style-name="ce15">
            <text:p>104 963</text:p>
          </table:table-cell>
          <table:table-cell office:value-type="float" office:value="21807" table:style-name="ce15">
            <text:p>21 807</text:p>
          </table:table-cell>
          <table:table-cell office:value-type="float" office:value="12980" table:style-name="ce15">
            <text:p>12 98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32</text:p>
          </table:table-cell>
          <table:table-cell office:value-type="string" table:style-name="ce12">
            <text:p>H.v. sonst. War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69" table:style-name="ce15">
            <text:p>69</text:p>
          </table:table-cell>
          <table:table-cell office:value-type="float" office:value="2125" table:style-name="ce15">
            <text:p>2 125</text:p>
          </table:table-cell>
          <table:table-cell office:value-type="float" office:value="2067" table:style-name="ce15">
            <text:p>2 067</text:p>
          </table:table-cell>
          <table:table-cell office:value-type="float" office:value="98681" table:style-name="ce15">
            <text:p>98 681</text:p>
          </table:table-cell>
          <table:table-cell office:value-type="float" office:value="335314" table:style-name="ce15">
            <text:p>335 314</text:p>
          </table:table-cell>
          <table:table-cell office:value-type="float" office:value="327784" table:style-name="ce15">
            <text:p>327 784</text:p>
          </table:table-cell>
          <table:table-cell office:value-type="float" office:value="302322" table:style-name="ce15">
            <text:p>302 322</text:p>
          </table:table-cell>
          <table:table-cell office:value-type="float" office:value="211768" table:style-name="ce15">
            <text:p>211 768</text:p>
          </table:table-cell>
          <table:table-cell office:value-type="float" office:value="38960" table:style-name="ce15">
            <text:p>38 960</text:p>
          </table:table-cell>
          <table:table-cell office:value-type="float" office:value="135903" table:style-name="ce15">
            <text:p>135 903</text:p>
          </table:table-cell>
          <table:table-cell office:value-type="float" office:value="37222" table:style-name="ce15">
            <text:p>37 222</text:p>
          </table:table-cell>
          <table:table-cell office:value-type="float" office:value="13407" table:style-name="ce15">
            <text:p>13 407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32</text:p>
          </table:table-cell>
          <table:table-cell office:value-type="string" table:style-name="ce12">
            <text:p>H.v. sonst. War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43" table:style-name="ce15">
            <text:p>43</text:p>
          </table:table-cell>
          <table:table-cell office:value-type="float" office:value="4543" table:style-name="ce15">
            <text:p>4 543</text:p>
          </table:table-cell>
          <table:table-cell office:value-type="float" office:value="4506" table:style-name="ce15">
            <text:p>4 506</text:p>
          </table:table-cell>
          <table:table-cell office:value-type="float" office:value="273355" table:style-name="ce15">
            <text:p>273 355</text:p>
          </table:table-cell>
          <table:table-cell office:value-type="float" office:value="4684348" table:style-name="ce15">
            <text:p>4 684 348</text:p>
          </table:table-cell>
          <table:table-cell office:value-type="float" office:value="4651331" table:style-name="ce15">
            <text:p>4 651 331</text:p>
          </table:table-cell>
          <table:table-cell office:value-type="float" office:value="4496230" table:style-name="ce15">
            <text:p>4 496 230</text:p>
          </table:table-cell>
          <table:table-cell office:value-type="float" office:value="4295573" table:style-name="ce15">
            <text:p>4 295 573</text:p>
          </table:table-cell>
          <table:table-cell office:value-type="float" office:value="212801" table:style-name="ce15">
            <text:p>212 801</text:p>
          </table:table-cell>
          <table:table-cell office:value-type="float" office:value="441126" table:style-name="ce15">
            <text:p>441 126</text:p>
          </table:table-cell>
          <table:table-cell office:value-type="float" office:value="167771" table:style-name="ce15">
            <text:p>167 771</text:p>
          </table:table-cell>
          <table:table-cell office:value-type="float" office:value="38515" table:style-name="ce15">
            <text:p>38 515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32</text:p>
          </table:table-cell>
          <table:table-cell office:value-type="string" table:style-name="ce12">
            <text:p>H.v. sonst. War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9" table:style-name="ce15">
            <text:p>9</text:p>
          </table:table-cell>
          <table:table-cell office:value-type="float" office:value="6117" table:style-name="ce15">
            <text:p>6 117</text:p>
          </table:table-cell>
          <table:table-cell office:value-type="float" office:value="6110" table:style-name="ce15">
            <text:p>6 110</text:p>
          </table:table-cell>
          <table:table-cell office:value-type="float" office:value="474601" table:style-name="ce15">
            <text:p>474 601</text:p>
          </table:table-cell>
          <table:table-cell office:value-type="float" office:value="2473248" table:style-name="ce15">
            <text:p>2 473 248</text:p>
          </table:table-cell>
          <table:table-cell office:value-type="float" office:value="1921541" table:style-name="ce15">
            <text:p>1 921 541</text:p>
          </table:table-cell>
          <table:table-cell office:value-type="float" office:value="1568254" table:style-name="ce15">
            <text:p>1 568 254</text:p>
          </table:table-cell>
          <table:table-cell office:value-type="float" office:value="1433454" table:style-name="ce15">
            <text:p>1 433 454</text:p>
          </table:table-cell>
          <table:table-cell office:value-type="float" office:value="418324" table:style-name="ce15">
            <text:p>418 324</text:p>
          </table:table-cell>
          <table:table-cell office:value-type="float" office:value="611819" table:style-name="ce15">
            <text:p>611 819</text:p>
          </table:table-cell>
          <table:table-cell office:value-type="float" office:value="137218" table:style-name="ce15">
            <text:p>137 218</text:p>
          </table:table-cell>
          <table:table-cell office:value-type="float" office:value="74721" table:style-name="ce15">
            <text:p>74 721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33</text:p>
          </table:table-cell>
          <table:table-cell office:value-type="string" table:style-name="ce12">
            <text:p>Reparatur/Installation v. Maschin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2715" table:style-name="ce15">
            <text:p>2 715</text:p>
          </table:table-cell>
          <table:table-cell office:value-type="float" office:value="25173" table:style-name="ce15">
            <text:p>25 173</text:p>
          </table:table-cell>
          <table:table-cell office:value-type="float" office:value="22357" table:style-name="ce15">
            <text:p>22 357</text:p>
          </table:table-cell>
          <table:table-cell office:value-type="float" office:value="1594888" table:style-name="ce15">
            <text:p>1 594 888</text:p>
          </table:table-cell>
          <table:table-cell office:value-type="float" office:value="5936703" table:style-name="ce15">
            <text:p>5 936 703</text:p>
          </table:table-cell>
          <table:table-cell office:value-type="float" office:value="5717040" table:style-name="ce15">
            <text:p>5 717 040</text:p>
          </table:table-cell>
          <table:table-cell office:value-type="float" office:value="5096014" table:style-name="ce15">
            <text:p>5 096 014</text:p>
          </table:table-cell>
          <table:table-cell office:value-type="float" office:value="3854469" table:style-name="ce15">
            <text:p>3 854 469</text:p>
          </table:table-cell>
          <table:table-cell office:value-type="float" office:value="795395" table:style-name="ce15">
            <text:p>795 395</text:p>
          </table:table-cell>
          <table:table-cell office:value-type="float" office:value="2077821" table:style-name="ce15">
            <text:p>2 077 821</text:p>
          </table:table-cell>
          <table:table-cell office:value-type="float" office:value="482933" table:style-name="ce15">
            <text:p>482 933</text:p>
          </table:table-cell>
          <table:table-cell office:value-type="float" office:value="134904" table:style-name="ce15">
            <text:p>134 904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33</text:p>
          </table:table-cell>
          <table:table-cell office:value-type="string" table:style-name="ce12">
            <text:p>Reparatur/Installation v. Maschin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1191" table:style-name="ce15">
            <text:p>1 191</text:p>
          </table:table-cell>
          <table:table-cell office:value-type="float" office:value="1169" table:style-name="ce15">
            <text:p>1 169</text:p>
          </table:table-cell>
          <table:table-cell office:value-type="float" office:value="9" table:style-name="ce15">
            <text:p>9</text:p>
          </table:table-cell>
          <table:table-cell office:value-type="float" office:value="602" table:style-name="ce15">
            <text:p>602</text:p>
          </table:table-cell>
          <table:table-cell office:value-type="float" office:value="124279" table:style-name="ce15">
            <text:p>124 279</text:p>
          </table:table-cell>
          <table:table-cell office:value-type="float" office:value="122583" table:style-name="ce15">
            <text:p>122 583</text:p>
          </table:table-cell>
          <table:table-cell office:value-type="float" office:value="108664" table:style-name="ce15">
            <text:p>108 664</text:p>
          </table:table-cell>
          <table:table-cell office:value-type="float" office:value="84634" table:style-name="ce15">
            <text:p>84 634</text:p>
          </table:table-cell>
          <table:table-cell office:value-type="float" office:value="15323" table:style-name="ce15">
            <text:p>15 323</text:p>
          </table:table-cell>
          <table:table-cell office:value-type="float" office:value="40943" table:style-name="ce15">
            <text:p>40 943</text:p>
          </table:table-cell>
          <table:table-cell office:value-type="float" office:value="40341" table:style-name="ce15">
            <text:p>40 341</text:p>
          </table:table-cell>
          <table:table-cell office:value-type="float" office:value="2405" table:style-name="ce15">
            <text:p>2 405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33</text:p>
          </table:table-cell>
          <table:table-cell office:value-type="string" table:style-name="ce12">
            <text:p>Reparatur/Installation v. Maschin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1200" table:style-name="ce15">
            <text:p>1 200</text:p>
          </table:table-cell>
          <table:table-cell office:value-type="float" office:value="4536" table:style-name="ce15">
            <text:p>4 536</text:p>
          </table:table-cell>
          <table:table-cell office:value-type="float" office:value="3175" table:style-name="ce15">
            <text:p>3 175</text:p>
          </table:table-cell>
          <table:table-cell office:value-type="float" office:value="140433" table:style-name="ce15">
            <text:p>140 433</text:p>
          </table:table-cell>
          <table:table-cell office:value-type="float" office:value="760497" table:style-name="ce15">
            <text:p>760 497</text:p>
          </table:table-cell>
          <table:table-cell office:value-type="float" office:value="749827" table:style-name="ce15">
            <text:p>749 827</text:p>
          </table:table-cell>
          <table:table-cell office:value-type="float" office:value="641604" table:style-name="ce15">
            <text:p>641 604</text:p>
          </table:table-cell>
          <table:table-cell office:value-type="float" office:value="519194" table:style-name="ce15">
            <text:p>519 194</text:p>
          </table:table-cell>
          <table:table-cell office:value-type="float" office:value="117543" table:style-name="ce15">
            <text:p>117 543</text:p>
          </table:table-cell>
          <table:table-cell office:value-type="float" office:value="248628" table:style-name="ce15">
            <text:p>248 628</text:p>
          </table:table-cell>
          <table:table-cell office:value-type="float" office:value="108195" table:style-name="ce15">
            <text:p>108 195</text:p>
          </table:table-cell>
          <table:table-cell office:value-type="float" office:value="21387" table:style-name="ce15">
            <text:p>21 387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33</text:p>
          </table:table-cell>
          <table:table-cell office:value-type="string" table:style-name="ce12">
            <text:p>Reparatur/Installation v. Maschin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143" table:style-name="ce15">
            <text:p>143</text:p>
          </table:table-cell>
          <table:table-cell office:value-type="float" office:value="1911" table:style-name="ce15">
            <text:p>1 911</text:p>
          </table:table-cell>
          <table:table-cell office:value-type="float" office:value="1772" table:style-name="ce15">
            <text:p>1 772</text:p>
          </table:table-cell>
          <table:table-cell office:value-type="float" office:value="97613" table:style-name="ce15">
            <text:p>97 613</text:p>
          </table:table-cell>
          <table:table-cell office:value-type="float" office:value="369105" table:style-name="ce15">
            <text:p>369 105</text:p>
          </table:table-cell>
          <table:table-cell office:value-type="float" office:value="362587" table:style-name="ce15">
            <text:p>362 587</text:p>
          </table:table-cell>
          <table:table-cell office:value-type="float" office:value="305047" table:style-name="ce15">
            <text:p>305 047</text:p>
          </table:table-cell>
          <table:table-cell office:value-type="float" office:value="253952" table:style-name="ce15">
            <text:p>253 952</text:p>
          </table:table-cell>
          <table:table-cell office:value-type="float" office:value="74800" table:style-name="ce15">
            <text:p>74 800</text:p>
          </table:table-cell>
          <table:table-cell office:value-type="float" office:value="130132" table:style-name="ce15">
            <text:p>130 132</text:p>
          </table:table-cell>
          <table:table-cell office:value-type="float" office:value="32519" table:style-name="ce15">
            <text:p>32 519</text:p>
          </table:table-cell>
          <table:table-cell office:value-type="float" office:value="10729" table:style-name="ce15">
            <text:p>10 729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33</text:p>
          </table:table-cell>
          <table:table-cell office:value-type="string" table:style-name="ce12">
            <text:p>Reparatur/Installation v. Maschin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120" table:style-name="ce15">
            <text:p>120</text:p>
          </table:table-cell>
          <table:table-cell office:value-type="float" office:value="3574" table:style-name="ce15">
            <text:p>3 574</text:p>
          </table:table-cell>
          <table:table-cell office:value-type="float" office:value="3485" table:style-name="ce15">
            <text:p>3 485</text:p>
          </table:table-cell>
          <table:table-cell office:value-type="float" office:value="219648" table:style-name="ce15">
            <text:p>219 648</text:p>
          </table:table-cell>
          <table:table-cell office:value-type="float" office:value="797182" table:style-name="ce15">
            <text:p>797 182</text:p>
          </table:table-cell>
          <table:table-cell office:value-type="float" office:value="778328" table:style-name="ce15">
            <text:p>778 328</text:p>
          </table:table-cell>
          <table:table-cell office:value-type="float" office:value="664059" table:style-name="ce15">
            <text:p>664 059</text:p>
          </table:table-cell>
          <table:table-cell office:value-type="float" office:value="520821" table:style-name="ce15">
            <text:p>520 821</text:p>
          </table:table-cell>
          <table:table-cell office:value-type="float" office:value="134230" table:style-name="ce15">
            <text:p>134 230</text:p>
          </table:table-cell>
          <table:table-cell office:value-type="float" office:value="287056" table:style-name="ce15">
            <text:p>287 056</text:p>
          </table:table-cell>
          <table:table-cell office:value-type="float" office:value="67408" table:style-name="ce15">
            <text:p>67 408</text:p>
          </table:table-cell>
          <table:table-cell office:value-type="float" office:value="30249" table:style-name="ce15">
            <text:p>30 249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33</text:p>
          </table:table-cell>
          <table:table-cell office:value-type="string" table:style-name="ce12">
            <text:p>Reparatur/Installation v. Maschin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49" table:style-name="ce15">
            <text:p>49</text:p>
          </table:table-cell>
          <table:table-cell office:value-type="float" office:value="4601" table:style-name="ce15">
            <text:p>4 601</text:p>
          </table:table-cell>
          <table:table-cell office:value-type="float" office:value="4560" table:style-name="ce15">
            <text:p>4 560</text:p>
          </table:table-cell>
          <table:table-cell office:value-type="float" office:value="346208" table:style-name="ce15">
            <text:p>346 208</text:p>
          </table:table-cell>
          <table:table-cell office:value-type="float" office:value="1254559" table:style-name="ce15">
            <text:p>1 254 559</text:p>
          </table:table-cell>
          <table:table-cell office:value-type="float" office:value="1220001" table:style-name="ce15">
            <text:p>1 220 001</text:p>
          </table:table-cell>
          <table:table-cell office:value-type="float" office:value="1041369" table:style-name="ce15">
            <text:p>1 041 369</text:p>
          </table:table-cell>
          <table:table-cell office:value-type="float" office:value="762721" table:style-name="ce15">
            <text:p>762 721</text:p>
          </table:table-cell>
          <table:table-cell office:value-type="float" office:value="152898" table:style-name="ce15">
            <text:p>152 898</text:p>
          </table:table-cell>
          <table:table-cell office:value-type="float" office:value="437449" table:style-name="ce15">
            <text:p>437 449</text:p>
          </table:table-cell>
          <table:table-cell office:value-type="float" office:value="91241" table:style-name="ce15">
            <text:p>91 241</text:p>
          </table:table-cell>
          <table:table-cell office:value-type="float" office:value="20401" table:style-name="ce15">
            <text:p>20 401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C33</text:p>
          </table:table-cell>
          <table:table-cell office:value-type="string" table:style-name="ce12">
            <text:p>Reparatur/Installation v. Maschin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12" table:style-name="ce15">
            <text:p>12</text:p>
          </table:table-cell>
          <table:table-cell office:value-type="float" office:value="9382" table:style-name="ce15">
            <text:p>9 382</text:p>
          </table:table-cell>
          <table:table-cell office:value-type="float" office:value="9356" table:style-name="ce15">
            <text:p>9 356</text:p>
          </table:table-cell>
          <table:table-cell office:value-type="float" office:value="790384" table:style-name="ce15">
            <text:p>790 384</text:p>
          </table:table-cell>
          <table:table-cell office:value-type="float" office:value="2631081" table:style-name="ce15">
            <text:p>2 631 081</text:p>
          </table:table-cell>
          <table:table-cell office:value-type="float" office:value="2483714" table:style-name="ce15">
            <text:p>2 483 714</text:p>
          </table:table-cell>
          <table:table-cell office:value-type="float" office:value="2335271" table:style-name="ce15">
            <text:p>2 335 271</text:p>
          </table:table-cell>
          <table:table-cell office:value-type="float" office:value="1713147" table:style-name="ce15">
            <text:p>1 713 147</text:p>
          </table:table-cell>
          <table:table-cell office:value-type="float" office:value="300601" table:style-name="ce15">
            <text:p>300 601</text:p>
          </table:table-cell>
          <table:table-cell office:value-type="float" office:value="933613" table:style-name="ce15">
            <text:p>933 613</text:p>
          </table:table-cell>
          <table:table-cell office:value-type="float" office:value="143229" table:style-name="ce15">
            <text:p>143 229</text:p>
          </table:table-cell>
          <table:table-cell office:value-type="float" office:value="49733" table:style-name="ce15">
            <text:p>49 733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8">
            <text:p>D</text:p>
          </table:table-cell>
          <table:table-cell office:value-type="string" table:style-name="ce8">
            <text:p>Energieversorgung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insgesamt</text:p>
          </table:table-cell>
          <table:table-cell office:value-type="float" office:value="3999" table:style-name="ce11">
            <text:p>3 999</text:p>
          </table:table-cell>
          <table:table-cell office:value-type="float" office:value="36255" table:style-name="ce11">
            <text:p>36 255</text:p>
          </table:table-cell>
          <table:table-cell office:value-type="float" office:value="31611" table:style-name="ce11">
            <text:p>31 611</text:p>
          </table:table-cell>
          <table:table-cell office:value-type="float" office:value="3572475" table:style-name="ce11">
            <text:p>3 572 475</text:p>
          </table:table-cell>
          <table:table-cell office:value-type="float" office:value="113449530" table:style-name="ce11">
            <text:p>113 449 530</text:p>
          </table:table-cell>
          <table:table-cell office:value-type="float" office:value="110986119" table:style-name="ce11">
            <text:p>110 986 119</text:p>
          </table:table-cell>
          <table:table-cell office:value-type="float" office:value="108987107" table:style-name="ce11">
            <text:p>108 987 107</text:p>
          </table:table-cell>
          <table:table-cell office:value-type="float" office:value="103499299" table:style-name="ce11">
            <text:p>103 499 299</text:p>
          </table:table-cell>
          <table:table-cell office:value-type="float" office:value="2389982" table:style-name="ce11">
            <text:p>2 389 982</text:p>
          </table:table-cell>
          <table:table-cell office:value-type="float" office:value="10082366" table:style-name="ce11">
            <text:p>10 082 366</text:p>
          </table:table-cell>
          <table:table-cell office:value-type="float" office:value="6509891" table:style-name="ce11">
            <text:p>6 509 891</text:p>
          </table:table-cell>
          <table:table-cell office:value-type="float" office:value="4289614" table:style-name="ce11">
            <text:p>4 289 614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D</text:p>
          </table:table-cell>
          <table:table-cell office:value-type="string" table:style-name="ce8">
            <text:p>Energieversorgung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0 - 1</text:p>
          </table:table-cell>
          <table:table-cell office:value-type="float" office:value="2302" table:style-name="ce11">
            <text:p>2 302</text:p>
          </table:table-cell>
          <table:table-cell office:value-type="float" office:value="1967" table:style-name="ce11">
            <text:p>1 967</text:p>
          </table:table-cell>
          <table:table-cell office:value-type="float" office:value="79" table:style-name="ce11">
            <text:p>79</text:p>
          </table:table-cell>
          <table:table-cell office:value-type="float" office:value="1696" table:style-name="ce11">
            <text:p>1 696</text:p>
          </table:table-cell>
          <table:table-cell office:value-type="float" office:value="2966531" table:style-name="ce11">
            <text:p>2 966 531</text:p>
          </table:table-cell>
          <table:table-cell office:value-type="float" office:value="2933644" table:style-name="ce11">
            <text:p>2 933 644</text:p>
          </table:table-cell>
          <table:table-cell office:value-type="float" office:value="2860600" table:style-name="ce11">
            <text:p>2 860 600</text:p>
          </table:table-cell>
          <table:table-cell office:value-type="float" office:value="2414254" table:style-name="ce11">
            <text:p>2 414 254</text:p>
          </table:table-cell>
          <table:table-cell office:value-type="float" office:value="81186" table:style-name="ce11">
            <text:p>81 186</text:p>
          </table:table-cell>
          <table:table-cell office:value-type="float" office:value="536221" table:style-name="ce11">
            <text:p>536 221</text:p>
          </table:table-cell>
          <table:table-cell office:value-type="float" office:value="534525" table:style-name="ce11">
            <text:p>534 525</text:p>
          </table:table-cell>
          <table:table-cell office:value-type="float" office:value="153446" table:style-name="ce11">
            <text:p>153 446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D</text:p>
          </table:table-cell>
          <table:table-cell office:value-type="string" table:style-name="ce8">
            <text:p>Energieversorgung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2 - 9</text:p>
          </table:table-cell>
          <table:table-cell office:value-type="float" office:value="1549" table:style-name="ce11">
            <text:p>1 549</text:p>
          </table:table-cell>
          <table:table-cell office:value-type="float" office:value="4258" table:style-name="ce11">
            <text:p>4 258</text:p>
          </table:table-cell>
          <table:table-cell office:value-type="float" office:value="1732" table:style-name="ce11">
            <text:p>1 732</text:p>
          </table:table-cell>
          <table:table-cell office:value-type="float" office:value="63954" table:style-name="ce11">
            <text:p>63 954</text:p>
          </table:table-cell>
          <table:table-cell office:value-type="float" office:value="3815554" table:style-name="ce11">
            <text:p>3 815 554</text:p>
          </table:table-cell>
          <table:table-cell office:value-type="float" office:value="3751322" table:style-name="ce11">
            <text:p>3 751 322</text:p>
          </table:table-cell>
          <table:table-cell office:value-type="float" office:value="3631565" table:style-name="ce11">
            <text:p>3 631 565</text:p>
          </table:table-cell>
          <table:table-cell office:value-type="float" office:value="3419056" table:style-name="ce11">
            <text:p>3 419 056</text:p>
          </table:table-cell>
          <table:table-cell office:value-type="float" office:value="133842" table:style-name="ce11">
            <text:p>133 842</text:p>
          </table:table-cell>
          <table:table-cell office:value-type="float" office:value="509264" table:style-name="ce11">
            <text:p>509 264</text:p>
          </table:table-cell>
          <table:table-cell office:value-type="float" office:value="445310" table:style-name="ce11">
            <text:p>445 310</text:p>
          </table:table-cell>
          <table:table-cell office:value-type="float" office:value="257021" table:style-name="ce11">
            <text:p>257 021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D</text:p>
          </table:table-cell>
          <table:table-cell office:value-type="string" table:style-name="ce8">
            <text:p>Energieversorgung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10 - 19</text:p>
          </table:table-cell>
          <table:table-cell office:value-type="float" office:value="50" table:style-name="ce11">
            <text:p>50</text:p>
          </table:table-cell>
          <table:table-cell office:value-type="float" office:value="664" table:style-name="ce11">
            <text:p>664</text:p>
          </table:table-cell>
          <table:table-cell office:value-type="float" office:value="581" table:style-name="ce11">
            <text:p>581</text:p>
          </table:table-cell>
          <table:table-cell office:value-type="float" office:value="38862" table:style-name="ce11">
            <text:p>38 862</text:p>
          </table:table-cell>
          <table:table-cell office:value-type="float" office:value="302414" table:style-name="ce11">
            <text:p>302 414</text:p>
          </table:table-cell>
          <table:table-cell office:value-type="float" office:value="282929" table:style-name="ce11">
            <text:p>282 929</text:p>
          </table:table-cell>
          <table:table-cell office:value-type="float" office:value="265751" table:style-name="ce11">
            <text:p>265 751</text:p>
          </table:table-cell>
          <table:table-cell office:value-type="float" office:value="185762" table:style-name="ce11">
            <text:p>185 762</text:p>
          </table:table-cell>
          <table:table-cell office:value-type="float" office:value="19620" table:style-name="ce11">
            <text:p>19 620</text:p>
          </table:table-cell>
          <table:table-cell office:value-type="float" office:value="102426" table:style-name="ce11">
            <text:p>102 426</text:p>
          </table:table-cell>
          <table:table-cell office:value-type="float" office:value="63564" table:style-name="ce11">
            <text:p>63 564</text:p>
          </table:table-cell>
          <table:table-cell office:value-type="float" office:value="55800" table:style-name="ce11">
            <text:p>55 800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D</text:p>
          </table:table-cell>
          <table:table-cell office:value-type="string" table:style-name="ce8">
            <text:p>Energieversorgung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20 - 49</text:p>
          </table:table-cell>
          <table:table-cell office:value-type="float" office:value="43" table:style-name="ce11">
            <text:p>43</text:p>
          </table:table-cell>
          <table:table-cell office:value-type="float" office:value="1447" table:style-name="ce11">
            <text:p>1 447</text:p>
          </table:table-cell>
          <table:table-cell office:value-type="float" office:value="1386" table:style-name="ce11">
            <text:p>1 386</text:p>
          </table:table-cell>
          <table:table-cell office:value-type="float" office:value="100415" table:style-name="ce11">
            <text:p>100 415</text:p>
          </table:table-cell>
          <table:table-cell office:value-type="float" office:value="4229883" table:style-name="ce11">
            <text:p>4 229 883</text:p>
          </table:table-cell>
          <table:table-cell office:value-type="float" office:value="4176661" table:style-name="ce11">
            <text:p>4 176 661</text:p>
          </table:table-cell>
          <table:table-cell office:value-type="float" office:value="4058173" table:style-name="ce11">
            <text:p>4 058 173</text:p>
          </table:table-cell>
          <table:table-cell office:value-type="float" office:value="4071505" table:style-name="ce11">
            <text:p>4 071 505</text:p>
          </table:table-cell>
          <table:table-cell office:value-type="float" office:value="127173" table:style-name="ce11">
            <text:p>127 173</text:p>
          </table:table-cell>
          <table:table-cell office:value-type="float" office:value="286403" table:style-name="ce11">
            <text:p>286 403</text:p>
          </table:table-cell>
          <table:table-cell office:value-type="float" office:value="185988" table:style-name="ce11">
            <text:p>185 988</text:p>
          </table:table-cell>
          <table:table-cell office:value-type="float" office:value="109627" table:style-name="ce11">
            <text:p>109 627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D</text:p>
          </table:table-cell>
          <table:table-cell office:value-type="string" table:style-name="ce8">
            <text:p>Energieversorgung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50 - 249</text:p>
          </table:table-cell>
          <table:table-cell office:value-type="float" office:value="34" table:style-name="ce11">
            <text:p>34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D</text:p>
          </table:table-cell>
          <table:table-cell office:value-type="string" table:style-name="ce8">
            <text:p>Energieversorgung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250 und mehr</text:p>
          </table:table-cell>
          <table:table-cell office:value-type="float" office:value="21" table:style-name="ce11">
            <text:p>21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2">
            <text:p>D35</text:p>
          </table:table-cell>
          <table:table-cell office:value-type="string" table:style-name="ce12">
            <text:p>Energieversorg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3999" table:style-name="ce15">
            <text:p>3 999</text:p>
          </table:table-cell>
          <table:table-cell office:value-type="float" office:value="36255" table:style-name="ce15">
            <text:p>36 255</text:p>
          </table:table-cell>
          <table:table-cell office:value-type="float" office:value="31611" table:style-name="ce15">
            <text:p>31 611</text:p>
          </table:table-cell>
          <table:table-cell office:value-type="float" office:value="3572475" table:style-name="ce15">
            <text:p>3 572 475</text:p>
          </table:table-cell>
          <table:table-cell office:value-type="float" office:value="113449530" table:style-name="ce15">
            <text:p>113 449 530</text:p>
          </table:table-cell>
          <table:table-cell office:value-type="float" office:value="110986119" table:style-name="ce15">
            <text:p>110 986 119</text:p>
          </table:table-cell>
          <table:table-cell office:value-type="float" office:value="108987107" table:style-name="ce15">
            <text:p>108 987 107</text:p>
          </table:table-cell>
          <table:table-cell office:value-type="float" office:value="103499299" table:style-name="ce15">
            <text:p>103 499 299</text:p>
          </table:table-cell>
          <table:table-cell office:value-type="float" office:value="2389982" table:style-name="ce15">
            <text:p>2 389 982</text:p>
          </table:table-cell>
          <table:table-cell office:value-type="float" office:value="10082366" table:style-name="ce15">
            <text:p>10 082 366</text:p>
          </table:table-cell>
          <table:table-cell office:value-type="float" office:value="6509891" table:style-name="ce15">
            <text:p>6 509 891</text:p>
          </table:table-cell>
          <table:table-cell office:value-type="float" office:value="4289614" table:style-name="ce15">
            <text:p>4 289 614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D35</text:p>
          </table:table-cell>
          <table:table-cell office:value-type="string" table:style-name="ce12">
            <text:p>Energieversorg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2302" table:style-name="ce15">
            <text:p>2 302</text:p>
          </table:table-cell>
          <table:table-cell office:value-type="float" office:value="1967" table:style-name="ce15">
            <text:p>1 967</text:p>
          </table:table-cell>
          <table:table-cell office:value-type="float" office:value="79" table:style-name="ce15">
            <text:p>79</text:p>
          </table:table-cell>
          <table:table-cell office:value-type="float" office:value="1696" table:style-name="ce15">
            <text:p>1 696</text:p>
          </table:table-cell>
          <table:table-cell office:value-type="float" office:value="2966531" table:style-name="ce15">
            <text:p>2 966 531</text:p>
          </table:table-cell>
          <table:table-cell office:value-type="float" office:value="2933644" table:style-name="ce15">
            <text:p>2 933 644</text:p>
          </table:table-cell>
          <table:table-cell office:value-type="float" office:value="2860600" table:style-name="ce15">
            <text:p>2 860 600</text:p>
          </table:table-cell>
          <table:table-cell office:value-type="float" office:value="2414254" table:style-name="ce15">
            <text:p>2 414 254</text:p>
          </table:table-cell>
          <table:table-cell office:value-type="float" office:value="81186" table:style-name="ce15">
            <text:p>81 186</text:p>
          </table:table-cell>
          <table:table-cell office:value-type="float" office:value="536221" table:style-name="ce15">
            <text:p>536 221</text:p>
          </table:table-cell>
          <table:table-cell office:value-type="float" office:value="534525" table:style-name="ce15">
            <text:p>534 525</text:p>
          </table:table-cell>
          <table:table-cell office:value-type="float" office:value="153446" table:style-name="ce15">
            <text:p>153 446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D35</text:p>
          </table:table-cell>
          <table:table-cell office:value-type="string" table:style-name="ce12">
            <text:p>Energieversorg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1549" table:style-name="ce15">
            <text:p>1 549</text:p>
          </table:table-cell>
          <table:table-cell office:value-type="float" office:value="4258" table:style-name="ce15">
            <text:p>4 258</text:p>
          </table:table-cell>
          <table:table-cell office:value-type="float" office:value="1732" table:style-name="ce15">
            <text:p>1 732</text:p>
          </table:table-cell>
          <table:table-cell office:value-type="float" office:value="63954" table:style-name="ce15">
            <text:p>63 954</text:p>
          </table:table-cell>
          <table:table-cell office:value-type="float" office:value="3815554" table:style-name="ce15">
            <text:p>3 815 554</text:p>
          </table:table-cell>
          <table:table-cell office:value-type="float" office:value="3751322" table:style-name="ce15">
            <text:p>3 751 322</text:p>
          </table:table-cell>
          <table:table-cell office:value-type="float" office:value="3631565" table:style-name="ce15">
            <text:p>3 631 565</text:p>
          </table:table-cell>
          <table:table-cell office:value-type="float" office:value="3419056" table:style-name="ce15">
            <text:p>3 419 056</text:p>
          </table:table-cell>
          <table:table-cell office:value-type="float" office:value="133842" table:style-name="ce15">
            <text:p>133 842</text:p>
          </table:table-cell>
          <table:table-cell office:value-type="float" office:value="509264" table:style-name="ce15">
            <text:p>509 264</text:p>
          </table:table-cell>
          <table:table-cell office:value-type="float" office:value="445310" table:style-name="ce15">
            <text:p>445 310</text:p>
          </table:table-cell>
          <table:table-cell office:value-type="float" office:value="257021" table:style-name="ce15">
            <text:p>257 021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D35</text:p>
          </table:table-cell>
          <table:table-cell office:value-type="string" table:style-name="ce12">
            <text:p>Energieversorg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50" table:style-name="ce15">
            <text:p>50</text:p>
          </table:table-cell>
          <table:table-cell office:value-type="float" office:value="664" table:style-name="ce15">
            <text:p>664</text:p>
          </table:table-cell>
          <table:table-cell office:value-type="float" office:value="581" table:style-name="ce15">
            <text:p>581</text:p>
          </table:table-cell>
          <table:table-cell office:value-type="float" office:value="38862" table:style-name="ce15">
            <text:p>38 862</text:p>
          </table:table-cell>
          <table:table-cell office:value-type="float" office:value="302414" table:style-name="ce15">
            <text:p>302 414</text:p>
          </table:table-cell>
          <table:table-cell office:value-type="float" office:value="282929" table:style-name="ce15">
            <text:p>282 929</text:p>
          </table:table-cell>
          <table:table-cell office:value-type="float" office:value="265751" table:style-name="ce15">
            <text:p>265 751</text:p>
          </table:table-cell>
          <table:table-cell office:value-type="float" office:value="185762" table:style-name="ce15">
            <text:p>185 762</text:p>
          </table:table-cell>
          <table:table-cell office:value-type="float" office:value="19620" table:style-name="ce15">
            <text:p>19 620</text:p>
          </table:table-cell>
          <table:table-cell office:value-type="float" office:value="102426" table:style-name="ce15">
            <text:p>102 426</text:p>
          </table:table-cell>
          <table:table-cell office:value-type="float" office:value="63564" table:style-name="ce15">
            <text:p>63 564</text:p>
          </table:table-cell>
          <table:table-cell office:value-type="float" office:value="55800" table:style-name="ce15">
            <text:p>55 80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D35</text:p>
          </table:table-cell>
          <table:table-cell office:value-type="string" table:style-name="ce12">
            <text:p>Energieversorg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43" table:style-name="ce15">
            <text:p>43</text:p>
          </table:table-cell>
          <table:table-cell office:value-type="float" office:value="1447" table:style-name="ce15">
            <text:p>1 447</text:p>
          </table:table-cell>
          <table:table-cell office:value-type="float" office:value="1386" table:style-name="ce15">
            <text:p>1 386</text:p>
          </table:table-cell>
          <table:table-cell office:value-type="float" office:value="100415" table:style-name="ce15">
            <text:p>100 415</text:p>
          </table:table-cell>
          <table:table-cell office:value-type="float" office:value="4229883" table:style-name="ce15">
            <text:p>4 229 883</text:p>
          </table:table-cell>
          <table:table-cell office:value-type="float" office:value="4176661" table:style-name="ce15">
            <text:p>4 176 661</text:p>
          </table:table-cell>
          <table:table-cell office:value-type="float" office:value="4058173" table:style-name="ce15">
            <text:p>4 058 173</text:p>
          </table:table-cell>
          <table:table-cell office:value-type="float" office:value="4071505" table:style-name="ce15">
            <text:p>4 071 505</text:p>
          </table:table-cell>
          <table:table-cell office:value-type="float" office:value="127173" table:style-name="ce15">
            <text:p>127 173</text:p>
          </table:table-cell>
          <table:table-cell office:value-type="float" office:value="286403" table:style-name="ce15">
            <text:p>286 403</text:p>
          </table:table-cell>
          <table:table-cell office:value-type="float" office:value="185988" table:style-name="ce15">
            <text:p>185 988</text:p>
          </table:table-cell>
          <table:table-cell office:value-type="float" office:value="109627" table:style-name="ce15">
            <text:p>109 627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D35</text:p>
          </table:table-cell>
          <table:table-cell office:value-type="string" table:style-name="ce12">
            <text:p>Energieversorg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34" table:style-name="ce15">
            <text:p>34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D35</text:p>
          </table:table-cell>
          <table:table-cell office:value-type="string" table:style-name="ce12">
            <text:p>Energieversorg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21" table:style-name="ce15">
            <text:p>21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8">
            <text:p>E</text:p>
          </table:table-cell>
          <table:table-cell office:value-type="string" table:style-name="ce8">
            <text:p>Wasserversorgung und Abfallentsorgung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insgesamt</text:p>
          </table:table-cell>
          <table:table-cell office:value-type="float" office:value="2835" table:style-name="ce11">
            <text:p>2 835</text:p>
          </table:table-cell>
          <table:table-cell office:value-type="float" office:value="23533" table:style-name="ce11">
            <text:p>23 533</text:p>
          </table:table-cell>
          <table:table-cell office:value-type="float" office:value="22503" table:style-name="ce11">
            <text:p>22 503</text:p>
          </table:table-cell>
          <table:table-cell office:value-type="float" office:value="1368199" table:style-name="ce11">
            <text:p>1 368 199</text:p>
          </table:table-cell>
          <table:table-cell office:value-type="float" office:value="7890133" table:style-name="ce11">
            <text:p>7 890 133</text:p>
          </table:table-cell>
          <table:table-cell office:value-type="float" office:value="7602604" table:style-name="ce11">
            <text:p>7 602 604</text:p>
          </table:table-cell>
          <table:table-cell office:value-type="float" office:value="6114129" table:style-name="ce11">
            <text:p>6 114 129</text:p>
          </table:table-cell>
          <table:table-cell office:value-type="float" office:value="5071018" table:style-name="ce11">
            <text:p>5 071 018</text:p>
          </table:table-cell>
          <table:table-cell office:value-type="float" office:value="1630190" table:style-name="ce11">
            <text:p>1 630 190</text:p>
          </table:table-cell>
          <table:table-cell office:value-type="float" office:value="2690173" table:style-name="ce11">
            <text:p>2 690 173</text:p>
          </table:table-cell>
          <table:table-cell office:value-type="float" office:value="1321974" table:style-name="ce11">
            <text:p>1 321 974</text:p>
          </table:table-cell>
          <table:table-cell office:value-type="float" office:value="694581" table:style-name="ce11">
            <text:p>694 581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E</text:p>
          </table:table-cell>
          <table:table-cell office:value-type="string" table:style-name="ce8">
            <text:p>Wasserversorgung und Abfallentsorgung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0 - 1</text:p>
          </table:table-cell>
          <table:table-cell office:value-type="float" office:value="1755" table:style-name="ce11">
            <text:p>1 755</text:p>
          </table:table-cell>
          <table:table-cell office:value-type="float" office:value="354" table:style-name="ce11">
            <text:p>354</text:p>
          </table:table-cell>
          <table:table-cell office:value-type="float" office:value="127" table:style-name="ce11">
            <text:p>127</text:p>
          </table:table-cell>
          <table:table-cell office:value-type="float" office:value="4197" table:style-name="ce11">
            <text:p>4 197</text:p>
          </table:table-cell>
          <table:table-cell office:value-type="float" office:value="377496" table:style-name="ce11">
            <text:p>377 496</text:p>
          </table:table-cell>
          <table:table-cell office:value-type="float" office:value="366102" table:style-name="ce11">
            <text:p>366 102</text:p>
          </table:table-cell>
          <table:table-cell office:value-type="float" office:value="280553" table:style-name="ce11">
            <text:p>280 553</text:p>
          </table:table-cell>
          <table:table-cell office:value-type="float" office:value="302404" table:style-name="ce11">
            <text:p>302 404</text:p>
          </table:table-cell>
          <table:table-cell office:value-type="float" office:value="121718" table:style-name="ce11">
            <text:p>121 718</text:p>
          </table:table-cell>
          <table:table-cell office:value-type="float" office:value="100087" table:style-name="ce11">
            <text:p>100 087</text:p>
          </table:table-cell>
          <table:table-cell office:value-type="float" office:value="95890" table:style-name="ce11">
            <text:p>95 890</text:p>
          </table:table-cell>
          <table:table-cell office:value-type="float" office:value="39713" table:style-name="ce11">
            <text:p>39 713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E</text:p>
          </table:table-cell>
          <table:table-cell office:value-type="string" table:style-name="ce8">
            <text:p>Wasserversorgung und Abfallentsorgung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2 - 9</text:p>
          </table:table-cell>
          <table:table-cell office:value-type="float" office:value="751" table:style-name="ce11">
            <text:p>751</text:p>
          </table:table-cell>
          <table:table-cell office:value-type="float" office:value="2979" table:style-name="ce11">
            <text:p>2 979</text:p>
          </table:table-cell>
          <table:table-cell office:value-type="float" office:value="2406" table:style-name="ce11">
            <text:p>2 406</text:p>
          </table:table-cell>
          <table:table-cell office:value-type="float" office:value="112148" table:style-name="ce11">
            <text:p>112 148</text:p>
          </table:table-cell>
          <table:table-cell office:value-type="float" office:value="882962" table:style-name="ce11">
            <text:p>882 962</text:p>
          </table:table-cell>
          <table:table-cell office:value-type="float" office:value="847681" table:style-name="ce11">
            <text:p>847 681</text:p>
          </table:table-cell>
          <table:table-cell office:value-type="float" office:value="647735" table:style-name="ce11">
            <text:p>647 735</text:p>
          </table:table-cell>
          <table:table-cell office:value-type="float" office:value="589821" table:style-name="ce11">
            <text:p>589 821</text:p>
          </table:table-cell>
          <table:table-cell office:value-type="float" office:value="220080" table:style-name="ce11">
            <text:p>220 080</text:p>
          </table:table-cell>
          <table:table-cell office:value-type="float" office:value="277865" table:style-name="ce11">
            <text:p>277 865</text:p>
          </table:table-cell>
          <table:table-cell office:value-type="float" office:value="165717" table:style-name="ce11">
            <text:p>165 717</text:p>
          </table:table-cell>
          <table:table-cell office:value-type="float" office:value="71116" table:style-name="ce11">
            <text:p>71 116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E</text:p>
          </table:table-cell>
          <table:table-cell office:value-type="string" table:style-name="ce8">
            <text:p>Wasserversorgung und Abfallentsorgung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10 - 19</text:p>
          </table:table-cell>
          <table:table-cell office:value-type="float" office:value="145" table:style-name="ce11">
            <text:p>145</text:p>
          </table:table-cell>
          <table:table-cell office:value-type="float" office:value="1925" table:style-name="ce11">
            <text:p>1 925</text:p>
          </table:table-cell>
          <table:table-cell office:value-type="float" office:value="1851" table:style-name="ce11">
            <text:p>1 851</text:p>
          </table:table-cell>
          <table:table-cell office:value-type="float" office:value="104511" table:style-name="ce11">
            <text:p>104 511</text:p>
          </table:table-cell>
          <table:table-cell office:value-type="float" office:value="587633" table:style-name="ce11">
            <text:p>587 633</text:p>
          </table:table-cell>
          <table:table-cell office:value-type="float" office:value="555233" table:style-name="ce11">
            <text:p>555 233</text:p>
          </table:table-cell>
          <table:table-cell office:value-type="float" office:value="443657" table:style-name="ce11">
            <text:p>443 657</text:p>
          </table:table-cell>
          <table:table-cell office:value-type="float" office:value="367456" table:style-name="ce11">
            <text:p>367 456</text:p>
          </table:table-cell>
          <table:table-cell office:value-type="float" office:value="127452" table:style-name="ce11">
            <text:p>127 452</text:p>
          </table:table-cell>
          <table:table-cell office:value-type="float" office:value="204826" table:style-name="ce11">
            <text:p>204 826</text:p>
          </table:table-cell>
          <table:table-cell office:value-type="float" office:value="100315" table:style-name="ce11">
            <text:p>100 315</text:p>
          </table:table-cell>
          <table:table-cell office:value-type="float" office:value="76336" table:style-name="ce11">
            <text:p>76 336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E</text:p>
          </table:table-cell>
          <table:table-cell office:value-type="string" table:style-name="ce8">
            <text:p>Wasserversorgung und Abfallentsorgung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20 - 49</text:p>
          </table:table-cell>
          <table:table-cell office:value-type="float" office:value="109" table:style-name="ce11">
            <text:p>109</text:p>
          </table:table-cell>
          <table:table-cell office:value-type="float" office:value="3324" table:style-name="ce11">
            <text:p>3 324</text:p>
          </table:table-cell>
          <table:table-cell office:value-type="float" office:value="3258" table:style-name="ce11">
            <text:p>3 258</text:p>
          </table:table-cell>
          <table:table-cell office:value-type="float" office:value="181000" table:style-name="ce11">
            <text:p>181 000</text:p>
          </table:table-cell>
          <table:table-cell office:value-type="float" office:value="912124" table:style-name="ce11">
            <text:p>912 124</text:p>
          </table:table-cell>
          <table:table-cell office:value-type="float" office:value="878002" table:style-name="ce11">
            <text:p>878 002</text:p>
          </table:table-cell>
          <table:table-cell office:value-type="float" office:value="744087" table:style-name="ce11">
            <text:p>744 087</text:p>
          </table:table-cell>
          <table:table-cell office:value-type="float" office:value="559466" table:style-name="ce11">
            <text:p>559 466</text:p>
          </table:table-cell>
          <table:table-cell office:value-type="float" office:value="145673" table:style-name="ce11">
            <text:p>145 673</text:p>
          </table:table-cell>
          <table:table-cell office:value-type="float" office:value="333109" table:style-name="ce11">
            <text:p>333 109</text:p>
          </table:table-cell>
          <table:table-cell office:value-type="float" office:value="152109" table:style-name="ce11">
            <text:p>152 109</text:p>
          </table:table-cell>
          <table:table-cell office:value-type="float" office:value="91731" table:style-name="ce11">
            <text:p>91 731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E</text:p>
          </table:table-cell>
          <table:table-cell office:value-type="string" table:style-name="ce8">
            <text:p>Wasserversorgung und Abfallentsorgung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50 - 249</text:p>
          </table:table-cell>
          <table:table-cell office:value-type="float" office:value="63" table:style-name="ce11">
            <text:p>63</text:p>
          </table:table-cell>
          <table:table-cell office:value-type="float" office:value="6095" table:style-name="ce11">
            <text:p>6 095</text:p>
          </table:table-cell>
          <table:table-cell office:value-type="float" office:value="6026" table:style-name="ce11">
            <text:p>6 026</text:p>
          </table:table-cell>
          <table:table-cell office:value-type="float" office:value="359849" table:style-name="ce11">
            <text:p>359 849</text:p>
          </table:table-cell>
          <table:table-cell office:value-type="float" office:value="2306135" table:style-name="ce11">
            <text:p>2 306 135</text:p>
          </table:table-cell>
          <table:table-cell office:value-type="float" office:value="2240582" table:style-name="ce11">
            <text:p>2 240 582</text:p>
          </table:table-cell>
          <table:table-cell office:value-type="float" office:value="1627512" table:style-name="ce11">
            <text:p>1 627 512</text:p>
          </table:table-cell>
          <table:table-cell office:value-type="float" office:value="1619659" table:style-name="ce11">
            <text:p>1 619 659</text:p>
          </table:table-cell>
          <table:table-cell office:value-type="float" office:value="639200" table:style-name="ce11">
            <text:p>639 200</text:p>
          </table:table-cell>
          <table:table-cell office:value-type="float" office:value="654860" table:style-name="ce11">
            <text:p>654 860</text:p>
          </table:table-cell>
          <table:table-cell office:value-type="float" office:value="295011" table:style-name="ce11">
            <text:p>295 011</text:p>
          </table:table-cell>
          <table:table-cell office:value-type="float" office:value="208807" table:style-name="ce11">
            <text:p>208 807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E</text:p>
          </table:table-cell>
          <table:table-cell office:value-type="string" table:style-name="ce8">
            <text:p>Wasserversorgung und Abfallentsorgung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250 und mehr</text:p>
          </table:table-cell>
          <table:table-cell office:value-type="float" office:value="12" table:style-name="ce11">
            <text:p>12</text:p>
          </table:table-cell>
          <table:table-cell office:value-type="float" office:value="8856" table:style-name="ce11">
            <text:p>8 856</text:p>
          </table:table-cell>
          <table:table-cell office:value-type="float" office:value="8835" table:style-name="ce11">
            <text:p>8 835</text:p>
          </table:table-cell>
          <table:table-cell office:value-type="float" office:value="606494" table:style-name="ce11">
            <text:p>606 494</text:p>
          </table:table-cell>
          <table:table-cell office:value-type="float" office:value="2823783" table:style-name="ce11">
            <text:p>2 823 783</text:p>
          </table:table-cell>
          <table:table-cell office:value-type="float" office:value="2715004" table:style-name="ce11">
            <text:p>2 715 004</text:p>
          </table:table-cell>
          <table:table-cell office:value-type="float" office:value="2370585" table:style-name="ce11">
            <text:p>2 370 585</text:p>
          </table:table-cell>
          <table:table-cell office:value-type="float" office:value="1632212" table:style-name="ce11">
            <text:p>1 632 212</text:p>
          </table:table-cell>
          <table:table-cell office:value-type="float" office:value="376067" table:style-name="ce11">
            <text:p>376 067</text:p>
          </table:table-cell>
          <table:table-cell office:value-type="float" office:value="1119426" table:style-name="ce11">
            <text:p>1 119 426</text:p>
          </table:table-cell>
          <table:table-cell office:value-type="float" office:value="512932" table:style-name="ce11">
            <text:p>512 932</text:p>
          </table:table-cell>
          <table:table-cell office:value-type="float" office:value="206878" table:style-name="ce11">
            <text:p>206 878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2">
            <text:p>E36</text:p>
          </table:table-cell>
          <table:table-cell office:value-type="string" table:style-name="ce12">
            <text:p>Wasserversorg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1049" table:style-name="ce15">
            <text:p>1 049</text:p>
          </table:table-cell>
          <table:table-cell office:value-type="float" office:value="1796" table:style-name="ce15">
            <text:p>1 796</text:p>
          </table:table-cell>
          <table:table-cell office:value-type="float" office:value="1726" table:style-name="ce15">
            <text:p>1 726</text:p>
          </table:table-cell>
          <table:table-cell office:value-type="float" office:value="111620" table:style-name="ce15">
            <text:p>111 620</text:p>
          </table:table-cell>
          <table:table-cell office:value-type="float" office:value="583747" table:style-name="ce15">
            <text:p>583 747</text:p>
          </table:table-cell>
          <table:table-cell office:value-type="float" office:value="557675" table:style-name="ce15">
            <text:p>557 675</text:p>
          </table:table-cell>
          <table:table-cell office:value-type="float" office:value="549340" table:style-name="ce15">
            <text:p>549 340</text:p>
          </table:table-cell>
          <table:table-cell office:value-type="float" office:value="213522" table:style-name="ce15">
            <text:p>213 522</text:p>
          </table:table-cell>
          <table:table-cell office:value-type="float" office:value="24808" table:style-name="ce15">
            <text:p>24 808</text:p>
          </table:table-cell>
          <table:table-cell office:value-type="float" office:value="364450" table:style-name="ce15">
            <text:p>364 450</text:p>
          </table:table-cell>
          <table:table-cell office:value-type="float" office:value="252830" table:style-name="ce15">
            <text:p>252 830</text:p>
          </table:table-cell>
          <table:table-cell office:value-type="float" office:value="128726" table:style-name="ce15">
            <text:p>128 726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E36</text:p>
          </table:table-cell>
          <table:table-cell office:value-type="string" table:style-name="ce12">
            <text:p>Wasserversorg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904" table:style-name="ce15">
            <text:p>904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E36</text:p>
          </table:table-cell>
          <table:table-cell office:value-type="string" table:style-name="ce12">
            <text:p>Wasserversorg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115" table:style-name="ce15">
            <text:p>115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E36</text:p>
          </table:table-cell>
          <table:table-cell office:value-type="string" table:style-name="ce12">
            <text:p>Wasserversorg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18" table:style-name="ce15">
            <text:p>18</text:p>
          </table:table-cell>
          <table:table-cell office:value-type="float" office:value="242" table:style-name="ce15">
            <text:p>242</text:p>
          </table:table-cell>
          <table:table-cell office:value-type="float" office:value="242" table:style-name="ce15">
            <text:p>242</text:p>
          </table:table-cell>
          <table:table-cell office:value-type="float" office:value="14783" table:style-name="ce15">
            <text:p>14 783</text:p>
          </table:table-cell>
          <table:table-cell office:value-type="float" office:value="53571" table:style-name="ce15">
            <text:p>53 571</text:p>
          </table:table-cell>
          <table:table-cell office:value-type="float" office:value="50083" table:style-name="ce15">
            <text:p>50 083</text:p>
          </table:table-cell>
          <table:table-cell office:value-type="float" office:value="50181" table:style-name="ce15">
            <text:p>50 181</text:p>
          </table:table-cell>
          <table:table-cell office:value-type="float" office:value="21103" table:style-name="ce15">
            <text:p>21 103</text:p>
          </table:table-cell>
          <table:table-cell office:value-type="float" office:value="1100" table:style-name="ce15">
            <text:p>1 100</text:p>
          </table:table-cell>
          <table:table-cell office:value-type="float" office:value="30475" table:style-name="ce15">
            <text:p>30 475</text:p>
          </table:table-cell>
          <table:table-cell office:value-type="float" office:value="15692" table:style-name="ce15">
            <text:p>15 692</text:p>
          </table:table-cell>
          <table:table-cell office:value-type="float" office:value="10684" table:style-name="ce15">
            <text:p>10 684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E36</text:p>
          </table:table-cell>
          <table:table-cell office:value-type="string" table:style-name="ce12">
            <text:p>Wasserversorg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7" table:style-name="ce15">
            <text:p>7</text:p>
          </table:table-cell>
          <table:table-cell office:value-type="float" office:value="193" table:style-name="ce15">
            <text:p>193</text:p>
          </table:table-cell>
          <table:table-cell office:value-type="float" office:value="192" table:style-name="ce15">
            <text:p>192</text:p>
          </table:table-cell>
          <table:table-cell office:value-type="float" office:value="11989" table:style-name="ce15">
            <text:p>11 989</text:p>
          </table:table-cell>
          <table:table-cell office:value-type="float" office:value="45644" table:style-name="ce15">
            <text:p>45 644</text:p>
          </table:table-cell>
          <table:table-cell office:value-type="float" office:value="42851" table:style-name="ce15">
            <text:p>42 851</text:p>
          </table:table-cell>
          <table:table-cell office:value-type="float" office:value="42899" table:style-name="ce15">
            <text:p>42 899</text:p>
          </table:table-cell>
          <table:table-cell office:value-type="float" office:value="18077" table:style-name="ce15">
            <text:p>18 077</text:p>
          </table:table-cell>
          <table:table-cell office:value-type="float" office:value="1998" table:style-name="ce15">
            <text:p>1 998</text:p>
          </table:table-cell>
          <table:table-cell office:value-type="float" office:value="27187" table:style-name="ce15">
            <text:p>27 187</text:p>
          </table:table-cell>
          <table:table-cell office:value-type="float" office:value="15198" table:style-name="ce15">
            <text:p>15 198</text:p>
          </table:table-cell>
          <table:table-cell office:value-type="float" office:value="15277" table:style-name="ce15">
            <text:p>15 277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E36</text:p>
          </table:table-cell>
          <table:table-cell office:value-type="string" table:style-name="ce12">
            <text:p>Wasserversorg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4" table:style-name="ce15">
            <text:p>4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E36</text:p>
          </table:table-cell>
          <table:table-cell office:value-type="string" table:style-name="ce12">
            <text:p>Wasserversorg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E37</text:p>
          </table:table-cell>
          <table:table-cell office:value-type="string" table:style-name="ce12">
            <text:p>Abwasserentsorg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1005" table:style-name="ce15">
            <text:p>1 005</text:p>
          </table:table-cell>
          <table:table-cell office:value-type="float" office:value="3824" table:style-name="ce15">
            <text:p>3 824</text:p>
          </table:table-cell>
          <table:table-cell office:value-type="float" office:value="3607" table:style-name="ce15">
            <text:p>3 607</text:p>
          </table:table-cell>
          <table:table-cell office:value-type="float" office:value="271791" table:style-name="ce15">
            <text:p>271 791</text:p>
          </table:table-cell>
          <table:table-cell office:value-type="float" office:value="1118423" table:style-name="ce15">
            <text:p>1 118 423</text:p>
          </table:table-cell>
          <table:table-cell office:value-type="float" office:value="1043523" table:style-name="ce15">
            <text:p>1 043 523</text:p>
          </table:table-cell>
          <table:table-cell office:value-type="float" office:value="976894" table:style-name="ce15">
            <text:p>976 894</text:p>
          </table:table-cell>
          <table:table-cell office:value-type="float" office:value="571216" table:style-name="ce15">
            <text:p>571 216</text:p>
          </table:table-cell>
          <table:table-cell office:value-type="float" office:value="106032" table:style-name="ce15">
            <text:p>106 032</text:p>
          </table:table-cell>
          <table:table-cell office:value-type="float" office:value="513126" table:style-name="ce15">
            <text:p>513 126</text:p>
          </table:table-cell>
          <table:table-cell office:value-type="float" office:value="241335" table:style-name="ce15">
            <text:p>241 335</text:p>
          </table:table-cell>
          <table:table-cell office:value-type="float" office:value="127054" table:style-name="ce15">
            <text:p>127 054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E37</text:p>
          </table:table-cell>
          <table:table-cell office:value-type="string" table:style-name="ce12">
            <text:p>Abwasserentsorg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633" table:style-name="ce15">
            <text:p>633</text:p>
          </table:table-cell>
          <table:table-cell office:value-type="float" office:value="100" table:style-name="ce15">
            <text:p>100</text:p>
          </table:table-cell>
          <table:table-cell office:value-type="float" office:value="55" table:style-name="ce15">
            <text:p>55</text:p>
          </table:table-cell>
          <table:table-cell office:value-type="float" office:value="1709" table:style-name="ce15">
            <text:p>1 709</text:p>
          </table:table-cell>
          <table:table-cell office:value-type="float" office:value="108545" table:style-name="ce15">
            <text:p>108 545</text:p>
          </table:table-cell>
          <table:table-cell office:value-type="float" office:value="103143" table:style-name="ce15">
            <text:p>103 143</text:p>
          </table:table-cell>
          <table:table-cell office:value-type="float" office:value="95112" table:style-name="ce15">
            <text:p>95 112</text:p>
          </table:table-cell>
          <table:table-cell office:value-type="float" office:value="72399" table:style-name="ce15">
            <text:p>72 399</text:p>
          </table:table-cell>
          <table:table-cell office:value-type="float" office:value="10743" table:style-name="ce15">
            <text:p>10 743</text:p>
          </table:table-cell>
          <table:table-cell office:value-type="float" office:value="33562" table:style-name="ce15">
            <text:p>33 562</text:p>
          </table:table-cell>
          <table:table-cell office:value-type="float" office:value="31853" table:style-name="ce15">
            <text:p>31 853</text:p>
          </table:table-cell>
          <table:table-cell office:value-type="float" office:value="11320" table:style-name="ce15">
            <text:p>11 32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E37</text:p>
          </table:table-cell>
          <table:table-cell office:value-type="string" table:style-name="ce12">
            <text:p>Abwasserentsorg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286" table:style-name="ce15">
            <text:p>286</text:p>
          </table:table-cell>
          <table:table-cell office:value-type="float" office:value="1199" table:style-name="ce15">
            <text:p>1 199</text:p>
          </table:table-cell>
          <table:table-cell office:value-type="float" office:value="1073" table:style-name="ce15">
            <text:p>1 073</text:p>
          </table:table-cell>
          <table:table-cell office:value-type="float" office:value="55282" table:style-name="ce15">
            <text:p>55 282</text:p>
          </table:table-cell>
          <table:table-cell office:value-type="float" office:value="271427" table:style-name="ce15">
            <text:p>271 427</text:p>
          </table:table-cell>
          <table:table-cell office:value-type="float" office:value="247952" table:style-name="ce15">
            <text:p>247 952</text:p>
          </table:table-cell>
          <table:table-cell office:value-type="float" office:value="241769" table:style-name="ce15">
            <text:p>241 769</text:p>
          </table:table-cell>
          <table:table-cell office:value-type="float" office:value="127842" table:style-name="ce15">
            <text:p>127 842</text:p>
          </table:table-cell>
          <table:table-cell office:value-type="float" office:value="21851" table:style-name="ce15">
            <text:p>21 851</text:p>
          </table:table-cell>
          <table:table-cell office:value-type="float" office:value="135718" table:style-name="ce15">
            <text:p>135 718</text:p>
          </table:table-cell>
          <table:table-cell office:value-type="float" office:value="80436" table:style-name="ce15">
            <text:p>80 436</text:p>
          </table:table-cell>
          <table:table-cell office:value-type="float" office:value="43117" table:style-name="ce15">
            <text:p>43 117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E37</text:p>
          </table:table-cell>
          <table:table-cell office:value-type="string" table:style-name="ce12">
            <text:p>Abwasserentsorg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54" table:style-name="ce15">
            <text:p>54</text:p>
          </table:table-cell>
          <table:table-cell office:value-type="float" office:value="692" table:style-name="ce15">
            <text:p>692</text:p>
          </table:table-cell>
          <table:table-cell office:value-type="float" office:value="666" table:style-name="ce15">
            <text:p>666</text:p>
          </table:table-cell>
          <table:table-cell office:value-type="float" office:value="40872" table:style-name="ce15">
            <text:p>40 872</text:p>
          </table:table-cell>
          <table:table-cell office:value-type="float" office:value="162923" table:style-name="ce15">
            <text:p>162 923</text:p>
          </table:table-cell>
          <table:table-cell office:value-type="float" office:value="141434" table:style-name="ce15">
            <text:p>141 434</text:p>
          </table:table-cell>
          <table:table-cell office:value-type="float" office:value="145513" table:style-name="ce15">
            <text:p>145 513</text:p>
          </table:table-cell>
          <table:table-cell office:value-type="float" office:value="64530" table:style-name="ce15">
            <text:p>64 530</text:p>
          </table:table-cell>
          <table:table-cell office:value-type="float" office:value="8336" table:style-name="ce15">
            <text:p>8 336</text:p>
          </table:table-cell>
          <table:table-cell office:value-type="float" office:value="89644" table:style-name="ce15">
            <text:p>89 644</text:p>
          </table:table-cell>
          <table:table-cell office:value-type="float" office:value="48772" table:style-name="ce15">
            <text:p>48 772</text:p>
          </table:table-cell>
          <table:table-cell office:value-type="float" office:value="37825" table:style-name="ce15">
            <text:p>37 825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E37</text:p>
          </table:table-cell>
          <table:table-cell office:value-type="string" table:style-name="ce12">
            <text:p>Abwasserentsorg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21" table:style-name="ce15">
            <text:p>21</text:p>
          </table:table-cell>
          <table:table-cell office:value-type="float" office:value="591" table:style-name="ce15">
            <text:p>591</text:p>
          </table:table-cell>
          <table:table-cell office:value-type="float" office:value="582" table:style-name="ce15">
            <text:p>582</text:p>
          </table:table-cell>
          <table:table-cell office:value-type="float" office:value="34490" table:style-name="ce15">
            <text:p>34 490</text:p>
          </table:table-cell>
          <table:table-cell office:value-type="float" office:value="121169" table:style-name="ce15">
            <text:p>121 169</text:p>
          </table:table-cell>
          <table:table-cell office:value-type="float" office:value="112164" table:style-name="ce15">
            <text:p>112 164</text:p>
          </table:table-cell>
          <table:table-cell office:value-type="float" office:value="107261" table:style-name="ce15">
            <text:p>107 261</text:p>
          </table:table-cell>
          <table:table-cell office:value-type="float" office:value="50453" table:style-name="ce15">
            <text:p>50 453</text:p>
          </table:table-cell>
          <table:table-cell office:value-type="float" office:value="10043" table:style-name="ce15">
            <text:p>10 043</text:p>
          </table:table-cell>
          <table:table-cell office:value-type="float" office:value="67139" table:style-name="ce15">
            <text:p>67 139</text:p>
          </table:table-cell>
          <table:table-cell office:value-type="float" office:value="32649" table:style-name="ce15">
            <text:p>32 649</text:p>
          </table:table-cell>
          <table:table-cell office:value-type="float" office:value="10197" table:style-name="ce15">
            <text:p>10 197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E37</text:p>
          </table:table-cell>
          <table:table-cell office:value-type="string" table:style-name="ce12">
            <text:p>Abwasserentsorg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10" table:style-name="ce15">
            <text:p>10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E37</text:p>
          </table:table-cell>
          <table:table-cell office:value-type="string" table:style-name="ce12">
            <text:p>Abwasserentsorg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E38</text:p>
          </table:table-cell>
          <table:table-cell office:value-type="string" table:style-name="ce12">
            <text:p>Abfallbehandl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767" table:style-name="ce15">
            <text:p>767</text:p>
          </table:table-cell>
          <table:table-cell office:value-type="float" office:value="17792" table:style-name="ce15">
            <text:p>17 792</text:p>
          </table:table-cell>
          <table:table-cell office:value-type="float" office:value="17065" table:style-name="ce15">
            <text:p>17 065</text:p>
          </table:table-cell>
          <table:table-cell office:value-type="float" office:value="977886" table:style-name="ce15">
            <text:p>977 886</text:p>
          </table:table-cell>
          <table:table-cell office:value-type="float" office:value="6167486" table:style-name="ce15">
            <text:p>6 167 486</text:p>
          </table:table-cell>
          <table:table-cell office:value-type="float" office:value="5981584" table:style-name="ce15">
            <text:p>5 981 584</text:p>
          </table:table-cell>
          <table:table-cell office:value-type="float" office:value="4570189" table:style-name="ce15">
            <text:p>4 570 189</text:p>
          </table:table-cell>
          <table:table-cell office:value-type="float" office:value="4275303" table:style-name="ce15">
            <text:p>4 275 303</text:p>
          </table:table-cell>
          <table:table-cell office:value-type="float" office:value="1496522" table:style-name="ce15">
            <text:p>1 496 522</text:p>
          </table:table-cell>
          <table:table-cell office:value-type="float" office:value="1803037" table:style-name="ce15">
            <text:p>1 803 037</text:p>
          </table:table-cell>
          <table:table-cell office:value-type="float" office:value="825151" table:style-name="ce15">
            <text:p>825 151</text:p>
          </table:table-cell>
          <table:table-cell office:value-type="float" office:value="437688" table:style-name="ce15">
            <text:p>437 688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E38</text:p>
          </table:table-cell>
          <table:table-cell office:value-type="string" table:style-name="ce12">
            <text:p>Abfallbehandl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215" table:style-name="ce15">
            <text:p>215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E38</text:p>
          </table:table-cell>
          <table:table-cell office:value-type="string" table:style-name="ce12">
            <text:p>Abfallbehandl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342" table:style-name="ce15">
            <text:p>342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E38</text:p>
          </table:table-cell>
          <table:table-cell office:value-type="string" table:style-name="ce12">
            <text:p>Abfallbehandl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73" table:style-name="ce15">
            <text:p>73</text:p>
          </table:table-cell>
          <table:table-cell office:value-type="float" office:value="991" table:style-name="ce15">
            <text:p>991</text:p>
          </table:table-cell>
          <table:table-cell office:value-type="float" office:value="943" table:style-name="ce15">
            <text:p>943</text:p>
          </table:table-cell>
          <table:table-cell office:value-type="float" office:value="48856" table:style-name="ce15">
            <text:p>48 856</text:p>
          </table:table-cell>
          <table:table-cell office:value-type="float" office:value="371139" table:style-name="ce15">
            <text:p>371 139</text:p>
          </table:table-cell>
          <table:table-cell office:value-type="float" office:value="363716" table:style-name="ce15">
            <text:p>363 716</text:p>
          </table:table-cell>
          <table:table-cell office:value-type="float" office:value="247963" table:style-name="ce15">
            <text:p>247 963</text:p>
          </table:table-cell>
          <table:table-cell office:value-type="float" office:value="281823" table:style-name="ce15">
            <text:p>281 823</text:p>
          </table:table-cell>
          <table:table-cell office:value-type="float" office:value="118016" table:style-name="ce15">
            <text:p>118 016</text:p>
          </table:table-cell>
          <table:table-cell office:value-type="float" office:value="84707" table:style-name="ce15">
            <text:p>84 707</text:p>
          </table:table-cell>
          <table:table-cell office:value-type="float" office:value="35851" table:style-name="ce15">
            <text:p>35 851</text:p>
          </table:table-cell>
          <table:table-cell office:value-type="float" office:value="27827" table:style-name="ce15">
            <text:p>27 827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E38</text:p>
          </table:table-cell>
          <table:table-cell office:value-type="string" table:style-name="ce12">
            <text:p>Abfallbehandl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78" table:style-name="ce15">
            <text:p>78</text:p>
          </table:table-cell>
          <table:table-cell office:value-type="float" office:value="2442" table:style-name="ce15">
            <text:p>2 442</text:p>
          </table:table-cell>
          <table:table-cell office:value-type="float" office:value="2387" table:style-name="ce15">
            <text:p>2 387</text:p>
          </table:table-cell>
          <table:table-cell office:value-type="float" office:value="128250" table:style-name="ce15">
            <text:p>128 250</text:p>
          </table:table-cell>
          <table:table-cell office:value-type="float" office:value="729791" table:style-name="ce15">
            <text:p>729 791</text:p>
          </table:table-cell>
          <table:table-cell office:value-type="float" office:value="708042" table:style-name="ce15">
            <text:p>708 042</text:p>
          </table:table-cell>
          <table:table-cell office:value-type="float" office:value="580764" table:style-name="ce15">
            <text:p>580 764</text:p>
          </table:table-cell>
          <table:table-cell office:value-type="float" office:value="484258" table:style-name="ce15">
            <text:p>484 258</text:p>
          </table:table-cell>
          <table:table-cell office:value-type="float" office:value="131492" table:style-name="ce15">
            <text:p>131 492</text:p>
          </table:table-cell>
          <table:table-cell office:value-type="float" office:value="230158" table:style-name="ce15">
            <text:p>230 158</text:p>
          </table:table-cell>
          <table:table-cell office:value-type="float" office:value="101908" table:style-name="ce15">
            <text:p>101 908</text:p>
          </table:table-cell>
          <table:table-cell office:value-type="float" office:value="65366" table:style-name="ce15">
            <text:p>65 366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E38</text:p>
          </table:table-cell>
          <table:table-cell office:value-type="string" table:style-name="ce12">
            <text:p>Abfallbehandl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49" table:style-name="ce15">
            <text:p>49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E38</text:p>
          </table:table-cell>
          <table:table-cell office:value-type="string" table:style-name="ce12">
            <text:p>Abfallbehandl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10" table:style-name="ce15">
            <text:p>10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E39</text:p>
          </table:table-cell>
          <table:table-cell office:value-type="string" table:style-name="ce12">
            <text:p>Beseitigung v. Umweltverschmutzung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14" table:style-name="ce15">
            <text:p>14</text:p>
          </table:table-cell>
          <table:table-cell office:value-type="float" office:value="121" table:style-name="ce15">
            <text:p>121</text:p>
          </table:table-cell>
          <table:table-cell office:value-type="float" office:value="105" table:style-name="ce15">
            <text:p>105</text:p>
          </table:table-cell>
          <table:table-cell office:value-type="float" office:value="6902" table:style-name="ce15">
            <text:p>6 902</text:p>
          </table:table-cell>
          <table:table-cell office:value-type="float" office:value="20477" table:style-name="ce15">
            <text:p>20 477</text:p>
          </table:table-cell>
          <table:table-cell office:value-type="float" office:value="19822" table:style-name="ce15">
            <text:p>19 822</text:p>
          </table:table-cell>
          <table:table-cell office:value-type="float" office:value="17706" table:style-name="ce15">
            <text:p>17 706</text:p>
          </table:table-cell>
          <table:table-cell office:value-type="float" office:value="10977" table:style-name="ce15">
            <text:p>10 977</text:p>
          </table:table-cell>
          <table:table-cell office:value-type="float" office:value="2828" table:style-name="ce15">
            <text:p>2 828</text:p>
          </table:table-cell>
          <table:table-cell office:value-type="float" office:value="9560" table:style-name="ce15">
            <text:p>9 560</text:p>
          </table:table-cell>
          <table:table-cell office:value-type="float" office:value="2658" table:style-name="ce15">
            <text:p>2 658</text:p>
          </table:table-cell>
          <table:table-cell office:value-type="float" office:value="1113" table:style-name="ce15">
            <text:p>1 113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E39</text:p>
          </table:table-cell>
          <table:table-cell office:value-type="string" table:style-name="ce12">
            <text:p>Beseitigung v. Umweltverschmutzung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E39</text:p>
          </table:table-cell>
          <table:table-cell office:value-type="string" table:style-name="ce12">
            <text:p>Beseitigung v. Umweltverschmutzung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8" table:style-name="ce15">
            <text:p>8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E39</text:p>
          </table:table-cell>
          <table:table-cell office:value-type="string" table:style-name="ce12">
            <text:p>Beseitigung v. Umweltverschmutzung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E39</text:p>
          </table:table-cell>
          <table:table-cell office:value-type="string" table:style-name="ce12">
            <text:p>Beseitigung v. Umweltverschmutzung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3" table:style-name="ce15">
            <text:p>3</text:p>
          </table:table-cell>
          <table:table-cell office:value-type="float" office:value="98" table:style-name="ce15">
            <text:p>98</text:p>
          </table:table-cell>
          <table:table-cell office:value-type="float" office:value="97" table:style-name="ce15">
            <text:p>97</text:p>
          </table:table-cell>
          <table:table-cell office:value-type="float" office:value="6271" table:style-name="ce15">
            <text:p>6 271</text:p>
          </table:table-cell>
          <table:table-cell office:value-type="float" office:value="15520" table:style-name="ce15">
            <text:p>15 520</text:p>
          </table:table-cell>
          <table:table-cell office:value-type="float" office:value="14945" table:style-name="ce15">
            <text:p>14 945</text:p>
          </table:table-cell>
          <table:table-cell office:value-type="float" office:value="13163" table:style-name="ce15">
            <text:p>13 163</text:p>
          </table:table-cell>
          <table:table-cell office:value-type="float" office:value="6678" table:style-name="ce15">
            <text:p>6 678</text:p>
          </table:table-cell>
          <table:table-cell office:value-type="float" office:value="2140" table:style-name="ce15">
            <text:p>2 140</text:p>
          </table:table-cell>
          <table:table-cell office:value-type="float" office:value="8625" table:style-name="ce15">
            <text:p>8 625</text:p>
          </table:table-cell>
          <table:table-cell office:value-type="float" office:value="2354" table:style-name="ce15">
            <text:p>2 354</text:p>
          </table:table-cell>
          <table:table-cell office:value-type="float" office:value="891" table:style-name="ce15">
            <text:p>891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E39</text:p>
          </table:table-cell>
          <table:table-cell office:value-type="string" table:style-name="ce12">
            <text:p>Beseitigung v. Umweltverschmutzung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E39</text:p>
          </table:table-cell>
          <table:table-cell office:value-type="string" table:style-name="ce12">
            <text:p>Beseitigung v. Umweltverschmutzung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8">
            <text:p>F</text:p>
          </table:table-cell>
          <table:table-cell office:value-type="string" table:style-name="ce8">
            <text:p>Bau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insgesamt</text:p>
          </table:table-cell>
          <table:table-cell office:value-type="float" office:value="41601" table:style-name="ce11">
            <text:p>41 601</text:p>
          </table:table-cell>
          <table:table-cell office:value-type="float" office:value="360785" table:style-name="ce11">
            <text:p>360 785</text:p>
          </table:table-cell>
          <table:table-cell office:value-type="float" office:value="315975" table:style-name="ce11">
            <text:p>315 975</text:p>
          </table:table-cell>
          <table:table-cell office:value-type="float" office:value="18048261" table:style-name="ce11">
            <text:p>18 048 261</text:p>
          </table:table-cell>
          <table:table-cell office:value-type="float" office:value="72502642" table:style-name="ce11">
            <text:p>72 502 642</text:p>
          </table:table-cell>
          <table:table-cell office:value-type="float" office:value="70070998" table:style-name="ce11">
            <text:p>70 070 998</text:p>
          </table:table-cell>
          <table:table-cell office:value-type="float" office:value="69007497" table:style-name="ce11">
            <text:p>69 007 497</text:p>
          </table:table-cell>
          <table:table-cell office:value-type="float" office:value="48451146" table:style-name="ce11">
            <text:p>48 451 146</text:p>
          </table:table-cell>
          <table:table-cell office:value-type="float" office:value="3503231" table:style-name="ce11">
            <text:p>3 503 231</text:p>
          </table:table-cell>
          <table:table-cell office:value-type="float" office:value="24353757" table:style-name="ce11">
            <text:p>24 353 757</text:p>
          </table:table-cell>
          <table:table-cell office:value-type="float" office:value="6305496" table:style-name="ce11">
            <text:p>6 305 496</text:p>
          </table:table-cell>
          <table:table-cell office:value-type="float" office:value="2731298" table:style-name="ce11">
            <text:p>2 731 298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F</text:p>
          </table:table-cell>
          <table:table-cell office:value-type="string" table:style-name="ce8">
            <text:p>Bau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0 - 1</text:p>
          </table:table-cell>
          <table:table-cell office:value-type="float" office:value="14301" table:style-name="ce11">
            <text:p>14 301</text:p>
          </table:table-cell>
          <table:table-cell office:value-type="float" office:value="13585" table:style-name="ce11">
            <text:p>13 585</text:p>
          </table:table-cell>
          <table:table-cell office:value-type="float" office:value="193" table:style-name="ce11">
            <text:p>193</text:p>
          </table:table-cell>
          <table:table-cell office:value-type="float" office:value="7119" table:style-name="ce11">
            <text:p>7 119</text:p>
          </table:table-cell>
          <table:table-cell office:value-type="float" office:value="2997991" table:style-name="ce11">
            <text:p>2 997 991</text:p>
          </table:table-cell>
          <table:table-cell office:value-type="float" office:value="2916464" table:style-name="ce11">
            <text:p>2 916 464</text:p>
          </table:table-cell>
          <table:table-cell office:value-type="float" office:value="2793683" table:style-name="ce11">
            <text:p>2 793 683</text:p>
          </table:table-cell>
          <table:table-cell office:value-type="float" office:value="2247583" table:style-name="ce11">
            <text:p>2 247 583</text:p>
          </table:table-cell>
          <table:table-cell office:value-type="float" office:value="53413" table:style-name="ce11">
            <text:p>53 413</text:p>
          </table:table-cell>
          <table:table-cell office:value-type="float" office:value="603660" table:style-name="ce11">
            <text:p>603 660</text:p>
          </table:table-cell>
          <table:table-cell office:value-type="float" office:value="596541" table:style-name="ce11">
            <text:p>596 541</text:p>
          </table:table-cell>
          <table:table-cell office:value-type="float" office:value="212627" table:style-name="ce11">
            <text:p>212 627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F</text:p>
          </table:table-cell>
          <table:table-cell office:value-type="string" table:style-name="ce8">
            <text:p>Bau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2 - 9</text:p>
          </table:table-cell>
          <table:table-cell office:value-type="float" office:value="20242" table:style-name="ce11">
            <text:p>20 242</text:p>
          </table:table-cell>
          <table:table-cell office:value-type="float" office:value="81878" table:style-name="ce11">
            <text:p>81 878</text:p>
          </table:table-cell>
          <table:table-cell office:value-type="float" office:value="58368" table:style-name="ce11">
            <text:p>58 368</text:p>
          </table:table-cell>
          <table:table-cell office:value-type="float" office:value="2359787" table:style-name="ce11">
            <text:p>2 359 787</text:p>
          </table:table-cell>
          <table:table-cell office:value-type="float" office:value="12340548" table:style-name="ce11">
            <text:p>12 340 548</text:p>
          </table:table-cell>
          <table:table-cell office:value-type="float" office:value="12070399" table:style-name="ce11">
            <text:p>12 070 399</text:p>
          </table:table-cell>
          <table:table-cell office:value-type="float" office:value="11444617" table:style-name="ce11">
            <text:p>11 444 617</text:p>
          </table:table-cell>
          <table:table-cell office:value-type="float" office:value="8034421" table:style-name="ce11">
            <text:p>8 034 421</text:p>
          </table:table-cell>
          <table:table-cell office:value-type="float" office:value="399586" table:style-name="ce11">
            <text:p>399 586</text:p>
          </table:table-cell>
          <table:table-cell office:value-type="float" office:value="3866952" table:style-name="ce11">
            <text:p>3 866 952</text:p>
          </table:table-cell>
          <table:table-cell office:value-type="float" office:value="1507165" table:style-name="ce11">
            <text:p>1 507 165</text:p>
          </table:table-cell>
          <table:table-cell office:value-type="float" office:value="415276" table:style-name="ce11">
            <text:p>415 276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F</text:p>
          </table:table-cell>
          <table:table-cell office:value-type="string" table:style-name="ce8">
            <text:p>Bau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10 - 19</text:p>
          </table:table-cell>
          <table:table-cell office:value-type="float" office:value="4015" table:style-name="ce11">
            <text:p>4 015</text:p>
          </table:table-cell>
          <table:table-cell office:value-type="float" office:value="53829" table:style-name="ce11">
            <text:p>53 829</text:p>
          </table:table-cell>
          <table:table-cell office:value-type="float" office:value="49052" table:style-name="ce11">
            <text:p>49 052</text:p>
          </table:table-cell>
          <table:table-cell office:value-type="float" office:value="2391232" table:style-name="ce11">
            <text:p>2 391 232</text:p>
          </table:table-cell>
          <table:table-cell office:value-type="float" office:value="9112730" table:style-name="ce11">
            <text:p>9 112 730</text:p>
          </table:table-cell>
          <table:table-cell office:value-type="float" office:value="8939460" table:style-name="ce11">
            <text:p>8 939 460</text:p>
          </table:table-cell>
          <table:table-cell office:value-type="float" office:value="8452946" table:style-name="ce11">
            <text:p>8 452 946</text:p>
          </table:table-cell>
          <table:table-cell office:value-type="float" office:value="5740420" table:style-name="ce11">
            <text:p>5 740 420</text:p>
          </table:table-cell>
          <table:table-cell office:value-type="float" office:value="381027" table:style-name="ce11">
            <text:p>381 027</text:p>
          </table:table-cell>
          <table:table-cell office:value-type="float" office:value="3152431" table:style-name="ce11">
            <text:p>3 152 431</text:p>
          </table:table-cell>
          <table:table-cell office:value-type="float" office:value="761199" table:style-name="ce11">
            <text:p>761 199</text:p>
          </table:table-cell>
          <table:table-cell office:value-type="float" office:value="303876" table:style-name="ce11">
            <text:p>303 876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F</text:p>
          </table:table-cell>
          <table:table-cell office:value-type="string" table:style-name="ce8">
            <text:p>Bau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20 - 49</text:p>
          </table:table-cell>
          <table:table-cell office:value-type="float" office:value="2220" table:style-name="ce11">
            <text:p>2 220</text:p>
          </table:table-cell>
          <table:table-cell office:value-type="float" office:value="66181" table:style-name="ce11">
            <text:p>66 181</text:p>
          </table:table-cell>
          <table:table-cell office:value-type="float" office:value="64143" table:style-name="ce11">
            <text:p>64 143</text:p>
          </table:table-cell>
          <table:table-cell office:value-type="float" office:value="3363735" table:style-name="ce11">
            <text:p>3 363 735</text:p>
          </table:table-cell>
          <table:table-cell office:value-type="float" office:value="12119638" table:style-name="ce11">
            <text:p>12 119 638</text:p>
          </table:table-cell>
          <table:table-cell office:value-type="float" office:value="11844981" table:style-name="ce11">
            <text:p>11 844 981</text:p>
          </table:table-cell>
          <table:table-cell office:value-type="float" office:value="11415363" table:style-name="ce11">
            <text:p>11 415 363</text:p>
          </table:table-cell>
          <table:table-cell office:value-type="float" office:value="7727830" table:style-name="ce11">
            <text:p>7 727 830</text:p>
          </table:table-cell>
          <table:table-cell office:value-type="float" office:value="651751" table:style-name="ce11">
            <text:p>651 751</text:p>
          </table:table-cell>
          <table:table-cell office:value-type="float" office:value="4406996" table:style-name="ce11">
            <text:p>4 406 996</text:p>
          </table:table-cell>
          <table:table-cell office:value-type="float" office:value="1043261" table:style-name="ce11">
            <text:p>1 043 261</text:p>
          </table:table-cell>
          <table:table-cell office:value-type="float" office:value="486374" table:style-name="ce11">
            <text:p>486 374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F</text:p>
          </table:table-cell>
          <table:table-cell office:value-type="string" table:style-name="ce8">
            <text:p>Bau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50 - 249</text:p>
          </table:table-cell>
          <table:table-cell office:value-type="float" office:value="735" table:style-name="ce11">
            <text:p>735</text:p>
          </table:table-cell>
          <table:table-cell office:value-type="float" office:value="67928" table:style-name="ce11">
            <text:p>67 928</text:p>
          </table:table-cell>
          <table:table-cell office:value-type="float" office:value="67067" table:style-name="ce11">
            <text:p>67 067</text:p>
          </table:table-cell>
          <table:table-cell office:value-type="float" office:value="4189537" table:style-name="ce11">
            <text:p>4 189 537</text:p>
          </table:table-cell>
          <table:table-cell office:value-type="float" office:value="15484937" table:style-name="ce11">
            <text:p>15 484 937</text:p>
          </table:table-cell>
          <table:table-cell office:value-type="float" office:value="14867882" table:style-name="ce11">
            <text:p>14 867 882</text:p>
          </table:table-cell>
          <table:table-cell office:value-type="float" office:value="15066182" table:style-name="ce11">
            <text:p>15 066 182</text:p>
          </table:table-cell>
          <table:table-cell office:value-type="float" office:value="10731795" table:style-name="ce11">
            <text:p>10 731 795</text:p>
          </table:table-cell>
          <table:table-cell office:value-type="float" office:value="871650" table:style-name="ce11">
            <text:p>871 650</text:p>
          </table:table-cell>
          <table:table-cell office:value-type="float" office:value="5263389" table:style-name="ce11">
            <text:p>5 263 389</text:p>
          </table:table-cell>
          <table:table-cell office:value-type="float" office:value="1073852" table:style-name="ce11">
            <text:p>1 073 852</text:p>
          </table:table-cell>
          <table:table-cell office:value-type="float" office:value="581967" table:style-name="ce11">
            <text:p>581 967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F</text:p>
          </table:table-cell>
          <table:table-cell office:value-type="string" table:style-name="ce8">
            <text:p>Bau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250 und mehr</text:p>
          </table:table-cell>
          <table:table-cell office:value-type="float" office:value="88" table:style-name="ce11">
            <text:p>88</text:p>
          </table:table-cell>
          <table:table-cell office:value-type="float" office:value="77384" table:style-name="ce11">
            <text:p>77 384</text:p>
          </table:table-cell>
          <table:table-cell office:value-type="float" office:value="77152" table:style-name="ce11">
            <text:p>77 152</text:p>
          </table:table-cell>
          <table:table-cell office:value-type="float" office:value="5736851" table:style-name="ce11">
            <text:p>5 736 851</text:p>
          </table:table-cell>
          <table:table-cell office:value-type="float" office:value="20446798" table:style-name="ce11">
            <text:p>20 446 798</text:p>
          </table:table-cell>
          <table:table-cell office:value-type="float" office:value="19431812" table:style-name="ce11">
            <text:p>19 431 812</text:p>
          </table:table-cell>
          <table:table-cell office:value-type="float" office:value="19834706" table:style-name="ce11">
            <text:p>19 834 706</text:p>
          </table:table-cell>
          <table:table-cell office:value-type="float" office:value="13969097" table:style-name="ce11">
            <text:p>13 969 097</text:p>
          </table:table-cell>
          <table:table-cell office:value-type="float" office:value="1145804" table:style-name="ce11">
            <text:p>1 145 804</text:p>
          </table:table-cell>
          <table:table-cell office:value-type="float" office:value="7060329" table:style-name="ce11">
            <text:p>7 060 329</text:p>
          </table:table-cell>
          <table:table-cell office:value-type="float" office:value="1323478" table:style-name="ce11">
            <text:p>1 323 478</text:p>
          </table:table-cell>
          <table:table-cell office:value-type="float" office:value="731178" table:style-name="ce11">
            <text:p>731 178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2">
            <text:p>F41</text:p>
          </table:table-cell>
          <table:table-cell office:value-type="string" table:style-name="ce12">
            <text:p>Hochbau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6274" table:style-name="ce15">
            <text:p>6 274</text:p>
          </table:table-cell>
          <table:table-cell office:value-type="float" office:value="85502" table:style-name="ce15">
            <text:p>85 502</text:p>
          </table:table-cell>
          <table:table-cell office:value-type="float" office:value="78825" table:style-name="ce15">
            <text:p>78 825</text:p>
          </table:table-cell>
          <table:table-cell office:value-type="float" office:value="5124379" table:style-name="ce15">
            <text:p>5 124 379</text:p>
          </table:table-cell>
          <table:table-cell office:value-type="float" office:value="26285979" table:style-name="ce15">
            <text:p>26 285 979</text:p>
          </table:table-cell>
          <table:table-cell office:value-type="float" office:value="25196031" table:style-name="ce15">
            <text:p>25 196 031</text:p>
          </table:table-cell>
          <table:table-cell office:value-type="float" office:value="24377476" table:style-name="ce15">
            <text:p>24 377 476</text:p>
          </table:table-cell>
          <table:table-cell office:value-type="float" office:value="18333096" table:style-name="ce15">
            <text:p>18 333 096</text:p>
          </table:table-cell>
          <table:table-cell office:value-type="float" office:value="1061825" table:style-name="ce15">
            <text:p>1 061 825</text:p>
          </table:table-cell>
          <table:table-cell office:value-type="float" office:value="7127117" table:style-name="ce15">
            <text:p>7 127 117</text:p>
          </table:table-cell>
          <table:table-cell office:value-type="float" office:value="2002738" table:style-name="ce15">
            <text:p>2 002 738</text:p>
          </table:table-cell>
          <table:table-cell office:value-type="float" office:value="1084480" table:style-name="ce15">
            <text:p>1 084 48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F41</text:p>
          </table:table-cell>
          <table:table-cell office:value-type="string" table:style-name="ce12">
            <text:p>Hochbau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2469" table:style-name="ce15">
            <text:p>2 469</text:p>
          </table:table-cell>
          <table:table-cell office:value-type="float" office:value="2007" table:style-name="ce15">
            <text:p>2 007</text:p>
          </table:table-cell>
          <table:table-cell office:value-type="float" office:value="117" table:style-name="ce15">
            <text:p>117</text:p>
          </table:table-cell>
          <table:table-cell office:value-type="float" office:value="4249" table:style-name="ce15">
            <text:p>4 249</text:p>
          </table:table-cell>
          <table:table-cell office:value-type="float" office:value="1742695" table:style-name="ce15">
            <text:p>1 742 695</text:p>
          </table:table-cell>
          <table:table-cell office:value-type="float" office:value="1684815" table:style-name="ce15">
            <text:p>1 684 815</text:p>
          </table:table-cell>
          <table:table-cell office:value-type="float" office:value="1597503" table:style-name="ce15">
            <text:p>1 597 503</text:p>
          </table:table-cell>
          <table:table-cell office:value-type="float" office:value="1407614" table:style-name="ce15">
            <text:p>1 407 614</text:p>
          </table:table-cell>
          <table:table-cell office:value-type="float" office:value="5672" table:style-name="ce15">
            <text:p>5 672</text:p>
          </table:table-cell>
          <table:table-cell office:value-type="float" office:value="189239" table:style-name="ce15">
            <text:p>189 239</text:p>
          </table:table-cell>
          <table:table-cell office:value-type="float" office:value="184990" table:style-name="ce15">
            <text:p>184 990</text:p>
          </table:table-cell>
          <table:table-cell office:value-type="float" office:value="177420" table:style-name="ce15">
            <text:p>177 42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F41</text:p>
          </table:table-cell>
          <table:table-cell office:value-type="string" table:style-name="ce12">
            <text:p>Hochbau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2519" table:style-name="ce15">
            <text:p>2 519</text:p>
          </table:table-cell>
          <table:table-cell office:value-type="float" office:value="10411" table:style-name="ce15">
            <text:p>10 411</text:p>
          </table:table-cell>
          <table:table-cell office:value-type="float" office:value="7293" table:style-name="ce15">
            <text:p>7 293</text:p>
          </table:table-cell>
          <table:table-cell office:value-type="float" office:value="341843" table:style-name="ce15">
            <text:p>341 843</text:p>
          </table:table-cell>
          <table:table-cell office:value-type="float" office:value="3960457" table:style-name="ce15">
            <text:p>3 960 457</text:p>
          </table:table-cell>
          <table:table-cell office:value-type="float" office:value="3819116" table:style-name="ce15">
            <text:p>3 819 116</text:p>
          </table:table-cell>
          <table:table-cell office:value-type="float" office:value="3379785" table:style-name="ce15">
            <text:p>3 379 785</text:p>
          </table:table-cell>
          <table:table-cell office:value-type="float" office:value="2832631" table:style-name="ce15">
            <text:p>2 832 631</text:p>
          </table:table-cell>
          <table:table-cell office:value-type="float" office:value="94798" table:style-name="ce15">
            <text:p>94 798</text:p>
          </table:table-cell>
          <table:table-cell office:value-type="float" office:value="630714" table:style-name="ce15">
            <text:p>630 714</text:p>
          </table:table-cell>
          <table:table-cell office:value-type="float" office:value="288871" table:style-name="ce15">
            <text:p>288 871</text:p>
          </table:table-cell>
          <table:table-cell office:value-type="float" office:value="159819" table:style-name="ce15">
            <text:p>159 819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F41</text:p>
          </table:table-cell>
          <table:table-cell office:value-type="string" table:style-name="ce12">
            <text:p>Hochbau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626" table:style-name="ce15">
            <text:p>626</text:p>
          </table:table-cell>
          <table:table-cell office:value-type="float" office:value="8458" table:style-name="ce15">
            <text:p>8 458</text:p>
          </table:table-cell>
          <table:table-cell office:value-type="float" office:value="7697" table:style-name="ce15">
            <text:p>7 697</text:p>
          </table:table-cell>
          <table:table-cell office:value-type="float" office:value="402878" table:style-name="ce15">
            <text:p>402 878</text:p>
          </table:table-cell>
          <table:table-cell office:value-type="float" office:value="2256698" table:style-name="ce15">
            <text:p>2 256 698</text:p>
          </table:table-cell>
          <table:table-cell office:value-type="float" office:value="2175894" table:style-name="ce15">
            <text:p>2 175 894</text:p>
          </table:table-cell>
          <table:table-cell office:value-type="float" office:value="2021722" table:style-name="ce15">
            <text:p>2 021 722</text:p>
          </table:table-cell>
          <table:table-cell office:value-type="float" office:value="1510237" table:style-name="ce15">
            <text:p>1 510 237</text:p>
          </table:table-cell>
          <table:table-cell office:value-type="float" office:value="35239" table:style-name="ce15">
            <text:p>35 239</text:p>
          </table:table-cell>
          <table:table-cell office:value-type="float" office:value="553478" table:style-name="ce15">
            <text:p>553 478</text:p>
          </table:table-cell>
          <table:table-cell office:value-type="float" office:value="150600" table:style-name="ce15">
            <text:p>150 600</text:p>
          </table:table-cell>
          <table:table-cell office:value-type="float" office:value="82581" table:style-name="ce15">
            <text:p>82 581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F41</text:p>
          </table:table-cell>
          <table:table-cell office:value-type="string" table:style-name="ce12">
            <text:p>Hochbau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421" table:style-name="ce15">
            <text:p>421</text:p>
          </table:table-cell>
          <table:table-cell office:value-type="float" office:value="13076" table:style-name="ce15">
            <text:p>13 076</text:p>
          </table:table-cell>
          <table:table-cell office:value-type="float" office:value="12582" table:style-name="ce15">
            <text:p>12 582</text:p>
          </table:table-cell>
          <table:table-cell office:value-type="float" office:value="736060" table:style-name="ce15">
            <text:p>736 060</text:p>
          </table:table-cell>
          <table:table-cell office:value-type="float" office:value="3357051" table:style-name="ce15">
            <text:p>3 357 051</text:p>
          </table:table-cell>
          <table:table-cell office:value-type="float" office:value="3227990" table:style-name="ce15">
            <text:p>3 227 990</text:p>
          </table:table-cell>
          <table:table-cell office:value-type="float" office:value="3161737" table:style-name="ce15">
            <text:p>3 161 737</text:p>
          </table:table-cell>
          <table:table-cell office:value-type="float" office:value="2294550" table:style-name="ce15">
            <text:p>2 294 550</text:p>
          </table:table-cell>
          <table:table-cell office:value-type="float" office:value="121208" table:style-name="ce15">
            <text:p>121 208</text:p>
          </table:table-cell>
          <table:table-cell office:value-type="float" office:value="995873" table:style-name="ce15">
            <text:p>995 873</text:p>
          </table:table-cell>
          <table:table-cell office:value-type="float" office:value="259813" table:style-name="ce15">
            <text:p>259 813</text:p>
          </table:table-cell>
          <table:table-cell office:value-type="float" office:value="118150" table:style-name="ce15">
            <text:p>118 15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F41</text:p>
          </table:table-cell>
          <table:table-cell office:value-type="string" table:style-name="ce12">
            <text:p>Hochbau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207" table:style-name="ce15">
            <text:p>207</text:p>
          </table:table-cell>
          <table:table-cell office:value-type="float" office:value="20610" table:style-name="ce15">
            <text:p>20 610</text:p>
          </table:table-cell>
          <table:table-cell office:value-type="float" office:value="20304" table:style-name="ce15">
            <text:p>20 304</text:p>
          </table:table-cell>
          <table:table-cell office:value-type="float" office:value="1313462" table:style-name="ce15">
            <text:p>1 313 462</text:p>
          </table:table-cell>
          <table:table-cell office:value-type="float" office:value="5683746" table:style-name="ce15">
            <text:p>5 683 746</text:p>
          </table:table-cell>
          <table:table-cell office:value-type="float" office:value="5302405" table:style-name="ce15">
            <text:p>5 302 405</text:p>
          </table:table-cell>
          <table:table-cell office:value-type="float" office:value="5441964" table:style-name="ce15">
            <text:p>5 441 964</text:p>
          </table:table-cell>
          <table:table-cell office:value-type="float" office:value="4022685" table:style-name="ce15">
            <text:p>4 022 685</text:p>
          </table:table-cell>
          <table:table-cell office:value-type="float" office:value="274678" table:style-name="ce15">
            <text:p>274 678</text:p>
          </table:table-cell>
          <table:table-cell office:value-type="float" office:value="1701404" table:style-name="ce15">
            <text:p>1 701 404</text:p>
          </table:table-cell>
          <table:table-cell office:value-type="float" office:value="387942" table:style-name="ce15">
            <text:p>387 942</text:p>
          </table:table-cell>
          <table:table-cell office:value-type="float" office:value="220036" table:style-name="ce15">
            <text:p>220 036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F41</text:p>
          </table:table-cell>
          <table:table-cell office:value-type="string" table:style-name="ce12">
            <text:p>Hochbau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32" table:style-name="ce15">
            <text:p>32</text:p>
          </table:table-cell>
          <table:table-cell office:value-type="float" office:value="30940" table:style-name="ce15">
            <text:p>30 940</text:p>
          </table:table-cell>
          <table:table-cell office:value-type="float" office:value="30832" table:style-name="ce15">
            <text:p>30 832</text:p>
          </table:table-cell>
          <table:table-cell office:value-type="float" office:value="2325887" table:style-name="ce15">
            <text:p>2 325 887</text:p>
          </table:table-cell>
          <table:table-cell office:value-type="float" office:value="9285332" table:style-name="ce15">
            <text:p>9 285 332</text:p>
          </table:table-cell>
          <table:table-cell office:value-type="float" office:value="8985811" table:style-name="ce15">
            <text:p>8 985 811</text:p>
          </table:table-cell>
          <table:table-cell office:value-type="float" office:value="8774765" table:style-name="ce15">
            <text:p>8 774 765</text:p>
          </table:table-cell>
          <table:table-cell office:value-type="float" office:value="6265379" table:style-name="ce15">
            <text:p>6 265 379</text:p>
          </table:table-cell>
          <table:table-cell office:value-type="float" office:value="530230" table:style-name="ce15">
            <text:p>530 230</text:p>
          </table:table-cell>
          <table:table-cell office:value-type="float" office:value="3056409" table:style-name="ce15">
            <text:p>3 056 409</text:p>
          </table:table-cell>
          <table:table-cell office:value-type="float" office:value="730522" table:style-name="ce15">
            <text:p>730 522</text:p>
          </table:table-cell>
          <table:table-cell office:value-type="float" office:value="326474" table:style-name="ce15">
            <text:p>326 474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F42</text:p>
          </table:table-cell>
          <table:table-cell office:value-type="string" table:style-name="ce12">
            <text:p>Tiefbau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893" table:style-name="ce15">
            <text:p>893</text:p>
          </table:table-cell>
          <table:table-cell office:value-type="float" office:value="39541" table:style-name="ce15">
            <text:p>39 541</text:p>
          </table:table-cell>
          <table:table-cell office:value-type="float" office:value="38587" table:style-name="ce15">
            <text:p>38 587</text:p>
          </table:table-cell>
          <table:table-cell office:value-type="float" office:value="2977710" table:style-name="ce15">
            <text:p>2 977 710</text:p>
          </table:table-cell>
          <table:table-cell office:value-type="float" office:value="10322472" table:style-name="ce15">
            <text:p>10 322 472</text:p>
          </table:table-cell>
          <table:table-cell office:value-type="float" office:value="9639858" table:style-name="ce15">
            <text:p>9 639 858</text:p>
          </table:table-cell>
          <table:table-cell office:value-type="float" office:value="10431732" table:style-name="ce15">
            <text:p>10 431 732</text:p>
          </table:table-cell>
          <table:table-cell office:value-type="float" office:value="7455292" table:style-name="ce15">
            <text:p>7 455 292</text:p>
          </table:table-cell>
          <table:table-cell office:value-type="float" office:value="515065" table:style-name="ce15">
            <text:p>515 065</text:p>
          </table:table-cell>
          <table:table-cell office:value-type="float" office:value="3525399" table:style-name="ce15">
            <text:p>3 525 399</text:p>
          </table:table-cell>
          <table:table-cell office:value-type="float" office:value="547689" table:style-name="ce15">
            <text:p>547 689</text:p>
          </table:table-cell>
          <table:table-cell office:value-type="float" office:value="371262" table:style-name="ce15">
            <text:p>371 262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F42</text:p>
          </table:table-cell>
          <table:table-cell office:value-type="string" table:style-name="ce12">
            <text:p>Tiefbau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340" table:style-name="ce15">
            <text:p>340</text:p>
          </table:table-cell>
          <table:table-cell office:value-type="float" office:value="310" table:style-name="ce15">
            <text:p>310</text:p>
          </table:table-cell>
          <table:table-cell office:value-type="float" office:value="7" table:style-name="ce15">
            <text:p>7</text:p>
          </table:table-cell>
          <table:table-cell office:value-type="float" office:value="653" table:style-name="ce15">
            <text:p>653</text:p>
          </table:table-cell>
          <table:table-cell office:value-type="float" office:value="56547" table:style-name="ce15">
            <text:p>56 547</text:p>
          </table:table-cell>
          <table:table-cell office:value-type="float" office:value="55467" table:style-name="ce15">
            <text:p>55 467</text:p>
          </table:table-cell>
          <table:table-cell office:value-type="float" office:value="53711" table:style-name="ce15">
            <text:p>53 711</text:p>
          </table:table-cell>
          <table:table-cell office:value-type="float" office:value="44413" table:style-name="ce15">
            <text:p>44 413</text:p>
          </table:table-cell>
          <table:table-cell office:value-type="float" office:value="2308" table:style-name="ce15">
            <text:p>2 308</text:p>
          </table:table-cell>
          <table:table-cell office:value-type="float" office:value="11540" table:style-name="ce15">
            <text:p>11 540</text:p>
          </table:table-cell>
          <table:table-cell office:value-type="float" office:value="10887" table:style-name="ce15">
            <text:p>10 887</text:p>
          </table:table-cell>
          <table:table-cell office:value-type="float" office:value="2048" table:style-name="ce15">
            <text:p>2 048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F42</text:p>
          </table:table-cell>
          <table:table-cell office:value-type="string" table:style-name="ce12">
            <text:p>Tiefbau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337" table:style-name="ce15">
            <text:p>337</text:p>
          </table:table-cell>
          <table:table-cell office:value-type="float" office:value="1272" table:style-name="ce15">
            <text:p>1 272</text:p>
          </table:table-cell>
          <table:table-cell office:value-type="float" office:value="862" table:style-name="ce15">
            <text:p>862</text:p>
          </table:table-cell>
          <table:table-cell office:value-type="float" office:value="42533" table:style-name="ce15">
            <text:p>42 533</text:p>
          </table:table-cell>
          <table:table-cell office:value-type="float" office:value="203747" table:style-name="ce15">
            <text:p>203 747</text:p>
          </table:table-cell>
          <table:table-cell office:value-type="float" office:value="200275" table:style-name="ce15">
            <text:p>200 275</text:p>
          </table:table-cell>
          <table:table-cell office:value-type="float" office:value="195489" table:style-name="ce15">
            <text:p>195 489</text:p>
          </table:table-cell>
          <table:table-cell office:value-type="float" office:value="148667" table:style-name="ce15">
            <text:p>148 667</text:p>
          </table:table-cell>
          <table:table-cell office:value-type="float" office:value="9752" table:style-name="ce15">
            <text:p>9 752</text:p>
          </table:table-cell>
          <table:table-cell office:value-type="float" office:value="61715" table:style-name="ce15">
            <text:p>61 715</text:p>
          </table:table-cell>
          <table:table-cell office:value-type="float" office:value="19182" table:style-name="ce15">
            <text:p>19 182</text:p>
          </table:table-cell>
          <table:table-cell office:value-type="float" office:value="8762" table:style-name="ce15">
            <text:p>8 762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F42</text:p>
          </table:table-cell>
          <table:table-cell office:value-type="string" table:style-name="ce12">
            <text:p>Tiefbau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65" table:style-name="ce15">
            <text:p>65</text:p>
          </table:table-cell>
          <table:table-cell office:value-type="float" office:value="896" table:style-name="ce15">
            <text:p>896</text:p>
          </table:table-cell>
          <table:table-cell office:value-type="float" office:value="838" table:style-name="ce15">
            <text:p>838</text:p>
          </table:table-cell>
          <table:table-cell office:value-type="float" office:value="54190" table:style-name="ce15">
            <text:p>54 190</text:p>
          </table:table-cell>
          <table:table-cell office:value-type="float" office:value="567780" table:style-name="ce15">
            <text:p>567 780</text:p>
          </table:table-cell>
          <table:table-cell office:value-type="float" office:value="562186" table:style-name="ce15">
            <text:p>562 186</text:p>
          </table:table-cell>
          <table:table-cell office:value-type="float" office:value="395574" table:style-name="ce15">
            <text:p>395 574</text:p>
          </table:table-cell>
          <table:table-cell office:value-type="float" office:value="340843" table:style-name="ce15">
            <text:p>340 843</text:p>
          </table:table-cell>
          <table:table-cell office:value-type="float" office:value="61557" table:style-name="ce15">
            <text:p>61 557</text:p>
          </table:table-cell>
          <table:table-cell office:value-type="float" office:value="115541" table:style-name="ce15">
            <text:p>115 541</text:p>
          </table:table-cell>
          <table:table-cell office:value-type="float" office:value="61351" table:style-name="ce15">
            <text:p>61 351</text:p>
          </table:table-cell>
          <table:table-cell office:value-type="float" office:value="8928" table:style-name="ce15">
            <text:p>8 928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F42</text:p>
          </table:table-cell>
          <table:table-cell office:value-type="string" table:style-name="ce12">
            <text:p>Tiefbau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70" table:style-name="ce15">
            <text:p>70</text:p>
          </table:table-cell>
          <table:table-cell office:value-type="float" office:value="2175" table:style-name="ce15">
            <text:p>2 175</text:p>
          </table:table-cell>
          <table:table-cell office:value-type="float" office:value="2119" table:style-name="ce15">
            <text:p>2 119</text:p>
          </table:table-cell>
          <table:table-cell office:value-type="float" office:value="141363" table:style-name="ce15">
            <text:p>141 363</text:p>
          </table:table-cell>
          <table:table-cell office:value-type="float" office:value="467064" table:style-name="ce15">
            <text:p>467 064</text:p>
          </table:table-cell>
          <table:table-cell office:value-type="float" office:value="457225" table:style-name="ce15">
            <text:p>457 225</text:p>
          </table:table-cell>
          <table:table-cell office:value-type="float" office:value="440415" table:style-name="ce15">
            <text:p>440 415</text:p>
          </table:table-cell>
          <table:table-cell office:value-type="float" office:value="271105" table:style-name="ce15">
            <text:p>271 105</text:p>
          </table:table-cell>
          <table:table-cell office:value-type="float" office:value="20551" table:style-name="ce15">
            <text:p>20 551</text:p>
          </table:table-cell>
          <table:table-cell office:value-type="float" office:value="193145" table:style-name="ce15">
            <text:p>193 145</text:p>
          </table:table-cell>
          <table:table-cell office:value-type="float" office:value="51782" table:style-name="ce15">
            <text:p>51 782</text:p>
          </table:table-cell>
          <table:table-cell office:value-type="float" office:value="32079" table:style-name="ce15">
            <text:p>32 079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F42</text:p>
          </table:table-cell>
          <table:table-cell office:value-type="string" table:style-name="ce12">
            <text:p>Tiefbau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62" table:style-name="ce15">
            <text:p>62</text:p>
          </table:table-cell>
          <table:table-cell office:value-type="float" office:value="6899" table:style-name="ce15">
            <text:p>6 899</text:p>
          </table:table-cell>
          <table:table-cell office:value-type="float" office:value="6847" table:style-name="ce15">
            <text:p>6 847</text:p>
          </table:table-cell>
          <table:table-cell office:value-type="float" office:value="567213" table:style-name="ce15">
            <text:p>567 213</text:p>
          </table:table-cell>
          <table:table-cell office:value-type="float" office:value="1793271" table:style-name="ce15">
            <text:p>1 793 271</text:p>
          </table:table-cell>
          <table:table-cell office:value-type="float" office:value="1737502" table:style-name="ce15">
            <text:p>1 737 502</text:p>
          </table:table-cell>
          <table:table-cell office:value-type="float" office:value="2015359" table:style-name="ce15">
            <text:p>2 015 359</text:p>
          </table:table-cell>
          <table:table-cell office:value-type="float" office:value="1404464" table:style-name="ce15">
            <text:p>1 404 464</text:p>
          </table:table-cell>
          <table:table-cell office:value-type="float" office:value="46632" table:style-name="ce15">
            <text:p>46 632</text:p>
          </table:table-cell>
          <table:table-cell office:value-type="float" office:value="665738" table:style-name="ce15">
            <text:p>665 738</text:p>
          </table:table-cell>
          <table:table-cell office:value-type="float" office:value="98525" table:style-name="ce15">
            <text:p>98 525</text:p>
          </table:table-cell>
          <table:table-cell office:value-type="float" office:value="67927" table:style-name="ce15">
            <text:p>67 927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F42</text:p>
          </table:table-cell>
          <table:table-cell office:value-type="string" table:style-name="ce12">
            <text:p>Tiefbau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19" table:style-name="ce15">
            <text:p>19</text:p>
          </table:table-cell>
          <table:table-cell office:value-type="float" office:value="27989" table:style-name="ce15">
            <text:p>27 989</text:p>
          </table:table-cell>
          <table:table-cell office:value-type="float" office:value="27914" table:style-name="ce15">
            <text:p>27 914</text:p>
          </table:table-cell>
          <table:table-cell office:value-type="float" office:value="2171758" table:style-name="ce15">
            <text:p>2 171 758</text:p>
          </table:table-cell>
          <table:table-cell office:value-type="float" office:value="7234063" table:style-name="ce15">
            <text:p>7 234 063</text:p>
          </table:table-cell>
          <table:table-cell office:value-type="float" office:value="6627203" table:style-name="ce15">
            <text:p>6 627 203</text:p>
          </table:table-cell>
          <table:table-cell office:value-type="float" office:value="7331184" table:style-name="ce15">
            <text:p>7 331 184</text:p>
          </table:table-cell>
          <table:table-cell office:value-type="float" office:value="5245800" table:style-name="ce15">
            <text:p>5 245 800</text:p>
          </table:table-cell>
          <table:table-cell office:value-type="float" office:value="374265" table:style-name="ce15">
            <text:p>374 265</text:p>
          </table:table-cell>
          <table:table-cell office:value-type="float" office:value="2477720" table:style-name="ce15">
            <text:p>2 477 720</text:p>
          </table:table-cell>
          <table:table-cell office:value-type="float" office:value="305962" table:style-name="ce15">
            <text:p>305 962</text:p>
          </table:table-cell>
          <table:table-cell office:value-type="float" office:value="251518" table:style-name="ce15">
            <text:p>251 518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F43</text:p>
          </table:table-cell>
          <table:table-cell office:value-type="string" table:style-name="ce12">
            <text:p>Sonst. Bautätigkeit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34434" table:style-name="ce15">
            <text:p>34 434</text:p>
          </table:table-cell>
          <table:table-cell office:value-type="float" office:value="235742" table:style-name="ce15">
            <text:p>235 742</text:p>
          </table:table-cell>
          <table:table-cell office:value-type="float" office:value="198563" table:style-name="ce15">
            <text:p>198 563</text:p>
          </table:table-cell>
          <table:table-cell office:value-type="float" office:value="9946172" table:style-name="ce15">
            <text:p>9 946 172</text:p>
          </table:table-cell>
          <table:table-cell office:value-type="float" office:value="35894191" table:style-name="ce15">
            <text:p>35 894 191</text:p>
          </table:table-cell>
          <table:table-cell office:value-type="float" office:value="35235109" table:style-name="ce15">
            <text:p>35 235 109</text:p>
          </table:table-cell>
          <table:table-cell office:value-type="float" office:value="34198289" table:style-name="ce15">
            <text:p>34 198 289</text:p>
          </table:table-cell>
          <table:table-cell office:value-type="float" office:value="22662758" table:style-name="ce15">
            <text:p>22 662 758</text:p>
          </table:table-cell>
          <table:table-cell office:value-type="float" office:value="1926341" table:style-name="ce15">
            <text:p>1 926 341</text:p>
          </table:table-cell>
          <table:table-cell office:value-type="float" office:value="13701241" table:style-name="ce15">
            <text:p>13 701 241</text:p>
          </table:table-cell>
          <table:table-cell office:value-type="float" office:value="3755069" table:style-name="ce15">
            <text:p>3 755 069</text:p>
          </table:table-cell>
          <table:table-cell office:value-type="float" office:value="1275556" table:style-name="ce15">
            <text:p>1 275 556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F43</text:p>
          </table:table-cell>
          <table:table-cell office:value-type="string" table:style-name="ce12">
            <text:p>Sonst. Bautätigkeit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11492" table:style-name="ce15">
            <text:p>11 492</text:p>
          </table:table-cell>
          <table:table-cell office:value-type="float" office:value="11268" table:style-name="ce15">
            <text:p>11 268</text:p>
          </table:table-cell>
          <table:table-cell office:value-type="float" office:value="69" table:style-name="ce15">
            <text:p>69</text:p>
          </table:table-cell>
          <table:table-cell office:value-type="float" office:value="2217" table:style-name="ce15">
            <text:p>2 217</text:p>
          </table:table-cell>
          <table:table-cell office:value-type="float" office:value="1198749" table:style-name="ce15">
            <text:p>1 198 749</text:p>
          </table:table-cell>
          <table:table-cell office:value-type="float" office:value="1176182" table:style-name="ce15">
            <text:p>1 176 182</text:p>
          </table:table-cell>
          <table:table-cell office:value-type="float" office:value="1142469" table:style-name="ce15">
            <text:p>1 142 469</text:p>
          </table:table-cell>
          <table:table-cell office:value-type="float" office:value="795556" table:style-name="ce15">
            <text:p>795 556</text:p>
          </table:table-cell>
          <table:table-cell office:value-type="float" office:value="45433" table:style-name="ce15">
            <text:p>45 433</text:p>
          </table:table-cell>
          <table:table-cell office:value-type="float" office:value="402881" table:style-name="ce15">
            <text:p>402 881</text:p>
          </table:table-cell>
          <table:table-cell office:value-type="float" office:value="400664" table:style-name="ce15">
            <text:p>400 664</text:p>
          </table:table-cell>
          <table:table-cell office:value-type="float" office:value="33159" table:style-name="ce15">
            <text:p>33 159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F43</text:p>
          </table:table-cell>
          <table:table-cell office:value-type="string" table:style-name="ce12">
            <text:p>Sonst. Bautätigkeit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17386" table:style-name="ce15">
            <text:p>17 386</text:p>
          </table:table-cell>
          <table:table-cell office:value-type="float" office:value="70195" table:style-name="ce15">
            <text:p>70 195</text:p>
          </table:table-cell>
          <table:table-cell office:value-type="float" office:value="50213" table:style-name="ce15">
            <text:p>50 213</text:p>
          </table:table-cell>
          <table:table-cell office:value-type="float" office:value="1975411" table:style-name="ce15">
            <text:p>1 975 411</text:p>
          </table:table-cell>
          <table:table-cell office:value-type="float" office:value="8176344" table:style-name="ce15">
            <text:p>8 176 344</text:p>
          </table:table-cell>
          <table:table-cell office:value-type="float" office:value="8051008" table:style-name="ce15">
            <text:p>8 051 008</text:p>
          </table:table-cell>
          <table:table-cell office:value-type="float" office:value="7869343" table:style-name="ce15">
            <text:p>7 869 343</text:p>
          </table:table-cell>
          <table:table-cell office:value-type="float" office:value="5053123" table:style-name="ce15">
            <text:p>5 053 123</text:p>
          </table:table-cell>
          <table:table-cell office:value-type="float" office:value="295036" table:style-name="ce15">
            <text:p>295 036</text:p>
          </table:table-cell>
          <table:table-cell office:value-type="float" office:value="3174523" table:style-name="ce15">
            <text:p>3 174 523</text:p>
          </table:table-cell>
          <table:table-cell office:value-type="float" office:value="1199112" table:style-name="ce15">
            <text:p>1 199 112</text:p>
          </table:table-cell>
          <table:table-cell office:value-type="float" office:value="246695" table:style-name="ce15">
            <text:p>246 695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F43</text:p>
          </table:table-cell>
          <table:table-cell office:value-type="string" table:style-name="ce12">
            <text:p>Sonst. Bautätigkeit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3324" table:style-name="ce15">
            <text:p>3 324</text:p>
          </table:table-cell>
          <table:table-cell office:value-type="float" office:value="44475" table:style-name="ce15">
            <text:p>44 475</text:p>
          </table:table-cell>
          <table:table-cell office:value-type="float" office:value="40517" table:style-name="ce15">
            <text:p>40 517</text:p>
          </table:table-cell>
          <table:table-cell office:value-type="float" office:value="1934164" table:style-name="ce15">
            <text:p>1 934 164</text:p>
          </table:table-cell>
          <table:table-cell office:value-type="float" office:value="6288252" table:style-name="ce15">
            <text:p>6 288 252</text:p>
          </table:table-cell>
          <table:table-cell office:value-type="float" office:value="6201380" table:style-name="ce15">
            <text:p>6 201 380</text:p>
          </table:table-cell>
          <table:table-cell office:value-type="float" office:value="6035650" table:style-name="ce15">
            <text:p>6 035 650</text:p>
          </table:table-cell>
          <table:table-cell office:value-type="float" office:value="3889340" table:style-name="ce15">
            <text:p>3 889 340</text:p>
          </table:table-cell>
          <table:table-cell office:value-type="float" office:value="284231" table:style-name="ce15">
            <text:p>284 231</text:p>
          </table:table-cell>
          <table:table-cell office:value-type="float" office:value="2483412" table:style-name="ce15">
            <text:p>2 483 412</text:p>
          </table:table-cell>
          <table:table-cell office:value-type="float" office:value="549248" table:style-name="ce15">
            <text:p>549 248</text:p>
          </table:table-cell>
          <table:table-cell office:value-type="float" office:value="212367" table:style-name="ce15">
            <text:p>212 367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F43</text:p>
          </table:table-cell>
          <table:table-cell office:value-type="string" table:style-name="ce12">
            <text:p>Sonst. Bautätigkeit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1729" table:style-name="ce15">
            <text:p>1 729</text:p>
          </table:table-cell>
          <table:table-cell office:value-type="float" office:value="50930" table:style-name="ce15">
            <text:p>50 930</text:p>
          </table:table-cell>
          <table:table-cell office:value-type="float" office:value="49442" table:style-name="ce15">
            <text:p>49 442</text:p>
          </table:table-cell>
          <table:table-cell office:value-type="float" office:value="2486312" table:style-name="ce15">
            <text:p>2 486 312</text:p>
          </table:table-cell>
          <table:table-cell office:value-type="float" office:value="8295523" table:style-name="ce15">
            <text:p>8 295 523</text:p>
          </table:table-cell>
          <table:table-cell office:value-type="float" office:value="8159766" table:style-name="ce15">
            <text:p>8 159 766</text:p>
          </table:table-cell>
          <table:table-cell office:value-type="float" office:value="7813211" table:style-name="ce15">
            <text:p>7 813 211</text:p>
          </table:table-cell>
          <table:table-cell office:value-type="float" office:value="5162175" table:style-name="ce15">
            <text:p>5 162 175</text:p>
          </table:table-cell>
          <table:table-cell office:value-type="float" office:value="509992" table:style-name="ce15">
            <text:p>509 992</text:p>
          </table:table-cell>
          <table:table-cell office:value-type="float" office:value="3217978" table:style-name="ce15">
            <text:p>3 217 978</text:p>
          </table:table-cell>
          <table:table-cell office:value-type="float" office:value="731666" table:style-name="ce15">
            <text:p>731 666</text:p>
          </table:table-cell>
          <table:table-cell office:value-type="float" office:value="336145" table:style-name="ce15">
            <text:p>336 145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F43</text:p>
          </table:table-cell>
          <table:table-cell office:value-type="string" table:style-name="ce12">
            <text:p>Sonst. Bautätigkeit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466" table:style-name="ce15">
            <text:p>466</text:p>
          </table:table-cell>
          <table:table-cell office:value-type="float" office:value="40419" table:style-name="ce15">
            <text:p>40 419</text:p>
          </table:table-cell>
          <table:table-cell office:value-type="float" office:value="39916" table:style-name="ce15">
            <text:p>39 916</text:p>
          </table:table-cell>
          <table:table-cell office:value-type="float" office:value="2308862" table:style-name="ce15">
            <text:p>2 308 862</text:p>
          </table:table-cell>
          <table:table-cell office:value-type="float" office:value="8007920" table:style-name="ce15">
            <text:p>8 007 920</text:p>
          </table:table-cell>
          <table:table-cell office:value-type="float" office:value="7827975" table:style-name="ce15">
            <text:p>7 827 975</text:p>
          </table:table-cell>
          <table:table-cell office:value-type="float" office:value="7608859" table:style-name="ce15">
            <text:p>7 608 859</text:p>
          </table:table-cell>
          <table:table-cell office:value-type="float" office:value="5304646" table:style-name="ce15">
            <text:p>5 304 646</text:p>
          </table:table-cell>
          <table:table-cell office:value-type="float" office:value="550340" table:style-name="ce15">
            <text:p>550 340</text:p>
          </table:table-cell>
          <table:table-cell office:value-type="float" office:value="2896247" table:style-name="ce15">
            <text:p>2 896 247</text:p>
          </table:table-cell>
          <table:table-cell office:value-type="float" office:value="587385" table:style-name="ce15">
            <text:p>587 385</text:p>
          </table:table-cell>
          <table:table-cell office:value-type="float" office:value="294004" table:style-name="ce15">
            <text:p>294 004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F43</text:p>
          </table:table-cell>
          <table:table-cell office:value-type="string" table:style-name="ce12">
            <text:p>Sonst. Bautätigkeit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37" table:style-name="ce15">
            <text:p>37</text:p>
          </table:table-cell>
          <table:table-cell office:value-type="float" office:value="18455" table:style-name="ce15">
            <text:p>18 455</text:p>
          </table:table-cell>
          <table:table-cell office:value-type="float" office:value="18406" table:style-name="ce15">
            <text:p>18 406</text:p>
          </table:table-cell>
          <table:table-cell office:value-type="float" office:value="1239206" table:style-name="ce15">
            <text:p>1 239 206</text:p>
          </table:table-cell>
          <table:table-cell office:value-type="float" office:value="3927403" table:style-name="ce15">
            <text:p>3 927 403</text:p>
          </table:table-cell>
          <table:table-cell office:value-type="float" office:value="3818798" table:style-name="ce15">
            <text:p>3 818 798</text:p>
          </table:table-cell>
          <table:table-cell office:value-type="float" office:value="3728757" table:style-name="ce15">
            <text:p>3 728 757</text:p>
          </table:table-cell>
          <table:table-cell office:value-type="float" office:value="2457918" table:style-name="ce15">
            <text:p>2 457 918</text:p>
          </table:table-cell>
          <table:table-cell office:value-type="float" office:value="241309" table:style-name="ce15">
            <text:p>241 309</text:p>
          </table:table-cell>
          <table:table-cell office:value-type="float" office:value="1526200" table:style-name="ce15">
            <text:p>1 526 200</text:p>
          </table:table-cell>
          <table:table-cell office:value-type="float" office:value="286994" table:style-name="ce15">
            <text:p>286 994</text:p>
          </table:table-cell>
          <table:table-cell office:value-type="float" office:value="153186" table:style-name="ce15">
            <text:p>153 186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8">
            <text:p>G</text:p>
          </table:table-cell>
          <table:table-cell office:value-type="string" table:style-name="ce8">
            <text:p>Handel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insgesamt</text:p>
          </table:table-cell>
          <table:table-cell office:value-type="float" office:value="92833" table:style-name="ce11">
            <text:p>92 833</text:p>
          </table:table-cell>
          <table:table-cell office:value-type="float" office:value="720609" table:style-name="ce11">
            <text:p>720 609</text:p>
          </table:table-cell>
          <table:table-cell office:value-type="float" office:value="621371" table:style-name="ce11">
            <text:p>621 371</text:p>
          </table:table-cell>
          <table:table-cell office:value-type="float" office:value="29494567" table:style-name="ce11">
            <text:p>29 494 567</text:p>
          </table:table-cell>
          <table:table-cell office:value-type="float" office:value="328823142" table:style-name="ce11">
            <text:p>328 823 142</text:p>
          </table:table-cell>
          <table:table-cell office:value-type="float" office:value="318968149" table:style-name="ce11">
            <text:p>318 968 149</text:p>
          </table:table-cell>
          <table:table-cell office:value-type="float" office:value="83103694" table:style-name="ce11">
            <text:p>83 103 694</text:p>
          </table:table-cell>
          <table:table-cell office:value-type="float" office:value="275869107" table:style-name="ce11">
            <text:p>275 869 107</text:p>
          </table:table-cell>
          <table:table-cell office:value-type="float" office:value="241267788" table:style-name="ce11">
            <text:p>241 267 788</text:p>
          </table:table-cell>
          <table:table-cell office:value-type="float" office:value="48753280" table:style-name="ce11">
            <text:p>48 753 280</text:p>
          </table:table-cell>
          <table:table-cell office:value-type="float" office:value="19258713" table:style-name="ce11">
            <text:p>19 258 713</text:p>
          </table:table-cell>
          <table:table-cell office:value-type="float" office:value="6485747" table:style-name="ce11">
            <text:p>6 485 747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G</text:p>
          </table:table-cell>
          <table:table-cell office:value-type="string" table:style-name="ce8">
            <text:p>Handel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0 - 1</text:p>
          </table:table-cell>
          <table:table-cell office:value-type="float" office:value="44212" table:style-name="ce11">
            <text:p>44 212</text:p>
          </table:table-cell>
          <table:table-cell office:value-type="float" office:value="42738" table:style-name="ce11">
            <text:p>42 738</text:p>
          </table:table-cell>
          <table:table-cell office:value-type="float" office:value="520" table:style-name="ce11">
            <text:p>520</text:p>
          </table:table-cell>
          <table:table-cell office:value-type="float" office:value="23739" table:style-name="ce11">
            <text:p>23 739</text:p>
          </table:table-cell>
          <table:table-cell office:value-type="float" office:value="14103087" table:style-name="ce11">
            <text:p>14 103 087</text:p>
          </table:table-cell>
          <table:table-cell office:value-type="float" office:value="14012325" table:style-name="ce11">
            <text:p>14 012 325</text:p>
          </table:table-cell>
          <table:table-cell office:value-type="float" office:value="2597444" table:style-name="ce11">
            <text:p>2 597 444</text:p>
          </table:table-cell>
          <table:table-cell office:value-type="float" office:value="12997141" table:style-name="ce11">
            <text:p>12 997 141</text:p>
          </table:table-cell>
          <table:table-cell office:value-type="float" office:value="11763420" table:style-name="ce11">
            <text:p>11 763 420</text:p>
          </table:table-cell>
          <table:table-cell office:value-type="float" office:value="1365865" table:style-name="ce11">
            <text:p>1 365 865</text:p>
          </table:table-cell>
          <table:table-cell office:value-type="float" office:value="1342126" table:style-name="ce11">
            <text:p>1 342 126</text:p>
          </table:table-cell>
          <table:table-cell office:value-type="float" office:value="82494" table:style-name="ce11">
            <text:p>82 494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G</text:p>
          </table:table-cell>
          <table:table-cell office:value-type="string" table:style-name="ce8">
            <text:p>Handel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2 - 9</text:p>
          </table:table-cell>
          <table:table-cell office:value-type="float" office:value="38608" table:style-name="ce11">
            <text:p>38 608</text:p>
          </table:table-cell>
          <table:table-cell office:value-type="float" office:value="144571" table:style-name="ce11">
            <text:p>144 571</text:p>
          </table:table-cell>
          <table:table-cell office:value-type="float" office:value="100032" table:style-name="ce11">
            <text:p>100 032</text:p>
          </table:table-cell>
          <table:table-cell office:value-type="float" office:value="3498342" table:style-name="ce11">
            <text:p>3 498 342</text:p>
          </table:table-cell>
          <table:table-cell office:value-type="float" office:value="40155940" table:style-name="ce11">
            <text:p>40 155 940</text:p>
          </table:table-cell>
          <table:table-cell office:value-type="float" office:value="39733594" table:style-name="ce11">
            <text:p>39 733 594</text:p>
          </table:table-cell>
          <table:table-cell office:value-type="float" office:value="11514467" table:style-name="ce11">
            <text:p>11 514 467</text:p>
          </table:table-cell>
          <table:table-cell office:value-type="float" office:value="33513623" table:style-name="ce11">
            <text:p>33 513 623</text:p>
          </table:table-cell>
          <table:table-cell office:value-type="float" office:value="28848667" table:style-name="ce11">
            <text:p>28 848 667</text:p>
          </table:table-cell>
          <table:table-cell office:value-type="float" office:value="6857323" table:style-name="ce11">
            <text:p>6 857 323</text:p>
          </table:table-cell>
          <table:table-cell office:value-type="float" office:value="3358981" table:style-name="ce11">
            <text:p>3 358 981</text:p>
          </table:table-cell>
          <table:table-cell office:value-type="float" office:value="506664" table:style-name="ce11">
            <text:p>506 664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G</text:p>
          </table:table-cell>
          <table:table-cell office:value-type="string" table:style-name="ce8">
            <text:p>Handel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10 - 19</text:p>
          </table:table-cell>
          <table:table-cell office:value-type="float" office:value="5989" table:style-name="ce11">
            <text:p>5 989</text:p>
          </table:table-cell>
          <table:table-cell office:value-type="float" office:value="79744" table:style-name="ce11">
            <text:p>79 744</text:p>
          </table:table-cell>
          <table:table-cell office:value-type="float" office:value="72562" table:style-name="ce11">
            <text:p>72 562</text:p>
          </table:table-cell>
          <table:table-cell office:value-type="float" office:value="3364906" table:style-name="ce11">
            <text:p>3 364 906</text:p>
          </table:table-cell>
          <table:table-cell office:value-type="float" office:value="35288163" table:style-name="ce11">
            <text:p>35 288 163</text:p>
          </table:table-cell>
          <table:table-cell office:value-type="float" office:value="34598156" table:style-name="ce11">
            <text:p>34 598 156</text:p>
          </table:table-cell>
          <table:table-cell office:value-type="float" office:value="8729126" table:style-name="ce11">
            <text:p>8 729 126</text:p>
          </table:table-cell>
          <table:table-cell office:value-type="float" office:value="29684869" table:style-name="ce11">
            <text:p>29 684 869</text:p>
          </table:table-cell>
          <table:table-cell office:value-type="float" office:value="26404796" table:style-name="ce11">
            <text:p>26 404 796</text:p>
          </table:table-cell>
          <table:table-cell office:value-type="float" office:value="5455803" table:style-name="ce11">
            <text:p>5 455 803</text:p>
          </table:table-cell>
          <table:table-cell office:value-type="float" office:value="2090897" table:style-name="ce11">
            <text:p>2 090 897</text:p>
          </table:table-cell>
          <table:table-cell office:value-type="float" office:value="855606" table:style-name="ce11">
            <text:p>855 606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G</text:p>
          </table:table-cell>
          <table:table-cell office:value-type="string" table:style-name="ce8">
            <text:p>Handel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20 - 49</text:p>
          </table:table-cell>
          <table:table-cell office:value-type="float" office:value="2781" table:style-name="ce11">
            <text:p>2 781</text:p>
          </table:table-cell>
          <table:table-cell office:value-type="float" office:value="81032" table:style-name="ce11">
            <text:p>81 032</text:p>
          </table:table-cell>
          <table:table-cell office:value-type="float" office:value="77592" table:style-name="ce11">
            <text:p>77 592</text:p>
          </table:table-cell>
          <table:table-cell office:value-type="float" office:value="4060709" table:style-name="ce11">
            <text:p>4 060 709</text:p>
          </table:table-cell>
          <table:table-cell office:value-type="float" office:value="49581769" table:style-name="ce11">
            <text:p>49 581 769</text:p>
          </table:table-cell>
          <table:table-cell office:value-type="float" office:value="48527819" table:style-name="ce11">
            <text:p>48 527 819</text:p>
          </table:table-cell>
          <table:table-cell office:value-type="float" office:value="10713260" table:style-name="ce11">
            <text:p>10 713 260</text:p>
          </table:table-cell>
          <table:table-cell office:value-type="float" office:value="43120943" table:style-name="ce11">
            <text:p>43 120 943</text:p>
          </table:table-cell>
          <table:table-cell office:value-type="float" office:value="38550583" table:style-name="ce11">
            <text:p>38 550 583</text:p>
          </table:table-cell>
          <table:table-cell office:value-type="float" office:value="6158218" table:style-name="ce11">
            <text:p>6 158 218</text:p>
          </table:table-cell>
          <table:table-cell office:value-type="float" office:value="2097509" table:style-name="ce11">
            <text:p>2 097 509</text:p>
          </table:table-cell>
          <table:table-cell office:value-type="float" office:value="750510" table:style-name="ce11">
            <text:p>750 510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G</text:p>
          </table:table-cell>
          <table:table-cell office:value-type="string" table:style-name="ce8">
            <text:p>Handel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50 - 249</text:p>
          </table:table-cell>
          <table:table-cell office:value-type="float" office:value="1007" table:style-name="ce11">
            <text:p>1 007</text:p>
          </table:table-cell>
          <table:table-cell office:value-type="float" office:value="98431" table:style-name="ce11">
            <text:p>98 431</text:p>
          </table:table-cell>
          <table:table-cell office:value-type="float" office:value="97043" table:style-name="ce11">
            <text:p>97 043</text:p>
          </table:table-cell>
          <table:table-cell office:value-type="float" office:value="5834134" table:style-name="ce11">
            <text:p>5 834 134</text:p>
          </table:table-cell>
          <table:table-cell office:value-type="float" office:value="85753459" table:style-name="ce11">
            <text:p>85 753 459</text:p>
          </table:table-cell>
          <table:table-cell office:value-type="float" office:value="83828913" table:style-name="ce11">
            <text:p>83 828 913</text:p>
          </table:table-cell>
          <table:table-cell office:value-type="float" office:value="18555129" table:style-name="ce11">
            <text:p>18 555 129</text:p>
          </table:table-cell>
          <table:table-cell office:value-type="float" office:value="73728356" table:style-name="ce11">
            <text:p>73 728 356</text:p>
          </table:table-cell>
          <table:table-cell office:value-type="float" office:value="66661448" table:style-name="ce11">
            <text:p>66 661 448</text:p>
          </table:table-cell>
          <table:table-cell office:value-type="float" office:value="11524273" table:style-name="ce11">
            <text:p>11 524 273</text:p>
          </table:table-cell>
          <table:table-cell office:value-type="float" office:value="5690139" table:style-name="ce11">
            <text:p>5 690 139</text:p>
          </table:table-cell>
          <table:table-cell office:value-type="float" office:value="1095394" table:style-name="ce11">
            <text:p>1 095 394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G</text:p>
          </table:table-cell>
          <table:table-cell office:value-type="string" table:style-name="ce8">
            <text:p>Handel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250 und mehr</text:p>
          </table:table-cell>
          <table:table-cell office:value-type="float" office:value="236" table:style-name="ce11">
            <text:p>236</text:p>
          </table:table-cell>
          <table:table-cell office:value-type="float" office:value="274093" table:style-name="ce11">
            <text:p>274 093</text:p>
          </table:table-cell>
          <table:table-cell office:value-type="float" office:value="273622" table:style-name="ce11">
            <text:p>273 622</text:p>
          </table:table-cell>
          <table:table-cell office:value-type="float" office:value="12712737" table:style-name="ce11">
            <text:p>12 712 737</text:p>
          </table:table-cell>
          <table:table-cell office:value-type="float" office:value="103940724" table:style-name="ce11">
            <text:p>103 940 724</text:p>
          </table:table-cell>
          <table:table-cell office:value-type="float" office:value="98267342" table:style-name="ce11">
            <text:p>98 267 342</text:p>
          </table:table-cell>
          <table:table-cell office:value-type="float" office:value="30994268" table:style-name="ce11">
            <text:p>30 994 268</text:p>
          </table:table-cell>
          <table:table-cell office:value-type="float" office:value="82824175" table:style-name="ce11">
            <text:p>82 824 175</text:p>
          </table:table-cell>
          <table:table-cell office:value-type="float" office:value="69038874" table:style-name="ce11">
            <text:p>69 038 874</text:p>
          </table:table-cell>
          <table:table-cell office:value-type="float" office:value="17391798" table:style-name="ce11">
            <text:p>17 391 798</text:p>
          </table:table-cell>
          <table:table-cell office:value-type="float" office:value="4679061" table:style-name="ce11">
            <text:p>4 679 061</text:p>
          </table:table-cell>
          <table:table-cell office:value-type="float" office:value="3195079" table:style-name="ce11">
            <text:p>3 195 079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2">
            <text:p>G45</text:p>
          </table:table-cell>
          <table:table-cell office:value-type="string" table:style-name="ce12">
            <text:p>Kfz-Handel und -reparatur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14510" table:style-name="ce15">
            <text:p>14 510</text:p>
          </table:table-cell>
          <table:table-cell office:value-type="float" office:value="89819" table:style-name="ce15">
            <text:p>89 819</text:p>
          </table:table-cell>
          <table:table-cell office:value-type="float" office:value="73921" table:style-name="ce15">
            <text:p>73 921</text:p>
          </table:table-cell>
          <table:table-cell office:value-type="float" office:value="3771901" table:style-name="ce15">
            <text:p>3 771 901</text:p>
          </table:table-cell>
          <table:table-cell office:value-type="float" office:value="42278264" table:style-name="ce15">
            <text:p>42 278 264</text:p>
          </table:table-cell>
          <table:table-cell office:value-type="float" office:value="40594203" table:style-name="ce15">
            <text:p>40 594 203</text:p>
          </table:table-cell>
          <table:table-cell office:value-type="float" office:value="11205379" table:style-name="ce15">
            <text:p>11 205 379</text:p>
          </table:table-cell>
          <table:table-cell office:value-type="float" office:value="35997565" table:style-name="ce15">
            <text:p>35 997 565</text:p>
          </table:table-cell>
          <table:table-cell office:value-type="float" office:value="30496004" table:style-name="ce15">
            <text:p>30 496 004</text:p>
          </table:table-cell>
          <table:table-cell office:value-type="float" office:value="5740248" table:style-name="ce15">
            <text:p>5 740 248</text:p>
          </table:table-cell>
          <table:table-cell office:value-type="float" office:value="1968347" table:style-name="ce15">
            <text:p>1 968 347</text:p>
          </table:table-cell>
          <table:table-cell office:value-type="float" office:value="1598577" table:style-name="ce15">
            <text:p>1 598 577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G45</text:p>
          </table:table-cell>
          <table:table-cell office:value-type="string" table:style-name="ce12">
            <text:p>Kfz-Handel und -reparatur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6657" table:style-name="ce15">
            <text:p>6 657</text:p>
          </table:table-cell>
          <table:table-cell office:value-type="float" office:value="6531" table:style-name="ce15">
            <text:p>6 531</text:p>
          </table:table-cell>
          <table:table-cell office:value-type="float" office:value="26" table:style-name="ce15">
            <text:p>26</text:p>
          </table:table-cell>
          <table:table-cell office:value-type="float" office:value="833" table:style-name="ce15">
            <text:p>833</text:p>
          </table:table-cell>
          <table:table-cell office:value-type="float" office:value="1732217" table:style-name="ce15">
            <text:p>1 732 217</text:p>
          </table:table-cell>
          <table:table-cell office:value-type="float" office:value="1716277" table:style-name="ce15">
            <text:p>1 716 277</text:p>
          </table:table-cell>
          <table:table-cell office:value-type="float" office:value="399764" table:style-name="ce15">
            <text:p>399 764</text:p>
          </table:table-cell>
          <table:table-cell office:value-type="float" office:value="1599366" table:style-name="ce15">
            <text:p>1 599 366</text:p>
          </table:table-cell>
          <table:table-cell office:value-type="float" office:value="1355737" table:style-name="ce15">
            <text:p>1 355 737</text:p>
          </table:table-cell>
          <table:table-cell office:value-type="float" office:value="157875" table:style-name="ce15">
            <text:p>157 875</text:p>
          </table:table-cell>
          <table:table-cell office:value-type="float" office:value="157042" table:style-name="ce15">
            <text:p>157 042</text:p>
          </table:table-cell>
          <table:table-cell office:value-type="float" office:value="14493" table:style-name="ce15">
            <text:p>14 493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G45</text:p>
          </table:table-cell>
          <table:table-cell office:value-type="string" table:style-name="ce12">
            <text:p>Kfz-Handel und -reparatur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6218" table:style-name="ce15">
            <text:p>6 218</text:p>
          </table:table-cell>
          <table:table-cell office:value-type="float" office:value="23869" table:style-name="ce15">
            <text:p>23 869</text:p>
          </table:table-cell>
          <table:table-cell office:value-type="float" office:value="16691" table:style-name="ce15">
            <text:p>16 691</text:p>
          </table:table-cell>
          <table:table-cell office:value-type="float" office:value="593876" table:style-name="ce15">
            <text:p>593 876</text:p>
          </table:table-cell>
          <table:table-cell office:value-type="float" office:value="4990075" table:style-name="ce15">
            <text:p>4 990 075</text:p>
          </table:table-cell>
          <table:table-cell office:value-type="float" office:value="4915833" table:style-name="ce15">
            <text:p>4 915 833</text:p>
          </table:table-cell>
          <table:table-cell office:value-type="float" office:value="1927495" table:style-name="ce15">
            <text:p>1 927 495</text:p>
          </table:table-cell>
          <table:table-cell office:value-type="float" office:value="4117611" table:style-name="ce15">
            <text:p>4 117 611</text:p>
          </table:table-cell>
          <table:table-cell office:value-type="float" office:value="3143265" table:style-name="ce15">
            <text:p>3 143 265</text:p>
          </table:table-cell>
          <table:table-cell office:value-type="float" office:value="962934" table:style-name="ce15">
            <text:p>962 934</text:p>
          </table:table-cell>
          <table:table-cell office:value-type="float" office:value="369058" table:style-name="ce15">
            <text:p>369 058</text:p>
          </table:table-cell>
          <table:table-cell office:value-type="float" office:value="100175" table:style-name="ce15">
            <text:p>100 175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G45</text:p>
          </table:table-cell>
          <table:table-cell office:value-type="string" table:style-name="ce12">
            <text:p>Kfz-Handel und -reparatur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979" table:style-name="ce15">
            <text:p>979</text:p>
          </table:table-cell>
          <table:table-cell office:value-type="float" office:value="13055" table:style-name="ce15">
            <text:p>13 055</text:p>
          </table:table-cell>
          <table:table-cell office:value-type="float" office:value="11817" table:style-name="ce15">
            <text:p>11 817</text:p>
          </table:table-cell>
          <table:table-cell office:value-type="float" office:value="546526" table:style-name="ce15">
            <text:p>546 526</text:p>
          </table:table-cell>
          <table:table-cell office:value-type="float" office:value="3827956" table:style-name="ce15">
            <text:p>3 827 956</text:p>
          </table:table-cell>
          <table:table-cell office:value-type="float" office:value="3772934" table:style-name="ce15">
            <text:p>3 772 934</text:p>
          </table:table-cell>
          <table:table-cell office:value-type="float" office:value="1365004" table:style-name="ce15">
            <text:p>1 365 004</text:p>
          </table:table-cell>
          <table:table-cell office:value-type="float" office:value="3191846" table:style-name="ce15">
            <text:p>3 191 846</text:p>
          </table:table-cell>
          <table:table-cell office:value-type="float" office:value="2520006" table:style-name="ce15">
            <text:p>2 520 006</text:p>
          </table:table-cell>
          <table:table-cell office:value-type="float" office:value="699977" table:style-name="ce15">
            <text:p>699 977</text:p>
          </table:table-cell>
          <table:table-cell office:value-type="float" office:value="153451" table:style-name="ce15">
            <text:p>153 451</text:p>
          </table:table-cell>
          <table:table-cell office:value-type="float" office:value="350793" table:style-name="ce15">
            <text:p>350 793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G45</text:p>
          </table:table-cell>
          <table:table-cell office:value-type="string" table:style-name="ce12">
            <text:p>Kfz-Handel und -reparatur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462" table:style-name="ce15">
            <text:p>462</text:p>
          </table:table-cell>
          <table:table-cell office:value-type="float" office:value="13499" table:style-name="ce15">
            <text:p>13 499</text:p>
          </table:table-cell>
          <table:table-cell office:value-type="float" office:value="12874" table:style-name="ce15">
            <text:p>12 874</text:p>
          </table:table-cell>
          <table:table-cell office:value-type="float" office:value="661300" table:style-name="ce15">
            <text:p>661 300</text:p>
          </table:table-cell>
          <table:table-cell office:value-type="float" office:value="6567998" table:style-name="ce15">
            <text:p>6 567 998</text:p>
          </table:table-cell>
          <table:table-cell office:value-type="float" office:value="6506181" table:style-name="ce15">
            <text:p>6 506 181</text:p>
          </table:table-cell>
          <table:table-cell office:value-type="float" office:value="1783120" table:style-name="ce15">
            <text:p>1 783 120</text:p>
          </table:table-cell>
          <table:table-cell office:value-type="float" office:value="5745115" table:style-name="ce15">
            <text:p>5 745 115</text:p>
          </table:table-cell>
          <table:table-cell office:value-type="float" office:value="4875953" table:style-name="ce15">
            <text:p>4 875 953</text:p>
          </table:table-cell>
          <table:table-cell office:value-type="float" office:value="919305" table:style-name="ce15">
            <text:p>919 305</text:p>
          </table:table-cell>
          <table:table-cell office:value-type="float" office:value="258005" table:style-name="ce15">
            <text:p>258 005</text:p>
          </table:table-cell>
          <table:table-cell office:value-type="float" office:value="125271" table:style-name="ce15">
            <text:p>125 271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G45</text:p>
          </table:table-cell>
          <table:table-cell office:value-type="string" table:style-name="ce12">
            <text:p>Kfz-Handel und -reparatur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168" table:style-name="ce15">
            <text:p>168</text:p>
          </table:table-cell>
          <table:table-cell office:value-type="float" office:value="15801" table:style-name="ce15">
            <text:p>15 801</text:p>
          </table:table-cell>
          <table:table-cell office:value-type="float" office:value="15512" table:style-name="ce15">
            <text:p>15 512</text:p>
          </table:table-cell>
          <table:table-cell office:value-type="float" office:value="897255" table:style-name="ce15">
            <text:p>897 255</text:p>
          </table:table-cell>
          <table:table-cell office:value-type="float" office:value="9690112" table:style-name="ce15">
            <text:p>9 690 112</text:p>
          </table:table-cell>
          <table:table-cell office:value-type="float" office:value="9571939" table:style-name="ce15">
            <text:p>9 571 939</text:p>
          </table:table-cell>
          <table:table-cell office:value-type="float" office:value="2378504" table:style-name="ce15">
            <text:p>2 378 504</text:p>
          </table:table-cell>
          <table:table-cell office:value-type="float" office:value="8713352" table:style-name="ce15">
            <text:p>8 713 352</text:p>
          </table:table-cell>
          <table:table-cell office:value-type="float" office:value="7516885" table:style-name="ce15">
            <text:p>7 516 885</text:p>
          </table:table-cell>
          <table:table-cell office:value-type="float" office:value="1191448" table:style-name="ce15">
            <text:p>1 191 448</text:p>
          </table:table-cell>
          <table:table-cell office:value-type="float" office:value="294193" table:style-name="ce15">
            <text:p>294 193</text:p>
          </table:table-cell>
          <table:table-cell office:value-type="float" office:value="212687" table:style-name="ce15">
            <text:p>212 687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G45</text:p>
          </table:table-cell>
          <table:table-cell office:value-type="string" table:style-name="ce12">
            <text:p>Kfz-Handel und -reparatur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26" table:style-name="ce15">
            <text:p>26</text:p>
          </table:table-cell>
          <table:table-cell office:value-type="float" office:value="17064" table:style-name="ce15">
            <text:p>17 064</text:p>
          </table:table-cell>
          <table:table-cell office:value-type="float" office:value="17001" table:style-name="ce15">
            <text:p>17 001</text:p>
          </table:table-cell>
          <table:table-cell office:value-type="float" office:value="1072111" table:style-name="ce15">
            <text:p>1 072 111</text:p>
          </table:table-cell>
          <table:table-cell office:value-type="float" office:value="15469906" table:style-name="ce15">
            <text:p>15 469 906</text:p>
          </table:table-cell>
          <table:table-cell office:value-type="float" office:value="14111039" table:style-name="ce15">
            <text:p>14 111 039</text:p>
          </table:table-cell>
          <table:table-cell office:value-type="float" office:value="3351492" table:style-name="ce15">
            <text:p>3 351 492</text:p>
          </table:table-cell>
          <table:table-cell office:value-type="float" office:value="12630275" table:style-name="ce15">
            <text:p>12 630 275</text:p>
          </table:table-cell>
          <table:table-cell office:value-type="float" office:value="11084158" table:style-name="ce15">
            <text:p>11 084 158</text:p>
          </table:table-cell>
          <table:table-cell office:value-type="float" office:value="1808709" table:style-name="ce15">
            <text:p>1 808 709</text:p>
          </table:table-cell>
          <table:table-cell office:value-type="float" office:value="736598" table:style-name="ce15">
            <text:p>736 598</text:p>
          </table:table-cell>
          <table:table-cell office:value-type="float" office:value="795158" table:style-name="ce15">
            <text:p>795 158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G46</text:p>
          </table:table-cell>
          <table:table-cell office:value-type="string" table:style-name="ce12">
            <text:p>Großhandel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25281" table:style-name="ce15">
            <text:p>25 281</text:p>
          </table:table-cell>
          <table:table-cell office:value-type="float" office:value="220411" table:style-name="ce15">
            <text:p>220 411</text:p>
          </table:table-cell>
          <table:table-cell office:value-type="float" office:value="194006" table:style-name="ce15">
            <text:p>194 006</text:p>
          </table:table-cell>
          <table:table-cell office:value-type="float" office:value="12659627" table:style-name="ce15">
            <text:p>12 659 627</text:p>
          </table:table-cell>
          <table:table-cell office:value-type="float" office:value="194063743" table:style-name="ce15">
            <text:p>194 063 743</text:p>
          </table:table-cell>
          <table:table-cell office:value-type="float" office:value="189852908" table:style-name="ce15">
            <text:p>189 852 908</text:p>
          </table:table-cell>
          <table:table-cell office:value-type="float" office:value="40752484" table:style-name="ce15">
            <text:p>40 752 484</text:p>
          </table:table-cell>
          <table:table-cell office:value-type="float" office:value="167778659" table:style-name="ce15">
            <text:p>167 778 659</text:p>
          </table:table-cell>
          <table:table-cell office:value-type="float" office:value="151991984" table:style-name="ce15">
            <text:p>151 991 984</text:p>
          </table:table-cell>
          <table:table-cell office:value-type="float" office:value="25150069" table:style-name="ce15">
            <text:p>25 150 069</text:p>
          </table:table-cell>
          <table:table-cell office:value-type="float" office:value="12490442" table:style-name="ce15">
            <text:p>12 490 442</text:p>
          </table:table-cell>
          <table:table-cell office:value-type="float" office:value="2540994" table:style-name="ce15">
            <text:p>2 540 994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G46</text:p>
          </table:table-cell>
          <table:table-cell office:value-type="string" table:style-name="ce12">
            <text:p>Großhandel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11330" table:style-name="ce15">
            <text:p>11 330</text:p>
          </table:table-cell>
          <table:table-cell office:value-type="float" office:value="10732" table:style-name="ce15">
            <text:p>10 732</text:p>
          </table:table-cell>
          <table:table-cell office:value-type="float" office:value="260" table:style-name="ce15">
            <text:p>260</text:p>
          </table:table-cell>
          <table:table-cell office:value-type="float" office:value="16256" table:style-name="ce15">
            <text:p>16 256</text:p>
          </table:table-cell>
          <table:table-cell office:value-type="float" office:value="9825957" table:style-name="ce15">
            <text:p>9 825 957</text:p>
          </table:table-cell>
          <table:table-cell office:value-type="float" office:value="9785177" table:style-name="ce15">
            <text:p>9 785 177</text:p>
          </table:table-cell>
          <table:table-cell office:value-type="float" office:value="1362328" table:style-name="ce15">
            <text:p>1 362 328</text:p>
          </table:table-cell>
          <table:table-cell office:value-type="float" office:value="9221850" table:style-name="ce15">
            <text:p>9 221 850</text:p>
          </table:table-cell>
          <table:table-cell office:value-type="float" office:value="8681312" table:style-name="ce15">
            <text:p>8 681 312</text:p>
          </table:table-cell>
          <table:table-cell office:value-type="float" office:value="822053" table:style-name="ce15">
            <text:p>822 053</text:p>
          </table:table-cell>
          <table:table-cell office:value-type="float" office:value="805797" table:style-name="ce15">
            <text:p>805 797</text:p>
          </table:table-cell>
          <table:table-cell office:value-type="float" office:value="40130" table:style-name="ce15">
            <text:p>40 13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G46</text:p>
          </table:table-cell>
          <table:table-cell office:value-type="string" table:style-name="ce12">
            <text:p>Großhandel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10264" table:style-name="ce15">
            <text:p>10 264</text:p>
          </table:table-cell>
          <table:table-cell office:value-type="float" office:value="38590" table:style-name="ce15">
            <text:p>38 590</text:p>
          </table:table-cell>
          <table:table-cell office:value-type="float" office:value="26884" table:style-name="ce15">
            <text:p>26 884</text:p>
          </table:table-cell>
          <table:table-cell office:value-type="float" office:value="1293489" table:style-name="ce15">
            <text:p>1 293 489</text:p>
          </table:table-cell>
          <table:table-cell office:value-type="float" office:value="21115074" table:style-name="ce15">
            <text:p>21 115 074</text:p>
          </table:table-cell>
          <table:table-cell office:value-type="float" office:value="20897956" table:style-name="ce15">
            <text:p>20 897 956</text:p>
          </table:table-cell>
          <table:table-cell office:value-type="float" office:value="5084669" table:style-name="ce15">
            <text:p>5 084 669</text:p>
          </table:table-cell>
          <table:table-cell office:value-type="float" office:value="17995422" table:style-name="ce15">
            <text:p>17 995 422</text:p>
          </table:table-cell>
          <table:table-cell office:value-type="float" office:value="16037119" table:style-name="ce15">
            <text:p>16 037 119</text:p>
          </table:table-cell>
          <table:table-cell office:value-type="float" office:value="3124367" table:style-name="ce15">
            <text:p>3 124 367</text:p>
          </table:table-cell>
          <table:table-cell office:value-type="float" office:value="1830878" table:style-name="ce15">
            <text:p>1 830 878</text:p>
          </table:table-cell>
          <table:table-cell office:value-type="float" office:value="225608" table:style-name="ce15">
            <text:p>225 608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G46</text:p>
          </table:table-cell>
          <table:table-cell office:value-type="string" table:style-name="ce12">
            <text:p>Großhandel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1898" table:style-name="ce15">
            <text:p>1 898</text:p>
          </table:table-cell>
          <table:table-cell office:value-type="float" office:value="25521" table:style-name="ce15">
            <text:p>25 521</text:p>
          </table:table-cell>
          <table:table-cell office:value-type="float" office:value="23385" table:style-name="ce15">
            <text:p>23 385</text:p>
          </table:table-cell>
          <table:table-cell office:value-type="float" office:value="1433468" table:style-name="ce15">
            <text:p>1 433 468</text:p>
          </table:table-cell>
          <table:table-cell office:value-type="float" office:value="22135284" table:style-name="ce15">
            <text:p>22 135 284</text:p>
          </table:table-cell>
          <table:table-cell office:value-type="float" office:value="21614305" table:style-name="ce15">
            <text:p>21 614 305</text:p>
          </table:table-cell>
          <table:table-cell office:value-type="float" office:value="4251063" table:style-name="ce15">
            <text:p>4 251 063</text:p>
          </table:table-cell>
          <table:table-cell office:value-type="float" office:value="19259194" table:style-name="ce15">
            <text:p>19 259 194</text:p>
          </table:table-cell>
          <table:table-cell office:value-type="float" office:value="17632241" table:style-name="ce15">
            <text:p>17 632 241</text:p>
          </table:table-cell>
          <table:table-cell office:value-type="float" office:value="2623272" table:style-name="ce15">
            <text:p>2 623 272</text:p>
          </table:table-cell>
          <table:table-cell office:value-type="float" office:value="1189804" table:style-name="ce15">
            <text:p>1 189 804</text:p>
          </table:table-cell>
          <table:table-cell office:value-type="float" office:value="282278" table:style-name="ce15">
            <text:p>282 278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G46</text:p>
          </table:table-cell>
          <table:table-cell office:value-type="string" table:style-name="ce12">
            <text:p>Großhandel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1143" table:style-name="ce15">
            <text:p>1 143</text:p>
          </table:table-cell>
          <table:table-cell office:value-type="float" office:value="34202" table:style-name="ce15">
            <text:p>34 202</text:p>
          </table:table-cell>
          <table:table-cell office:value-type="float" office:value="32943" table:style-name="ce15">
            <text:p>32 943</text:p>
          </table:table-cell>
          <table:table-cell office:value-type="float" office:value="2209088" table:style-name="ce15">
            <text:p>2 209 088</text:p>
          </table:table-cell>
          <table:table-cell office:value-type="float" office:value="35314612" table:style-name="ce15">
            <text:p>35 314 612</text:p>
          </table:table-cell>
          <table:table-cell office:value-type="float" office:value="34465762" table:style-name="ce15">
            <text:p>34 465 762</text:p>
          </table:table-cell>
          <table:table-cell office:value-type="float" office:value="6260600" table:style-name="ce15">
            <text:p>6 260 600</text:p>
          </table:table-cell>
          <table:table-cell office:value-type="float" office:value="31423789" table:style-name="ce15">
            <text:p>31 423 789</text:p>
          </table:table-cell>
          <table:table-cell office:value-type="float" office:value="28644099" table:style-name="ce15">
            <text:p>28 644 099</text:p>
          </table:table-cell>
          <table:table-cell office:value-type="float" office:value="3489494" table:style-name="ce15">
            <text:p>3 489 494</text:p>
          </table:table-cell>
          <table:table-cell office:value-type="float" office:value="1280406" table:style-name="ce15">
            <text:p>1 280 406</text:p>
          </table:table-cell>
          <table:table-cell office:value-type="float" office:value="451062" table:style-name="ce15">
            <text:p>451 062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G46</text:p>
          </table:table-cell>
          <table:table-cell office:value-type="string" table:style-name="ce12">
            <text:p>Großhandel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540" table:style-name="ce15">
            <text:p>540</text:p>
          </table:table-cell>
          <table:table-cell office:value-type="float" office:value="53329" table:style-name="ce15">
            <text:p>53 329</text:p>
          </table:table-cell>
          <table:table-cell office:value-type="float" office:value="52695" table:style-name="ce15">
            <text:p>52 695</text:p>
          </table:table-cell>
          <table:table-cell office:value-type="float" office:value="3800677" table:style-name="ce15">
            <text:p>3 800 677</text:p>
          </table:table-cell>
          <table:table-cell office:value-type="float" office:value="68256856" table:style-name="ce15">
            <text:p>68 256 856</text:p>
          </table:table-cell>
          <table:table-cell office:value-type="float" office:value="66716659" table:style-name="ce15">
            <text:p>66 716 659</text:p>
          </table:table-cell>
          <table:table-cell office:value-type="float" office:value="13424075" table:style-name="ce15">
            <text:p>13 424 075</text:p>
          </table:table-cell>
          <table:table-cell office:value-type="float" office:value="58812479" table:style-name="ce15">
            <text:p>58 812 479</text:p>
          </table:table-cell>
          <table:table-cell office:value-type="float" office:value="54216216" table:style-name="ce15">
            <text:p>54 216 216</text:p>
          </table:table-cell>
          <table:table-cell office:value-type="float" office:value="8852427" table:style-name="ce15">
            <text:p>8 852 427</text:p>
          </table:table-cell>
          <table:table-cell office:value-type="float" office:value="5051750" table:style-name="ce15">
            <text:p>5 051 750</text:p>
          </table:table-cell>
          <table:table-cell office:value-type="float" office:value="665721" table:style-name="ce15">
            <text:p>665 721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G46</text:p>
          </table:table-cell>
          <table:table-cell office:value-type="string" table:style-name="ce12">
            <text:p>Großhandel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106" table:style-name="ce15">
            <text:p>106</text:p>
          </table:table-cell>
          <table:table-cell office:value-type="float" office:value="58037" table:style-name="ce15">
            <text:p>58 037</text:p>
          </table:table-cell>
          <table:table-cell office:value-type="float" office:value="57839" table:style-name="ce15">
            <text:p>57 839</text:p>
          </table:table-cell>
          <table:table-cell office:value-type="float" office:value="3906649" table:style-name="ce15">
            <text:p>3 906 649</text:p>
          </table:table-cell>
          <table:table-cell office:value-type="float" office:value="37415960" table:style-name="ce15">
            <text:p>37 415 960</text:p>
          </table:table-cell>
          <table:table-cell office:value-type="float" office:value="36373049" table:style-name="ce15">
            <text:p>36 373 049</text:p>
          </table:table-cell>
          <table:table-cell office:value-type="float" office:value="10369749" table:style-name="ce15">
            <text:p>10 369 749</text:p>
          </table:table-cell>
          <table:table-cell office:value-type="float" office:value="31065925" table:style-name="ce15">
            <text:p>31 065 925</text:p>
          </table:table-cell>
          <table:table-cell office:value-type="float" office:value="26780997" table:style-name="ce15">
            <text:p>26 780 997</text:p>
          </table:table-cell>
          <table:table-cell office:value-type="float" office:value="6238456" table:style-name="ce15">
            <text:p>6 238 456</text:p>
          </table:table-cell>
          <table:table-cell office:value-type="float" office:value="2331807" table:style-name="ce15">
            <text:p>2 331 807</text:p>
          </table:table-cell>
          <table:table-cell office:value-type="float" office:value="876195" table:style-name="ce15">
            <text:p>876 195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G47</text:p>
          </table:table-cell>
          <table:table-cell office:value-type="string" table:style-name="ce12">
            <text:p>Einzelhandel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53042" table:style-name="ce15">
            <text:p>53 042</text:p>
          </table:table-cell>
          <table:table-cell office:value-type="float" office:value="410379" table:style-name="ce15">
            <text:p>410 379</text:p>
          </table:table-cell>
          <table:table-cell office:value-type="float" office:value="353444" table:style-name="ce15">
            <text:p>353 444</text:p>
          </table:table-cell>
          <table:table-cell office:value-type="float" office:value="13063039" table:style-name="ce15">
            <text:p>13 063 039</text:p>
          </table:table-cell>
          <table:table-cell office:value-type="float" office:value="92481135" table:style-name="ce15">
            <text:p>92 481 135</text:p>
          </table:table-cell>
          <table:table-cell office:value-type="float" office:value="88521038" table:style-name="ce15">
            <text:p>88 521 038</text:p>
          </table:table-cell>
          <table:table-cell office:value-type="float" office:value="31145831" table:style-name="ce15">
            <text:p>31 145 831</text:p>
          </table:table-cell>
          <table:table-cell office:value-type="float" office:value="72092883" table:style-name="ce15">
            <text:p>72 092 883</text:p>
          </table:table-cell>
          <table:table-cell office:value-type="float" office:value="58779800" table:style-name="ce15">
            <text:p>58 779 800</text:p>
          </table:table-cell>
          <table:table-cell office:value-type="float" office:value="17862963" table:style-name="ce15">
            <text:p>17 862 963</text:p>
          </table:table-cell>
          <table:table-cell office:value-type="float" office:value="4799924" table:style-name="ce15">
            <text:p>4 799 924</text:p>
          </table:table-cell>
          <table:table-cell office:value-type="float" office:value="2346176" table:style-name="ce15">
            <text:p>2 346 176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G47</text:p>
          </table:table-cell>
          <table:table-cell office:value-type="string" table:style-name="ce12">
            <text:p>Einzelhandel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26225" table:style-name="ce15">
            <text:p>26 225</text:p>
          </table:table-cell>
          <table:table-cell office:value-type="float" office:value="25475" table:style-name="ce15">
            <text:p>25 475</text:p>
          </table:table-cell>
          <table:table-cell office:value-type="float" office:value="234" table:style-name="ce15">
            <text:p>234</text:p>
          </table:table-cell>
          <table:table-cell office:value-type="float" office:value="6650" table:style-name="ce15">
            <text:p>6 650</text:p>
          </table:table-cell>
          <table:table-cell office:value-type="float" office:value="2544913" table:style-name="ce15">
            <text:p>2 544 913</text:p>
          </table:table-cell>
          <table:table-cell office:value-type="float" office:value="2510871" table:style-name="ce15">
            <text:p>2 510 871</text:p>
          </table:table-cell>
          <table:table-cell office:value-type="float" office:value="835352" table:style-name="ce15">
            <text:p>835 352</text:p>
          </table:table-cell>
          <table:table-cell office:value-type="float" office:value="2175925" table:style-name="ce15">
            <text:p>2 175 925</text:p>
          </table:table-cell>
          <table:table-cell office:value-type="float" office:value="1726371" table:style-name="ce15">
            <text:p>1 726 371</text:p>
          </table:table-cell>
          <table:table-cell office:value-type="float" office:value="385937" table:style-name="ce15">
            <text:p>385 937</text:p>
          </table:table-cell>
          <table:table-cell office:value-type="float" office:value="379287" table:style-name="ce15">
            <text:p>379 287</text:p>
          </table:table-cell>
          <table:table-cell office:value-type="float" office:value="27871" table:style-name="ce15">
            <text:p>27 871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G47</text:p>
          </table:table-cell>
          <table:table-cell office:value-type="string" table:style-name="ce12">
            <text:p>Einzelhandel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22126" table:style-name="ce15">
            <text:p>22 126</text:p>
          </table:table-cell>
          <table:table-cell office:value-type="float" office:value="82112" table:style-name="ce15">
            <text:p>82 112</text:p>
          </table:table-cell>
          <table:table-cell office:value-type="float" office:value="56457" table:style-name="ce15">
            <text:p>56 457</text:p>
          </table:table-cell>
          <table:table-cell office:value-type="float" office:value="1610977" table:style-name="ce15">
            <text:p>1 610 977</text:p>
          </table:table-cell>
          <table:table-cell office:value-type="float" office:value="14050791" table:style-name="ce15">
            <text:p>14 050 791</text:p>
          </table:table-cell>
          <table:table-cell office:value-type="float" office:value="13919805" table:style-name="ce15">
            <text:p>13 919 805</text:p>
          </table:table-cell>
          <table:table-cell office:value-type="float" office:value="4502303" table:style-name="ce15">
            <text:p>4 502 303</text:p>
          </table:table-cell>
          <table:table-cell office:value-type="float" office:value="11400590" table:style-name="ce15">
            <text:p>11 400 590</text:p>
          </table:table-cell>
          <table:table-cell office:value-type="float" office:value="9668283" table:style-name="ce15">
            <text:p>9 668 283</text:p>
          </table:table-cell>
          <table:table-cell office:value-type="float" office:value="2770022" table:style-name="ce15">
            <text:p>2 770 022</text:p>
          </table:table-cell>
          <table:table-cell office:value-type="float" office:value="1159045" table:style-name="ce15">
            <text:p>1 159 045</text:p>
          </table:table-cell>
          <table:table-cell office:value-type="float" office:value="180881" table:style-name="ce15">
            <text:p>180 881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G47</text:p>
          </table:table-cell>
          <table:table-cell office:value-type="string" table:style-name="ce12">
            <text:p>Einzelhandel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3112" table:style-name="ce15">
            <text:p>3 112</text:p>
          </table:table-cell>
          <table:table-cell office:value-type="float" office:value="41168" table:style-name="ce15">
            <text:p>41 168</text:p>
          </table:table-cell>
          <table:table-cell office:value-type="float" office:value="37360" table:style-name="ce15">
            <text:p>37 360</text:p>
          </table:table-cell>
          <table:table-cell office:value-type="float" office:value="1384912" table:style-name="ce15">
            <text:p>1 384 912</text:p>
          </table:table-cell>
          <table:table-cell office:value-type="float" office:value="9324923" table:style-name="ce15">
            <text:p>9 324 923</text:p>
          </table:table-cell>
          <table:table-cell office:value-type="float" office:value="9210917" table:style-name="ce15">
            <text:p>9 210 917</text:p>
          </table:table-cell>
          <table:table-cell office:value-type="float" office:value="3113059" table:style-name="ce15">
            <text:p>3 113 059</text:p>
          </table:table-cell>
          <table:table-cell office:value-type="float" office:value="7233829" table:style-name="ce15">
            <text:p>7 233 829</text:p>
          </table:table-cell>
          <table:table-cell office:value-type="float" office:value="6252549" table:style-name="ce15">
            <text:p>6 252 549</text:p>
          </table:table-cell>
          <table:table-cell office:value-type="float" office:value="2132554" table:style-name="ce15">
            <text:p>2 132 554</text:p>
          </table:table-cell>
          <table:table-cell office:value-type="float" office:value="747642" table:style-name="ce15">
            <text:p>747 642</text:p>
          </table:table-cell>
          <table:table-cell office:value-type="float" office:value="222535" table:style-name="ce15">
            <text:p>222 535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G47</text:p>
          </table:table-cell>
          <table:table-cell office:value-type="string" table:style-name="ce12">
            <text:p>Einzelhandel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1176" table:style-name="ce15">
            <text:p>1 176</text:p>
          </table:table-cell>
          <table:table-cell office:value-type="float" office:value="33331" table:style-name="ce15">
            <text:p>33 331</text:p>
          </table:table-cell>
          <table:table-cell office:value-type="float" office:value="31775" table:style-name="ce15">
            <text:p>31 775</text:p>
          </table:table-cell>
          <table:table-cell office:value-type="float" office:value="1190321" table:style-name="ce15">
            <text:p>1 190 321</text:p>
          </table:table-cell>
          <table:table-cell office:value-type="float" office:value="7699159" table:style-name="ce15">
            <text:p>7 699 159</text:p>
          </table:table-cell>
          <table:table-cell office:value-type="float" office:value="7555876" table:style-name="ce15">
            <text:p>7 555 876</text:p>
          </table:table-cell>
          <table:table-cell office:value-type="float" office:value="2669540" table:style-name="ce15">
            <text:p>2 669 540</text:p>
          </table:table-cell>
          <table:table-cell office:value-type="float" office:value="5952039" table:style-name="ce15">
            <text:p>5 952 039</text:p>
          </table:table-cell>
          <table:table-cell office:value-type="float" office:value="5030531" table:style-name="ce15">
            <text:p>5 030 531</text:p>
          </table:table-cell>
          <table:table-cell office:value-type="float" office:value="1749419" table:style-name="ce15">
            <text:p>1 749 419</text:p>
          </table:table-cell>
          <table:table-cell office:value-type="float" office:value="559098" table:style-name="ce15">
            <text:p>559 098</text:p>
          </table:table-cell>
          <table:table-cell office:value-type="float" office:value="174177" table:style-name="ce15">
            <text:p>174 177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G47</text:p>
          </table:table-cell>
          <table:table-cell office:value-type="string" table:style-name="ce12">
            <text:p>Einzelhandel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299" table:style-name="ce15">
            <text:p>299</text:p>
          </table:table-cell>
          <table:table-cell office:value-type="float" office:value="29301" table:style-name="ce15">
            <text:p>29 301</text:p>
          </table:table-cell>
          <table:table-cell office:value-type="float" office:value="28836" table:style-name="ce15">
            <text:p>28 836</text:p>
          </table:table-cell>
          <table:table-cell office:value-type="float" office:value="1136202" table:style-name="ce15">
            <text:p>1 136 202</text:p>
          </table:table-cell>
          <table:table-cell office:value-type="float" office:value="7806491" table:style-name="ce15">
            <text:p>7 806 491</text:p>
          </table:table-cell>
          <table:table-cell office:value-type="float" office:value="7540315" table:style-name="ce15">
            <text:p>7 540 315</text:p>
          </table:table-cell>
          <table:table-cell office:value-type="float" office:value="2752550" table:style-name="ce15">
            <text:p>2 752 550</text:p>
          </table:table-cell>
          <table:table-cell office:value-type="float" office:value="6202525" table:style-name="ce15">
            <text:p>6 202 525</text:p>
          </table:table-cell>
          <table:table-cell office:value-type="float" office:value="4928347" table:style-name="ce15">
            <text:p>4 928 347</text:p>
          </table:table-cell>
          <table:table-cell office:value-type="float" office:value="1480398" table:style-name="ce15">
            <text:p>1 480 398</text:p>
          </table:table-cell>
          <table:table-cell office:value-type="float" office:value="344196" table:style-name="ce15">
            <text:p>344 196</text:p>
          </table:table-cell>
          <table:table-cell office:value-type="float" office:value="216986" table:style-name="ce15">
            <text:p>216 986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G47</text:p>
          </table:table-cell>
          <table:table-cell office:value-type="string" table:style-name="ce12">
            <text:p>Einzelhandel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104" table:style-name="ce15">
            <text:p>104</text:p>
          </table:table-cell>
          <table:table-cell office:value-type="float" office:value="198992" table:style-name="ce15">
            <text:p>198 992</text:p>
          </table:table-cell>
          <table:table-cell office:value-type="float" office:value="198782" table:style-name="ce15">
            <text:p>198 782</text:p>
          </table:table-cell>
          <table:table-cell office:value-type="float" office:value="7733977" table:style-name="ce15">
            <text:p>7 733 977</text:p>
          </table:table-cell>
          <table:table-cell office:value-type="float" office:value="51054858" table:style-name="ce15">
            <text:p>51 054 858</text:p>
          </table:table-cell>
          <table:table-cell office:value-type="float" office:value="47783254" table:style-name="ce15">
            <text:p>47 783 254</text:p>
          </table:table-cell>
          <table:table-cell office:value-type="float" office:value="17273027" table:style-name="ce15">
            <text:p>17 273 027</text:p>
          </table:table-cell>
          <table:table-cell office:value-type="float" office:value="39127975" table:style-name="ce15">
            <text:p>39 127 975</text:p>
          </table:table-cell>
          <table:table-cell office:value-type="float" office:value="31173719" table:style-name="ce15">
            <text:p>31 173 719</text:p>
          </table:table-cell>
          <table:table-cell office:value-type="float" office:value="9344633" table:style-name="ce15">
            <text:p>9 344 633</text:p>
          </table:table-cell>
          <table:table-cell office:value-type="float" office:value="1610656" table:style-name="ce15">
            <text:p>1 610 656</text:p>
          </table:table-cell>
          <table:table-cell office:value-type="float" office:value="1523726" table:style-name="ce15">
            <text:p>1 523 726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8">
            <text:p>H</text:p>
          </table:table-cell>
          <table:table-cell office:value-type="string" table:style-name="ce8">
            <text:p>Verkehr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insgesamt</text:p>
          </table:table-cell>
          <table:table-cell office:value-type="float" office:value="15843" table:style-name="ce11">
            <text:p>15 843</text:p>
          </table:table-cell>
          <table:table-cell office:value-type="float" office:value="220973" table:style-name="ce11">
            <text:p>220 973</text:p>
          </table:table-cell>
          <table:table-cell office:value-type="float" office:value="203416" table:style-name="ce11">
            <text:p>203 416</text:p>
          </table:table-cell>
          <table:table-cell office:value-type="float" office:value="10981002" table:style-name="ce11">
            <text:p>10 981 002</text:p>
          </table:table-cell>
          <table:table-cell office:value-type="float" office:value="59162440" table:style-name="ce11">
            <text:p>59 162 440</text:p>
          </table:table-cell>
          <table:table-cell office:value-type="float" office:value="55058064" table:style-name="ce11">
            <text:p>55 058 064</text:p>
          </table:table-cell>
          <table:table-cell office:value-type="float" office:value="32523133" table:style-name="ce11">
            <text:p>32 523 133</text:p>
          </table:table-cell>
          <table:table-cell office:value-type="float" office:value="40123387" table:style-name="ce11">
            <text:p>40 123 387</text:p>
          </table:table-cell>
          <table:table-cell office:value-type="float" office:value="24841196" table:style-name="ce11">
            <text:p>24 841 196</text:p>
          </table:table-cell>
          <table:table-cell office:value-type="float" office:value="17340110" table:style-name="ce11">
            <text:p>17 340 110</text:p>
          </table:table-cell>
          <table:table-cell office:value-type="float" office:value="6359108" table:style-name="ce11">
            <text:p>6 359 108</text:p>
          </table:table-cell>
          <table:table-cell office:value-type="float" office:value="4188237" table:style-name="ce11">
            <text:p>4 188 237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H</text:p>
          </table:table-cell>
          <table:table-cell office:value-type="string" table:style-name="ce8">
            <text:p>Verkehr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0 - 1</text:p>
          </table:table-cell>
          <table:table-cell office:value-type="float" office:value="6016" table:style-name="ce11">
            <text:p>6 016</text:p>
          </table:table-cell>
          <table:table-cell office:value-type="float" office:value="5807" table:style-name="ce11">
            <text:p>5 807</text:p>
          </table:table-cell>
          <table:table-cell office:value-type="float" office:value="67" table:style-name="ce11">
            <text:p>67</text:p>
          </table:table-cell>
          <table:table-cell office:value-type="float" office:value="2700" table:style-name="ce11">
            <text:p>2 700</text:p>
          </table:table-cell>
          <table:table-cell office:value-type="float" office:value="818637" table:style-name="ce11">
            <text:p>818 637</text:p>
          </table:table-cell>
          <table:table-cell office:value-type="float" office:value="766749" table:style-name="ce11">
            <text:p>766 749</text:p>
          </table:table-cell>
          <table:table-cell office:value-type="float" office:value="534965" table:style-name="ce11">
            <text:p>534 965</text:p>
          </table:table-cell>
          <table:table-cell office:value-type="float" office:value="559240" table:style-name="ce11">
            <text:p>559 240</text:p>
          </table:table-cell>
          <table:table-cell office:value-type="float" office:value="242383" table:style-name="ce11">
            <text:p>242 383</text:p>
          </table:table-cell>
          <table:table-cell office:value-type="float" office:value="218456" table:style-name="ce11">
            <text:p>218 456</text:p>
          </table:table-cell>
          <table:table-cell office:value-type="float" office:value="215756" table:style-name="ce11">
            <text:p>215 756</text:p>
          </table:table-cell>
          <table:table-cell office:value-type="float" office:value="60166" table:style-name="ce11">
            <text:p>60 166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H</text:p>
          </table:table-cell>
          <table:table-cell office:value-type="string" table:style-name="ce8">
            <text:p>Verkehr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2 - 9</text:p>
          </table:table-cell>
          <table:table-cell office:value-type="float" office:value="6998" table:style-name="ce11">
            <text:p>6 998</text:p>
          </table:table-cell>
          <table:table-cell office:value-type="float" office:value="27299" table:style-name="ce11">
            <text:p>27 299</text:p>
          </table:table-cell>
          <table:table-cell office:value-type="float" office:value="19264" table:style-name="ce11">
            <text:p>19 264</text:p>
          </table:table-cell>
          <table:table-cell office:value-type="float" office:value="565097" table:style-name="ce11">
            <text:p>565 097</text:p>
          </table:table-cell>
          <table:table-cell office:value-type="float" office:value="4749440" table:style-name="ce11">
            <text:p>4 749 440</text:p>
          </table:table-cell>
          <table:table-cell office:value-type="float" office:value="4614934" table:style-name="ce11">
            <text:p>4 614 934</text:p>
          </table:table-cell>
          <table:table-cell office:value-type="float" office:value="3065591" table:style-name="ce11">
            <text:p>3 065 591</text:p>
          </table:table-cell>
          <table:table-cell office:value-type="float" office:value="3504152" table:style-name="ce11">
            <text:p>3 504 152</text:p>
          </table:table-cell>
          <table:table-cell office:value-type="float" office:value="1574489" table:style-name="ce11">
            <text:p>1 574 489</text:p>
          </table:table-cell>
          <table:table-cell office:value-type="float" office:value="1142419" table:style-name="ce11">
            <text:p>1 142 419</text:p>
          </table:table-cell>
          <table:table-cell office:value-type="float" office:value="577322" table:style-name="ce11">
            <text:p>577 322</text:p>
          </table:table-cell>
          <table:table-cell office:value-type="float" office:value="209734" table:style-name="ce11">
            <text:p>209 734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H</text:p>
          </table:table-cell>
          <table:table-cell office:value-type="string" table:style-name="ce8">
            <text:p>Verkehr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10 - 19</text:p>
          </table:table-cell>
          <table:table-cell office:value-type="float" office:value="1441" table:style-name="ce11">
            <text:p>1 441</text:p>
          </table:table-cell>
          <table:table-cell office:value-type="float" office:value="19633" table:style-name="ce11">
            <text:p>19 633</text:p>
          </table:table-cell>
          <table:table-cell office:value-type="float" office:value="17904" table:style-name="ce11">
            <text:p>17 904</text:p>
          </table:table-cell>
          <table:table-cell office:value-type="float" office:value="710517" table:style-name="ce11">
            <text:p>710 517</text:p>
          </table:table-cell>
          <table:table-cell office:value-type="float" office:value="4494243" table:style-name="ce11">
            <text:p>4 494 243</text:p>
          </table:table-cell>
          <table:table-cell office:value-type="float" office:value="4148107" table:style-name="ce11">
            <text:p>4 148 107</text:p>
          </table:table-cell>
          <table:table-cell office:value-type="float" office:value="2390493" table:style-name="ce11">
            <text:p>2 390 493</text:p>
          </table:table-cell>
          <table:table-cell office:value-type="float" office:value="3028424" table:style-name="ce11">
            <text:p>3 028 424</text:p>
          </table:table-cell>
          <table:table-cell office:value-type="float" office:value="1875803" table:style-name="ce11">
            <text:p>1 875 803</text:p>
          </table:table-cell>
          <table:table-cell office:value-type="float" office:value="1236619" table:style-name="ce11">
            <text:p>1 236 619</text:p>
          </table:table-cell>
          <table:table-cell office:value-type="float" office:value="526102" table:style-name="ce11">
            <text:p>526 102</text:p>
          </table:table-cell>
          <table:table-cell office:value-type="float" office:value="226567" table:style-name="ce11">
            <text:p>226 567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H</text:p>
          </table:table-cell>
          <table:table-cell office:value-type="string" table:style-name="ce8">
            <text:p>Verkehr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20 - 49</text:p>
          </table:table-cell>
          <table:table-cell office:value-type="float" office:value="877" table:style-name="ce11">
            <text:p>877</text:p>
          </table:table-cell>
          <table:table-cell office:value-type="float" office:value="26276" table:style-name="ce11">
            <text:p>26 276</text:p>
          </table:table-cell>
          <table:table-cell office:value-type="float" office:value="25138" table:style-name="ce11">
            <text:p>25 138</text:p>
          </table:table-cell>
          <table:table-cell office:value-type="float" office:value="1175244" table:style-name="ce11">
            <text:p>1 175 244</text:p>
          </table:table-cell>
          <table:table-cell office:value-type="float" office:value="5912560" table:style-name="ce11">
            <text:p>5 912 560</text:p>
          </table:table-cell>
          <table:table-cell office:value-type="float" office:value="5537106" table:style-name="ce11">
            <text:p>5 537 106</text:p>
          </table:table-cell>
          <table:table-cell office:value-type="float" office:value="3430482" table:style-name="ce11">
            <text:p>3 430 482</text:p>
          </table:table-cell>
          <table:table-cell office:value-type="float" office:value="4037177" table:style-name="ce11">
            <text:p>4 037 177</text:p>
          </table:table-cell>
          <table:table-cell office:value-type="float" office:value="2326951" table:style-name="ce11">
            <text:p>2 326 951</text:p>
          </table:table-cell>
          <table:table-cell office:value-type="float" office:value="1726736" table:style-name="ce11">
            <text:p>1 726 736</text:p>
          </table:table-cell>
          <table:table-cell office:value-type="float" office:value="551492" table:style-name="ce11">
            <text:p>551 492</text:p>
          </table:table-cell>
          <table:table-cell office:value-type="float" office:value="462726" table:style-name="ce11">
            <text:p>462 726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H</text:p>
          </table:table-cell>
          <table:table-cell office:value-type="string" table:style-name="ce8">
            <text:p>Verkehr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50 - 249</text:p>
          </table:table-cell>
          <table:table-cell office:value-type="float" office:value="436" table:style-name="ce11">
            <text:p>436</text:p>
          </table:table-cell>
          <table:table-cell office:value-type="float" office:value="42997" table:style-name="ce11">
            <text:p>42 997</text:p>
          </table:table-cell>
          <table:table-cell office:value-type="float" office:value="42223" table:style-name="ce11">
            <text:p>42 223</text:p>
          </table:table-cell>
          <table:table-cell office:value-type="float" office:value="2272134" table:style-name="ce11">
            <text:p>2 272 134</text:p>
          </table:table-cell>
          <table:table-cell office:value-type="float" office:value="14025665" table:style-name="ce11">
            <text:p>14 025 665</text:p>
          </table:table-cell>
          <table:table-cell office:value-type="float" office:value="13307619" table:style-name="ce11">
            <text:p>13 307 619</text:p>
          </table:table-cell>
          <table:table-cell office:value-type="float" office:value="7150920" table:style-name="ce11">
            <text:p>7 150 920</text:p>
          </table:table-cell>
          <table:table-cell office:value-type="float" office:value="9854449" table:style-name="ce11">
            <text:p>9 854 449</text:p>
          </table:table-cell>
          <table:table-cell office:value-type="float" office:value="6407441" table:style-name="ce11">
            <text:p>6 407 441</text:p>
          </table:table-cell>
          <table:table-cell office:value-type="float" office:value="3723908" table:style-name="ce11">
            <text:p>3 723 908</text:p>
          </table:table-cell>
          <table:table-cell office:value-type="float" office:value="1451774" table:style-name="ce11">
            <text:p>1 451 774</text:p>
          </table:table-cell>
          <table:table-cell office:value-type="float" office:value="881225" table:style-name="ce11">
            <text:p>881 225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H</text:p>
          </table:table-cell>
          <table:table-cell office:value-type="string" table:style-name="ce8">
            <text:p>Verkehr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250 und mehr</text:p>
          </table:table-cell>
          <table:table-cell office:value-type="float" office:value="75" table:style-name="ce11">
            <text:p>75</text:p>
          </table:table-cell>
          <table:table-cell office:value-type="float" office:value="98961" table:style-name="ce11">
            <text:p>98 961</text:p>
          </table:table-cell>
          <table:table-cell office:value-type="float" office:value="98820" table:style-name="ce11">
            <text:p>98 820</text:p>
          </table:table-cell>
          <table:table-cell office:value-type="float" office:value="6255310" table:style-name="ce11">
            <text:p>6 255 310</text:p>
          </table:table-cell>
          <table:table-cell office:value-type="float" office:value="29161895" table:style-name="ce11">
            <text:p>29 161 895</text:p>
          </table:table-cell>
          <table:table-cell office:value-type="float" office:value="26683549" table:style-name="ce11">
            <text:p>26 683 549</text:p>
          </table:table-cell>
          <table:table-cell office:value-type="float" office:value="15950682" table:style-name="ce11">
            <text:p>15 950 682</text:p>
          </table:table-cell>
          <table:table-cell office:value-type="float" office:value="19139945" table:style-name="ce11">
            <text:p>19 139 945</text:p>
          </table:table-cell>
          <table:table-cell office:value-type="float" office:value="12414129" table:style-name="ce11">
            <text:p>12 414 129</text:p>
          </table:table-cell>
          <table:table-cell office:value-type="float" office:value="9291972" table:style-name="ce11">
            <text:p>9 291 972</text:p>
          </table:table-cell>
          <table:table-cell office:value-type="float" office:value="3036662" table:style-name="ce11">
            <text:p>3 036 662</text:p>
          </table:table-cell>
          <table:table-cell office:value-type="float" office:value="2347819" table:style-name="ce11">
            <text:p>2 347 819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2">
            <text:p>H49</text:p>
          </table:table-cell>
          <table:table-cell office:value-type="string" table:style-name="ce12">
            <text:p>Landverkehr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13148" table:style-name="ce15">
            <text:p>13 148</text:p>
          </table:table-cell>
          <table:table-cell office:value-type="float" office:value="140963" table:style-name="ce15">
            <text:p>140 963</text:p>
          </table:table-cell>
          <table:table-cell office:value-type="float" office:value="126238" table:style-name="ce15">
            <text:p>126 238</text:p>
          </table:table-cell>
          <table:table-cell office:value-type="float" office:value="6282914" table:style-name="ce15">
            <text:p>6 282 914</text:p>
          </table:table-cell>
          <table:table-cell office:value-type="float" office:value="25099927" table:style-name="ce15">
            <text:p>25 099 927</text:p>
          </table:table-cell>
          <table:table-cell office:value-type="float" office:value="22218386" table:style-name="ce15">
            <text:p>22 218 386</text:p>
          </table:table-cell>
          <table:table-cell office:value-type="float" office:value="17764852" table:style-name="ce15">
            <text:p>17 764 852</text:p>
          </table:table-cell>
          <table:table-cell office:value-type="float" office:value="15172121" table:style-name="ce15">
            <text:p>15 172 121</text:p>
          </table:table-cell>
          <table:table-cell office:value-type="float" office:value="6267397" table:style-name="ce15">
            <text:p>6 267 397</text:p>
          </table:table-cell>
          <table:table-cell office:value-type="float" office:value="8933387" table:style-name="ce15">
            <text:p>8 933 387</text:p>
          </table:table-cell>
          <table:table-cell office:value-type="float" office:value="2650473" table:style-name="ce15">
            <text:p>2 650 473</text:p>
          </table:table-cell>
          <table:table-cell office:value-type="float" office:value="2901029" table:style-name="ce15">
            <text:p>2 901 029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H49</text:p>
          </table:table-cell>
          <table:table-cell office:value-type="string" table:style-name="ce12">
            <text:p>Landverkehr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4816" table:style-name="ce15">
            <text:p>4 816</text:p>
          </table:table-cell>
          <table:table-cell office:value-type="float" office:value="4705" table:style-name="ce15">
            <text:p>4 705</text:p>
          </table:table-cell>
          <table:table-cell office:value-type="float" office:value="41" table:style-name="ce15">
            <text:p>41</text:p>
          </table:table-cell>
          <table:table-cell office:value-type="float" office:value="1320" table:style-name="ce15">
            <text:p>1 320</text:p>
          </table:table-cell>
          <table:table-cell office:value-type="float" office:value="415502" table:style-name="ce15">
            <text:p>415 502</text:p>
          </table:table-cell>
          <table:table-cell office:value-type="float" office:value="386762" table:style-name="ce15">
            <text:p>386 762</text:p>
          </table:table-cell>
          <table:table-cell office:value-type="float" office:value="326101" table:style-name="ce15">
            <text:p>326 101</text:p>
          </table:table-cell>
          <table:table-cell office:value-type="float" office:value="262739" table:style-name="ce15">
            <text:p>262 739</text:p>
          </table:table-cell>
          <table:table-cell office:value-type="float" office:value="69897" table:style-name="ce15">
            <text:p>69 897</text:p>
          </table:table-cell>
          <table:table-cell office:value-type="float" office:value="133438" table:style-name="ce15">
            <text:p>133 438</text:p>
          </table:table-cell>
          <table:table-cell office:value-type="float" office:value="132118" table:style-name="ce15">
            <text:p>132 118</text:p>
          </table:table-cell>
          <table:table-cell office:value-type="float" office:value="30166" table:style-name="ce15">
            <text:p>30 166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H49</text:p>
          </table:table-cell>
          <table:table-cell office:value-type="string" table:style-name="ce12">
            <text:p>Landverkehr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6083" table:style-name="ce15">
            <text:p>6 083</text:p>
          </table:table-cell>
          <table:table-cell office:value-type="float" office:value="23596" table:style-name="ce15">
            <text:p>23 596</text:p>
          </table:table-cell>
          <table:table-cell office:value-type="float" office:value="16551" table:style-name="ce15">
            <text:p>16 551</text:p>
          </table:table-cell>
          <table:table-cell office:value-type="float" office:value="443540" table:style-name="ce15">
            <text:p>443 540</text:p>
          </table:table-cell>
          <table:table-cell office:value-type="float" office:value="2083455" table:style-name="ce15">
            <text:p>2 083 455</text:p>
          </table:table-cell>
          <table:table-cell office:value-type="float" office:value="1996931" table:style-name="ce15">
            <text:p>1 996 931</text:p>
          </table:table-cell>
          <table:table-cell office:value-type="float" office:value="1686386" table:style-name="ce15">
            <text:p>1 686 386</text:p>
          </table:table-cell>
          <table:table-cell office:value-type="float" office:value="1255182" table:style-name="ce15">
            <text:p>1 255 182</text:p>
          </table:table-cell>
          <table:table-cell office:value-type="float" office:value="325227" table:style-name="ce15">
            <text:p>325 227</text:p>
          </table:table-cell>
          <table:table-cell office:value-type="float" office:value="758272" table:style-name="ce15">
            <text:p>758 272</text:p>
          </table:table-cell>
          <table:table-cell office:value-type="float" office:value="314732" table:style-name="ce15">
            <text:p>314 732</text:p>
          </table:table-cell>
          <table:table-cell office:value-type="float" office:value="122858" table:style-name="ce15">
            <text:p>122 858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H49</text:p>
          </table:table-cell>
          <table:table-cell office:value-type="string" table:style-name="ce12">
            <text:p>Landverkehr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1191" table:style-name="ce15">
            <text:p>1 191</text:p>
          </table:table-cell>
          <table:table-cell office:value-type="float" office:value="16220" table:style-name="ce15">
            <text:p>16 220</text:p>
          </table:table-cell>
          <table:table-cell office:value-type="float" office:value="14779" table:style-name="ce15">
            <text:p>14 779</text:p>
          </table:table-cell>
          <table:table-cell office:value-type="float" office:value="539782" table:style-name="ce15">
            <text:p>539 782</text:p>
          </table:table-cell>
          <table:table-cell office:value-type="float" office:value="1888144" table:style-name="ce15">
            <text:p>1 888 144</text:p>
          </table:table-cell>
          <table:table-cell office:value-type="float" office:value="1804834" table:style-name="ce15">
            <text:p>1 804 834</text:p>
          </table:table-cell>
          <table:table-cell office:value-type="float" office:value="1521377" table:style-name="ce15">
            <text:p>1 521 377</text:p>
          </table:table-cell>
          <table:table-cell office:value-type="float" office:value="1108802" table:style-name="ce15">
            <text:p>1 108 802</text:p>
          </table:table-cell>
          <table:table-cell office:value-type="float" office:value="306918" table:style-name="ce15">
            <text:p>306 918</text:p>
          </table:table-cell>
          <table:table-cell office:value-type="float" office:value="719358" table:style-name="ce15">
            <text:p>719 358</text:p>
          </table:table-cell>
          <table:table-cell office:value-type="float" office:value="179576" table:style-name="ce15">
            <text:p>179 576</text:p>
          </table:table-cell>
          <table:table-cell office:value-type="float" office:value="167127" table:style-name="ce15">
            <text:p>167 127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H49</text:p>
          </table:table-cell>
          <table:table-cell office:value-type="string" table:style-name="ce12">
            <text:p>Landverkehr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705" table:style-name="ce15">
            <text:p>705</text:p>
          </table:table-cell>
          <table:table-cell office:value-type="float" office:value="21099" table:style-name="ce15">
            <text:p>21 099</text:p>
          </table:table-cell>
          <table:table-cell office:value-type="float" office:value="20187" table:style-name="ce15">
            <text:p>20 187</text:p>
          </table:table-cell>
          <table:table-cell office:value-type="float" office:value="881441" table:style-name="ce15">
            <text:p>881 441</text:p>
          </table:table-cell>
          <table:table-cell office:value-type="float" office:value="3090658" table:style-name="ce15">
            <text:p>3 090 658</text:p>
          </table:table-cell>
          <table:table-cell office:value-type="float" office:value="2938525" table:style-name="ce15">
            <text:p>2 938 525</text:p>
          </table:table-cell>
          <table:table-cell office:value-type="float" office:value="2527743" table:style-name="ce15">
            <text:p>2 527 743</text:p>
          </table:table-cell>
          <table:table-cell office:value-type="float" office:value="1754696" table:style-name="ce15">
            <text:p>1 754 696</text:p>
          </table:table-cell>
          <table:table-cell office:value-type="float" office:value="457857" table:style-name="ce15">
            <text:p>457 857</text:p>
          </table:table-cell>
          <table:table-cell office:value-type="float" office:value="1239533" table:style-name="ce15">
            <text:p>1 239 533</text:p>
          </table:table-cell>
          <table:table-cell office:value-type="float" office:value="358092" table:style-name="ce15">
            <text:p>358 092</text:p>
          </table:table-cell>
          <table:table-cell office:value-type="float" office:value="329009" table:style-name="ce15">
            <text:p>329 009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H49</text:p>
          </table:table-cell>
          <table:table-cell office:value-type="string" table:style-name="ce12">
            <text:p>Landverkehr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318" table:style-name="ce15">
            <text:p>318</text:p>
          </table:table-cell>
          <table:table-cell office:value-type="float" office:value="31229" table:style-name="ce15">
            <text:p>31 229</text:p>
          </table:table-cell>
          <table:table-cell office:value-type="float" office:value="30639" table:style-name="ce15">
            <text:p>30 639</text:p>
          </table:table-cell>
          <table:table-cell office:value-type="float" office:value="1550038" table:style-name="ce15">
            <text:p>1 550 038</text:p>
          </table:table-cell>
          <table:table-cell office:value-type="float" office:value="7281881" table:style-name="ce15">
            <text:p>7 281 881</text:p>
          </table:table-cell>
          <table:table-cell office:value-type="float" office:value="6775453" table:style-name="ce15">
            <text:p>6 775 453</text:p>
          </table:table-cell>
          <table:table-cell office:value-type="float" office:value="4937681" table:style-name="ce15">
            <text:p>4 937 681</text:p>
          </table:table-cell>
          <table:table-cell office:value-type="float" office:value="4397169" table:style-name="ce15">
            <text:p>4 397 169</text:p>
          </table:table-cell>
          <table:table-cell office:value-type="float" office:value="1955693" table:style-name="ce15">
            <text:p>1 955 693</text:p>
          </table:table-cell>
          <table:table-cell office:value-type="float" office:value="2509342" table:style-name="ce15">
            <text:p>2 509 342</text:p>
          </table:table-cell>
          <table:table-cell office:value-type="float" office:value="959304" table:style-name="ce15">
            <text:p>959 304</text:p>
          </table:table-cell>
          <table:table-cell office:value-type="float" office:value="759133" table:style-name="ce15">
            <text:p>759 133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H49</text:p>
          </table:table-cell>
          <table:table-cell office:value-type="string" table:style-name="ce12">
            <text:p>Landverkehr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35" table:style-name="ce15">
            <text:p>35</text:p>
          </table:table-cell>
          <table:table-cell office:value-type="float" office:value="44114" table:style-name="ce15">
            <text:p>44 114</text:p>
          </table:table-cell>
          <table:table-cell office:value-type="float" office:value="44041" table:style-name="ce15">
            <text:p>44 041</text:p>
          </table:table-cell>
          <table:table-cell office:value-type="float" office:value="2866793" table:style-name="ce15">
            <text:p>2 866 793</text:p>
          </table:table-cell>
          <table:table-cell office:value-type="float" office:value="10340287" table:style-name="ce15">
            <text:p>10 340 287</text:p>
          </table:table-cell>
          <table:table-cell office:value-type="float" office:value="8315881" table:style-name="ce15">
            <text:p>8 315 881</text:p>
          </table:table-cell>
          <table:table-cell office:value-type="float" office:value="6765564" table:style-name="ce15">
            <text:p>6 765 564</text:p>
          </table:table-cell>
          <table:table-cell office:value-type="float" office:value="6393533" table:style-name="ce15">
            <text:p>6 393 533</text:p>
          </table:table-cell>
          <table:table-cell office:value-type="float" office:value="3151805" table:style-name="ce15">
            <text:p>3 151 805</text:p>
          </table:table-cell>
          <table:table-cell office:value-type="float" office:value="3573444" table:style-name="ce15">
            <text:p>3 573 444</text:p>
          </table:table-cell>
          <table:table-cell office:value-type="float" office:value="706651" table:style-name="ce15">
            <text:p>706 651</text:p>
          </table:table-cell>
          <table:table-cell office:value-type="float" office:value="1492736" table:style-name="ce15">
            <text:p>1 492 736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H50</text:p>
          </table:table-cell>
          <table:table-cell office:value-type="string" table:style-name="ce12">
            <text:p>Schifffahrt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98" table:style-name="ce15">
            <text:p>98</text:p>
          </table:table-cell>
          <table:table-cell office:value-type="float" office:value="688" table:style-name="ce15">
            <text:p>688</text:p>
          </table:table-cell>
          <table:table-cell office:value-type="float" office:value="590" table:style-name="ce15">
            <text:p>590</text:p>
          </table:table-cell>
          <table:table-cell office:value-type="float" office:value="24130" table:style-name="ce15">
            <text:p>24 130</text:p>
          </table:table-cell>
          <table:table-cell office:value-type="float" office:value="155734" table:style-name="ce15">
            <text:p>155 734</text:p>
          </table:table-cell>
          <table:table-cell office:value-type="float" office:value="145999" table:style-name="ce15">
            <text:p>145 999</text:p>
          </table:table-cell>
          <table:table-cell office:value-type="float" office:value="87253" table:style-name="ce15">
            <text:p>87 253</text:p>
          </table:table-cell>
          <table:table-cell office:value-type="float" office:value="109456" table:style-name="ce15">
            <text:p>109 456</text:p>
          </table:table-cell>
          <table:table-cell office:value-type="float" office:value="61254" table:style-name="ce15">
            <text:p>61 254</text:p>
          </table:table-cell>
          <table:table-cell office:value-type="float" office:value="39631" table:style-name="ce15">
            <text:p>39 631</text:p>
          </table:table-cell>
          <table:table-cell office:value-type="float" office:value="15501" table:style-name="ce15">
            <text:p>15 501</text:p>
          </table:table-cell>
          <table:table-cell office:value-type="float" office:value="22158" table:style-name="ce15">
            <text:p>22 158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H50</text:p>
          </table:table-cell>
          <table:table-cell office:value-type="string" table:style-name="ce12">
            <text:p>Schifffahrt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29" table:style-name="ce15">
            <text:p>29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H50</text:p>
          </table:table-cell>
          <table:table-cell office:value-type="string" table:style-name="ce12">
            <text:p>Schifffahrt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52" table:style-name="ce15">
            <text:p>52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H50</text:p>
          </table:table-cell>
          <table:table-cell office:value-type="string" table:style-name="ce12">
            <text:p>Schifffahrt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10" table:style-name="ce15">
            <text:p>10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H50</text:p>
          </table:table-cell>
          <table:table-cell office:value-type="string" table:style-name="ce12">
            <text:p>Schifffahrt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H50</text:p>
          </table:table-cell>
          <table:table-cell office:value-type="string" table:style-name="ce12">
            <text:p>Schifffahrt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H50</text:p>
          </table:table-cell>
          <table:table-cell office:value-type="string" table:style-name="ce12">
            <text:p>Schifffahrt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H51</text:p>
          </table:table-cell>
          <table:table-cell office:value-type="string" table:style-name="ce12">
            <text:p>Luftfahrt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215" table:style-name="ce15">
            <text:p>215</text:p>
          </table:table-cell>
          <table:table-cell office:value-type="float" office:value="7149" table:style-name="ce15">
            <text:p>7 149</text:p>
          </table:table-cell>
          <table:table-cell office:value-type="float" office:value="6953" table:style-name="ce15">
            <text:p>6 953</text:p>
          </table:table-cell>
          <table:table-cell office:value-type="float" office:value="556763" table:style-name="ce15">
            <text:p>556 763</text:p>
          </table:table-cell>
          <table:table-cell office:value-type="float" office:value="4195072" table:style-name="ce15">
            <text:p>4 195 072</text:p>
          </table:table-cell>
          <table:table-cell office:value-type="float" office:value="4111702" table:style-name="ce15">
            <text:p>4 111 702</text:p>
          </table:table-cell>
          <table:table-cell office:value-type="float" office:value="3087772" table:style-name="ce15">
            <text:p>3 087 772</text:p>
          </table:table-cell>
          <table:table-cell office:value-type="float" office:value="3229687" table:style-name="ce15">
            <text:p>3 229 687</text:p>
          </table:table-cell>
          <table:table-cell office:value-type="float" office:value="1049713" table:style-name="ce15">
            <text:p>1 049 713</text:p>
          </table:table-cell>
          <table:table-cell office:value-type="float" office:value="917062" table:style-name="ce15">
            <text:p>917 062</text:p>
          </table:table-cell>
          <table:table-cell office:value-type="float" office:value="360299" table:style-name="ce15">
            <text:p>360 299</text:p>
          </table:table-cell>
          <table:table-cell office:value-type="float" office:value="106046" table:style-name="ce15">
            <text:p>106 046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H51</text:p>
          </table:table-cell>
          <table:table-cell office:value-type="string" table:style-name="ce12">
            <text:p>Luftfahrt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119" table:style-name="ce15">
            <text:p>119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H51</text:p>
          </table:table-cell>
          <table:table-cell office:value-type="string" table:style-name="ce12">
            <text:p>Luftfahrt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60" table:style-name="ce15">
            <text:p>60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H51</text:p>
          </table:table-cell>
          <table:table-cell office:value-type="string" table:style-name="ce12">
            <text:p>Luftfahrt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16" table:style-name="ce15">
            <text:p>16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H51</text:p>
          </table:table-cell>
          <table:table-cell office:value-type="string" table:style-name="ce12">
            <text:p>Luftfahrt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11" table:style-name="ce15">
            <text:p>11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H51</text:p>
          </table:table-cell>
          <table:table-cell office:value-type="string" table:style-name="ce12">
            <text:p>Luftfahrt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8" table:style-name="ce15">
            <text:p>8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H51</text:p>
          </table:table-cell>
          <table:table-cell office:value-type="string" table:style-name="ce12">
            <text:p>Luftfahrt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H52</text:p>
          </table:table-cell>
          <table:table-cell office:value-type="string" table:style-name="ce12">
            <text:p>Dienstleistungen für den Verkehr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1552" table:style-name="ce15">
            <text:p>1 552</text:p>
          </table:table-cell>
          <table:table-cell office:value-type="float" office:value="43719" table:style-name="ce15">
            <text:p>43 719</text:p>
          </table:table-cell>
          <table:table-cell office:value-type="float" office:value="42036" table:style-name="ce15">
            <text:p>42 036</text:p>
          </table:table-cell>
          <table:table-cell office:value-type="float" office:value="2798132" table:style-name="ce15">
            <text:p>2 798 132</text:p>
          </table:table-cell>
          <table:table-cell office:value-type="float" office:value="25595434" table:style-name="ce15">
            <text:p>25 595 434</text:p>
          </table:table-cell>
          <table:table-cell office:value-type="float" office:value="24592366" table:style-name="ce15">
            <text:p>24 592 366</text:p>
          </table:table-cell>
          <table:table-cell office:value-type="float" office:value="9249098" table:style-name="ce15">
            <text:p>9 249 098</text:p>
          </table:table-cell>
          <table:table-cell office:value-type="float" office:value="19271756" table:style-name="ce15">
            <text:p>19 271 756</text:p>
          </table:table-cell>
          <table:table-cell office:value-type="float" office:value="15805163" table:style-name="ce15">
            <text:p>15 805 163</text:p>
          </table:table-cell>
          <table:table-cell office:value-type="float" office:value="5795619" table:style-name="ce15">
            <text:p>5 795 619</text:p>
          </table:table-cell>
          <table:table-cell office:value-type="float" office:value="2997487" table:style-name="ce15">
            <text:p>2 997 487</text:p>
          </table:table-cell>
          <table:table-cell office:value-type="float" office:value="988805" table:style-name="ce15">
            <text:p>988 805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H52</text:p>
          </table:table-cell>
          <table:table-cell office:value-type="string" table:style-name="ce12">
            <text:p>Dienstleistungen für den Verkehr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526" table:style-name="ce15">
            <text:p>526</text:p>
          </table:table-cell>
          <table:table-cell office:value-type="float" office:value="444" table:style-name="ce15">
            <text:p>444</text:p>
          </table:table-cell>
          <table:table-cell office:value-type="float" office:value="21" table:style-name="ce15">
            <text:p>21</text:p>
          </table:table-cell>
          <table:table-cell office:value-type="float" office:value="992" table:style-name="ce15">
            <text:p>992</text:p>
          </table:table-cell>
          <table:table-cell office:value-type="float" office:value="291459" table:style-name="ce15">
            <text:p>291 459</text:p>
          </table:table-cell>
          <table:table-cell office:value-type="float" office:value="276102" table:style-name="ce15">
            <text:p>276 102</text:p>
          </table:table-cell>
          <table:table-cell office:value-type="float" office:value="146920" table:style-name="ce15">
            <text:p>146 920</text:p>
          </table:table-cell>
          <table:table-cell office:value-type="float" office:value="206750" table:style-name="ce15">
            <text:p>206 750</text:p>
          </table:table-cell>
          <table:table-cell office:value-type="float" office:value="130359" table:style-name="ce15">
            <text:p>130 359</text:p>
          </table:table-cell>
          <table:table-cell office:value-type="float" office:value="70740" table:style-name="ce15">
            <text:p>70 740</text:p>
          </table:table-cell>
          <table:table-cell office:value-type="float" office:value="69748" table:style-name="ce15">
            <text:p>69 748</text:p>
          </table:table-cell>
          <table:table-cell office:value-type="float" office:value="5799" table:style-name="ce15">
            <text:p>5 799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H52</text:p>
          </table:table-cell>
          <table:table-cell office:value-type="string" table:style-name="ce12">
            <text:p>Dienstleistungen für den Verkehr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588" table:style-name="ce15">
            <text:p>588</text:p>
          </table:table-cell>
          <table:table-cell office:value-type="float" office:value="2492" table:style-name="ce15">
            <text:p>2 492</text:p>
          </table:table-cell>
          <table:table-cell office:value-type="float" office:value="1832" table:style-name="ce15">
            <text:p>1 832</text:p>
          </table:table-cell>
          <table:table-cell office:value-type="float" office:value="91450" table:style-name="ce15">
            <text:p>91 450</text:p>
          </table:table-cell>
          <table:table-cell office:value-type="float" office:value="1552376" table:style-name="ce15">
            <text:p>1 552 376</text:p>
          </table:table-cell>
          <table:table-cell office:value-type="float" office:value="1524671" table:style-name="ce15">
            <text:p>1 524 671</text:p>
          </table:table-cell>
          <table:table-cell office:value-type="float" office:value="493567" table:style-name="ce15">
            <text:p>493 567</text:p>
          </table:table-cell>
          <table:table-cell office:value-type="float" office:value="1326182" table:style-name="ce15">
            <text:p>1 326 182</text:p>
          </table:table-cell>
          <table:table-cell office:value-type="float" office:value="1040270" table:style-name="ce15">
            <text:p>1 040 270</text:p>
          </table:table-cell>
          <table:table-cell office:value-type="float" office:value="211818" table:style-name="ce15">
            <text:p>211 818</text:p>
          </table:table-cell>
          <table:table-cell office:value-type="float" office:value="120368" table:style-name="ce15">
            <text:p>120 368</text:p>
          </table:table-cell>
          <table:table-cell office:value-type="float" office:value="56865" table:style-name="ce15">
            <text:p>56 865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H52</text:p>
          </table:table-cell>
          <table:table-cell office:value-type="string" table:style-name="ce12">
            <text:p>Dienstleistungen für den Verkehr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181" table:style-name="ce15">
            <text:p>181</text:p>
          </table:table-cell>
          <table:table-cell office:value-type="float" office:value="2453" table:style-name="ce15">
            <text:p>2 453</text:p>
          </table:table-cell>
          <table:table-cell office:value-type="float" office:value="2246" table:style-name="ce15">
            <text:p>2 246</text:p>
          </table:table-cell>
          <table:table-cell office:value-type="float" office:value="134048" table:style-name="ce15">
            <text:p>134 048</text:p>
          </table:table-cell>
          <table:table-cell office:value-type="float" office:value="1980601" table:style-name="ce15">
            <text:p>1 980 601</text:p>
          </table:table-cell>
          <table:table-cell office:value-type="float" office:value="1722502" table:style-name="ce15">
            <text:p>1 722 502</text:p>
          </table:table-cell>
          <table:table-cell office:value-type="float" office:value="533162" table:style-name="ce15">
            <text:p>533 162</text:p>
          </table:table-cell>
          <table:table-cell office:value-type="float" office:value="1509034" table:style-name="ce15">
            <text:p>1 509 034</text:p>
          </table:table-cell>
          <table:table-cell office:value-type="float" office:value="1283351" table:style-name="ce15">
            <text:p>1 283 351</text:p>
          </table:table-cell>
          <table:table-cell office:value-type="float" office:value="306200" table:style-name="ce15">
            <text:p>306 200</text:p>
          </table:table-cell>
          <table:table-cell office:value-type="float" office:value="172152" table:style-name="ce15">
            <text:p>172 152</text:p>
          </table:table-cell>
          <table:table-cell office:value-type="float" office:value="23331" table:style-name="ce15">
            <text:p>23 331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H52</text:p>
          </table:table-cell>
          <table:table-cell office:value-type="string" table:style-name="ce12">
            <text:p>Dienstleistungen für den Verkehr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135" table:style-name="ce15">
            <text:p>135</text:p>
          </table:table-cell>
          <table:table-cell office:value-type="float" office:value="3954" table:style-name="ce15">
            <text:p>3 954</text:p>
          </table:table-cell>
          <table:table-cell office:value-type="float" office:value="3760" table:style-name="ce15">
            <text:p>3 760</text:p>
          </table:table-cell>
          <table:table-cell office:value-type="float" office:value="230621" table:style-name="ce15">
            <text:p>230 621</text:p>
          </table:table-cell>
          <table:table-cell office:value-type="float" office:value="2160152" table:style-name="ce15">
            <text:p>2 160 152</text:p>
          </table:table-cell>
          <table:table-cell office:value-type="float" office:value="1946902" table:style-name="ce15">
            <text:p>1 946 902</text:p>
          </table:table-cell>
          <table:table-cell office:value-type="float" office:value="632817" table:style-name="ce15">
            <text:p>632 817</text:p>
          </table:table-cell>
          <table:table-cell office:value-type="float" office:value="1751486" table:style-name="ce15">
            <text:p>1 751 486</text:p>
          </table:table-cell>
          <table:table-cell office:value-type="float" office:value="1492590" table:style-name="ce15">
            <text:p>1 492 590</text:p>
          </table:table-cell>
          <table:table-cell office:value-type="float" office:value="371992" table:style-name="ce15">
            <text:p>371 992</text:p>
          </table:table-cell>
          <table:table-cell office:value-type="float" office:value="141371" table:style-name="ce15">
            <text:p>141 371</text:p>
          </table:table-cell>
          <table:table-cell office:value-type="float" office:value="118891" table:style-name="ce15">
            <text:p>118 891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H52</text:p>
          </table:table-cell>
          <table:table-cell office:value-type="string" table:style-name="ce12">
            <text:p>Dienstleistungen für den Verkehr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91" table:style-name="ce15">
            <text:p>91</text:p>
          </table:table-cell>
          <table:table-cell office:value-type="float" office:value="9124" table:style-name="ce15">
            <text:p>9 124</text:p>
          </table:table-cell>
          <table:table-cell office:value-type="float" office:value="8971" table:style-name="ce15">
            <text:p>8 971</text:p>
          </table:table-cell>
          <table:table-cell office:value-type="float" office:value="557468" table:style-name="ce15">
            <text:p>557 468</text:p>
          </table:table-cell>
          <table:table-cell office:value-type="float" office:value="5801480" table:style-name="ce15">
            <text:p>5 801 480</text:p>
          </table:table-cell>
          <table:table-cell office:value-type="float" office:value="5600066" table:style-name="ce15">
            <text:p>5 600 066</text:p>
          </table:table-cell>
          <table:table-cell office:value-type="float" office:value="1602556" table:style-name="ce15">
            <text:p>1 602 556</text:p>
          </table:table-cell>
          <table:table-cell office:value-type="float" office:value="4817685" table:style-name="ce15">
            <text:p>4 817 685</text:p>
          </table:table-cell>
          <table:table-cell office:value-type="float" office:value="4126885" table:style-name="ce15">
            <text:p>4 126 885</text:p>
          </table:table-cell>
          <table:table-cell office:value-type="float" office:value="917717" table:style-name="ce15">
            <text:p>917 717</text:p>
          </table:table-cell>
          <table:table-cell office:value-type="float" office:value="360249" table:style-name="ce15">
            <text:p>360 249</text:p>
          </table:table-cell>
          <table:table-cell office:value-type="float" office:value="107600" table:style-name="ce15">
            <text:p>107 60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H52</text:p>
          </table:table-cell>
          <table:table-cell office:value-type="string" table:style-name="ce12">
            <text:p>Dienstleistungen für den Verkehr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31" table:style-name="ce15">
            <text:p>31</text:p>
          </table:table-cell>
          <table:table-cell office:value-type="float" office:value="25252" table:style-name="ce15">
            <text:p>25 252</text:p>
          </table:table-cell>
          <table:table-cell office:value-type="float" office:value="25206" table:style-name="ce15">
            <text:p>25 206</text:p>
          </table:table-cell>
          <table:table-cell office:value-type="float" office:value="1783553" table:style-name="ce15">
            <text:p>1 783 553</text:p>
          </table:table-cell>
          <table:table-cell office:value-type="float" office:value="13809366" table:style-name="ce15">
            <text:p>13 809 366</text:p>
          </table:table-cell>
          <table:table-cell office:value-type="float" office:value="13522123" table:style-name="ce15">
            <text:p>13 522 123</text:p>
          </table:table-cell>
          <table:table-cell office:value-type="float" office:value="5840076" table:style-name="ce15">
            <text:p>5 840 076</text:p>
          </table:table-cell>
          <table:table-cell office:value-type="float" office:value="9660619" table:style-name="ce15">
            <text:p>9 660 619</text:p>
          </table:table-cell>
          <table:table-cell office:value-type="float" office:value="7731708" table:style-name="ce15">
            <text:p>7 731 708</text:p>
          </table:table-cell>
          <table:table-cell office:value-type="float" office:value="3917152" table:style-name="ce15">
            <text:p>3 917 152</text:p>
          </table:table-cell>
          <table:table-cell office:value-type="float" office:value="2133599" table:style-name="ce15">
            <text:p>2 133 599</text:p>
          </table:table-cell>
          <table:table-cell office:value-type="float" office:value="676319" table:style-name="ce15">
            <text:p>676 319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H53</text:p>
          </table:table-cell>
          <table:table-cell office:value-type="string" table:style-name="ce12">
            <text:p>Post- und Kurierdienste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830" table:style-name="ce15">
            <text:p>830</text:p>
          </table:table-cell>
          <table:table-cell office:value-type="float" office:value="28454" table:style-name="ce15">
            <text:p>28 454</text:p>
          </table:table-cell>
          <table:table-cell office:value-type="float" office:value="27599" table:style-name="ce15">
            <text:p>27 599</text:p>
          </table:table-cell>
          <table:table-cell office:value-type="float" office:value="1319063" table:style-name="ce15">
            <text:p>1 319 063</text:p>
          </table:table-cell>
          <table:table-cell office:value-type="float" office:value="4116273" table:style-name="ce15">
            <text:p>4 116 273</text:p>
          </table:table-cell>
          <table:table-cell office:value-type="float" office:value="3989611" table:style-name="ce15">
            <text:p>3 989 611</text:p>
          </table:table-cell>
          <table:table-cell office:value-type="float" office:value="2334158" table:style-name="ce15">
            <text:p>2 334 158</text:p>
          </table:table-cell>
          <table:table-cell office:value-type="float" office:value="2340367" table:style-name="ce15">
            <text:p>2 340 367</text:p>
          </table:table-cell>
          <table:table-cell office:value-type="float" office:value="1657669" table:style-name="ce15">
            <text:p>1 657 669</text:p>
          </table:table-cell>
          <table:table-cell office:value-type="float" office:value="1654411" table:style-name="ce15">
            <text:p>1 654 411</text:p>
          </table:table-cell>
          <table:table-cell office:value-type="float" office:value="335348" table:style-name="ce15">
            <text:p>335 348</text:p>
          </table:table-cell>
          <table:table-cell office:value-type="float" office:value="170199" table:style-name="ce15">
            <text:p>170 199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H53</text:p>
          </table:table-cell>
          <table:table-cell office:value-type="string" table:style-name="ce12">
            <text:p>Post- und Kurierdienste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526" table:style-name="ce15">
            <text:p>526</text:p>
          </table:table-cell>
          <table:table-cell office:value-type="float" office:value="523" table:style-name="ce15">
            <text:p>523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42085" table:style-name="ce15">
            <text:p>42 085</text:p>
          </table:table-cell>
          <table:table-cell office:value-type="float" office:value="41910" table:style-name="ce15">
            <text:p>41 910</text:p>
          </table:table-cell>
          <table:table-cell office:value-type="float" office:value="15538" table:style-name="ce15">
            <text:p>15 538</text:p>
          </table:table-cell>
          <table:table-cell office:value-type="float" office:value="34865" table:style-name="ce15">
            <text:p>34 865</text:p>
          </table:table-cell>
          <table:table-cell office:value-type="float" office:value="26393" table:style-name="ce15">
            <text:p>26 393</text:p>
          </table:table-cell>
          <table:table-cell office:value-type="float" office:value="6973" table:style-name="ce15">
            <text:p>6 973</text:p>
          </table:table-cell>
          <table:table-cell office:value-type="float" office:value="6973" table:style-name="ce15">
            <text:p>6 973</text:p>
          </table:table-cell>
          <table:table-cell office:value-type="float" office:value="120" table:style-name="ce15">
            <text:p>12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H53</text:p>
          </table:table-cell>
          <table:table-cell office:value-type="string" table:style-name="ce12">
            <text:p>Post- und Kurierdienste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215" table:style-name="ce15">
            <text:p>215</text:p>
          </table:table-cell>
          <table:table-cell office:value-type="float" office:value="782" table:style-name="ce15">
            <text:p>782</text:p>
          </table:table-cell>
          <table:table-cell office:value-type="float" office:value="561" table:style-name="ce15">
            <text:p>561</text:p>
          </table:table-cell>
          <table:table-cell office:value-type="float" office:value="13224" table:style-name="ce15">
            <text:p>13 224</text:p>
          </table:table-cell>
          <table:table-cell office:value-type="float" office:value="52491" table:style-name="ce15">
            <text:p>52 491</text:p>
          </table:table-cell>
          <table:table-cell office:value-type="float" office:value="51822" table:style-name="ce15">
            <text:p>51 822</text:p>
          </table:table-cell>
          <table:table-cell office:value-type="float" office:value="39709" table:style-name="ce15">
            <text:p>39 709</text:p>
          </table:table-cell>
          <table:table-cell office:value-type="float" office:value="33893" table:style-name="ce15">
            <text:p>33 893</text:p>
          </table:table-cell>
          <table:table-cell office:value-type="float" office:value="12014" table:style-name="ce15">
            <text:p>12 014</text:p>
          </table:table-cell>
          <table:table-cell office:value-type="float" office:value="17679" table:style-name="ce15">
            <text:p>17 679</text:p>
          </table:table-cell>
          <table:table-cell office:value-type="float" office:value="4455" table:style-name="ce15">
            <text:p>4 455</text:p>
          </table:table-cell>
          <table:table-cell office:value-type="float" office:value="373" table:style-name="ce15">
            <text:p>373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H53</text:p>
          </table:table-cell>
          <table:table-cell office:value-type="string" table:style-name="ce12">
            <text:p>Post- und Kurierdienste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43" table:style-name="ce15">
            <text:p>43</text:p>
          </table:table-cell>
          <table:table-cell office:value-type="float" office:value="592" table:style-name="ce15">
            <text:p>592</text:p>
          </table:table-cell>
          <table:table-cell office:value-type="float" office:value="543" table:style-name="ce15">
            <text:p>543</text:p>
          </table:table-cell>
          <table:table-cell office:value-type="float" office:value="17100" table:style-name="ce15">
            <text:p>17 100</text:p>
          </table:table-cell>
          <table:table-cell office:value-type="float" office:value="269763" table:style-name="ce15">
            <text:p>269 763</text:p>
          </table:table-cell>
          <table:table-cell office:value-type="float" office:value="268194" table:style-name="ce15">
            <text:p>268 194</text:p>
          </table:table-cell>
          <table:table-cell office:value-type="float" office:value="58574" table:style-name="ce15">
            <text:p>58 574</text:p>
          </table:table-cell>
          <table:table-cell office:value-type="float" office:value="239477" table:style-name="ce15">
            <text:p>239 477</text:p>
          </table:table-cell>
          <table:table-cell office:value-type="float" office:value="209656" table:style-name="ce15">
            <text:p>209 656</text:p>
          </table:table-cell>
          <table:table-cell office:value-type="float" office:value="28590" table:style-name="ce15">
            <text:p>28 590</text:p>
          </table:table-cell>
          <table:table-cell office:value-type="float" office:value="11490" table:style-name="ce15">
            <text:p>11 490</text:p>
          </table:table-cell>
          <table:table-cell office:value-type="float" office:value="2133" table:style-name="ce15">
            <text:p>2 133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H53</text:p>
          </table:table-cell>
          <table:table-cell office:value-type="string" table:style-name="ce12">
            <text:p>Post- und Kurierdienste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21" table:style-name="ce15">
            <text:p>21</text:p>
          </table:table-cell>
          <table:table-cell office:value-type="float" office:value="712" table:style-name="ce15">
            <text:p>712</text:p>
          </table:table-cell>
          <table:table-cell office:value-type="float" office:value="690" table:style-name="ce15">
            <text:p>690</text:p>
          </table:table-cell>
          <table:table-cell office:value-type="float" office:value="26923" table:style-name="ce15">
            <text:p>26 923</text:p>
          </table:table-cell>
          <table:table-cell office:value-type="float" office:value="204085" table:style-name="ce15">
            <text:p>204 085</text:p>
          </table:table-cell>
          <table:table-cell office:value-type="float" office:value="200252" table:style-name="ce15">
            <text:p>200 252</text:p>
          </table:table-cell>
          <table:table-cell office:value-type="float" office:value="74441" table:style-name="ce15">
            <text:p>74 441</text:p>
          </table:table-cell>
          <table:table-cell office:value-type="float" office:value="152140" table:style-name="ce15">
            <text:p>152 140</text:p>
          </table:table-cell>
          <table:table-cell office:value-type="float" office:value="125881" table:style-name="ce15">
            <text:p>125 881</text:p>
          </table:table-cell>
          <table:table-cell office:value-type="float" office:value="47825" table:style-name="ce15">
            <text:p>47 825</text:p>
          </table:table-cell>
          <table:table-cell office:value-type="float" office:value="20902" table:style-name="ce15">
            <text:p>20 902</text:p>
          </table:table-cell>
          <table:table-cell office:value-type="float" office:value="6358" table:style-name="ce15">
            <text:p>6 358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H53</text:p>
          </table:table-cell>
          <table:table-cell office:value-type="string" table:style-name="ce12">
            <text:p>Post- und Kurierdienste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17" table:style-name="ce15">
            <text:p>17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H53</text:p>
          </table:table-cell>
          <table:table-cell office:value-type="string" table:style-name="ce12">
            <text:p>Post- und Kurierdienste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8" table:style-name="ce15">
            <text:p>8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8">
            <text:p>I</text:p>
          </table:table-cell>
          <table:table-cell office:value-type="string" table:style-name="ce8">
            <text:p>Beherbergung und Gastronomie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insgesamt</text:p>
          </table:table-cell>
          <table:table-cell office:value-type="float" office:value="47410" table:style-name="ce11">
            <text:p>47 410</text:p>
          </table:table-cell>
          <table:table-cell office:value-type="float" office:value="314001" table:style-name="ce11">
            <text:p>314 001</text:p>
          </table:table-cell>
          <table:table-cell office:value-type="float" office:value="258968" table:style-name="ce11">
            <text:p>258 968</text:p>
          </table:table-cell>
          <table:table-cell office:value-type="float" office:value="7977519" table:style-name="ce11">
            <text:p>7 977 519</text:p>
          </table:table-cell>
          <table:table-cell office:value-type="float" office:value="25785713" table:style-name="ce11">
            <text:p>25 785 713</text:p>
          </table:table-cell>
          <table:table-cell office:value-type="float" office:value="24147785" table:style-name="ce11">
            <text:p>24 147 785</text:p>
          </table:table-cell>
          <table:table-cell office:value-type="float" office:value="23792381" table:style-name="ce11">
            <text:p>23 792 381</text:p>
          </table:table-cell>
          <table:table-cell office:value-type="float" office:value="13265565" table:style-name="ce11">
            <text:p>13 265 565</text:p>
          </table:table-cell>
          <table:table-cell office:value-type="float" office:value="1050265" table:style-name="ce11">
            <text:p>1 050 265</text:p>
          </table:table-cell>
          <table:table-cell office:value-type="float" office:value="11654528" table:style-name="ce11">
            <text:p>11 654 528</text:p>
          </table:table-cell>
          <table:table-cell office:value-type="float" office:value="3677009" table:style-name="ce11">
            <text:p>3 677 009</text:p>
          </table:table-cell>
          <table:table-cell office:value-type="float" office:value="2388513" table:style-name="ce11">
            <text:p>2 388 513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I</text:p>
          </table:table-cell>
          <table:table-cell office:value-type="string" table:style-name="ce8">
            <text:p>Beherbergung und Gastronomie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0 - 1</text:p>
          </table:table-cell>
          <table:table-cell office:value-type="float" office:value="12599" table:style-name="ce11">
            <text:p>12 599</text:p>
          </table:table-cell>
          <table:table-cell office:value-type="float" office:value="12242" table:style-name="ce11">
            <text:p>12 242</text:p>
          </table:table-cell>
          <table:table-cell office:value-type="float" office:value="162" table:style-name="ce11">
            <text:p>162</text:p>
          </table:table-cell>
          <table:table-cell office:value-type="float" office:value="3223" table:style-name="ce11">
            <text:p>3 223</text:p>
          </table:table-cell>
          <table:table-cell office:value-type="float" office:value="911895" table:style-name="ce11">
            <text:p>911 895</text:p>
          </table:table-cell>
          <table:table-cell office:value-type="float" office:value="853254" table:style-name="ce11">
            <text:p>853 254</text:p>
          </table:table-cell>
          <table:table-cell office:value-type="float" office:value="855941" table:style-name="ce11">
            <text:p>855 941</text:p>
          </table:table-cell>
          <table:table-cell office:value-type="float" office:value="514939" table:style-name="ce11">
            <text:p>514 939</text:p>
          </table:table-cell>
          <table:table-cell office:value-type="float" office:value="23723" table:style-name="ce11">
            <text:p>23 723</text:p>
          </table:table-cell>
          <table:table-cell office:value-type="float" office:value="367705" table:style-name="ce11">
            <text:p>367 705</text:p>
          </table:table-cell>
          <table:table-cell office:value-type="float" office:value="364482" table:style-name="ce11">
            <text:p>364 482</text:p>
          </table:table-cell>
          <table:table-cell office:value-type="float" office:value="72515" table:style-name="ce11">
            <text:p>72 515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I</text:p>
          </table:table-cell>
          <table:table-cell office:value-type="string" table:style-name="ce8">
            <text:p>Beherbergung und Gastronomie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2 - 9</text:p>
          </table:table-cell>
          <table:table-cell office:value-type="float" office:value="27899" table:style-name="ce11">
            <text:p>27 899</text:p>
          </table:table-cell>
          <table:table-cell office:value-type="float" office:value="110397" table:style-name="ce11">
            <text:p>110 397</text:p>
          </table:table-cell>
          <table:table-cell office:value-type="float" office:value="76977" table:style-name="ce11">
            <text:p>76 977</text:p>
          </table:table-cell>
          <table:table-cell office:value-type="float" office:value="1795753" table:style-name="ce11">
            <text:p>1 795 753</text:p>
          </table:table-cell>
          <table:table-cell office:value-type="float" office:value="6957024" table:style-name="ce11">
            <text:p>6 957 024</text:p>
          </table:table-cell>
          <table:table-cell office:value-type="float" office:value="6568488" table:style-name="ce11">
            <text:p>6 568 488</text:p>
          </table:table-cell>
          <table:table-cell office:value-type="float" office:value="6575571" table:style-name="ce11">
            <text:p>6 575 571</text:p>
          </table:table-cell>
          <table:table-cell office:value-type="float" office:value="3619013" table:style-name="ce11">
            <text:p>3 619 013</text:p>
          </table:table-cell>
          <table:table-cell office:value-type="float" office:value="141864" table:style-name="ce11">
            <text:p>141 864</text:p>
          </table:table-cell>
          <table:table-cell office:value-type="float" office:value="3121267" table:style-name="ce11">
            <text:p>3 121 267</text:p>
          </table:table-cell>
          <table:table-cell office:value-type="float" office:value="1325514" table:style-name="ce11">
            <text:p>1 325 514</text:p>
          </table:table-cell>
          <table:table-cell office:value-type="float" office:value="478758" table:style-name="ce11">
            <text:p>478 758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I</text:p>
          </table:table-cell>
          <table:table-cell office:value-type="string" table:style-name="ce8">
            <text:p>Beherbergung und Gastronomie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10 - 19</text:p>
          </table:table-cell>
          <table:table-cell office:value-type="float" office:value="4448" table:style-name="ce11">
            <text:p>4 448</text:p>
          </table:table-cell>
          <table:table-cell office:value-type="float" office:value="58564" table:style-name="ce11">
            <text:p>58 564</text:p>
          </table:table-cell>
          <table:table-cell office:value-type="float" office:value="52973" table:style-name="ce11">
            <text:p>52 973</text:p>
          </table:table-cell>
          <table:table-cell office:value-type="float" office:value="1560197" table:style-name="ce11">
            <text:p>1 560 197</text:p>
          </table:table-cell>
          <table:table-cell office:value-type="float" office:value="4326076" table:style-name="ce11">
            <text:p>4 326 076</text:p>
          </table:table-cell>
          <table:table-cell office:value-type="float" office:value="4113513" table:style-name="ce11">
            <text:p>4 113 513</text:p>
          </table:table-cell>
          <table:table-cell office:value-type="float" office:value="4136241" table:style-name="ce11">
            <text:p>4 136 241</text:p>
          </table:table-cell>
          <table:table-cell office:value-type="float" office:value="2211025" table:style-name="ce11">
            <text:p>2 211 025</text:p>
          </table:table-cell>
          <table:table-cell office:value-type="float" office:value="89130" table:style-name="ce11">
            <text:p>89 130</text:p>
          </table:table-cell>
          <table:table-cell office:value-type="float" office:value="2030161" table:style-name="ce11">
            <text:p>2 030 161</text:p>
          </table:table-cell>
          <table:table-cell office:value-type="float" office:value="469964" table:style-name="ce11">
            <text:p>469 964</text:p>
          </table:table-cell>
          <table:table-cell office:value-type="float" office:value="390403" table:style-name="ce11">
            <text:p>390 403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I</text:p>
          </table:table-cell>
          <table:table-cell office:value-type="string" table:style-name="ce8">
            <text:p>Beherbergung und Gastronomie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20 - 49</text:p>
          </table:table-cell>
          <table:table-cell office:value-type="float" office:value="1832" table:style-name="ce11">
            <text:p>1 832</text:p>
          </table:table-cell>
          <table:table-cell office:value-type="float" office:value="53052" table:style-name="ce11">
            <text:p>53 052</text:p>
          </table:table-cell>
          <table:table-cell office:value-type="float" office:value="50416" table:style-name="ce11">
            <text:p>50 416</text:p>
          </table:table-cell>
          <table:table-cell office:value-type="float" office:value="1709610" table:style-name="ce11">
            <text:p>1 709 610</text:p>
          </table:table-cell>
          <table:table-cell office:value-type="float" office:value="4849956" table:style-name="ce11">
            <text:p>4 849 956</text:p>
          </table:table-cell>
          <table:table-cell office:value-type="float" office:value="4502780" table:style-name="ce11">
            <text:p>4 502 780</text:p>
          </table:table-cell>
          <table:table-cell office:value-type="float" office:value="4510776" table:style-name="ce11">
            <text:p>4 510 776</text:p>
          </table:table-cell>
          <table:table-cell office:value-type="float" office:value="2377081" table:style-name="ce11">
            <text:p>2 377 081</text:p>
          </table:table-cell>
          <table:table-cell office:value-type="float" office:value="180604" table:style-name="ce11">
            <text:p>180 604</text:p>
          </table:table-cell>
          <table:table-cell office:value-type="float" office:value="2326931" table:style-name="ce11">
            <text:p>2 326 931</text:p>
          </table:table-cell>
          <table:table-cell office:value-type="float" office:value="617321" table:style-name="ce11">
            <text:p>617 321</text:p>
          </table:table-cell>
          <table:table-cell office:value-type="float" office:value="594223" table:style-name="ce11">
            <text:p>594 223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I</text:p>
          </table:table-cell>
          <table:table-cell office:value-type="string" table:style-name="ce8">
            <text:p>Beherbergung und Gastronomie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50 - 249</text:p>
          </table:table-cell>
          <table:table-cell office:value-type="float" office:value="574" table:style-name="ce11">
            <text:p>574</text:p>
          </table:table-cell>
          <table:table-cell office:value-type="float" office:value="53907" table:style-name="ce11">
            <text:p>53 907</text:p>
          </table:table-cell>
          <table:table-cell office:value-type="float" office:value="52779" table:style-name="ce11">
            <text:p>52 779</text:p>
          </table:table-cell>
          <table:table-cell office:value-type="float" office:value="1959489" table:style-name="ce11">
            <text:p>1 959 489</text:p>
          </table:table-cell>
          <table:table-cell office:value-type="float" office:value="5767511" table:style-name="ce11">
            <text:p>5 767 511</text:p>
          </table:table-cell>
          <table:table-cell office:value-type="float" office:value="5382742" table:style-name="ce11">
            <text:p>5 382 742</text:p>
          </table:table-cell>
          <table:table-cell office:value-type="float" office:value="5250170" table:style-name="ce11">
            <text:p>5 250 170</text:p>
          </table:table-cell>
          <table:table-cell office:value-type="float" office:value="2892895" table:style-name="ce11">
            <text:p>2 892 895</text:p>
          </table:table-cell>
          <table:table-cell office:value-type="float" office:value="290222" table:style-name="ce11">
            <text:p>290 222</text:p>
          </table:table-cell>
          <table:table-cell office:value-type="float" office:value="2663324" table:style-name="ce11">
            <text:p>2 663 324</text:p>
          </table:table-cell>
          <table:table-cell office:value-type="float" office:value="703835" table:style-name="ce11">
            <text:p>703 835</text:p>
          </table:table-cell>
          <table:table-cell office:value-type="float" office:value="668800" table:style-name="ce11">
            <text:p>668 800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I</text:p>
          </table:table-cell>
          <table:table-cell office:value-type="string" table:style-name="ce8">
            <text:p>Beherbergung und Gastronomie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250 und mehr</text:p>
          </table:table-cell>
          <table:table-cell office:value-type="float" office:value="58" table:style-name="ce11">
            <text:p>58</text:p>
          </table:table-cell>
          <table:table-cell office:value-type="float" office:value="25839" table:style-name="ce11">
            <text:p>25 839</text:p>
          </table:table-cell>
          <table:table-cell office:value-type="float" office:value="25661" table:style-name="ce11">
            <text:p>25 661</text:p>
          </table:table-cell>
          <table:table-cell office:value-type="float" office:value="949247" table:style-name="ce11">
            <text:p>949 247</text:p>
          </table:table-cell>
          <table:table-cell office:value-type="float" office:value="2973251" table:style-name="ce11">
            <text:p>2 973 251</text:p>
          </table:table-cell>
          <table:table-cell office:value-type="float" office:value="2727008" table:style-name="ce11">
            <text:p>2 727 008</text:p>
          </table:table-cell>
          <table:table-cell office:value-type="float" office:value="2463682" table:style-name="ce11">
            <text:p>2 463 682</text:p>
          </table:table-cell>
          <table:table-cell office:value-type="float" office:value="1650612" table:style-name="ce11">
            <text:p>1 650 612</text:p>
          </table:table-cell>
          <table:table-cell office:value-type="float" office:value="324722" table:style-name="ce11">
            <text:p>324 722</text:p>
          </table:table-cell>
          <table:table-cell office:value-type="float" office:value="1145140" table:style-name="ce11">
            <text:p>1 145 140</text:p>
          </table:table-cell>
          <table:table-cell office:value-type="float" office:value="195893" table:style-name="ce11">
            <text:p>195 893</text:p>
          </table:table-cell>
          <table:table-cell office:value-type="float" office:value="183814" table:style-name="ce11">
            <text:p>183 814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2">
            <text:p>I55</text:p>
          </table:table-cell>
          <table:table-cell office:value-type="string" table:style-name="ce12">
            <text:p>Beherberg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16979" table:style-name="ce15">
            <text:p>16 979</text:p>
          </table:table-cell>
          <table:table-cell office:value-type="float" office:value="126445" table:style-name="ce15">
            <text:p>126 445</text:p>
          </table:table-cell>
          <table:table-cell office:value-type="float" office:value="106128" table:style-name="ce15">
            <text:p>106 128</text:p>
          </table:table-cell>
          <table:table-cell office:value-type="float" office:value="3930820" table:style-name="ce15">
            <text:p>3 930 820</text:p>
          </table:table-cell>
          <table:table-cell office:value-type="float" office:value="13053668" table:style-name="ce15">
            <text:p>13 053 668</text:p>
          </table:table-cell>
          <table:table-cell office:value-type="float" office:value="12091810" table:style-name="ce15">
            <text:p>12 091 810</text:p>
          </table:table-cell>
          <table:table-cell office:value-type="float" office:value="11961213" table:style-name="ce15">
            <text:p>11 961 213</text:p>
          </table:table-cell>
          <table:table-cell office:value-type="float" office:value="6336815" table:style-name="ce15">
            <text:p>6 336 815</text:p>
          </table:table-cell>
          <table:table-cell office:value-type="float" office:value="576032" table:style-name="ce15">
            <text:p>576 032</text:p>
          </table:table-cell>
          <table:table-cell office:value-type="float" office:value="6245125" table:style-name="ce15">
            <text:p>6 245 125</text:p>
          </table:table-cell>
          <table:table-cell office:value-type="float" office:value="2314305" table:style-name="ce15">
            <text:p>2 314 305</text:p>
          </table:table-cell>
          <table:table-cell office:value-type="float" office:value="1746653" table:style-name="ce15">
            <text:p>1 746 653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I55</text:p>
          </table:table-cell>
          <table:table-cell office:value-type="string" table:style-name="ce12">
            <text:p>Beherberg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5140" table:style-name="ce15">
            <text:p>5 140</text:p>
          </table:table-cell>
          <table:table-cell office:value-type="float" office:value="4964" table:style-name="ce15">
            <text:p>4 964</text:p>
          </table:table-cell>
          <table:table-cell office:value-type="float" office:value="66" table:style-name="ce15">
            <text:p>66</text:p>
          </table:table-cell>
          <table:table-cell office:value-type="float" office:value="1478" table:style-name="ce15">
            <text:p>1 478</text:p>
          </table:table-cell>
          <table:table-cell office:value-type="float" office:value="443959" table:style-name="ce15">
            <text:p>443 959</text:p>
          </table:table-cell>
          <table:table-cell office:value-type="float" office:value="407921" table:style-name="ce15">
            <text:p>407 921</text:p>
          </table:table-cell>
          <table:table-cell office:value-type="float" office:value="405114" table:style-name="ce15">
            <text:p>405 114</text:p>
          </table:table-cell>
          <table:table-cell office:value-type="float" office:value="242610" table:style-name="ce15">
            <text:p>242 610</text:p>
          </table:table-cell>
          <table:table-cell office:value-type="float" office:value="20276" table:style-name="ce15">
            <text:p>20 276</text:p>
          </table:table-cell>
          <table:table-cell office:value-type="float" office:value="184786" table:style-name="ce15">
            <text:p>184 786</text:p>
          </table:table-cell>
          <table:table-cell office:value-type="float" office:value="183308" table:style-name="ce15">
            <text:p>183 308</text:p>
          </table:table-cell>
          <table:table-cell office:value-type="float" office:value="58570" table:style-name="ce15">
            <text:p>58 57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I55</text:p>
          </table:table-cell>
          <table:table-cell office:value-type="string" table:style-name="ce12">
            <text:p>Beherberg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9142" table:style-name="ce15">
            <text:p>9 142</text:p>
          </table:table-cell>
          <table:table-cell office:value-type="float" office:value="33559" table:style-name="ce15">
            <text:p>33 559</text:p>
          </table:table-cell>
          <table:table-cell office:value-type="float" office:value="21951" table:style-name="ce15">
            <text:p>21 951</text:p>
          </table:table-cell>
          <table:table-cell office:value-type="float" office:value="620073" table:style-name="ce15">
            <text:p>620 073</text:p>
          </table:table-cell>
          <table:table-cell office:value-type="float" office:value="2877774" table:style-name="ce15">
            <text:p>2 877 774</text:p>
          </table:table-cell>
          <table:table-cell office:value-type="float" office:value="2651669" table:style-name="ce15">
            <text:p>2 651 669</text:p>
          </table:table-cell>
          <table:table-cell office:value-type="float" office:value="2616072" table:style-name="ce15">
            <text:p>2 616 072</text:p>
          </table:table-cell>
          <table:table-cell office:value-type="float" office:value="1412641" table:style-name="ce15">
            <text:p>1 412 641</text:p>
          </table:table-cell>
          <table:table-cell office:value-type="float" office:value="105960" table:style-name="ce15">
            <text:p>105 960</text:p>
          </table:table-cell>
          <table:table-cell office:value-type="float" office:value="1324792" table:style-name="ce15">
            <text:p>1 324 792</text:p>
          </table:table-cell>
          <table:table-cell office:value-type="float" office:value="704719" table:style-name="ce15">
            <text:p>704 719</text:p>
          </table:table-cell>
          <table:table-cell office:value-type="float" office:value="338281" table:style-name="ce15">
            <text:p>338 281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I55</text:p>
          </table:table-cell>
          <table:table-cell office:value-type="string" table:style-name="ce12">
            <text:p>Beherberg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1506" table:style-name="ce15">
            <text:p>1 506</text:p>
          </table:table-cell>
          <table:table-cell office:value-type="float" office:value="20054" table:style-name="ce15">
            <text:p>20 054</text:p>
          </table:table-cell>
          <table:table-cell office:value-type="float" office:value="18124" table:style-name="ce15">
            <text:p>18 124</text:p>
          </table:table-cell>
          <table:table-cell office:value-type="float" office:value="654733" table:style-name="ce15">
            <text:p>654 733</text:p>
          </table:table-cell>
          <table:table-cell office:value-type="float" office:value="1944200" table:style-name="ce15">
            <text:p>1 944 200</text:p>
          </table:table-cell>
          <table:table-cell office:value-type="float" office:value="1823021" table:style-name="ce15">
            <text:p>1 823 021</text:p>
          </table:table-cell>
          <table:table-cell office:value-type="float" office:value="1836946" table:style-name="ce15">
            <text:p>1 836 946</text:p>
          </table:table-cell>
          <table:table-cell office:value-type="float" office:value="942911" table:style-name="ce15">
            <text:p>942 911</text:p>
          </table:table-cell>
          <table:table-cell office:value-type="float" office:value="50778" table:style-name="ce15">
            <text:p>50 778</text:p>
          </table:table-cell>
          <table:table-cell office:value-type="float" office:value="954098" table:style-name="ce15">
            <text:p>954 098</text:p>
          </table:table-cell>
          <table:table-cell office:value-type="float" office:value="299365" table:style-name="ce15">
            <text:p>299 365</text:p>
          </table:table-cell>
          <table:table-cell office:value-type="float" office:value="269760" table:style-name="ce15">
            <text:p>269 76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I55</text:p>
          </table:table-cell>
          <table:table-cell office:value-type="string" table:style-name="ce12">
            <text:p>Beherberg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822" table:style-name="ce15">
            <text:p>822</text:p>
          </table:table-cell>
          <table:table-cell office:value-type="float" office:value="24538" table:style-name="ce15">
            <text:p>24 538</text:p>
          </table:table-cell>
          <table:table-cell office:value-type="float" office:value="23385" table:style-name="ce15">
            <text:p>23 385</text:p>
          </table:table-cell>
          <table:table-cell office:value-type="float" office:value="923256" table:style-name="ce15">
            <text:p>923 256</text:p>
          </table:table-cell>
          <table:table-cell office:value-type="float" office:value="2748886" table:style-name="ce15">
            <text:p>2 748 886</text:p>
          </table:table-cell>
          <table:table-cell office:value-type="float" office:value="2526297" table:style-name="ce15">
            <text:p>2 526 297</text:p>
          </table:table-cell>
          <table:table-cell office:value-type="float" office:value="2545472" table:style-name="ce15">
            <text:p>2 545 472</text:p>
          </table:table-cell>
          <table:table-cell office:value-type="float" office:value="1282226" table:style-name="ce15">
            <text:p>1 282 226</text:p>
          </table:table-cell>
          <table:table-cell office:value-type="float" office:value="112547" table:style-name="ce15">
            <text:p>112 547</text:p>
          </table:table-cell>
          <table:table-cell office:value-type="float" office:value="1383082" table:style-name="ce15">
            <text:p>1 383 082</text:p>
          </table:table-cell>
          <table:table-cell office:value-type="float" office:value="459826" table:style-name="ce15">
            <text:p>459 826</text:p>
          </table:table-cell>
          <table:table-cell office:value-type="float" office:value="447079" table:style-name="ce15">
            <text:p>447 079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I55</text:p>
          </table:table-cell>
          <table:table-cell office:value-type="string" table:style-name="ce12">
            <text:p>Beherberg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342" table:style-name="ce15">
            <text:p>342</text:p>
          </table:table-cell>
          <table:table-cell office:value-type="float" office:value="31938" table:style-name="ce15">
            <text:p>31 938</text:p>
          </table:table-cell>
          <table:table-cell office:value-type="float" office:value="31296" table:style-name="ce15">
            <text:p>31 296</text:p>
          </table:table-cell>
          <table:table-cell office:value-type="float" office:value="1269618" table:style-name="ce15">
            <text:p>1 269 618</text:p>
          </table:table-cell>
          <table:table-cell office:value-type="float" office:value="3820341" table:style-name="ce15">
            <text:p>3 820 341</text:p>
          </table:table-cell>
          <table:table-cell office:value-type="float" office:value="3567281" table:style-name="ce15">
            <text:p>3 567 281</text:p>
          </table:table-cell>
          <table:table-cell office:value-type="float" office:value="3469942" table:style-name="ce15">
            <text:p>3 469 942</text:p>
          </table:table-cell>
          <table:table-cell office:value-type="float" office:value="1832421" table:style-name="ce15">
            <text:p>1 832 421</text:p>
          </table:table-cell>
          <table:table-cell office:value-type="float" office:value="225931" table:style-name="ce15">
            <text:p>225 931</text:p>
          </table:table-cell>
          <table:table-cell office:value-type="float" office:value="1871634" table:style-name="ce15">
            <text:p>1 871 634</text:p>
          </table:table-cell>
          <table:table-cell office:value-type="float" office:value="602016" table:style-name="ce15">
            <text:p>602 016</text:p>
          </table:table-cell>
          <table:table-cell office:value-type="float" office:value="547844" table:style-name="ce15">
            <text:p>547 844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I55</text:p>
          </table:table-cell>
          <table:table-cell office:value-type="string" table:style-name="ce12">
            <text:p>Beherberg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27" table:style-name="ce15">
            <text:p>27</text:p>
          </table:table-cell>
          <table:table-cell office:value-type="float" office:value="11392" table:style-name="ce15">
            <text:p>11 392</text:p>
          </table:table-cell>
          <table:table-cell office:value-type="float" office:value="11306" table:style-name="ce15">
            <text:p>11 306</text:p>
          </table:table-cell>
          <table:table-cell office:value-type="float" office:value="461662" table:style-name="ce15">
            <text:p>461 662</text:p>
          </table:table-cell>
          <table:table-cell office:value-type="float" office:value="1218508" table:style-name="ce15">
            <text:p>1 218 508</text:p>
          </table:table-cell>
          <table:table-cell office:value-type="float" office:value="1115621" table:style-name="ce15">
            <text:p>1 115 621</text:p>
          </table:table-cell>
          <table:table-cell office:value-type="float" office:value="1087667" table:style-name="ce15">
            <text:p>1 087 667</text:p>
          </table:table-cell>
          <table:table-cell office:value-type="float" office:value="624006" table:style-name="ce15">
            <text:p>624 006</text:p>
          </table:table-cell>
          <table:table-cell office:value-type="float" office:value="60540" table:style-name="ce15">
            <text:p>60 540</text:p>
          </table:table-cell>
          <table:table-cell office:value-type="float" office:value="526733" table:style-name="ce15">
            <text:p>526 733</text:p>
          </table:table-cell>
          <table:table-cell office:value-type="float" office:value="65071" table:style-name="ce15">
            <text:p>65 071</text:p>
          </table:table-cell>
          <table:table-cell office:value-type="float" office:value="85119" table:style-name="ce15">
            <text:p>85 119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I56</text:p>
          </table:table-cell>
          <table:table-cell office:value-type="string" table:style-name="ce12">
            <text:p>Gastronomie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30431" table:style-name="ce15">
            <text:p>30 431</text:p>
          </table:table-cell>
          <table:table-cell office:value-type="float" office:value="187556" table:style-name="ce15">
            <text:p>187 556</text:p>
          </table:table-cell>
          <table:table-cell office:value-type="float" office:value="152840" table:style-name="ce15">
            <text:p>152 840</text:p>
          </table:table-cell>
          <table:table-cell office:value-type="float" office:value="4046699" table:style-name="ce15">
            <text:p>4 046 699</text:p>
          </table:table-cell>
          <table:table-cell office:value-type="float" office:value="12732045" table:style-name="ce15">
            <text:p>12 732 045</text:p>
          </table:table-cell>
          <table:table-cell office:value-type="float" office:value="12055975" table:style-name="ce15">
            <text:p>12 055 975</text:p>
          </table:table-cell>
          <table:table-cell office:value-type="float" office:value="11831168" table:style-name="ce15">
            <text:p>11 831 168</text:p>
          </table:table-cell>
          <table:table-cell office:value-type="float" office:value="6928750" table:style-name="ce15">
            <text:p>6 928 750</text:p>
          </table:table-cell>
          <table:table-cell office:value-type="float" office:value="474233" table:style-name="ce15">
            <text:p>474 233</text:p>
          </table:table-cell>
          <table:table-cell office:value-type="float" office:value="5409403" table:style-name="ce15">
            <text:p>5 409 403</text:p>
          </table:table-cell>
          <table:table-cell office:value-type="float" office:value="1362704" table:style-name="ce15">
            <text:p>1 362 704</text:p>
          </table:table-cell>
          <table:table-cell office:value-type="float" office:value="641860" table:style-name="ce15">
            <text:p>641 86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I56</text:p>
          </table:table-cell>
          <table:table-cell office:value-type="string" table:style-name="ce12">
            <text:p>Gastronomie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7459" table:style-name="ce15">
            <text:p>7 459</text:p>
          </table:table-cell>
          <table:table-cell office:value-type="float" office:value="7278" table:style-name="ce15">
            <text:p>7 278</text:p>
          </table:table-cell>
          <table:table-cell office:value-type="float" office:value="96" table:style-name="ce15">
            <text:p>96</text:p>
          </table:table-cell>
          <table:table-cell office:value-type="float" office:value="1745" table:style-name="ce15">
            <text:p>1 745</text:p>
          </table:table-cell>
          <table:table-cell office:value-type="float" office:value="467936" table:style-name="ce15">
            <text:p>467 936</text:p>
          </table:table-cell>
          <table:table-cell office:value-type="float" office:value="445333" table:style-name="ce15">
            <text:p>445 333</text:p>
          </table:table-cell>
          <table:table-cell office:value-type="float" office:value="450827" table:style-name="ce15">
            <text:p>450 827</text:p>
          </table:table-cell>
          <table:table-cell office:value-type="float" office:value="272329" table:style-name="ce15">
            <text:p>272 329</text:p>
          </table:table-cell>
          <table:table-cell office:value-type="float" office:value="3447" table:style-name="ce15">
            <text:p>3 447</text:p>
          </table:table-cell>
          <table:table-cell office:value-type="float" office:value="182919" table:style-name="ce15">
            <text:p>182 919</text:p>
          </table:table-cell>
          <table:table-cell office:value-type="float" office:value="181174" table:style-name="ce15">
            <text:p>181 174</text:p>
          </table:table-cell>
          <table:table-cell office:value-type="float" office:value="13945" table:style-name="ce15">
            <text:p>13 945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I56</text:p>
          </table:table-cell>
          <table:table-cell office:value-type="string" table:style-name="ce12">
            <text:p>Gastronomie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18757" table:style-name="ce15">
            <text:p>18 757</text:p>
          </table:table-cell>
          <table:table-cell office:value-type="float" office:value="76838" table:style-name="ce15">
            <text:p>76 838</text:p>
          </table:table-cell>
          <table:table-cell office:value-type="float" office:value="55026" table:style-name="ce15">
            <text:p>55 026</text:p>
          </table:table-cell>
          <table:table-cell office:value-type="float" office:value="1175680" table:style-name="ce15">
            <text:p>1 175 680</text:p>
          </table:table-cell>
          <table:table-cell office:value-type="float" office:value="4079250" table:style-name="ce15">
            <text:p>4 079 250</text:p>
          </table:table-cell>
          <table:table-cell office:value-type="float" office:value="3916819" table:style-name="ce15">
            <text:p>3 916 819</text:p>
          </table:table-cell>
          <table:table-cell office:value-type="float" office:value="3959499" table:style-name="ce15">
            <text:p>3 959 499</text:p>
          </table:table-cell>
          <table:table-cell office:value-type="float" office:value="2206372" table:style-name="ce15">
            <text:p>2 206 372</text:p>
          </table:table-cell>
          <table:table-cell office:value-type="float" office:value="35904" table:style-name="ce15">
            <text:p>35 904</text:p>
          </table:table-cell>
          <table:table-cell office:value-type="float" office:value="1796475" table:style-name="ce15">
            <text:p>1 796 475</text:p>
          </table:table-cell>
          <table:table-cell office:value-type="float" office:value="620795" table:style-name="ce15">
            <text:p>620 795</text:p>
          </table:table-cell>
          <table:table-cell office:value-type="float" office:value="140477" table:style-name="ce15">
            <text:p>140 477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I56</text:p>
          </table:table-cell>
          <table:table-cell office:value-type="string" table:style-name="ce12">
            <text:p>Gastronomie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2942" table:style-name="ce15">
            <text:p>2 942</text:p>
          </table:table-cell>
          <table:table-cell office:value-type="float" office:value="38510" table:style-name="ce15">
            <text:p>38 510</text:p>
          </table:table-cell>
          <table:table-cell office:value-type="float" office:value="34849" table:style-name="ce15">
            <text:p>34 849</text:p>
          </table:table-cell>
          <table:table-cell office:value-type="float" office:value="905464" table:style-name="ce15">
            <text:p>905 464</text:p>
          </table:table-cell>
          <table:table-cell office:value-type="float" office:value="2381876" table:style-name="ce15">
            <text:p>2 381 876</text:p>
          </table:table-cell>
          <table:table-cell office:value-type="float" office:value="2290492" table:style-name="ce15">
            <text:p>2 290 492</text:p>
          </table:table-cell>
          <table:table-cell office:value-type="float" office:value="2299295" table:style-name="ce15">
            <text:p>2 299 295</text:p>
          </table:table-cell>
          <table:table-cell office:value-type="float" office:value="1268114" table:style-name="ce15">
            <text:p>1 268 114</text:p>
          </table:table-cell>
          <table:table-cell office:value-type="float" office:value="38352" table:style-name="ce15">
            <text:p>38 352</text:p>
          </table:table-cell>
          <table:table-cell office:value-type="float" office:value="1076063" table:style-name="ce15">
            <text:p>1 076 063</text:p>
          </table:table-cell>
          <table:table-cell office:value-type="float" office:value="170599" table:style-name="ce15">
            <text:p>170 599</text:p>
          </table:table-cell>
          <table:table-cell office:value-type="float" office:value="120643" table:style-name="ce15">
            <text:p>120 643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I56</text:p>
          </table:table-cell>
          <table:table-cell office:value-type="string" table:style-name="ce12">
            <text:p>Gastronomie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1010" table:style-name="ce15">
            <text:p>1 010</text:p>
          </table:table-cell>
          <table:table-cell office:value-type="float" office:value="28514" table:style-name="ce15">
            <text:p>28 514</text:p>
          </table:table-cell>
          <table:table-cell office:value-type="float" office:value="27031" table:style-name="ce15">
            <text:p>27 031</text:p>
          </table:table-cell>
          <table:table-cell office:value-type="float" office:value="786354" table:style-name="ce15">
            <text:p>786 354</text:p>
          </table:table-cell>
          <table:table-cell office:value-type="float" office:value="2101070" table:style-name="ce15">
            <text:p>2 101 070</text:p>
          </table:table-cell>
          <table:table-cell office:value-type="float" office:value="1976483" table:style-name="ce15">
            <text:p>1 976 483</text:p>
          </table:table-cell>
          <table:table-cell office:value-type="float" office:value="1965304" table:style-name="ce15">
            <text:p>1 965 304</text:p>
          </table:table-cell>
          <table:table-cell office:value-type="float" office:value="1094855" table:style-name="ce15">
            <text:p>1 094 855</text:p>
          </table:table-cell>
          <table:table-cell office:value-type="float" office:value="68057" table:style-name="ce15">
            <text:p>68 057</text:p>
          </table:table-cell>
          <table:table-cell office:value-type="float" office:value="943849" table:style-name="ce15">
            <text:p>943 849</text:p>
          </table:table-cell>
          <table:table-cell office:value-type="float" office:value="157495" table:style-name="ce15">
            <text:p>157 495</text:p>
          </table:table-cell>
          <table:table-cell office:value-type="float" office:value="147144" table:style-name="ce15">
            <text:p>147 144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I56</text:p>
          </table:table-cell>
          <table:table-cell office:value-type="string" table:style-name="ce12">
            <text:p>Gastronomie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232" table:style-name="ce15">
            <text:p>232</text:p>
          </table:table-cell>
          <table:table-cell office:value-type="float" office:value="21969" table:style-name="ce15">
            <text:p>21 969</text:p>
          </table:table-cell>
          <table:table-cell office:value-type="float" office:value="21483" table:style-name="ce15">
            <text:p>21 483</text:p>
          </table:table-cell>
          <table:table-cell office:value-type="float" office:value="689871" table:style-name="ce15">
            <text:p>689 871</text:p>
          </table:table-cell>
          <table:table-cell office:value-type="float" office:value="1947170" table:style-name="ce15">
            <text:p>1 947 170</text:p>
          </table:table-cell>
          <table:table-cell office:value-type="float" office:value="1815461" table:style-name="ce15">
            <text:p>1 815 461</text:p>
          </table:table-cell>
          <table:table-cell office:value-type="float" office:value="1780228" table:style-name="ce15">
            <text:p>1 780 228</text:p>
          </table:table-cell>
          <table:table-cell office:value-type="float" office:value="1060474" table:style-name="ce15">
            <text:p>1 060 474</text:p>
          </table:table-cell>
          <table:table-cell office:value-type="float" office:value="64291" table:style-name="ce15">
            <text:p>64 291</text:p>
          </table:table-cell>
          <table:table-cell office:value-type="float" office:value="791690" table:style-name="ce15">
            <text:p>791 690</text:p>
          </table:table-cell>
          <table:table-cell office:value-type="float" office:value="101819" table:style-name="ce15">
            <text:p>101 819</text:p>
          </table:table-cell>
          <table:table-cell office:value-type="float" office:value="120956" table:style-name="ce15">
            <text:p>120 956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I56</text:p>
          </table:table-cell>
          <table:table-cell office:value-type="string" table:style-name="ce12">
            <text:p>Gastronomie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31" table:style-name="ce15">
            <text:p>31</text:p>
          </table:table-cell>
          <table:table-cell office:value-type="float" office:value="14447" table:style-name="ce15">
            <text:p>14 447</text:p>
          </table:table-cell>
          <table:table-cell office:value-type="float" office:value="14355" table:style-name="ce15">
            <text:p>14 355</text:p>
          </table:table-cell>
          <table:table-cell office:value-type="float" office:value="487585" table:style-name="ce15">
            <text:p>487 585</text:p>
          </table:table-cell>
          <table:table-cell office:value-type="float" office:value="1754743" table:style-name="ce15">
            <text:p>1 754 743</text:p>
          </table:table-cell>
          <table:table-cell office:value-type="float" office:value="1611387" table:style-name="ce15">
            <text:p>1 611 387</text:p>
          </table:table-cell>
          <table:table-cell office:value-type="float" office:value="1376015" table:style-name="ce15">
            <text:p>1 376 015</text:p>
          </table:table-cell>
          <table:table-cell office:value-type="float" office:value="1026606" table:style-name="ce15">
            <text:p>1 026 606</text:p>
          </table:table-cell>
          <table:table-cell office:value-type="float" office:value="264182" table:style-name="ce15">
            <text:p>264 182</text:p>
          </table:table-cell>
          <table:table-cell office:value-type="float" office:value="618407" table:style-name="ce15">
            <text:p>618 407</text:p>
          </table:table-cell>
          <table:table-cell office:value-type="float" office:value="130822" table:style-name="ce15">
            <text:p>130 822</text:p>
          </table:table-cell>
          <table:table-cell office:value-type="float" office:value="98695" table:style-name="ce15">
            <text:p>98 695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8">
            <text:p>J</text:p>
          </table:table-cell>
          <table:table-cell office:value-type="string" table:style-name="ce8">
            <text:p>Information und Kommunikation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insgesamt</text:p>
          </table:table-cell>
          <table:table-cell office:value-type="float" office:value="29923" table:style-name="ce11">
            <text:p>29 923</text:p>
          </table:table-cell>
          <table:table-cell office:value-type="float" office:value="146182" table:style-name="ce11">
            <text:p>146 182</text:p>
          </table:table-cell>
          <table:table-cell office:value-type="float" office:value="114943" table:style-name="ce11">
            <text:p>114 943</text:p>
          </table:table-cell>
          <table:table-cell office:value-type="float" office:value="8973475" table:style-name="ce11">
            <text:p>8 973 475</text:p>
          </table:table-cell>
          <table:table-cell office:value-type="float" office:value="32217257" table:style-name="ce11">
            <text:p>32 217 257</text:p>
          </table:table-cell>
          <table:table-cell office:value-type="float" office:value="30450642" table:style-name="ce11">
            <text:p>30 450 642</text:p>
          </table:table-cell>
          <table:table-cell office:value-type="float" office:value="21577897" table:style-name="ce11">
            <text:p>21 577 897</text:p>
          </table:table-cell>
          <table:table-cell office:value-type="float" office:value="17505308" table:style-name="ce11">
            <text:p>17 505 308</text:p>
          </table:table-cell>
          <table:table-cell office:value-type="float" office:value="9295104" table:style-name="ce11">
            <text:p>9 295 104</text:p>
          </table:table-cell>
          <table:table-cell office:value-type="float" office:value="13405911" table:style-name="ce11">
            <text:p>13 405 911</text:p>
          </table:table-cell>
          <table:table-cell office:value-type="float" office:value="4432436" table:style-name="ce11">
            <text:p>4 432 436</text:p>
          </table:table-cell>
          <table:table-cell office:value-type="float" office:value="2113779" table:style-name="ce11">
            <text:p>2 113 779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J</text:p>
          </table:table-cell>
          <table:table-cell office:value-type="string" table:style-name="ce8">
            <text:p>Information und Kommunikation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0 - 1</text:p>
          </table:table-cell>
          <table:table-cell office:value-type="float" office:value="20329" table:style-name="ce11">
            <text:p>20 329</text:p>
          </table:table-cell>
          <table:table-cell office:value-type="float" office:value="19547" table:style-name="ce11">
            <text:p>19 547</text:p>
          </table:table-cell>
          <table:table-cell office:value-type="float" office:value="235" table:style-name="ce11">
            <text:p>235</text:p>
          </table:table-cell>
          <table:table-cell office:value-type="float" office:value="9992" table:style-name="ce11">
            <text:p>9 992</text:p>
          </table:table-cell>
          <table:table-cell office:value-type="float" office:value="1533242" table:style-name="ce11">
            <text:p>1 533 242</text:p>
          </table:table-cell>
          <table:table-cell office:value-type="float" office:value="1504137" table:style-name="ce11">
            <text:p>1 504 137</text:p>
          </table:table-cell>
          <table:table-cell office:value-type="float" office:value="1224503" table:style-name="ce11">
            <text:p>1 224 503</text:p>
          </table:table-cell>
          <table:table-cell office:value-type="float" office:value="777219" table:style-name="ce11">
            <text:p>777 219</text:p>
          </table:table-cell>
          <table:table-cell office:value-type="float" office:value="287435" table:style-name="ce11">
            <text:p>287 435</text:p>
          </table:table-cell>
          <table:table-cell office:value-type="float" office:value="734709" table:style-name="ce11">
            <text:p>734 709</text:p>
          </table:table-cell>
          <table:table-cell office:value-type="float" office:value="724717" table:style-name="ce11">
            <text:p>724 717</text:p>
          </table:table-cell>
          <table:table-cell office:value-type="float" office:value="38005" table:style-name="ce11">
            <text:p>38 005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J</text:p>
          </table:table-cell>
          <table:table-cell office:value-type="string" table:style-name="ce8">
            <text:p>Information und Kommunikation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2 - 9</text:p>
          </table:table-cell>
          <table:table-cell office:value-type="float" office:value="7715" table:style-name="ce11">
            <text:p>7 715</text:p>
          </table:table-cell>
          <table:table-cell office:value-type="float" office:value="25490" table:style-name="ce11">
            <text:p>25 490</text:p>
          </table:table-cell>
          <table:table-cell office:value-type="float" office:value="16044" table:style-name="ce11">
            <text:p>16 044</text:p>
          </table:table-cell>
          <table:table-cell office:value-type="float" office:value="735523" table:style-name="ce11">
            <text:p>735 523</text:p>
          </table:table-cell>
          <table:table-cell office:value-type="float" office:value="3394368" table:style-name="ce11">
            <text:p>3 394 368</text:p>
          </table:table-cell>
          <table:table-cell office:value-type="float" office:value="3326122" table:style-name="ce11">
            <text:p>3 326 122</text:p>
          </table:table-cell>
          <table:table-cell office:value-type="float" office:value="2599562" table:style-name="ce11">
            <text:p>2 599 562</text:p>
          </table:table-cell>
          <table:table-cell office:value-type="float" office:value="1926831" table:style-name="ce11">
            <text:p>1 926 831</text:p>
          </table:table-cell>
          <table:table-cell office:value-type="float" office:value="756641" table:style-name="ce11">
            <text:p>756 641</text:p>
          </table:table-cell>
          <table:table-cell office:value-type="float" office:value="1429571" table:style-name="ce11">
            <text:p>1 429 571</text:p>
          </table:table-cell>
          <table:table-cell office:value-type="float" office:value="694048" table:style-name="ce11">
            <text:p>694 048</text:p>
          </table:table-cell>
          <table:table-cell office:value-type="float" office:value="105408" table:style-name="ce11">
            <text:p>105 408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J</text:p>
          </table:table-cell>
          <table:table-cell office:value-type="string" table:style-name="ce8">
            <text:p>Information und Kommunikation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10 - 19</text:p>
          </table:table-cell>
          <table:table-cell office:value-type="float" office:value="919" table:style-name="ce11">
            <text:p>919</text:p>
          </table:table-cell>
          <table:table-cell office:value-type="float" office:value="12391" table:style-name="ce11">
            <text:p>12 391</text:p>
          </table:table-cell>
          <table:table-cell office:value-type="float" office:value="11243" table:style-name="ce11">
            <text:p>11 243</text:p>
          </table:table-cell>
          <table:table-cell office:value-type="float" office:value="728119" table:style-name="ce11">
            <text:p>728 119</text:p>
          </table:table-cell>
          <table:table-cell office:value-type="float" office:value="1989749" table:style-name="ce11">
            <text:p>1 989 749</text:p>
          </table:table-cell>
          <table:table-cell office:value-type="float" office:value="1938992" table:style-name="ce11">
            <text:p>1 938 992</text:p>
          </table:table-cell>
          <table:table-cell office:value-type="float" office:value="1514911" table:style-name="ce11">
            <text:p>1 514 911</text:p>
          </table:table-cell>
          <table:table-cell office:value-type="float" office:value="1033554" table:style-name="ce11">
            <text:p>1 033 554</text:p>
          </table:table-cell>
          <table:table-cell office:value-type="float" office:value="453863" table:style-name="ce11">
            <text:p>453 863</text:p>
          </table:table-cell>
          <table:table-cell office:value-type="float" office:value="935561" table:style-name="ce11">
            <text:p>935 561</text:p>
          </table:table-cell>
          <table:table-cell office:value-type="float" office:value="207442" table:style-name="ce11">
            <text:p>207 442</text:p>
          </table:table-cell>
          <table:table-cell office:value-type="float" office:value="56875" table:style-name="ce11">
            <text:p>56 875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J</text:p>
          </table:table-cell>
          <table:table-cell office:value-type="string" table:style-name="ce8">
            <text:p>Information und Kommunikation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20 - 49</text:p>
          </table:table-cell>
          <table:table-cell office:value-type="float" office:value="591" table:style-name="ce11">
            <text:p>591</text:p>
          </table:table-cell>
          <table:table-cell office:value-type="float" office:value="17553" table:style-name="ce11">
            <text:p>17 553</text:p>
          </table:table-cell>
          <table:table-cell office:value-type="float" office:value="16753" table:style-name="ce11">
            <text:p>16 753</text:p>
          </table:table-cell>
          <table:table-cell office:value-type="float" office:value="1268413" table:style-name="ce11">
            <text:p>1 268 413</text:p>
          </table:table-cell>
          <table:table-cell office:value-type="float" office:value="3754810" table:style-name="ce11">
            <text:p>3 754 810</text:p>
          </table:table-cell>
          <table:table-cell office:value-type="float" office:value="3599031" table:style-name="ce11">
            <text:p>3 599 031</text:p>
          </table:table-cell>
          <table:table-cell office:value-type="float" office:value="2469928" table:style-name="ce11">
            <text:p>2 469 928</text:p>
          </table:table-cell>
          <table:table-cell office:value-type="float" office:value="2130731" table:style-name="ce11">
            <text:p>2 130 731</text:p>
          </table:table-cell>
          <table:table-cell office:value-type="float" office:value="1193274" table:style-name="ce11">
            <text:p>1 193 274</text:p>
          </table:table-cell>
          <table:table-cell office:value-type="float" office:value="1537251" table:style-name="ce11">
            <text:p>1 537 251</text:p>
          </table:table-cell>
          <table:table-cell office:value-type="float" office:value="268838" table:style-name="ce11">
            <text:p>268 838</text:p>
          </table:table-cell>
          <table:table-cell office:value-type="float" office:value="325090" table:style-name="ce11">
            <text:p>325 090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J</text:p>
          </table:table-cell>
          <table:table-cell office:value-type="string" table:style-name="ce8">
            <text:p>Information und Kommunikation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50 - 249</text:p>
          </table:table-cell>
          <table:table-cell office:value-type="float" office:value="305" table:style-name="ce11">
            <text:p>305</text:p>
          </table:table-cell>
          <table:table-cell office:value-type="float" office:value="28659" table:style-name="ce11">
            <text:p>28 659</text:p>
          </table:table-cell>
          <table:table-cell office:value-type="float" office:value="28253" table:style-name="ce11">
            <text:p>28 253</text:p>
          </table:table-cell>
          <table:table-cell office:value-type="float" office:value="2444436" table:style-name="ce11">
            <text:p>2 444 436</text:p>
          </table:table-cell>
          <table:table-cell office:value-type="float" office:value="7546283" table:style-name="ce11">
            <text:p>7 546 283</text:p>
          </table:table-cell>
          <table:table-cell office:value-type="float" office:value="7208734" table:style-name="ce11">
            <text:p>7 208 734</text:p>
          </table:table-cell>
          <table:table-cell office:value-type="float" office:value="4766236" table:style-name="ce11">
            <text:p>4 766 236</text:p>
          </table:table-cell>
          <table:table-cell office:value-type="float" office:value="4380376" table:style-name="ce11">
            <text:p>4 380 376</text:p>
          </table:table-cell>
          <table:table-cell office:value-type="float" office:value="2526959" table:style-name="ce11">
            <text:p>2 526 959</text:p>
          </table:table-cell>
          <table:table-cell office:value-type="float" office:value="2921064" table:style-name="ce11">
            <text:p>2 921 064</text:p>
          </table:table-cell>
          <table:table-cell office:value-type="float" office:value="476628" table:style-name="ce11">
            <text:p>476 628</text:p>
          </table:table-cell>
          <table:table-cell office:value-type="float" office:value="345298" table:style-name="ce11">
            <text:p>345 298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J</text:p>
          </table:table-cell>
          <table:table-cell office:value-type="string" table:style-name="ce8">
            <text:p>Information und Kommunikation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250 und mehr</text:p>
          </table:table-cell>
          <table:table-cell office:value-type="float" office:value="64" table:style-name="ce11">
            <text:p>64</text:p>
          </table:table-cell>
          <table:table-cell office:value-type="float" office:value="42542" table:style-name="ce11">
            <text:p>42 542</text:p>
          </table:table-cell>
          <table:table-cell office:value-type="float" office:value="42415" table:style-name="ce11">
            <text:p>42 415</text:p>
          </table:table-cell>
          <table:table-cell office:value-type="float" office:value="3786992" table:style-name="ce11">
            <text:p>3 786 992</text:p>
          </table:table-cell>
          <table:table-cell office:value-type="float" office:value="13998805" table:style-name="ce11">
            <text:p>13 998 805</text:p>
          </table:table-cell>
          <table:table-cell office:value-type="float" office:value="12873626" table:style-name="ce11">
            <text:p>12 873 626</text:p>
          </table:table-cell>
          <table:table-cell office:value-type="float" office:value="9002757" table:style-name="ce11">
            <text:p>9 002 757</text:p>
          </table:table-cell>
          <table:table-cell office:value-type="float" office:value="7256597" table:style-name="ce11">
            <text:p>7 256 597</text:p>
          </table:table-cell>
          <table:table-cell office:value-type="float" office:value="4076932" table:style-name="ce11">
            <text:p>4 076 932</text:p>
          </table:table-cell>
          <table:table-cell office:value-type="float" office:value="5847755" table:style-name="ce11">
            <text:p>5 847 755</text:p>
          </table:table-cell>
          <table:table-cell office:value-type="float" office:value="2060763" table:style-name="ce11">
            <text:p>2 060 763</text:p>
          </table:table-cell>
          <table:table-cell office:value-type="float" office:value="1243103" table:style-name="ce11">
            <text:p>1 243 103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2">
            <text:p>J58</text:p>
          </table:table-cell>
          <table:table-cell office:value-type="string" table:style-name="ce12">
            <text:p>Verlagswe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1529" table:style-name="ce15">
            <text:p>1 529</text:p>
          </table:table-cell>
          <table:table-cell office:value-type="float" office:value="16482" table:style-name="ce15">
            <text:p>16 482</text:p>
          </table:table-cell>
          <table:table-cell office:value-type="float" office:value="14835" table:style-name="ce15">
            <text:p>14 835</text:p>
          </table:table-cell>
          <table:table-cell office:value-type="float" office:value="1121991" table:style-name="ce15">
            <text:p>1 121 991</text:p>
          </table:table-cell>
          <table:table-cell office:value-type="float" office:value="4188758" table:style-name="ce15">
            <text:p>4 188 758</text:p>
          </table:table-cell>
          <table:table-cell office:value-type="float" office:value="4014733" table:style-name="ce15">
            <text:p>4 014 733</text:p>
          </table:table-cell>
          <table:table-cell office:value-type="float" office:value="2724566" table:style-name="ce15">
            <text:p>2 724 566</text:p>
          </table:table-cell>
          <table:table-cell office:value-type="float" office:value="2686549" table:style-name="ce15">
            <text:p>2 686 549</text:p>
          </table:table-cell>
          <table:table-cell office:value-type="float" office:value="1327768" table:style-name="ce15">
            <text:p>1 327 768</text:p>
          </table:table-cell>
          <table:table-cell office:value-type="float" office:value="1372368" table:style-name="ce15">
            <text:p>1 372 368</text:p>
          </table:table-cell>
          <table:table-cell office:value-type="float" office:value="250377" table:style-name="ce15">
            <text:p>250 377</text:p>
          </table:table-cell>
          <table:table-cell office:value-type="float" office:value="84394" table:style-name="ce15">
            <text:p>84 394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J58</text:p>
          </table:table-cell>
          <table:table-cell office:value-type="string" table:style-name="ce12">
            <text:p>Verlagswe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789" table:style-name="ce15">
            <text:p>789</text:p>
          </table:table-cell>
          <table:table-cell office:value-type="float" office:value="708" table:style-name="ce15">
            <text:p>708</text:p>
          </table:table-cell>
          <table:table-cell office:value-type="float" office:value="19" table:style-name="ce15">
            <text:p>19</text:p>
          </table:table-cell>
          <table:table-cell office:value-type="float" office:value="534" table:style-name="ce15">
            <text:p>534</text:p>
          </table:table-cell>
          <table:table-cell office:value-type="float" office:value="69212" table:style-name="ce15">
            <text:p>69 212</text:p>
          </table:table-cell>
          <table:table-cell office:value-type="float" office:value="67490" table:style-name="ce15">
            <text:p>67 490</text:p>
          </table:table-cell>
          <table:table-cell office:value-type="float" office:value="48770" table:style-name="ce15">
            <text:p>48 770</text:p>
          </table:table-cell>
          <table:table-cell office:value-type="float" office:value="51020" table:style-name="ce15">
            <text:p>51 020</text:p>
          </table:table-cell>
          <table:table-cell office:value-type="float" office:value="21438" table:style-name="ce15">
            <text:p>21 438</text:p>
          </table:table-cell>
          <table:table-cell office:value-type="float" office:value="19244" table:style-name="ce15">
            <text:p>19 244</text:p>
          </table:table-cell>
          <table:table-cell office:value-type="float" office:value="18710" table:style-name="ce15">
            <text:p>18 710</text:p>
          </table:table-cell>
          <table:table-cell office:value-type="float" office:value="940" table:style-name="ce15">
            <text:p>94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J58</text:p>
          </table:table-cell>
          <table:table-cell office:value-type="string" table:style-name="ce12">
            <text:p>Verlagswe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531" table:style-name="ce15">
            <text:p>531</text:p>
          </table:table-cell>
          <table:table-cell office:value-type="float" office:value="1958" table:style-name="ce15">
            <text:p>1 958</text:p>
          </table:table-cell>
          <table:table-cell office:value-type="float" office:value="1287" table:style-name="ce15">
            <text:p>1 287</text:p>
          </table:table-cell>
          <table:table-cell office:value-type="float" office:value="55396" table:style-name="ce15">
            <text:p>55 396</text:p>
          </table:table-cell>
          <table:table-cell office:value-type="float" office:value="516045" table:style-name="ce15">
            <text:p>516 045</text:p>
          </table:table-cell>
          <table:table-cell office:value-type="float" office:value="503573" table:style-name="ce15">
            <text:p>503 573</text:p>
          </table:table-cell>
          <table:table-cell office:value-type="float" office:value="384516" table:style-name="ce15">
            <text:p>384 516</text:p>
          </table:table-cell>
          <table:table-cell office:value-type="float" office:value="370343" table:style-name="ce15">
            <text:p>370 343</text:p>
          </table:table-cell>
          <table:table-cell office:value-type="float" office:value="122524" table:style-name="ce15">
            <text:p>122 524</text:p>
          </table:table-cell>
          <table:table-cell office:value-type="float" office:value="136798" table:style-name="ce15">
            <text:p>136 798</text:p>
          </table:table-cell>
          <table:table-cell office:value-type="float" office:value="81402" table:style-name="ce15">
            <text:p>81 402</text:p>
          </table:table-cell>
          <table:table-cell office:value-type="float" office:value="9457" table:style-name="ce15">
            <text:p>9 457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J58</text:p>
          </table:table-cell>
          <table:table-cell office:value-type="string" table:style-name="ce12">
            <text:p>Verlagswe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89" table:style-name="ce15">
            <text:p>89</text:p>
          </table:table-cell>
          <table:table-cell office:value-type="float" office:value="1178" table:style-name="ce15">
            <text:p>1 178</text:p>
          </table:table-cell>
          <table:table-cell office:value-type="float" office:value="1065" table:style-name="ce15">
            <text:p>1 065</text:p>
          </table:table-cell>
          <table:table-cell office:value-type="float" office:value="63244" table:style-name="ce15">
            <text:p>63 244</text:p>
          </table:table-cell>
          <table:table-cell office:value-type="float" office:value="177169" table:style-name="ce15">
            <text:p>177 169</text:p>
          </table:table-cell>
          <table:table-cell office:value-type="float" office:value="171538" table:style-name="ce15">
            <text:p>171 538</text:p>
          </table:table-cell>
          <table:table-cell office:value-type="float" office:value="123721" table:style-name="ce15">
            <text:p>123 721</text:p>
          </table:table-cell>
          <table:table-cell office:value-type="float" office:value="103010" table:style-name="ce15">
            <text:p>103 010</text:p>
          </table:table-cell>
          <table:table-cell office:value-type="float" office:value="48918" table:style-name="ce15">
            <text:p>48 918</text:p>
          </table:table-cell>
          <table:table-cell office:value-type="float" office:value="69583" table:style-name="ce15">
            <text:p>69 583</text:p>
          </table:table-cell>
          <table:table-cell office:value-type="float" office:value="6339" table:style-name="ce15">
            <text:p>6 339</text:p>
          </table:table-cell>
          <table:table-cell office:value-type="float" office:value="4365" table:style-name="ce15">
            <text:p>4 365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J58</text:p>
          </table:table-cell>
          <table:table-cell office:value-type="string" table:style-name="ce12">
            <text:p>Verlagswe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56" table:style-name="ce15">
            <text:p>56</text:p>
          </table:table-cell>
          <table:table-cell office:value-type="float" office:value="1730" table:style-name="ce15">
            <text:p>1 730</text:p>
          </table:table-cell>
          <table:table-cell office:value-type="float" office:value="1667" table:style-name="ce15">
            <text:p>1 667</text:p>
          </table:table-cell>
          <table:table-cell office:value-type="float" office:value="114163" table:style-name="ce15">
            <text:p>114 163</text:p>
          </table:table-cell>
          <table:table-cell office:value-type="float" office:value="408340" table:style-name="ce15">
            <text:p>408 340</text:p>
          </table:table-cell>
          <table:table-cell office:value-type="float" office:value="392773" table:style-name="ce15">
            <text:p>392 773</text:p>
          </table:table-cell>
          <table:table-cell office:value-type="float" office:value="255117" table:style-name="ce15">
            <text:p>255 117</text:p>
          </table:table-cell>
          <table:table-cell office:value-type="float" office:value="259385" table:style-name="ce15">
            <text:p>259 385</text:p>
          </table:table-cell>
          <table:table-cell office:value-type="float" office:value="141409" table:style-name="ce15">
            <text:p>141 409</text:p>
          </table:table-cell>
          <table:table-cell office:value-type="float" office:value="137333" table:style-name="ce15">
            <text:p>137 333</text:p>
          </table:table-cell>
          <table:table-cell office:value-type="float" office:value="23170" table:style-name="ce15">
            <text:p>23 170</text:p>
          </table:table-cell>
          <table:table-cell office:value-type="float" office:value="8284" table:style-name="ce15">
            <text:p>8 284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J58</text:p>
          </table:table-cell>
          <table:table-cell office:value-type="string" table:style-name="ce12">
            <text:p>Verlagswe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55" table:style-name="ce15">
            <text:p>55</text:p>
          </table:table-cell>
          <table:table-cell office:value-type="float" office:value="5694" table:style-name="ce15">
            <text:p>5 694</text:p>
          </table:table-cell>
          <table:table-cell office:value-type="float" office:value="5611" table:style-name="ce15">
            <text:p>5 611</text:p>
          </table:table-cell>
          <table:table-cell office:value-type="float" office:value="429816" table:style-name="ce15">
            <text:p>429 816</text:p>
          </table:table-cell>
          <table:table-cell office:value-type="float" office:value="1757424" table:style-name="ce15">
            <text:p>1 757 424</text:p>
          </table:table-cell>
          <table:table-cell office:value-type="float" office:value="1676025" table:style-name="ce15">
            <text:p>1 676 025</text:p>
          </table:table-cell>
          <table:table-cell office:value-type="float" office:value="935274" table:style-name="ce15">
            <text:p>935 274</text:p>
          </table:table-cell>
          <table:table-cell office:value-type="float" office:value="1184841" table:style-name="ce15">
            <text:p>1 184 841</text:p>
          </table:table-cell>
          <table:table-cell office:value-type="float" office:value="755265" table:style-name="ce15">
            <text:p>755 265</text:p>
          </table:table-cell>
          <table:table-cell office:value-type="float" office:value="508586" table:style-name="ce15">
            <text:p>508 586</text:p>
          </table:table-cell>
          <table:table-cell office:value-type="float" office:value="78770" table:style-name="ce15">
            <text:p>78 770</text:p>
          </table:table-cell>
          <table:table-cell office:value-type="float" office:value="37304" table:style-name="ce15">
            <text:p>37 304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J58</text:p>
          </table:table-cell>
          <table:table-cell office:value-type="string" table:style-name="ce12">
            <text:p>Verlagswe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9" table:style-name="ce15">
            <text:p>9</text:p>
          </table:table-cell>
          <table:table-cell office:value-type="float" office:value="5214" table:style-name="ce15">
            <text:p>5 214</text:p>
          </table:table-cell>
          <table:table-cell office:value-type="float" office:value="5186" table:style-name="ce15">
            <text:p>5 186</text:p>
          </table:table-cell>
          <table:table-cell office:value-type="float" office:value="458838" table:style-name="ce15">
            <text:p>458 838</text:p>
          </table:table-cell>
          <table:table-cell office:value-type="float" office:value="1260568" table:style-name="ce15">
            <text:p>1 260 568</text:p>
          </table:table-cell>
          <table:table-cell office:value-type="float" office:value="1203334" table:style-name="ce15">
            <text:p>1 203 334</text:p>
          </table:table-cell>
          <table:table-cell office:value-type="float" office:value="977168" table:style-name="ce15">
            <text:p>977 168</text:p>
          </table:table-cell>
          <table:table-cell office:value-type="float" office:value="717950" table:style-name="ce15">
            <text:p>717 950</text:p>
          </table:table-cell>
          <table:table-cell office:value-type="float" office:value="238214" table:style-name="ce15">
            <text:p>238 214</text:p>
          </table:table-cell>
          <table:table-cell office:value-type="float" office:value="500824" table:style-name="ce15">
            <text:p>500 824</text:p>
          </table:table-cell>
          <table:table-cell office:value-type="float" office:value="41986" table:style-name="ce15">
            <text:p>41 986</text:p>
          </table:table-cell>
          <table:table-cell office:value-type="float" office:value="24044" table:style-name="ce15">
            <text:p>24 044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J59</text:p>
          </table:table-cell>
          <table:table-cell office:value-type="string" table:style-name="ce12">
            <text:p>Filmherstellung/-verleih; Kinos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4745" table:style-name="ce15">
            <text:p>4 745</text:p>
          </table:table-cell>
          <table:table-cell office:value-type="float" office:value="11420" table:style-name="ce15">
            <text:p>11 420</text:p>
          </table:table-cell>
          <table:table-cell office:value-type="float" office:value="6372" table:style-name="ce15">
            <text:p>6 372</text:p>
          </table:table-cell>
          <table:table-cell office:value-type="float" office:value="348382" table:style-name="ce15">
            <text:p>348 382</text:p>
          </table:table-cell>
          <table:table-cell office:value-type="float" office:value="1663138" table:style-name="ce15">
            <text:p>1 663 138</text:p>
          </table:table-cell>
          <table:table-cell office:value-type="float" office:value="1590231" table:style-name="ce15">
            <text:p>1 590 231</text:p>
          </table:table-cell>
          <table:table-cell office:value-type="float" office:value="936651" table:style-name="ce15">
            <text:p>936 651</text:p>
          </table:table-cell>
          <table:table-cell office:value-type="float" office:value="1102177" table:style-name="ce15">
            <text:p>1 102 177</text:p>
          </table:table-cell>
          <table:table-cell office:value-type="float" office:value="678822" table:style-name="ce15">
            <text:p>678 822</text:p>
          </table:table-cell>
          <table:table-cell office:value-type="float" office:value="513165" table:style-name="ce15">
            <text:p>513 165</text:p>
          </table:table-cell>
          <table:table-cell office:value-type="float" office:value="164783" table:style-name="ce15">
            <text:p>164 783</text:p>
          </table:table-cell>
          <table:table-cell office:value-type="float" office:value="53730" table:style-name="ce15">
            <text:p>53 73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J59</text:p>
          </table:table-cell>
          <table:table-cell office:value-type="string" table:style-name="ce12">
            <text:p>Filmherstellung/-verleih; Kinos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3684" table:style-name="ce15">
            <text:p>3 684</text:p>
          </table:table-cell>
          <table:table-cell office:value-type="float" office:value="3629" table:style-name="ce15">
            <text:p>3 629</text:p>
          </table:table-cell>
          <table:table-cell office:value-type="float" office:value="22" table:style-name="ce15">
            <text:p>22</text:p>
          </table:table-cell>
          <table:table-cell office:value-type="float" office:value="653" table:style-name="ce15">
            <text:p>653</text:p>
          </table:table-cell>
          <table:table-cell office:value-type="float" office:value="190956" table:style-name="ce15">
            <text:p>190 956</text:p>
          </table:table-cell>
          <table:table-cell office:value-type="float" office:value="187639" table:style-name="ce15">
            <text:p>187 639</text:p>
          </table:table-cell>
          <table:table-cell office:value-type="float" office:value="132004" table:style-name="ce15">
            <text:p>132 004</text:p>
          </table:table-cell>
          <table:table-cell office:value-type="float" office:value="112323" table:style-name="ce15">
            <text:p>112 323</text:p>
          </table:table-cell>
          <table:table-cell office:value-type="float" office:value="55548" table:style-name="ce15">
            <text:p>55 548</text:p>
          </table:table-cell>
          <table:table-cell office:value-type="float" office:value="75205" table:style-name="ce15">
            <text:p>75 205</text:p>
          </table:table-cell>
          <table:table-cell office:value-type="float" office:value="74552" table:style-name="ce15">
            <text:p>74 552</text:p>
          </table:table-cell>
          <table:table-cell office:value-type="float" office:value="3128" table:style-name="ce15">
            <text:p>3 128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J59</text:p>
          </table:table-cell>
          <table:table-cell office:value-type="string" table:style-name="ce12">
            <text:p>Filmherstellung/-verleih; Kinos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945" table:style-name="ce15">
            <text:p>945</text:p>
          </table:table-cell>
          <table:table-cell office:value-type="float" office:value="2773" table:style-name="ce15">
            <text:p>2 773</text:p>
          </table:table-cell>
          <table:table-cell office:value-type="float" office:value="1514" table:style-name="ce15">
            <text:p>1 514</text:p>
          </table:table-cell>
          <table:table-cell office:value-type="float" office:value="53522" table:style-name="ce15">
            <text:p>53 522</text:p>
          </table:table-cell>
          <table:table-cell office:value-type="float" office:value="284176" table:style-name="ce15">
            <text:p>284 176</text:p>
          </table:table-cell>
          <table:table-cell office:value-type="float" office:value="277095" table:style-name="ce15">
            <text:p>277 095</text:p>
          </table:table-cell>
          <table:table-cell office:value-type="float" office:value="185129" table:style-name="ce15">
            <text:p>185 129</text:p>
          </table:table-cell>
          <table:table-cell office:value-type="float" office:value="181147" table:style-name="ce15">
            <text:p>181 147</text:p>
          </table:table-cell>
          <table:table-cell office:value-type="float" office:value="94180" table:style-name="ce15">
            <text:p>94 180</text:p>
          </table:table-cell>
          <table:table-cell office:value-type="float" office:value="98142" table:style-name="ce15">
            <text:p>98 142</text:p>
          </table:table-cell>
          <table:table-cell office:value-type="float" office:value="44620" table:style-name="ce15">
            <text:p>44 620</text:p>
          </table:table-cell>
          <table:table-cell office:value-type="float" office:value="12073" table:style-name="ce15">
            <text:p>12 073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J59</text:p>
          </table:table-cell>
          <table:table-cell office:value-type="string" table:style-name="ce12">
            <text:p>Filmherstellung/-verleih; Kinos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69" table:style-name="ce15">
            <text:p>69</text:p>
          </table:table-cell>
          <table:table-cell office:value-type="float" office:value="985" table:style-name="ce15">
            <text:p>985</text:p>
          </table:table-cell>
          <table:table-cell office:value-type="float" office:value="890" table:style-name="ce15">
            <text:p>890</text:p>
          </table:table-cell>
          <table:table-cell office:value-type="float" office:value="44293" table:style-name="ce15">
            <text:p>44 293</text:p>
          </table:table-cell>
          <table:table-cell office:value-type="float" office:value="154551" table:style-name="ce15">
            <text:p>154 551</text:p>
          </table:table-cell>
          <table:table-cell office:value-type="float" office:value="145931" table:style-name="ce15">
            <text:p>145 931</text:p>
          </table:table-cell>
          <table:table-cell office:value-type="float" office:value="93427" table:style-name="ce15">
            <text:p>93 427</text:p>
          </table:table-cell>
          <table:table-cell office:value-type="float" office:value="104151" table:style-name="ce15">
            <text:p>104 151</text:p>
          </table:table-cell>
          <table:table-cell office:value-type="float" office:value="57805" table:style-name="ce15">
            <text:p>57 805</text:p>
          </table:table-cell>
          <table:table-cell office:value-type="float" office:value="47080" table:style-name="ce15">
            <text:p>47 080</text:p>
          </table:table-cell>
          <table:table-cell office:value-type="float" office:value="2787" table:style-name="ce15">
            <text:p>2 787</text:p>
          </table:table-cell>
          <table:table-cell office:value-type="float" office:value="4651" table:style-name="ce15">
            <text:p>4 651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J59</text:p>
          </table:table-cell>
          <table:table-cell office:value-type="string" table:style-name="ce12">
            <text:p>Filmherstellung/-verleih; Kinos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34" table:style-name="ce15">
            <text:p>34</text:p>
          </table:table-cell>
          <table:table-cell office:value-type="float" office:value="941" table:style-name="ce15">
            <text:p>941</text:p>
          </table:table-cell>
          <table:table-cell office:value-type="float" office:value="893" table:style-name="ce15">
            <text:p>893</text:p>
          </table:table-cell>
          <table:table-cell office:value-type="float" office:value="55132" table:style-name="ce15">
            <text:p>55 132</text:p>
          </table:table-cell>
          <table:table-cell office:value-type="float" office:value="160205" table:style-name="ce15">
            <text:p>160 205</text:p>
          </table:table-cell>
          <table:table-cell office:value-type="float" office:value="141821" table:style-name="ce15">
            <text:p>141 821</text:p>
          </table:table-cell>
          <table:table-cell office:value-type="float" office:value="82744" table:style-name="ce15">
            <text:p>82 744</text:p>
          </table:table-cell>
          <table:table-cell office:value-type="float" office:value="104862" table:style-name="ce15">
            <text:p>104 862</text:p>
          </table:table-cell>
          <table:table-cell office:value-type="float" office:value="67660" table:style-name="ce15">
            <text:p>67 660</text:p>
          </table:table-cell>
          <table:table-cell office:value-type="float" office:value="45555" table:style-name="ce15">
            <text:p>45 555</text:p>
          </table:table-cell>
          <table:table-cell office:value-type="float" office:value="-9577" table:style-name="ce15">
            <text:p>-9 577</text:p>
          </table:table-cell>
          <table:table-cell office:value-type="float" office:value="3702" table:style-name="ce15">
            <text:p>3 702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J59</text:p>
          </table:table-cell>
          <table:table-cell office:value-type="string" table:style-name="ce12">
            <text:p>Filmherstellung/-verleih; Kinos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10" table:style-name="ce15">
            <text:p>10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J59</text:p>
          </table:table-cell>
          <table:table-cell office:value-type="string" table:style-name="ce12">
            <text:p>Filmherstellung/-verleih; Kinos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J60</text:p>
          </table:table-cell>
          <table:table-cell office:value-type="string" table:style-name="ce12">
            <text:p>Rundfunkveranstalter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122" table:style-name="ce15">
            <text:p>122</text:p>
          </table:table-cell>
          <table:table-cell office:value-type="float" office:value="1474" table:style-name="ce15">
            <text:p>1 474</text:p>
          </table:table-cell>
          <table:table-cell office:value-type="float" office:value="1344" table:style-name="ce15">
            <text:p>1 344</text:p>
          </table:table-cell>
          <table:table-cell office:value-type="float" office:value="84933" table:style-name="ce15">
            <text:p>84 933</text:p>
          </table:table-cell>
          <table:table-cell office:value-type="float" office:value="450888" table:style-name="ce15">
            <text:p>450 888</text:p>
          </table:table-cell>
          <table:table-cell office:value-type="float" office:value="425636" table:style-name="ce15">
            <text:p>425 636</text:p>
          </table:table-cell>
          <table:table-cell office:value-type="float" office:value="282959" table:style-name="ce15">
            <text:p>282 959</text:p>
          </table:table-cell>
          <table:table-cell office:value-type="float" office:value="311707" table:style-name="ce15">
            <text:p>311 707</text:p>
          </table:table-cell>
          <table:table-cell office:value-type="float" office:value="151851" table:style-name="ce15">
            <text:p>151 851</text:p>
          </table:table-cell>
          <table:table-cell office:value-type="float" office:value="123104" table:style-name="ce15">
            <text:p>123 104</text:p>
          </table:table-cell>
          <table:table-cell office:value-type="float" office:value="38171" table:style-name="ce15">
            <text:p>38 171</text:p>
          </table:table-cell>
          <table:table-cell office:value-type="float" office:value="39293" table:style-name="ce15">
            <text:p>39 293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J60</text:p>
          </table:table-cell>
          <table:table-cell office:value-type="string" table:style-name="ce12">
            <text:p>Rundfunkveranstalter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59" table:style-name="ce15">
            <text:p>59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J60</text:p>
          </table:table-cell>
          <table:table-cell office:value-type="string" table:style-name="ce12">
            <text:p>Rundfunkveranstalter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34" table:style-name="ce15">
            <text:p>34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J60</text:p>
          </table:table-cell>
          <table:table-cell office:value-type="string" table:style-name="ce12">
            <text:p>Rundfunkveranstalter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15" table:style-name="ce15">
            <text:p>15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J60</text:p>
          </table:table-cell>
          <table:table-cell office:value-type="string" table:style-name="ce12">
            <text:p>Rundfunkveranstalter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7" table:style-name="ce15">
            <text:p>7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J60</text:p>
          </table:table-cell>
          <table:table-cell office:value-type="string" table:style-name="ce12">
            <text:p>Rundfunkveranstalter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6" table:style-name="ce15">
            <text:p>6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J60</text:p>
          </table:table-cell>
          <table:table-cell office:value-type="string" table:style-name="ce12">
            <text:p>Rundfunkveranstalter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J61</text:p>
          </table:table-cell>
          <table:table-cell office:value-type="string" table:style-name="ce12">
            <text:p>Telekommunikatio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316" table:style-name="ce15">
            <text:p>316</text:p>
          </table:table-cell>
          <table:table-cell office:value-type="float" office:value="13699" table:style-name="ce15">
            <text:p>13 699</text:p>
          </table:table-cell>
          <table:table-cell office:value-type="float" office:value="13364" table:style-name="ce15">
            <text:p>13 364</text:p>
          </table:table-cell>
          <table:table-cell office:value-type="float" office:value="1193120" table:style-name="ce15">
            <text:p>1 193 120</text:p>
          </table:table-cell>
          <table:table-cell office:value-type="float" office:value="7560068" table:style-name="ce15">
            <text:p>7 560 068</text:p>
          </table:table-cell>
          <table:table-cell office:value-type="float" office:value="6607576" table:style-name="ce15">
            <text:p>6 607 576</text:p>
          </table:table-cell>
          <table:table-cell office:value-type="float" office:value="4594332" table:style-name="ce15">
            <text:p>4 594 332</text:p>
          </table:table-cell>
          <table:table-cell office:value-type="float" office:value="3714996" table:style-name="ce15">
            <text:p>3 714 996</text:p>
          </table:table-cell>
          <table:table-cell office:value-type="float" office:value="2145645" table:style-name="ce15">
            <text:p>2 145 645</text:p>
          </table:table-cell>
          <table:table-cell office:value-type="float" office:value="3049789" table:style-name="ce15">
            <text:p>3 049 789</text:p>
          </table:table-cell>
          <table:table-cell office:value-type="float" office:value="1856669" table:style-name="ce15">
            <text:p>1 856 669</text:p>
          </table:table-cell>
          <table:table-cell office:value-type="float" office:value="1249580" table:style-name="ce15">
            <text:p>1 249 58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J61</text:p>
          </table:table-cell>
          <table:table-cell office:value-type="string" table:style-name="ce12">
            <text:p>Telekommunikatio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142" table:style-name="ce15">
            <text:p>142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J61</text:p>
          </table:table-cell>
          <table:table-cell office:value-type="string" table:style-name="ce12">
            <text:p>Telekommunikatio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120" table:style-name="ce15">
            <text:p>120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J61</text:p>
          </table:table-cell>
          <table:table-cell office:value-type="string" table:style-name="ce12">
            <text:p>Telekommunikatio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21" table:style-name="ce15">
            <text:p>21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J61</text:p>
          </table:table-cell>
          <table:table-cell office:value-type="string" table:style-name="ce12">
            <text:p>Telekommunikatio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19" table:style-name="ce15">
            <text:p>19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J61</text:p>
          </table:table-cell>
          <table:table-cell office:value-type="string" table:style-name="ce12">
            <text:p>Telekommunikatio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11" table:style-name="ce15">
            <text:p>11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J61</text:p>
          </table:table-cell>
          <table:table-cell office:value-type="string" table:style-name="ce12">
            <text:p>Telekommunikatio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J62</text:p>
          </table:table-cell>
          <table:table-cell office:value-type="string" table:style-name="ce12">
            <text:p>IT-Dienstleistung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17293" table:style-name="ce15">
            <text:p>17 293</text:p>
          </table:table-cell>
          <table:table-cell office:value-type="float" office:value="77290" table:style-name="ce15">
            <text:p>77 290</text:p>
          </table:table-cell>
          <table:table-cell office:value-type="float" office:value="59253" table:style-name="ce15">
            <text:p>59 253</text:p>
          </table:table-cell>
          <table:table-cell office:value-type="float" office:value="4711138" table:style-name="ce15">
            <text:p>4 711 138</text:p>
          </table:table-cell>
          <table:table-cell office:value-type="float" office:value="13539686" table:style-name="ce15">
            <text:p>13 539 686</text:p>
          </table:table-cell>
          <table:table-cell office:value-type="float" office:value="13112888" table:style-name="ce15">
            <text:p>13 112 888</text:p>
          </table:table-cell>
          <table:table-cell office:value-type="float" office:value="9452179" table:style-name="ce15">
            <text:p>9 452 179</text:p>
          </table:table-cell>
          <table:table-cell office:value-type="float" office:value="7190193" table:style-name="ce15">
            <text:p>7 190 193</text:p>
          </table:table-cell>
          <table:table-cell office:value-type="float" office:value="3846271" table:style-name="ce15">
            <text:p>3 846 271</text:p>
          </table:table-cell>
          <table:table-cell office:value-type="float" office:value="6113921" table:style-name="ce15">
            <text:p>6 113 921</text:p>
          </table:table-cell>
          <table:table-cell office:value-type="float" office:value="1402783" table:style-name="ce15">
            <text:p>1 402 783</text:p>
          </table:table-cell>
          <table:table-cell office:value-type="float" office:value="403344" table:style-name="ce15">
            <text:p>403 344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J62</text:p>
          </table:table-cell>
          <table:table-cell office:value-type="string" table:style-name="ce12">
            <text:p>IT-Dienstleistung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11305" table:style-name="ce15">
            <text:p>11 305</text:p>
          </table:table-cell>
          <table:table-cell office:value-type="float" office:value="10848" table:style-name="ce15">
            <text:p>10 848</text:p>
          </table:table-cell>
          <table:table-cell office:value-type="float" office:value="147" table:style-name="ce15">
            <text:p>147</text:p>
          </table:table-cell>
          <table:table-cell office:value-type="float" office:value="7134" table:style-name="ce15">
            <text:p>7 134</text:p>
          </table:table-cell>
          <table:table-cell office:value-type="float" office:value="934627" table:style-name="ce15">
            <text:p>934 627</text:p>
          </table:table-cell>
          <table:table-cell office:value-type="float" office:value="918789" table:style-name="ce15">
            <text:p>918 789</text:p>
          </table:table-cell>
          <table:table-cell office:value-type="float" office:value="775610" table:style-name="ce15">
            <text:p>775 610</text:p>
          </table:table-cell>
          <table:table-cell office:value-type="float" office:value="422864" table:style-name="ce15">
            <text:p>422 864</text:p>
          </table:table-cell>
          <table:table-cell office:value-type="float" office:value="148337" table:style-name="ce15">
            <text:p>148 337</text:p>
          </table:table-cell>
          <table:table-cell office:value-type="float" office:value="501172" table:style-name="ce15">
            <text:p>501 172</text:p>
          </table:table-cell>
          <table:table-cell office:value-type="float" office:value="494038" table:style-name="ce15">
            <text:p>494 038</text:p>
          </table:table-cell>
          <table:table-cell office:value-type="float" office:value="16047" table:style-name="ce15">
            <text:p>16 047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J62</text:p>
          </table:table-cell>
          <table:table-cell office:value-type="string" table:style-name="ce12">
            <text:p>IT-Dienstleistung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4786" table:style-name="ce15">
            <text:p>4 786</text:p>
          </table:table-cell>
          <table:table-cell office:value-type="float" office:value="16021" table:style-name="ce15">
            <text:p>16 021</text:p>
          </table:table-cell>
          <table:table-cell office:value-type="float" office:value="10226" table:style-name="ce15">
            <text:p>10 226</text:p>
          </table:table-cell>
          <table:table-cell office:value-type="float" office:value="489210" table:style-name="ce15">
            <text:p>489 210</text:p>
          </table:table-cell>
          <table:table-cell office:value-type="float" office:value="1990602" table:style-name="ce15">
            <text:p>1 990 602</text:p>
          </table:table-cell>
          <table:table-cell office:value-type="float" office:value="1956583" table:style-name="ce15">
            <text:p>1 956 583</text:p>
          </table:table-cell>
          <table:table-cell office:value-type="float" office:value="1573945" table:style-name="ce15">
            <text:p>1 573 945</text:p>
          </table:table-cell>
          <table:table-cell office:value-type="float" office:value="1023481" table:style-name="ce15">
            <text:p>1 023 481</text:p>
          </table:table-cell>
          <table:table-cell office:value-type="float" office:value="399800" table:style-name="ce15">
            <text:p>399 800</text:p>
          </table:table-cell>
          <table:table-cell office:value-type="float" office:value="950764" table:style-name="ce15">
            <text:p>950 764</text:p>
          </table:table-cell>
          <table:table-cell office:value-type="float" office:value="461554" table:style-name="ce15">
            <text:p>461 554</text:p>
          </table:table-cell>
          <table:table-cell office:value-type="float" office:value="45300" table:style-name="ce15">
            <text:p>45 30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J62</text:p>
          </table:table-cell>
          <table:table-cell office:value-type="string" table:style-name="ce12">
            <text:p>IT-Dienstleistung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595" table:style-name="ce15">
            <text:p>595</text:p>
          </table:table-cell>
          <table:table-cell office:value-type="float" office:value="8007" table:style-name="ce15">
            <text:p>8 007</text:p>
          </table:table-cell>
          <table:table-cell office:value-type="float" office:value="7266" table:style-name="ce15">
            <text:p>7 266</text:p>
          </table:table-cell>
          <table:table-cell office:value-type="float" office:value="491939" table:style-name="ce15">
            <text:p>491 939</text:p>
          </table:table-cell>
          <table:table-cell office:value-type="float" office:value="1172340" table:style-name="ce15">
            <text:p>1 172 340</text:p>
          </table:table-cell>
          <table:table-cell office:value-type="float" office:value="1147362" table:style-name="ce15">
            <text:p>1 147 362</text:p>
          </table:table-cell>
          <table:table-cell office:value-type="float" office:value="920565" table:style-name="ce15">
            <text:p>920 565</text:p>
          </table:table-cell>
          <table:table-cell office:value-type="float" office:value="575760" table:style-name="ce15">
            <text:p>575 760</text:p>
          </table:table-cell>
          <table:table-cell office:value-type="float" office:value="246812" table:style-name="ce15">
            <text:p>246 812</text:p>
          </table:table-cell>
          <table:table-cell office:value-type="float" office:value="592027" table:style-name="ce15">
            <text:p>592 027</text:p>
          </table:table-cell>
          <table:table-cell office:value-type="float" office:value="100088" table:style-name="ce15">
            <text:p>100 088</text:p>
          </table:table-cell>
          <table:table-cell office:value-type="float" office:value="34946" table:style-name="ce15">
            <text:p>34 946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J62</text:p>
          </table:table-cell>
          <table:table-cell office:value-type="string" table:style-name="ce12">
            <text:p>IT-Dienstleistung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395" table:style-name="ce15">
            <text:p>395</text:p>
          </table:table-cell>
          <table:table-cell office:value-type="float" office:value="11805" table:style-name="ce15">
            <text:p>11 805</text:p>
          </table:table-cell>
          <table:table-cell office:value-type="float" office:value="11266" table:style-name="ce15">
            <text:p>11 266</text:p>
          </table:table-cell>
          <table:table-cell office:value-type="float" office:value="882142" table:style-name="ce15">
            <text:p>882 142</text:p>
          </table:table-cell>
          <table:table-cell office:value-type="float" office:value="1965887" table:style-name="ce15">
            <text:p>1 965 887</text:p>
          </table:table-cell>
          <table:table-cell office:value-type="float" office:value="1882978" table:style-name="ce15">
            <text:p>1 882 978</text:p>
          </table:table-cell>
          <table:table-cell office:value-type="float" office:value="1485322" table:style-name="ce15">
            <text:p>1 485 322</text:p>
          </table:table-cell>
          <table:table-cell office:value-type="float" office:value="960795" table:style-name="ce15">
            <text:p>960 795</text:p>
          </table:table-cell>
          <table:table-cell office:value-type="float" office:value="434042" table:style-name="ce15">
            <text:p>434 042</text:p>
          </table:table-cell>
          <table:table-cell office:value-type="float" office:value="960814" table:style-name="ce15">
            <text:p>960 814</text:p>
          </table:table-cell>
          <table:table-cell office:value-type="float" office:value="78672" table:style-name="ce15">
            <text:p>78 672</text:p>
          </table:table-cell>
          <table:table-cell office:value-type="float" office:value="99108" table:style-name="ce15">
            <text:p>99 108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J62</text:p>
          </table:table-cell>
          <table:table-cell office:value-type="string" table:style-name="ce12">
            <text:p>IT-Dienstleistung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180" table:style-name="ce15">
            <text:p>180</text:p>
          </table:table-cell>
          <table:table-cell office:value-type="float" office:value="16606" table:style-name="ce15">
            <text:p>16 606</text:p>
          </table:table-cell>
          <table:table-cell office:value-type="float" office:value="16392" table:style-name="ce15">
            <text:p>16 392</text:p>
          </table:table-cell>
          <table:table-cell office:value-type="float" office:value="1515723" table:style-name="ce15">
            <text:p>1 515 723</text:p>
          </table:table-cell>
          <table:table-cell office:value-type="float" office:value="3851319" table:style-name="ce15">
            <text:p>3 851 319</text:p>
          </table:table-cell>
          <table:table-cell office:value-type="float" office:value="3678984" table:style-name="ce15">
            <text:p>3 678 984</text:p>
          </table:table-cell>
          <table:table-cell office:value-type="float" office:value="2554281" table:style-name="ce15">
            <text:p>2 554 281</text:p>
          </table:table-cell>
          <table:table-cell office:value-type="float" office:value="2027647" table:style-name="ce15">
            <text:p>2 027 647</text:p>
          </table:table-cell>
          <table:table-cell office:value-type="float" office:value="1165648" table:style-name="ce15">
            <text:p>1 165 648</text:p>
          </table:table-cell>
          <table:table-cell office:value-type="float" office:value="1695065" table:style-name="ce15">
            <text:p>1 695 065</text:p>
          </table:table-cell>
          <table:table-cell office:value-type="float" office:value="179342" table:style-name="ce15">
            <text:p>179 342</text:p>
          </table:table-cell>
          <table:table-cell office:value-type="float" office:value="101546" table:style-name="ce15">
            <text:p>101 546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J62</text:p>
          </table:table-cell>
          <table:table-cell office:value-type="string" table:style-name="ce12">
            <text:p>IT-Dienstleistung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32" table:style-name="ce15">
            <text:p>32</text:p>
          </table:table-cell>
          <table:table-cell office:value-type="float" office:value="14003" table:style-name="ce15">
            <text:p>14 003</text:p>
          </table:table-cell>
          <table:table-cell office:value-type="float" office:value="13956" table:style-name="ce15">
            <text:p>13 956</text:p>
          </table:table-cell>
          <table:table-cell office:value-type="float" office:value="1324990" table:style-name="ce15">
            <text:p>1 324 990</text:p>
          </table:table-cell>
          <table:table-cell office:value-type="float" office:value="3624911" table:style-name="ce15">
            <text:p>3 624 911</text:p>
          </table:table-cell>
          <table:table-cell office:value-type="float" office:value="3528192" table:style-name="ce15">
            <text:p>3 528 192</text:p>
          </table:table-cell>
          <table:table-cell office:value-type="float" office:value="2142456" table:style-name="ce15">
            <text:p>2 142 456</text:p>
          </table:table-cell>
          <table:table-cell office:value-type="float" office:value="2179646" table:style-name="ce15">
            <text:p>2 179 646</text:p>
          </table:table-cell>
          <table:table-cell office:value-type="float" office:value="1451632" table:style-name="ce15">
            <text:p>1 451 632</text:p>
          </table:table-cell>
          <table:table-cell office:value-type="float" office:value="1414079" table:style-name="ce15">
            <text:p>1 414 079</text:p>
          </table:table-cell>
          <table:table-cell office:value-type="float" office:value="89089" table:style-name="ce15">
            <text:p>89 089</text:p>
          </table:table-cell>
          <table:table-cell office:value-type="float" office:value="106397" table:style-name="ce15">
            <text:p>106 397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J63</text:p>
          </table:table-cell>
          <table:table-cell office:value-type="string" table:style-name="ce12">
            <text:p>Informationsdienstleistung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5918" table:style-name="ce15">
            <text:p>5 918</text:p>
          </table:table-cell>
          <table:table-cell office:value-type="float" office:value="25817" table:style-name="ce15">
            <text:p>25 817</text:p>
          </table:table-cell>
          <table:table-cell office:value-type="float" office:value="19775" table:style-name="ce15">
            <text:p>19 775</text:p>
          </table:table-cell>
          <table:table-cell office:value-type="float" office:value="1513911" table:style-name="ce15">
            <text:p>1 513 911</text:p>
          </table:table-cell>
          <table:table-cell office:value-type="float" office:value="4814719" table:style-name="ce15">
            <text:p>4 814 719</text:p>
          </table:table-cell>
          <table:table-cell office:value-type="float" office:value="4699578" table:style-name="ce15">
            <text:p>4 699 578</text:p>
          </table:table-cell>
          <table:table-cell office:value-type="float" office:value="3587210" table:style-name="ce15">
            <text:p>3 587 210</text:p>
          </table:table-cell>
          <table:table-cell office:value-type="float" office:value="2499686" table:style-name="ce15">
            <text:p>2 499 686</text:p>
          </table:table-cell>
          <table:table-cell office:value-type="float" office:value="1144747" table:style-name="ce15">
            <text:p>1 144 747</text:p>
          </table:table-cell>
          <table:table-cell office:value-type="float" office:value="2233564" table:style-name="ce15">
            <text:p>2 233 564</text:p>
          </table:table-cell>
          <table:table-cell office:value-type="float" office:value="719653" table:style-name="ce15">
            <text:p>719 653</text:p>
          </table:table-cell>
          <table:table-cell office:value-type="float" office:value="283438" table:style-name="ce15">
            <text:p>283 438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J63</text:p>
          </table:table-cell>
          <table:table-cell office:value-type="string" table:style-name="ce12">
            <text:p>Informationsdienstleistung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4350" table:style-name="ce15">
            <text:p>4 350</text:p>
          </table:table-cell>
          <table:table-cell office:value-type="float" office:value="4183" table:style-name="ce15">
            <text:p>4 183</text:p>
          </table:table-cell>
          <table:table-cell office:value-type="float" office:value="39" table:style-name="ce15">
            <text:p>39</text:p>
          </table:table-cell>
          <table:table-cell office:value-type="float" office:value="1350" table:style-name="ce15">
            <text:p>1 350</text:p>
          </table:table-cell>
          <table:table-cell office:value-type="float" office:value="280102" table:style-name="ce15">
            <text:p>280 102</text:p>
          </table:table-cell>
          <table:table-cell office:value-type="float" office:value="274769" table:style-name="ce15">
            <text:p>274 769</text:p>
          </table:table-cell>
          <table:table-cell office:value-type="float" office:value="227738" table:style-name="ce15">
            <text:p>227 738</text:p>
          </table:table-cell>
          <table:table-cell office:value-type="float" office:value="150307" table:style-name="ce15">
            <text:p>150 307</text:p>
          </table:table-cell>
          <table:table-cell office:value-type="float" office:value="47088" table:style-name="ce15">
            <text:p>47 088</text:p>
          </table:table-cell>
          <table:table-cell office:value-type="float" office:value="124479" table:style-name="ce15">
            <text:p>124 479</text:p>
          </table:table-cell>
          <table:table-cell office:value-type="float" office:value="123129" table:style-name="ce15">
            <text:p>123 129</text:p>
          </table:table-cell>
          <table:table-cell office:value-type="float" office:value="6278" table:style-name="ce15">
            <text:p>6 278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J63</text:p>
          </table:table-cell>
          <table:table-cell office:value-type="string" table:style-name="ce12">
            <text:p>Informationsdienstleistung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1299" table:style-name="ce15">
            <text:p>1 299</text:p>
          </table:table-cell>
          <table:table-cell office:value-type="float" office:value="4100" table:style-name="ce15">
            <text:p>4 100</text:p>
          </table:table-cell>
          <table:table-cell office:value-type="float" office:value="2554" table:style-name="ce15">
            <text:p>2 554</text:p>
          </table:table-cell>
          <table:table-cell office:value-type="float" office:value="110179" table:style-name="ce15">
            <text:p>110 179</text:p>
          </table:table-cell>
          <table:table-cell office:value-type="float" office:value="425000" table:style-name="ce15">
            <text:p>425 000</text:p>
          </table:table-cell>
          <table:table-cell office:value-type="float" office:value="419350" table:style-name="ce15">
            <text:p>419 350</text:p>
          </table:table-cell>
          <table:table-cell office:value-type="float" office:value="334492" table:style-name="ce15">
            <text:p>334 492</text:p>
          </table:table-cell>
          <table:table-cell office:value-type="float" office:value="239151" table:style-name="ce15">
            <text:p>239 151</text:p>
          </table:table-cell>
          <table:table-cell office:value-type="float" office:value="90669" table:style-name="ce15">
            <text:p>90 669</text:p>
          </table:table-cell>
          <table:table-cell office:value-type="float" office:value="185981" table:style-name="ce15">
            <text:p>185 981</text:p>
          </table:table-cell>
          <table:table-cell office:value-type="float" office:value="75802" table:style-name="ce15">
            <text:p>75 802</text:p>
          </table:table-cell>
          <table:table-cell office:value-type="float" office:value="17717" table:style-name="ce15">
            <text:p>17 717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J63</text:p>
          </table:table-cell>
          <table:table-cell office:value-type="string" table:style-name="ce12">
            <text:p>Informationsdienstleistung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130" table:style-name="ce15">
            <text:p>130</text:p>
          </table:table-cell>
          <table:table-cell office:value-type="float" office:value="1731" table:style-name="ce15">
            <text:p>1 731</text:p>
          </table:table-cell>
          <table:table-cell office:value-type="float" office:value="1571" table:style-name="ce15">
            <text:p>1 571</text:p>
          </table:table-cell>
          <table:table-cell office:value-type="float" office:value="100012" table:style-name="ce15">
            <text:p>100 012</text:p>
          </table:table-cell>
          <table:table-cell office:value-type="float" office:value="386993" table:style-name="ce15">
            <text:p>386 993</text:p>
          </table:table-cell>
          <table:table-cell office:value-type="float" office:value="379253" table:style-name="ce15">
            <text:p>379 253</text:p>
          </table:table-cell>
          <table:table-cell office:value-type="float" office:value="315628" table:style-name="ce15">
            <text:p>315 628</text:p>
          </table:table-cell>
          <table:table-cell office:value-type="float" office:value="184899" table:style-name="ce15">
            <text:p>184 899</text:p>
          </table:table-cell>
          <table:table-cell office:value-type="float" office:value="65549" table:style-name="ce15">
            <text:p>65 549</text:p>
          </table:table-cell>
          <table:table-cell office:value-type="float" office:value="196286" table:style-name="ce15">
            <text:p>196 286</text:p>
          </table:table-cell>
          <table:table-cell office:value-type="float" office:value="96274" table:style-name="ce15">
            <text:p>96 274</text:p>
          </table:table-cell>
          <table:table-cell office:value-type="float" office:value="6927" table:style-name="ce15">
            <text:p>6 927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J63</text:p>
          </table:table-cell>
          <table:table-cell office:value-type="string" table:style-name="ce12">
            <text:p>Informationsdienstleistung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80" table:style-name="ce15">
            <text:p>80</text:p>
          </table:table-cell>
          <table:table-cell office:value-type="float" office:value="2315" table:style-name="ce15">
            <text:p>2 315</text:p>
          </table:table-cell>
          <table:table-cell office:value-type="float" office:value="2211" table:style-name="ce15">
            <text:p>2 211</text:p>
          </table:table-cell>
          <table:table-cell office:value-type="float" office:value="162111" table:style-name="ce15">
            <text:p>162 111</text:p>
          </table:table-cell>
          <table:table-cell office:value-type="float" office:value="575227" table:style-name="ce15">
            <text:p>575 227</text:p>
          </table:table-cell>
          <table:table-cell office:value-type="float" office:value="565193" table:style-name="ce15">
            <text:p>565 193</text:p>
          </table:table-cell>
          <table:table-cell office:value-type="float" office:value="351838" table:style-name="ce15">
            <text:p>351 838</text:p>
          </table:table-cell>
          <table:table-cell office:value-type="float" office:value="339937" table:style-name="ce15">
            <text:p>339 937</text:p>
          </table:table-cell>
          <table:table-cell office:value-type="float" office:value="217613" table:style-name="ce15">
            <text:p>217 613</text:p>
          </table:table-cell>
          <table:table-cell office:value-type="float" office:value="230626" table:style-name="ce15">
            <text:p>230 626</text:p>
          </table:table-cell>
          <table:table-cell office:value-type="float" office:value="68515" table:style-name="ce15">
            <text:p>68 515</text:p>
          </table:table-cell>
          <table:table-cell office:value-type="float" office:value="122849" table:style-name="ce15">
            <text:p>122 849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J63</text:p>
          </table:table-cell>
          <table:table-cell office:value-type="string" table:style-name="ce12">
            <text:p>Informationsdienstleistung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43" table:style-name="ce15">
            <text:p>43</text:p>
          </table:table-cell>
          <table:table-cell office:value-type="float" office:value="3882" table:style-name="ce15">
            <text:p>3 882</text:p>
          </table:table-cell>
          <table:table-cell office:value-type="float" office:value="3832" table:style-name="ce15">
            <text:p>3 832</text:p>
          </table:table-cell>
          <table:table-cell office:value-type="float" office:value="325799" table:style-name="ce15">
            <text:p>325 799</text:p>
          </table:table-cell>
          <table:table-cell office:value-type="float" office:value="943351" table:style-name="ce15">
            <text:p>943 351</text:p>
          </table:table-cell>
          <table:table-cell office:value-type="float" office:value="920201" table:style-name="ce15">
            <text:p>920 201</text:p>
          </table:table-cell>
          <table:table-cell office:value-type="float" office:value="713568" table:style-name="ce15">
            <text:p>713 568</text:p>
          </table:table-cell>
          <table:table-cell office:value-type="float" office:value="513164" table:style-name="ce15">
            <text:p>513 164</text:p>
          </table:table-cell>
          <table:table-cell office:value-type="float" office:value="217555" table:style-name="ce15">
            <text:p>217 555</text:p>
          </table:table-cell>
          <table:table-cell office:value-type="float" office:value="418181" table:style-name="ce15">
            <text:p>418 181</text:p>
          </table:table-cell>
          <table:table-cell office:value-type="float" office:value="92382" table:style-name="ce15">
            <text:p>92 382</text:p>
          </table:table-cell>
          <table:table-cell office:value-type="float" office:value="33185" table:style-name="ce15">
            <text:p>33 185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J63</text:p>
          </table:table-cell>
          <table:table-cell office:value-type="string" table:style-name="ce12">
            <text:p>Informationsdienstleistung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16" table:style-name="ce15">
            <text:p>16</text:p>
          </table:table-cell>
          <table:table-cell office:value-type="float" office:value="9606" table:style-name="ce15">
            <text:p>9 606</text:p>
          </table:table-cell>
          <table:table-cell office:value-type="float" office:value="9568" table:style-name="ce15">
            <text:p>9 568</text:p>
          </table:table-cell>
          <table:table-cell office:value-type="float" office:value="814460" table:style-name="ce15">
            <text:p>814 460</text:p>
          </table:table-cell>
          <table:table-cell office:value-type="float" office:value="2204046" table:style-name="ce15">
            <text:p>2 204 046</text:p>
          </table:table-cell>
          <table:table-cell office:value-type="float" office:value="2140812" table:style-name="ce15">
            <text:p>2 140 812</text:p>
          </table:table-cell>
          <table:table-cell office:value-type="float" office:value="1643946" table:style-name="ce15">
            <text:p>1 643 946</text:p>
          </table:table-cell>
          <table:table-cell office:value-type="float" office:value="1072228" table:style-name="ce15">
            <text:p>1 072 228</text:p>
          </table:table-cell>
          <table:table-cell office:value-type="float" office:value="506273" table:style-name="ce15">
            <text:p>506 273</text:p>
          </table:table-cell>
          <table:table-cell office:value-type="float" office:value="1078011" table:style-name="ce15">
            <text:p>1 078 011</text:p>
          </table:table-cell>
          <table:table-cell office:value-type="float" office:value="263551" table:style-name="ce15">
            <text:p>263 551</text:p>
          </table:table-cell>
          <table:table-cell office:value-type="float" office:value="96482" table:style-name="ce15">
            <text:p>96 482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8">
            <text:p>K</text:p>
          </table:table-cell>
          <table:table-cell office:value-type="string" table:style-name="ce8">
            <text:p>Finanz- und Versicherungsleistungen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insgesamt</text:p>
          </table:table-cell>
          <table:table-cell office:value-type="float" office:value="12841" table:style-name="ce11">
            <text:p>12 841</text:p>
          </table:table-cell>
          <table:table-cell office:value-type="float" office:value="122626" table:style-name="ce11">
            <text:p>122 626</text:p>
          </table:table-cell>
          <table:table-cell office:value-type="float" office:value="111145" table:style-name="ce11">
            <text:p>111 145</text:p>
          </table:table-cell>
          <table:table-cell office:value-type="float" office:value="9161997" table:style-name="ce11">
            <text:p>9 161 997</text:p>
          </table:table-cell>
          <table:table-cell office:value-type="float" office:value="71088687" table:style-name="ce11">
            <text:p>71 088 687</text:p>
          </table:table-cell>
          <table:table-cell office:value-type="float" office:value="51222729" table:style-name="ce11">
            <text:p>51 222 729</text:p>
          </table:table-cell>
          <table:table-cell office:value-type="float" office:value="38945042" table:style-name="ce11">
            <text:p>38 945 042</text:p>
          </table:table-cell>
          <table:table-cell office:value-type="float" office:value="16519827" table:style-name="ce11">
            <text:p>16 519 827</text:p>
          </table:table-cell>
          <table:table-cell office:value-type="float" office:value="544068" table:style-name="ce11">
            <text:p>544 068</text:p>
          </table:table-cell>
          <table:table-cell office:value-type="float" office:value="22967991" table:style-name="ce11">
            <text:p>22 967 991</text:p>
          </table:table-cell>
          <table:table-cell office:value-type="float" office:value="13805994" table:style-name="ce11">
            <text:p>13 805 994</text:p>
          </table:table-cell>
          <table:table-cell office:value-type="float" office:value="2890347" table:style-name="ce11">
            <text:p>2 890 347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K</text:p>
          </table:table-cell>
          <table:table-cell office:value-type="string" table:style-name="ce8">
            <text:p>Finanz- und Versicherungsleistungen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0 - 1</text:p>
          </table:table-cell>
          <table:table-cell office:value-type="float" office:value="8084" table:style-name="ce11">
            <text:p>8 084</text:p>
          </table:table-cell>
          <table:table-cell office:value-type="float" office:value="6774" table:style-name="ce11">
            <text:p>6 774</text:p>
          </table:table-cell>
          <table:table-cell office:value-type="float" office:value="263" table:style-name="ce11">
            <text:p>263</text:p>
          </table:table-cell>
          <table:table-cell office:value-type="float" office:value="12409" table:style-name="ce11">
            <text:p>12 409</text:p>
          </table:table-cell>
          <table:table-cell office:value-type="float" office:value="2084133" table:style-name="ce11">
            <text:p>2 084 133</text:p>
          </table:table-cell>
          <table:table-cell office:value-type="float" office:value="2027562" table:style-name="ce11">
            <text:p>2 027 562</text:p>
          </table:table-cell>
          <table:table-cell office:value-type="float" office:value="1681348" table:style-name="ce11">
            <text:p>1 681 348</text:p>
          </table:table-cell>
          <table:table-cell office:value-type="float" office:value="907090" table:style-name="ce11">
            <text:p>907 090</text:p>
          </table:table-cell>
          <table:table-cell office:value-type="float" office:value="64745" table:style-name="ce11">
            <text:p>64 745</text:p>
          </table:table-cell>
          <table:table-cell office:value-type="float" office:value="839094" table:style-name="ce11">
            <text:p>839 094</text:p>
          </table:table-cell>
          <table:table-cell office:value-type="float" office:value="826685" table:style-name="ce11">
            <text:p>826 685</text:p>
          </table:table-cell>
          <table:table-cell office:value-type="float" office:value="36343" table:style-name="ce11">
            <text:p>36 343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K</text:p>
          </table:table-cell>
          <table:table-cell office:value-type="string" table:style-name="ce8">
            <text:p>Finanz- und Versicherungsleistungen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2 - 9</text:p>
          </table:table-cell>
          <table:table-cell office:value-type="float" office:value="3948" table:style-name="ce11">
            <text:p>3 948</text:p>
          </table:table-cell>
          <table:table-cell office:value-type="float" office:value="12867" table:style-name="ce11">
            <text:p>12 867</text:p>
          </table:table-cell>
          <table:table-cell office:value-type="float" office:value="8391" table:style-name="ce11">
            <text:p>8 391</text:p>
          </table:table-cell>
          <table:table-cell office:value-type="float" office:value="327935" table:style-name="ce11">
            <text:p>327 935</text:p>
          </table:table-cell>
          <table:table-cell office:value-type="float" office:value="1853282" table:style-name="ce11">
            <text:p>1 853 282</text:p>
          </table:table-cell>
          <table:table-cell office:value-type="float" office:value="1687030" table:style-name="ce11">
            <text:p>1 687 030</text:p>
          </table:table-cell>
          <table:table-cell office:value-type="float" office:value="1553064" table:style-name="ce11">
            <text:p>1 553 064</text:p>
          </table:table-cell>
          <table:table-cell office:value-type="float" office:value="799943" table:style-name="ce11">
            <text:p>799 943</text:p>
          </table:table-cell>
          <table:table-cell office:value-type="float" office:value="94329" table:style-name="ce11">
            <text:p>94 329</text:p>
          </table:table-cell>
          <table:table-cell office:value-type="float" office:value="845971" table:style-name="ce11">
            <text:p>845 971</text:p>
          </table:table-cell>
          <table:table-cell office:value-type="float" office:value="518036" table:style-name="ce11">
            <text:p>518 036</text:p>
          </table:table-cell>
          <table:table-cell office:value-type="float" office:value="46690" table:style-name="ce11">
            <text:p>46 690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K</text:p>
          </table:table-cell>
          <table:table-cell office:value-type="string" table:style-name="ce8">
            <text:p>Finanz- und Versicherungsleistungen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10 - 19</text:p>
          </table:table-cell>
          <table:table-cell office:value-type="float" office:value="279" table:style-name="ce11">
            <text:p>279</text:p>
          </table:table-cell>
          <table:table-cell office:value-type="float" office:value="3698" table:style-name="ce11">
            <text:p>3 698</text:p>
          </table:table-cell>
          <table:table-cell office:value-type="float" office:value="3410" table:style-name="ce11">
            <text:p>3 410</text:p>
          </table:table-cell>
          <table:table-cell office:value-type="float" office:value="233598" table:style-name="ce11">
            <text:p>233 598</text:p>
          </table:table-cell>
          <table:table-cell office:value-type="float" office:value="1243754" table:style-name="ce11">
            <text:p>1 243 754</text:p>
          </table:table-cell>
          <table:table-cell office:value-type="float" office:value="921336" table:style-name="ce11">
            <text:p>921 336</text:p>
          </table:table-cell>
          <table:table-cell office:value-type="float" office:value="900232" table:style-name="ce11">
            <text:p>900 232</text:p>
          </table:table-cell>
          <table:table-cell office:value-type="float" office:value="374678" table:style-name="ce11">
            <text:p>374 678</text:p>
          </table:table-cell>
          <table:table-cell office:value-type="float" office:value="40104" table:style-name="ce11">
            <text:p>40 104</text:p>
          </table:table-cell>
          <table:table-cell office:value-type="float" office:value="565762" table:style-name="ce11">
            <text:p>565 762</text:p>
          </table:table-cell>
          <table:table-cell office:value-type="float" office:value="332164" table:style-name="ce11">
            <text:p>332 164</text:p>
          </table:table-cell>
          <table:table-cell office:value-type="float" office:value="42305" table:style-name="ce11">
            <text:p>42 305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K</text:p>
          </table:table-cell>
          <table:table-cell office:value-type="string" table:style-name="ce8">
            <text:p>Finanz- und Versicherungsleistungen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20 - 49</text:p>
          </table:table-cell>
          <table:table-cell office:value-type="float" office:value="235" table:style-name="ce11">
            <text:p>235</text:p>
          </table:table-cell>
          <table:table-cell office:value-type="float" office:value="7432" table:style-name="ce11">
            <text:p>7 432</text:p>
          </table:table-cell>
          <table:table-cell office:value-type="float" office:value="7312" table:style-name="ce11">
            <text:p>7 312</text:p>
          </table:table-cell>
          <table:table-cell office:value-type="float" office:value="580156" table:style-name="ce11">
            <text:p>580 156</text:p>
          </table:table-cell>
          <table:table-cell office:value-type="float" office:value="3426740" table:style-name="ce11">
            <text:p>3 426 740</text:p>
          </table:table-cell>
          <table:table-cell office:value-type="float" office:value="2978608" table:style-name="ce11">
            <text:p>2 978 608</text:p>
          </table:table-cell>
          <table:table-cell office:value-type="float" office:value="2850841" table:style-name="ce11">
            <text:p>2 850 841</text:p>
          </table:table-cell>
          <table:table-cell office:value-type="float" office:value="1244671" table:style-name="ce11">
            <text:p>1 244 671</text:p>
          </table:table-cell>
          <table:table-cell office:value-type="float" office:value="90185" table:style-name="ce11">
            <text:p>90 185</text:p>
          </table:table-cell>
          <table:table-cell office:value-type="float" office:value="1696361" table:style-name="ce11">
            <text:p>1 696 361</text:p>
          </table:table-cell>
          <table:table-cell office:value-type="float" office:value="1116205" table:style-name="ce11">
            <text:p>1 116 205</text:p>
          </table:table-cell>
          <table:table-cell office:value-type="float" office:value="106651" table:style-name="ce11">
            <text:p>106 651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K</text:p>
          </table:table-cell>
          <table:table-cell office:value-type="string" table:style-name="ce8">
            <text:p>Finanz- und Versicherungsleistungen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50 - 249</text:p>
          </table:table-cell>
          <table:table-cell office:value-type="float" office:value="224" table:style-name="ce11">
            <text:p>224</text:p>
          </table:table-cell>
          <table:table-cell office:value-type="float" office:value="22272" table:style-name="ce11">
            <text:p>22 272</text:p>
          </table:table-cell>
          <table:table-cell office:value-type="float" office:value="22194" table:style-name="ce11">
            <text:p>22 194</text:p>
          </table:table-cell>
          <table:table-cell office:value-type="float" office:value="1887234" table:style-name="ce11">
            <text:p>1 887 234</text:p>
          </table:table-cell>
          <table:table-cell office:value-type="float" office:value="9699165" table:style-name="ce11">
            <text:p>9 699 165</text:p>
          </table:table-cell>
          <table:table-cell office:value-type="float" office:value="9711026" table:style-name="ce11">
            <text:p>9 711 026</text:p>
          </table:table-cell>
          <table:table-cell office:value-type="float" office:value="7849457" table:style-name="ce11">
            <text:p>7 849 457</text:p>
          </table:table-cell>
          <table:table-cell office:value-type="float" office:value="3001467" table:style-name="ce11">
            <text:p>3 001 467</text:p>
          </table:table-cell>
          <table:table-cell office:value-type="float" office:value="157148" table:style-name="ce11">
            <text:p>157 148</text:p>
          </table:table-cell>
          <table:table-cell office:value-type="float" office:value="5005124" table:style-name="ce11">
            <text:p>5 005 124</text:p>
          </table:table-cell>
          <table:table-cell office:value-type="float" office:value="3117890" table:style-name="ce11">
            <text:p>3 117 890</text:p>
          </table:table-cell>
          <table:table-cell office:value-type="float" office:value="636996" table:style-name="ce11">
            <text:p>636 996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K</text:p>
          </table:table-cell>
          <table:table-cell office:value-type="string" table:style-name="ce8">
            <text:p>Finanz- und Versicherungsleistungen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250 und mehr</text:p>
          </table:table-cell>
          <table:table-cell office:value-type="float" office:value="71" table:style-name="ce11">
            <text:p>71</text:p>
          </table:table-cell>
          <table:table-cell office:value-type="float" office:value="69583" table:style-name="ce11">
            <text:p>69 583</text:p>
          </table:table-cell>
          <table:table-cell office:value-type="float" office:value="69575" table:style-name="ce11">
            <text:p>69 575</text:p>
          </table:table-cell>
          <table:table-cell office:value-type="float" office:value="6120665" table:style-name="ce11">
            <text:p>6 120 665</text:p>
          </table:table-cell>
          <table:table-cell office:value-type="float" office:value="52781613" table:style-name="ce11">
            <text:p>52 781 613</text:p>
          </table:table-cell>
          <table:table-cell office:value-type="float" office:value="33897167" table:style-name="ce11">
            <text:p>33 897 167</text:p>
          </table:table-cell>
          <table:table-cell office:value-type="float" office:value="24110100" table:style-name="ce11">
            <text:p>24 110 100</text:p>
          </table:table-cell>
          <table:table-cell office:value-type="float" office:value="10191978" table:style-name="ce11">
            <text:p>10 191 978</text:p>
          </table:table-cell>
          <table:table-cell office:value-type="float" office:value="97557" table:style-name="ce11">
            <text:p>97 557</text:p>
          </table:table-cell>
          <table:table-cell office:value-type="float" office:value="14015679" table:style-name="ce11">
            <text:p>14 015 679</text:p>
          </table:table-cell>
          <table:table-cell office:value-type="float" office:value="7895014" table:style-name="ce11">
            <text:p>7 895 014</text:p>
          </table:table-cell>
          <table:table-cell office:value-type="float" office:value="2021362" table:style-name="ce11">
            <text:p>2 021 362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2">
            <text:p>K64</text:p>
          </table:table-cell>
          <table:table-cell office:value-type="string" table:style-name="ce12">
            <text:p>Finanzdienstleistung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2685" table:style-name="ce15">
            <text:p>2 685</text:p>
          </table:table-cell>
          <table:table-cell office:value-type="float" office:value="69473" table:style-name="ce15">
            <text:p>69 473</text:p>
          </table:table-cell>
          <table:table-cell office:value-type="float" office:value="68818" table:style-name="ce15">
            <text:p>68 818</text:p>
          </table:table-cell>
          <table:table-cell office:value-type="float" office:value="6062043" table:style-name="ce15">
            <text:p>6 062 043</text:p>
          </table:table-cell>
          <table:table-cell office:value-type="float" office:value="39553090" table:style-name="ce15">
            <text:p>39 553 090</text:p>
          </table:table-cell>
          <table:table-cell office:value-type="float" office:value="23136232" table:style-name="ce15">
            <text:p>23 136 232</text:p>
          </table:table-cell>
          <table:table-cell office:value-type="float" office:value="23076361" table:style-name="ce15">
            <text:p>23 076 361</text:p>
          </table:table-cell>
          <table:table-cell office:value-type="float" office:value="9265735" table:style-name="ce15">
            <text:p>9 265 735</text:p>
          </table:table-cell>
          <table:table-cell office:value-type="float" office:value="61348" table:style-name="ce15">
            <text:p>61 348</text:p>
          </table:table-cell>
          <table:table-cell office:value-type="float" office:value="13871101" table:style-name="ce15">
            <text:p>13 871 101</text:p>
          </table:table-cell>
          <table:table-cell office:value-type="float" office:value="7809058" table:style-name="ce15">
            <text:p>7 809 058</text:p>
          </table:table-cell>
          <table:table-cell office:value-type="float" office:value="2275426" table:style-name="ce15">
            <text:p>2 275 426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K64</text:p>
          </table:table-cell>
          <table:table-cell office:value-type="string" table:style-name="ce12">
            <text:p>Finanzdienstleistung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1680" table:style-name="ce15">
            <text:p>1 680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K64</text:p>
          </table:table-cell>
          <table:table-cell office:value-type="string" table:style-name="ce12">
            <text:p>Finanzdienstleistung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537" table:style-name="ce15">
            <text:p>537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K64</text:p>
          </table:table-cell>
          <table:table-cell office:value-type="string" table:style-name="ce12">
            <text:p>Finanzdienstleistung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90" table:style-name="ce15">
            <text:p>90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K64</text:p>
          </table:table-cell>
          <table:table-cell office:value-type="string" table:style-name="ce12">
            <text:p>Finanzdienstleistung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154" table:style-name="ce15">
            <text:p>154</text:p>
          </table:table-cell>
          <table:table-cell office:value-type="float" office:value="5076" table:style-name="ce15">
            <text:p>5 076</text:p>
          </table:table-cell>
          <table:table-cell office:value-type="float" office:value="5076" table:style-name="ce15">
            <text:p>5 076</text:p>
          </table:table-cell>
          <table:table-cell office:value-type="float" office:value="389142" table:style-name="ce15">
            <text:p>389 142</text:p>
          </table:table-cell>
          <table:table-cell office:value-type="float" office:value="1583565" table:style-name="ce15">
            <text:p>1 583 565</text:p>
          </table:table-cell>
          <table:table-cell office:value-type="float" office:value="1462788" table:style-name="ce15">
            <text:p>1 462 788</text:p>
          </table:table-cell>
          <table:table-cell office:value-type="float" office:value="1462061" table:style-name="ce15">
            <text:p>1 462 061</text:p>
          </table:table-cell>
          <table:table-cell office:value-type="float" office:value="605030" table:style-name="ce15">
            <text:p>605 030</text:p>
          </table:table-cell>
          <table:table-cell office:value-type="float" office:value="733" table:style-name="ce15">
            <text:p>733</text:p>
          </table:table-cell>
          <table:table-cell office:value-type="float" office:value="857764" table:style-name="ce15">
            <text:p>857 764</text:p>
          </table:table-cell>
          <table:table-cell office:value-type="float" office:value="468622" table:style-name="ce15">
            <text:p>468 622</text:p>
          </table:table-cell>
          <table:table-cell office:value-type="float" office:value="81518" table:style-name="ce15">
            <text:p>81 518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K64</text:p>
          </table:table-cell>
          <table:table-cell office:value-type="string" table:style-name="ce12">
            <text:p>Finanzdienstleistung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177" table:style-name="ce15">
            <text:p>177</text:p>
          </table:table-cell>
          <table:table-cell office:value-type="float" office:value="17631" table:style-name="ce15">
            <text:p>17 631</text:p>
          </table:table-cell>
          <table:table-cell office:value-type="float" office:value="17631" table:style-name="ce15">
            <text:p>17 631</text:p>
          </table:table-cell>
          <table:table-cell office:value-type="float" office:value="1500503" table:style-name="ce15">
            <text:p>1 500 503</text:p>
          </table:table-cell>
          <table:table-cell office:value-type="float" office:value="6724243" table:style-name="ce15">
            <text:p>6 724 243</text:p>
          </table:table-cell>
          <table:table-cell office:value-type="float" office:value="5727656" table:style-name="ce15">
            <text:p>5 727 656</text:p>
          </table:table-cell>
          <table:table-cell office:value-type="float" office:value="5726604" table:style-name="ce15">
            <text:p>5 726 604</text:p>
          </table:table-cell>
          <table:table-cell office:value-type="float" office:value="1708224" table:style-name="ce15">
            <text:p>1 708 224</text:p>
          </table:table-cell>
          <table:table-cell office:value-type="float" office:value="1054" table:style-name="ce15">
            <text:p>1 054</text:p>
          </table:table-cell>
          <table:table-cell office:value-type="float" office:value="4019434" table:style-name="ce15">
            <text:p>4 019 434</text:p>
          </table:table-cell>
          <table:table-cell office:value-type="float" office:value="2518931" table:style-name="ce15">
            <text:p>2 518 931</text:p>
          </table:table-cell>
          <table:table-cell office:value-type="float" office:value="603746" table:style-name="ce15">
            <text:p>603 746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K64</text:p>
          </table:table-cell>
          <table:table-cell office:value-type="string" table:style-name="ce12">
            <text:p>Finanzdienstleistung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47" table:style-name="ce15">
            <text:p>47</text:p>
          </table:table-cell>
          <table:table-cell office:value-type="float" office:value="43339" table:style-name="ce15">
            <text:p>43 339</text:p>
          </table:table-cell>
          <table:table-cell office:value-type="float" office:value="43339" table:style-name="ce15">
            <text:p>43 339</text:p>
          </table:table-cell>
          <table:table-cell office:value-type="float" office:value="3962896" table:style-name="ce15">
            <text:p>3 962 896</text:p>
          </table:table-cell>
          <table:table-cell office:value-type="float" office:value="28438795" table:style-name="ce15">
            <text:p>28 438 795</text:p>
          </table:table-cell>
          <table:table-cell office:value-type="float" office:value="14402976" table:style-name="ce15">
            <text:p>14 402 976</text:p>
          </table:table-cell>
          <table:table-cell office:value-type="float" office:value="14402976" table:style-name="ce15">
            <text:p>14 402 976</text:p>
          </table:table-cell>
          <table:table-cell office:value-type="float" office:value="6168402" table:style-name="ce15">
            <text:p>6 168 402</text:p>
          </table:table-cell>
          <table:table-cell office:value-type="float" office:value="0" table:style-name="ce15">
            <text:p>0</text:p>
          </table:table-cell>
          <table:table-cell office:value-type="float" office:value="8234574" table:style-name="ce15">
            <text:p>8 234 574</text:p>
          </table:table-cell>
          <table:table-cell office:value-type="float" office:value="4271678" table:style-name="ce15">
            <text:p>4 271 678</text:p>
          </table:table-cell>
          <table:table-cell office:value-type="float" office:value="1521892" table:style-name="ce15">
            <text:p>1 521 892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K65</text:p>
          </table:table-cell>
          <table:table-cell office:value-type="string" table:style-name="ce12">
            <text:p>Versicherungen und Pensionskas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41" table:style-name="ce15">
            <text:p>41</text:p>
          </table:table-cell>
          <table:table-cell office:value-type="float" office:value="26216" table:style-name="ce15">
            <text:p>26 216</text:p>
          </table:table-cell>
          <table:table-cell office:value-type="float" office:value="26216" table:style-name="ce15">
            <text:p>26 216</text:p>
          </table:table-cell>
          <table:table-cell office:value-type="float" office:value="2144075" table:style-name="ce15">
            <text:p>2 144 075</text:p>
          </table:table-cell>
          <table:table-cell office:value-type="float" office:value="25752520" table:style-name="ce15">
            <text:p>25 752 520</text:p>
          </table:table-cell>
          <table:table-cell office:value-type="float" office:value="22524232" table:style-name="ce15">
            <text:p>22 524 232</text:p>
          </table:table-cell>
          <table:table-cell office:value-type="float" office:value="10769924" table:style-name="ce15">
            <text:p>10 769 924</text:p>
          </table:table-cell>
          <table:table-cell office:value-type="float" office:value="4060439" table:style-name="ce15">
            <text:p>4 060 439</text:p>
          </table:table-cell>
          <table:table-cell office:value-type="float" office:value="0" table:style-name="ce15">
            <text:p>0</text:p>
          </table:table-cell>
          <table:table-cell office:value-type="float" office:value="6709485" table:style-name="ce15">
            <text:p>6 709 485</text:p>
          </table:table-cell>
          <table:table-cell office:value-type="float" office:value="4565410" table:style-name="ce15">
            <text:p>4 565 410</text:p>
          </table:table-cell>
          <table:table-cell office:value-type="float" office:value="519857" table:style-name="ce15">
            <text:p>519 857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K65</text:p>
          </table:table-cell>
          <table:table-cell office:value-type="string" table:style-name="ce12">
            <text:p>Versicherungen und Pensionskas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4" table:style-name="ce15">
            <text:p>4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K65</text:p>
          </table:table-cell>
          <table:table-cell office:value-type="string" table:style-name="ce12">
            <text:p>Versicherungen und Pensionskas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K65</text:p>
          </table:table-cell>
          <table:table-cell office:value-type="string" table:style-name="ce12">
            <text:p>Versicherungen und Pensionskas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K65</text:p>
          </table:table-cell>
          <table:table-cell office:value-type="string" table:style-name="ce12">
            <text:p>Versicherungen und Pensionskas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K65</text:p>
          </table:table-cell>
          <table:table-cell office:value-type="string" table:style-name="ce12">
            <text:p>Versicherungen und Pensionskas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11" table:style-name="ce15">
            <text:p>11</text:p>
          </table:table-cell>
          <table:table-cell office:value-type="float" office:value="1473" table:style-name="ce15">
            <text:p>1 473</text:p>
          </table:table-cell>
          <table:table-cell office:value-type="float" office:value="1473" table:style-name="ce15">
            <text:p>1 473</text:p>
          </table:table-cell>
          <table:table-cell office:value-type="float" office:value="125725" table:style-name="ce15">
            <text:p>125 725</text:p>
          </table:table-cell>
          <table:table-cell office:value-type="float" office:value="1352792" table:style-name="ce15">
            <text:p>1 352 792</text:p>
          </table:table-cell>
          <table:table-cell office:value-type="float" office:value="2433760" table:style-name="ce15">
            <text:p>2 433 760</text:p>
          </table:table-cell>
          <table:table-cell office:value-type="float" office:value="713004" table:style-name="ce15">
            <text:p>713 004</text:p>
          </table:table-cell>
          <table:table-cell office:value-type="float" office:value="281960" table:style-name="ce15">
            <text:p>281 960</text:p>
          </table:table-cell>
          <table:table-cell office:value-type="float" office:value="0" table:style-name="ce15">
            <text:p>0</text:p>
          </table:table-cell>
          <table:table-cell office:value-type="float" office:value="431044" table:style-name="ce15">
            <text:p>431 044</text:p>
          </table:table-cell>
          <table:table-cell office:value-type="float" office:value="305319" table:style-name="ce15">
            <text:p>305 319</text:p>
          </table:table-cell>
          <table:table-cell office:value-type="float" office:value="9216" table:style-name="ce15">
            <text:p>9 216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K65</text:p>
          </table:table-cell>
          <table:table-cell office:value-type="string" table:style-name="ce12">
            <text:p>Versicherungen und Pensionskas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19" table:style-name="ce15">
            <text:p>19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K66</text:p>
          </table:table-cell>
          <table:table-cell office:value-type="string" table:style-name="ce12">
            <text:p>Sonst. Finanz-/Versicherungsleistung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10115" table:style-name="ce15">
            <text:p>10 115</text:p>
          </table:table-cell>
          <table:table-cell office:value-type="float" office:value="26937" table:style-name="ce15">
            <text:p>26 937</text:p>
          </table:table-cell>
          <table:table-cell office:value-type="float" office:value="16111" table:style-name="ce15">
            <text:p>16 111</text:p>
          </table:table-cell>
          <table:table-cell office:value-type="float" office:value="955879" table:style-name="ce15">
            <text:p>955 879</text:p>
          </table:table-cell>
          <table:table-cell office:value-type="float" office:value="5783077" table:style-name="ce15">
            <text:p>5 783 077</text:p>
          </table:table-cell>
          <table:table-cell office:value-type="float" office:value="5562265" table:style-name="ce15">
            <text:p>5 562 265</text:p>
          </table:table-cell>
          <table:table-cell office:value-type="float" office:value="5098757" table:style-name="ce15">
            <text:p>5 098 757</text:p>
          </table:table-cell>
          <table:table-cell office:value-type="float" office:value="3193653" table:style-name="ce15">
            <text:p>3 193 653</text:p>
          </table:table-cell>
          <table:table-cell office:value-type="float" office:value="482720" table:style-name="ce15">
            <text:p>482 720</text:p>
          </table:table-cell>
          <table:table-cell office:value-type="float" office:value="2387405" table:style-name="ce15">
            <text:p>2 387 405</text:p>
          </table:table-cell>
          <table:table-cell office:value-type="float" office:value="1431526" table:style-name="ce15">
            <text:p>1 431 526</text:p>
          </table:table-cell>
          <table:table-cell office:value-type="float" office:value="95064" table:style-name="ce15">
            <text:p>95 064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K66</text:p>
          </table:table-cell>
          <table:table-cell office:value-type="string" table:style-name="ce12">
            <text:p>Sonst. Finanz-/Versicherungsleistung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6400" table:style-name="ce15">
            <text:p>6 400</text:p>
          </table:table-cell>
          <table:table-cell office:value-type="float" office:value="6252" table:style-name="ce15">
            <text:p>6 252</text:p>
          </table:table-cell>
          <table:table-cell office:value-type="float" office:value="44" table:style-name="ce15">
            <text:p>44</text:p>
          </table:table-cell>
          <table:table-cell office:value-type="float" office:value="1491" table:style-name="ce15">
            <text:p>1 491</text:p>
          </table:table-cell>
          <table:table-cell office:value-type="float" office:value="1020211" table:style-name="ce15">
            <text:p>1 020 211</text:p>
          </table:table-cell>
          <table:table-cell office:value-type="float" office:value="989096" table:style-name="ce15">
            <text:p>989 096</text:p>
          </table:table-cell>
          <table:table-cell office:value-type="float" office:value="972166" table:style-name="ce15">
            <text:p>972 166</text:p>
          </table:table-cell>
          <table:table-cell office:value-type="float" office:value="444638" table:style-name="ce15">
            <text:p>444 638</text:p>
          </table:table-cell>
          <table:table-cell office:value-type="float" office:value="17312" table:style-name="ce15">
            <text:p>17 312</text:p>
          </table:table-cell>
          <table:table-cell office:value-type="float" office:value="544930" table:style-name="ce15">
            <text:p>544 930</text:p>
          </table:table-cell>
          <table:table-cell office:value-type="float" office:value="543439" table:style-name="ce15">
            <text:p>543 439</text:p>
          </table:table-cell>
          <table:table-cell office:value-type="float" office:value="3246" table:style-name="ce15">
            <text:p>3 246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K66</text:p>
          </table:table-cell>
          <table:table-cell office:value-type="string" table:style-name="ce12">
            <text:p>Sonst. Finanz-/Versicherungsleistung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3410" table:style-name="ce15">
            <text:p>3 410</text:p>
          </table:table-cell>
          <table:table-cell office:value-type="float" office:value="11206" table:style-name="ce15">
            <text:p>11 206</text:p>
          </table:table-cell>
          <table:table-cell office:value-type="float" office:value="7082" table:style-name="ce15">
            <text:p>7 082</text:p>
          </table:table-cell>
          <table:table-cell office:value-type="float" office:value="228278" table:style-name="ce15">
            <text:p>228 278</text:p>
          </table:table-cell>
          <table:table-cell office:value-type="float" office:value="1042379" table:style-name="ce15">
            <text:p>1 042 379</text:p>
          </table:table-cell>
          <table:table-cell office:value-type="float" office:value="1021990" table:style-name="ce15">
            <text:p>1 021 990</text:p>
          </table:table-cell>
          <table:table-cell office:value-type="float" office:value="939567" table:style-name="ce15">
            <text:p>939 567</text:p>
          </table:table-cell>
          <table:table-cell office:value-type="float" office:value="569743" table:style-name="ce15">
            <text:p>569 743</text:p>
          </table:table-cell>
          <table:table-cell office:value-type="float" office:value="83037" table:style-name="ce15">
            <text:p>83 037</text:p>
          </table:table-cell>
          <table:table-cell office:value-type="float" office:value="452256" table:style-name="ce15">
            <text:p>452 256</text:p>
          </table:table-cell>
          <table:table-cell office:value-type="float" office:value="223978" table:style-name="ce15">
            <text:p>223 978</text:p>
          </table:table-cell>
          <table:table-cell office:value-type="float" office:value="22421" table:style-name="ce15">
            <text:p>22 421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K66</text:p>
          </table:table-cell>
          <table:table-cell office:value-type="string" table:style-name="ce12">
            <text:p>Sonst. Finanz-/Versicherungsleistung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186" table:style-name="ce15">
            <text:p>186</text:p>
          </table:table-cell>
          <table:table-cell office:value-type="float" office:value="2408" table:style-name="ce15">
            <text:p>2 408</text:p>
          </table:table-cell>
          <table:table-cell office:value-type="float" office:value="2120" table:style-name="ce15">
            <text:p>2 120</text:p>
          </table:table-cell>
          <table:table-cell office:value-type="float" office:value="127057" table:style-name="ce15">
            <text:p>127 057</text:p>
          </table:table-cell>
          <table:table-cell office:value-type="float" office:value="449608" table:style-name="ce15">
            <text:p>449 608</text:p>
          </table:table-cell>
          <table:table-cell office:value-type="float" office:value="441337" table:style-name="ce15">
            <text:p>441 337</text:p>
          </table:table-cell>
          <table:table-cell office:value-type="float" office:value="403847" table:style-name="ce15">
            <text:p>403 847</text:p>
          </table:table-cell>
          <table:table-cell office:value-type="float" office:value="240494" table:style-name="ce15">
            <text:p>240 494</text:p>
          </table:table-cell>
          <table:table-cell office:value-type="float" office:value="39268" table:style-name="ce15">
            <text:p>39 268</text:p>
          </table:table-cell>
          <table:table-cell office:value-type="float" office:value="202725" table:style-name="ce15">
            <text:p>202 725</text:p>
          </table:table-cell>
          <table:table-cell office:value-type="float" office:value="75668" table:style-name="ce15">
            <text:p>75 668</text:p>
          </table:table-cell>
          <table:table-cell office:value-type="float" office:value="10837" table:style-name="ce15">
            <text:p>10 837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K66</text:p>
          </table:table-cell>
          <table:table-cell office:value-type="string" table:style-name="ce12">
            <text:p>Sonst. Finanz-/Versicherungsleistung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78" table:style-name="ce15">
            <text:p>78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K66</text:p>
          </table:table-cell>
          <table:table-cell office:value-type="string" table:style-name="ce12">
            <text:p>Sonst. Finanz-/Versicherungsleistung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36" table:style-name="ce15">
            <text:p>36</text:p>
          </table:table-cell>
          <table:table-cell office:value-type="float" office:value="3168" table:style-name="ce15">
            <text:p>3 168</text:p>
          </table:table-cell>
          <table:table-cell office:value-type="float" office:value="3090" table:style-name="ce15">
            <text:p>3 090</text:p>
          </table:table-cell>
          <table:table-cell office:value-type="float" office:value="261006" table:style-name="ce15">
            <text:p>261 006</text:p>
          </table:table-cell>
          <table:table-cell office:value-type="float" office:value="1622130" table:style-name="ce15">
            <text:p>1 622 130</text:p>
          </table:table-cell>
          <table:table-cell office:value-type="float" office:value="1549610" table:style-name="ce15">
            <text:p>1 549 610</text:p>
          </table:table-cell>
          <table:table-cell office:value-type="float" office:value="1409849" table:style-name="ce15">
            <text:p>1 409 849</text:p>
          </table:table-cell>
          <table:table-cell office:value-type="float" office:value="1011283" table:style-name="ce15">
            <text:p>1 011 283</text:p>
          </table:table-cell>
          <table:table-cell office:value-type="float" office:value="156094" table:style-name="ce15">
            <text:p>156 094</text:p>
          </table:table-cell>
          <table:table-cell office:value-type="float" office:value="554646" table:style-name="ce15">
            <text:p>554 646</text:p>
          </table:table-cell>
          <table:table-cell office:value-type="float" office:value="293640" table:style-name="ce15">
            <text:p>293 640</text:p>
          </table:table-cell>
          <table:table-cell office:value-type="float" office:value="24034" table:style-name="ce15">
            <text:p>24 034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K66</text:p>
          </table:table-cell>
          <table:table-cell office:value-type="string" table:style-name="ce12">
            <text:p>Sonst. Finanz-/Versicherungsleistung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8">
            <text:p>L</text:p>
          </table:table-cell>
          <table:table-cell office:value-type="string" table:style-name="ce8">
            <text:p>Grundstücks- und Wohnungswesen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insgesamt</text:p>
          </table:table-cell>
          <table:table-cell office:value-type="float" office:value="23145" table:style-name="ce11">
            <text:p>23 145</text:p>
          </table:table-cell>
          <table:table-cell office:value-type="float" office:value="63555" table:style-name="ce11">
            <text:p>63 555</text:p>
          </table:table-cell>
          <table:table-cell office:value-type="float" office:value="43386" table:style-name="ce11">
            <text:p>43 386</text:p>
          </table:table-cell>
          <table:table-cell office:value-type="float" office:value="2239122" table:style-name="ce11">
            <text:p>2 239 122</text:p>
          </table:table-cell>
          <table:table-cell office:value-type="float" office:value="30014683" table:style-name="ce11">
            <text:p>30 014 683</text:p>
          </table:table-cell>
          <table:table-cell office:value-type="float" office:value="24252433" table:style-name="ce11">
            <text:p>24 252 433</text:p>
          </table:table-cell>
          <table:table-cell office:value-type="float" office:value="21207185" table:style-name="ce11">
            <text:p>21 207 185</text:p>
          </table:table-cell>
          <table:table-cell office:value-type="float" office:value="13723811" table:style-name="ce11">
            <text:p>13 723 811</text:p>
          </table:table-cell>
          <table:table-cell office:value-type="float" office:value="4003442" table:style-name="ce11">
            <text:p>4 003 442</text:p>
          </table:table-cell>
          <table:table-cell office:value-type="float" office:value="11498362" table:style-name="ce11">
            <text:p>11 498 362</text:p>
          </table:table-cell>
          <table:table-cell office:value-type="float" office:value="9259240" table:style-name="ce11">
            <text:p>9 259 240</text:p>
          </table:table-cell>
          <table:table-cell office:value-type="float" office:value="8226492" table:style-name="ce11">
            <text:p>8 226 492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L</text:p>
          </table:table-cell>
          <table:table-cell office:value-type="string" table:style-name="ce8">
            <text:p>Grundstücks- und Wohnungswesen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0 - 1</text:p>
          </table:table-cell>
          <table:table-cell office:value-type="float" office:value="14057" table:style-name="ce11">
            <text:p>14 057</text:p>
          </table:table-cell>
          <table:table-cell office:value-type="float" office:value="8110" table:style-name="ce11">
            <text:p>8 110</text:p>
          </table:table-cell>
          <table:table-cell office:value-type="float" office:value="1328" table:style-name="ce11">
            <text:p>1 328</text:p>
          </table:table-cell>
          <table:table-cell office:value-type="float" office:value="30972" table:style-name="ce11">
            <text:p>30 972</text:p>
          </table:table-cell>
          <table:table-cell office:value-type="float" office:value="7730355" table:style-name="ce11">
            <text:p>7 730 355</text:p>
          </table:table-cell>
          <table:table-cell office:value-type="float" office:value="6780438" table:style-name="ce11">
            <text:p>6 780 438</text:p>
          </table:table-cell>
          <table:table-cell office:value-type="float" office:value="5784845" table:style-name="ce11">
            <text:p>5 784 845</text:p>
          </table:table-cell>
          <table:table-cell office:value-type="float" office:value="3271235" table:style-name="ce11">
            <text:p>3 271 235</text:p>
          </table:table-cell>
          <table:table-cell office:value-type="float" office:value="1165539" table:style-name="ce11">
            <text:p>1 165 539</text:p>
          </table:table-cell>
          <table:table-cell office:value-type="float" office:value="3668995" table:style-name="ce11">
            <text:p>3 668 995</text:p>
          </table:table-cell>
          <table:table-cell office:value-type="float" office:value="3638023" table:style-name="ce11">
            <text:p>3 638 023</text:p>
          </table:table-cell>
          <table:table-cell office:value-type="float" office:value="1977180" table:style-name="ce11">
            <text:p>1 977 180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L</text:p>
          </table:table-cell>
          <table:table-cell office:value-type="string" table:style-name="ce8">
            <text:p>Grundstücks- und Wohnungswesen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2 - 9</text:p>
          </table:table-cell>
          <table:table-cell office:value-type="float" office:value="8242" table:style-name="ce11">
            <text:p>8 242</text:p>
          </table:table-cell>
          <table:table-cell office:value-type="float" office:value="25877" table:style-name="ce11">
            <text:p>25 877</text:p>
          </table:table-cell>
          <table:table-cell office:value-type="float" office:value="14511" table:style-name="ce11">
            <text:p>14 511</text:p>
          </table:table-cell>
          <table:table-cell office:value-type="float" office:value="507224" table:style-name="ce11">
            <text:p>507 224</text:p>
          </table:table-cell>
          <table:table-cell office:value-type="float" office:value="6379436" table:style-name="ce11">
            <text:p>6 379 436</text:p>
          </table:table-cell>
          <table:table-cell office:value-type="float" office:value="5626256" table:style-name="ce11">
            <text:p>5 626 256</text:p>
          </table:table-cell>
          <table:table-cell office:value-type="float" office:value="4773945" table:style-name="ce11">
            <text:p>4 773 945</text:p>
          </table:table-cell>
          <table:table-cell office:value-type="float" office:value="2968122" table:style-name="ce11">
            <text:p>2 968 122</text:p>
          </table:table-cell>
          <table:table-cell office:value-type="float" office:value="934897" table:style-name="ce11">
            <text:p>934 897</text:p>
          </table:table-cell>
          <table:table-cell office:value-type="float" office:value="2747549" table:style-name="ce11">
            <text:p>2 747 549</text:p>
          </table:table-cell>
          <table:table-cell office:value-type="float" office:value="2240325" table:style-name="ce11">
            <text:p>2 240 325</text:p>
          </table:table-cell>
          <table:table-cell office:value-type="float" office:value="1513129" table:style-name="ce11">
            <text:p>1 513 129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L</text:p>
          </table:table-cell>
          <table:table-cell office:value-type="string" table:style-name="ce8">
            <text:p>Grundstücks- und Wohnungswesen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10 - 19</text:p>
          </table:table-cell>
          <table:table-cell office:value-type="float" office:value="501" table:style-name="ce11">
            <text:p>501</text:p>
          </table:table-cell>
          <table:table-cell office:value-type="float" office:value="6508" table:style-name="ce11">
            <text:p>6 508</text:p>
          </table:table-cell>
          <table:table-cell office:value-type="float" office:value="5493" table:style-name="ce11">
            <text:p>5 493</text:p>
          </table:table-cell>
          <table:table-cell office:value-type="float" office:value="285655" table:style-name="ce11">
            <text:p>285 655</text:p>
          </table:table-cell>
          <table:table-cell office:value-type="float" office:value="2192647" table:style-name="ce11">
            <text:p>2 192 647</text:p>
          </table:table-cell>
          <table:table-cell office:value-type="float" office:value="1933869" table:style-name="ce11">
            <text:p>1 933 869</text:p>
          </table:table-cell>
          <table:table-cell office:value-type="float" office:value="1596650" table:style-name="ce11">
            <text:p>1 596 650</text:p>
          </table:table-cell>
          <table:table-cell office:value-type="float" office:value="1131810" table:style-name="ce11">
            <text:p>1 131 810</text:p>
          </table:table-cell>
          <table:table-cell office:value-type="float" office:value="402399" table:style-name="ce11">
            <text:p>402 399</text:p>
          </table:table-cell>
          <table:table-cell office:value-type="float" office:value="867258" table:style-name="ce11">
            <text:p>867 258</text:p>
          </table:table-cell>
          <table:table-cell office:value-type="float" office:value="581603" table:style-name="ce11">
            <text:p>581 603</text:p>
          </table:table-cell>
          <table:table-cell office:value-type="float" office:value="472292" table:style-name="ce11">
            <text:p>472 292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L</text:p>
          </table:table-cell>
          <table:table-cell office:value-type="string" table:style-name="ce8">
            <text:p>Grundstücks- und Wohnungswesen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20 - 49</text:p>
          </table:table-cell>
          <table:table-cell office:value-type="float" office:value="227" table:style-name="ce11">
            <text:p>227</text:p>
          </table:table-cell>
          <table:table-cell office:value-type="float" office:value="6625" table:style-name="ce11">
            <text:p>6 625</text:p>
          </table:table-cell>
          <table:table-cell office:value-type="float" office:value="6037" table:style-name="ce11">
            <text:p>6 037</text:p>
          </table:table-cell>
          <table:table-cell office:value-type="float" office:value="349453" table:style-name="ce11">
            <text:p>349 453</text:p>
          </table:table-cell>
          <table:table-cell office:value-type="float" office:value="3559365" table:style-name="ce11">
            <text:p>3 559 365</text:p>
          </table:table-cell>
          <table:table-cell office:value-type="float" office:value="2109095" table:style-name="ce11">
            <text:p>2 109 095</text:p>
          </table:table-cell>
          <table:table-cell office:value-type="float" office:value="1804818" table:style-name="ce11">
            <text:p>1 804 818</text:p>
          </table:table-cell>
          <table:table-cell office:value-type="float" office:value="1387039" table:style-name="ce11">
            <text:p>1 387 039</text:p>
          </table:table-cell>
          <table:table-cell office:value-type="float" office:value="451511" table:style-name="ce11">
            <text:p>451 511</text:p>
          </table:table-cell>
          <table:table-cell office:value-type="float" office:value="869993" table:style-name="ce11">
            <text:p>869 993</text:p>
          </table:table-cell>
          <table:table-cell office:value-type="float" office:value="520540" table:style-name="ce11">
            <text:p>520 540</text:p>
          </table:table-cell>
          <table:table-cell office:value-type="float" office:value="725270" table:style-name="ce11">
            <text:p>725 270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L</text:p>
          </table:table-cell>
          <table:table-cell office:value-type="string" table:style-name="ce8">
            <text:p>Grundstücks- und Wohnungswesen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50 - 249</text:p>
          </table:table-cell>
          <table:table-cell office:value-type="float" office:value="105" table:style-name="ce11">
            <text:p>105</text:p>
          </table:table-cell>
          <table:table-cell office:value-type="float" office:value="10578" table:style-name="ce11">
            <text:p>10 578</text:p>
          </table:table-cell>
          <table:table-cell office:value-type="float" office:value="10323" table:style-name="ce11">
            <text:p>10 323</text:p>
          </table:table-cell>
          <table:table-cell office:value-type="float" office:value="698364" table:style-name="ce11">
            <text:p>698 364</text:p>
          </table:table-cell>
          <table:table-cell office:value-type="float" office:value="6888393" table:style-name="ce11">
            <text:p>6 888 393</text:p>
          </table:table-cell>
          <table:table-cell office:value-type="float" office:value="5150174" table:style-name="ce11">
            <text:p>5 150 174</text:p>
          </table:table-cell>
          <table:table-cell office:value-type="float" office:value="4817426" table:style-name="ce11">
            <text:p>4 817 426</text:p>
          </table:table-cell>
          <table:table-cell office:value-type="float" office:value="3254659" table:style-name="ce11">
            <text:p>3 254 659</text:p>
          </table:table-cell>
          <table:table-cell office:value-type="float" office:value="733805" table:style-name="ce11">
            <text:p>733 805</text:p>
          </table:table-cell>
          <table:table-cell office:value-type="float" office:value="2297417" table:style-name="ce11">
            <text:p>2 297 417</text:p>
          </table:table-cell>
          <table:table-cell office:value-type="float" office:value="1599053" table:style-name="ce11">
            <text:p>1 599 053</text:p>
          </table:table-cell>
          <table:table-cell office:value-type="float" office:value="2598933" table:style-name="ce11">
            <text:p>2 598 933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L</text:p>
          </table:table-cell>
          <table:table-cell office:value-type="string" table:style-name="ce8">
            <text:p>Grundstücks- und Wohnungswesen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250 und mehr</text:p>
          </table:table-cell>
          <table:table-cell office:value-type="float" office:value="13" table:style-name="ce11">
            <text:p>13</text:p>
          </table:table-cell>
          <table:table-cell office:value-type="float" office:value="5857" table:style-name="ce11">
            <text:p>5 857</text:p>
          </table:table-cell>
          <table:table-cell office:value-type="float" office:value="5694" table:style-name="ce11">
            <text:p>5 694</text:p>
          </table:table-cell>
          <table:table-cell office:value-type="float" office:value="367454" table:style-name="ce11">
            <text:p>367 454</text:p>
          </table:table-cell>
          <table:table-cell office:value-type="float" office:value="3264487" table:style-name="ce11">
            <text:p>3 264 487</text:p>
          </table:table-cell>
          <table:table-cell office:value-type="float" office:value="2652601" table:style-name="ce11">
            <text:p>2 652 601</text:p>
          </table:table-cell>
          <table:table-cell office:value-type="float" office:value="2429501" table:style-name="ce11">
            <text:p>2 429 501</text:p>
          </table:table-cell>
          <table:table-cell office:value-type="float" office:value="1710946" table:style-name="ce11">
            <text:p>1 710 946</text:p>
          </table:table-cell>
          <table:table-cell office:value-type="float" office:value="315291" table:style-name="ce11">
            <text:p>315 291</text:p>
          </table:table-cell>
          <table:table-cell office:value-type="float" office:value="1047150" table:style-name="ce11">
            <text:p>1 047 150</text:p>
          </table:table-cell>
          <table:table-cell office:value-type="float" office:value="679696" table:style-name="ce11">
            <text:p>679 696</text:p>
          </table:table-cell>
          <table:table-cell office:value-type="float" office:value="939688" table:style-name="ce11">
            <text:p>939 688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2">
            <text:p>L68</text:p>
          </table:table-cell>
          <table:table-cell office:value-type="string" table:style-name="ce12">
            <text:p>Grundstücks- und Wohnungswe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23145" table:style-name="ce15">
            <text:p>23 145</text:p>
          </table:table-cell>
          <table:table-cell office:value-type="float" office:value="63555" table:style-name="ce15">
            <text:p>63 555</text:p>
          </table:table-cell>
          <table:table-cell office:value-type="float" office:value="43386" table:style-name="ce15">
            <text:p>43 386</text:p>
          </table:table-cell>
          <table:table-cell office:value-type="float" office:value="2239122" table:style-name="ce15">
            <text:p>2 239 122</text:p>
          </table:table-cell>
          <table:table-cell office:value-type="float" office:value="30014683" table:style-name="ce15">
            <text:p>30 014 683</text:p>
          </table:table-cell>
          <table:table-cell office:value-type="float" office:value="24252433" table:style-name="ce15">
            <text:p>24 252 433</text:p>
          </table:table-cell>
          <table:table-cell office:value-type="float" office:value="21207185" table:style-name="ce15">
            <text:p>21 207 185</text:p>
          </table:table-cell>
          <table:table-cell office:value-type="float" office:value="13723811" table:style-name="ce15">
            <text:p>13 723 811</text:p>
          </table:table-cell>
          <table:table-cell office:value-type="float" office:value="4003442" table:style-name="ce15">
            <text:p>4 003 442</text:p>
          </table:table-cell>
          <table:table-cell office:value-type="float" office:value="11498362" table:style-name="ce15">
            <text:p>11 498 362</text:p>
          </table:table-cell>
          <table:table-cell office:value-type="float" office:value="9259240" table:style-name="ce15">
            <text:p>9 259 240</text:p>
          </table:table-cell>
          <table:table-cell office:value-type="float" office:value="8226492" table:style-name="ce15">
            <text:p>8 226 492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L68</text:p>
          </table:table-cell>
          <table:table-cell office:value-type="string" table:style-name="ce12">
            <text:p>Grundstücks- und Wohnungswe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14057" table:style-name="ce15">
            <text:p>14 057</text:p>
          </table:table-cell>
          <table:table-cell office:value-type="float" office:value="8110" table:style-name="ce15">
            <text:p>8 110</text:p>
          </table:table-cell>
          <table:table-cell office:value-type="float" office:value="1328" table:style-name="ce15">
            <text:p>1 328</text:p>
          </table:table-cell>
          <table:table-cell office:value-type="float" office:value="30972" table:style-name="ce15">
            <text:p>30 972</text:p>
          </table:table-cell>
          <table:table-cell office:value-type="float" office:value="7730355" table:style-name="ce15">
            <text:p>7 730 355</text:p>
          </table:table-cell>
          <table:table-cell office:value-type="float" office:value="6780438" table:style-name="ce15">
            <text:p>6 780 438</text:p>
          </table:table-cell>
          <table:table-cell office:value-type="float" office:value="5784845" table:style-name="ce15">
            <text:p>5 784 845</text:p>
          </table:table-cell>
          <table:table-cell office:value-type="float" office:value="3271235" table:style-name="ce15">
            <text:p>3 271 235</text:p>
          </table:table-cell>
          <table:table-cell office:value-type="float" office:value="1165539" table:style-name="ce15">
            <text:p>1 165 539</text:p>
          </table:table-cell>
          <table:table-cell office:value-type="float" office:value="3668995" table:style-name="ce15">
            <text:p>3 668 995</text:p>
          </table:table-cell>
          <table:table-cell office:value-type="float" office:value="3638023" table:style-name="ce15">
            <text:p>3 638 023</text:p>
          </table:table-cell>
          <table:table-cell office:value-type="float" office:value="1977180" table:style-name="ce15">
            <text:p>1 977 18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L68</text:p>
          </table:table-cell>
          <table:table-cell office:value-type="string" table:style-name="ce12">
            <text:p>Grundstücks- und Wohnungswe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8242" table:style-name="ce15">
            <text:p>8 242</text:p>
          </table:table-cell>
          <table:table-cell office:value-type="float" office:value="25877" table:style-name="ce15">
            <text:p>25 877</text:p>
          </table:table-cell>
          <table:table-cell office:value-type="float" office:value="14511" table:style-name="ce15">
            <text:p>14 511</text:p>
          </table:table-cell>
          <table:table-cell office:value-type="float" office:value="507224" table:style-name="ce15">
            <text:p>507 224</text:p>
          </table:table-cell>
          <table:table-cell office:value-type="float" office:value="6379436" table:style-name="ce15">
            <text:p>6 379 436</text:p>
          </table:table-cell>
          <table:table-cell office:value-type="float" office:value="5626256" table:style-name="ce15">
            <text:p>5 626 256</text:p>
          </table:table-cell>
          <table:table-cell office:value-type="float" office:value="4773945" table:style-name="ce15">
            <text:p>4 773 945</text:p>
          </table:table-cell>
          <table:table-cell office:value-type="float" office:value="2968122" table:style-name="ce15">
            <text:p>2 968 122</text:p>
          </table:table-cell>
          <table:table-cell office:value-type="float" office:value="934897" table:style-name="ce15">
            <text:p>934 897</text:p>
          </table:table-cell>
          <table:table-cell office:value-type="float" office:value="2747549" table:style-name="ce15">
            <text:p>2 747 549</text:p>
          </table:table-cell>
          <table:table-cell office:value-type="float" office:value="2240325" table:style-name="ce15">
            <text:p>2 240 325</text:p>
          </table:table-cell>
          <table:table-cell office:value-type="float" office:value="1513129" table:style-name="ce15">
            <text:p>1 513 129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L68</text:p>
          </table:table-cell>
          <table:table-cell office:value-type="string" table:style-name="ce12">
            <text:p>Grundstücks- und Wohnungswe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501" table:style-name="ce15">
            <text:p>501</text:p>
          </table:table-cell>
          <table:table-cell office:value-type="float" office:value="6508" table:style-name="ce15">
            <text:p>6 508</text:p>
          </table:table-cell>
          <table:table-cell office:value-type="float" office:value="5493" table:style-name="ce15">
            <text:p>5 493</text:p>
          </table:table-cell>
          <table:table-cell office:value-type="float" office:value="285655" table:style-name="ce15">
            <text:p>285 655</text:p>
          </table:table-cell>
          <table:table-cell office:value-type="float" office:value="2192647" table:style-name="ce15">
            <text:p>2 192 647</text:p>
          </table:table-cell>
          <table:table-cell office:value-type="float" office:value="1933869" table:style-name="ce15">
            <text:p>1 933 869</text:p>
          </table:table-cell>
          <table:table-cell office:value-type="float" office:value="1596650" table:style-name="ce15">
            <text:p>1 596 650</text:p>
          </table:table-cell>
          <table:table-cell office:value-type="float" office:value="1131810" table:style-name="ce15">
            <text:p>1 131 810</text:p>
          </table:table-cell>
          <table:table-cell office:value-type="float" office:value="402399" table:style-name="ce15">
            <text:p>402 399</text:p>
          </table:table-cell>
          <table:table-cell office:value-type="float" office:value="867258" table:style-name="ce15">
            <text:p>867 258</text:p>
          </table:table-cell>
          <table:table-cell office:value-type="float" office:value="581603" table:style-name="ce15">
            <text:p>581 603</text:p>
          </table:table-cell>
          <table:table-cell office:value-type="float" office:value="472292" table:style-name="ce15">
            <text:p>472 292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L68</text:p>
          </table:table-cell>
          <table:table-cell office:value-type="string" table:style-name="ce12">
            <text:p>Grundstücks- und Wohnungswe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227" table:style-name="ce15">
            <text:p>227</text:p>
          </table:table-cell>
          <table:table-cell office:value-type="float" office:value="6625" table:style-name="ce15">
            <text:p>6 625</text:p>
          </table:table-cell>
          <table:table-cell office:value-type="float" office:value="6037" table:style-name="ce15">
            <text:p>6 037</text:p>
          </table:table-cell>
          <table:table-cell office:value-type="float" office:value="349453" table:style-name="ce15">
            <text:p>349 453</text:p>
          </table:table-cell>
          <table:table-cell office:value-type="float" office:value="3559365" table:style-name="ce15">
            <text:p>3 559 365</text:p>
          </table:table-cell>
          <table:table-cell office:value-type="float" office:value="2109095" table:style-name="ce15">
            <text:p>2 109 095</text:p>
          </table:table-cell>
          <table:table-cell office:value-type="float" office:value="1804818" table:style-name="ce15">
            <text:p>1 804 818</text:p>
          </table:table-cell>
          <table:table-cell office:value-type="float" office:value="1387039" table:style-name="ce15">
            <text:p>1 387 039</text:p>
          </table:table-cell>
          <table:table-cell office:value-type="float" office:value="451511" table:style-name="ce15">
            <text:p>451 511</text:p>
          </table:table-cell>
          <table:table-cell office:value-type="float" office:value="869993" table:style-name="ce15">
            <text:p>869 993</text:p>
          </table:table-cell>
          <table:table-cell office:value-type="float" office:value="520540" table:style-name="ce15">
            <text:p>520 540</text:p>
          </table:table-cell>
          <table:table-cell office:value-type="float" office:value="725270" table:style-name="ce15">
            <text:p>725 27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L68</text:p>
          </table:table-cell>
          <table:table-cell office:value-type="string" table:style-name="ce12">
            <text:p>Grundstücks- und Wohnungswe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105" table:style-name="ce15">
            <text:p>105</text:p>
          </table:table-cell>
          <table:table-cell office:value-type="float" office:value="10578" table:style-name="ce15">
            <text:p>10 578</text:p>
          </table:table-cell>
          <table:table-cell office:value-type="float" office:value="10323" table:style-name="ce15">
            <text:p>10 323</text:p>
          </table:table-cell>
          <table:table-cell office:value-type="float" office:value="698364" table:style-name="ce15">
            <text:p>698 364</text:p>
          </table:table-cell>
          <table:table-cell office:value-type="float" office:value="6888393" table:style-name="ce15">
            <text:p>6 888 393</text:p>
          </table:table-cell>
          <table:table-cell office:value-type="float" office:value="5150174" table:style-name="ce15">
            <text:p>5 150 174</text:p>
          </table:table-cell>
          <table:table-cell office:value-type="float" office:value="4817426" table:style-name="ce15">
            <text:p>4 817 426</text:p>
          </table:table-cell>
          <table:table-cell office:value-type="float" office:value="3254659" table:style-name="ce15">
            <text:p>3 254 659</text:p>
          </table:table-cell>
          <table:table-cell office:value-type="float" office:value="733805" table:style-name="ce15">
            <text:p>733 805</text:p>
          </table:table-cell>
          <table:table-cell office:value-type="float" office:value="2297417" table:style-name="ce15">
            <text:p>2 297 417</text:p>
          </table:table-cell>
          <table:table-cell office:value-type="float" office:value="1599053" table:style-name="ce15">
            <text:p>1 599 053</text:p>
          </table:table-cell>
          <table:table-cell office:value-type="float" office:value="2598933" table:style-name="ce15">
            <text:p>2 598 933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L68</text:p>
          </table:table-cell>
          <table:table-cell office:value-type="string" table:style-name="ce12">
            <text:p>Grundstücks- und Wohnungswe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13" table:style-name="ce15">
            <text:p>13</text:p>
          </table:table-cell>
          <table:table-cell office:value-type="float" office:value="5857" table:style-name="ce15">
            <text:p>5 857</text:p>
          </table:table-cell>
          <table:table-cell office:value-type="float" office:value="5694" table:style-name="ce15">
            <text:p>5 694</text:p>
          </table:table-cell>
          <table:table-cell office:value-type="float" office:value="367454" table:style-name="ce15">
            <text:p>367 454</text:p>
          </table:table-cell>
          <table:table-cell office:value-type="float" office:value="3264487" table:style-name="ce15">
            <text:p>3 264 487</text:p>
          </table:table-cell>
          <table:table-cell office:value-type="float" office:value="2652601" table:style-name="ce15">
            <text:p>2 652 601</text:p>
          </table:table-cell>
          <table:table-cell office:value-type="float" office:value="2429501" table:style-name="ce15">
            <text:p>2 429 501</text:p>
          </table:table-cell>
          <table:table-cell office:value-type="float" office:value="1710946" table:style-name="ce15">
            <text:p>1 710 946</text:p>
          </table:table-cell>
          <table:table-cell office:value-type="float" office:value="315291" table:style-name="ce15">
            <text:p>315 291</text:p>
          </table:table-cell>
          <table:table-cell office:value-type="float" office:value="1047150" table:style-name="ce15">
            <text:p>1 047 150</text:p>
          </table:table-cell>
          <table:table-cell office:value-type="float" office:value="679696" table:style-name="ce15">
            <text:p>679 696</text:p>
          </table:table-cell>
          <table:table-cell office:value-type="float" office:value="939688" table:style-name="ce15">
            <text:p>939 688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8">
            <text:p>M</text:p>
          </table:table-cell>
          <table:table-cell office:value-type="string" table:style-name="ce8">
            <text:p>Freiberufliche/techn. Dienstleistungen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insgesamt</text:p>
          </table:table-cell>
          <table:table-cell office:value-type="float" office:value="91192" table:style-name="ce11">
            <text:p>91 192</text:p>
          </table:table-cell>
          <table:table-cell office:value-type="float" office:value="282911" table:style-name="ce11">
            <text:p>282 911</text:p>
          </table:table-cell>
          <table:table-cell office:value-type="float" office:value="181562" table:style-name="ce11">
            <text:p>181 562</text:p>
          </table:table-cell>
          <table:table-cell office:value-type="float" office:value="10184164" table:style-name="ce11">
            <text:p>10 184 164</text:p>
          </table:table-cell>
          <table:table-cell office:value-type="float" office:value="37722516" table:style-name="ce11">
            <text:p>37 722 516</text:p>
          </table:table-cell>
          <table:table-cell office:value-type="float" office:value="34996753" table:style-name="ce11">
            <text:p>34 996 753</text:p>
          </table:table-cell>
          <table:table-cell office:value-type="float" office:value="27023091" table:style-name="ce11">
            <text:p>27 023 091</text:p>
          </table:table-cell>
          <table:table-cell office:value-type="float" office:value="18506929" table:style-name="ce11">
            <text:p>18 506 929</text:p>
          </table:table-cell>
          <table:table-cell office:value-type="float" office:value="8579644" table:style-name="ce11">
            <text:p>8 579 644</text:p>
          </table:table-cell>
          <table:table-cell office:value-type="float" office:value="17178850" table:style-name="ce11">
            <text:p>17 178 850</text:p>
          </table:table-cell>
          <table:table-cell office:value-type="float" office:value="6994686" table:style-name="ce11">
            <text:p>6 994 686</text:p>
          </table:table-cell>
          <table:table-cell office:value-type="float" office:value="1283435" table:style-name="ce11">
            <text:p>1 283 435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M</text:p>
          </table:table-cell>
          <table:table-cell office:value-type="string" table:style-name="ce8">
            <text:p>Freiberufliche/techn. Dienstleistungen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0 - 1</text:p>
          </table:table-cell>
          <table:table-cell office:value-type="float" office:value="60339" table:style-name="ce11">
            <text:p>60 339</text:p>
          </table:table-cell>
          <table:table-cell office:value-type="float" office:value="58820" table:style-name="ce11">
            <text:p>58 820</text:p>
          </table:table-cell>
          <table:table-cell office:value-type="float" office:value="510" table:style-name="ce11">
            <text:p>510</text:p>
          </table:table-cell>
          <table:table-cell office:value-type="float" office:value="18475" table:style-name="ce11">
            <text:p>18 475</text:p>
          </table:table-cell>
          <table:table-cell office:value-type="float" office:value="4194381" table:style-name="ce11">
            <text:p>4 194 381</text:p>
          </table:table-cell>
          <table:table-cell office:value-type="float" office:value="3909885" table:style-name="ce11">
            <text:p>3 909 885</text:p>
          </table:table-cell>
          <table:table-cell office:value-type="float" office:value="3251435" table:style-name="ce11">
            <text:p>3 251 435</text:p>
          </table:table-cell>
          <table:table-cell office:value-type="float" office:value="1932794" table:style-name="ce11">
            <text:p>1 932 794</text:p>
          </table:table-cell>
          <table:table-cell office:value-type="float" office:value="676551" table:style-name="ce11">
            <text:p>676 551</text:p>
          </table:table-cell>
          <table:table-cell office:value-type="float" office:value="1995797" table:style-name="ce11">
            <text:p>1 995 797</text:p>
          </table:table-cell>
          <table:table-cell office:value-type="float" office:value="1977322" table:style-name="ce11">
            <text:p>1 977 322</text:p>
          </table:table-cell>
          <table:table-cell office:value-type="float" office:value="127669" table:style-name="ce11">
            <text:p>127 669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M</text:p>
          </table:table-cell>
          <table:table-cell office:value-type="string" table:style-name="ce8">
            <text:p>Freiberufliche/techn. Dienstleistungen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2 - 9</text:p>
          </table:table-cell>
          <table:table-cell office:value-type="float" office:value="26358" table:style-name="ce11">
            <text:p>26 358</text:p>
          </table:table-cell>
          <table:table-cell office:value-type="float" office:value="90591" table:style-name="ce11">
            <text:p>90 591</text:p>
          </table:table-cell>
          <table:table-cell office:value-type="float" office:value="57000" table:style-name="ce11">
            <text:p>57 000</text:p>
          </table:table-cell>
          <table:table-cell office:value-type="float" office:value="2076629" table:style-name="ce11">
            <text:p>2 076 629</text:p>
          </table:table-cell>
          <table:table-cell office:value-type="float" office:value="9594142" table:style-name="ce11">
            <text:p>9 594 142</text:p>
          </table:table-cell>
          <table:table-cell office:value-type="float" office:value="9220098" table:style-name="ce11">
            <text:p>9 220 098</text:p>
          </table:table-cell>
          <table:table-cell office:value-type="float" office:value="7468353" table:style-name="ce11">
            <text:p>7 468 353</text:p>
          </table:table-cell>
          <table:table-cell office:value-type="float" office:value="4593310" table:style-name="ce11">
            <text:p>4 593 310</text:p>
          </table:table-cell>
          <table:table-cell office:value-type="float" office:value="1789018" table:style-name="ce11">
            <text:p>1 789 018</text:p>
          </table:table-cell>
          <table:table-cell office:value-type="float" office:value="4666813" table:style-name="ce11">
            <text:p>4 666 813</text:p>
          </table:table-cell>
          <table:table-cell office:value-type="float" office:value="2590184" table:style-name="ce11">
            <text:p>2 590 184</text:p>
          </table:table-cell>
          <table:table-cell office:value-type="float" office:value="343227" table:style-name="ce11">
            <text:p>343 227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M</text:p>
          </table:table-cell>
          <table:table-cell office:value-type="string" table:style-name="ce8">
            <text:p>Freiberufliche/techn. Dienstleistungen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10 - 19</text:p>
          </table:table-cell>
          <table:table-cell office:value-type="float" office:value="2794" table:style-name="ce11">
            <text:p>2 794</text:p>
          </table:table-cell>
          <table:table-cell office:value-type="float" office:value="36974" table:style-name="ce11">
            <text:p>36 974</text:p>
          </table:table-cell>
          <table:table-cell office:value-type="float" office:value="32197" table:style-name="ce11">
            <text:p>32 197</text:p>
          </table:table-cell>
          <table:table-cell office:value-type="float" office:value="1725460" table:style-name="ce11">
            <text:p>1 725 460</text:p>
          </table:table-cell>
          <table:table-cell office:value-type="float" office:value="5003880" table:style-name="ce11">
            <text:p>5 003 880</text:p>
          </table:table-cell>
          <table:table-cell office:value-type="float" office:value="4709100" table:style-name="ce11">
            <text:p>4 709 100</text:p>
          </table:table-cell>
          <table:table-cell office:value-type="float" office:value="3832796" table:style-name="ce11">
            <text:p>3 832 796</text:p>
          </table:table-cell>
          <table:table-cell office:value-type="float" office:value="2166385" table:style-name="ce11">
            <text:p>2 166 385</text:p>
          </table:table-cell>
          <table:table-cell office:value-type="float" office:value="965233" table:style-name="ce11">
            <text:p>965 233</text:p>
          </table:table-cell>
          <table:table-cell office:value-type="float" office:value="2630237" table:style-name="ce11">
            <text:p>2 630 237</text:p>
          </table:table-cell>
          <table:table-cell office:value-type="float" office:value="904777" table:style-name="ce11">
            <text:p>904 777</text:p>
          </table:table-cell>
          <table:table-cell office:value-type="float" office:value="171818" table:style-name="ce11">
            <text:p>171 818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M</text:p>
          </table:table-cell>
          <table:table-cell office:value-type="string" table:style-name="ce8">
            <text:p>Freiberufliche/techn. Dienstleistungen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20 - 49</text:p>
          </table:table-cell>
          <table:table-cell office:value-type="float" office:value="1261" table:style-name="ce11">
            <text:p>1 261</text:p>
          </table:table-cell>
          <table:table-cell office:value-type="float" office:value="36391" table:style-name="ce11">
            <text:p>36 391</text:p>
          </table:table-cell>
          <table:table-cell office:value-type="float" office:value="33442" table:style-name="ce11">
            <text:p>33 442</text:p>
          </table:table-cell>
          <table:table-cell office:value-type="float" office:value="2101666" table:style-name="ce11">
            <text:p>2 101 666</text:p>
          </table:table-cell>
          <table:table-cell office:value-type="float" office:value="6119202" table:style-name="ce11">
            <text:p>6 119 202</text:p>
          </table:table-cell>
          <table:table-cell office:value-type="float" office:value="5504555" table:style-name="ce11">
            <text:p>5 504 555</text:p>
          </table:table-cell>
          <table:table-cell office:value-type="float" office:value="4178090" table:style-name="ce11">
            <text:p>4 178 090</text:p>
          </table:table-cell>
          <table:table-cell office:value-type="float" office:value="2835433" table:style-name="ce11">
            <text:p>2 835 433</text:p>
          </table:table-cell>
          <table:table-cell office:value-type="float" office:value="1443704" table:style-name="ce11">
            <text:p>1 443 704</text:p>
          </table:table-cell>
          <table:table-cell office:value-type="float" office:value="2789609" table:style-name="ce11">
            <text:p>2 789 609</text:p>
          </table:table-cell>
          <table:table-cell office:value-type="float" office:value="687943" table:style-name="ce11">
            <text:p>687 943</text:p>
          </table:table-cell>
          <table:table-cell office:value-type="float" office:value="185346" table:style-name="ce11">
            <text:p>185 346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M</text:p>
          </table:table-cell>
          <table:table-cell office:value-type="string" table:style-name="ce8">
            <text:p>Freiberufliche/techn. Dienstleistungen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50 - 249</text:p>
          </table:table-cell>
          <table:table-cell office:value-type="float" office:value="395" table:style-name="ce11">
            <text:p>395</text:p>
          </table:table-cell>
          <table:table-cell office:value-type="float" office:value="36020" table:style-name="ce11">
            <text:p>36 020</text:p>
          </table:table-cell>
          <table:table-cell office:value-type="float" office:value="34647" table:style-name="ce11">
            <text:p>34 647</text:p>
          </table:table-cell>
          <table:table-cell office:value-type="float" office:value="2476885" table:style-name="ce11">
            <text:p>2 476 885</text:p>
          </table:table-cell>
          <table:table-cell office:value-type="float" office:value="7656456" table:style-name="ce11">
            <text:p>7 656 456</text:p>
          </table:table-cell>
          <table:table-cell office:value-type="float" office:value="6934595" table:style-name="ce11">
            <text:p>6 934 595</text:p>
          </table:table-cell>
          <table:table-cell office:value-type="float" office:value="4638157" table:style-name="ce11">
            <text:p>4 638 157</text:p>
          </table:table-cell>
          <table:table-cell office:value-type="float" office:value="3916806" table:style-name="ce11">
            <text:p>3 916 806</text:p>
          </table:table-cell>
          <table:table-cell office:value-type="float" office:value="2389980" table:style-name="ce11">
            <text:p>2 389 980</text:p>
          </table:table-cell>
          <table:table-cell office:value-type="float" office:value="3107793" table:style-name="ce11">
            <text:p>3 107 793</text:p>
          </table:table-cell>
          <table:table-cell office:value-type="float" office:value="630908" table:style-name="ce11">
            <text:p>630 908</text:p>
          </table:table-cell>
          <table:table-cell office:value-type="float" office:value="270593" table:style-name="ce11">
            <text:p>270 593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M</text:p>
          </table:table-cell>
          <table:table-cell office:value-type="string" table:style-name="ce8">
            <text:p>Freiberufliche/techn. Dienstleistungen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250 und mehr</text:p>
          </table:table-cell>
          <table:table-cell office:value-type="float" office:value="45" table:style-name="ce11">
            <text:p>45</text:p>
          </table:table-cell>
          <table:table-cell office:value-type="float" office:value="24115" table:style-name="ce11">
            <text:p>24 115</text:p>
          </table:table-cell>
          <table:table-cell office:value-type="float" office:value="23766" table:style-name="ce11">
            <text:p>23 766</text:p>
          </table:table-cell>
          <table:table-cell office:value-type="float" office:value="1785049" table:style-name="ce11">
            <text:p>1 785 049</text:p>
          </table:table-cell>
          <table:table-cell office:value-type="float" office:value="5154455" table:style-name="ce11">
            <text:p>5 154 455</text:p>
          </table:table-cell>
          <table:table-cell office:value-type="float" office:value="4718520" table:style-name="ce11">
            <text:p>4 718 520</text:p>
          </table:table-cell>
          <table:table-cell office:value-type="float" office:value="3654260" table:style-name="ce11">
            <text:p>3 654 260</text:p>
          </table:table-cell>
          <table:table-cell office:value-type="float" office:value="3062201" table:style-name="ce11">
            <text:p>3 062 201</text:p>
          </table:table-cell>
          <table:table-cell office:value-type="float" office:value="1315158" table:style-name="ce11">
            <text:p>1 315 158</text:p>
          </table:table-cell>
          <table:table-cell office:value-type="float" office:value="1988601" table:style-name="ce11">
            <text:p>1 988 601</text:p>
          </table:table-cell>
          <table:table-cell office:value-type="float" office:value="203552" table:style-name="ce11">
            <text:p>203 552</text:p>
          </table:table-cell>
          <table:table-cell office:value-type="float" office:value="184782" table:style-name="ce11">
            <text:p>184 782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2">
            <text:p>M69</text:p>
          </table:table-cell>
          <table:table-cell office:value-type="string" table:style-name="ce12">
            <text:p>Rechtsberatung und Wirtschaftsprüf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15040" table:style-name="ce15">
            <text:p>15 040</text:p>
          </table:table-cell>
          <table:table-cell office:value-type="float" office:value="75444" table:style-name="ce15">
            <text:p>75 444</text:p>
          </table:table-cell>
          <table:table-cell office:value-type="float" office:value="55378" table:style-name="ce15">
            <text:p>55 378</text:p>
          </table:table-cell>
          <table:table-cell office:value-type="float" office:value="2730377" table:style-name="ce15">
            <text:p>2 730 377</text:p>
          </table:table-cell>
          <table:table-cell office:value-type="float" office:value="8634777" table:style-name="ce15">
            <text:p>8 634 777</text:p>
          </table:table-cell>
          <table:table-cell office:value-type="float" office:value="8389402" table:style-name="ce15">
            <text:p>8 389 402</text:p>
          </table:table-cell>
          <table:table-cell office:value-type="float" office:value="7329954" table:style-name="ce15">
            <text:p>7 329 954</text:p>
          </table:table-cell>
          <table:table-cell office:value-type="float" office:value="3100149" table:style-name="ce15">
            <text:p>3 100 149</text:p>
          </table:table-cell>
          <table:table-cell office:value-type="float" office:value="1101135" table:style-name="ce15">
            <text:p>1 101 135</text:p>
          </table:table-cell>
          <table:table-cell office:value-type="float" office:value="5331017" table:style-name="ce15">
            <text:p>5 331 017</text:p>
          </table:table-cell>
          <table:table-cell office:value-type="float" office:value="2600640" table:style-name="ce15">
            <text:p>2 600 640</text:p>
          </table:table-cell>
          <table:table-cell office:value-type="float" office:value="200664" table:style-name="ce15">
            <text:p>200 664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M69</text:p>
          </table:table-cell>
          <table:table-cell office:value-type="string" table:style-name="ce12">
            <text:p>Rechtsberatung und Wirtschaftsprüf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6971" table:style-name="ce15">
            <text:p>6 971</text:p>
          </table:table-cell>
          <table:table-cell office:value-type="float" office:value="6878" table:style-name="ce15">
            <text:p>6 878</text:p>
          </table:table-cell>
          <table:table-cell office:value-type="float" office:value="28" table:style-name="ce15">
            <text:p>28</text:p>
          </table:table-cell>
          <table:table-cell office:value-type="float" office:value="939" table:style-name="ce15">
            <text:p>939</text:p>
          </table:table-cell>
          <table:table-cell office:value-type="float" office:value="567310" table:style-name="ce15">
            <text:p>567 310</text:p>
          </table:table-cell>
          <table:table-cell office:value-type="float" office:value="561983" table:style-name="ce15">
            <text:p>561 983</text:p>
          </table:table-cell>
          <table:table-cell office:value-type="float" office:value="518125" table:style-name="ce15">
            <text:p>518 125</text:p>
          </table:table-cell>
          <table:table-cell office:value-type="float" office:value="178527" table:style-name="ce15">
            <text:p>178 527</text:p>
          </table:table-cell>
          <table:table-cell office:value-type="float" office:value="45466" table:style-name="ce15">
            <text:p>45 466</text:p>
          </table:table-cell>
          <table:table-cell office:value-type="float" office:value="385037" table:style-name="ce15">
            <text:p>385 037</text:p>
          </table:table-cell>
          <table:table-cell office:value-type="float" office:value="384098" table:style-name="ce15">
            <text:p>384 098</text:p>
          </table:table-cell>
          <table:table-cell office:value-type="float" office:value="6764" table:style-name="ce15">
            <text:p>6 764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M69</text:p>
          </table:table-cell>
          <table:table-cell office:value-type="string" table:style-name="ce12">
            <text:p>Rechtsberatung und Wirtschaftsprüf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6407" table:style-name="ce15">
            <text:p>6 407</text:p>
          </table:table-cell>
          <table:table-cell office:value-type="float" office:value="25476" table:style-name="ce15">
            <text:p>25 476</text:p>
          </table:table-cell>
          <table:table-cell office:value-type="float" office:value="17211" table:style-name="ce15">
            <text:p>17 211</text:p>
          </table:table-cell>
          <table:table-cell office:value-type="float" office:value="558317" table:style-name="ce15">
            <text:p>558 317</text:p>
          </table:table-cell>
          <table:table-cell office:value-type="float" office:value="2211885" table:style-name="ce15">
            <text:p>2 211 885</text:p>
          </table:table-cell>
          <table:table-cell office:value-type="float" office:value="2183784" table:style-name="ce15">
            <text:p>2 183 784</text:p>
          </table:table-cell>
          <table:table-cell office:value-type="float" office:value="2024672" table:style-name="ce15">
            <text:p>2 024 672</text:p>
          </table:table-cell>
          <table:table-cell office:value-type="float" office:value="714642" table:style-name="ce15">
            <text:p>714 642</text:p>
          </table:table-cell>
          <table:table-cell office:value-type="float" office:value="162417" table:style-name="ce15">
            <text:p>162 417</text:p>
          </table:table-cell>
          <table:table-cell office:value-type="float" office:value="1472427" table:style-name="ce15">
            <text:p>1 472 427</text:p>
          </table:table-cell>
          <table:table-cell office:value-type="float" office:value="914110" table:style-name="ce15">
            <text:p>914 110</text:p>
          </table:table-cell>
          <table:table-cell office:value-type="float" office:value="77696" table:style-name="ce15">
            <text:p>77 696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M69</text:p>
          </table:table-cell>
          <table:table-cell office:value-type="string" table:style-name="ce12">
            <text:p>Rechtsberatung und Wirtschaftsprüf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1107" table:style-name="ce15">
            <text:p>1 107</text:p>
          </table:table-cell>
          <table:table-cell office:value-type="float" office:value="14695" table:style-name="ce15">
            <text:p>14 695</text:p>
          </table:table-cell>
          <table:table-cell office:value-type="float" office:value="12435" table:style-name="ce15">
            <text:p>12 435</text:p>
          </table:table-cell>
          <table:table-cell office:value-type="float" office:value="572720" table:style-name="ce15">
            <text:p>572 720</text:p>
          </table:table-cell>
          <table:table-cell office:value-type="float" office:value="1546168" table:style-name="ce15">
            <text:p>1 546 168</text:p>
          </table:table-cell>
          <table:table-cell office:value-type="float" office:value="1527816" table:style-name="ce15">
            <text:p>1 527 816</text:p>
          </table:table-cell>
          <table:table-cell office:value-type="float" office:value="1406160" table:style-name="ce15">
            <text:p>1 406 160</text:p>
          </table:table-cell>
          <table:table-cell office:value-type="float" office:value="480068" table:style-name="ce15">
            <text:p>480 068</text:p>
          </table:table-cell>
          <table:table-cell office:value-type="float" office:value="134519" table:style-name="ce15">
            <text:p>134 519</text:p>
          </table:table-cell>
          <table:table-cell office:value-type="float" office:value="1060636" table:style-name="ce15">
            <text:p>1 060 636</text:p>
          </table:table-cell>
          <table:table-cell office:value-type="float" office:value="487916" table:style-name="ce15">
            <text:p>487 916</text:p>
          </table:table-cell>
          <table:table-cell office:value-type="float" office:value="34301" table:style-name="ce15">
            <text:p>34 301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M69</text:p>
          </table:table-cell>
          <table:table-cell office:value-type="string" table:style-name="ce12">
            <text:p>Rechtsberatung und Wirtschaftsprüf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435" table:style-name="ce15">
            <text:p>435</text:p>
          </table:table-cell>
          <table:table-cell office:value-type="float" office:value="12162" table:style-name="ce15">
            <text:p>12 162</text:p>
          </table:table-cell>
          <table:table-cell office:value-type="float" office:value="10573" table:style-name="ce15">
            <text:p>10 573</text:p>
          </table:table-cell>
          <table:table-cell office:value-type="float" office:value="540399" table:style-name="ce15">
            <text:p>540 399</text:p>
          </table:table-cell>
          <table:table-cell office:value-type="float" office:value="1380314" table:style-name="ce15">
            <text:p>1 380 314</text:p>
          </table:table-cell>
          <table:table-cell office:value-type="float" office:value="1359381" table:style-name="ce15">
            <text:p>1 359 381</text:p>
          </table:table-cell>
          <table:table-cell office:value-type="float" office:value="1191290" table:style-name="ce15">
            <text:p>1 191 290</text:p>
          </table:table-cell>
          <table:table-cell office:value-type="float" office:value="450938" table:style-name="ce15">
            <text:p>450 938</text:p>
          </table:table-cell>
          <table:table-cell office:value-type="float" office:value="176081" table:style-name="ce15">
            <text:p>176 081</text:p>
          </table:table-cell>
          <table:table-cell office:value-type="float" office:value="916257" table:style-name="ce15">
            <text:p>916 257</text:p>
          </table:table-cell>
          <table:table-cell office:value-type="float" office:value="375858" table:style-name="ce15">
            <text:p>375 858</text:p>
          </table:table-cell>
          <table:table-cell office:value-type="float" office:value="41087" table:style-name="ce15">
            <text:p>41 087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M69</text:p>
          </table:table-cell>
          <table:table-cell office:value-type="string" table:style-name="ce12">
            <text:p>Rechtsberatung und Wirtschaftsprüf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108" table:style-name="ce15">
            <text:p>108</text:p>
          </table:table-cell>
          <table:table-cell office:value-type="float" office:value="9191" table:style-name="ce15">
            <text:p>9 191</text:p>
          </table:table-cell>
          <table:table-cell office:value-type="float" office:value="8373" table:style-name="ce15">
            <text:p>8 373</text:p>
          </table:table-cell>
          <table:table-cell office:value-type="float" office:value="521949" table:style-name="ce15">
            <text:p>521 949</text:p>
          </table:table-cell>
          <table:table-cell office:value-type="float" office:value="1377263" table:style-name="ce15">
            <text:p>1 377 263</text:p>
          </table:table-cell>
          <table:table-cell office:value-type="float" office:value="1343550" table:style-name="ce15">
            <text:p>1 343 550</text:p>
          </table:table-cell>
          <table:table-cell office:value-type="float" office:value="1115818" table:style-name="ce15">
            <text:p>1 115 818</text:p>
          </table:table-cell>
          <table:table-cell office:value-type="float" office:value="505763" table:style-name="ce15">
            <text:p>505 763</text:p>
          </table:table-cell>
          <table:table-cell office:value-type="float" office:value="232965" table:style-name="ce15">
            <text:p>232 965</text:p>
          </table:table-cell>
          <table:table-cell office:value-type="float" office:value="843019" table:style-name="ce15">
            <text:p>843 019</text:p>
          </table:table-cell>
          <table:table-cell office:value-type="float" office:value="321070" table:style-name="ce15">
            <text:p>321 070</text:p>
          </table:table-cell>
          <table:table-cell office:value-type="float" office:value="30353" table:style-name="ce15">
            <text:p>30 353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M69</text:p>
          </table:table-cell>
          <table:table-cell office:value-type="string" table:style-name="ce12">
            <text:p>Rechtsberatung und Wirtschaftsprüf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12" table:style-name="ce15">
            <text:p>12</text:p>
          </table:table-cell>
          <table:table-cell office:value-type="float" office:value="7042" table:style-name="ce15">
            <text:p>7 042</text:p>
          </table:table-cell>
          <table:table-cell office:value-type="float" office:value="6758" table:style-name="ce15">
            <text:p>6 758</text:p>
          </table:table-cell>
          <table:table-cell office:value-type="float" office:value="536053" table:style-name="ce15">
            <text:p>536 053</text:p>
          </table:table-cell>
          <table:table-cell office:value-type="float" office:value="1551837" table:style-name="ce15">
            <text:p>1 551 837</text:p>
          </table:table-cell>
          <table:table-cell office:value-type="float" office:value="1412888" table:style-name="ce15">
            <text:p>1 412 888</text:p>
          </table:table-cell>
          <table:table-cell office:value-type="float" office:value="1073889" table:style-name="ce15">
            <text:p>1 073 889</text:p>
          </table:table-cell>
          <table:table-cell office:value-type="float" office:value="770211" table:style-name="ce15">
            <text:p>770 211</text:p>
          </table:table-cell>
          <table:table-cell office:value-type="float" office:value="349687" table:style-name="ce15">
            <text:p>349 687</text:p>
          </table:table-cell>
          <table:table-cell office:value-type="float" office:value="653641" table:style-name="ce15">
            <text:p>653 641</text:p>
          </table:table-cell>
          <table:table-cell office:value-type="float" office:value="117588" table:style-name="ce15">
            <text:p>117 588</text:p>
          </table:table-cell>
          <table:table-cell office:value-type="float" office:value="10463" table:style-name="ce15">
            <text:p>10 463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M70</text:p>
          </table:table-cell>
          <table:table-cell office:value-type="string" table:style-name="ce12">
            <text:p>Unternehmensführung, -berat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17796" table:style-name="ce15">
            <text:p>17 796</text:p>
          </table:table-cell>
          <table:table-cell office:value-type="float" office:value="47157" table:style-name="ce15">
            <text:p>47 157</text:p>
          </table:table-cell>
          <table:table-cell office:value-type="float" office:value="28956" table:style-name="ce15">
            <text:p>28 956</text:p>
          </table:table-cell>
          <table:table-cell office:value-type="float" office:value="2068549" table:style-name="ce15">
            <text:p>2 068 549</text:p>
          </table:table-cell>
          <table:table-cell office:value-type="float" office:value="7994357" table:style-name="ce15">
            <text:p>7 994 357</text:p>
          </table:table-cell>
          <table:table-cell office:value-type="float" office:value="6545327" table:style-name="ce15">
            <text:p>6 545 327</text:p>
          </table:table-cell>
          <table:table-cell office:value-type="float" office:value="5111911" table:style-name="ce15">
            <text:p>5 111 911</text:p>
          </table:table-cell>
          <table:table-cell office:value-type="float" office:value="3537785" table:style-name="ce15">
            <text:p>3 537 785</text:p>
          </table:table-cell>
          <table:table-cell office:value-type="float" office:value="1482079" table:style-name="ce15">
            <text:p>1 482 079</text:p>
          </table:table-cell>
          <table:table-cell office:value-type="float" office:value="3059542" table:style-name="ce15">
            <text:p>3 059 542</text:p>
          </table:table-cell>
          <table:table-cell office:value-type="float" office:value="990993" table:style-name="ce15">
            <text:p>990 993</text:p>
          </table:table-cell>
          <table:table-cell office:value-type="float" office:value="310970" table:style-name="ce15">
            <text:p>310 97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M70</text:p>
          </table:table-cell>
          <table:table-cell office:value-type="string" table:style-name="ce12">
            <text:p>Unternehmensführung, -berat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12076" table:style-name="ce15">
            <text:p>12 076</text:p>
          </table:table-cell>
          <table:table-cell office:value-type="float" office:value="11389" table:style-name="ce15">
            <text:p>11 389</text:p>
          </table:table-cell>
          <table:table-cell office:value-type="float" office:value="233" table:style-name="ce15">
            <text:p>233</text:p>
          </table:table-cell>
          <table:table-cell office:value-type="float" office:value="10181" table:style-name="ce15">
            <text:p>10 181</text:p>
          </table:table-cell>
          <table:table-cell office:value-type="float" office:value="1250675" table:style-name="ce15">
            <text:p>1 250 675</text:p>
          </table:table-cell>
          <table:table-cell office:value-type="float" office:value="1029769" table:style-name="ce15">
            <text:p>1 029 769</text:p>
          </table:table-cell>
          <table:table-cell office:value-type="float" office:value="871945" table:style-name="ce15">
            <text:p>871 945</text:p>
          </table:table-cell>
          <table:table-cell office:value-type="float" office:value="542271" table:style-name="ce15">
            <text:p>542 271</text:p>
          </table:table-cell>
          <table:table-cell office:value-type="float" office:value="149222" table:style-name="ce15">
            <text:p>149 222</text:p>
          </table:table-cell>
          <table:table-cell office:value-type="float" office:value="479908" table:style-name="ce15">
            <text:p>479 908</text:p>
          </table:table-cell>
          <table:table-cell office:value-type="float" office:value="469727" table:style-name="ce15">
            <text:p>469 727</text:p>
          </table:table-cell>
          <table:table-cell office:value-type="float" office:value="56964" table:style-name="ce15">
            <text:p>56 964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M70</text:p>
          </table:table-cell>
          <table:table-cell office:value-type="string" table:style-name="ce12">
            <text:p>Unternehmensführung, -berat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5211" table:style-name="ce15">
            <text:p>5 211</text:p>
          </table:table-cell>
          <table:table-cell office:value-type="float" office:value="15911" table:style-name="ce15">
            <text:p>15 911</text:p>
          </table:table-cell>
          <table:table-cell office:value-type="float" office:value="9651" table:style-name="ce15">
            <text:p>9 651</text:p>
          </table:table-cell>
          <table:table-cell office:value-type="float" office:value="406756" table:style-name="ce15">
            <text:p>406 756</text:p>
          </table:table-cell>
          <table:table-cell office:value-type="float" office:value="2035271" table:style-name="ce15">
            <text:p>2 035 271</text:p>
          </table:table-cell>
          <table:table-cell office:value-type="float" office:value="1807600" table:style-name="ce15">
            <text:p>1 807 600</text:p>
          </table:table-cell>
          <table:table-cell office:value-type="float" office:value="1429914" table:style-name="ce15">
            <text:p>1 429 914</text:p>
          </table:table-cell>
          <table:table-cell office:value-type="float" office:value="1054507" table:style-name="ce15">
            <text:p>1 054 507</text:p>
          </table:table-cell>
          <table:table-cell office:value-type="float" office:value="385824" table:style-name="ce15">
            <text:p>385 824</text:p>
          </table:table-cell>
          <table:table-cell office:value-type="float" office:value="762972" table:style-name="ce15">
            <text:p>762 972</text:p>
          </table:table-cell>
          <table:table-cell office:value-type="float" office:value="356216" table:style-name="ce15">
            <text:p>356 216</text:p>
          </table:table-cell>
          <table:table-cell office:value-type="float" office:value="122907" table:style-name="ce15">
            <text:p>122 907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M70</text:p>
          </table:table-cell>
          <table:table-cell office:value-type="string" table:style-name="ce12">
            <text:p>Unternehmensführung, -berat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293" table:style-name="ce15">
            <text:p>293</text:p>
          </table:table-cell>
          <table:table-cell office:value-type="float" office:value="3878" table:style-name="ce15">
            <text:p>3 878</text:p>
          </table:table-cell>
          <table:table-cell office:value-type="float" office:value="3493" table:style-name="ce15">
            <text:p>3 493</text:p>
          </table:table-cell>
          <table:table-cell office:value-type="float" office:value="253158" table:style-name="ce15">
            <text:p>253 158</text:p>
          </table:table-cell>
          <table:table-cell office:value-type="float" office:value="901368" table:style-name="ce15">
            <text:p>901 368</text:p>
          </table:table-cell>
          <table:table-cell office:value-type="float" office:value="707598" table:style-name="ce15">
            <text:p>707 598</text:p>
          </table:table-cell>
          <table:table-cell office:value-type="float" office:value="471501" table:style-name="ce15">
            <text:p>471 501</text:p>
          </table:table-cell>
          <table:table-cell office:value-type="float" office:value="423480" table:style-name="ce15">
            <text:p>423 480</text:p>
          </table:table-cell>
          <table:table-cell office:value-type="float" office:value="241403" table:style-name="ce15">
            <text:p>241 403</text:p>
          </table:table-cell>
          <table:table-cell office:value-type="float" office:value="289567" table:style-name="ce15">
            <text:p>289 567</text:p>
          </table:table-cell>
          <table:table-cell office:value-type="float" office:value="36409" table:style-name="ce15">
            <text:p>36 409</text:p>
          </table:table-cell>
          <table:table-cell office:value-type="float" office:value="26781" table:style-name="ce15">
            <text:p>26 781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M70</text:p>
          </table:table-cell>
          <table:table-cell office:value-type="string" table:style-name="ce12">
            <text:p>Unternehmensführung, -berat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152" table:style-name="ce15">
            <text:p>152</text:p>
          </table:table-cell>
          <table:table-cell office:value-type="float" office:value="4329" table:style-name="ce15">
            <text:p>4 329</text:p>
          </table:table-cell>
          <table:table-cell office:value-type="float" office:value="4092" table:style-name="ce15">
            <text:p>4 092</text:p>
          </table:table-cell>
          <table:table-cell office:value-type="float" office:value="359748" table:style-name="ce15">
            <text:p>359 748</text:p>
          </table:table-cell>
          <table:table-cell office:value-type="float" office:value="1224308" table:style-name="ce15">
            <text:p>1 224 308</text:p>
          </table:table-cell>
          <table:table-cell office:value-type="float" office:value="775635" table:style-name="ce15">
            <text:p>775 635</text:p>
          </table:table-cell>
          <table:table-cell office:value-type="float" office:value="620627" table:style-name="ce15">
            <text:p>620 627</text:p>
          </table:table-cell>
          <table:table-cell office:value-type="float" office:value="396136" table:style-name="ce15">
            <text:p>396 136</text:p>
          </table:table-cell>
          <table:table-cell office:value-type="float" office:value="176643" table:style-name="ce15">
            <text:p>176 643</text:p>
          </table:table-cell>
          <table:table-cell office:value-type="float" office:value="401075" table:style-name="ce15">
            <text:p>401 075</text:p>
          </table:table-cell>
          <table:table-cell office:value-type="float" office:value="41327" table:style-name="ce15">
            <text:p>41 327</text:p>
          </table:table-cell>
          <table:table-cell office:value-type="float" office:value="22859" table:style-name="ce15">
            <text:p>22 859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M70</text:p>
          </table:table-cell>
          <table:table-cell office:value-type="string" table:style-name="ce12">
            <text:p>Unternehmensführung, -berat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49" table:style-name="ce15">
            <text:p>49</text:p>
          </table:table-cell>
          <table:table-cell office:value-type="float" office:value="4650" table:style-name="ce15">
            <text:p>4 650</text:p>
          </table:table-cell>
          <table:table-cell office:value-type="float" office:value="4505" table:style-name="ce15">
            <text:p>4 505</text:p>
          </table:table-cell>
          <table:table-cell office:value-type="float" office:value="489874" table:style-name="ce15">
            <text:p>489 874</text:p>
          </table:table-cell>
          <table:table-cell office:value-type="float" office:value="1329403" table:style-name="ce15">
            <text:p>1 329 403</text:p>
          </table:table-cell>
          <table:table-cell office:value-type="float" office:value="1090846" table:style-name="ce15">
            <text:p>1 090 846</text:p>
          </table:table-cell>
          <table:table-cell office:value-type="float" office:value="864983" table:style-name="ce15">
            <text:p>864 983</text:p>
          </table:table-cell>
          <table:table-cell office:value-type="float" office:value="603256" table:style-name="ce15">
            <text:p>603 256</text:p>
          </table:table-cell>
          <table:table-cell office:value-type="float" office:value="237196" table:style-name="ce15">
            <text:p>237 196</text:p>
          </table:table-cell>
          <table:table-cell office:value-type="float" office:value="499100" table:style-name="ce15">
            <text:p>499 100</text:p>
          </table:table-cell>
          <table:table-cell office:value-type="float" office:value="9226" table:style-name="ce15">
            <text:p>9 226</text:p>
          </table:table-cell>
          <table:table-cell office:value-type="float" office:value="31375" table:style-name="ce15">
            <text:p>31 375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M70</text:p>
          </table:table-cell>
          <table:table-cell office:value-type="string" table:style-name="ce12">
            <text:p>Unternehmensführung, -berat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15" table:style-name="ce15">
            <text:p>15</text:p>
          </table:table-cell>
          <table:table-cell office:value-type="float" office:value="7000" table:style-name="ce15">
            <text:p>7 000</text:p>
          </table:table-cell>
          <table:table-cell office:value-type="float" office:value="6982" table:style-name="ce15">
            <text:p>6 982</text:p>
          </table:table-cell>
          <table:table-cell office:value-type="float" office:value="548832" table:style-name="ce15">
            <text:p>548 832</text:p>
          </table:table-cell>
          <table:table-cell office:value-type="float" office:value="1253332" table:style-name="ce15">
            <text:p>1 253 332</text:p>
          </table:table-cell>
          <table:table-cell office:value-type="float" office:value="1133879" table:style-name="ce15">
            <text:p>1 133 879</text:p>
          </table:table-cell>
          <table:table-cell office:value-type="float" office:value="852941" table:style-name="ce15">
            <text:p>852 941</text:p>
          </table:table-cell>
          <table:table-cell office:value-type="float" office:value="518135" table:style-name="ce15">
            <text:p>518 135</text:p>
          </table:table-cell>
          <table:table-cell office:value-type="float" office:value="291791" table:style-name="ce15">
            <text:p>291 791</text:p>
          </table:table-cell>
          <table:table-cell office:value-type="float" office:value="626920" table:style-name="ce15">
            <text:p>626 920</text:p>
          </table:table-cell>
          <table:table-cell office:value-type="float" office:value="78088" table:style-name="ce15">
            <text:p>78 088</text:p>
          </table:table-cell>
          <table:table-cell office:value-type="float" office:value="50084" table:style-name="ce15">
            <text:p>50 084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M71</text:p>
          </table:table-cell>
          <table:table-cell office:value-type="string" table:style-name="ce12">
            <text:p>Architektur- und Ingenieurbüros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18697" table:style-name="ce15">
            <text:p>18 697</text:p>
          </table:table-cell>
          <table:table-cell office:value-type="float" office:value="73960" table:style-name="ce15">
            <text:p>73 960</text:p>
          </table:table-cell>
          <table:table-cell office:value-type="float" office:value="52085" table:style-name="ce15">
            <text:p>52 085</text:p>
          </table:table-cell>
          <table:table-cell office:value-type="float" office:value="3147525" table:style-name="ce15">
            <text:p>3 147 525</text:p>
          </table:table-cell>
          <table:table-cell office:value-type="float" office:value="10439447" table:style-name="ce15">
            <text:p>10 439 447</text:p>
          </table:table-cell>
          <table:table-cell office:value-type="float" office:value="10052492" table:style-name="ce15">
            <text:p>10 052 492</text:p>
          </table:table-cell>
          <table:table-cell office:value-type="float" office:value="8068573" table:style-name="ce15">
            <text:p>8 068 573</text:p>
          </table:table-cell>
          <table:table-cell office:value-type="float" office:value="5058573" table:style-name="ce15">
            <text:p>5 058 573</text:p>
          </table:table-cell>
          <table:table-cell office:value-type="float" office:value="2232236" table:style-name="ce15">
            <text:p>2 232 236</text:p>
          </table:table-cell>
          <table:table-cell office:value-type="float" office:value="5244751" table:style-name="ce15">
            <text:p>5 244 751</text:p>
          </table:table-cell>
          <table:table-cell office:value-type="float" office:value="2097226" table:style-name="ce15">
            <text:p>2 097 226</text:p>
          </table:table-cell>
          <table:table-cell office:value-type="float" office:value="345637" table:style-name="ce15">
            <text:p>345 637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M71</text:p>
          </table:table-cell>
          <table:table-cell office:value-type="string" table:style-name="ce12">
            <text:p>Architektur- und Ingenieurbüros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10075" table:style-name="ce15">
            <text:p>10 075</text:p>
          </table:table-cell>
          <table:table-cell office:value-type="float" office:value="9845" table:style-name="ce15">
            <text:p>9 845</text:p>
          </table:table-cell>
          <table:table-cell office:value-type="float" office:value="69" table:style-name="ce15">
            <text:p>69</text:p>
          </table:table-cell>
          <table:table-cell office:value-type="float" office:value="2400" table:style-name="ce15">
            <text:p>2 400</text:p>
          </table:table-cell>
          <table:table-cell office:value-type="float" office:value="1043115" table:style-name="ce15">
            <text:p>1 043 115</text:p>
          </table:table-cell>
          <table:table-cell office:value-type="float" office:value="1020481" table:style-name="ce15">
            <text:p>1 020 481</text:p>
          </table:table-cell>
          <table:table-cell office:value-type="float" office:value="863411" table:style-name="ce15">
            <text:p>863 411</text:p>
          </table:table-cell>
          <table:table-cell office:value-type="float" office:value="478687" table:style-name="ce15">
            <text:p>478 687</text:p>
          </table:table-cell>
          <table:table-cell office:value-type="float" office:value="172472" table:style-name="ce15">
            <text:p>172 472</text:p>
          </table:table-cell>
          <table:table-cell office:value-type="float" office:value="557144" table:style-name="ce15">
            <text:p>557 144</text:p>
          </table:table-cell>
          <table:table-cell office:value-type="float" office:value="554744" table:style-name="ce15">
            <text:p>554 744</text:p>
          </table:table-cell>
          <table:table-cell office:value-type="float" office:value="23502" table:style-name="ce15">
            <text:p>23 502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M71</text:p>
          </table:table-cell>
          <table:table-cell office:value-type="string" table:style-name="ce12">
            <text:p>Architektur- und Ingenieurbüros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7220" table:style-name="ce15">
            <text:p>7 220</text:p>
          </table:table-cell>
          <table:table-cell office:value-type="float" office:value="25070" table:style-name="ce15">
            <text:p>25 070</text:p>
          </table:table-cell>
          <table:table-cell office:value-type="float" office:value="15425" table:style-name="ce15">
            <text:p>15 425</text:p>
          </table:table-cell>
          <table:table-cell office:value-type="float" office:value="651112" table:style-name="ce15">
            <text:p>651 112</text:p>
          </table:table-cell>
          <table:table-cell office:value-type="float" office:value="2932185" table:style-name="ce15">
            <text:p>2 932 185</text:p>
          </table:table-cell>
          <table:table-cell office:value-type="float" office:value="2882513" table:style-name="ce15">
            <text:p>2 882 513</text:p>
          </table:table-cell>
          <table:table-cell office:value-type="float" office:value="2298506" table:style-name="ce15">
            <text:p>2 298 506</text:p>
          </table:table-cell>
          <table:table-cell office:value-type="float" office:value="1420653" table:style-name="ce15">
            <text:p>1 420 653</text:p>
          </table:table-cell>
          <table:table-cell office:value-type="float" office:value="607199" table:style-name="ce15">
            <text:p>607 199</text:p>
          </table:table-cell>
          <table:table-cell office:value-type="float" office:value="1485064" table:style-name="ce15">
            <text:p>1 485 064</text:p>
          </table:table-cell>
          <table:table-cell office:value-type="float" office:value="833952" table:style-name="ce15">
            <text:p>833 952</text:p>
          </table:table-cell>
          <table:table-cell office:value-type="float" office:value="82118" table:style-name="ce15">
            <text:p>82 118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M71</text:p>
          </table:table-cell>
          <table:table-cell office:value-type="string" table:style-name="ce12">
            <text:p>Architektur- und Ingenieurbüros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857" table:style-name="ce15">
            <text:p>857</text:p>
          </table:table-cell>
          <table:table-cell office:value-type="float" office:value="11289" table:style-name="ce15">
            <text:p>11 289</text:p>
          </table:table-cell>
          <table:table-cell office:value-type="float" office:value="9905" table:style-name="ce15">
            <text:p>9 905</text:p>
          </table:table-cell>
          <table:table-cell office:value-type="float" office:value="580854" table:style-name="ce15">
            <text:p>580 854</text:p>
          </table:table-cell>
          <table:table-cell office:value-type="float" office:value="1586186" table:style-name="ce15">
            <text:p>1 586 186</text:p>
          </table:table-cell>
          <table:table-cell office:value-type="float" office:value="1541551" table:style-name="ce15">
            <text:p>1 541 551</text:p>
          </table:table-cell>
          <table:table-cell office:value-type="float" office:value="1289017" table:style-name="ce15">
            <text:p>1 289 017</text:p>
          </table:table-cell>
          <table:table-cell office:value-type="float" office:value="710247" table:style-name="ce15">
            <text:p>710 247</text:p>
          </table:table-cell>
          <table:table-cell office:value-type="float" office:value="302393" table:style-name="ce15">
            <text:p>302 393</text:p>
          </table:table-cell>
          <table:table-cell office:value-type="float" office:value="879408" table:style-name="ce15">
            <text:p>879 408</text:p>
          </table:table-cell>
          <table:table-cell office:value-type="float" office:value="298554" table:style-name="ce15">
            <text:p>298 554</text:p>
          </table:table-cell>
          <table:table-cell office:value-type="float" office:value="75388" table:style-name="ce15">
            <text:p>75 388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M71</text:p>
          </table:table-cell>
          <table:table-cell office:value-type="string" table:style-name="ce12">
            <text:p>Architektur- und Ingenieurbüros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416" table:style-name="ce15">
            <text:p>416</text:p>
          </table:table-cell>
          <table:table-cell office:value-type="float" office:value="12100" table:style-name="ce15">
            <text:p>12 100</text:p>
          </table:table-cell>
          <table:table-cell office:value-type="float" office:value="11309" table:style-name="ce15">
            <text:p>11 309</text:p>
          </table:table-cell>
          <table:table-cell office:value-type="float" office:value="747928" table:style-name="ce15">
            <text:p>747 928</text:p>
          </table:table-cell>
          <table:table-cell office:value-type="float" office:value="2037432" table:style-name="ce15">
            <text:p>2 037 432</text:p>
          </table:table-cell>
          <table:table-cell office:value-type="float" office:value="1968128" table:style-name="ce15">
            <text:p>1 968 128</text:p>
          </table:table-cell>
          <table:table-cell office:value-type="float" office:value="1570065" table:style-name="ce15">
            <text:p>1 570 065</text:p>
          </table:table-cell>
          <table:table-cell office:value-type="float" office:value="1018788" table:style-name="ce15">
            <text:p>1 018 788</text:p>
          </table:table-cell>
          <table:table-cell office:value-type="float" office:value="450722" table:style-name="ce15">
            <text:p>450 722</text:p>
          </table:table-cell>
          <table:table-cell office:value-type="float" office:value="1005673" table:style-name="ce15">
            <text:p>1 005 673</text:p>
          </table:table-cell>
          <table:table-cell office:value-type="float" office:value="257745" table:style-name="ce15">
            <text:p>257 745</text:p>
          </table:table-cell>
          <table:table-cell office:value-type="float" office:value="73787" table:style-name="ce15">
            <text:p>73 787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M71</text:p>
          </table:table-cell>
          <table:table-cell office:value-type="string" table:style-name="ce12">
            <text:p>Architektur- und Ingenieurbüros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119" table:style-name="ce15">
            <text:p>119</text:p>
          </table:table-cell>
          <table:table-cell office:value-type="float" office:value="10600" table:style-name="ce15">
            <text:p>10 600</text:p>
          </table:table-cell>
          <table:table-cell office:value-type="float" office:value="10354" table:style-name="ce15">
            <text:p>10 354</text:p>
          </table:table-cell>
          <table:table-cell office:value-type="float" office:value="743270" table:style-name="ce15">
            <text:p>743 270</text:p>
          </table:table-cell>
          <table:table-cell office:value-type="float" office:value="1872549" table:style-name="ce15">
            <text:p>1 872 549</text:p>
          </table:table-cell>
          <table:table-cell office:value-type="float" office:value="1720926" table:style-name="ce15">
            <text:p>1 720 926</text:p>
          </table:table-cell>
          <table:table-cell office:value-type="float" office:value="1299734" table:style-name="ce15">
            <text:p>1 299 734</text:p>
          </table:table-cell>
          <table:table-cell office:value-type="float" office:value="828682" table:style-name="ce15">
            <text:p>828 682</text:p>
          </table:table-cell>
          <table:table-cell office:value-type="float" office:value="419653" table:style-name="ce15">
            <text:p>419 653</text:p>
          </table:table-cell>
          <table:table-cell office:value-type="float" office:value="891011" table:style-name="ce15">
            <text:p>891 011</text:p>
          </table:table-cell>
          <table:table-cell office:value-type="float" office:value="147741" table:style-name="ce15">
            <text:p>147 741</text:p>
          </table:table-cell>
          <table:table-cell office:value-type="float" office:value="63992" table:style-name="ce15">
            <text:p>63 992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M71</text:p>
          </table:table-cell>
          <table:table-cell office:value-type="string" table:style-name="ce12">
            <text:p>Architektur- und Ingenieurbüros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10" table:style-name="ce15">
            <text:p>10</text:p>
          </table:table-cell>
          <table:table-cell office:value-type="float" office:value="5056" table:style-name="ce15">
            <text:p>5 056</text:p>
          </table:table-cell>
          <table:table-cell office:value-type="float" office:value="5023" table:style-name="ce15">
            <text:p>5 023</text:p>
          </table:table-cell>
          <table:table-cell office:value-type="float" office:value="421961" table:style-name="ce15">
            <text:p>421 961</text:p>
          </table:table-cell>
          <table:table-cell office:value-type="float" office:value="967980" table:style-name="ce15">
            <text:p>967 980</text:p>
          </table:table-cell>
          <table:table-cell office:value-type="float" office:value="918893" table:style-name="ce15">
            <text:p>918 893</text:p>
          </table:table-cell>
          <table:table-cell office:value-type="float" office:value="747840" table:style-name="ce15">
            <text:p>747 840</text:p>
          </table:table-cell>
          <table:table-cell office:value-type="float" office:value="601516" table:style-name="ce15">
            <text:p>601 516</text:p>
          </table:table-cell>
          <table:table-cell office:value-type="float" office:value="279797" table:style-name="ce15">
            <text:p>279 797</text:p>
          </table:table-cell>
          <table:table-cell office:value-type="float" office:value="426451" table:style-name="ce15">
            <text:p>426 451</text:p>
          </table:table-cell>
          <table:table-cell office:value-type="float" office:value="4490" table:style-name="ce15">
            <text:p>4 490</text:p>
          </table:table-cell>
          <table:table-cell office:value-type="float" office:value="26850" table:style-name="ce15">
            <text:p>26 85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M72</text:p>
          </table:table-cell>
          <table:table-cell office:value-type="string" table:style-name="ce12">
            <text:p>Forschung und Entwickl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2276" table:style-name="ce15">
            <text:p>2 276</text:p>
          </table:table-cell>
          <table:table-cell office:value-type="float" office:value="13278" table:style-name="ce15">
            <text:p>13 278</text:p>
          </table:table-cell>
          <table:table-cell office:value-type="float" office:value="11171" table:style-name="ce15">
            <text:p>11 171</text:p>
          </table:table-cell>
          <table:table-cell office:value-type="float" office:value="878822" table:style-name="ce15">
            <text:p>878 822</text:p>
          </table:table-cell>
          <table:table-cell office:value-type="float" office:value="2955098" table:style-name="ce15">
            <text:p>2 955 098</text:p>
          </table:table-cell>
          <table:table-cell office:value-type="float" office:value="2554369" table:style-name="ce15">
            <text:p>2 554 369</text:p>
          </table:table-cell>
          <table:table-cell office:value-type="float" office:value="2057422" table:style-name="ce15">
            <text:p>2 057 422</text:p>
          </table:table-cell>
          <table:table-cell office:value-type="float" office:value="1988623" table:style-name="ce15">
            <text:p>1 988 623</text:p>
          </table:table-cell>
          <table:table-cell office:value-type="float" office:value="738389" table:style-name="ce15">
            <text:p>738 389</text:p>
          </table:table-cell>
          <table:table-cell office:value-type="float" office:value="885280" table:style-name="ce15">
            <text:p>885 280</text:p>
          </table:table-cell>
          <table:table-cell office:value-type="float" office:value="6458" table:style-name="ce15">
            <text:p>6 458</text:p>
          </table:table-cell>
          <table:table-cell office:value-type="float" office:value="265259" table:style-name="ce15">
            <text:p>265 259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M72</text:p>
          </table:table-cell>
          <table:table-cell office:value-type="string" table:style-name="ce12">
            <text:p>Forschung und Entwickl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1639" table:style-name="ce15">
            <text:p>1 639</text:p>
          </table:table-cell>
          <table:table-cell office:value-type="float" office:value="1535" table:style-name="ce15">
            <text:p>1 535</text:p>
          </table:table-cell>
          <table:table-cell office:value-type="float" office:value="55" table:style-name="ce15">
            <text:p>55</text:p>
          </table:table-cell>
          <table:table-cell office:value-type="float" office:value="1569" table:style-name="ce15">
            <text:p>1 569</text:p>
          </table:table-cell>
          <table:table-cell office:value-type="float" office:value="101590" table:style-name="ce15">
            <text:p>101 590</text:p>
          </table:table-cell>
          <table:table-cell office:value-type="float" office:value="90565" table:style-name="ce15">
            <text:p>90 565</text:p>
          </table:table-cell>
          <table:table-cell office:value-type="float" office:value="74151" table:style-name="ce15">
            <text:p>74 151</text:p>
          </table:table-cell>
          <table:table-cell office:value-type="float" office:value="59773" table:style-name="ce15">
            <text:p>59 773</text:p>
          </table:table-cell>
          <table:table-cell office:value-type="float" office:value="21024" table:style-name="ce15">
            <text:p>21 024</text:p>
          </table:table-cell>
          <table:table-cell office:value-type="float" office:value="35820" table:style-name="ce15">
            <text:p>35 820</text:p>
          </table:table-cell>
          <table:table-cell office:value-type="float" office:value="34251" table:style-name="ce15">
            <text:p>34 251</text:p>
          </table:table-cell>
          <table:table-cell office:value-type="float" office:value="3253" table:style-name="ce15">
            <text:p>3 253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M72</text:p>
          </table:table-cell>
          <table:table-cell office:value-type="string" table:style-name="ce12">
            <text:p>Forschung und Entwickl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432" table:style-name="ce15">
            <text:p>432</text:p>
          </table:table-cell>
          <table:table-cell office:value-type="float" office:value="1566" table:style-name="ce15">
            <text:p>1 566</text:p>
          </table:table-cell>
          <table:table-cell office:value-type="float" office:value="1125" table:style-name="ce15">
            <text:p>1 125</text:p>
          </table:table-cell>
          <table:table-cell office:value-type="float" office:value="61413" table:style-name="ce15">
            <text:p>61 413</text:p>
          </table:table-cell>
          <table:table-cell office:value-type="float" office:value="209786" table:style-name="ce15">
            <text:p>209 786</text:p>
          </table:table-cell>
          <table:table-cell office:value-type="float" office:value="188519" table:style-name="ce15">
            <text:p>188 519</text:p>
          </table:table-cell>
          <table:table-cell office:value-type="float" office:value="168834" table:style-name="ce15">
            <text:p>168 834</text:p>
          </table:table-cell>
          <table:table-cell office:value-type="float" office:value="97324" table:style-name="ce15">
            <text:p>97 324</text:p>
          </table:table-cell>
          <table:table-cell office:value-type="float" office:value="31358" table:style-name="ce15">
            <text:p>31 358</text:p>
          </table:table-cell>
          <table:table-cell office:value-type="float" office:value="105385" table:style-name="ce15">
            <text:p>105 385</text:p>
          </table:table-cell>
          <table:table-cell office:value-type="float" office:value="43972" table:style-name="ce15">
            <text:p>43 972</text:p>
          </table:table-cell>
          <table:table-cell office:value-type="float" office:value="7580" table:style-name="ce15">
            <text:p>7 58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M72</text:p>
          </table:table-cell>
          <table:table-cell office:value-type="string" table:style-name="ce12">
            <text:p>Forschung und Entwickl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77" table:style-name="ce15">
            <text:p>77</text:p>
          </table:table-cell>
          <table:table-cell office:value-type="float" office:value="1097" table:style-name="ce15">
            <text:p>1 097</text:p>
          </table:table-cell>
          <table:table-cell office:value-type="float" office:value="1023" table:style-name="ce15">
            <text:p>1 023</text:p>
          </table:table-cell>
          <table:table-cell office:value-type="float" office:value="72539" table:style-name="ce15">
            <text:p>72 539</text:p>
          </table:table-cell>
          <table:table-cell office:value-type="float" office:value="117930" table:style-name="ce15">
            <text:p>117 930</text:p>
          </table:table-cell>
          <table:table-cell office:value-type="float" office:value="101831" table:style-name="ce15">
            <text:p>101 831</text:p>
          </table:table-cell>
          <table:table-cell office:value-type="float" office:value="88280" table:style-name="ce15">
            <text:p>88 280</text:p>
          </table:table-cell>
          <table:table-cell office:value-type="float" office:value="60079" table:style-name="ce15">
            <text:p>60 079</text:p>
          </table:table-cell>
          <table:table-cell office:value-type="float" office:value="21102" table:style-name="ce15">
            <text:p>21 102</text:p>
          </table:table-cell>
          <table:table-cell office:value-type="float" office:value="49869" table:style-name="ce15">
            <text:p>49 869</text:p>
          </table:table-cell>
          <table:table-cell office:value-type="float" office:value="-22670" table:style-name="ce15">
            <text:p>-22 670</text:p>
          </table:table-cell>
          <table:table-cell office:value-type="float" office:value="9496" table:style-name="ce15">
            <text:p>9 496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M72</text:p>
          </table:table-cell>
          <table:table-cell office:value-type="string" table:style-name="ce12">
            <text:p>Forschung und Entwickl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72" table:style-name="ce15">
            <text:p>72</text:p>
          </table:table-cell>
          <table:table-cell office:value-type="float" office:value="2324" table:style-name="ce15">
            <text:p>2 324</text:p>
          </table:table-cell>
          <table:table-cell office:value-type="float" office:value="2270" table:style-name="ce15">
            <text:p>2 270</text:p>
          </table:table-cell>
          <table:table-cell office:value-type="float" office:value="175054" table:style-name="ce15">
            <text:p>175 054</text:p>
          </table:table-cell>
          <table:table-cell office:value-type="float" office:value="395368" table:style-name="ce15">
            <text:p>395 368</text:p>
          </table:table-cell>
          <table:table-cell office:value-type="float" office:value="346267" table:style-name="ce15">
            <text:p>346 267</text:p>
          </table:table-cell>
          <table:table-cell office:value-type="float" office:value="228316" table:style-name="ce15">
            <text:p>228 316</text:p>
          </table:table-cell>
          <table:table-cell office:value-type="float" office:value="278587" table:style-name="ce15">
            <text:p>278 587</text:p>
          </table:table-cell>
          <table:table-cell office:value-type="float" office:value="146865" table:style-name="ce15">
            <text:p>146 865</text:p>
          </table:table-cell>
          <table:table-cell office:value-type="float" office:value="95516" table:style-name="ce15">
            <text:p>95 516</text:p>
          </table:table-cell>
          <table:table-cell office:value-type="float" office:value="-79538" table:style-name="ce15">
            <text:p>-79 538</text:p>
          </table:table-cell>
          <table:table-cell office:value-type="float" office:value="29951" table:style-name="ce15">
            <text:p>29 951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M72</text:p>
          </table:table-cell>
          <table:table-cell office:value-type="string" table:style-name="ce12">
            <text:p>Forschung und Entwickl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49" table:style-name="ce15">
            <text:p>49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M72</text:p>
          </table:table-cell>
          <table:table-cell office:value-type="string" table:style-name="ce12">
            <text:p>Forschung und Entwickl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7" table:style-name="ce15">
            <text:p>7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M73</text:p>
          </table:table-cell>
          <table:table-cell office:value-type="string" table:style-name="ce12">
            <text:p>Werbung und Marktforsch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16042" table:style-name="ce15">
            <text:p>16 042</text:p>
          </table:table-cell>
          <table:table-cell office:value-type="float" office:value="39435" table:style-name="ce15">
            <text:p>39 435</text:p>
          </table:table-cell>
          <table:table-cell office:value-type="float" office:value="22400" table:style-name="ce15">
            <text:p>22 400</text:p>
          </table:table-cell>
          <table:table-cell office:value-type="float" office:value="956406" table:style-name="ce15">
            <text:p>956 406</text:p>
          </table:table-cell>
          <table:table-cell office:value-type="float" office:value="5381440" table:style-name="ce15">
            <text:p>5 381 440</text:p>
          </table:table-cell>
          <table:table-cell office:value-type="float" office:value="5273607" table:style-name="ce15">
            <text:p>5 273 607</text:p>
          </table:table-cell>
          <table:table-cell office:value-type="float" office:value="2715904" table:style-name="ce15">
            <text:p>2 715 904</text:p>
          </table:table-cell>
          <table:table-cell office:value-type="float" office:value="3632922" table:style-name="ce15">
            <text:p>3 632 922</text:p>
          </table:table-cell>
          <table:table-cell office:value-type="float" office:value="2577925" table:style-name="ce15">
            <text:p>2 577 925</text:p>
          </table:table-cell>
          <table:table-cell office:value-type="float" office:value="1659469" table:style-name="ce15">
            <text:p>1 659 469</text:p>
          </table:table-cell>
          <table:table-cell office:value-type="float" office:value="703063" table:style-name="ce15">
            <text:p>703 063</text:p>
          </table:table-cell>
          <table:table-cell office:value-type="float" office:value="97602" table:style-name="ce15">
            <text:p>97 602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M73</text:p>
          </table:table-cell>
          <table:table-cell office:value-type="string" table:style-name="ce12">
            <text:p>Werbung und Marktforsch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11846" table:style-name="ce15">
            <text:p>11 846</text:p>
          </table:table-cell>
          <table:table-cell office:value-type="float" office:value="11608" table:style-name="ce15">
            <text:p>11 608</text:p>
          </table:table-cell>
          <table:table-cell office:value-type="float" office:value="63" table:style-name="ce15">
            <text:p>63</text:p>
          </table:table-cell>
          <table:table-cell office:value-type="float" office:value="1533" table:style-name="ce15">
            <text:p>1 533</text:p>
          </table:table-cell>
          <table:table-cell office:value-type="float" office:value="623623" table:style-name="ce15">
            <text:p>623 623</text:p>
          </table:table-cell>
          <table:table-cell office:value-type="float" office:value="614155" table:style-name="ce15">
            <text:p>614 155</text:p>
          </table:table-cell>
          <table:table-cell office:value-type="float" office:value="418358" table:style-name="ce15">
            <text:p>418 358</text:p>
          </table:table-cell>
          <table:table-cell office:value-type="float" office:value="364392" table:style-name="ce15">
            <text:p>364 392</text:p>
          </table:table-cell>
          <table:table-cell office:value-type="float" office:value="198730" table:style-name="ce15">
            <text:p>198 730</text:p>
          </table:table-cell>
          <table:table-cell office:value-type="float" office:value="252596" table:style-name="ce15">
            <text:p>252 596</text:p>
          </table:table-cell>
          <table:table-cell office:value-type="float" office:value="251063" table:style-name="ce15">
            <text:p>251 063</text:p>
          </table:table-cell>
          <table:table-cell office:value-type="float" office:value="25728" table:style-name="ce15">
            <text:p>25 728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M73</text:p>
          </table:table-cell>
          <table:table-cell office:value-type="string" table:style-name="ce12">
            <text:p>Werbung und Marktforsch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3717" table:style-name="ce15">
            <text:p>3 717</text:p>
          </table:table-cell>
          <table:table-cell office:value-type="float" office:value="12093" table:style-name="ce15">
            <text:p>12 093</text:p>
          </table:table-cell>
          <table:table-cell office:value-type="float" office:value="7322" table:style-name="ce15">
            <text:p>7 322</text:p>
          </table:table-cell>
          <table:table-cell office:value-type="float" office:value="238149" table:style-name="ce15">
            <text:p>238 149</text:p>
          </table:table-cell>
          <table:table-cell office:value-type="float" office:value="1290055" table:style-name="ce15">
            <text:p>1 290 055</text:p>
          </table:table-cell>
          <table:table-cell office:value-type="float" office:value="1267520" table:style-name="ce15">
            <text:p>1 267 520</text:p>
          </table:table-cell>
          <table:table-cell office:value-type="float" office:value="831216" table:style-name="ce15">
            <text:p>831 216</text:p>
          </table:table-cell>
          <table:table-cell office:value-type="float" office:value="813512" table:style-name="ce15">
            <text:p>813 512</text:p>
          </table:table-cell>
          <table:table-cell office:value-type="float" office:value="438760" table:style-name="ce15">
            <text:p>438 760</text:p>
          </table:table-cell>
          <table:table-cell office:value-type="float" office:value="454680" table:style-name="ce15">
            <text:p>454 680</text:p>
          </table:table-cell>
          <table:table-cell office:value-type="float" office:value="216531" table:style-name="ce15">
            <text:p>216 531</text:p>
          </table:table-cell>
          <table:table-cell office:value-type="float" office:value="30257" table:style-name="ce15">
            <text:p>30 257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M73</text:p>
          </table:table-cell>
          <table:table-cell office:value-type="string" table:style-name="ce12">
            <text:p>Werbung und Marktforsch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298" table:style-name="ce15">
            <text:p>298</text:p>
          </table:table-cell>
          <table:table-cell office:value-type="float" office:value="3958" table:style-name="ce15">
            <text:p>3 958</text:p>
          </table:table-cell>
          <table:table-cell office:value-type="float" office:value="3529" table:style-name="ce15">
            <text:p>3 529</text:p>
          </table:table-cell>
          <table:table-cell office:value-type="float" office:value="173508" table:style-name="ce15">
            <text:p>173 508</text:p>
          </table:table-cell>
          <table:table-cell office:value-type="float" office:value="570253" table:style-name="ce15">
            <text:p>570 253</text:p>
          </table:table-cell>
          <table:table-cell office:value-type="float" office:value="560593" table:style-name="ce15">
            <text:p>560 593</text:p>
          </table:table-cell>
          <table:table-cell office:value-type="float" office:value="380642" table:style-name="ce15">
            <text:p>380 642</text:p>
          </table:table-cell>
          <table:table-cell office:value-type="float" office:value="334250" table:style-name="ce15">
            <text:p>334 250</text:p>
          </table:table-cell>
          <table:table-cell office:value-type="float" office:value="188001" table:style-name="ce15">
            <text:p>188 001</text:p>
          </table:table-cell>
          <table:table-cell office:value-type="float" office:value="234163" table:style-name="ce15">
            <text:p>234 163</text:p>
          </table:table-cell>
          <table:table-cell office:value-type="float" office:value="60655" table:style-name="ce15">
            <text:p>60 655</text:p>
          </table:table-cell>
          <table:table-cell office:value-type="float" office:value="17670" table:style-name="ce15">
            <text:p>17 67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M73</text:p>
          </table:table-cell>
          <table:table-cell office:value-type="string" table:style-name="ce12">
            <text:p>Werbung und Marktforsch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131" table:style-name="ce15">
            <text:p>131</text:p>
          </table:table-cell>
          <table:table-cell office:value-type="float" office:value="3917" table:style-name="ce15">
            <text:p>3 917</text:p>
          </table:table-cell>
          <table:table-cell office:value-type="float" office:value="3723" table:style-name="ce15">
            <text:p>3 723</text:p>
          </table:table-cell>
          <table:table-cell office:value-type="float" office:value="209675" table:style-name="ce15">
            <text:p>209 675</text:p>
          </table:table-cell>
          <table:table-cell office:value-type="float" office:value="835814" table:style-name="ce15">
            <text:p>835 814</text:p>
          </table:table-cell>
          <table:table-cell office:value-type="float" office:value="817889" table:style-name="ce15">
            <text:p>817 889</text:p>
          </table:table-cell>
          <table:table-cell office:value-type="float" office:value="419280" table:style-name="ce15">
            <text:p>419 280</text:p>
          </table:table-cell>
          <table:table-cell office:value-type="float" office:value="538910" table:style-name="ce15">
            <text:p>538 910</text:p>
          </table:table-cell>
          <table:table-cell office:value-type="float" office:value="401762" table:style-name="ce15">
            <text:p>401 762</text:p>
          </table:table-cell>
          <table:table-cell office:value-type="float" office:value="282674" table:style-name="ce15">
            <text:p>282 674</text:p>
          </table:table-cell>
          <table:table-cell office:value-type="float" office:value="72999" table:style-name="ce15">
            <text:p>72 999</text:p>
          </table:table-cell>
          <table:table-cell office:value-type="float" office:value="10313" table:style-name="ce15">
            <text:p>10 313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M73</text:p>
          </table:table-cell>
          <table:table-cell office:value-type="string" table:style-name="ce12">
            <text:p>Werbung und Marktforsch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49" table:style-name="ce15">
            <text:p>49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M73</text:p>
          </table:table-cell>
          <table:table-cell office:value-type="string" table:style-name="ce12">
            <text:p>Werbung und Marktforsch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M74</text:p>
          </table:table-cell>
          <table:table-cell office:value-type="string" table:style-name="ce12">
            <text:p>Sonst. freiberufl./techn. Tätigkeit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19266" table:style-name="ce15">
            <text:p>19 266</text:p>
          </table:table-cell>
          <table:table-cell office:value-type="float" office:value="26755" table:style-name="ce15">
            <text:p>26 755</text:p>
          </table:table-cell>
          <table:table-cell office:value-type="float" office:value="7144" table:style-name="ce15">
            <text:p>7 144</text:p>
          </table:table-cell>
          <table:table-cell office:value-type="float" office:value="281435" table:style-name="ce15">
            <text:p>281 435</text:p>
          </table:table-cell>
          <table:table-cell office:value-type="float" office:value="1713070" table:style-name="ce15">
            <text:p>1 713 070</text:p>
          </table:table-cell>
          <table:table-cell office:value-type="float" office:value="1588760" table:style-name="ce15">
            <text:p>1 588 760</text:p>
          </table:table-cell>
          <table:table-cell office:value-type="float" office:value="1191753" table:style-name="ce15">
            <text:p>1 191 753</text:p>
          </table:table-cell>
          <table:table-cell office:value-type="float" office:value="904934" table:style-name="ce15">
            <text:p>904 934</text:p>
          </table:table-cell>
          <table:table-cell office:value-type="float" office:value="396460" table:style-name="ce15">
            <text:p>396 460</text:p>
          </table:table-cell>
          <table:table-cell office:value-type="float" office:value="681595" table:style-name="ce15">
            <text:p>681 595</text:p>
          </table:table-cell>
          <table:table-cell office:value-type="float" office:value="400160" table:style-name="ce15">
            <text:p>400 160</text:p>
          </table:table-cell>
          <table:table-cell office:value-type="float" office:value="42614" table:style-name="ce15">
            <text:p>42 614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M74</text:p>
          </table:table-cell>
          <table:table-cell office:value-type="string" table:style-name="ce12">
            <text:p>Sonst. freiberufl./techn. Tätigkeit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16912" table:style-name="ce15">
            <text:p>16 912</text:p>
          </table:table-cell>
          <table:table-cell office:value-type="float" office:value="16751" table:style-name="ce15">
            <text:p>16 751</text:p>
          </table:table-cell>
          <table:table-cell office:value-type="float" office:value="59" table:style-name="ce15">
            <text:p>59</text:p>
          </table:table-cell>
          <table:table-cell office:value-type="float" office:value="1675" table:style-name="ce15">
            <text:p>1 675</text:p>
          </table:table-cell>
          <table:table-cell office:value-type="float" office:value="545323" table:style-name="ce15">
            <text:p>545 323</text:p>
          </table:table-cell>
          <table:table-cell office:value-type="float" office:value="530785" table:style-name="ce15">
            <text:p>530 785</text:p>
          </table:table-cell>
          <table:table-cell office:value-type="float" office:value="449136" table:style-name="ce15">
            <text:p>449 136</text:p>
          </table:table-cell>
          <table:table-cell office:value-type="float" office:value="276314" table:style-name="ce15">
            <text:p>276 314</text:p>
          </table:table-cell>
          <table:table-cell office:value-type="float" office:value="83626" table:style-name="ce15">
            <text:p>83 626</text:p>
          </table:table-cell>
          <table:table-cell office:value-type="float" office:value="255472" table:style-name="ce15">
            <text:p>255 472</text:p>
          </table:table-cell>
          <table:table-cell office:value-type="float" office:value="253797" table:style-name="ce15">
            <text:p>253 797</text:p>
          </table:table-cell>
          <table:table-cell office:value-type="float" office:value="8986" table:style-name="ce15">
            <text:p>8 986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M74</text:p>
          </table:table-cell>
          <table:table-cell office:value-type="string" table:style-name="ce12">
            <text:p>Sonst. freiberufl./techn. Tätigkeit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2219" table:style-name="ce15">
            <text:p>2 219</text:p>
          </table:table-cell>
          <table:table-cell office:value-type="float" office:value="6368" table:style-name="ce15">
            <text:p>6 368</text:p>
          </table:table-cell>
          <table:table-cell office:value-type="float" office:value="3613" table:style-name="ce15">
            <text:p>3 613</text:p>
          </table:table-cell>
          <table:table-cell office:value-type="float" office:value="105480" table:style-name="ce15">
            <text:p>105 480</text:p>
          </table:table-cell>
          <table:table-cell office:value-type="float" office:value="582920" table:style-name="ce15">
            <text:p>582 920</text:p>
          </table:table-cell>
          <table:table-cell office:value-type="float" office:value="562378" table:style-name="ce15">
            <text:p>562 378</text:p>
          </table:table-cell>
          <table:table-cell office:value-type="float" office:value="411397" table:style-name="ce15">
            <text:p>411 397</text:p>
          </table:table-cell>
          <table:table-cell office:value-type="float" office:value="332516" table:style-name="ce15">
            <text:p>332 516</text:p>
          </table:table-cell>
          <table:table-cell office:value-type="float" office:value="137444" table:style-name="ce15">
            <text:p>137 444</text:p>
          </table:table-cell>
          <table:table-cell office:value-type="float" office:value="215215" table:style-name="ce15">
            <text:p>215 215</text:p>
          </table:table-cell>
          <table:table-cell office:value-type="float" office:value="109735" table:style-name="ce15">
            <text:p>109 735</text:p>
          </table:table-cell>
          <table:table-cell office:value-type="float" office:value="12639" table:style-name="ce15">
            <text:p>12 639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M74</text:p>
          </table:table-cell>
          <table:table-cell office:value-type="string" table:style-name="ce12">
            <text:p>Sonst. freiberufl./techn. Tätigkeit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90" table:style-name="ce15">
            <text:p>90</text:p>
          </table:table-cell>
          <table:table-cell office:value-type="float" office:value="1174" table:style-name="ce15">
            <text:p>1 174</text:p>
          </table:table-cell>
          <table:table-cell office:value-type="float" office:value="1056" table:style-name="ce15">
            <text:p>1 056</text:p>
          </table:table-cell>
          <table:table-cell office:value-type="float" office:value="49295" table:style-name="ce15">
            <text:p>49 295</text:p>
          </table:table-cell>
          <table:table-cell office:value-type="float" office:value="195166" table:style-name="ce15">
            <text:p>195 166</text:p>
          </table:table-cell>
          <table:table-cell office:value-type="float" office:value="186847" table:style-name="ce15">
            <text:p>186 847</text:p>
          </table:table-cell>
          <table:table-cell office:value-type="float" office:value="119801" table:style-name="ce15">
            <text:p>119 801</text:p>
          </table:table-cell>
          <table:table-cell office:value-type="float" office:value="121408" table:style-name="ce15">
            <text:p>121 408</text:p>
          </table:table-cell>
          <table:table-cell office:value-type="float" office:value="68665" table:style-name="ce15">
            <text:p>68 665</text:p>
          </table:table-cell>
          <table:table-cell office:value-type="float" office:value="66984" table:style-name="ce15">
            <text:p>66 984</text:p>
          </table:table-cell>
          <table:table-cell office:value-type="float" office:value="17689" table:style-name="ce15">
            <text:p>17 689</text:p>
          </table:table-cell>
          <table:table-cell office:value-type="float" office:value="5273" table:style-name="ce15">
            <text:p>5 273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M74</text:p>
          </table:table-cell>
          <table:table-cell office:value-type="string" table:style-name="ce12">
            <text:p>Sonst. freiberufl./techn. Tätigkeit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29" table:style-name="ce15">
            <text:p>29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M74</text:p>
          </table:table-cell>
          <table:table-cell office:value-type="string" table:style-name="ce12">
            <text:p>Sonst. freiberufl./techn. Tätigkeit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16" table:style-name="ce15">
            <text:p>16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M74</text:p>
          </table:table-cell>
          <table:table-cell office:value-type="string" table:style-name="ce12">
            <text:p>Sonst. freiberufl./techn. Tätigkeit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M75</text:p>
          </table:table-cell>
          <table:table-cell office:value-type="string" table:style-name="ce12">
            <text:p>Veterinärwe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2075" table:style-name="ce15">
            <text:p>2 075</text:p>
          </table:table-cell>
          <table:table-cell office:value-type="float" office:value="6882" table:style-name="ce15">
            <text:p>6 882</text:p>
          </table:table-cell>
          <table:table-cell office:value-type="float" office:value="4428" table:style-name="ce15">
            <text:p>4 428</text:p>
          </table:table-cell>
          <table:table-cell office:value-type="float" office:value="121050" table:style-name="ce15">
            <text:p>121 050</text:p>
          </table:table-cell>
          <table:table-cell office:value-type="float" office:value="604327" table:style-name="ce15">
            <text:p>604 327</text:p>
          </table:table-cell>
          <table:table-cell office:value-type="float" office:value="592796" table:style-name="ce15">
            <text:p>592 796</text:p>
          </table:table-cell>
          <table:table-cell office:value-type="float" office:value="547574" table:style-name="ce15">
            <text:p>547 574</text:p>
          </table:table-cell>
          <table:table-cell office:value-type="float" office:value="283943" table:style-name="ce15">
            <text:p>283 943</text:p>
          </table:table-cell>
          <table:table-cell office:value-type="float" office:value="51420" table:style-name="ce15">
            <text:p>51 420</text:p>
          </table:table-cell>
          <table:table-cell office:value-type="float" office:value="317196" table:style-name="ce15">
            <text:p>317 196</text:p>
          </table:table-cell>
          <table:table-cell office:value-type="float" office:value="196146" table:style-name="ce15">
            <text:p>196 146</text:p>
          </table:table-cell>
          <table:table-cell office:value-type="float" office:value="20689" table:style-name="ce15">
            <text:p>20 689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M75</text:p>
          </table:table-cell>
          <table:table-cell office:value-type="string" table:style-name="ce12">
            <text:p>Veterinärwe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820" table:style-name="ce15">
            <text:p>820</text:p>
          </table:table-cell>
          <table:table-cell office:value-type="float" office:value="814" table:style-name="ce15">
            <text:p>814</text:p>
          </table:table-cell>
          <table:table-cell office:value-type="float" office:value="3" table:style-name="ce15">
            <text:p>3</text:p>
          </table:table-cell>
          <table:table-cell office:value-type="float" office:value="178" table:style-name="ce15">
            <text:p>178</text:p>
          </table:table-cell>
          <table:table-cell office:value-type="float" office:value="62745" table:style-name="ce15">
            <text:p>62 745</text:p>
          </table:table-cell>
          <table:table-cell office:value-type="float" office:value="62147" table:style-name="ce15">
            <text:p>62 147</text:p>
          </table:table-cell>
          <table:table-cell office:value-type="float" office:value="56309" table:style-name="ce15">
            <text:p>56 309</text:p>
          </table:table-cell>
          <table:table-cell office:value-type="float" office:value="32830" table:style-name="ce15">
            <text:p>32 830</text:p>
          </table:table-cell>
          <table:table-cell office:value-type="float" office:value="6011" table:style-name="ce15">
            <text:p>6 011</text:p>
          </table:table-cell>
          <table:table-cell office:value-type="float" office:value="29820" table:style-name="ce15">
            <text:p>29 820</text:p>
          </table:table-cell>
          <table:table-cell office:value-type="float" office:value="29642" table:style-name="ce15">
            <text:p>29 642</text:p>
          </table:table-cell>
          <table:table-cell office:value-type="float" office:value="2472" table:style-name="ce15">
            <text:p>2 472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M75</text:p>
          </table:table-cell>
          <table:table-cell office:value-type="string" table:style-name="ce12">
            <text:p>Veterinärwe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1152" table:style-name="ce15">
            <text:p>1 152</text:p>
          </table:table-cell>
          <table:table-cell office:value-type="float" office:value="4107" table:style-name="ce15">
            <text:p>4 107</text:p>
          </table:table-cell>
          <table:table-cell office:value-type="float" office:value="2653" table:style-name="ce15">
            <text:p>2 653</text:p>
          </table:table-cell>
          <table:table-cell office:value-type="float" office:value="55402" table:style-name="ce15">
            <text:p>55 402</text:p>
          </table:table-cell>
          <table:table-cell office:value-type="float" office:value="332040" table:style-name="ce15">
            <text:p>332 040</text:p>
          </table:table-cell>
          <table:table-cell office:value-type="float" office:value="327784" table:style-name="ce15">
            <text:p>327 784</text:p>
          </table:table-cell>
          <table:table-cell office:value-type="float" office:value="303814" table:style-name="ce15">
            <text:p>303 814</text:p>
          </table:table-cell>
          <table:table-cell office:value-type="float" office:value="160156" table:style-name="ce15">
            <text:p>160 156</text:p>
          </table:table-cell>
          <table:table-cell office:value-type="float" office:value="26016" table:style-name="ce15">
            <text:p>26 016</text:p>
          </table:table-cell>
          <table:table-cell office:value-type="float" office:value="171070" table:style-name="ce15">
            <text:p>171 070</text:p>
          </table:table-cell>
          <table:table-cell office:value-type="float" office:value="115668" table:style-name="ce15">
            <text:p>115 668</text:p>
          </table:table-cell>
          <table:table-cell office:value-type="float" office:value="10030" table:style-name="ce15">
            <text:p>10 03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M75</text:p>
          </table:table-cell>
          <table:table-cell office:value-type="string" table:style-name="ce12">
            <text:p>Veterinärwe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72" table:style-name="ce15">
            <text:p>72</text:p>
          </table:table-cell>
          <table:table-cell office:value-type="float" office:value="883" table:style-name="ce15">
            <text:p>883</text:p>
          </table:table-cell>
          <table:table-cell office:value-type="float" office:value="756" table:style-name="ce15">
            <text:p>756</text:p>
          </table:table-cell>
          <table:table-cell office:value-type="float" office:value="23386" table:style-name="ce15">
            <text:p>23 386</text:p>
          </table:table-cell>
          <table:table-cell office:value-type="float" office:value="86809" table:style-name="ce15">
            <text:p>86 809</text:p>
          </table:table-cell>
          <table:table-cell office:value-type="float" office:value="82864" table:style-name="ce15">
            <text:p>82 864</text:p>
          </table:table-cell>
          <table:table-cell office:value-type="float" office:value="77395" table:style-name="ce15">
            <text:p>77 395</text:p>
          </table:table-cell>
          <table:table-cell office:value-type="float" office:value="36853" table:style-name="ce15">
            <text:p>36 853</text:p>
          </table:table-cell>
          <table:table-cell office:value-type="float" office:value="9150" table:style-name="ce15">
            <text:p>9 150</text:p>
          </table:table-cell>
          <table:table-cell office:value-type="float" office:value="49610" table:style-name="ce15">
            <text:p>49 610</text:p>
          </table:table-cell>
          <table:table-cell office:value-type="float" office:value="26224" table:style-name="ce15">
            <text:p>26 224</text:p>
          </table:table-cell>
          <table:table-cell office:value-type="float" office:value="2909" table:style-name="ce15">
            <text:p>2 909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M75</text:p>
          </table:table-cell>
          <table:table-cell office:value-type="string" table:style-name="ce12">
            <text:p>Veterinärwe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26" table:style-name="ce15">
            <text:p>26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M75</text:p>
          </table:table-cell>
          <table:table-cell office:value-type="string" table:style-name="ce12">
            <text:p>Veterinärwe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M75</text:p>
          </table:table-cell>
          <table:table-cell office:value-type="string" table:style-name="ce12">
            <text:p>Veterinärwe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8">
            <text:p>N</text:p>
          </table:table-cell>
          <table:table-cell office:value-type="string" table:style-name="ce8">
            <text:p>Sonst. wirtschaftl. Dienstleistungen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insgesamt</text:p>
          </table:table-cell>
          <table:table-cell office:value-type="float" office:value="25281" table:style-name="ce11">
            <text:p>25 281</text:p>
          </table:table-cell>
          <table:table-cell office:value-type="float" office:value="269003" table:style-name="ce11">
            <text:p>269 003</text:p>
          </table:table-cell>
          <table:table-cell office:value-type="float" office:value="242343" table:style-name="ce11">
            <text:p>242 343</text:p>
          </table:table-cell>
          <table:table-cell office:value-type="float" office:value="9848978" table:style-name="ce11">
            <text:p>9 848 978</text:p>
          </table:table-cell>
          <table:table-cell office:value-type="float" office:value="28384806" table:style-name="ce11">
            <text:p>28 384 806</text:p>
          </table:table-cell>
          <table:table-cell office:value-type="float" office:value="26404306" table:style-name="ce11">
            <text:p>26 404 306</text:p>
          </table:table-cell>
          <table:table-cell office:value-type="float" office:value="19854298" table:style-name="ce11">
            <text:p>19 854 298</text:p>
          </table:table-cell>
          <table:table-cell office:value-type="float" office:value="12203050" table:style-name="ce11">
            <text:p>12 203 050</text:p>
          </table:table-cell>
          <table:table-cell office:value-type="float" office:value="6748704" table:style-name="ce11">
            <text:p>6 748 704</text:p>
          </table:table-cell>
          <table:table-cell office:value-type="float" office:value="14417291" table:style-name="ce11">
            <text:p>14 417 291</text:p>
          </table:table-cell>
          <table:table-cell office:value-type="float" office:value="4568313" table:style-name="ce11">
            <text:p>4 568 313</text:p>
          </table:table-cell>
          <table:table-cell office:value-type="float" office:value="5186090" table:style-name="ce11">
            <text:p>5 186 090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N</text:p>
          </table:table-cell>
          <table:table-cell office:value-type="string" table:style-name="ce8">
            <text:p>Sonst. wirtschaftl. Dienstleistungen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0 - 1</text:p>
          </table:table-cell>
          <table:table-cell office:value-type="float" office:value="13909" table:style-name="ce11">
            <text:p>13 909</text:p>
          </table:table-cell>
          <table:table-cell office:value-type="float" office:value="13374" table:style-name="ce11">
            <text:p>13 374</text:p>
          </table:table-cell>
          <table:table-cell office:value-type="float" office:value="170" table:style-name="ce11">
            <text:p>170</text:p>
          </table:table-cell>
          <table:table-cell office:value-type="float" office:value="5442" table:style-name="ce11">
            <text:p>5 442</text:p>
          </table:table-cell>
          <table:table-cell office:value-type="float" office:value="3754009" table:style-name="ce11">
            <text:p>3 754 009</text:p>
          </table:table-cell>
          <table:table-cell office:value-type="float" office:value="3058546" table:style-name="ce11">
            <text:p>3 058 546</text:p>
          </table:table-cell>
          <table:table-cell office:value-type="float" office:value="1999323" table:style-name="ce11">
            <text:p>1 999 323</text:p>
          </table:table-cell>
          <table:table-cell office:value-type="float" office:value="1534383" table:style-name="ce11">
            <text:p>1 534 383</text:p>
          </table:table-cell>
          <table:table-cell office:value-type="float" office:value="1071766" table:style-name="ce11">
            <text:p>1 071 766</text:p>
          </table:table-cell>
          <table:table-cell office:value-type="float" office:value="1537700" table:style-name="ce11">
            <text:p>1 537 700</text:p>
          </table:table-cell>
          <table:table-cell office:value-type="float" office:value="1532258" table:style-name="ce11">
            <text:p>1 532 258</text:p>
          </table:table-cell>
          <table:table-cell office:value-type="float" office:value="1870702" table:style-name="ce11">
            <text:p>1 870 702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N</text:p>
          </table:table-cell>
          <table:table-cell office:value-type="string" table:style-name="ce8">
            <text:p>Sonst. wirtschaftl. Dienstleistungen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2 - 9</text:p>
          </table:table-cell>
          <table:table-cell office:value-type="float" office:value="8460" table:style-name="ce11">
            <text:p>8 460</text:p>
          </table:table-cell>
          <table:table-cell office:value-type="float" office:value="31198" table:style-name="ce11">
            <text:p>31 198</text:p>
          </table:table-cell>
          <table:table-cell office:value-type="float" office:value="21291" table:style-name="ce11">
            <text:p>21 291</text:p>
          </table:table-cell>
          <table:table-cell office:value-type="float" office:value="641769" table:style-name="ce11">
            <text:p>641 769</text:p>
          </table:table-cell>
          <table:table-cell office:value-type="float" office:value="3340364" table:style-name="ce11">
            <text:p>3 340 364</text:p>
          </table:table-cell>
          <table:table-cell office:value-type="float" office:value="3182351" table:style-name="ce11">
            <text:p>3 182 351</text:p>
          </table:table-cell>
          <table:table-cell office:value-type="float" office:value="2410593" table:style-name="ce11">
            <text:p>2 410 593</text:p>
          </table:table-cell>
          <table:table-cell office:value-type="float" office:value="1813781" table:style-name="ce11">
            <text:p>1 813 781</text:p>
          </table:table-cell>
          <table:table-cell office:value-type="float" office:value="771900" table:style-name="ce11">
            <text:p>771 900</text:p>
          </table:table-cell>
          <table:table-cell office:value-type="float" office:value="1375287" table:style-name="ce11">
            <text:p>1 375 287</text:p>
          </table:table-cell>
          <table:table-cell office:value-type="float" office:value="733518" table:style-name="ce11">
            <text:p>733 518</text:p>
          </table:table-cell>
          <table:table-cell office:value-type="float" office:value="429030" table:style-name="ce11">
            <text:p>429 030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N</text:p>
          </table:table-cell>
          <table:table-cell office:value-type="string" table:style-name="ce8">
            <text:p>Sonst. wirtschaftl. Dienstleistungen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10 - 19</text:p>
          </table:table-cell>
          <table:table-cell office:value-type="float" office:value="1350" table:style-name="ce11">
            <text:p>1 350</text:p>
          </table:table-cell>
          <table:table-cell office:value-type="float" office:value="18066" table:style-name="ce11">
            <text:p>18 066</text:p>
          </table:table-cell>
          <table:table-cell office:value-type="float" office:value="16501" table:style-name="ce11">
            <text:p>16 501</text:p>
          </table:table-cell>
          <table:table-cell office:value-type="float" office:value="620802" table:style-name="ce11">
            <text:p>620 802</text:p>
          </table:table-cell>
          <table:table-cell office:value-type="float" office:value="2474502" table:style-name="ce11">
            <text:p>2 474 502</text:p>
          </table:table-cell>
          <table:table-cell office:value-type="float" office:value="2248816" table:style-name="ce11">
            <text:p>2 248 816</text:p>
          </table:table-cell>
          <table:table-cell office:value-type="float" office:value="1678236" table:style-name="ce11">
            <text:p>1 678 236</text:p>
          </table:table-cell>
          <table:table-cell office:value-type="float" office:value="1157387" table:style-name="ce11">
            <text:p>1 157 387</text:p>
          </table:table-cell>
          <table:table-cell office:value-type="float" office:value="594580" table:style-name="ce11">
            <text:p>594 580</text:p>
          </table:table-cell>
          <table:table-cell office:value-type="float" office:value="1116016" table:style-name="ce11">
            <text:p>1 116 016</text:p>
          </table:table-cell>
          <table:table-cell office:value-type="float" office:value="495214" table:style-name="ce11">
            <text:p>495 214</text:p>
          </table:table-cell>
          <table:table-cell office:value-type="float" office:value="422389" table:style-name="ce11">
            <text:p>422 389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N</text:p>
          </table:table-cell>
          <table:table-cell office:value-type="string" table:style-name="ce8">
            <text:p>Sonst. wirtschaftl. Dienstleistungen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20 - 49</text:p>
          </table:table-cell>
          <table:table-cell office:value-type="float" office:value="855" table:style-name="ce11">
            <text:p>855</text:p>
          </table:table-cell>
          <table:table-cell office:value-type="float" office:value="26432" table:style-name="ce11">
            <text:p>26 432</text:p>
          </table:table-cell>
          <table:table-cell office:value-type="float" office:value="25422" table:style-name="ce11">
            <text:p>25 422</text:p>
          </table:table-cell>
          <table:table-cell office:value-type="float" office:value="1047562" table:style-name="ce11">
            <text:p>1 047 562</text:p>
          </table:table-cell>
          <table:table-cell office:value-type="float" office:value="3761569" table:style-name="ce11">
            <text:p>3 761 569</text:p>
          </table:table-cell>
          <table:table-cell office:value-type="float" office:value="3592046" table:style-name="ce11">
            <text:p>3 592 046</text:p>
          </table:table-cell>
          <table:table-cell office:value-type="float" office:value="2560251" table:style-name="ce11">
            <text:p>2 560 251</text:p>
          </table:table-cell>
          <table:table-cell office:value-type="float" office:value="1960262" table:style-name="ce11">
            <text:p>1 960 262</text:p>
          </table:table-cell>
          <table:table-cell office:value-type="float" office:value="1061670" table:style-name="ce11">
            <text:p>1 061 670</text:p>
          </table:table-cell>
          <table:table-cell office:value-type="float" office:value="1665302" table:style-name="ce11">
            <text:p>1 665 302</text:p>
          </table:table-cell>
          <table:table-cell office:value-type="float" office:value="617740" table:style-name="ce11">
            <text:p>617 740</text:p>
          </table:table-cell>
          <table:table-cell office:value-type="float" office:value="719196" table:style-name="ce11">
            <text:p>719 196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N</text:p>
          </table:table-cell>
          <table:table-cell office:value-type="string" table:style-name="ce8">
            <text:p>Sonst. wirtschaftl. Dienstleistungen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50 - 249</text:p>
          </table:table-cell>
          <table:table-cell office:value-type="float" office:value="571" table:style-name="ce11">
            <text:p>571</text:p>
          </table:table-cell>
          <table:table-cell office:value-type="float" office:value="59731" table:style-name="ce11">
            <text:p>59 731</text:p>
          </table:table-cell>
          <table:table-cell office:value-type="float" office:value="59048" table:style-name="ce11">
            <text:p>59 048</text:p>
          </table:table-cell>
          <table:table-cell office:value-type="float" office:value="2562605" table:style-name="ce11">
            <text:p>2 562 605</text:p>
          </table:table-cell>
          <table:table-cell office:value-type="float" office:value="7034370" table:style-name="ce11">
            <text:p>7 034 370</text:p>
          </table:table-cell>
          <table:table-cell office:value-type="float" office:value="6651546" table:style-name="ce11">
            <text:p>6 651 546</text:p>
          </table:table-cell>
          <table:table-cell office:value-type="float" office:value="5011622" table:style-name="ce11">
            <text:p>5 011 622</text:p>
          </table:table-cell>
          <table:table-cell office:value-type="float" office:value="3039837" table:style-name="ce11">
            <text:p>3 039 837</text:p>
          </table:table-cell>
          <table:table-cell office:value-type="float" office:value="1701929" table:style-name="ce11">
            <text:p>1 701 929</text:p>
          </table:table-cell>
          <table:table-cell office:value-type="float" office:value="3675444" table:style-name="ce11">
            <text:p>3 675 444</text:p>
          </table:table-cell>
          <table:table-cell office:value-type="float" office:value="1112839" table:style-name="ce11">
            <text:p>1 112 839</text:p>
          </table:table-cell>
          <table:table-cell office:value-type="float" office:value="1546605" table:style-name="ce11">
            <text:p>1 546 605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N</text:p>
          </table:table-cell>
          <table:table-cell office:value-type="string" table:style-name="ce8">
            <text:p>Sonst. wirtschaftl. Dienstleistungen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250 und mehr</text:p>
          </table:table-cell>
          <table:table-cell office:value-type="float" office:value="136" table:style-name="ce11">
            <text:p>136</text:p>
          </table:table-cell>
          <table:table-cell office:value-type="float" office:value="120202" table:style-name="ce11">
            <text:p>120 202</text:p>
          </table:table-cell>
          <table:table-cell office:value-type="float" office:value="119911" table:style-name="ce11">
            <text:p>119 911</text:p>
          </table:table-cell>
          <table:table-cell office:value-type="float" office:value="4970798" table:style-name="ce11">
            <text:p>4 970 798</text:p>
          </table:table-cell>
          <table:table-cell office:value-type="float" office:value="8019992" table:style-name="ce11">
            <text:p>8 019 992</text:p>
          </table:table-cell>
          <table:table-cell office:value-type="float" office:value="7671001" table:style-name="ce11">
            <text:p>7 671 001</text:p>
          </table:table-cell>
          <table:table-cell office:value-type="float" office:value="6194273" table:style-name="ce11">
            <text:p>6 194 273</text:p>
          </table:table-cell>
          <table:table-cell office:value-type="float" office:value="2697400" table:style-name="ce11">
            <text:p>2 697 400</text:p>
          </table:table-cell>
          <table:table-cell office:value-type="float" office:value="1546859" table:style-name="ce11">
            <text:p>1 546 859</text:p>
          </table:table-cell>
          <table:table-cell office:value-type="float" office:value="5047542" table:style-name="ce11">
            <text:p>5 047 542</text:p>
          </table:table-cell>
          <table:table-cell office:value-type="float" office:value="76744" table:style-name="ce11">
            <text:p>76 744</text:p>
          </table:table-cell>
          <table:table-cell office:value-type="float" office:value="198168" table:style-name="ce11">
            <text:p>198 168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2">
            <text:p>N77</text:p>
          </table:table-cell>
          <table:table-cell office:value-type="string" table:style-name="ce12">
            <text:p>Vermietung v. beweglichen Sach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3217" table:style-name="ce15">
            <text:p>3 217</text:p>
          </table:table-cell>
          <table:table-cell office:value-type="float" office:value="11754" table:style-name="ce15">
            <text:p>11 754</text:p>
          </table:table-cell>
          <table:table-cell office:value-type="float" office:value="8399" table:style-name="ce15">
            <text:p>8 399</text:p>
          </table:table-cell>
          <table:table-cell office:value-type="float" office:value="439381" table:style-name="ce15">
            <text:p>439 381</text:p>
          </table:table-cell>
          <table:table-cell office:value-type="float" office:value="8697512" table:style-name="ce15">
            <text:p>8 697 512</text:p>
          </table:table-cell>
          <table:table-cell office:value-type="float" office:value="7381600" table:style-name="ce15">
            <text:p>7 381 600</text:p>
          </table:table-cell>
          <table:table-cell office:value-type="float" office:value="5020424" table:style-name="ce15">
            <text:p>5 020 424</text:p>
          </table:table-cell>
          <table:table-cell office:value-type="float" office:value="3698455" table:style-name="ce15">
            <text:p>3 698 455</text:p>
          </table:table-cell>
          <table:table-cell office:value-type="float" office:value="2375494" table:style-name="ce15">
            <text:p>2 375 494</text:p>
          </table:table-cell>
          <table:table-cell office:value-type="float" office:value="3697738" table:style-name="ce15">
            <text:p>3 697 738</text:p>
          </table:table-cell>
          <table:table-cell office:value-type="float" office:value="3258357" table:style-name="ce15">
            <text:p>3 258 357</text:p>
          </table:table-cell>
          <table:table-cell office:value-type="float" office:value="4622202" table:style-name="ce15">
            <text:p>4 622 202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N77</text:p>
          </table:table-cell>
          <table:table-cell office:value-type="string" table:style-name="ce12">
            <text:p>Vermietung v. beweglichen Sach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1866" table:style-name="ce15">
            <text:p>1 866</text:p>
          </table:table-cell>
          <table:table-cell office:value-type="float" office:value="1680" table:style-name="ce15">
            <text:p>1 680</text:p>
          </table:table-cell>
          <table:table-cell office:value-type="float" office:value="28" table:style-name="ce15">
            <text:p>28</text:p>
          </table:table-cell>
          <table:table-cell office:value-type="float" office:value="1003" table:style-name="ce15">
            <text:p>1 003</text:p>
          </table:table-cell>
          <table:table-cell office:value-type="float" office:value="3123264" table:style-name="ce15">
            <text:p>3 123 264</text:p>
          </table:table-cell>
          <table:table-cell office:value-type="float" office:value="2445153" table:style-name="ce15">
            <text:p>2 445 153</text:p>
          </table:table-cell>
          <table:table-cell office:value-type="float" office:value="1519717" table:style-name="ce15">
            <text:p>1 519 717</text:p>
          </table:table-cell>
          <table:table-cell office:value-type="float" office:value="1170109" table:style-name="ce15">
            <text:p>1 170 109</text:p>
          </table:table-cell>
          <table:table-cell office:value-type="float" office:value="933260" table:style-name="ce15">
            <text:p>933 260</text:p>
          </table:table-cell>
          <table:table-cell office:value-type="float" office:value="1283043" table:style-name="ce15">
            <text:p>1 283 043</text:p>
          </table:table-cell>
          <table:table-cell office:value-type="float" office:value="1282040" table:style-name="ce15">
            <text:p>1 282 040</text:p>
          </table:table-cell>
          <table:table-cell office:value-type="float" office:value="1852520" table:style-name="ce15">
            <text:p>1 852 52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N77</text:p>
          </table:table-cell>
          <table:table-cell office:value-type="string" table:style-name="ce12">
            <text:p>Vermietung v. beweglichen Sach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1152" table:style-name="ce15">
            <text:p>1 152</text:p>
          </table:table-cell>
          <table:table-cell office:value-type="float" office:value="3934" table:style-name="ce15">
            <text:p>3 934</text:p>
          </table:table-cell>
          <table:table-cell office:value-type="float" office:value="2437" table:style-name="ce15">
            <text:p>2 437</text:p>
          </table:table-cell>
          <table:table-cell office:value-type="float" office:value="88312" table:style-name="ce15">
            <text:p>88 312</text:p>
          </table:table-cell>
          <table:table-cell office:value-type="float" office:value="1004196" table:style-name="ce15">
            <text:p>1 004 196</text:p>
          </table:table-cell>
          <table:table-cell office:value-type="float" office:value="904732" table:style-name="ce15">
            <text:p>904 732</text:p>
          </table:table-cell>
          <table:table-cell office:value-type="float" office:value="737795" table:style-name="ce15">
            <text:p>737 795</text:p>
          </table:table-cell>
          <table:table-cell office:value-type="float" office:value="478583" table:style-name="ce15">
            <text:p>478 583</text:p>
          </table:table-cell>
          <table:table-cell office:value-type="float" office:value="157260" table:style-name="ce15">
            <text:p>157 260</text:p>
          </table:table-cell>
          <table:table-cell office:value-type="float" office:value="416713" table:style-name="ce15">
            <text:p>416 713</text:p>
          </table:table-cell>
          <table:table-cell office:value-type="float" office:value="328401" table:style-name="ce15">
            <text:p>328 401</text:p>
          </table:table-cell>
          <table:table-cell office:value-type="float" office:value="356508" table:style-name="ce15">
            <text:p>356 508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N77</text:p>
          </table:table-cell>
          <table:table-cell office:value-type="string" table:style-name="ce12">
            <text:p>Vermietung v. beweglichen Sach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113" table:style-name="ce15">
            <text:p>113</text:p>
          </table:table-cell>
          <table:table-cell office:value-type="float" office:value="1506" table:style-name="ce15">
            <text:p>1 506</text:p>
          </table:table-cell>
          <table:table-cell office:value-type="float" office:value="1380" table:style-name="ce15">
            <text:p>1 380</text:p>
          </table:table-cell>
          <table:table-cell office:value-type="float" office:value="68434" table:style-name="ce15">
            <text:p>68 434</text:p>
          </table:table-cell>
          <table:table-cell office:value-type="float" office:value="917423" table:style-name="ce15">
            <text:p>917 423</text:p>
          </table:table-cell>
          <table:table-cell office:value-type="float" office:value="737528" table:style-name="ce15">
            <text:p>737 528</text:p>
          </table:table-cell>
          <table:table-cell office:value-type="float" office:value="517247" table:style-name="ce15">
            <text:p>517 247</text:p>
          </table:table-cell>
          <table:table-cell office:value-type="float" office:value="335688" table:style-name="ce15">
            <text:p>335 688</text:p>
          </table:table-cell>
          <table:table-cell office:value-type="float" office:value="220780" table:style-name="ce15">
            <text:p>220 780</text:p>
          </table:table-cell>
          <table:table-cell office:value-type="float" office:value="402241" table:style-name="ce15">
            <text:p>402 241</text:p>
          </table:table-cell>
          <table:table-cell office:value-type="float" office:value="333807" table:style-name="ce15">
            <text:p>333 807</text:p>
          </table:table-cell>
          <table:table-cell office:value-type="float" office:value="366823" table:style-name="ce15">
            <text:p>366 823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N77</text:p>
          </table:table-cell>
          <table:table-cell office:value-type="string" table:style-name="ce12">
            <text:p>Vermietung v. beweglichen Sach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58" table:style-name="ce15">
            <text:p>58</text:p>
          </table:table-cell>
          <table:table-cell office:value-type="float" office:value="1742" table:style-name="ce15">
            <text:p>1 742</text:p>
          </table:table-cell>
          <table:table-cell office:value-type="float" office:value="1673" table:style-name="ce15">
            <text:p>1 673</text:p>
          </table:table-cell>
          <table:table-cell office:value-type="float" office:value="97128" table:style-name="ce15">
            <text:p>97 128</text:p>
          </table:table-cell>
          <table:table-cell office:value-type="float" office:value="1230095" table:style-name="ce15">
            <text:p>1 230 095</text:p>
          </table:table-cell>
          <table:table-cell office:value-type="float" office:value="1138471" table:style-name="ce15">
            <text:p>1 138 471</text:p>
          </table:table-cell>
          <table:table-cell office:value-type="float" office:value="711964" table:style-name="ce15">
            <text:p>711 964</text:p>
          </table:table-cell>
          <table:table-cell office:value-type="float" office:value="619816" table:style-name="ce15">
            <text:p>619 816</text:p>
          </table:table-cell>
          <table:table-cell office:value-type="float" office:value="424753" table:style-name="ce15">
            <text:p>424 753</text:p>
          </table:table-cell>
          <table:table-cell office:value-type="float" office:value="517744" table:style-name="ce15">
            <text:p>517 744</text:p>
          </table:table-cell>
          <table:table-cell office:value-type="float" office:value="420616" table:style-name="ce15">
            <text:p>420 616</text:p>
          </table:table-cell>
          <table:table-cell office:value-type="float" office:value="621832" table:style-name="ce15">
            <text:p>621 832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N77</text:p>
          </table:table-cell>
          <table:table-cell office:value-type="string" table:style-name="ce12">
            <text:p>Vermietung v. beweglichen Sach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28" table:style-name="ce15">
            <text:p>28</text:p>
          </table:table-cell>
          <table:table-cell office:value-type="float" office:value="2892" table:style-name="ce15">
            <text:p>2 892</text:p>
          </table:table-cell>
          <table:table-cell office:value-type="float" office:value="2881" table:style-name="ce15">
            <text:p>2 881</text:p>
          </table:table-cell>
          <table:table-cell office:value-type="float" office:value="184504" table:style-name="ce15">
            <text:p>184 504</text:p>
          </table:table-cell>
          <table:table-cell office:value-type="float" office:value="2422534" table:style-name="ce15">
            <text:p>2 422 534</text:p>
          </table:table-cell>
          <table:table-cell office:value-type="float" office:value="2155716" table:style-name="ce15">
            <text:p>2 155 716</text:p>
          </table:table-cell>
          <table:table-cell office:value-type="float" office:value="1533701" table:style-name="ce15">
            <text:p>1 533 701</text:p>
          </table:table-cell>
          <table:table-cell office:value-type="float" office:value="1094259" table:style-name="ce15">
            <text:p>1 094 259</text:p>
          </table:table-cell>
          <table:table-cell office:value-type="float" office:value="639441" table:style-name="ce15">
            <text:p>639 441</text:p>
          </table:table-cell>
          <table:table-cell office:value-type="float" office:value="1077997" table:style-name="ce15">
            <text:p>1 077 997</text:p>
          </table:table-cell>
          <table:table-cell office:value-type="float" office:value="893493" table:style-name="ce15">
            <text:p>893 493</text:p>
          </table:table-cell>
          <table:table-cell office:value-type="float" office:value="1424519" table:style-name="ce15">
            <text:p>1 424 519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N77</text:p>
          </table:table-cell>
          <table:table-cell office:value-type="string" table:style-name="ce12">
            <text:p>Vermietung v. beweglichen Sach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N78</text:p>
          </table:table-cell>
          <table:table-cell office:value-type="string" table:style-name="ce12">
            <text:p>Arbeitskräfteüberlass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1683" table:style-name="ce15">
            <text:p>1 683</text:p>
          </table:table-cell>
          <table:table-cell office:value-type="float" office:value="93894" table:style-name="ce15">
            <text:p>93 894</text:p>
          </table:table-cell>
          <table:table-cell office:value-type="float" office:value="92095" table:style-name="ce15">
            <text:p>92 095</text:p>
          </table:table-cell>
          <table:table-cell office:value-type="float" office:value="4374946" table:style-name="ce15">
            <text:p>4 374 946</text:p>
          </table:table-cell>
          <table:table-cell office:value-type="float" office:value="5541738" table:style-name="ce15">
            <text:p>5 541 738</text:p>
          </table:table-cell>
          <table:table-cell office:value-type="float" office:value="5418990" table:style-name="ce15">
            <text:p>5 418 990</text:p>
          </table:table-cell>
          <table:table-cell office:value-type="float" office:value="5192576" table:style-name="ce15">
            <text:p>5 192 576</text:p>
          </table:table-cell>
          <table:table-cell office:value-type="float" office:value="837287" table:style-name="ce15">
            <text:p>837 287</text:p>
          </table:table-cell>
          <table:table-cell office:value-type="float" office:value="290383" table:style-name="ce15">
            <text:p>290 383</text:p>
          </table:table-cell>
          <table:table-cell office:value-type="float" office:value="4645421" table:style-name="ce15">
            <text:p>4 645 421</text:p>
          </table:table-cell>
          <table:table-cell office:value-type="float" office:value="270475" table:style-name="ce15">
            <text:p>270 475</text:p>
          </table:table-cell>
          <table:table-cell office:value-type="float" office:value="57436" table:style-name="ce15">
            <text:p>57 436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N78</text:p>
          </table:table-cell>
          <table:table-cell office:value-type="string" table:style-name="ce12">
            <text:p>Arbeitskräfteüberlass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560" table:style-name="ce15">
            <text:p>560</text:p>
          </table:table-cell>
          <table:table-cell office:value-type="float" office:value="504" table:style-name="ce15">
            <text:p>504</text:p>
          </table:table-cell>
          <table:table-cell office:value-type="float" office:value="24" table:style-name="ce15">
            <text:p>24</text:p>
          </table:table-cell>
          <table:table-cell office:value-type="float" office:value="905" table:style-name="ce15">
            <text:p>905</text:p>
          </table:table-cell>
          <table:table-cell office:value-type="float" office:value="43445" table:style-name="ce15">
            <text:p>43 445</text:p>
          </table:table-cell>
          <table:table-cell office:value-type="float" office:value="42892" table:style-name="ce15">
            <text:p>42 892</text:p>
          </table:table-cell>
          <table:table-cell office:value-type="float" office:value="39904" table:style-name="ce15">
            <text:p>39 904</text:p>
          </table:table-cell>
          <table:table-cell office:value-type="float" office:value="14589" table:style-name="ce15">
            <text:p>14 589</text:p>
          </table:table-cell>
          <table:table-cell office:value-type="float" office:value="3126" table:style-name="ce15">
            <text:p>3 126</text:p>
          </table:table-cell>
          <table:table-cell office:value-type="float" office:value="28417" table:style-name="ce15">
            <text:p>28 417</text:p>
          </table:table-cell>
          <table:table-cell office:value-type="float" office:value="27512" table:style-name="ce15">
            <text:p>27 512</text:p>
          </table:table-cell>
          <table:table-cell office:value-type="float" office:value="297" table:style-name="ce15">
            <text:p>297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N78</text:p>
          </table:table-cell>
          <table:table-cell office:value-type="string" table:style-name="ce12">
            <text:p>Arbeitskräfteüberlass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418" table:style-name="ce15">
            <text:p>418</text:p>
          </table:table-cell>
          <table:table-cell office:value-type="float" office:value="1684" table:style-name="ce15">
            <text:p>1 684</text:p>
          </table:table-cell>
          <table:table-cell office:value-type="float" office:value="1226" table:style-name="ce15">
            <text:p>1 226</text:p>
          </table:table-cell>
          <table:table-cell office:value-type="float" office:value="54255" table:style-name="ce15">
            <text:p>54 255</text:p>
          </table:table-cell>
          <table:table-cell office:value-type="float" office:value="172477" table:style-name="ce15">
            <text:p>172 477</text:p>
          </table:table-cell>
          <table:table-cell office:value-type="float" office:value="170927" table:style-name="ce15">
            <text:p>170 927</text:p>
          </table:table-cell>
          <table:table-cell office:value-type="float" office:value="127594" table:style-name="ce15">
            <text:p>127 594</text:p>
          </table:table-cell>
          <table:table-cell office:value-type="float" office:value="79017" table:style-name="ce15">
            <text:p>79 017</text:p>
          </table:table-cell>
          <table:table-cell office:value-type="float" office:value="43857" table:style-name="ce15">
            <text:p>43 857</text:p>
          </table:table-cell>
          <table:table-cell office:value-type="float" office:value="92415" table:style-name="ce15">
            <text:p>92 415</text:p>
          </table:table-cell>
          <table:table-cell office:value-type="float" office:value="38160" table:style-name="ce15">
            <text:p>38 160</text:p>
          </table:table-cell>
          <table:table-cell office:value-type="float" office:value="3261" table:style-name="ce15">
            <text:p>3 261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N78</text:p>
          </table:table-cell>
          <table:table-cell office:value-type="string" table:style-name="ce12">
            <text:p>Arbeitskräfteüberlass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155" table:style-name="ce15">
            <text:p>155</text:p>
          </table:table-cell>
          <table:table-cell office:value-type="float" office:value="2189" table:style-name="ce15">
            <text:p>2 189</text:p>
          </table:table-cell>
          <table:table-cell office:value-type="float" office:value="2023" table:style-name="ce15">
            <text:p>2 023</text:p>
          </table:table-cell>
          <table:table-cell office:value-type="float" office:value="98312" table:style-name="ce15">
            <text:p>98 312</text:p>
          </table:table-cell>
          <table:table-cell office:value-type="float" office:value="147808" table:style-name="ce15">
            <text:p>147 808</text:p>
          </table:table-cell>
          <table:table-cell office:value-type="float" office:value="145281" table:style-name="ce15">
            <text:p>145 281</text:p>
          </table:table-cell>
          <table:table-cell office:value-type="float" office:value="134584" table:style-name="ce15">
            <text:p>134 584</text:p>
          </table:table-cell>
          <table:table-cell office:value-type="float" office:value="37224" table:style-name="ce15">
            <text:p>37 224</text:p>
          </table:table-cell>
          <table:table-cell office:value-type="float" office:value="11689" table:style-name="ce15">
            <text:p>11 689</text:p>
          </table:table-cell>
          <table:table-cell office:value-type="float" office:value="109059" table:style-name="ce15">
            <text:p>109 059</text:p>
          </table:table-cell>
          <table:table-cell office:value-type="float" office:value="10747" table:style-name="ce15">
            <text:p>10 747</text:p>
          </table:table-cell>
          <table:table-cell office:value-type="float" office:value="4435" table:style-name="ce15">
            <text:p>4 435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N78</text:p>
          </table:table-cell>
          <table:table-cell office:value-type="string" table:style-name="ce12">
            <text:p>Arbeitskräfteüberlass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221" table:style-name="ce15">
            <text:p>221</text:p>
          </table:table-cell>
          <table:table-cell office:value-type="float" office:value="7156" table:style-name="ce15">
            <text:p>7 156</text:p>
          </table:table-cell>
          <table:table-cell office:value-type="float" office:value="6915" table:style-name="ce15">
            <text:p>6 915</text:p>
          </table:table-cell>
          <table:table-cell office:value-type="float" office:value="330607" table:style-name="ce15">
            <text:p>330 607</text:p>
          </table:table-cell>
          <table:table-cell office:value-type="float" office:value="541162" table:style-name="ce15">
            <text:p>541 162</text:p>
          </table:table-cell>
          <table:table-cell office:value-type="float" office:value="530975" table:style-name="ce15">
            <text:p>530 975</text:p>
          </table:table-cell>
          <table:table-cell office:value-type="float" office:value="473978" table:style-name="ce15">
            <text:p>473 978</text:p>
          </table:table-cell>
          <table:table-cell office:value-type="float" office:value="155153" table:style-name="ce15">
            <text:p>155 153</text:p>
          </table:table-cell>
          <table:table-cell office:value-type="float" office:value="63308" table:style-name="ce15">
            <text:p>63 308</text:p>
          </table:table-cell>
          <table:table-cell office:value-type="float" office:value="381714" table:style-name="ce15">
            <text:p>381 714</text:p>
          </table:table-cell>
          <table:table-cell office:value-type="float" office:value="51107" table:style-name="ce15">
            <text:p>51 107</text:p>
          </table:table-cell>
          <table:table-cell office:value-type="float" office:value="4130" table:style-name="ce15">
            <text:p>4 13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N78</text:p>
          </table:table-cell>
          <table:table-cell office:value-type="string" table:style-name="ce12">
            <text:p>Arbeitskräfteüberlass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265" table:style-name="ce15">
            <text:p>265</text:p>
          </table:table-cell>
          <table:table-cell office:value-type="float" office:value="27877" table:style-name="ce15">
            <text:p>27 877</text:p>
          </table:table-cell>
          <table:table-cell office:value-type="float" office:value="27549" table:style-name="ce15">
            <text:p>27 549</text:p>
          </table:table-cell>
          <table:table-cell office:value-type="float" office:value="1294891" table:style-name="ce15">
            <text:p>1 294 891</text:p>
          </table:table-cell>
          <table:table-cell office:value-type="float" office:value="1663132" table:style-name="ce15">
            <text:p>1 663 132</text:p>
          </table:table-cell>
          <table:table-cell office:value-type="float" office:value="1639524" table:style-name="ce15">
            <text:p>1 639 524</text:p>
          </table:table-cell>
          <table:table-cell office:value-type="float" office:value="1586798" table:style-name="ce15">
            <text:p>1 586 798</text:p>
          </table:table-cell>
          <table:table-cell office:value-type="float" office:value="280465" table:style-name="ce15">
            <text:p>280 465</text:p>
          </table:table-cell>
          <table:table-cell office:value-type="float" office:value="60747" table:style-name="ce15">
            <text:p>60 747</text:p>
          </table:table-cell>
          <table:table-cell office:value-type="float" office:value="1367223" table:style-name="ce15">
            <text:p>1 367 223</text:p>
          </table:table-cell>
          <table:table-cell office:value-type="float" office:value="72332" table:style-name="ce15">
            <text:p>72 332</text:p>
          </table:table-cell>
          <table:table-cell office:value-type="float" office:value="16165" table:style-name="ce15">
            <text:p>16 165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N78</text:p>
          </table:table-cell>
          <table:table-cell office:value-type="string" table:style-name="ce12">
            <text:p>Arbeitskräfteüberlass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64" table:style-name="ce15">
            <text:p>64</text:p>
          </table:table-cell>
          <table:table-cell office:value-type="float" office:value="54484" table:style-name="ce15">
            <text:p>54 484</text:p>
          </table:table-cell>
          <table:table-cell office:value-type="float" office:value="54358" table:style-name="ce15">
            <text:p>54 358</text:p>
          </table:table-cell>
          <table:table-cell office:value-type="float" office:value="2595976" table:style-name="ce15">
            <text:p>2 595 976</text:p>
          </table:table-cell>
          <table:table-cell office:value-type="float" office:value="2973714" table:style-name="ce15">
            <text:p>2 973 714</text:p>
          </table:table-cell>
          <table:table-cell office:value-type="float" office:value="2889391" table:style-name="ce15">
            <text:p>2 889 391</text:p>
          </table:table-cell>
          <table:table-cell office:value-type="float" office:value="2829718" table:style-name="ce15">
            <text:p>2 829 718</text:p>
          </table:table-cell>
          <table:table-cell office:value-type="float" office:value="270839" table:style-name="ce15">
            <text:p>270 839</text:p>
          </table:table-cell>
          <table:table-cell office:value-type="float" office:value="107656" table:style-name="ce15">
            <text:p>107 656</text:p>
          </table:table-cell>
          <table:table-cell office:value-type="float" office:value="2666593" table:style-name="ce15">
            <text:p>2 666 593</text:p>
          </table:table-cell>
          <table:table-cell office:value-type="float" office:value="70617" table:style-name="ce15">
            <text:p>70 617</text:p>
          </table:table-cell>
          <table:table-cell office:value-type="float" office:value="29148" table:style-name="ce15">
            <text:p>29 148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N79</text:p>
          </table:table-cell>
          <table:table-cell office:value-type="string" table:style-name="ce12">
            <text:p>Reisebüros und Reiseveranstalter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2186" table:style-name="ce15">
            <text:p>2 186</text:p>
          </table:table-cell>
          <table:table-cell office:value-type="float" office:value="11139" table:style-name="ce15">
            <text:p>11 139</text:p>
          </table:table-cell>
          <table:table-cell office:value-type="float" office:value="8960" table:style-name="ce15">
            <text:p>8 960</text:p>
          </table:table-cell>
          <table:table-cell office:value-type="float" office:value="402903" table:style-name="ce15">
            <text:p>402 903</text:p>
          </table:table-cell>
          <table:table-cell office:value-type="float" office:value="3436997" table:style-name="ce15">
            <text:p>3 436 997</text:p>
          </table:table-cell>
          <table:table-cell office:value-type="float" office:value="3316429" table:style-name="ce15">
            <text:p>3 316 429</text:p>
          </table:table-cell>
          <table:table-cell office:value-type="float" office:value="1044672" table:style-name="ce15">
            <text:p>1 044 672</text:p>
          </table:table-cell>
          <table:table-cell office:value-type="float" office:value="2899863" table:style-name="ce15">
            <text:p>2 899 863</text:p>
          </table:table-cell>
          <table:table-cell office:value-type="float" office:value="2316791" table:style-name="ce15">
            <text:p>2 316 791</text:p>
          </table:table-cell>
          <table:table-cell office:value-type="float" office:value="464159" table:style-name="ce15">
            <text:p>464 159</text:p>
          </table:table-cell>
          <table:table-cell office:value-type="float" office:value="61256" table:style-name="ce15">
            <text:p>61 256</text:p>
          </table:table-cell>
          <table:table-cell office:value-type="float" office:value="42134" table:style-name="ce15">
            <text:p>42 134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N79</text:p>
          </table:table-cell>
          <table:table-cell office:value-type="string" table:style-name="ce12">
            <text:p>Reisebüros und Reiseveranstalter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1340" table:style-name="ce15">
            <text:p>1 340</text:p>
          </table:table-cell>
          <table:table-cell office:value-type="float" office:value="1268" table:style-name="ce15">
            <text:p>1 268</text:p>
          </table:table-cell>
          <table:table-cell office:value-type="float" office:value="30" table:style-name="ce15">
            <text:p>30</text:p>
          </table:table-cell>
          <table:table-cell office:value-type="float" office:value="1241" table:style-name="ce15">
            <text:p>1 241</text:p>
          </table:table-cell>
          <table:table-cell office:value-type="float" office:value="133247" table:style-name="ce15">
            <text:p>133 247</text:p>
          </table:table-cell>
          <table:table-cell office:value-type="float" office:value="131237" table:style-name="ce15">
            <text:p>131 237</text:p>
          </table:table-cell>
          <table:table-cell office:value-type="float" office:value="63993" table:style-name="ce15">
            <text:p>63 993</text:p>
          </table:table-cell>
          <table:table-cell office:value-type="float" office:value="106347" table:style-name="ce15">
            <text:p>106 347</text:p>
          </table:table-cell>
          <table:table-cell office:value-type="float" office:value="68545" table:style-name="ce15">
            <text:p>68 545</text:p>
          </table:table-cell>
          <table:table-cell office:value-type="float" office:value="26193" table:style-name="ce15">
            <text:p>26 193</text:p>
          </table:table-cell>
          <table:table-cell office:value-type="float" office:value="24952" table:style-name="ce15">
            <text:p>24 952</text:p>
          </table:table-cell>
          <table:table-cell office:value-type="float" office:value="962" table:style-name="ce15">
            <text:p>962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N79</text:p>
          </table:table-cell>
          <table:table-cell office:value-type="string" table:style-name="ce12">
            <text:p>Reisebüros und Reiseveranstalter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654" table:style-name="ce15">
            <text:p>654</text:p>
          </table:table-cell>
          <table:table-cell office:value-type="float" office:value="2337" table:style-name="ce15">
            <text:p>2 337</text:p>
          </table:table-cell>
          <table:table-cell office:value-type="float" office:value="1628" table:style-name="ce15">
            <text:p>1 628</text:p>
          </table:table-cell>
          <table:table-cell office:value-type="float" office:value="56890" table:style-name="ce15">
            <text:p>56 890</text:p>
          </table:table-cell>
          <table:table-cell office:value-type="float" office:value="516829" table:style-name="ce15">
            <text:p>516 829</text:p>
          </table:table-cell>
          <table:table-cell office:value-type="float" office:value="497566" table:style-name="ce15">
            <text:p>497 566</text:p>
          </table:table-cell>
          <table:table-cell office:value-type="float" office:value="175587" table:style-name="ce15">
            <text:p>175 587</text:p>
          </table:table-cell>
          <table:table-cell office:value-type="float" office:value="428504" table:style-name="ce15">
            <text:p>428 504</text:p>
          </table:table-cell>
          <table:table-cell office:value-type="float" office:value="321757" table:style-name="ce15">
            <text:p>321 757</text:p>
          </table:table-cell>
          <table:table-cell office:value-type="float" office:value="68900" table:style-name="ce15">
            <text:p>68 900</text:p>
          </table:table-cell>
          <table:table-cell office:value-type="float" office:value="12010" table:style-name="ce15">
            <text:p>12 010</text:p>
          </table:table-cell>
          <table:table-cell office:value-type="float" office:value="5212" table:style-name="ce15">
            <text:p>5 212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N79</text:p>
          </table:table-cell>
          <table:table-cell office:value-type="string" table:style-name="ce12">
            <text:p>Reisebüros und Reiseveranstalter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103" table:style-name="ce15">
            <text:p>103</text:p>
          </table:table-cell>
          <table:table-cell office:value-type="float" office:value="1349" table:style-name="ce15">
            <text:p>1 349</text:p>
          </table:table-cell>
          <table:table-cell office:value-type="float" office:value="1243" table:style-name="ce15">
            <text:p>1 243</text:p>
          </table:table-cell>
          <table:table-cell office:value-type="float" office:value="54412" table:style-name="ce15">
            <text:p>54 412</text:p>
          </table:table-cell>
          <table:table-cell office:value-type="float" office:value="382965" table:style-name="ce15">
            <text:p>382 965</text:p>
          </table:table-cell>
          <table:table-cell office:value-type="float" office:value="370909" table:style-name="ce15">
            <text:p>370 909</text:p>
          </table:table-cell>
          <table:table-cell office:value-type="float" office:value="173229" table:style-name="ce15">
            <text:p>173 229</text:p>
          </table:table-cell>
          <table:table-cell office:value-type="float" office:value="301983" table:style-name="ce15">
            <text:p>301 983</text:p>
          </table:table-cell>
          <table:table-cell office:value-type="float" office:value="205068" table:style-name="ce15">
            <text:p>205 068</text:p>
          </table:table-cell>
          <table:table-cell office:value-type="float" office:value="76181" table:style-name="ce15">
            <text:p>76 181</text:p>
          </table:table-cell>
          <table:table-cell office:value-type="float" office:value="21769" table:style-name="ce15">
            <text:p>21 769</text:p>
          </table:table-cell>
          <table:table-cell office:value-type="float" office:value="13890" table:style-name="ce15">
            <text:p>13 89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N79</text:p>
          </table:table-cell>
          <table:table-cell office:value-type="string" table:style-name="ce12">
            <text:p>Reisebüros und Reiseveranstalter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58" table:style-name="ce15">
            <text:p>58</text:p>
          </table:table-cell>
          <table:table-cell office:value-type="float" office:value="1642" table:style-name="ce15">
            <text:p>1 642</text:p>
          </table:table-cell>
          <table:table-cell office:value-type="float" office:value="1572" table:style-name="ce15">
            <text:p>1 572</text:p>
          </table:table-cell>
          <table:table-cell office:value-type="float" office:value="70897" table:style-name="ce15">
            <text:p>70 897</text:p>
          </table:table-cell>
          <table:table-cell office:value-type="float" office:value="538107" table:style-name="ce15">
            <text:p>538 107</text:p>
          </table:table-cell>
          <table:table-cell office:value-type="float" office:value="506640" table:style-name="ce15">
            <text:p>506 640</text:p>
          </table:table-cell>
          <table:table-cell office:value-type="float" office:value="211375" table:style-name="ce15">
            <text:p>211 375</text:p>
          </table:table-cell>
          <table:table-cell office:value-type="float" office:value="430741" table:style-name="ce15">
            <text:p>430 741</text:p>
          </table:table-cell>
          <table:table-cell office:value-type="float" office:value="304507" table:style-name="ce15">
            <text:p>304 507</text:p>
          </table:table-cell>
          <table:table-cell office:value-type="float" office:value="86577" table:style-name="ce15">
            <text:p>86 577</text:p>
          </table:table-cell>
          <table:table-cell office:value-type="float" office:value="15680" table:style-name="ce15">
            <text:p>15 680</text:p>
          </table:table-cell>
          <table:table-cell office:value-type="float" office:value="9700" table:style-name="ce15">
            <text:p>9 70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N79</text:p>
          </table:table-cell>
          <table:table-cell office:value-type="string" table:style-name="ce12">
            <text:p>Reisebüros und Reiseveranstalter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28" table:style-name="ce15">
            <text:p>28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N79</text:p>
          </table:table-cell>
          <table:table-cell office:value-type="string" table:style-name="ce12">
            <text:p>Reisebüros und Reiseveranstalter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N80</text:p>
          </table:table-cell>
          <table:table-cell office:value-type="string" table:style-name="ce12">
            <text:p>Private Wach- und Sicherheitsdienste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518" table:style-name="ce15">
            <text:p>518</text:p>
          </table:table-cell>
          <table:table-cell office:value-type="float" office:value="15331" table:style-name="ce15">
            <text:p>15 331</text:p>
          </table:table-cell>
          <table:table-cell office:value-type="float" office:value="14790" table:style-name="ce15">
            <text:p>14 790</text:p>
          </table:table-cell>
          <table:table-cell office:value-type="float" office:value="468465" table:style-name="ce15">
            <text:p>468 465</text:p>
          </table:table-cell>
          <table:table-cell office:value-type="float" office:value="747475" table:style-name="ce15">
            <text:p>747 475</text:p>
          </table:table-cell>
          <table:table-cell office:value-type="float" office:value="734206" table:style-name="ce15">
            <text:p>734 206</text:p>
          </table:table-cell>
          <table:table-cell office:value-type="float" office:value="662716" table:style-name="ce15">
            <text:p>662 716</text:p>
          </table:table-cell>
          <table:table-cell office:value-type="float" office:value="208167" table:style-name="ce15">
            <text:p>208 167</text:p>
          </table:table-cell>
          <table:table-cell office:value-type="float" office:value="77734" table:style-name="ce15">
            <text:p>77 734</text:p>
          </table:table-cell>
          <table:table-cell office:value-type="float" office:value="533100" table:style-name="ce15">
            <text:p>533 100</text:p>
          </table:table-cell>
          <table:table-cell office:value-type="float" office:value="64635" table:style-name="ce15">
            <text:p>64 635</text:p>
          </table:table-cell>
          <table:table-cell office:value-type="float" office:value="18978" table:style-name="ce15">
            <text:p>18 978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N80</text:p>
          </table:table-cell>
          <table:table-cell office:value-type="string" table:style-name="ce12">
            <text:p>Private Wach- und Sicherheitsdienste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222" table:style-name="ce15">
            <text:p>222</text:p>
          </table:table-cell>
          <table:table-cell office:value-type="float" office:value="206" table:style-name="ce15">
            <text:p>206</text:p>
          </table:table-cell>
          <table:table-cell office:value-type="float" office:value="8" table:style-name="ce15">
            <text:p>8</text:p>
          </table:table-cell>
          <table:table-cell office:value-type="float" office:value="333" table:style-name="ce15">
            <text:p>333</text:p>
          </table:table-cell>
          <table:table-cell office:value-type="float" office:value="13612" table:style-name="ce15">
            <text:p>13 612</text:p>
          </table:table-cell>
          <table:table-cell office:value-type="float" office:value="13428" table:style-name="ce15">
            <text:p>13 428</text:p>
          </table:table-cell>
          <table:table-cell office:value-type="float" office:value="12695" table:style-name="ce15">
            <text:p>12 695</text:p>
          </table:table-cell>
          <table:table-cell office:value-type="float" office:value="4348" table:style-name="ce15">
            <text:p>4 348</text:p>
          </table:table-cell>
          <table:table-cell office:value-type="float" office:value="818" table:style-name="ce15">
            <text:p>818</text:p>
          </table:table-cell>
          <table:table-cell office:value-type="float" office:value="9179" table:style-name="ce15">
            <text:p>9 179</text:p>
          </table:table-cell>
          <table:table-cell office:value-type="float" office:value="8846" table:style-name="ce15">
            <text:p>8 846</text:p>
          </table:table-cell>
          <table:table-cell office:value-type="float" office:value="3853" table:style-name="ce15">
            <text:p>3 853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N80</text:p>
          </table:table-cell>
          <table:table-cell office:value-type="string" table:style-name="ce12">
            <text:p>Private Wach- und Sicherheitsdienste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172" table:style-name="ce15">
            <text:p>172</text:p>
          </table:table-cell>
          <table:table-cell office:value-type="float" office:value="687" table:style-name="ce15">
            <text:p>687</text:p>
          </table:table-cell>
          <table:table-cell office:value-type="float" office:value="496" table:style-name="ce15">
            <text:p>496</text:p>
          </table:table-cell>
          <table:table-cell office:value-type="float" office:value="13269" table:style-name="ce15">
            <text:p>13 269</text:p>
          </table:table-cell>
          <table:table-cell office:value-type="float" office:value="52829" table:style-name="ce15">
            <text:p>52 829</text:p>
          </table:table-cell>
          <table:table-cell office:value-type="float" office:value="52230" table:style-name="ce15">
            <text:p>52 230</text:p>
          </table:table-cell>
          <table:table-cell office:value-type="float" office:value="40180" table:style-name="ce15">
            <text:p>40 180</text:p>
          </table:table-cell>
          <table:table-cell office:value-type="float" office:value="29027" table:style-name="ce15">
            <text:p>29 027</text:p>
          </table:table-cell>
          <table:table-cell office:value-type="float" office:value="12326" table:style-name="ce15">
            <text:p>12 326</text:p>
          </table:table-cell>
          <table:table-cell office:value-type="float" office:value="23581" table:style-name="ce15">
            <text:p>23 581</text:p>
          </table:table-cell>
          <table:table-cell office:value-type="float" office:value="10312" table:style-name="ce15">
            <text:p>10 312</text:p>
          </table:table-cell>
          <table:table-cell office:value-type="float" office:value="1026" table:style-name="ce15">
            <text:p>1 026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N80</text:p>
          </table:table-cell>
          <table:table-cell office:value-type="string" table:style-name="ce12">
            <text:p>Private Wach- und Sicherheitsdienste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44" table:style-name="ce15">
            <text:p>44</text:p>
          </table:table-cell>
          <table:table-cell office:value-type="float" office:value="614" table:style-name="ce15">
            <text:p>614</text:p>
          </table:table-cell>
          <table:table-cell office:value-type="float" office:value="562" table:style-name="ce15">
            <text:p>562</text:p>
          </table:table-cell>
          <table:table-cell office:value-type="float" office:value="16328" table:style-name="ce15">
            <text:p>16 328</text:p>
          </table:table-cell>
          <table:table-cell office:value-type="float" office:value="32418" table:style-name="ce15">
            <text:p>32 418</text:p>
          </table:table-cell>
          <table:table-cell office:value-type="float" office:value="31868" table:style-name="ce15">
            <text:p>31 868</text:p>
          </table:table-cell>
          <table:table-cell office:value-type="float" office:value="26703" table:style-name="ce15">
            <text:p>26 703</text:p>
          </table:table-cell>
          <table:table-cell office:value-type="float" office:value="11960" table:style-name="ce15">
            <text:p>11 960</text:p>
          </table:table-cell>
          <table:table-cell office:value-type="float" office:value="5469" table:style-name="ce15">
            <text:p>5 469</text:p>
          </table:table-cell>
          <table:table-cell office:value-type="float" office:value="20340" table:style-name="ce15">
            <text:p>20 340</text:p>
          </table:table-cell>
          <table:table-cell office:value-type="float" office:value="4012" table:style-name="ce15">
            <text:p>4 012</text:p>
          </table:table-cell>
          <table:table-cell office:value-type="float" office:value="838" table:style-name="ce15">
            <text:p>838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N80</text:p>
          </table:table-cell>
          <table:table-cell office:value-type="string" table:style-name="ce12">
            <text:p>Private Wach- und Sicherheitsdienste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45" table:style-name="ce15">
            <text:p>45</text:p>
          </table:table-cell>
          <table:table-cell office:value-type="float" office:value="1408" table:style-name="ce15">
            <text:p>1 408</text:p>
          </table:table-cell>
          <table:table-cell office:value-type="float" office:value="1356" table:style-name="ce15">
            <text:p>1 356</text:p>
          </table:table-cell>
          <table:table-cell office:value-type="float" office:value="33537" table:style-name="ce15">
            <text:p>33 537</text:p>
          </table:table-cell>
          <table:table-cell office:value-type="float" office:value="52026" table:style-name="ce15">
            <text:p>52 026</text:p>
          </table:table-cell>
          <table:table-cell office:value-type="float" office:value="50559" table:style-name="ce15">
            <text:p>50 559</text:p>
          </table:table-cell>
          <table:table-cell office:value-type="float" office:value="45910" table:style-name="ce15">
            <text:p>45 910</text:p>
          </table:table-cell>
          <table:table-cell office:value-type="float" office:value="13953" table:style-name="ce15">
            <text:p>13 953</text:p>
          </table:table-cell>
          <table:table-cell office:value-type="float" office:value="5340" table:style-name="ce15">
            <text:p>5 340</text:p>
          </table:table-cell>
          <table:table-cell office:value-type="float" office:value="37364" table:style-name="ce15">
            <text:p>37 364</text:p>
          </table:table-cell>
          <table:table-cell office:value-type="float" office:value="3827" table:style-name="ce15">
            <text:p>3 827</text:p>
          </table:table-cell>
          <table:table-cell office:value-type="float" office:value="1481" table:style-name="ce15">
            <text:p>1 481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N80</text:p>
          </table:table-cell>
          <table:table-cell office:value-type="string" table:style-name="ce12">
            <text:p>Private Wach- und Sicherheitsdienste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28" table:style-name="ce15">
            <text:p>28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N80</text:p>
          </table:table-cell>
          <table:table-cell office:value-type="string" table:style-name="ce12">
            <text:p>Private Wach- und Sicherheitsdienste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7" table:style-name="ce15">
            <text:p>7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N81</text:p>
          </table:table-cell>
          <table:table-cell office:value-type="string" table:style-name="ce12">
            <text:p>Gebäudebetreuung; Gartenbau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11781" table:style-name="ce15">
            <text:p>11 781</text:p>
          </table:table-cell>
          <table:table-cell office:value-type="float" office:value="111590" table:style-name="ce15">
            <text:p>111 590</text:p>
          </table:table-cell>
          <table:table-cell office:value-type="float" office:value="98804" table:style-name="ce15">
            <text:p>98 804</text:p>
          </table:table-cell>
          <table:table-cell office:value-type="float" office:value="3257795" table:style-name="ce15">
            <text:p>3 257 795</text:p>
          </table:table-cell>
          <table:table-cell office:value-type="float" office:value="7071157" table:style-name="ce15">
            <text:p>7 071 157</text:p>
          </table:table-cell>
          <table:table-cell office:value-type="float" office:value="6803670" table:style-name="ce15">
            <text:p>6 803 670</text:p>
          </table:table-cell>
          <table:table-cell office:value-type="float" office:value="5826963" table:style-name="ce15">
            <text:p>5 826 963</text:p>
          </table:table-cell>
          <table:table-cell office:value-type="float" office:value="2741021" table:style-name="ce15">
            <text:p>2 741 021</text:p>
          </table:table-cell>
          <table:table-cell office:value-type="float" office:value="1007546" table:style-name="ce15">
            <text:p>1 007 546</text:p>
          </table:table-cell>
          <table:table-cell office:value-type="float" office:value="4108542" table:style-name="ce15">
            <text:p>4 108 542</text:p>
          </table:table-cell>
          <table:table-cell office:value-type="float" office:value="850747" table:style-name="ce15">
            <text:p>850 747</text:p>
          </table:table-cell>
          <table:table-cell office:value-type="float" office:value="338884" table:style-name="ce15">
            <text:p>338 884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N81</text:p>
          </table:table-cell>
          <table:table-cell office:value-type="string" table:style-name="ce12">
            <text:p>Gebäudebetreuung; Gartenbau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5476" table:style-name="ce15">
            <text:p>5 476</text:p>
          </table:table-cell>
          <table:table-cell office:value-type="float" office:value="5400" table:style-name="ce15">
            <text:p>5 400</text:p>
          </table:table-cell>
          <table:table-cell office:value-type="float" office:value="37" table:style-name="ce15">
            <text:p>37</text:p>
          </table:table-cell>
          <table:table-cell office:value-type="float" office:value="586" table:style-name="ce15">
            <text:p>586</text:p>
          </table:table-cell>
          <table:table-cell office:value-type="float" office:value="244180" table:style-name="ce15">
            <text:p>244 180</text:p>
          </table:table-cell>
          <table:table-cell office:value-type="float" office:value="234686" table:style-name="ce15">
            <text:p>234 686</text:p>
          </table:table-cell>
          <table:table-cell office:value-type="float" office:value="203073" table:style-name="ce15">
            <text:p>203 073</text:p>
          </table:table-cell>
          <table:table-cell office:value-type="float" office:value="116780" table:style-name="ce15">
            <text:p>116 780</text:p>
          </table:table-cell>
          <table:table-cell office:value-type="float" office:value="32669" table:style-name="ce15">
            <text:p>32 669</text:p>
          </table:table-cell>
          <table:table-cell office:value-type="float" office:value="119622" table:style-name="ce15">
            <text:p>119 622</text:p>
          </table:table-cell>
          <table:table-cell office:value-type="float" office:value="119036" table:style-name="ce15">
            <text:p>119 036</text:p>
          </table:table-cell>
          <table:table-cell office:value-type="float" office:value="9157" table:style-name="ce15">
            <text:p>9 157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N81</text:p>
          </table:table-cell>
          <table:table-cell office:value-type="string" table:style-name="ce12">
            <text:p>Gebäudebetreuung; Gartenbau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4936" table:style-name="ce15">
            <text:p>4 936</text:p>
          </table:table-cell>
          <table:table-cell office:value-type="float" office:value="18718" table:style-name="ce15">
            <text:p>18 718</text:p>
          </table:table-cell>
          <table:table-cell office:value-type="float" office:value="13039" table:style-name="ce15">
            <text:p>13 039</text:p>
          </table:table-cell>
          <table:table-cell office:value-type="float" office:value="344176" table:style-name="ce15">
            <text:p>344 176</text:p>
          </table:table-cell>
          <table:table-cell office:value-type="float" office:value="1138039" table:style-name="ce15">
            <text:p>1 138 039</text:p>
          </table:table-cell>
          <table:table-cell office:value-type="float" office:value="1112969" table:style-name="ce15">
            <text:p>1 112 969</text:p>
          </table:table-cell>
          <table:table-cell office:value-type="float" office:value="1006892" table:style-name="ce15">
            <text:p>1 006 892</text:p>
          </table:table-cell>
          <table:table-cell office:value-type="float" office:value="485349" table:style-name="ce15">
            <text:p>485 349</text:p>
          </table:table-cell>
          <table:table-cell office:value-type="float" office:value="110321" table:style-name="ce15">
            <text:p>110 321</text:p>
          </table:table-cell>
          <table:table-cell office:value-type="float" office:value="637626" table:style-name="ce15">
            <text:p>637 626</text:p>
          </table:table-cell>
          <table:table-cell office:value-type="float" office:value="293450" table:style-name="ce15">
            <text:p>293 450</text:p>
          </table:table-cell>
          <table:table-cell office:value-type="float" office:value="46268" table:style-name="ce15">
            <text:p>46 268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N81</text:p>
          </table:table-cell>
          <table:table-cell office:value-type="string" table:style-name="ce12">
            <text:p>Gebäudebetreuung; Gartenbau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792" table:style-name="ce15">
            <text:p>792</text:p>
          </table:table-cell>
          <table:table-cell office:value-type="float" office:value="10416" table:style-name="ce15">
            <text:p>10 416</text:p>
          </table:table-cell>
          <table:table-cell office:value-type="float" office:value="9467" table:style-name="ce15">
            <text:p>9 467</text:p>
          </table:table-cell>
          <table:table-cell office:value-type="float" office:value="293407" table:style-name="ce15">
            <text:p>293 407</text:p>
          </table:table-cell>
          <table:table-cell office:value-type="float" office:value="709628" table:style-name="ce15">
            <text:p>709 628</text:p>
          </table:table-cell>
          <table:table-cell office:value-type="float" office:value="690614" table:style-name="ce15">
            <text:p>690 614</text:p>
          </table:table-cell>
          <table:table-cell office:value-type="float" office:value="619734" table:style-name="ce15">
            <text:p>619 734</text:p>
          </table:table-cell>
          <table:table-cell office:value-type="float" office:value="295517" table:style-name="ce15">
            <text:p>295 517</text:p>
          </table:table-cell>
          <table:table-cell office:value-type="float" office:value="76276" table:style-name="ce15">
            <text:p>76 276</text:p>
          </table:table-cell>
          <table:table-cell office:value-type="float" office:value="400738" table:style-name="ce15">
            <text:p>400 738</text:p>
          </table:table-cell>
          <table:table-cell office:value-type="float" office:value="107331" table:style-name="ce15">
            <text:p>107 331</text:p>
          </table:table-cell>
          <table:table-cell office:value-type="float" office:value="30918" table:style-name="ce15">
            <text:p>30 918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N81</text:p>
          </table:table-cell>
          <table:table-cell office:value-type="string" table:style-name="ce12">
            <text:p>Gebäudebetreuung; Gartenbau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359" table:style-name="ce15">
            <text:p>359</text:p>
          </table:table-cell>
          <table:table-cell office:value-type="float" office:value="10861" table:style-name="ce15">
            <text:p>10 861</text:p>
          </table:table-cell>
          <table:table-cell office:value-type="float" office:value="10399" table:style-name="ce15">
            <text:p>10 399</text:p>
          </table:table-cell>
          <table:table-cell office:value-type="float" office:value="334451" table:style-name="ce15">
            <text:p>334 451</text:p>
          </table:table-cell>
          <table:table-cell office:value-type="float" office:value="749386" table:style-name="ce15">
            <text:p>749 386</text:p>
          </table:table-cell>
          <table:table-cell office:value-type="float" office:value="735437" table:style-name="ce15">
            <text:p>735 437</text:p>
          </table:table-cell>
          <table:table-cell office:value-type="float" office:value="648597" table:style-name="ce15">
            <text:p>648 597</text:p>
          </table:table-cell>
          <table:table-cell office:value-type="float" office:value="316206" table:style-name="ce15">
            <text:p>316 206</text:p>
          </table:table-cell>
          <table:table-cell office:value-type="float" office:value="93615" table:style-name="ce15">
            <text:p>93 615</text:p>
          </table:table-cell>
          <table:table-cell office:value-type="float" office:value="429911" table:style-name="ce15">
            <text:p>429 911</text:p>
          </table:table-cell>
          <table:table-cell office:value-type="float" office:value="95460" table:style-name="ce15">
            <text:p>95 460</text:p>
          </table:table-cell>
          <table:table-cell office:value-type="float" office:value="53403" table:style-name="ce15">
            <text:p>53 403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N81</text:p>
          </table:table-cell>
          <table:table-cell office:value-type="string" table:style-name="ce12">
            <text:p>Gebäudebetreuung; Gartenbau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169" table:style-name="ce15">
            <text:p>169</text:p>
          </table:table-cell>
          <table:table-cell office:value-type="float" office:value="17135" table:style-name="ce15">
            <text:p>17 135</text:p>
          </table:table-cell>
          <table:table-cell office:value-type="float" office:value="16930" table:style-name="ce15">
            <text:p>16 930</text:p>
          </table:table-cell>
          <table:table-cell office:value-type="float" office:value="586775" table:style-name="ce15">
            <text:p>586 775</text:p>
          </table:table-cell>
          <table:table-cell office:value-type="float" office:value="1246007" table:style-name="ce15">
            <text:p>1 246 007</text:p>
          </table:table-cell>
          <table:table-cell office:value-type="float" office:value="1223961" table:style-name="ce15">
            <text:p>1 223 961</text:p>
          </table:table-cell>
          <table:table-cell office:value-type="float" office:value="931493" table:style-name="ce15">
            <text:p>931 493</text:p>
          </table:table-cell>
          <table:table-cell office:value-type="float" office:value="547905" table:style-name="ce15">
            <text:p>547 905</text:p>
          </table:table-cell>
          <table:table-cell office:value-type="float" office:value="291150" table:style-name="ce15">
            <text:p>291 150</text:p>
          </table:table-cell>
          <table:table-cell office:value-type="float" office:value="675668" table:style-name="ce15">
            <text:p>675 668</text:p>
          </table:table-cell>
          <table:table-cell office:value-type="float" office:value="88893" table:style-name="ce15">
            <text:p>88 893</text:p>
          </table:table-cell>
          <table:table-cell office:value-type="float" office:value="53247" table:style-name="ce15">
            <text:p>53 247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N81</text:p>
          </table:table-cell>
          <table:table-cell office:value-type="string" table:style-name="ce12">
            <text:p>Gebäudebetreuung; Gartenbau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49" table:style-name="ce15">
            <text:p>49</text:p>
          </table:table-cell>
          <table:table-cell office:value-type="float" office:value="49060" table:style-name="ce15">
            <text:p>49 060</text:p>
          </table:table-cell>
          <table:table-cell office:value-type="float" office:value="48932" table:style-name="ce15">
            <text:p>48 932</text:p>
          </table:table-cell>
          <table:table-cell office:value-type="float" office:value="1698400" table:style-name="ce15">
            <text:p>1 698 400</text:p>
          </table:table-cell>
          <table:table-cell office:value-type="float" office:value="2983917" table:style-name="ce15">
            <text:p>2 983 917</text:p>
          </table:table-cell>
          <table:table-cell office:value-type="float" office:value="2806003" table:style-name="ce15">
            <text:p>2 806 003</text:p>
          </table:table-cell>
          <table:table-cell office:value-type="float" office:value="2417174" table:style-name="ce15">
            <text:p>2 417 174</text:p>
          </table:table-cell>
          <table:table-cell office:value-type="float" office:value="979264" table:style-name="ce15">
            <text:p>979 264</text:p>
          </table:table-cell>
          <table:table-cell office:value-type="float" office:value="403515" table:style-name="ce15">
            <text:p>403 515</text:p>
          </table:table-cell>
          <table:table-cell office:value-type="float" office:value="1844977" table:style-name="ce15">
            <text:p>1 844 977</text:p>
          </table:table-cell>
          <table:table-cell office:value-type="float" office:value="146577" table:style-name="ce15">
            <text:p>146 577</text:p>
          </table:table-cell>
          <table:table-cell office:value-type="float" office:value="145891" table:style-name="ce15">
            <text:p>145 891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N82</text:p>
          </table:table-cell>
          <table:table-cell office:value-type="string" table:style-name="ce12">
            <text:p>Wirtschaftliche Dienstleistungen a.n.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5896" table:style-name="ce15">
            <text:p>5 896</text:p>
          </table:table-cell>
          <table:table-cell office:value-type="float" office:value="25295" table:style-name="ce15">
            <text:p>25 295</text:p>
          </table:table-cell>
          <table:table-cell office:value-type="float" office:value="19295" table:style-name="ce15">
            <text:p>19 295</text:p>
          </table:table-cell>
          <table:table-cell office:value-type="float" office:value="905488" table:style-name="ce15">
            <text:p>905 488</text:p>
          </table:table-cell>
          <table:table-cell office:value-type="float" office:value="2889927" table:style-name="ce15">
            <text:p>2 889 927</text:p>
          </table:table-cell>
          <table:table-cell office:value-type="float" office:value="2749411" table:style-name="ce15">
            <text:p>2 749 411</text:p>
          </table:table-cell>
          <table:table-cell office:value-type="float" office:value="2106947" table:style-name="ce15">
            <text:p>2 106 947</text:p>
          </table:table-cell>
          <table:table-cell office:value-type="float" office:value="1818257" table:style-name="ce15">
            <text:p>1 818 257</text:p>
          </table:table-cell>
          <table:table-cell office:value-type="float" office:value="680756" table:style-name="ce15">
            <text:p>680 756</text:p>
          </table:table-cell>
          <table:table-cell office:value-type="float" office:value="968331" table:style-name="ce15">
            <text:p>968 331</text:p>
          </table:table-cell>
          <table:table-cell office:value-type="float" office:value="62843" table:style-name="ce15">
            <text:p>62 843</text:p>
          </table:table-cell>
          <table:table-cell office:value-type="float" office:value="106456" table:style-name="ce15">
            <text:p>106 456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N82</text:p>
          </table:table-cell>
          <table:table-cell office:value-type="string" table:style-name="ce12">
            <text:p>Wirtschaftliche Dienstleistungen a.n.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4445" table:style-name="ce15">
            <text:p>4 445</text:p>
          </table:table-cell>
          <table:table-cell office:value-type="float" office:value="4316" table:style-name="ce15">
            <text:p>4 316</text:p>
          </table:table-cell>
          <table:table-cell office:value-type="float" office:value="43" table:style-name="ce15">
            <text:p>43</text:p>
          </table:table-cell>
          <table:table-cell office:value-type="float" office:value="1374" table:style-name="ce15">
            <text:p>1 374</text:p>
          </table:table-cell>
          <table:table-cell office:value-type="float" office:value="196261" table:style-name="ce15">
            <text:p>196 261</text:p>
          </table:table-cell>
          <table:table-cell office:value-type="float" office:value="191150" table:style-name="ce15">
            <text:p>191 150</text:p>
          </table:table-cell>
          <table:table-cell office:value-type="float" office:value="159941" table:style-name="ce15">
            <text:p>159 941</text:p>
          </table:table-cell>
          <table:table-cell office:value-type="float" office:value="122210" table:style-name="ce15">
            <text:p>122 210</text:p>
          </table:table-cell>
          <table:table-cell office:value-type="float" office:value="33348" table:style-name="ce15">
            <text:p>33 348</text:p>
          </table:table-cell>
          <table:table-cell office:value-type="float" office:value="71246" table:style-name="ce15">
            <text:p>71 246</text:p>
          </table:table-cell>
          <table:table-cell office:value-type="float" office:value="69872" table:style-name="ce15">
            <text:p>69 872</text:p>
          </table:table-cell>
          <table:table-cell office:value-type="float" office:value="3913" table:style-name="ce15">
            <text:p>3 913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N82</text:p>
          </table:table-cell>
          <table:table-cell office:value-type="string" table:style-name="ce12">
            <text:p>Wirtschaftliche Dienstleistungen a.n.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1128" table:style-name="ce15">
            <text:p>1 128</text:p>
          </table:table-cell>
          <table:table-cell office:value-type="float" office:value="3838" table:style-name="ce15">
            <text:p>3 838</text:p>
          </table:table-cell>
          <table:table-cell office:value-type="float" office:value="2465" table:style-name="ce15">
            <text:p>2 465</text:p>
          </table:table-cell>
          <table:table-cell office:value-type="float" office:value="84867" table:style-name="ce15">
            <text:p>84 867</text:p>
          </table:table-cell>
          <table:table-cell office:value-type="float" office:value="455994" table:style-name="ce15">
            <text:p>455 994</text:p>
          </table:table-cell>
          <table:table-cell office:value-type="float" office:value="443927" table:style-name="ce15">
            <text:p>443 927</text:p>
          </table:table-cell>
          <table:table-cell office:value-type="float" office:value="322545" table:style-name="ce15">
            <text:p>322 545</text:p>
          </table:table-cell>
          <table:table-cell office:value-type="float" office:value="313301" table:style-name="ce15">
            <text:p>313 301</text:p>
          </table:table-cell>
          <table:table-cell office:value-type="float" office:value="126379" table:style-name="ce15">
            <text:p>126 379</text:p>
          </table:table-cell>
          <table:table-cell office:value-type="float" office:value="136052" table:style-name="ce15">
            <text:p>136 052</text:p>
          </table:table-cell>
          <table:table-cell office:value-type="float" office:value="51185" table:style-name="ce15">
            <text:p>51 185</text:p>
          </table:table-cell>
          <table:table-cell office:value-type="float" office:value="16755" table:style-name="ce15">
            <text:p>16 755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N82</text:p>
          </table:table-cell>
          <table:table-cell office:value-type="string" table:style-name="ce12">
            <text:p>Wirtschaftliche Dienstleistungen a.n.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143" table:style-name="ce15">
            <text:p>143</text:p>
          </table:table-cell>
          <table:table-cell office:value-type="float" office:value="1992" table:style-name="ce15">
            <text:p>1 992</text:p>
          </table:table-cell>
          <table:table-cell office:value-type="float" office:value="1826" table:style-name="ce15">
            <text:p>1 826</text:p>
          </table:table-cell>
          <table:table-cell office:value-type="float" office:value="89909" table:style-name="ce15">
            <text:p>89 909</text:p>
          </table:table-cell>
          <table:table-cell office:value-type="float" office:value="284260" table:style-name="ce15">
            <text:p>284 260</text:p>
          </table:table-cell>
          <table:table-cell office:value-type="float" office:value="272616" table:style-name="ce15">
            <text:p>272 616</text:p>
          </table:table-cell>
          <table:table-cell office:value-type="float" office:value="206739" table:style-name="ce15">
            <text:p>206 739</text:p>
          </table:table-cell>
          <table:table-cell office:value-type="float" office:value="175015" table:style-name="ce15">
            <text:p>175 015</text:p>
          </table:table-cell>
          <table:table-cell office:value-type="float" office:value="75298" table:style-name="ce15">
            <text:p>75 298</text:p>
          </table:table-cell>
          <table:table-cell office:value-type="float" office:value="107457" table:style-name="ce15">
            <text:p>107 457</text:p>
          </table:table-cell>
          <table:table-cell office:value-type="float" office:value="17548" table:style-name="ce15">
            <text:p>17 548</text:p>
          </table:table-cell>
          <table:table-cell office:value-type="float" office:value="5485" table:style-name="ce15">
            <text:p>5 485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N82</text:p>
          </table:table-cell>
          <table:table-cell office:value-type="string" table:style-name="ce12">
            <text:p>Wirtschaftliche Dienstleistungen a.n.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114" table:style-name="ce15">
            <text:p>114</text:p>
          </table:table-cell>
          <table:table-cell office:value-type="float" office:value="3623" table:style-name="ce15">
            <text:p>3 623</text:p>
          </table:table-cell>
          <table:table-cell office:value-type="float" office:value="3507" table:style-name="ce15">
            <text:p>3 507</text:p>
          </table:table-cell>
          <table:table-cell office:value-type="float" office:value="180942" table:style-name="ce15">
            <text:p>180 942</text:p>
          </table:table-cell>
          <table:table-cell office:value-type="float" office:value="650793" table:style-name="ce15">
            <text:p>650 793</text:p>
          </table:table-cell>
          <table:table-cell office:value-type="float" office:value="629964" table:style-name="ce15">
            <text:p>629 964</text:p>
          </table:table-cell>
          <table:table-cell office:value-type="float" office:value="468427" table:style-name="ce15">
            <text:p>468 427</text:p>
          </table:table-cell>
          <table:table-cell office:value-type="float" office:value="424393" table:style-name="ce15">
            <text:p>424 393</text:p>
          </table:table-cell>
          <table:table-cell office:value-type="float" office:value="170147" table:style-name="ce15">
            <text:p>170 147</text:p>
          </table:table-cell>
          <table:table-cell office:value-type="float" office:value="211992" table:style-name="ce15">
            <text:p>211 992</text:p>
          </table:table-cell>
          <table:table-cell office:value-type="float" office:value="31050" table:style-name="ce15">
            <text:p>31 050</text:p>
          </table:table-cell>
          <table:table-cell office:value-type="float" office:value="28650" table:style-name="ce15">
            <text:p>28 65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N82</text:p>
          </table:table-cell>
          <table:table-cell office:value-type="string" table:style-name="ce12">
            <text:p>Wirtschaftliche Dienstleistungen a.n.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53" table:style-name="ce15">
            <text:p>53</text:p>
          </table:table-cell>
          <table:table-cell office:value-type="float" office:value="5992" table:style-name="ce15">
            <text:p>5 992</text:p>
          </table:table-cell>
          <table:table-cell office:value-type="float" office:value="5939" table:style-name="ce15">
            <text:p>5 939</text:p>
          </table:table-cell>
          <table:table-cell office:value-type="float" office:value="278099" table:style-name="ce15">
            <text:p>278 099</text:p>
          </table:table-cell>
          <table:table-cell office:value-type="float" office:value="738198" table:style-name="ce15">
            <text:p>738 198</text:p>
          </table:table-cell>
          <table:table-cell office:value-type="float" office:value="706108" table:style-name="ce15">
            <text:p>706 108</text:p>
          </table:table-cell>
          <table:table-cell office:value-type="float" office:value="535623" table:style-name="ce15">
            <text:p>535 623</text:p>
          </table:table-cell>
          <table:table-cell office:value-type="float" office:value="424567" table:style-name="ce15">
            <text:p>424 567</text:p>
          </table:table-cell>
          <table:table-cell office:value-type="float" office:value="182237" table:style-name="ce15">
            <text:p>182 237</text:p>
          </table:table-cell>
          <table:table-cell office:value-type="float" office:value="293668" table:style-name="ce15">
            <text:p>293 668</text:p>
          </table:table-cell>
          <table:table-cell office:value-type="float" office:value="15569" table:style-name="ce15">
            <text:p>15 569</text:p>
          </table:table-cell>
          <table:table-cell office:value-type="float" office:value="38551" table:style-name="ce15">
            <text:p>38 551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N82</text:p>
          </table:table-cell>
          <table:table-cell office:value-type="string" table:style-name="ce12">
            <text:p>Wirtschaftliche Dienstleistungen a.n.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13" table:style-name="ce15">
            <text:p>13</text:p>
          </table:table-cell>
          <table:table-cell office:value-type="float" office:value="5534" table:style-name="ce15">
            <text:p>5 534</text:p>
          </table:table-cell>
          <table:table-cell office:value-type="float" office:value="5515" table:style-name="ce15">
            <text:p>5 515</text:p>
          </table:table-cell>
          <table:table-cell office:value-type="float" office:value="270297" table:style-name="ce15">
            <text:p>270 297</text:p>
          </table:table-cell>
          <table:table-cell office:value-type="float" office:value="564421" table:style-name="ce15">
            <text:p>564 421</text:p>
          </table:table-cell>
          <table:table-cell office:value-type="float" office:value="505646" table:style-name="ce15">
            <text:p>505 646</text:p>
          </table:table-cell>
          <table:table-cell office:value-type="float" office:value="413672" table:style-name="ce15">
            <text:p>413 672</text:p>
          </table:table-cell>
          <table:table-cell office:value-type="float" office:value="358771" table:style-name="ce15">
            <text:p>358 771</text:p>
          </table:table-cell>
          <table:table-cell office:value-type="float" office:value="93347" table:style-name="ce15">
            <text:p>93 347</text:p>
          </table:table-cell>
          <table:table-cell office:value-type="float" office:value="147916" table:style-name="ce15">
            <text:p>147 916</text:p>
          </table:table-cell>
          <table:table-cell office:value-type="float" office:value="-122381" table:style-name="ce15">
            <text:p>-122 381</text:p>
          </table:table-cell>
          <table:table-cell office:value-type="float" office:value="13102" table:style-name="ce15">
            <text:p>13 102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8">
            <text:p>P</text:p>
          </table:table-cell>
          <table:table-cell office:value-type="string" table:style-name="ce8">
            <text:p>Erziehung und Unterricht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insgesamt</text:p>
          </table:table-cell>
          <table:table-cell office:value-type="float" office:value="21311" table:style-name="ce11">
            <text:p>21 311</text:p>
          </table:table-cell>
          <table:table-cell office:value-type="float" office:value="48691" table:style-name="ce11">
            <text:p>48 691</text:p>
          </table:table-cell>
          <table:table-cell office:value-type="float" office:value="26417" table:style-name="ce11">
            <text:p>26 417</text:p>
          </table:table-cell>
          <table:table-cell office:value-type="float" office:value="953569" table:style-name="ce11">
            <text:p>953 569</text:p>
          </table:table-cell>
          <table:table-cell office:value-type="float" office:value="2466836" table:style-name="ce11">
            <text:p>2 466 836</text:p>
          </table:table-cell>
          <table:table-cell office:value-type="float" office:value="2267586" table:style-name="ce11">
            <text:p>2 267 586</text:p>
          </table:table-cell>
          <table:table-cell office:value-type="float" office:value="2019180" table:style-name="ce11">
            <text:p>2 019 180</text:p>
          </table:table-cell>
          <table:table-cell office:value-type="float" office:value="1125653" table:style-name="ce11">
            <text:p>1 125 653</text:p>
          </table:table-cell>
          <table:table-cell office:value-type="float" office:value="372703" table:style-name="ce11">
            <text:p>372 703</text:p>
          </table:table-cell>
          <table:table-cell office:value-type="float" office:value="1268194" table:style-name="ce11">
            <text:p>1 268 194</text:p>
          </table:table-cell>
          <table:table-cell office:value-type="float" office:value="314625" table:style-name="ce11">
            <text:p>314 625</text:p>
          </table:table-cell>
          <table:table-cell office:value-type="float" office:value="108655" table:style-name="ce11">
            <text:p>108 655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P</text:p>
          </table:table-cell>
          <table:table-cell office:value-type="string" table:style-name="ce8">
            <text:p>Erziehung und Unterricht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0 - 1</text:p>
          </table:table-cell>
          <table:table-cell office:value-type="float" office:value="17855" table:style-name="ce11">
            <text:p>17 855</text:p>
          </table:table-cell>
          <table:table-cell office:value-type="float" office:value="17700" table:style-name="ce11">
            <text:p>17 700</text:p>
          </table:table-cell>
          <table:table-cell office:value-type="float" office:value="58" table:style-name="ce11">
            <text:p>58</text:p>
          </table:table-cell>
          <table:table-cell office:value-type="float" office:value="1127" table:style-name="ce11">
            <text:p>1 127</text:p>
          </table:table-cell>
          <table:table-cell office:value-type="float" office:value="364047" table:style-name="ce11">
            <text:p>364 047</text:p>
          </table:table-cell>
          <table:table-cell office:value-type="float" office:value="355335" table:style-name="ce11">
            <text:p>355 335</text:p>
          </table:table-cell>
          <table:table-cell office:value-type="float" office:value="321061" table:style-name="ce11">
            <text:p>321 061</text:p>
          </table:table-cell>
          <table:table-cell office:value-type="float" office:value="185452" table:style-name="ce11">
            <text:p>185 452</text:p>
          </table:table-cell>
          <table:table-cell office:value-type="float" office:value="37599" table:style-name="ce11">
            <text:p>37 599</text:p>
          </table:table-cell>
          <table:table-cell office:value-type="float" office:value="173896" table:style-name="ce11">
            <text:p>173 896</text:p>
          </table:table-cell>
          <table:table-cell office:value-type="float" office:value="172769" table:style-name="ce11">
            <text:p>172 769</text:p>
          </table:table-cell>
          <table:table-cell office:value-type="float" office:value="7799" table:style-name="ce11">
            <text:p>7 799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P</text:p>
          </table:table-cell>
          <table:table-cell office:value-type="string" table:style-name="ce8">
            <text:p>Erziehung und Unterricht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2 - 9</text:p>
          </table:table-cell>
          <table:table-cell office:value-type="float" office:value="2942" table:style-name="ce11">
            <text:p>2 942</text:p>
          </table:table-cell>
          <table:table-cell office:value-type="float" office:value="8923" table:style-name="ce11">
            <text:p>8 923</text:p>
          </table:table-cell>
          <table:table-cell office:value-type="float" office:value="4858" table:style-name="ce11">
            <text:p>4 858</text:p>
          </table:table-cell>
          <table:table-cell office:value-type="float" office:value="122519" table:style-name="ce11">
            <text:p>122 519</text:p>
          </table:table-cell>
          <table:table-cell office:value-type="float" office:value="527111" table:style-name="ce11">
            <text:p>527 111</text:p>
          </table:table-cell>
          <table:table-cell office:value-type="float" office:value="511525" table:style-name="ce11">
            <text:p>511 525</text:p>
          </table:table-cell>
          <table:table-cell office:value-type="float" office:value="448985" table:style-name="ce11">
            <text:p>448 985</text:p>
          </table:table-cell>
          <table:table-cell office:value-type="float" office:value="255123" table:style-name="ce11">
            <text:p>255 123</text:p>
          </table:table-cell>
          <table:table-cell office:value-type="float" office:value="68844" table:style-name="ce11">
            <text:p>68 844</text:p>
          </table:table-cell>
          <table:table-cell office:value-type="float" office:value="263549" table:style-name="ce11">
            <text:p>263 549</text:p>
          </table:table-cell>
          <table:table-cell office:value-type="float" office:value="141030" table:style-name="ce11">
            <text:p>141 030</text:p>
          </table:table-cell>
          <table:table-cell office:value-type="float" office:value="21365" table:style-name="ce11">
            <text:p>21 365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P</text:p>
          </table:table-cell>
          <table:table-cell office:value-type="string" table:style-name="ce8">
            <text:p>Erziehung und Unterricht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10 - 19</text:p>
          </table:table-cell>
          <table:table-cell office:value-type="float" office:value="320" table:style-name="ce11">
            <text:p>320</text:p>
          </table:table-cell>
          <table:table-cell office:value-type="float" office:value="4221" table:style-name="ce11">
            <text:p>4 221</text:p>
          </table:table-cell>
          <table:table-cell office:value-type="float" office:value="3868" table:style-name="ce11">
            <text:p>3 868</text:p>
          </table:table-cell>
          <table:table-cell office:value-type="float" office:value="130353" table:style-name="ce11">
            <text:p>130 353</text:p>
          </table:table-cell>
          <table:table-cell office:value-type="float" office:value="312832" table:style-name="ce11">
            <text:p>312 832</text:p>
          </table:table-cell>
          <table:table-cell office:value-type="float" office:value="300404" table:style-name="ce11">
            <text:p>300 404</text:p>
          </table:table-cell>
          <table:table-cell office:value-type="float" office:value="266753" table:style-name="ce11">
            <text:p>266 753</text:p>
          </table:table-cell>
          <table:table-cell office:value-type="float" office:value="141232" table:style-name="ce11">
            <text:p>141 232</text:p>
          </table:table-cell>
          <table:table-cell office:value-type="float" office:value="39006" table:style-name="ce11">
            <text:p>39 006</text:p>
          </table:table-cell>
          <table:table-cell office:value-type="float" office:value="164761" table:style-name="ce11">
            <text:p>164 761</text:p>
          </table:table-cell>
          <table:table-cell office:value-type="float" office:value="34408" table:style-name="ce11">
            <text:p>34 408</text:p>
          </table:table-cell>
          <table:table-cell office:value-type="float" office:value="26494" table:style-name="ce11">
            <text:p>26 494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P</text:p>
          </table:table-cell>
          <table:table-cell office:value-type="string" table:style-name="ce8">
            <text:p>Erziehung und Unterricht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20 - 49</text:p>
          </table:table-cell>
          <table:table-cell office:value-type="float" office:value="136" table:style-name="ce11">
            <text:p>136</text:p>
          </table:table-cell>
          <table:table-cell office:value-type="float" office:value="3817" table:style-name="ce11">
            <text:p>3 817</text:p>
          </table:table-cell>
          <table:table-cell office:value-type="float" office:value="3655" table:style-name="ce11">
            <text:p>3 655</text:p>
          </table:table-cell>
          <table:table-cell office:value-type="float" office:value="134871" table:style-name="ce11">
            <text:p>134 871</text:p>
          </table:table-cell>
          <table:table-cell office:value-type="float" office:value="321003" table:style-name="ce11">
            <text:p>321 003</text:p>
          </table:table-cell>
          <table:table-cell office:value-type="float" office:value="300690" table:style-name="ce11">
            <text:p>300 690</text:p>
          </table:table-cell>
          <table:table-cell office:value-type="float" office:value="273932" table:style-name="ce11">
            <text:p>273 932</text:p>
          </table:table-cell>
          <table:table-cell office:value-type="float" office:value="138416" table:style-name="ce11">
            <text:p>138 416</text:p>
          </table:table-cell>
          <table:table-cell office:value-type="float" office:value="38846" table:style-name="ce11">
            <text:p>38 846</text:p>
          </table:table-cell>
          <table:table-cell office:value-type="float" office:value="174483" table:style-name="ce11">
            <text:p>174 483</text:p>
          </table:table-cell>
          <table:table-cell office:value-type="float" office:value="39612" table:style-name="ce11">
            <text:p>39 612</text:p>
          </table:table-cell>
          <table:table-cell office:value-type="float" office:value="16094" table:style-name="ce11">
            <text:p>16 094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P</text:p>
          </table:table-cell>
          <table:table-cell office:value-type="string" table:style-name="ce8">
            <text:p>Erziehung und Unterricht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50 - 249</text:p>
          </table:table-cell>
          <table:table-cell office:value-type="float" office:value="44" table:style-name="ce11">
            <text:p>44</text:p>
          </table:table-cell>
          <table:table-cell office:value-type="float" office:value="4277" table:style-name="ce11">
            <text:p>4 277</text:p>
          </table:table-cell>
          <table:table-cell office:value-type="float" office:value="4245" table:style-name="ce11">
            <text:p>4 245</text:p>
          </table:table-cell>
          <table:table-cell office:value-type="float" office:value="177535" table:style-name="ce11">
            <text:p>177 535</text:p>
          </table:table-cell>
          <table:table-cell office:value-type="float" office:value="326911" table:style-name="ce11">
            <text:p>326 911</text:p>
          </table:table-cell>
          <table:table-cell office:value-type="float" office:value="297138" table:style-name="ce11">
            <text:p>297 138</text:p>
          </table:table-cell>
          <table:table-cell office:value-type="float" office:value="276803" table:style-name="ce11">
            <text:p>276 803</text:p>
          </table:table-cell>
          <table:table-cell office:value-type="float" office:value="123776" table:style-name="ce11">
            <text:p>123 776</text:p>
          </table:table-cell>
          <table:table-cell office:value-type="float" office:value="33933" table:style-name="ce11">
            <text:p>33 933</text:p>
          </table:table-cell>
          <table:table-cell office:value-type="float" office:value="187032" table:style-name="ce11">
            <text:p>187 032</text:p>
          </table:table-cell>
          <table:table-cell office:value-type="float" office:value="9497" table:style-name="ce11">
            <text:p>9 497</text:p>
          </table:table-cell>
          <table:table-cell office:value-type="float" office:value="14179" table:style-name="ce11">
            <text:p>14 179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P</text:p>
          </table:table-cell>
          <table:table-cell office:value-type="string" table:style-name="ce8">
            <text:p>Erziehung und Unterricht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250 und mehr</text:p>
          </table:table-cell>
          <table:table-cell office:value-type="float" office:value="14" table:style-name="ce11">
            <text:p>14</text:p>
          </table:table-cell>
          <table:table-cell office:value-type="float" office:value="9753" table:style-name="ce11">
            <text:p>9 753</text:p>
          </table:table-cell>
          <table:table-cell office:value-type="float" office:value="9733" table:style-name="ce11">
            <text:p>9 733</text:p>
          </table:table-cell>
          <table:table-cell office:value-type="float" office:value="387164" table:style-name="ce11">
            <text:p>387 164</text:p>
          </table:table-cell>
          <table:table-cell office:value-type="float" office:value="614932" table:style-name="ce11">
            <text:p>614 932</text:p>
          </table:table-cell>
          <table:table-cell office:value-type="float" office:value="502494" table:style-name="ce11">
            <text:p>502 494</text:p>
          </table:table-cell>
          <table:table-cell office:value-type="float" office:value="431646" table:style-name="ce11">
            <text:p>431 646</text:p>
          </table:table-cell>
          <table:table-cell office:value-type="float" office:value="281654" table:style-name="ce11">
            <text:p>281 654</text:p>
          </table:table-cell>
          <table:table-cell office:value-type="float" office:value="154475" table:style-name="ce11">
            <text:p>154 475</text:p>
          </table:table-cell>
          <table:table-cell office:value-type="float" office:value="304473" table:style-name="ce11">
            <text:p>304 473</text:p>
          </table:table-cell>
          <table:table-cell office:value-type="float" office:value="-82691" table:style-name="ce11">
            <text:p>-82 691</text:p>
          </table:table-cell>
          <table:table-cell office:value-type="float" office:value="22724" table:style-name="ce11">
            <text:p>22 724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2">
            <text:p>P85</text:p>
          </table:table-cell>
          <table:table-cell office:value-type="string" table:style-name="ce12">
            <text:p>Erziehung und Unterricht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21311" table:style-name="ce15">
            <text:p>21 311</text:p>
          </table:table-cell>
          <table:table-cell office:value-type="float" office:value="48691" table:style-name="ce15">
            <text:p>48 691</text:p>
          </table:table-cell>
          <table:table-cell office:value-type="float" office:value="26417" table:style-name="ce15">
            <text:p>26 417</text:p>
          </table:table-cell>
          <table:table-cell office:value-type="float" office:value="953569" table:style-name="ce15">
            <text:p>953 569</text:p>
          </table:table-cell>
          <table:table-cell office:value-type="float" office:value="2466836" table:style-name="ce15">
            <text:p>2 466 836</text:p>
          </table:table-cell>
          <table:table-cell office:value-type="float" office:value="2267586" table:style-name="ce15">
            <text:p>2 267 586</text:p>
          </table:table-cell>
          <table:table-cell office:value-type="float" office:value="2019180" table:style-name="ce15">
            <text:p>2 019 180</text:p>
          </table:table-cell>
          <table:table-cell office:value-type="float" office:value="1125653" table:style-name="ce15">
            <text:p>1 125 653</text:p>
          </table:table-cell>
          <table:table-cell office:value-type="float" office:value="372703" table:style-name="ce15">
            <text:p>372 703</text:p>
          </table:table-cell>
          <table:table-cell office:value-type="float" office:value="1268194" table:style-name="ce15">
            <text:p>1 268 194</text:p>
          </table:table-cell>
          <table:table-cell office:value-type="float" office:value="314625" table:style-name="ce15">
            <text:p>314 625</text:p>
          </table:table-cell>
          <table:table-cell office:value-type="float" office:value="108655" table:style-name="ce15">
            <text:p>108 655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P85</text:p>
          </table:table-cell>
          <table:table-cell office:value-type="string" table:style-name="ce12">
            <text:p>Erziehung und Unterricht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17855" table:style-name="ce15">
            <text:p>17 855</text:p>
          </table:table-cell>
          <table:table-cell office:value-type="float" office:value="17700" table:style-name="ce15">
            <text:p>17 700</text:p>
          </table:table-cell>
          <table:table-cell office:value-type="float" office:value="58" table:style-name="ce15">
            <text:p>58</text:p>
          </table:table-cell>
          <table:table-cell office:value-type="float" office:value="1127" table:style-name="ce15">
            <text:p>1 127</text:p>
          </table:table-cell>
          <table:table-cell office:value-type="float" office:value="364047" table:style-name="ce15">
            <text:p>364 047</text:p>
          </table:table-cell>
          <table:table-cell office:value-type="float" office:value="355335" table:style-name="ce15">
            <text:p>355 335</text:p>
          </table:table-cell>
          <table:table-cell office:value-type="float" office:value="321061" table:style-name="ce15">
            <text:p>321 061</text:p>
          </table:table-cell>
          <table:table-cell office:value-type="float" office:value="185452" table:style-name="ce15">
            <text:p>185 452</text:p>
          </table:table-cell>
          <table:table-cell office:value-type="float" office:value="37599" table:style-name="ce15">
            <text:p>37 599</text:p>
          </table:table-cell>
          <table:table-cell office:value-type="float" office:value="173896" table:style-name="ce15">
            <text:p>173 896</text:p>
          </table:table-cell>
          <table:table-cell office:value-type="float" office:value="172769" table:style-name="ce15">
            <text:p>172 769</text:p>
          </table:table-cell>
          <table:table-cell office:value-type="float" office:value="7799" table:style-name="ce15">
            <text:p>7 799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P85</text:p>
          </table:table-cell>
          <table:table-cell office:value-type="string" table:style-name="ce12">
            <text:p>Erziehung und Unterricht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2942" table:style-name="ce15">
            <text:p>2 942</text:p>
          </table:table-cell>
          <table:table-cell office:value-type="float" office:value="8923" table:style-name="ce15">
            <text:p>8 923</text:p>
          </table:table-cell>
          <table:table-cell office:value-type="float" office:value="4858" table:style-name="ce15">
            <text:p>4 858</text:p>
          </table:table-cell>
          <table:table-cell office:value-type="float" office:value="122519" table:style-name="ce15">
            <text:p>122 519</text:p>
          </table:table-cell>
          <table:table-cell office:value-type="float" office:value="527111" table:style-name="ce15">
            <text:p>527 111</text:p>
          </table:table-cell>
          <table:table-cell office:value-type="float" office:value="511525" table:style-name="ce15">
            <text:p>511 525</text:p>
          </table:table-cell>
          <table:table-cell office:value-type="float" office:value="448985" table:style-name="ce15">
            <text:p>448 985</text:p>
          </table:table-cell>
          <table:table-cell office:value-type="float" office:value="255123" table:style-name="ce15">
            <text:p>255 123</text:p>
          </table:table-cell>
          <table:table-cell office:value-type="float" office:value="68844" table:style-name="ce15">
            <text:p>68 844</text:p>
          </table:table-cell>
          <table:table-cell office:value-type="float" office:value="263549" table:style-name="ce15">
            <text:p>263 549</text:p>
          </table:table-cell>
          <table:table-cell office:value-type="float" office:value="141030" table:style-name="ce15">
            <text:p>141 030</text:p>
          </table:table-cell>
          <table:table-cell office:value-type="float" office:value="21365" table:style-name="ce15">
            <text:p>21 365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P85</text:p>
          </table:table-cell>
          <table:table-cell office:value-type="string" table:style-name="ce12">
            <text:p>Erziehung und Unterricht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320" table:style-name="ce15">
            <text:p>320</text:p>
          </table:table-cell>
          <table:table-cell office:value-type="float" office:value="4221" table:style-name="ce15">
            <text:p>4 221</text:p>
          </table:table-cell>
          <table:table-cell office:value-type="float" office:value="3868" table:style-name="ce15">
            <text:p>3 868</text:p>
          </table:table-cell>
          <table:table-cell office:value-type="float" office:value="130353" table:style-name="ce15">
            <text:p>130 353</text:p>
          </table:table-cell>
          <table:table-cell office:value-type="float" office:value="312832" table:style-name="ce15">
            <text:p>312 832</text:p>
          </table:table-cell>
          <table:table-cell office:value-type="float" office:value="300404" table:style-name="ce15">
            <text:p>300 404</text:p>
          </table:table-cell>
          <table:table-cell office:value-type="float" office:value="266753" table:style-name="ce15">
            <text:p>266 753</text:p>
          </table:table-cell>
          <table:table-cell office:value-type="float" office:value="141232" table:style-name="ce15">
            <text:p>141 232</text:p>
          </table:table-cell>
          <table:table-cell office:value-type="float" office:value="39006" table:style-name="ce15">
            <text:p>39 006</text:p>
          </table:table-cell>
          <table:table-cell office:value-type="float" office:value="164761" table:style-name="ce15">
            <text:p>164 761</text:p>
          </table:table-cell>
          <table:table-cell office:value-type="float" office:value="34408" table:style-name="ce15">
            <text:p>34 408</text:p>
          </table:table-cell>
          <table:table-cell office:value-type="float" office:value="26494" table:style-name="ce15">
            <text:p>26 494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P85</text:p>
          </table:table-cell>
          <table:table-cell office:value-type="string" table:style-name="ce12">
            <text:p>Erziehung und Unterricht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136" table:style-name="ce15">
            <text:p>136</text:p>
          </table:table-cell>
          <table:table-cell office:value-type="float" office:value="3817" table:style-name="ce15">
            <text:p>3 817</text:p>
          </table:table-cell>
          <table:table-cell office:value-type="float" office:value="3655" table:style-name="ce15">
            <text:p>3 655</text:p>
          </table:table-cell>
          <table:table-cell office:value-type="float" office:value="134871" table:style-name="ce15">
            <text:p>134 871</text:p>
          </table:table-cell>
          <table:table-cell office:value-type="float" office:value="321003" table:style-name="ce15">
            <text:p>321 003</text:p>
          </table:table-cell>
          <table:table-cell office:value-type="float" office:value="300690" table:style-name="ce15">
            <text:p>300 690</text:p>
          </table:table-cell>
          <table:table-cell office:value-type="float" office:value="273932" table:style-name="ce15">
            <text:p>273 932</text:p>
          </table:table-cell>
          <table:table-cell office:value-type="float" office:value="138416" table:style-name="ce15">
            <text:p>138 416</text:p>
          </table:table-cell>
          <table:table-cell office:value-type="float" office:value="38846" table:style-name="ce15">
            <text:p>38 846</text:p>
          </table:table-cell>
          <table:table-cell office:value-type="float" office:value="174483" table:style-name="ce15">
            <text:p>174 483</text:p>
          </table:table-cell>
          <table:table-cell office:value-type="float" office:value="39612" table:style-name="ce15">
            <text:p>39 612</text:p>
          </table:table-cell>
          <table:table-cell office:value-type="float" office:value="16094" table:style-name="ce15">
            <text:p>16 094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P85</text:p>
          </table:table-cell>
          <table:table-cell office:value-type="string" table:style-name="ce12">
            <text:p>Erziehung und Unterricht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44" table:style-name="ce15">
            <text:p>44</text:p>
          </table:table-cell>
          <table:table-cell office:value-type="float" office:value="4277" table:style-name="ce15">
            <text:p>4 277</text:p>
          </table:table-cell>
          <table:table-cell office:value-type="float" office:value="4245" table:style-name="ce15">
            <text:p>4 245</text:p>
          </table:table-cell>
          <table:table-cell office:value-type="float" office:value="177535" table:style-name="ce15">
            <text:p>177 535</text:p>
          </table:table-cell>
          <table:table-cell office:value-type="float" office:value="326911" table:style-name="ce15">
            <text:p>326 911</text:p>
          </table:table-cell>
          <table:table-cell office:value-type="float" office:value="297138" table:style-name="ce15">
            <text:p>297 138</text:p>
          </table:table-cell>
          <table:table-cell office:value-type="float" office:value="276803" table:style-name="ce15">
            <text:p>276 803</text:p>
          </table:table-cell>
          <table:table-cell office:value-type="float" office:value="123776" table:style-name="ce15">
            <text:p>123 776</text:p>
          </table:table-cell>
          <table:table-cell office:value-type="float" office:value="33933" table:style-name="ce15">
            <text:p>33 933</text:p>
          </table:table-cell>
          <table:table-cell office:value-type="float" office:value="187032" table:style-name="ce15">
            <text:p>187 032</text:p>
          </table:table-cell>
          <table:table-cell office:value-type="float" office:value="9497" table:style-name="ce15">
            <text:p>9 497</text:p>
          </table:table-cell>
          <table:table-cell office:value-type="float" office:value="14179" table:style-name="ce15">
            <text:p>14 179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P85</text:p>
          </table:table-cell>
          <table:table-cell office:value-type="string" table:style-name="ce12">
            <text:p>Erziehung und Unterricht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14" table:style-name="ce15">
            <text:p>14</text:p>
          </table:table-cell>
          <table:table-cell office:value-type="float" office:value="9753" table:style-name="ce15">
            <text:p>9 753</text:p>
          </table:table-cell>
          <table:table-cell office:value-type="float" office:value="9733" table:style-name="ce15">
            <text:p>9 733</text:p>
          </table:table-cell>
          <table:table-cell office:value-type="float" office:value="387164" table:style-name="ce15">
            <text:p>387 164</text:p>
          </table:table-cell>
          <table:table-cell office:value-type="float" office:value="614932" table:style-name="ce15">
            <text:p>614 932</text:p>
          </table:table-cell>
          <table:table-cell office:value-type="float" office:value="502494" table:style-name="ce15">
            <text:p>502 494</text:p>
          </table:table-cell>
          <table:table-cell office:value-type="float" office:value="431646" table:style-name="ce15">
            <text:p>431 646</text:p>
          </table:table-cell>
          <table:table-cell office:value-type="float" office:value="281654" table:style-name="ce15">
            <text:p>281 654</text:p>
          </table:table-cell>
          <table:table-cell office:value-type="float" office:value="154475" table:style-name="ce15">
            <text:p>154 475</text:p>
          </table:table-cell>
          <table:table-cell office:value-type="float" office:value="304473" table:style-name="ce15">
            <text:p>304 473</text:p>
          </table:table-cell>
          <table:table-cell office:value-type="float" office:value="-82691" table:style-name="ce15">
            <text:p>-82 691</text:p>
          </table:table-cell>
          <table:table-cell office:value-type="float" office:value="22724" table:style-name="ce15">
            <text:p>22 724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8">
            <text:p>Q</text:p>
          </table:table-cell>
          <table:table-cell office:value-type="string" table:style-name="ce8">
            <text:p>Gesundheits- und Sozialwesen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insgesamt</text:p>
          </table:table-cell>
          <table:table-cell office:value-type="float" office:value="74448" table:style-name="ce11">
            <text:p>74 448</text:p>
          </table:table-cell>
          <table:table-cell office:value-type="float" office:value="270509" table:style-name="ce11">
            <text:p>270 509</text:p>
          </table:table-cell>
          <table:table-cell office:value-type="float" office:value="194482" table:style-name="ce11">
            <text:p>194 482</text:p>
          </table:table-cell>
          <table:table-cell office:value-type="float" office:value="7394382" table:style-name="ce11">
            <text:p>7 394 382</text:p>
          </table:table-cell>
          <table:table-cell office:value-type="float" office:value="21533330" table:style-name="ce11">
            <text:p>21 533 330</text:p>
          </table:table-cell>
          <table:table-cell office:value-type="float" office:value="20681635" table:style-name="ce11">
            <text:p>20 681 635</text:p>
          </table:table-cell>
          <table:table-cell office:value-type="float" office:value="19015532" table:style-name="ce11">
            <text:p>19 015 532</text:p>
          </table:table-cell>
          <table:table-cell office:value-type="float" office:value="7750107" table:style-name="ce11">
            <text:p>7 750 107</text:p>
          </table:table-cell>
          <table:table-cell office:value-type="float" office:value="2138223" table:style-name="ce11">
            <text:p>2 138 223</text:p>
          </table:table-cell>
          <table:table-cell office:value-type="float" office:value="13396542" table:style-name="ce11">
            <text:p>13 396 542</text:p>
          </table:table-cell>
          <table:table-cell office:value-type="float" office:value="6002160" table:style-name="ce11">
            <text:p>6 002 160</text:p>
          </table:table-cell>
          <table:table-cell office:value-type="float" office:value="715132" table:style-name="ce11">
            <text:p>715 132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Q</text:p>
          </table:table-cell>
          <table:table-cell office:value-type="string" table:style-name="ce8">
            <text:p>Gesundheits- und Sozialwesen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0 - 1</text:p>
          </table:table-cell>
          <table:table-cell office:value-type="float" office:value="55344" table:style-name="ce11">
            <text:p>55 344</text:p>
          </table:table-cell>
          <table:table-cell office:value-type="float" office:value="55174" table:style-name="ce11">
            <text:p>55 174</text:p>
          </table:table-cell>
          <table:table-cell office:value-type="float" office:value="59" table:style-name="ce11">
            <text:p>59</text:p>
          </table:table-cell>
          <table:table-cell office:value-type="float" office:value="1235" table:style-name="ce11">
            <text:p>1 235</text:p>
          </table:table-cell>
          <table:table-cell office:value-type="float" office:value="1899290" table:style-name="ce11">
            <text:p>1 899 290</text:p>
          </table:table-cell>
          <table:table-cell office:value-type="float" office:value="1872090" table:style-name="ce11">
            <text:p>1 872 090</text:p>
          </table:table-cell>
          <table:table-cell office:value-type="float" office:value="1733146" table:style-name="ce11">
            <text:p>1 733 146</text:p>
          </table:table-cell>
          <table:table-cell office:value-type="float" office:value="698025" table:style-name="ce11">
            <text:p>698 025</text:p>
          </table:table-cell>
          <table:table-cell office:value-type="float" office:value="146288" table:style-name="ce11">
            <text:p>146 288</text:p>
          </table:table-cell>
          <table:table-cell office:value-type="float" office:value="1180499" table:style-name="ce11">
            <text:p>1 180 499</text:p>
          </table:table-cell>
          <table:table-cell office:value-type="float" office:value="1179264" table:style-name="ce11">
            <text:p>1 179 264</text:p>
          </table:table-cell>
          <table:table-cell office:value-type="float" office:value="36910" table:style-name="ce11">
            <text:p>36 910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Q</text:p>
          </table:table-cell>
          <table:table-cell office:value-type="string" table:style-name="ce8">
            <text:p>Gesundheits- und Sozialwesen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2 - 9</text:p>
          </table:table-cell>
          <table:table-cell office:value-type="float" office:value="17201" table:style-name="ce11">
            <text:p>17 201</text:p>
          </table:table-cell>
          <table:table-cell office:value-type="float" office:value="69215" table:style-name="ce11">
            <text:p>69 215</text:p>
          </table:table-cell>
          <table:table-cell office:value-type="float" office:value="50611" table:style-name="ce11">
            <text:p>50 611</text:p>
          </table:table-cell>
          <table:table-cell office:value-type="float" office:value="1233383" table:style-name="ce11">
            <text:p>1 233 383</text:p>
          </table:table-cell>
          <table:table-cell office:value-type="float" office:value="6864927" table:style-name="ce11">
            <text:p>6 864 927</text:p>
          </table:table-cell>
          <table:table-cell office:value-type="float" office:value="6807332" table:style-name="ce11">
            <text:p>6 807 332</text:p>
          </table:table-cell>
          <table:table-cell office:value-type="float" office:value="6045613" table:style-name="ce11">
            <text:p>6 045 613</text:p>
          </table:table-cell>
          <table:table-cell office:value-type="float" office:value="2341821" table:style-name="ce11">
            <text:p>2 341 821</text:p>
          </table:table-cell>
          <table:table-cell office:value-type="float" office:value="775213" table:style-name="ce11">
            <text:p>775 213</text:p>
          </table:table-cell>
          <table:table-cell office:value-type="float" office:value="4476604" table:style-name="ce11">
            <text:p>4 476 604</text:p>
          </table:table-cell>
          <table:table-cell office:value-type="float" office:value="3243221" table:style-name="ce11">
            <text:p>3 243 221</text:p>
          </table:table-cell>
          <table:table-cell office:value-type="float" office:value="106158" table:style-name="ce11">
            <text:p>106 158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Q</text:p>
          </table:table-cell>
          <table:table-cell office:value-type="string" table:style-name="ce8">
            <text:p>Gesundheits- und Sozialwesen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10 - 19</text:p>
          </table:table-cell>
          <table:table-cell office:value-type="float" office:value="1054" table:style-name="ce11">
            <text:p>1 054</text:p>
          </table:table-cell>
          <table:table-cell office:value-type="float" office:value="13512" table:style-name="ce11">
            <text:p>13 512</text:p>
          </table:table-cell>
          <table:table-cell office:value-type="float" office:value="12168" table:style-name="ce11">
            <text:p>12 168</text:p>
          </table:table-cell>
          <table:table-cell office:value-type="float" office:value="422354" table:style-name="ce11">
            <text:p>422 354</text:p>
          </table:table-cell>
          <table:table-cell office:value-type="float" office:value="1593109" table:style-name="ce11">
            <text:p>1 593 109</text:p>
          </table:table-cell>
          <table:table-cell office:value-type="float" office:value="1561029" table:style-name="ce11">
            <text:p>1 561 029</text:p>
          </table:table-cell>
          <table:table-cell office:value-type="float" office:value="1353192" table:style-name="ce11">
            <text:p>1 353 192</text:p>
          </table:table-cell>
          <table:table-cell office:value-type="float" office:value="607277" table:style-name="ce11">
            <text:p>607 277</text:p>
          </table:table-cell>
          <table:table-cell office:value-type="float" office:value="218920" table:style-name="ce11">
            <text:p>218 920</text:p>
          </table:table-cell>
          <table:table-cell office:value-type="float" office:value="964629" table:style-name="ce11">
            <text:p>964 629</text:p>
          </table:table-cell>
          <table:table-cell office:value-type="float" office:value="542275" table:style-name="ce11">
            <text:p>542 275</text:p>
          </table:table-cell>
          <table:table-cell office:value-type="float" office:value="72614" table:style-name="ce11">
            <text:p>72 614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Q</text:p>
          </table:table-cell>
          <table:table-cell office:value-type="string" table:style-name="ce8">
            <text:p>Gesundheits- und Sozialwesen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20 - 49</text:p>
          </table:table-cell>
          <table:table-cell office:value-type="float" office:value="444" table:style-name="ce11">
            <text:p>444</text:p>
          </table:table-cell>
          <table:table-cell office:value-type="float" office:value="13512" table:style-name="ce11">
            <text:p>13 512</text:p>
          </table:table-cell>
          <table:table-cell office:value-type="float" office:value="12975" table:style-name="ce11">
            <text:p>12 975</text:p>
          </table:table-cell>
          <table:table-cell office:value-type="float" office:value="562514" table:style-name="ce11">
            <text:p>562 514</text:p>
          </table:table-cell>
          <table:table-cell office:value-type="float" office:value="1577581" table:style-name="ce11">
            <text:p>1 577 581</text:p>
          </table:table-cell>
          <table:table-cell office:value-type="float" office:value="1526280" table:style-name="ce11">
            <text:p>1 526 280</text:p>
          </table:table-cell>
          <table:table-cell office:value-type="float" office:value="1265592" table:style-name="ce11">
            <text:p>1 265 592</text:p>
          </table:table-cell>
          <table:table-cell office:value-type="float" office:value="673423" table:style-name="ce11">
            <text:p>673 423</text:p>
          </table:table-cell>
          <table:table-cell office:value-type="float" office:value="279505" table:style-name="ce11">
            <text:p>279 505</text:p>
          </table:table-cell>
          <table:table-cell office:value-type="float" office:value="869261" table:style-name="ce11">
            <text:p>869 261</text:p>
          </table:table-cell>
          <table:table-cell office:value-type="float" office:value="306747" table:style-name="ce11">
            <text:p>306 747</text:p>
          </table:table-cell>
          <table:table-cell office:value-type="float" office:value="64330" table:style-name="ce11">
            <text:p>64 330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Q</text:p>
          </table:table-cell>
          <table:table-cell office:value-type="string" table:style-name="ce8">
            <text:p>Gesundheits- und Sozialwesen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50 - 249</text:p>
          </table:table-cell>
          <table:table-cell office:value-type="float" office:value="288" table:style-name="ce11">
            <text:p>288</text:p>
          </table:table-cell>
          <table:table-cell office:value-type="float" office:value="29947" table:style-name="ce11">
            <text:p>29 947</text:p>
          </table:table-cell>
          <table:table-cell office:value-type="float" office:value="29677" table:style-name="ce11">
            <text:p>29 677</text:p>
          </table:table-cell>
          <table:table-cell office:value-type="float" office:value="1304810" table:style-name="ce11">
            <text:p>1 304 810</text:p>
          </table:table-cell>
          <table:table-cell office:value-type="float" office:value="3166514" table:style-name="ce11">
            <text:p>3 166 514</text:p>
          </table:table-cell>
          <table:table-cell office:value-type="float" office:value="2999331" table:style-name="ce11">
            <text:p>2 999 331</text:p>
          </table:table-cell>
          <table:table-cell office:value-type="float" office:value="2701879" table:style-name="ce11">
            <text:p>2 701 879</text:p>
          </table:table-cell>
          <table:table-cell office:value-type="float" office:value="1357463" table:style-name="ce11">
            <text:p>1 357 463</text:p>
          </table:table-cell>
          <table:table-cell office:value-type="float" office:value="365096" table:style-name="ce11">
            <text:p>365 096</text:p>
          </table:table-cell>
          <table:table-cell office:value-type="float" office:value="1708215" table:style-name="ce11">
            <text:p>1 708 215</text:p>
          </table:table-cell>
          <table:table-cell office:value-type="float" office:value="403405" table:style-name="ce11">
            <text:p>403 405</text:p>
          </table:table-cell>
          <table:table-cell office:value-type="float" office:value="138120" table:style-name="ce11">
            <text:p>138 120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Q</text:p>
          </table:table-cell>
          <table:table-cell office:value-type="string" table:style-name="ce8">
            <text:p>Gesundheits- und Sozialwesen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250 und mehr</text:p>
          </table:table-cell>
          <table:table-cell office:value-type="float" office:value="117" table:style-name="ce11">
            <text:p>117</text:p>
          </table:table-cell>
          <table:table-cell office:value-type="float" office:value="89149" table:style-name="ce11">
            <text:p>89 149</text:p>
          </table:table-cell>
          <table:table-cell office:value-type="float" office:value="88992" table:style-name="ce11">
            <text:p>88 992</text:p>
          </table:table-cell>
          <table:table-cell office:value-type="float" office:value="3870086" table:style-name="ce11">
            <text:p>3 870 086</text:p>
          </table:table-cell>
          <table:table-cell office:value-type="float" office:value="6431909" table:style-name="ce11">
            <text:p>6 431 909</text:p>
          </table:table-cell>
          <table:table-cell office:value-type="float" office:value="5915573" table:style-name="ce11">
            <text:p>5 915 573</text:p>
          </table:table-cell>
          <table:table-cell office:value-type="float" office:value="5916110" table:style-name="ce11">
            <text:p>5 916 110</text:p>
          </table:table-cell>
          <table:table-cell office:value-type="float" office:value="2072098" table:style-name="ce11">
            <text:p>2 072 098</text:p>
          </table:table-cell>
          <table:table-cell office:value-type="float" office:value="353201" table:style-name="ce11">
            <text:p>353 201</text:p>
          </table:table-cell>
          <table:table-cell office:value-type="float" office:value="4197334" table:style-name="ce11">
            <text:p>4 197 334</text:p>
          </table:table-cell>
          <table:table-cell office:value-type="float" office:value="327248" table:style-name="ce11">
            <text:p>327 248</text:p>
          </table:table-cell>
          <table:table-cell office:value-type="float" office:value="297000" table:style-name="ce11">
            <text:p>297 000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2">
            <text:p>Q86</text:p>
          </table:table-cell>
          <table:table-cell office:value-type="string" table:style-name="ce12">
            <text:p>Gesundheitswe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56885" table:style-name="ce15">
            <text:p>56 885</text:p>
          </table:table-cell>
          <table:table-cell office:value-type="float" office:value="155279" table:style-name="ce15">
            <text:p>155 279</text:p>
          </table:table-cell>
          <table:table-cell office:value-type="float" office:value="96660" table:style-name="ce15">
            <text:p>96 660</text:p>
          </table:table-cell>
          <table:table-cell office:value-type="float" office:value="3277762" table:style-name="ce15">
            <text:p>3 277 762</text:p>
          </table:table-cell>
          <table:table-cell office:value-type="float" office:value="14949891" table:style-name="ce15">
            <text:p>14 949 891</text:p>
          </table:table-cell>
          <table:table-cell office:value-type="float" office:value="14581254" table:style-name="ce15">
            <text:p>14 581 254</text:p>
          </table:table-cell>
          <table:table-cell office:value-type="float" office:value="12911877" table:style-name="ce15">
            <text:p>12 911 877</text:p>
          </table:table-cell>
          <table:table-cell office:value-type="float" office:value="5821062" table:style-name="ce15">
            <text:p>5 821 062</text:p>
          </table:table-cell>
          <table:table-cell office:value-type="float" office:value="1826962" table:style-name="ce15">
            <text:p>1 826 962</text:p>
          </table:table-cell>
          <table:table-cell office:value-type="float" office:value="8913682" table:style-name="ce15">
            <text:p>8 913 682</text:p>
          </table:table-cell>
          <table:table-cell office:value-type="float" office:value="5635920" table:style-name="ce15">
            <text:p>5 635 920</text:p>
          </table:table-cell>
          <table:table-cell office:value-type="float" office:value="419294" table:style-name="ce15">
            <text:p>419 294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Q86</text:p>
          </table:table-cell>
          <table:table-cell office:value-type="string" table:style-name="ce12">
            <text:p>Gesundheitswe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38955" table:style-name="ce15">
            <text:p>38 955</text:p>
          </table:table-cell>
          <table:table-cell office:value-type="float" office:value="38876" table:style-name="ce15">
            <text:p>38 876</text:p>
          </table:table-cell>
          <table:table-cell office:value-type="float" office:value="26" table:style-name="ce15">
            <text:p>26</text:p>
          </table:table-cell>
          <table:table-cell office:value-type="float" office:value="703" table:style-name="ce15">
            <text:p>703</text:p>
          </table:table-cell>
          <table:table-cell office:value-type="float" office:value="1593650" table:style-name="ce15">
            <text:p>1 593 650</text:p>
          </table:table-cell>
          <table:table-cell office:value-type="float" office:value="1575787" table:style-name="ce15">
            <text:p>1 575 787</text:p>
          </table:table-cell>
          <table:table-cell office:value-type="float" office:value="1463668" table:style-name="ce15">
            <text:p>1 463 668</text:p>
          </table:table-cell>
          <table:table-cell office:value-type="float" office:value="572233" table:style-name="ce15">
            <text:p>572 233</text:p>
          </table:table-cell>
          <table:table-cell office:value-type="float" office:value="115373" table:style-name="ce15">
            <text:p>115 373</text:p>
          </table:table-cell>
          <table:table-cell office:value-type="float" office:value="1005550" table:style-name="ce15">
            <text:p>1 005 550</text:p>
          </table:table-cell>
          <table:table-cell office:value-type="float" office:value="1004847" table:style-name="ce15">
            <text:p>1 004 847</text:p>
          </table:table-cell>
          <table:table-cell office:value-type="float" office:value="26527" table:style-name="ce15">
            <text:p>26 527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Q86</text:p>
          </table:table-cell>
          <table:table-cell office:value-type="string" table:style-name="ce12">
            <text:p>Gesundheitswe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16589" table:style-name="ce15">
            <text:p>16 589</text:p>
          </table:table-cell>
          <table:table-cell office:value-type="float" office:value="67136" table:style-name="ce15">
            <text:p>67 136</text:p>
          </table:table-cell>
          <table:table-cell office:value-type="float" office:value="49208" table:style-name="ce15">
            <text:p>49 208</text:p>
          </table:table-cell>
          <table:table-cell office:value-type="float" office:value="1196628" table:style-name="ce15">
            <text:p>1 196 628</text:p>
          </table:table-cell>
          <table:table-cell office:value-type="float" office:value="6726413" table:style-name="ce15">
            <text:p>6 726 413</text:p>
          </table:table-cell>
          <table:table-cell office:value-type="float" office:value="6671847" table:style-name="ce15">
            <text:p>6 671 847</text:p>
          </table:table-cell>
          <table:table-cell office:value-type="float" office:value="5935536" table:style-name="ce15">
            <text:p>5 935 536</text:p>
          </table:table-cell>
          <table:table-cell office:value-type="float" office:value="2272208" table:style-name="ce15">
            <text:p>2 272 208</text:p>
          </table:table-cell>
          <table:table-cell office:value-type="float" office:value="748389" table:style-name="ce15">
            <text:p>748 389</text:p>
          </table:table-cell>
          <table:table-cell office:value-type="float" office:value="4409216" table:style-name="ce15">
            <text:p>4 409 216</text:p>
          </table:table-cell>
          <table:table-cell office:value-type="float" office:value="3212588" table:style-name="ce15">
            <text:p>3 212 588</text:p>
          </table:table-cell>
          <table:table-cell office:value-type="float" office:value="100830" table:style-name="ce15">
            <text:p>100 83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Q86</text:p>
          </table:table-cell>
          <table:table-cell office:value-type="string" table:style-name="ce12">
            <text:p>Gesundheitswe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938" table:style-name="ce15">
            <text:p>938</text:p>
          </table:table-cell>
          <table:table-cell office:value-type="float" office:value="11875" table:style-name="ce15">
            <text:p>11 875</text:p>
          </table:table-cell>
          <table:table-cell office:value-type="float" office:value="10626" table:style-name="ce15">
            <text:p>10 626</text:p>
          </table:table-cell>
          <table:table-cell office:value-type="float" office:value="358566" table:style-name="ce15">
            <text:p>358 566</text:p>
          </table:table-cell>
          <table:table-cell office:value-type="float" office:value="1462093" table:style-name="ce15">
            <text:p>1 462 093</text:p>
          </table:table-cell>
          <table:table-cell office:value-type="float" office:value="1435476" table:style-name="ce15">
            <text:p>1 435 476</text:p>
          </table:table-cell>
          <table:table-cell office:value-type="float" office:value="1232145" table:style-name="ce15">
            <text:p>1 232 145</text:p>
          </table:table-cell>
          <table:table-cell office:value-type="float" office:value="554906" table:style-name="ce15">
            <text:p>554 906</text:p>
          </table:table-cell>
          <table:table-cell office:value-type="float" office:value="213006" table:style-name="ce15">
            <text:p>213 006</text:p>
          </table:table-cell>
          <table:table-cell office:value-type="float" office:value="890124" table:style-name="ce15">
            <text:p>890 124</text:p>
          </table:table-cell>
          <table:table-cell office:value-type="float" office:value="531558" table:style-name="ce15">
            <text:p>531 558</text:p>
          </table:table-cell>
          <table:table-cell office:value-type="float" office:value="62004" table:style-name="ce15">
            <text:p>62 004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Q86</text:p>
          </table:table-cell>
          <table:table-cell office:value-type="string" table:style-name="ce12">
            <text:p>Gesundheitswe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277" table:style-name="ce15">
            <text:p>277</text:p>
          </table:table-cell>
          <table:table-cell office:value-type="float" office:value="8027" table:style-name="ce15">
            <text:p>8 027</text:p>
          </table:table-cell>
          <table:table-cell office:value-type="float" office:value="7615" table:style-name="ce15">
            <text:p>7 615</text:p>
          </table:table-cell>
          <table:table-cell office:value-type="float" office:value="329270" table:style-name="ce15">
            <text:p>329 270</text:p>
          </table:table-cell>
          <table:table-cell office:value-type="float" office:value="1190004" table:style-name="ce15">
            <text:p>1 190 004</text:p>
          </table:table-cell>
          <table:table-cell office:value-type="float" office:value="1170943" table:style-name="ce15">
            <text:p>1 170 943</text:p>
          </table:table-cell>
          <table:table-cell office:value-type="float" office:value="922365" table:style-name="ce15">
            <text:p>922 365</text:p>
          </table:table-cell>
          <table:table-cell office:value-type="float" office:value="552632" table:style-name="ce15">
            <text:p>552 632</text:p>
          </table:table-cell>
          <table:table-cell office:value-type="float" office:value="255016" table:style-name="ce15">
            <text:p>255 016</text:p>
          </table:table-cell>
          <table:table-cell office:value-type="float" office:value="625693" table:style-name="ce15">
            <text:p>625 693</text:p>
          </table:table-cell>
          <table:table-cell office:value-type="float" office:value="296423" table:style-name="ce15">
            <text:p>296 423</text:p>
          </table:table-cell>
          <table:table-cell office:value-type="float" office:value="46159" table:style-name="ce15">
            <text:p>46 159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Q86</text:p>
          </table:table-cell>
          <table:table-cell office:value-type="string" table:style-name="ce12">
            <text:p>Gesundheitswe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94" table:style-name="ce15">
            <text:p>94</text:p>
          </table:table-cell>
          <table:table-cell office:value-type="float" office:value="9509" table:style-name="ce15">
            <text:p>9 509</text:p>
          </table:table-cell>
          <table:table-cell office:value-type="float" office:value="9367" table:style-name="ce15">
            <text:p>9 367</text:p>
          </table:table-cell>
          <table:table-cell office:value-type="float" office:value="454891" table:style-name="ce15">
            <text:p>454 891</text:p>
          </table:table-cell>
          <table:table-cell office:value-type="float" office:value="1816388" table:style-name="ce15">
            <text:p>1 816 388</text:p>
          </table:table-cell>
          <table:table-cell office:value-type="float" office:value="1751619" table:style-name="ce15">
            <text:p>1 751 619</text:p>
          </table:table-cell>
          <table:table-cell office:value-type="float" office:value="1444615" table:style-name="ce15">
            <text:p>1 444 615</text:p>
          </table:table-cell>
          <table:table-cell office:value-type="float" office:value="988130" table:style-name="ce15">
            <text:p>988 130</text:p>
          </table:table-cell>
          <table:table-cell office:value-type="float" office:value="315184" table:style-name="ce15">
            <text:p>315 184</text:p>
          </table:table-cell>
          <table:table-cell office:value-type="float" office:value="770690" table:style-name="ce15">
            <text:p>770 690</text:p>
          </table:table-cell>
          <table:table-cell office:value-type="float" office:value="315799" table:style-name="ce15">
            <text:p>315 799</text:p>
          </table:table-cell>
          <table:table-cell office:value-type="float" office:value="70269" table:style-name="ce15">
            <text:p>70 269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Q86</text:p>
          </table:table-cell>
          <table:table-cell office:value-type="string" table:style-name="ce12">
            <text:p>Gesundheitswe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32" table:style-name="ce15">
            <text:p>32</text:p>
          </table:table-cell>
          <table:table-cell office:value-type="float" office:value="19856" table:style-name="ce15">
            <text:p>19 856</text:p>
          </table:table-cell>
          <table:table-cell office:value-type="float" office:value="19818" table:style-name="ce15">
            <text:p>19 818</text:p>
          </table:table-cell>
          <table:table-cell office:value-type="float" office:value="937704" table:style-name="ce15">
            <text:p>937 704</text:p>
          </table:table-cell>
          <table:table-cell office:value-type="float" office:value="2161343" table:style-name="ce15">
            <text:p>2 161 343</text:p>
          </table:table-cell>
          <table:table-cell office:value-type="float" office:value="1975582" table:style-name="ce15">
            <text:p>1 975 582</text:p>
          </table:table-cell>
          <table:table-cell office:value-type="float" office:value="1913548" table:style-name="ce15">
            <text:p>1 913 548</text:p>
          </table:table-cell>
          <table:table-cell office:value-type="float" office:value="880953" table:style-name="ce15">
            <text:p>880 953</text:p>
          </table:table-cell>
          <table:table-cell office:value-type="float" office:value="179994" table:style-name="ce15">
            <text:p>179 994</text:p>
          </table:table-cell>
          <table:table-cell office:value-type="float" office:value="1212409" table:style-name="ce15">
            <text:p>1 212 409</text:p>
          </table:table-cell>
          <table:table-cell office:value-type="float" office:value="274705" table:style-name="ce15">
            <text:p>274 705</text:p>
          </table:table-cell>
          <table:table-cell office:value-type="float" office:value="113505" table:style-name="ce15">
            <text:p>113 505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Q87</text:p>
          </table:table-cell>
          <table:table-cell office:value-type="string" table:style-name="ce12">
            <text:p>Alten- und Pflegeheime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407" table:style-name="ce15">
            <text:p>407</text:p>
          </table:table-cell>
          <table:table-cell office:value-type="float" office:value="41583" table:style-name="ce15">
            <text:p>41 583</text:p>
          </table:table-cell>
          <table:table-cell office:value-type="float" office:value="41205" table:style-name="ce15">
            <text:p>41 205</text:p>
          </table:table-cell>
          <table:table-cell office:value-type="float" office:value="1862010" table:style-name="ce15">
            <text:p>1 862 010</text:p>
          </table:table-cell>
          <table:table-cell office:value-type="float" office:value="2854993" table:style-name="ce15">
            <text:p>2 854 993</text:p>
          </table:table-cell>
          <table:table-cell office:value-type="float" office:value="2667529" table:style-name="ce15">
            <text:p>2 667 529</text:p>
          </table:table-cell>
          <table:table-cell office:value-type="float" office:value="2605533" table:style-name="ce15">
            <text:p>2 605 533</text:p>
          </table:table-cell>
          <table:table-cell office:value-type="float" office:value="858252" table:style-name="ce15">
            <text:p>858 252</text:p>
          </table:table-cell>
          <table:table-cell office:value-type="float" office:value="159749" table:style-name="ce15">
            <text:p>159 749</text:p>
          </table:table-cell>
          <table:table-cell office:value-type="float" office:value="1902537" table:style-name="ce15">
            <text:p>1 902 537</text:p>
          </table:table-cell>
          <table:table-cell office:value-type="float" office:value="40527" table:style-name="ce15">
            <text:p>40 527</text:p>
          </table:table-cell>
          <table:table-cell office:value-type="float" office:value="168884" table:style-name="ce15">
            <text:p>168 884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Q87</text:p>
          </table:table-cell>
          <table:table-cell office:value-type="string" table:style-name="ce12">
            <text:p>Alten- und Pflegeheime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36" table:style-name="ce15">
            <text:p>36</text:p>
          </table:table-cell>
          <table:table-cell office:value-type="float" office:value="27" table:style-name="ce15">
            <text:p>27</text:p>
          </table:table-cell>
          <table:table-cell office:value-type="float" office:value="1" table:style-name="ce15">
            <text:p>1</text:p>
          </table:table-cell>
          <table:table-cell office:value-type="float" office:value="30" table:style-name="ce15">
            <text:p>30</text:p>
          </table:table-cell>
          <table:table-cell office:value-type="float" office:value="28859" table:style-name="ce15">
            <text:p>28 859</text:p>
          </table:table-cell>
          <table:table-cell office:value-type="float" office:value="28122" table:style-name="ce15">
            <text:p>28 122</text:p>
          </table:table-cell>
          <table:table-cell office:value-type="float" office:value="24466" table:style-name="ce15">
            <text:p>24 466</text:p>
          </table:table-cell>
          <table:table-cell office:value-type="float" office:value="14547" table:style-name="ce15">
            <text:p>14 547</text:p>
          </table:table-cell>
          <table:table-cell office:value-type="float" office:value="4074" table:style-name="ce15">
            <text:p>4 074</text:p>
          </table:table-cell>
          <table:table-cell office:value-type="float" office:value="14037" table:style-name="ce15">
            <text:p>14 037</text:p>
          </table:table-cell>
          <table:table-cell office:value-type="float" office:value="14007" table:style-name="ce15">
            <text:p>14 007</text:p>
          </table:table-cell>
          <table:table-cell office:value-type="float" office:value="584" table:style-name="ce15">
            <text:p>584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Q87</text:p>
          </table:table-cell>
          <table:table-cell office:value-type="string" table:style-name="ce12">
            <text:p>Alten- und Pflegeheime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49" table:style-name="ce15">
            <text:p>49</text:p>
          </table:table-cell>
          <table:table-cell office:value-type="float" office:value="235" table:style-name="ce15">
            <text:p>235</text:p>
          </table:table-cell>
          <table:table-cell office:value-type="float" office:value="185" table:style-name="ce15">
            <text:p>185</text:p>
          </table:table-cell>
          <table:table-cell office:value-type="float" office:value="6221" table:style-name="ce15">
            <text:p>6 221</text:p>
          </table:table-cell>
          <table:table-cell office:value-type="float" office:value="22525" table:style-name="ce15">
            <text:p>22 525</text:p>
          </table:table-cell>
          <table:table-cell office:value-type="float" office:value="21822" table:style-name="ce15">
            <text:p>21 822</text:p>
          </table:table-cell>
          <table:table-cell office:value-type="float" office:value="17868" table:style-name="ce15">
            <text:p>17 868</text:p>
          </table:table-cell>
          <table:table-cell office:value-type="float" office:value="10868" table:style-name="ce15">
            <text:p>10 868</text:p>
          </table:table-cell>
          <table:table-cell office:value-type="float" office:value="4328" table:style-name="ce15">
            <text:p>4 328</text:p>
          </table:table-cell>
          <table:table-cell office:value-type="float" office:value="11335" table:style-name="ce15">
            <text:p>11 335</text:p>
          </table:table-cell>
          <table:table-cell office:value-type="float" office:value="5114" table:style-name="ce15">
            <text:p>5 114</text:p>
          </table:table-cell>
          <table:table-cell office:value-type="float" office:value="3472" table:style-name="ce15">
            <text:p>3 472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Q87</text:p>
          </table:table-cell>
          <table:table-cell office:value-type="string" table:style-name="ce12">
            <text:p>Alten- und Pflegeheime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54" table:style-name="ce15">
            <text:p>54</text:p>
          </table:table-cell>
          <table:table-cell office:value-type="float" office:value="761" table:style-name="ce15">
            <text:p>761</text:p>
          </table:table-cell>
          <table:table-cell office:value-type="float" office:value="713" table:style-name="ce15">
            <text:p>713</text:p>
          </table:table-cell>
          <table:table-cell office:value-type="float" office:value="32334" table:style-name="ce15">
            <text:p>32 334</text:p>
          </table:table-cell>
          <table:table-cell office:value-type="float" office:value="51512" table:style-name="ce15">
            <text:p>51 512</text:p>
          </table:table-cell>
          <table:table-cell office:value-type="float" office:value="50201" table:style-name="ce15">
            <text:p>50 201</text:p>
          </table:table-cell>
          <table:table-cell office:value-type="float" office:value="50026" table:style-name="ce15">
            <text:p>50 026</text:p>
          </table:table-cell>
          <table:table-cell office:value-type="float" office:value="15146" table:style-name="ce15">
            <text:p>15 146</text:p>
          </table:table-cell>
          <table:table-cell office:value-type="float" office:value="967" table:style-name="ce15">
            <text:p>967</text:p>
          </table:table-cell>
          <table:table-cell office:value-type="float" office:value="35846" table:style-name="ce15">
            <text:p>35 846</text:p>
          </table:table-cell>
          <table:table-cell office:value-type="float" office:value="3512" table:style-name="ce15">
            <text:p>3 512</text:p>
          </table:table-cell>
          <table:table-cell office:value-type="float" office:value="1252" table:style-name="ce15">
            <text:p>1 252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Q87</text:p>
          </table:table-cell>
          <table:table-cell office:value-type="string" table:style-name="ce12">
            <text:p>Alten- und Pflegeheime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116" table:style-name="ce15">
            <text:p>116</text:p>
          </table:table-cell>
          <table:table-cell office:value-type="float" office:value="3813" table:style-name="ce15">
            <text:p>3 813</text:p>
          </table:table-cell>
          <table:table-cell office:value-type="float" office:value="3729" table:style-name="ce15">
            <text:p>3 729</text:p>
          </table:table-cell>
          <table:table-cell office:value-type="float" office:value="165249" table:style-name="ce15">
            <text:p>165 249</text:p>
          </table:table-cell>
          <table:table-cell office:value-type="float" office:value="276733" table:style-name="ce15">
            <text:p>276 733</text:p>
          </table:table-cell>
          <table:table-cell office:value-type="float" office:value="256438" table:style-name="ce15">
            <text:p>256 438</text:p>
          </table:table-cell>
          <table:table-cell office:value-type="float" office:value="245041" table:style-name="ce15">
            <text:p>245 041</text:p>
          </table:table-cell>
          <table:table-cell office:value-type="float" office:value="83944" table:style-name="ce15">
            <text:p>83 944</text:p>
          </table:table-cell>
          <table:table-cell office:value-type="float" office:value="17432" table:style-name="ce15">
            <text:p>17 432</text:p>
          </table:table-cell>
          <table:table-cell office:value-type="float" office:value="174902" table:style-name="ce15">
            <text:p>174 902</text:p>
          </table:table-cell>
          <table:table-cell office:value-type="float" office:value="9653" table:style-name="ce15">
            <text:p>9 653</text:p>
          </table:table-cell>
          <table:table-cell office:value-type="float" office:value="11395" table:style-name="ce15">
            <text:p>11 395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Q87</text:p>
          </table:table-cell>
          <table:table-cell office:value-type="string" table:style-name="ce12">
            <text:p>Alten- und Pflegeheime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116" table:style-name="ce15">
            <text:p>116</text:p>
          </table:table-cell>
          <table:table-cell office:value-type="float" office:value="11495" table:style-name="ce15">
            <text:p>11 495</text:p>
          </table:table-cell>
          <table:table-cell office:value-type="float" office:value="11414" table:style-name="ce15">
            <text:p>11 414</text:p>
          </table:table-cell>
          <table:table-cell office:value-type="float" office:value="490741" table:style-name="ce15">
            <text:p>490 741</text:p>
          </table:table-cell>
          <table:table-cell office:value-type="float" office:value="728165" table:style-name="ce15">
            <text:p>728 165</text:p>
          </table:table-cell>
          <table:table-cell office:value-type="float" office:value="668075" table:style-name="ce15">
            <text:p>668 075</text:p>
          </table:table-cell>
          <table:table-cell office:value-type="float" office:value="667373" table:style-name="ce15">
            <text:p>667 373</text:p>
          </table:table-cell>
          <table:table-cell office:value-type="float" office:value="211074" table:style-name="ce15">
            <text:p>211 074</text:p>
          </table:table-cell>
          <table:table-cell office:value-type="float" office:value="30662" table:style-name="ce15">
            <text:p>30 662</text:p>
          </table:table-cell>
          <table:table-cell office:value-type="float" office:value="486193" table:style-name="ce15">
            <text:p>486 193</text:p>
          </table:table-cell>
          <table:table-cell office:value-type="float" office:value="-4548" table:style-name="ce15">
            <text:p>-4 548</text:p>
          </table:table-cell>
          <table:table-cell office:value-type="float" office:value="44337" table:style-name="ce15">
            <text:p>44 337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Q87</text:p>
          </table:table-cell>
          <table:table-cell office:value-type="string" table:style-name="ce12">
            <text:p>Alten- und Pflegeheime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36" table:style-name="ce15">
            <text:p>36</text:p>
          </table:table-cell>
          <table:table-cell office:value-type="float" office:value="25252" table:style-name="ce15">
            <text:p>25 252</text:p>
          </table:table-cell>
          <table:table-cell office:value-type="float" office:value="25163" table:style-name="ce15">
            <text:p>25 163</text:p>
          </table:table-cell>
          <table:table-cell office:value-type="float" office:value="1167435" table:style-name="ce15">
            <text:p>1 167 435</text:p>
          </table:table-cell>
          <table:table-cell office:value-type="float" office:value="1747199" table:style-name="ce15">
            <text:p>1 747 199</text:p>
          </table:table-cell>
          <table:table-cell office:value-type="float" office:value="1642871" table:style-name="ce15">
            <text:p>1 642 871</text:p>
          </table:table-cell>
          <table:table-cell office:value-type="float" office:value="1600759" table:style-name="ce15">
            <text:p>1 600 759</text:p>
          </table:table-cell>
          <table:table-cell office:value-type="float" office:value="522673" table:style-name="ce15">
            <text:p>522 673</text:p>
          </table:table-cell>
          <table:table-cell office:value-type="float" office:value="102286" table:style-name="ce15">
            <text:p>102 286</text:p>
          </table:table-cell>
          <table:table-cell office:value-type="float" office:value="1180224" table:style-name="ce15">
            <text:p>1 180 224</text:p>
          </table:table-cell>
          <table:table-cell office:value-type="float" office:value="12789" table:style-name="ce15">
            <text:p>12 789</text:p>
          </table:table-cell>
          <table:table-cell office:value-type="float" office:value="107844" table:style-name="ce15">
            <text:p>107 844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Q88</text:p>
          </table:table-cell>
          <table:table-cell office:value-type="string" table:style-name="ce12">
            <text:p>Sozialwe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17156" table:style-name="ce15">
            <text:p>17 156</text:p>
          </table:table-cell>
          <table:table-cell office:value-type="float" office:value="73647" table:style-name="ce15">
            <text:p>73 647</text:p>
          </table:table-cell>
          <table:table-cell office:value-type="float" office:value="56617" table:style-name="ce15">
            <text:p>56 617</text:p>
          </table:table-cell>
          <table:table-cell office:value-type="float" office:value="2254610" table:style-name="ce15">
            <text:p>2 254 610</text:p>
          </table:table-cell>
          <table:table-cell office:value-type="float" office:value="3728446" table:style-name="ce15">
            <text:p>3 728 446</text:p>
          </table:table-cell>
          <table:table-cell office:value-type="float" office:value="3432852" table:style-name="ce15">
            <text:p>3 432 852</text:p>
          </table:table-cell>
          <table:table-cell office:value-type="float" office:value="3498122" table:style-name="ce15">
            <text:p>3 498 122</text:p>
          </table:table-cell>
          <table:table-cell office:value-type="float" office:value="1070793" table:style-name="ce15">
            <text:p>1 070 793</text:p>
          </table:table-cell>
          <table:table-cell office:value-type="float" office:value="151512" table:style-name="ce15">
            <text:p>151 512</text:p>
          </table:table-cell>
          <table:table-cell office:value-type="float" office:value="2580323" table:style-name="ce15">
            <text:p>2 580 323</text:p>
          </table:table-cell>
          <table:table-cell office:value-type="float" office:value="325713" table:style-name="ce15">
            <text:p>325 713</text:p>
          </table:table-cell>
          <table:table-cell office:value-type="float" office:value="126954" table:style-name="ce15">
            <text:p>126 954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Q88</text:p>
          </table:table-cell>
          <table:table-cell office:value-type="string" table:style-name="ce12">
            <text:p>Sozialwe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16353" table:style-name="ce15">
            <text:p>16 353</text:p>
          </table:table-cell>
          <table:table-cell office:value-type="float" office:value="16271" table:style-name="ce15">
            <text:p>16 271</text:p>
          </table:table-cell>
          <table:table-cell office:value-type="float" office:value="32" table:style-name="ce15">
            <text:p>32</text:p>
          </table:table-cell>
          <table:table-cell office:value-type="float" office:value="502" table:style-name="ce15">
            <text:p>502</text:p>
          </table:table-cell>
          <table:table-cell office:value-type="float" office:value="276781" table:style-name="ce15">
            <text:p>276 781</text:p>
          </table:table-cell>
          <table:table-cell office:value-type="float" office:value="268181" table:style-name="ce15">
            <text:p>268 181</text:p>
          </table:table-cell>
          <table:table-cell office:value-type="float" office:value="245012" table:style-name="ce15">
            <text:p>245 012</text:p>
          </table:table-cell>
          <table:table-cell office:value-type="float" office:value="111245" table:style-name="ce15">
            <text:p>111 245</text:p>
          </table:table-cell>
          <table:table-cell office:value-type="float" office:value="26841" table:style-name="ce15">
            <text:p>26 841</text:p>
          </table:table-cell>
          <table:table-cell office:value-type="float" office:value="160912" table:style-name="ce15">
            <text:p>160 912</text:p>
          </table:table-cell>
          <table:table-cell office:value-type="float" office:value="160410" table:style-name="ce15">
            <text:p>160 410</text:p>
          </table:table-cell>
          <table:table-cell office:value-type="float" office:value="9799" table:style-name="ce15">
            <text:p>9 799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Q88</text:p>
          </table:table-cell>
          <table:table-cell office:value-type="string" table:style-name="ce12">
            <text:p>Sozialwe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563" table:style-name="ce15">
            <text:p>563</text:p>
          </table:table-cell>
          <table:table-cell office:value-type="float" office:value="1844" table:style-name="ce15">
            <text:p>1 844</text:p>
          </table:table-cell>
          <table:table-cell office:value-type="float" office:value="1218" table:style-name="ce15">
            <text:p>1 218</text:p>
          </table:table-cell>
          <table:table-cell office:value-type="float" office:value="30534" table:style-name="ce15">
            <text:p>30 534</text:p>
          </table:table-cell>
          <table:table-cell office:value-type="float" office:value="115989" table:style-name="ce15">
            <text:p>115 989</text:p>
          </table:table-cell>
          <table:table-cell office:value-type="float" office:value="113663" table:style-name="ce15">
            <text:p>113 663</text:p>
          </table:table-cell>
          <table:table-cell office:value-type="float" office:value="92209" table:style-name="ce15">
            <text:p>92 209</text:p>
          </table:table-cell>
          <table:table-cell office:value-type="float" office:value="58745" table:style-name="ce15">
            <text:p>58 745</text:p>
          </table:table-cell>
          <table:table-cell office:value-type="float" office:value="22496" table:style-name="ce15">
            <text:p>22 496</text:p>
          </table:table-cell>
          <table:table-cell office:value-type="float" office:value="56053" table:style-name="ce15">
            <text:p>56 053</text:p>
          </table:table-cell>
          <table:table-cell office:value-type="float" office:value="25519" table:style-name="ce15">
            <text:p>25 519</text:p>
          </table:table-cell>
          <table:table-cell office:value-type="float" office:value="1856" table:style-name="ce15">
            <text:p>1 856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Q88</text:p>
          </table:table-cell>
          <table:table-cell office:value-type="string" table:style-name="ce12">
            <text:p>Sozialwe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62" table:style-name="ce15">
            <text:p>62</text:p>
          </table:table-cell>
          <table:table-cell office:value-type="float" office:value="876" table:style-name="ce15">
            <text:p>876</text:p>
          </table:table-cell>
          <table:table-cell office:value-type="float" office:value="829" table:style-name="ce15">
            <text:p>829</text:p>
          </table:table-cell>
          <table:table-cell office:value-type="float" office:value="31454" table:style-name="ce15">
            <text:p>31 454</text:p>
          </table:table-cell>
          <table:table-cell office:value-type="float" office:value="79504" table:style-name="ce15">
            <text:p>79 504</text:p>
          </table:table-cell>
          <table:table-cell office:value-type="float" office:value="75352" table:style-name="ce15">
            <text:p>75 352</text:p>
          </table:table-cell>
          <table:table-cell office:value-type="float" office:value="71021" table:style-name="ce15">
            <text:p>71 021</text:p>
          </table:table-cell>
          <table:table-cell office:value-type="float" office:value="37225" table:style-name="ce15">
            <text:p>37 225</text:p>
          </table:table-cell>
          <table:table-cell office:value-type="float" office:value="4947" table:style-name="ce15">
            <text:p>4 947</text:p>
          </table:table-cell>
          <table:table-cell office:value-type="float" office:value="38659" table:style-name="ce15">
            <text:p>38 659</text:p>
          </table:table-cell>
          <table:table-cell office:value-type="float" office:value="7205" table:style-name="ce15">
            <text:p>7 205</text:p>
          </table:table-cell>
          <table:table-cell office:value-type="float" office:value="9358" table:style-name="ce15">
            <text:p>9 358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Q88</text:p>
          </table:table-cell>
          <table:table-cell office:value-type="string" table:style-name="ce12">
            <text:p>Sozialwe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51" table:style-name="ce15">
            <text:p>51</text:p>
          </table:table-cell>
          <table:table-cell office:value-type="float" office:value="1672" table:style-name="ce15">
            <text:p>1 672</text:p>
          </table:table-cell>
          <table:table-cell office:value-type="float" office:value="1631" table:style-name="ce15">
            <text:p>1 631</text:p>
          </table:table-cell>
          <table:table-cell office:value-type="float" office:value="67995" table:style-name="ce15">
            <text:p>67 995</text:p>
          </table:table-cell>
          <table:table-cell office:value-type="float" office:value="110844" table:style-name="ce15">
            <text:p>110 844</text:p>
          </table:table-cell>
          <table:table-cell office:value-type="float" office:value="98899" table:style-name="ce15">
            <text:p>98 899</text:p>
          </table:table-cell>
          <table:table-cell office:value-type="float" office:value="98186" table:style-name="ce15">
            <text:p>98 186</text:p>
          </table:table-cell>
          <table:table-cell office:value-type="float" office:value="36847" table:style-name="ce15">
            <text:p>36 847</text:p>
          </table:table-cell>
          <table:table-cell office:value-type="float" office:value="7057" table:style-name="ce15">
            <text:p>7 057</text:p>
          </table:table-cell>
          <table:table-cell office:value-type="float" office:value="68666" table:style-name="ce15">
            <text:p>68 666</text:p>
          </table:table-cell>
          <table:table-cell office:value-type="float" office:value="671" table:style-name="ce15">
            <text:p>671</text:p>
          </table:table-cell>
          <table:table-cell office:value-type="float" office:value="6776" table:style-name="ce15">
            <text:p>6 776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Q88</text:p>
          </table:table-cell>
          <table:table-cell office:value-type="string" table:style-name="ce12">
            <text:p>Sozialwe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78" table:style-name="ce15">
            <text:p>78</text:p>
          </table:table-cell>
          <table:table-cell office:value-type="float" office:value="8943" table:style-name="ce15">
            <text:p>8 943</text:p>
          </table:table-cell>
          <table:table-cell office:value-type="float" office:value="8896" table:style-name="ce15">
            <text:p>8 896</text:p>
          </table:table-cell>
          <table:table-cell office:value-type="float" office:value="359178" table:style-name="ce15">
            <text:p>359 178</text:p>
          </table:table-cell>
          <table:table-cell office:value-type="float" office:value="621961" table:style-name="ce15">
            <text:p>621 961</text:p>
          </table:table-cell>
          <table:table-cell office:value-type="float" office:value="579637" table:style-name="ce15">
            <text:p>579 637</text:p>
          </table:table-cell>
          <table:table-cell office:value-type="float" office:value="589891" table:style-name="ce15">
            <text:p>589 891</text:p>
          </table:table-cell>
          <table:table-cell office:value-type="float" office:value="158259" table:style-name="ce15">
            <text:p>158 259</text:p>
          </table:table-cell>
          <table:table-cell office:value-type="float" office:value="19250" table:style-name="ce15">
            <text:p>19 250</text:p>
          </table:table-cell>
          <table:table-cell office:value-type="float" office:value="451332" table:style-name="ce15">
            <text:p>451 332</text:p>
          </table:table-cell>
          <table:table-cell office:value-type="float" office:value="92154" table:style-name="ce15">
            <text:p>92 154</text:p>
          </table:table-cell>
          <table:table-cell office:value-type="float" office:value="23514" table:style-name="ce15">
            <text:p>23 514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Q88</text:p>
          </table:table-cell>
          <table:table-cell office:value-type="string" table:style-name="ce12">
            <text:p>Sozialwe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49" table:style-name="ce15">
            <text:p>49</text:p>
          </table:table-cell>
          <table:table-cell office:value-type="float" office:value="44041" table:style-name="ce15">
            <text:p>44 041</text:p>
          </table:table-cell>
          <table:table-cell office:value-type="float" office:value="44011" table:style-name="ce15">
            <text:p>44 011</text:p>
          </table:table-cell>
          <table:table-cell office:value-type="float" office:value="1764947" table:style-name="ce15">
            <text:p>1 764 947</text:p>
          </table:table-cell>
          <table:table-cell office:value-type="float" office:value="2523367" table:style-name="ce15">
            <text:p>2 523 367</text:p>
          </table:table-cell>
          <table:table-cell office:value-type="float" office:value="2297120" table:style-name="ce15">
            <text:p>2 297 120</text:p>
          </table:table-cell>
          <table:table-cell office:value-type="float" office:value="2401803" table:style-name="ce15">
            <text:p>2 401 803</text:p>
          </table:table-cell>
          <table:table-cell office:value-type="float" office:value="668472" table:style-name="ce15">
            <text:p>668 472</text:p>
          </table:table-cell>
          <table:table-cell office:value-type="float" office:value="70921" table:style-name="ce15">
            <text:p>70 921</text:p>
          </table:table-cell>
          <table:table-cell office:value-type="float" office:value="1804701" table:style-name="ce15">
            <text:p>1 804 701</text:p>
          </table:table-cell>
          <table:table-cell office:value-type="float" office:value="39754" table:style-name="ce15">
            <text:p>39 754</text:p>
          </table:table-cell>
          <table:table-cell office:value-type="float" office:value="75651" table:style-name="ce15">
            <text:p>75 651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8">
            <text:p>R</text:p>
          </table:table-cell>
          <table:table-cell office:value-type="string" table:style-name="ce8">
            <text:p>Kunst, Unterhaltung und Erholung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insgesamt</text:p>
          </table:table-cell>
          <table:table-cell office:value-type="float" office:value="27700" table:style-name="ce11">
            <text:p>27 700</text:p>
          </table:table-cell>
          <table:table-cell office:value-type="float" office:value="60450" table:style-name="ce11">
            <text:p>60 450</text:p>
          </table:table-cell>
          <table:table-cell office:value-type="float" office:value="32183" table:style-name="ce11">
            <text:p>32 183</text:p>
          </table:table-cell>
          <table:table-cell office:value-type="float" office:value="1347725" table:style-name="ce11">
            <text:p>1 347 725</text:p>
          </table:table-cell>
          <table:table-cell office:value-type="float" office:value="6386559" table:style-name="ce11">
            <text:p>6 386 559</text:p>
          </table:table-cell>
          <table:table-cell office:value-type="float" office:value="5579348" table:style-name="ce11">
            <text:p>5 579 348</text:p>
          </table:table-cell>
          <table:table-cell office:value-type="float" office:value="4923906" table:style-name="ce11">
            <text:p>4 923 906</text:p>
          </table:table-cell>
          <table:table-cell office:value-type="float" office:value="3482173" table:style-name="ce11">
            <text:p>3 482 173</text:p>
          </table:table-cell>
          <table:table-cell office:value-type="float" office:value="935497" table:style-name="ce11">
            <text:p>935 497</text:p>
          </table:table-cell>
          <table:table-cell office:value-type="float" office:value="2391070" table:style-name="ce11">
            <text:p>2 391 070</text:p>
          </table:table-cell>
          <table:table-cell office:value-type="float" office:value="1043345" table:style-name="ce11">
            <text:p>1 043 345</text:p>
          </table:table-cell>
          <table:table-cell office:value-type="float" office:value="458244" table:style-name="ce11">
            <text:p>458 244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R</text:p>
          </table:table-cell>
          <table:table-cell office:value-type="string" table:style-name="ce8">
            <text:p>Kunst, Unterhaltung und Erholung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0 - 1</text:p>
          </table:table-cell>
          <table:table-cell office:value-type="float" office:value="23040" table:style-name="ce11">
            <text:p>23 040</text:p>
          </table:table-cell>
          <table:table-cell office:value-type="float" office:value="22538" table:style-name="ce11">
            <text:p>22 538</text:p>
          </table:table-cell>
          <table:table-cell office:value-type="float" office:value="190" table:style-name="ce11">
            <text:p>190</text:p>
          </table:table-cell>
          <table:table-cell office:value-type="float" office:value="3670" table:style-name="ce11">
            <text:p>3 670</text:p>
          </table:table-cell>
          <table:table-cell office:value-type="float" office:value="819360" table:style-name="ce11">
            <text:p>819 360</text:p>
          </table:table-cell>
          <table:table-cell office:value-type="float" office:value="727391" table:style-name="ce11">
            <text:p>727 391</text:p>
          </table:table-cell>
          <table:table-cell office:value-type="float" office:value="655515" table:style-name="ce11">
            <text:p>655 515</text:p>
          </table:table-cell>
          <table:table-cell office:value-type="float" office:value="455613" table:style-name="ce11">
            <text:p>455 613</text:p>
          </table:table-cell>
          <table:table-cell office:value-type="float" office:value="131374" table:style-name="ce11">
            <text:p>131 374</text:p>
          </table:table-cell>
          <table:table-cell office:value-type="float" office:value="331080" table:style-name="ce11">
            <text:p>331 080</text:p>
          </table:table-cell>
          <table:table-cell office:value-type="float" office:value="327410" table:style-name="ce11">
            <text:p>327 410</text:p>
          </table:table-cell>
          <table:table-cell office:value-type="float" office:value="23023" table:style-name="ce11">
            <text:p>23 023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R</text:p>
          </table:table-cell>
          <table:table-cell office:value-type="string" table:style-name="ce8">
            <text:p>Kunst, Unterhaltung und Erholung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2 - 9</text:p>
          </table:table-cell>
          <table:table-cell office:value-type="float" office:value="3971" table:style-name="ce11">
            <text:p>3 971</text:p>
          </table:table-cell>
          <table:table-cell office:value-type="float" office:value="12509" table:style-name="ce11">
            <text:p>12 509</text:p>
          </table:table-cell>
          <table:table-cell office:value-type="float" office:value="7394" table:style-name="ce11">
            <text:p>7 394</text:p>
          </table:table-cell>
          <table:table-cell office:value-type="float" office:value="172563" table:style-name="ce11">
            <text:p>172 563</text:p>
          </table:table-cell>
          <table:table-cell office:value-type="float" office:value="1035653" table:style-name="ce11">
            <text:p>1 035 653</text:p>
          </table:table-cell>
          <table:table-cell office:value-type="float" office:value="959790" table:style-name="ce11">
            <text:p>959 790</text:p>
          </table:table-cell>
          <table:table-cell office:value-type="float" office:value="791133" table:style-name="ce11">
            <text:p>791 133</text:p>
          </table:table-cell>
          <table:table-cell office:value-type="float" office:value="678933" table:style-name="ce11">
            <text:p>678 933</text:p>
          </table:table-cell>
          <table:table-cell office:value-type="float" office:value="208665" table:style-name="ce11">
            <text:p>208 665</text:p>
          </table:table-cell>
          <table:table-cell office:value-type="float" office:value="321847" table:style-name="ce11">
            <text:p>321 847</text:p>
          </table:table-cell>
          <table:table-cell office:value-type="float" office:value="149284" table:style-name="ce11">
            <text:p>149 284</text:p>
          </table:table-cell>
          <table:table-cell office:value-type="float" office:value="50340" table:style-name="ce11">
            <text:p>50 340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R</text:p>
          </table:table-cell>
          <table:table-cell office:value-type="string" table:style-name="ce8">
            <text:p>Kunst, Unterhaltung und Erholung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10 - 19</text:p>
          </table:table-cell>
          <table:table-cell office:value-type="float" office:value="406" table:style-name="ce11">
            <text:p>406</text:p>
          </table:table-cell>
          <table:table-cell office:value-type="float" office:value="5319" table:style-name="ce11">
            <text:p>5 319</text:p>
          </table:table-cell>
          <table:table-cell office:value-type="float" office:value="4883" table:style-name="ce11">
            <text:p>4 883</text:p>
          </table:table-cell>
          <table:table-cell office:value-type="float" office:value="138704" table:style-name="ce11">
            <text:p>138 704</text:p>
          </table:table-cell>
          <table:table-cell office:value-type="float" office:value="673986" table:style-name="ce11">
            <text:p>673 986</text:p>
          </table:table-cell>
          <table:table-cell office:value-type="float" office:value="631284" table:style-name="ce11">
            <text:p>631 284</text:p>
          </table:table-cell>
          <table:table-cell office:value-type="float" office:value="504504" table:style-name="ce11">
            <text:p>504 504</text:p>
          </table:table-cell>
          <table:table-cell office:value-type="float" office:value="484977" table:style-name="ce11">
            <text:p>484 977</text:p>
          </table:table-cell>
          <table:table-cell office:value-type="float" office:value="140680" table:style-name="ce11">
            <text:p>140 680</text:p>
          </table:table-cell>
          <table:table-cell office:value-type="float" office:value="171205" table:style-name="ce11">
            <text:p>171 205</text:p>
          </table:table-cell>
          <table:table-cell office:value-type="float" office:value="32501" table:style-name="ce11">
            <text:p>32 501</text:p>
          </table:table-cell>
          <table:table-cell office:value-type="float" office:value="73990" table:style-name="ce11">
            <text:p>73 990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R</text:p>
          </table:table-cell>
          <table:table-cell office:value-type="string" table:style-name="ce8">
            <text:p>Kunst, Unterhaltung und Erholung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20 - 49</text:p>
          </table:table-cell>
          <table:table-cell office:value-type="float" office:value="205" table:style-name="ce11">
            <text:p>205</text:p>
          </table:table-cell>
          <table:table-cell office:value-type="float" office:value="6087" table:style-name="ce11">
            <text:p>6 087</text:p>
          </table:table-cell>
          <table:table-cell office:value-type="float" office:value="5827" table:style-name="ce11">
            <text:p>5 827</text:p>
          </table:table-cell>
          <table:table-cell office:value-type="float" office:value="216834" table:style-name="ce11">
            <text:p>216 834</text:p>
          </table:table-cell>
          <table:table-cell office:value-type="float" office:value="840726" table:style-name="ce11">
            <text:p>840 726</text:p>
          </table:table-cell>
          <table:table-cell office:value-type="float" office:value="759638" table:style-name="ce11">
            <text:p>759 638</text:p>
          </table:table-cell>
          <table:table-cell office:value-type="float" office:value="605259" table:style-name="ce11">
            <text:p>605 259</text:p>
          </table:table-cell>
          <table:table-cell office:value-type="float" office:value="492537" table:style-name="ce11">
            <text:p>492 537</text:p>
          </table:table-cell>
          <table:table-cell office:value-type="float" office:value="209535" table:style-name="ce11">
            <text:p>209 535</text:p>
          </table:table-cell>
          <table:table-cell office:value-type="float" office:value="323820" table:style-name="ce11">
            <text:p>323 820</text:p>
          </table:table-cell>
          <table:table-cell office:value-type="float" office:value="106986" table:style-name="ce11">
            <text:p>106 986</text:p>
          </table:table-cell>
          <table:table-cell office:value-type="float" office:value="50917" table:style-name="ce11">
            <text:p>50 917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R</text:p>
          </table:table-cell>
          <table:table-cell office:value-type="string" table:style-name="ce8">
            <text:p>Kunst, Unterhaltung und Erholung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50 - 249</text:p>
          </table:table-cell>
          <table:table-cell office:value-type="float" office:value="67" table:style-name="ce11">
            <text:p>67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R</text:p>
          </table:table-cell>
          <table:table-cell office:value-type="string" table:style-name="ce8">
            <text:p>Kunst, Unterhaltung und Erholung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250 und mehr</text:p>
          </table:table-cell>
          <table:table-cell office:value-type="float" office:value="11" table:style-name="ce11">
            <text:p>11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2">
            <text:p>R90</text:p>
          </table:table-cell>
          <table:table-cell office:value-type="string" table:style-name="ce12">
            <text:p>Künstlerische Tätigkeit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19160" table:style-name="ce15">
            <text:p>19 160</text:p>
          </table:table-cell>
          <table:table-cell office:value-type="float" office:value="25814" table:style-name="ce15">
            <text:p>25 814</text:p>
          </table:table-cell>
          <table:table-cell office:value-type="float" office:value="6128" table:style-name="ce15">
            <text:p>6 128</text:p>
          </table:table-cell>
          <table:table-cell office:value-type="float" office:value="236552" table:style-name="ce15">
            <text:p>236 552</text:p>
          </table:table-cell>
          <table:table-cell office:value-type="float" office:value="1661366" table:style-name="ce15">
            <text:p>1 661 366</text:p>
          </table:table-cell>
          <table:table-cell office:value-type="float" office:value="1393904" table:style-name="ce15">
            <text:p>1 393 904</text:p>
          </table:table-cell>
          <table:table-cell office:value-type="float" office:value="1210944" table:style-name="ce15">
            <text:p>1 210 944</text:p>
          </table:table-cell>
          <table:table-cell office:value-type="float" office:value="822601" table:style-name="ce15">
            <text:p>822 601</text:p>
          </table:table-cell>
          <table:table-cell office:value-type="float" office:value="360608" table:style-name="ce15">
            <text:p>360 608</text:p>
          </table:table-cell>
          <table:table-cell office:value-type="float" office:value="749499" table:style-name="ce15">
            <text:p>749 499</text:p>
          </table:table-cell>
          <table:table-cell office:value-type="float" office:value="512947" table:style-name="ce15">
            <text:p>512 947</text:p>
          </table:table-cell>
          <table:table-cell office:value-type="float" office:value="44854" table:style-name="ce15">
            <text:p>44 854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R90</text:p>
          </table:table-cell>
          <table:table-cell office:value-type="string" table:style-name="ce12">
            <text:p>Künstlerische Tätigkeit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17388" table:style-name="ce15">
            <text:p>17 388</text:p>
          </table:table-cell>
          <table:table-cell office:value-type="float" office:value="17259" table:style-name="ce15">
            <text:p>17 259</text:p>
          </table:table-cell>
          <table:table-cell office:value-type="float" office:value="46" table:style-name="ce15">
            <text:p>46</text:p>
          </table:table-cell>
          <table:table-cell office:value-type="float" office:value="895" table:style-name="ce15">
            <text:p>895</text:p>
          </table:table-cell>
          <table:table-cell office:value-type="float" office:value="523472" table:style-name="ce15">
            <text:p>523 472</text:p>
          </table:table-cell>
          <table:table-cell office:value-type="float" office:value="446869" table:style-name="ce15">
            <text:p>446 869</text:p>
          </table:table-cell>
          <table:table-cell office:value-type="float" office:value="419086" table:style-name="ce15">
            <text:p>419 086</text:p>
          </table:table-cell>
          <table:table-cell office:value-type="float" office:value="273094" table:style-name="ce15">
            <text:p>273 094</text:p>
          </table:table-cell>
          <table:table-cell office:value-type="float" office:value="87284" table:style-name="ce15">
            <text:p>87 284</text:p>
          </table:table-cell>
          <table:table-cell office:value-type="float" office:value="232417" table:style-name="ce15">
            <text:p>232 417</text:p>
          </table:table-cell>
          <table:table-cell office:value-type="float" office:value="231522" table:style-name="ce15">
            <text:p>231 522</text:p>
          </table:table-cell>
          <table:table-cell office:value-type="float" office:value="14075" table:style-name="ce15">
            <text:p>14 075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R90</text:p>
          </table:table-cell>
          <table:table-cell office:value-type="string" table:style-name="ce12">
            <text:p>Künstlerische Tätigkeit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1656" table:style-name="ce15">
            <text:p>1 656</text:p>
          </table:table-cell>
          <table:table-cell office:value-type="float" office:value="4114" table:style-name="ce15">
            <text:p>4 114</text:p>
          </table:table-cell>
          <table:table-cell office:value-type="float" office:value="1742" table:style-name="ce15">
            <text:p>1 742</text:p>
          </table:table-cell>
          <table:table-cell office:value-type="float" office:value="39129" table:style-name="ce15">
            <text:p>39 129</text:p>
          </table:table-cell>
          <table:table-cell office:value-type="float" office:value="294833" table:style-name="ce15">
            <text:p>294 833</text:p>
          </table:table-cell>
          <table:table-cell office:value-type="float" office:value="252400" table:style-name="ce15">
            <text:p>252 400</text:p>
          </table:table-cell>
          <table:table-cell office:value-type="float" office:value="206989" table:style-name="ce15">
            <text:p>206 989</text:p>
          </table:table-cell>
          <table:table-cell office:value-type="float" office:value="174163" table:style-name="ce15">
            <text:p>174 163</text:p>
          </table:table-cell>
          <table:table-cell office:value-type="float" office:value="73121" table:style-name="ce15">
            <text:p>73 121</text:p>
          </table:table-cell>
          <table:table-cell office:value-type="float" office:value="105743" table:style-name="ce15">
            <text:p>105 743</text:p>
          </table:table-cell>
          <table:table-cell office:value-type="float" office:value="66614" table:style-name="ce15">
            <text:p>66 614</text:p>
          </table:table-cell>
          <table:table-cell office:value-type="float" office:value="9274" table:style-name="ce15">
            <text:p>9 274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R90</text:p>
          </table:table-cell>
          <table:table-cell office:value-type="string" table:style-name="ce12">
            <text:p>Künstlerische Tätigkeit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62" table:style-name="ce15">
            <text:p>62</text:p>
          </table:table-cell>
          <table:table-cell office:value-type="float" office:value="791" table:style-name="ce15">
            <text:p>791</text:p>
          </table:table-cell>
          <table:table-cell office:value-type="float" office:value="733" table:style-name="ce15">
            <text:p>733</text:p>
          </table:table-cell>
          <table:table-cell office:value-type="float" office:value="26746" table:style-name="ce15">
            <text:p>26 746</text:p>
          </table:table-cell>
          <table:table-cell office:value-type="float" office:value="156120" table:style-name="ce15">
            <text:p>156 120</text:p>
          </table:table-cell>
          <table:table-cell office:value-type="float" office:value="133205" table:style-name="ce15">
            <text:p>133 205</text:p>
          </table:table-cell>
          <table:table-cell office:value-type="float" office:value="67971" table:style-name="ce15">
            <text:p>67 971</text:p>
          </table:table-cell>
          <table:table-cell office:value-type="float" office:value="113264" table:style-name="ce15">
            <text:p>113 264</text:p>
          </table:table-cell>
          <table:table-cell office:value-type="float" office:value="71307" table:style-name="ce15">
            <text:p>71 307</text:p>
          </table:table-cell>
          <table:table-cell office:value-type="float" office:value="26330" table:style-name="ce15">
            <text:p>26 330</text:p>
          </table:table-cell>
          <table:table-cell office:value-type="float" office:value="-416" table:style-name="ce15">
            <text:p>-416</text:p>
          </table:table-cell>
          <table:table-cell office:value-type="float" office:value="4625" table:style-name="ce15">
            <text:p>4 625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R90</text:p>
          </table:table-cell>
          <table:table-cell office:value-type="string" table:style-name="ce12">
            <text:p>Künstlerische Tätigkeit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41" table:style-name="ce15">
            <text:p>41</text:p>
          </table:table-cell>
          <table:table-cell office:value-type="float" office:value="1191" table:style-name="ce15">
            <text:p>1 191</text:p>
          </table:table-cell>
          <table:table-cell office:value-type="float" office:value="1161" table:style-name="ce15">
            <text:p>1 161</text:p>
          </table:table-cell>
          <table:table-cell office:value-type="float" office:value="42391" table:style-name="ce15">
            <text:p>42 391</text:p>
          </table:table-cell>
          <table:table-cell office:value-type="float" office:value="253744" table:style-name="ce15">
            <text:p>253 744</text:p>
          </table:table-cell>
          <table:table-cell office:value-type="float" office:value="223848" table:style-name="ce15">
            <text:p>223 848</text:p>
          </table:table-cell>
          <table:table-cell office:value-type="float" office:value="176891" table:style-name="ce15">
            <text:p>176 891</text:p>
          </table:table-cell>
          <table:table-cell office:value-type="float" office:value="122950" table:style-name="ce15">
            <text:p>122 950</text:p>
          </table:table-cell>
          <table:table-cell office:value-type="float" office:value="70533" table:style-name="ce15">
            <text:p>70 533</text:p>
          </table:table-cell>
          <table:table-cell office:value-type="float" office:value="125712" table:style-name="ce15">
            <text:p>125 712</text:p>
          </table:table-cell>
          <table:table-cell office:value-type="float" office:value="83321" table:style-name="ce15">
            <text:p>83 321</text:p>
          </table:table-cell>
          <table:table-cell office:value-type="float" office:value="6222" table:style-name="ce15">
            <text:p>6 222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R90</text:p>
          </table:table-cell>
          <table:table-cell office:value-type="string" table:style-name="ce12">
            <text:p>Künstlerische Tätigkeit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9" table:style-name="ce15">
            <text:p>9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R90</text:p>
          </table:table-cell>
          <table:table-cell office:value-type="string" table:style-name="ce12">
            <text:p>Künstlerische Tätigkeit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4" table:style-name="ce15">
            <text:p>4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R91</text:p>
          </table:table-cell>
          <table:table-cell office:value-type="string" table:style-name="ce12">
            <text:p>Bibliotheken und Muse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257" table:style-name="ce15">
            <text:p>257</text:p>
          </table:table-cell>
          <table:table-cell office:value-type="float" office:value="2837" table:style-name="ce15">
            <text:p>2 837</text:p>
          </table:table-cell>
          <table:table-cell office:value-type="float" office:value="2635" table:style-name="ce15">
            <text:p>2 635</text:p>
          </table:table-cell>
          <table:table-cell office:value-type="float" office:value="102743" table:style-name="ce15">
            <text:p>102 743</text:p>
          </table:table-cell>
          <table:table-cell office:value-type="float" office:value="273847" table:style-name="ce15">
            <text:p>273 847</text:p>
          </table:table-cell>
          <table:table-cell office:value-type="float" office:value="245967" table:style-name="ce15">
            <text:p>245 967</text:p>
          </table:table-cell>
          <table:table-cell office:value-type="float" office:value="240148" table:style-name="ce15">
            <text:p>240 148</text:p>
          </table:table-cell>
          <table:table-cell office:value-type="float" office:value="127540" table:style-name="ce15">
            <text:p>127 540</text:p>
          </table:table-cell>
          <table:table-cell office:value-type="float" office:value="19640" table:style-name="ce15">
            <text:p>19 640</text:p>
          </table:table-cell>
          <table:table-cell office:value-type="float" office:value="132723" table:style-name="ce15">
            <text:p>132 723</text:p>
          </table:table-cell>
          <table:table-cell office:value-type="float" office:value="29980" table:style-name="ce15">
            <text:p>29 980</text:p>
          </table:table-cell>
          <table:table-cell office:value-type="float" office:value="65698" table:style-name="ce15">
            <text:p>65 698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R91</text:p>
          </table:table-cell>
          <table:table-cell office:value-type="string" table:style-name="ce12">
            <text:p>Bibliotheken und Muse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119" table:style-name="ce15">
            <text:p>119</text:p>
          </table:table-cell>
          <table:table-cell office:value-type="float" office:value="98" table:style-name="ce15">
            <text:p>98</text:p>
          </table:table-cell>
          <table:table-cell office:value-type="float" office:value="13" table:style-name="ce15">
            <text:p>13</text:p>
          </table:table-cell>
          <table:table-cell office:value-type="float" office:value="259" table:style-name="ce15">
            <text:p>259</text:p>
          </table:table-cell>
          <table:table-cell office:value-type="float" office:value="11740" table:style-name="ce15">
            <text:p>11 740</text:p>
          </table:table-cell>
          <table:table-cell office:value-type="float" office:value="8169" table:style-name="ce15">
            <text:p>8 169</text:p>
          </table:table-cell>
          <table:table-cell office:value-type="float" office:value="8026" table:style-name="ce15">
            <text:p>8 026</text:p>
          </table:table-cell>
          <table:table-cell office:value-type="float" office:value="5357" table:style-name="ce15">
            <text:p>5 357</text:p>
          </table:table-cell>
          <table:table-cell office:value-type="float" office:value="337" table:style-name="ce15">
            <text:p>337</text:p>
          </table:table-cell>
          <table:table-cell office:value-type="float" office:value="3147" table:style-name="ce15">
            <text:p>3 147</text:p>
          </table:table-cell>
          <table:table-cell office:value-type="float" office:value="2888" table:style-name="ce15">
            <text:p>2 888</text:p>
          </table:table-cell>
          <table:table-cell office:value-type="float" office:value="415" table:style-name="ce15">
            <text:p>415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R91</text:p>
          </table:table-cell>
          <table:table-cell office:value-type="string" table:style-name="ce12">
            <text:p>Bibliotheken und Muse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88" table:style-name="ce15">
            <text:p>88</text:p>
          </table:table-cell>
          <table:table-cell office:value-type="float" office:value="418" table:style-name="ce15">
            <text:p>418</text:p>
          </table:table-cell>
          <table:table-cell office:value-type="float" office:value="338" table:style-name="ce15">
            <text:p>338</text:p>
          </table:table-cell>
          <table:table-cell office:value-type="float" office:value="9640" table:style-name="ce15">
            <text:p>9 640</text:p>
          </table:table-cell>
          <table:table-cell office:value-type="float" office:value="36480" table:style-name="ce15">
            <text:p>36 480</text:p>
          </table:table-cell>
          <table:table-cell office:value-type="float" office:value="35112" table:style-name="ce15">
            <text:p>35 112</text:p>
          </table:table-cell>
          <table:table-cell office:value-type="float" office:value="32180" table:style-name="ce15">
            <text:p>32 180</text:p>
          </table:table-cell>
          <table:table-cell office:value-type="float" office:value="18215" table:style-name="ce15">
            <text:p>18 215</text:p>
          </table:table-cell>
          <table:table-cell office:value-type="float" office:value="3469" table:style-name="ce15">
            <text:p>3 469</text:p>
          </table:table-cell>
          <table:table-cell office:value-type="float" office:value="17510" table:style-name="ce15">
            <text:p>17 510</text:p>
          </table:table-cell>
          <table:table-cell office:value-type="float" office:value="7870" table:style-name="ce15">
            <text:p>7 870</text:p>
          </table:table-cell>
          <table:table-cell office:value-type="float" office:value="4945" table:style-name="ce15">
            <text:p>4 945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R91</text:p>
          </table:table-cell>
          <table:table-cell office:value-type="string" table:style-name="ce12">
            <text:p>Bibliotheken und Muse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27" table:style-name="ce15">
            <text:p>27</text:p>
          </table:table-cell>
          <table:table-cell office:value-type="float" office:value="350" table:style-name="ce15">
            <text:p>350</text:p>
          </table:table-cell>
          <table:table-cell office:value-type="float" office:value="329" table:style-name="ce15">
            <text:p>329</text:p>
          </table:table-cell>
          <table:table-cell office:value-type="float" office:value="12656" table:style-name="ce15">
            <text:p>12 656</text:p>
          </table:table-cell>
          <table:table-cell office:value-type="float" office:value="24432" table:style-name="ce15">
            <text:p>24 432</text:p>
          </table:table-cell>
          <table:table-cell office:value-type="float" office:value="23473" table:style-name="ce15">
            <text:p>23 473</text:p>
          </table:table-cell>
          <table:table-cell office:value-type="float" office:value="18765" table:style-name="ce15">
            <text:p>18 765</text:p>
          </table:table-cell>
          <table:table-cell office:value-type="float" office:value="16332" table:style-name="ce15">
            <text:p>16 332</text:p>
          </table:table-cell>
          <table:table-cell office:value-type="float" office:value="5403" table:style-name="ce15">
            <text:p>5 403</text:p>
          </table:table-cell>
          <table:table-cell office:value-type="float" office:value="7916" table:style-name="ce15">
            <text:p>7 916</text:p>
          </table:table-cell>
          <table:table-cell office:value-type="float" office:value="-4740" table:style-name="ce15">
            <text:p>-4 740</text:p>
          </table:table-cell>
          <table:table-cell office:value-type="float" office:value="36812" table:style-name="ce15">
            <text:p>36 812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R91</text:p>
          </table:table-cell>
          <table:table-cell office:value-type="string" table:style-name="ce12">
            <text:p>Bibliotheken und Muse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11" table:style-name="ce15">
            <text:p>11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R91</text:p>
          </table:table-cell>
          <table:table-cell office:value-type="string" table:style-name="ce12">
            <text:p>Bibliotheken und Muse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11" table:style-name="ce15">
            <text:p>11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R91</text:p>
          </table:table-cell>
          <table:table-cell office:value-type="string" table:style-name="ce12">
            <text:p>Bibliotheken und Muse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R92</text:p>
          </table:table-cell>
          <table:table-cell office:value-type="string" table:style-name="ce12">
            <text:p>Spiel-, Wett- und Lotteriewe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128" table:style-name="ce15">
            <text:p>128</text:p>
          </table:table-cell>
          <table:table-cell office:value-type="float" office:value="5471" table:style-name="ce15">
            <text:p>5 471</text:p>
          </table:table-cell>
          <table:table-cell office:value-type="float" office:value="5341" table:style-name="ce15">
            <text:p>5 341</text:p>
          </table:table-cell>
          <table:table-cell office:value-type="float" office:value="356885" table:style-name="ce15">
            <text:p>356 885</text:p>
          </table:table-cell>
          <table:table-cell office:value-type="float" office:value="1585379" table:style-name="ce15">
            <text:p>1 585 379</text:p>
          </table:table-cell>
          <table:table-cell office:value-type="float" office:value="1301664" table:style-name="ce15">
            <text:p>1 301 664</text:p>
          </table:table-cell>
          <table:table-cell office:value-type="float" office:value="1259774" table:style-name="ce15">
            <text:p>1 259 774</text:p>
          </table:table-cell>
          <table:table-cell office:value-type="float" office:value="717465" table:style-name="ce15">
            <text:p>717 465</text:p>
          </table:table-cell>
          <table:table-cell office:value-type="float" office:value="49594" table:style-name="ce15">
            <text:p>49 594</text:p>
          </table:table-cell>
          <table:table-cell office:value-type="float" office:value="591902" table:style-name="ce15">
            <text:p>591 902</text:p>
          </table:table-cell>
          <table:table-cell office:value-type="float" office:value="235017" table:style-name="ce15">
            <text:p>235 017</text:p>
          </table:table-cell>
          <table:table-cell office:value-type="float" office:value="46280" table:style-name="ce15">
            <text:p>46 28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R92</text:p>
          </table:table-cell>
          <table:table-cell office:value-type="string" table:style-name="ce12">
            <text:p>Spiel-, Wett- und Lotteriewe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47" table:style-name="ce15">
            <text:p>47</text:p>
          </table:table-cell>
          <table:table-cell office:value-type="float" office:value="38" table:style-name="ce15">
            <text:p>38</text:p>
          </table:table-cell>
          <table:table-cell office:value-type="float" office:value="4" table:style-name="ce15">
            <text:p>4</text:p>
          </table:table-cell>
          <table:table-cell office:value-type="float" office:value="101" table:style-name="ce15">
            <text:p>101</text:p>
          </table:table-cell>
          <table:table-cell office:value-type="float" office:value="8099" table:style-name="ce15">
            <text:p>8 099</text:p>
          </table:table-cell>
          <table:table-cell office:value-type="float" office:value="8034" table:style-name="ce15">
            <text:p>8 034</text:p>
          </table:table-cell>
          <table:table-cell office:value-type="float" office:value="2749" table:style-name="ce15">
            <text:p>2 749</text:p>
          </table:table-cell>
          <table:table-cell office:value-type="float" office:value="7915" table:style-name="ce15">
            <text:p>7 915</text:p>
          </table:table-cell>
          <table:table-cell office:value-type="float" office:value="5300" table:style-name="ce15">
            <text:p>5 300</text:p>
          </table:table-cell>
          <table:table-cell office:value-type="float" office:value="132" table:style-name="ce15">
            <text:p>132</text:p>
          </table:table-cell>
          <table:table-cell office:value-type="float" office:value="31" table:style-name="ce15">
            <text:p>31</text:p>
          </table:table-cell>
          <table:table-cell office:value-type="float" office:value="132" table:style-name="ce15">
            <text:p>132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R92</text:p>
          </table:table-cell>
          <table:table-cell office:value-type="string" table:style-name="ce12">
            <text:p>Spiel-, Wett- und Lotteriewe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47" table:style-name="ce15">
            <text:p>47</text:p>
          </table:table-cell>
          <table:table-cell office:value-type="float" office:value="176" table:style-name="ce15">
            <text:p>176</text:p>
          </table:table-cell>
          <table:table-cell office:value-type="float" office:value="129" table:style-name="ce15">
            <text:p>129</text:p>
          </table:table-cell>
          <table:table-cell office:value-type="float" office:value="6006" table:style-name="ce15">
            <text:p>6 006</text:p>
          </table:table-cell>
          <table:table-cell office:value-type="float" office:value="62102" table:style-name="ce15">
            <text:p>62 102</text:p>
          </table:table-cell>
          <table:table-cell office:value-type="float" office:value="59459" table:style-name="ce15">
            <text:p>59 459</text:p>
          </table:table-cell>
          <table:table-cell office:value-type="float" office:value="54934" table:style-name="ce15">
            <text:p>54 934</text:p>
          </table:table-cell>
          <table:table-cell office:value-type="float" office:value="51349" table:style-name="ce15">
            <text:p>51 349</text:p>
          </table:table-cell>
          <table:table-cell office:value-type="float" office:value="4660" table:style-name="ce15">
            <text:p>4 660</text:p>
          </table:table-cell>
          <table:table-cell office:value-type="float" office:value="8057" table:style-name="ce15">
            <text:p>8 057</text:p>
          </table:table-cell>
          <table:table-cell office:value-type="float" office:value="2051" table:style-name="ce15">
            <text:p>2 051</text:p>
          </table:table-cell>
          <table:table-cell office:value-type="float" office:value="1754" table:style-name="ce15">
            <text:p>1 754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R92</text:p>
          </table:table-cell>
          <table:table-cell office:value-type="string" table:style-name="ce12">
            <text:p>Spiel-, Wett- und Lotteriewe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15" table:style-name="ce15">
            <text:p>15</text:p>
          </table:table-cell>
          <table:table-cell office:value-type="float" office:value="200" table:style-name="ce15">
            <text:p>200</text:p>
          </table:table-cell>
          <table:table-cell office:value-type="float" office:value="185" table:style-name="ce15">
            <text:p>185</text:p>
          </table:table-cell>
          <table:table-cell office:value-type="float" office:value="6041" table:style-name="ce15">
            <text:p>6 041</text:p>
          </table:table-cell>
          <table:table-cell office:value-type="float" office:value="28907" table:style-name="ce15">
            <text:p>28 907</text:p>
          </table:table-cell>
          <table:table-cell office:value-type="float" office:value="28600" table:style-name="ce15">
            <text:p>28 600</text:p>
          </table:table-cell>
          <table:table-cell office:value-type="float" office:value="24790" table:style-name="ce15">
            <text:p>24 790</text:p>
          </table:table-cell>
          <table:table-cell office:value-type="float" office:value="21232" table:style-name="ce15">
            <text:p>21 232</text:p>
          </table:table-cell>
          <table:table-cell office:value-type="float" office:value="3960" table:style-name="ce15">
            <text:p>3 960</text:p>
          </table:table-cell>
          <table:table-cell office:value-type="float" office:value="7816" table:style-name="ce15">
            <text:p>7 816</text:p>
          </table:table-cell>
          <table:table-cell office:value-type="float" office:value="1775" table:style-name="ce15">
            <text:p>1 775</text:p>
          </table:table-cell>
          <table:table-cell office:value-type="float" office:value="694" table:style-name="ce15">
            <text:p>694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R92</text:p>
          </table:table-cell>
          <table:table-cell office:value-type="string" table:style-name="ce12">
            <text:p>Spiel-, Wett- und Lotteriewe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10" table:style-name="ce15">
            <text:p>10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R92</text:p>
          </table:table-cell>
          <table:table-cell office:value-type="string" table:style-name="ce12">
            <text:p>Spiel-, Wett- und Lotteriewe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6" table:style-name="ce15">
            <text:p>6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R92</text:p>
          </table:table-cell>
          <table:table-cell office:value-type="string" table:style-name="ce12">
            <text:p>Spiel-, Wett- und Lotteriewese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R93</text:p>
          </table:table-cell>
          <table:table-cell office:value-type="string" table:style-name="ce12">
            <text:p>Dienstleistungen Sport/Unterhalt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8155" table:style-name="ce15">
            <text:p>8 155</text:p>
          </table:table-cell>
          <table:table-cell office:value-type="float" office:value="26328" table:style-name="ce15">
            <text:p>26 328</text:p>
          </table:table-cell>
          <table:table-cell office:value-type="float" office:value="18079" table:style-name="ce15">
            <text:p>18 079</text:p>
          </table:table-cell>
          <table:table-cell office:value-type="float" office:value="651545" table:style-name="ce15">
            <text:p>651 545</text:p>
          </table:table-cell>
          <table:table-cell office:value-type="float" office:value="2865967" table:style-name="ce15">
            <text:p>2 865 967</text:p>
          </table:table-cell>
          <table:table-cell office:value-type="float" office:value="2637813" table:style-name="ce15">
            <text:p>2 637 813</text:p>
          </table:table-cell>
          <table:table-cell office:value-type="float" office:value="2213040" table:style-name="ce15">
            <text:p>2 213 040</text:p>
          </table:table-cell>
          <table:table-cell office:value-type="float" office:value="1814567" table:style-name="ce15">
            <text:p>1 814 567</text:p>
          </table:table-cell>
          <table:table-cell office:value-type="float" office:value="505655" table:style-name="ce15">
            <text:p>505 655</text:p>
          </table:table-cell>
          <table:table-cell office:value-type="float" office:value="916946" table:style-name="ce15">
            <text:p>916 946</text:p>
          </table:table-cell>
          <table:table-cell office:value-type="float" office:value="265401" table:style-name="ce15">
            <text:p>265 401</text:p>
          </table:table-cell>
          <table:table-cell office:value-type="float" office:value="301412" table:style-name="ce15">
            <text:p>301 412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R93</text:p>
          </table:table-cell>
          <table:table-cell office:value-type="string" table:style-name="ce12">
            <text:p>Dienstleistungen Sport/Unterhalt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5486" table:style-name="ce15">
            <text:p>5 486</text:p>
          </table:table-cell>
          <table:table-cell office:value-type="float" office:value="5143" table:style-name="ce15">
            <text:p>5 143</text:p>
          </table:table-cell>
          <table:table-cell office:value-type="float" office:value="127" table:style-name="ce15">
            <text:p>127</text:p>
          </table:table-cell>
          <table:table-cell office:value-type="float" office:value="2415" table:style-name="ce15">
            <text:p>2 415</text:p>
          </table:table-cell>
          <table:table-cell office:value-type="float" office:value="276049" table:style-name="ce15">
            <text:p>276 049</text:p>
          </table:table-cell>
          <table:table-cell office:value-type="float" office:value="264319" table:style-name="ce15">
            <text:p>264 319</text:p>
          </table:table-cell>
          <table:table-cell office:value-type="float" office:value="225654" table:style-name="ce15">
            <text:p>225 654</text:p>
          </table:table-cell>
          <table:table-cell office:value-type="float" office:value="169247" table:style-name="ce15">
            <text:p>169 247</text:p>
          </table:table-cell>
          <table:table-cell office:value-type="float" office:value="38453" table:style-name="ce15">
            <text:p>38 453</text:p>
          </table:table-cell>
          <table:table-cell office:value-type="float" office:value="95384" table:style-name="ce15">
            <text:p>95 384</text:p>
          </table:table-cell>
          <table:table-cell office:value-type="float" office:value="92969" table:style-name="ce15">
            <text:p>92 969</text:p>
          </table:table-cell>
          <table:table-cell office:value-type="float" office:value="8401" table:style-name="ce15">
            <text:p>8 401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R93</text:p>
          </table:table-cell>
          <table:table-cell office:value-type="string" table:style-name="ce12">
            <text:p>Dienstleistungen Sport/Unterhalt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2180" table:style-name="ce15">
            <text:p>2 180</text:p>
          </table:table-cell>
          <table:table-cell office:value-type="float" office:value="7801" table:style-name="ce15">
            <text:p>7 801</text:p>
          </table:table-cell>
          <table:table-cell office:value-type="float" office:value="5185" table:style-name="ce15">
            <text:p>5 185</text:p>
          </table:table-cell>
          <table:table-cell office:value-type="float" office:value="117788" table:style-name="ce15">
            <text:p>117 788</text:p>
          </table:table-cell>
          <table:table-cell office:value-type="float" office:value="642238" table:style-name="ce15">
            <text:p>642 238</text:p>
          </table:table-cell>
          <table:table-cell office:value-type="float" office:value="612819" table:style-name="ce15">
            <text:p>612 819</text:p>
          </table:table-cell>
          <table:table-cell office:value-type="float" office:value="497030" table:style-name="ce15">
            <text:p>497 030</text:p>
          </table:table-cell>
          <table:table-cell office:value-type="float" office:value="435206" table:style-name="ce15">
            <text:p>435 206</text:p>
          </table:table-cell>
          <table:table-cell office:value-type="float" office:value="127415" table:style-name="ce15">
            <text:p>127 415</text:p>
          </table:table-cell>
          <table:table-cell office:value-type="float" office:value="190537" table:style-name="ce15">
            <text:p>190 537</text:p>
          </table:table-cell>
          <table:table-cell office:value-type="float" office:value="72749" table:style-name="ce15">
            <text:p>72 749</text:p>
          </table:table-cell>
          <table:table-cell office:value-type="float" office:value="34367" table:style-name="ce15">
            <text:p>34 367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R93</text:p>
          </table:table-cell>
          <table:table-cell office:value-type="string" table:style-name="ce12">
            <text:p>Dienstleistungen Sport/Unterhalt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302" table:style-name="ce15">
            <text:p>302</text:p>
          </table:table-cell>
          <table:table-cell office:value-type="float" office:value="3978" table:style-name="ce15">
            <text:p>3 978</text:p>
          </table:table-cell>
          <table:table-cell office:value-type="float" office:value="3636" table:style-name="ce15">
            <text:p>3 636</text:p>
          </table:table-cell>
          <table:table-cell office:value-type="float" office:value="93261" table:style-name="ce15">
            <text:p>93 261</text:p>
          </table:table-cell>
          <table:table-cell office:value-type="float" office:value="464527" table:style-name="ce15">
            <text:p>464 527</text:p>
          </table:table-cell>
          <table:table-cell office:value-type="float" office:value="446006" table:style-name="ce15">
            <text:p>446 006</text:p>
          </table:table-cell>
          <table:table-cell office:value-type="float" office:value="392978" table:style-name="ce15">
            <text:p>392 978</text:p>
          </table:table-cell>
          <table:table-cell office:value-type="float" office:value="334149" table:style-name="ce15">
            <text:p>334 149</text:p>
          </table:table-cell>
          <table:table-cell office:value-type="float" office:value="60010" table:style-name="ce15">
            <text:p>60 010</text:p>
          </table:table-cell>
          <table:table-cell office:value-type="float" office:value="129143" table:style-name="ce15">
            <text:p>129 143</text:p>
          </table:table-cell>
          <table:table-cell office:value-type="float" office:value="35882" table:style-name="ce15">
            <text:p>35 882</text:p>
          </table:table-cell>
          <table:table-cell office:value-type="float" office:value="31859" table:style-name="ce15">
            <text:p>31 859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R93</text:p>
          </table:table-cell>
          <table:table-cell office:value-type="string" table:style-name="ce12">
            <text:p>Dienstleistungen Sport/Unterhalt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143" table:style-name="ce15">
            <text:p>143</text:p>
          </table:table-cell>
          <table:table-cell office:value-type="float" office:value="4275" table:style-name="ce15">
            <text:p>4 275</text:p>
          </table:table-cell>
          <table:table-cell office:value-type="float" office:value="4073" table:style-name="ce15">
            <text:p>4 073</text:p>
          </table:table-cell>
          <table:table-cell office:value-type="float" office:value="150454" table:style-name="ce15">
            <text:p>150 454</text:p>
          </table:table-cell>
          <table:table-cell office:value-type="float" office:value="505014" table:style-name="ce15">
            <text:p>505 014</text:p>
          </table:table-cell>
          <table:table-cell office:value-type="float" office:value="460647" table:style-name="ce15">
            <text:p>460 647</text:p>
          </table:table-cell>
          <table:table-cell office:value-type="float" office:value="362664" table:style-name="ce15">
            <text:p>362 664</text:p>
          </table:table-cell>
          <table:table-cell office:value-type="float" office:value="324068" table:style-name="ce15">
            <text:p>324 068</text:p>
          </table:table-cell>
          <table:table-cell office:value-type="float" office:value="125107" table:style-name="ce15">
            <text:p>125 107</text:p>
          </table:table-cell>
          <table:table-cell office:value-type="float" office:value="163986" table:style-name="ce15">
            <text:p>163 986</text:p>
          </table:table-cell>
          <table:table-cell office:value-type="float" office:value="13532" table:style-name="ce15">
            <text:p>13 532</text:p>
          </table:table-cell>
          <table:table-cell office:value-type="float" office:value="37869" table:style-name="ce15">
            <text:p>37 869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R93</text:p>
          </table:table-cell>
          <table:table-cell office:value-type="string" table:style-name="ce12">
            <text:p>Dienstleistungen Sport/Unterhalt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41" table:style-name="ce15">
            <text:p>41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R93</text:p>
          </table:table-cell>
          <table:table-cell office:value-type="string" table:style-name="ce12">
            <text:p>Dienstleistungen Sport/Unterhaltung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8">
            <text:p>S</text:p>
          </table:table-cell>
          <table:table-cell office:value-type="string" table:style-name="ce8">
            <text:p>Sonst. Dienstleistungen (ohne S94)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insgesamt</text:p>
          </table:table-cell>
          <table:table-cell office:value-type="float" office:value="41829" table:style-name="ce11">
            <text:p>41 829</text:p>
          </table:table-cell>
          <table:table-cell office:value-type="float" office:value="83868" table:style-name="ce11">
            <text:p>83 868</text:p>
          </table:table-cell>
          <table:table-cell office:value-type="float" office:value="41131" table:style-name="ce11">
            <text:p>41 131</text:p>
          </table:table-cell>
          <table:table-cell office:value-type="float" office:value="1153074" table:style-name="ce11">
            <text:p>1 153 074</text:p>
          </table:table-cell>
          <table:table-cell office:value-type="float" office:value="3664349" table:style-name="ce11">
            <text:p>3 664 349</text:p>
          </table:table-cell>
          <table:table-cell office:value-type="float" office:value="3540980" table:style-name="ce11">
            <text:p>3 540 980</text:p>
          </table:table-cell>
          <table:table-cell office:value-type="float" office:value="3406228" table:style-name="ce11">
            <text:p>3 406 228</text:p>
          </table:table-cell>
          <table:table-cell office:value-type="float" office:value="1551587" table:style-name="ce11">
            <text:p>1 551 587</text:p>
          </table:table-cell>
          <table:table-cell office:value-type="float" office:value="191495" table:style-name="ce11">
            <text:p>191 495</text:p>
          </table:table-cell>
          <table:table-cell office:value-type="float" office:value="2044854" table:style-name="ce11">
            <text:p>2 044 854</text:p>
          </table:table-cell>
          <table:table-cell office:value-type="float" office:value="891780" table:style-name="ce11">
            <text:p>891 780</text:p>
          </table:table-cell>
          <table:table-cell office:value-type="float" office:value="212950" table:style-name="ce11">
            <text:p>212 950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S</text:p>
          </table:table-cell>
          <table:table-cell office:value-type="string" table:style-name="ce8">
            <text:p>Sonst. Dienstleistungen (ohne S94)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0 - 1</text:p>
          </table:table-cell>
          <table:table-cell office:value-type="float" office:value="32383" table:style-name="ce11">
            <text:p>32 383</text:p>
          </table:table-cell>
          <table:table-cell office:value-type="float" office:value="32216" table:style-name="ce11">
            <text:p>32 216</text:p>
          </table:table-cell>
          <table:table-cell office:value-type="float" office:value="40" table:style-name="ce11">
            <text:p>40</text:p>
          </table:table-cell>
          <table:table-cell office:value-type="float" office:value="1075" table:style-name="ce11">
            <text:p>1 075</text:p>
          </table:table-cell>
          <table:table-cell office:value-type="float" office:value="771447" table:style-name="ce11">
            <text:p>771 447</text:p>
          </table:table-cell>
          <table:table-cell office:value-type="float" office:value="753655" table:style-name="ce11">
            <text:p>753 655</text:p>
          </table:table-cell>
          <table:table-cell office:value-type="float" office:value="742768" table:style-name="ce11">
            <text:p>742 768</text:p>
          </table:table-cell>
          <table:table-cell office:value-type="float" office:value="370728" table:style-name="ce11">
            <text:p>370 728</text:p>
          </table:table-cell>
          <table:table-cell office:value-type="float" office:value="21247" table:style-name="ce11">
            <text:p>21 247</text:p>
          </table:table-cell>
          <table:table-cell office:value-type="float" office:value="394611" table:style-name="ce11">
            <text:p>394 611</text:p>
          </table:table-cell>
          <table:table-cell office:value-type="float" office:value="393536" table:style-name="ce11">
            <text:p>393 536</text:p>
          </table:table-cell>
          <table:table-cell office:value-type="float" office:value="43663" table:style-name="ce11">
            <text:p>43 663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S</text:p>
          </table:table-cell>
          <table:table-cell office:value-type="string" table:style-name="ce8">
            <text:p>Sonst. Dienstleistungen (ohne S94)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2 - 9</text:p>
          </table:table-cell>
          <table:table-cell office:value-type="float" office:value="8823" table:style-name="ce11">
            <text:p>8 823</text:p>
          </table:table-cell>
          <table:table-cell office:value-type="float" office:value="30028" table:style-name="ce11">
            <text:p>30 028</text:p>
          </table:table-cell>
          <table:table-cell office:value-type="float" office:value="20245" table:style-name="ce11">
            <text:p>20 245</text:p>
          </table:table-cell>
          <table:table-cell office:value-type="float" office:value="412081" table:style-name="ce11">
            <text:p>412 081</text:p>
          </table:table-cell>
          <table:table-cell office:value-type="float" office:value="1260751" table:style-name="ce11">
            <text:p>1 260 751</text:p>
          </table:table-cell>
          <table:table-cell office:value-type="float" office:value="1222314" table:style-name="ce11">
            <text:p>1 222 314</text:p>
          </table:table-cell>
          <table:table-cell office:value-type="float" office:value="1181939" table:style-name="ce11">
            <text:p>1 181 939</text:p>
          </table:table-cell>
          <table:table-cell office:value-type="float" office:value="539666" table:style-name="ce11">
            <text:p>539 666</text:p>
          </table:table-cell>
          <table:table-cell office:value-type="float" office:value="60514" table:style-name="ce11">
            <text:p>60 514</text:p>
          </table:table-cell>
          <table:table-cell office:value-type="float" office:value="697924" table:style-name="ce11">
            <text:p>697 924</text:p>
          </table:table-cell>
          <table:table-cell office:value-type="float" office:value="285843" table:style-name="ce11">
            <text:p>285 843</text:p>
          </table:table-cell>
          <table:table-cell office:value-type="float" office:value="31423" table:style-name="ce11">
            <text:p>31 423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S</text:p>
          </table:table-cell>
          <table:table-cell office:value-type="string" table:style-name="ce8">
            <text:p>Sonst. Dienstleistungen (ohne S94)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10 - 19</text:p>
          </table:table-cell>
          <table:table-cell office:value-type="float" office:value="447" table:style-name="ce11">
            <text:p>447</text:p>
          </table:table-cell>
          <table:table-cell office:value-type="float" office:value="5799" table:style-name="ce11">
            <text:p>5 799</text:p>
          </table:table-cell>
          <table:table-cell office:value-type="float" office:value="5264" table:style-name="ce11">
            <text:p>5 264</text:p>
          </table:table-cell>
          <table:table-cell office:value-type="float" office:value="138410" table:style-name="ce11">
            <text:p>138 410</text:p>
          </table:table-cell>
          <table:table-cell office:value-type="float" office:value="322766" table:style-name="ce11">
            <text:p>322 766</text:p>
          </table:table-cell>
          <table:table-cell office:value-type="float" office:value="309651" table:style-name="ce11">
            <text:p>309 651</text:p>
          </table:table-cell>
          <table:table-cell office:value-type="float" office:value="294538" table:style-name="ce11">
            <text:p>294 538</text:p>
          </table:table-cell>
          <table:table-cell office:value-type="float" office:value="138792" table:style-name="ce11">
            <text:p>138 792</text:p>
          </table:table-cell>
          <table:table-cell office:value-type="float" office:value="22581" table:style-name="ce11">
            <text:p>22 581</text:p>
          </table:table-cell>
          <table:table-cell office:value-type="float" office:value="178330" table:style-name="ce11">
            <text:p>178 330</text:p>
          </table:table-cell>
          <table:table-cell office:value-type="float" office:value="39920" table:style-name="ce11">
            <text:p>39 920</text:p>
          </table:table-cell>
          <table:table-cell office:value-type="float" office:value="16109" table:style-name="ce11">
            <text:p>16 109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S</text:p>
          </table:table-cell>
          <table:table-cell office:value-type="string" table:style-name="ce8">
            <text:p>Sonst. Dienstleistungen (ohne S94)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20 - 49</text:p>
          </table:table-cell>
          <table:table-cell office:value-type="float" office:value="116" table:style-name="ce11">
            <text:p>116</text:p>
          </table:table-cell>
          <table:table-cell office:value-type="float" office:value="3326" table:style-name="ce11">
            <text:p>3 326</text:p>
          </table:table-cell>
          <table:table-cell office:value-type="float" office:value="3175" table:style-name="ce11">
            <text:p>3 175</text:p>
          </table:table-cell>
          <table:table-cell office:value-type="float" office:value="97046" table:style-name="ce11">
            <text:p>97 046</text:p>
          </table:table-cell>
          <table:table-cell office:value-type="float" office:value="221561" table:style-name="ce11">
            <text:p>221 561</text:p>
          </table:table-cell>
          <table:table-cell office:value-type="float" office:value="210431" table:style-name="ce11">
            <text:p>210 431</text:p>
          </table:table-cell>
          <table:table-cell office:value-type="float" office:value="200229" table:style-name="ce11">
            <text:p>200 229</text:p>
          </table:table-cell>
          <table:table-cell office:value-type="float" office:value="96423" table:style-name="ce11">
            <text:p>96 423</text:p>
          </table:table-cell>
          <table:table-cell office:value-type="float" office:value="15120" table:style-name="ce11">
            <text:p>15 120</text:p>
          </table:table-cell>
          <table:table-cell office:value-type="float" office:value="119036" table:style-name="ce11">
            <text:p>119 036</text:p>
          </table:table-cell>
          <table:table-cell office:value-type="float" office:value="21990" table:style-name="ce11">
            <text:p>21 990</text:p>
          </table:table-cell>
          <table:table-cell office:value-type="float" office:value="8714" table:style-name="ce11">
            <text:p>8 714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S</text:p>
          </table:table-cell>
          <table:table-cell office:value-type="string" table:style-name="ce8">
            <text:p>Sonst. Dienstleistungen (ohne S94)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50 - 249</text:p>
          </table:table-cell>
          <table:table-cell office:value-type="float" office:value="48" table:style-name="ce11">
            <text:p>48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8">
            <text:p>S</text:p>
          </table:table-cell>
          <table:table-cell office:value-type="string" table:style-name="ce8">
            <text:p>Sonst. Dienstleistungen (ohne S94)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250 und mehr</text:p>
          </table:table-cell>
          <table:table-cell office:value-type="float" office:value="12" table:style-name="ce11">
            <text:p>12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2">
            <text:p>S95</text:p>
          </table:table-cell>
          <table:table-cell office:value-type="string" table:style-name="ce12">
            <text:p>Reparatur v. Gebrauchsgüter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1891" table:style-name="ce15">
            <text:p>1 891</text:p>
          </table:table-cell>
          <table:table-cell office:value-type="float" office:value="3794" table:style-name="ce15">
            <text:p>3 794</text:p>
          </table:table-cell>
          <table:table-cell office:value-type="float" office:value="1836" table:style-name="ce15">
            <text:p>1 836</text:p>
          </table:table-cell>
          <table:table-cell office:value-type="float" office:value="67125" table:style-name="ce15">
            <text:p>67 125</text:p>
          </table:table-cell>
          <table:table-cell office:value-type="float" office:value="302807" table:style-name="ce15">
            <text:p>302 807</text:p>
          </table:table-cell>
          <table:table-cell office:value-type="float" office:value="294234" table:style-name="ce15">
            <text:p>294 234</text:p>
          </table:table-cell>
          <table:table-cell office:value-type="float" office:value="267458" table:style-name="ce15">
            <text:p>267 458</text:p>
          </table:table-cell>
          <table:table-cell office:value-type="float" office:value="177465" table:style-name="ce15">
            <text:p>177 465</text:p>
          </table:table-cell>
          <table:table-cell office:value-type="float" office:value="29422" table:style-name="ce15">
            <text:p>29 422</text:p>
          </table:table-cell>
          <table:table-cell office:value-type="float" office:value="120944" table:style-name="ce15">
            <text:p>120 944</text:p>
          </table:table-cell>
          <table:table-cell office:value-type="float" office:value="53819" table:style-name="ce15">
            <text:p>53 819</text:p>
          </table:table-cell>
          <table:table-cell office:value-type="float" office:value="12879" table:style-name="ce15">
            <text:p>12 879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S95</text:p>
          </table:table-cell>
          <table:table-cell office:value-type="string" table:style-name="ce12">
            <text:p>Reparatur v. Gebrauchsgüter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1264" table:style-name="ce15">
            <text:p>1 264</text:p>
          </table:table-cell>
          <table:table-cell office:value-type="float" office:value="1255" table:style-name="ce15">
            <text:p>1 255</text:p>
          </table:table-cell>
          <table:table-cell office:value-type="float" office:value="1" table:style-name="ce15">
            <text:p>1</text:p>
          </table:table-cell>
          <table:table-cell office:value-type="float" office:value="33" table:style-name="ce15">
            <text:p>33</text:p>
          </table:table-cell>
          <table:table-cell office:value-type="float" office:value="63220" table:style-name="ce15">
            <text:p>63 220</text:p>
          </table:table-cell>
          <table:table-cell office:value-type="float" office:value="62073" table:style-name="ce15">
            <text:p>62 073</text:p>
          </table:table-cell>
          <table:table-cell office:value-type="float" office:value="58676" table:style-name="ce15">
            <text:p>58 676</text:p>
          </table:table-cell>
          <table:table-cell office:value-type="float" office:value="39418" table:style-name="ce15">
            <text:p>39 418</text:p>
          </table:table-cell>
          <table:table-cell office:value-type="float" office:value="4059" table:style-name="ce15">
            <text:p>4 059</text:p>
          </table:table-cell>
          <table:table-cell office:value-type="float" office:value="23791" table:style-name="ce15">
            <text:p>23 791</text:p>
          </table:table-cell>
          <table:table-cell office:value-type="float" office:value="23758" table:style-name="ce15">
            <text:p>23 758</text:p>
          </table:table-cell>
          <table:table-cell office:value-type="float" office:value="6569" table:style-name="ce15">
            <text:p>6 569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S95</text:p>
          </table:table-cell>
          <table:table-cell office:value-type="string" table:style-name="ce12">
            <text:p>Reparatur v. Gebrauchsgüter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588" table:style-name="ce15">
            <text:p>588</text:p>
          </table:table-cell>
          <table:table-cell office:value-type="float" office:value="1736" table:style-name="ce15">
            <text:p>1 736</text:p>
          </table:table-cell>
          <table:table-cell office:value-type="float" office:value="1082" table:style-name="ce15">
            <text:p>1 082</text:p>
          </table:table-cell>
          <table:table-cell office:value-type="float" office:value="28827" table:style-name="ce15">
            <text:p>28 827</text:p>
          </table:table-cell>
          <table:table-cell office:value-type="float" office:value="137250" table:style-name="ce15">
            <text:p>137 250</text:p>
          </table:table-cell>
          <table:table-cell office:value-type="float" office:value="134609" table:style-name="ce15">
            <text:p>134 609</text:p>
          </table:table-cell>
          <table:table-cell office:value-type="float" office:value="122807" table:style-name="ce15">
            <text:p>122 807</text:p>
          </table:table-cell>
          <table:table-cell office:value-type="float" office:value="83610" table:style-name="ce15">
            <text:p>83 610</text:p>
          </table:table-cell>
          <table:table-cell office:value-type="float" office:value="13268" table:style-name="ce15">
            <text:p>13 268</text:p>
          </table:table-cell>
          <table:table-cell office:value-type="float" office:value="53230" table:style-name="ce15">
            <text:p>53 230</text:p>
          </table:table-cell>
          <table:table-cell office:value-type="float" office:value="24403" table:style-name="ce15">
            <text:p>24 403</text:p>
          </table:table-cell>
          <table:table-cell office:value-type="float" office:value="4709" table:style-name="ce15">
            <text:p>4 709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S95</text:p>
          </table:table-cell>
          <table:table-cell office:value-type="string" table:style-name="ce12">
            <text:p>Reparatur v. Gebrauchsgüter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30" table:style-name="ce15">
            <text:p>30</text:p>
          </table:table-cell>
          <table:table-cell office:value-type="float" office:value="420" table:style-name="ce15">
            <text:p>420</text:p>
          </table:table-cell>
          <table:table-cell office:value-type="float" office:value="381" table:style-name="ce15">
            <text:p>381</text:p>
          </table:table-cell>
          <table:table-cell office:value-type="float" office:value="18869" table:style-name="ce15">
            <text:p>18 869</text:p>
          </table:table-cell>
          <table:table-cell office:value-type="float" office:value="55896" table:style-name="ce15">
            <text:p>55 896</text:p>
          </table:table-cell>
          <table:table-cell office:value-type="float" office:value="52545" table:style-name="ce15">
            <text:p>52 545</text:p>
          </table:table-cell>
          <table:table-cell office:value-type="float" office:value="48562" table:style-name="ce15">
            <text:p>48 562</text:p>
          </table:table-cell>
          <table:table-cell office:value-type="float" office:value="29988" table:style-name="ce15">
            <text:p>29 988</text:p>
          </table:table-cell>
          <table:table-cell office:value-type="float" office:value="4458" table:style-name="ce15">
            <text:p>4 458</text:p>
          </table:table-cell>
          <table:table-cell office:value-type="float" office:value="23418" table:style-name="ce15">
            <text:p>23 418</text:p>
          </table:table-cell>
          <table:table-cell office:value-type="float" office:value="4549" table:style-name="ce15">
            <text:p>4 549</text:p>
          </table:table-cell>
          <table:table-cell office:value-type="float" office:value="1278" table:style-name="ce15">
            <text:p>1 278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S95</text:p>
          </table:table-cell>
          <table:table-cell office:value-type="string" table:style-name="ce12">
            <text:p>Reparatur v. Gebrauchsgüter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6" table:style-name="ce15">
            <text:p>6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S95</text:p>
          </table:table-cell>
          <table:table-cell office:value-type="string" table:style-name="ce12">
            <text:p>Reparatur v. Gebrauchsgüter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S95</text:p>
          </table:table-cell>
          <table:table-cell office:value-type="string" table:style-name="ce12">
            <text:p>Reparatur v. Gebrauchsgütern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S96</text:p>
          </table:table-cell>
          <table:table-cell office:value-type="string" table:style-name="ce12">
            <text:p>Sonst. Dienstleistungen a.n.g.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insgesamt</text:p>
          </table:table-cell>
          <table:table-cell office:value-type="float" office:value="39938" table:style-name="ce15">
            <text:p>39 938</text:p>
          </table:table-cell>
          <table:table-cell office:value-type="float" office:value="80074" table:style-name="ce15">
            <text:p>80 074</text:p>
          </table:table-cell>
          <table:table-cell office:value-type="float" office:value="39295" table:style-name="ce15">
            <text:p>39 295</text:p>
          </table:table-cell>
          <table:table-cell office:value-type="float" office:value="1085949" table:style-name="ce15">
            <text:p>1 085 949</text:p>
          </table:table-cell>
          <table:table-cell office:value-type="float" office:value="3361542" table:style-name="ce15">
            <text:p>3 361 542</text:p>
          </table:table-cell>
          <table:table-cell office:value-type="float" office:value="3246746" table:style-name="ce15">
            <text:p>3 246 746</text:p>
          </table:table-cell>
          <table:table-cell office:value-type="float" office:value="3138770" table:style-name="ce15">
            <text:p>3 138 770</text:p>
          </table:table-cell>
          <table:table-cell office:value-type="float" office:value="1374122" table:style-name="ce15">
            <text:p>1 374 122</text:p>
          </table:table-cell>
          <table:table-cell office:value-type="float" office:value="162073" table:style-name="ce15">
            <text:p>162 073</text:p>
          </table:table-cell>
          <table:table-cell office:value-type="float" office:value="1923910" table:style-name="ce15">
            <text:p>1 923 910</text:p>
          </table:table-cell>
          <table:table-cell office:value-type="float" office:value="837961" table:style-name="ce15">
            <text:p>837 961</text:p>
          </table:table-cell>
          <table:table-cell office:value-type="float" office:value="200071" table:style-name="ce15">
            <text:p>200 071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S96</text:p>
          </table:table-cell>
          <table:table-cell office:value-type="string" table:style-name="ce12">
            <text:p>Sonst. Dienstleistungen a.n.g.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0 - 1</text:p>
          </table:table-cell>
          <table:table-cell office:value-type="float" office:value="31119" table:style-name="ce15">
            <text:p>31 119</text:p>
          </table:table-cell>
          <table:table-cell office:value-type="float" office:value="30961" table:style-name="ce15">
            <text:p>30 961</text:p>
          </table:table-cell>
          <table:table-cell office:value-type="float" office:value="39" table:style-name="ce15">
            <text:p>39</text:p>
          </table:table-cell>
          <table:table-cell office:value-type="float" office:value="1042" table:style-name="ce15">
            <text:p>1 042</text:p>
          </table:table-cell>
          <table:table-cell office:value-type="float" office:value="708227" table:style-name="ce15">
            <text:p>708 227</text:p>
          </table:table-cell>
          <table:table-cell office:value-type="float" office:value="691582" table:style-name="ce15">
            <text:p>691 582</text:p>
          </table:table-cell>
          <table:table-cell office:value-type="float" office:value="684092" table:style-name="ce15">
            <text:p>684 092</text:p>
          </table:table-cell>
          <table:table-cell office:value-type="float" office:value="331310" table:style-name="ce15">
            <text:p>331 310</text:p>
          </table:table-cell>
          <table:table-cell office:value-type="float" office:value="17188" table:style-name="ce15">
            <text:p>17 188</text:p>
          </table:table-cell>
          <table:table-cell office:value-type="float" office:value="370820" table:style-name="ce15">
            <text:p>370 820</text:p>
          </table:table-cell>
          <table:table-cell office:value-type="float" office:value="369778" table:style-name="ce15">
            <text:p>369 778</text:p>
          </table:table-cell>
          <table:table-cell office:value-type="float" office:value="37094" table:style-name="ce15">
            <text:p>37 094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S96</text:p>
          </table:table-cell>
          <table:table-cell office:value-type="string" table:style-name="ce12">
            <text:p>Sonst. Dienstleistungen a.n.g.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 - 9</text:p>
          </table:table-cell>
          <table:table-cell office:value-type="float" office:value="8235" table:style-name="ce15">
            <text:p>8 235</text:p>
          </table:table-cell>
          <table:table-cell office:value-type="float" office:value="28292" table:style-name="ce15">
            <text:p>28 292</text:p>
          </table:table-cell>
          <table:table-cell office:value-type="float" office:value="19163" table:style-name="ce15">
            <text:p>19 163</text:p>
          </table:table-cell>
          <table:table-cell office:value-type="float" office:value="383254" table:style-name="ce15">
            <text:p>383 254</text:p>
          </table:table-cell>
          <table:table-cell office:value-type="float" office:value="1123501" table:style-name="ce15">
            <text:p>1 123 501</text:p>
          </table:table-cell>
          <table:table-cell office:value-type="float" office:value="1087705" table:style-name="ce15">
            <text:p>1 087 705</text:p>
          </table:table-cell>
          <table:table-cell office:value-type="float" office:value="1059132" table:style-name="ce15">
            <text:p>1 059 132</text:p>
          </table:table-cell>
          <table:table-cell office:value-type="float" office:value="456056" table:style-name="ce15">
            <text:p>456 056</text:p>
          </table:table-cell>
          <table:table-cell office:value-type="float" office:value="47246" table:style-name="ce15">
            <text:p>47 246</text:p>
          </table:table-cell>
          <table:table-cell office:value-type="float" office:value="644694" table:style-name="ce15">
            <text:p>644 694</text:p>
          </table:table-cell>
          <table:table-cell office:value-type="float" office:value="261440" table:style-name="ce15">
            <text:p>261 440</text:p>
          </table:table-cell>
          <table:table-cell office:value-type="float" office:value="26714" table:style-name="ce15">
            <text:p>26 714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S96</text:p>
          </table:table-cell>
          <table:table-cell office:value-type="string" table:style-name="ce12">
            <text:p>Sonst. Dienstleistungen a.n.g.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10 - 19</text:p>
          </table:table-cell>
          <table:table-cell office:value-type="float" office:value="417" table:style-name="ce15">
            <text:p>417</text:p>
          </table:table-cell>
          <table:table-cell office:value-type="float" office:value="5379" table:style-name="ce15">
            <text:p>5 379</text:p>
          </table:table-cell>
          <table:table-cell office:value-type="float" office:value="4883" table:style-name="ce15">
            <text:p>4 883</text:p>
          </table:table-cell>
          <table:table-cell office:value-type="float" office:value="119541" table:style-name="ce15">
            <text:p>119 541</text:p>
          </table:table-cell>
          <table:table-cell office:value-type="float" office:value="266870" table:style-name="ce15">
            <text:p>266 870</text:p>
          </table:table-cell>
          <table:table-cell office:value-type="float" office:value="257106" table:style-name="ce15">
            <text:p>257 106</text:p>
          </table:table-cell>
          <table:table-cell office:value-type="float" office:value="245976" table:style-name="ce15">
            <text:p>245 976</text:p>
          </table:table-cell>
          <table:table-cell office:value-type="float" office:value="108804" table:style-name="ce15">
            <text:p>108 804</text:p>
          </table:table-cell>
          <table:table-cell office:value-type="float" office:value="18123" table:style-name="ce15">
            <text:p>18 123</text:p>
          </table:table-cell>
          <table:table-cell office:value-type="float" office:value="154912" table:style-name="ce15">
            <text:p>154 912</text:p>
          </table:table-cell>
          <table:table-cell office:value-type="float" office:value="35371" table:style-name="ce15">
            <text:p>35 371</text:p>
          </table:table-cell>
          <table:table-cell office:value-type="float" office:value="14831" table:style-name="ce15">
            <text:p>14 831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S96</text:p>
          </table:table-cell>
          <table:table-cell office:value-type="string" table:style-name="ce12">
            <text:p>Sonst. Dienstleistungen a.n.g.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0 - 49</text:p>
          </table:table-cell>
          <table:table-cell office:value-type="float" office:value="110" table:style-name="ce15">
            <text:p>110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S96</text:p>
          </table:table-cell>
          <table:table-cell office:value-type="string" table:style-name="ce12">
            <text:p>Sonst. Dienstleistungen a.n.g.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50 - 249</text:p>
          </table:table-cell>
          <table:table-cell office:value-type="float" office:value="45" table:style-name="ce15">
            <text:p>45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3">
          <table:table-cell office:value-type="string" table:style-name="ce12">
            <text:p>S96</text:p>
          </table:table-cell>
          <table:table-cell office:value-type="string" table:style-name="ce12">
            <text:p>Sonst. Dienstleistungen a.n.g.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250 und mehr</text:p>
          </table:table-cell>
          <table:table-cell office:value-type="float" office:value="12" table:style-name="ce15">
            <text:p>12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G</text:p>
          </table:table-cell>
          <table:table-cell table:number-columns-repeated="16368" table:style-name="ce12"/>
        </table:table-row>
        <table:table-row table:style-name="ro4">
          <table:table-cell office:value-type="string" table:number-columns-spanned="16" table:number-rows-spanned="1" table:style-name="ce19">
            <text:p>Q: STATISTIK AUSTRIA, Leistungs- und Strukturstatistik 2022. <text:s/>Erstellt am 28.06.2024. - *) Ohne Umsatzsteuer.</text:p>
            <text:p>1) statistische Unternehmen. - <text:s/>2) einschl. Investitionen in geringwertige Wirtschaftsgüter.</text:p>
          </table:table-cell>
          <table:covered-table-cell table:number-columns-repeated="15"/>
          <table:table-cell table:number-columns-repeated="16368" table:style-name="ce1"/>
        </table:table-row>
        <table:table-row table:number-rows-repeated="1047887" table:style-name="ro3">
          <table:table-cell table:number-columns-repeated="16384"/>
        </table:table-row>
        <table:named-expressions>
          <table:named-range table:name="Print_Titles" table:cell-range-address="LSE2022_UNT_BGKL.$A$2:LSE2022_UNT_BGKL.$XFD$2" table:base-cell-address="LSE2022_UNT_BGKL.$A$1"/>
        </table:named-expressions>
      </table:table>
      <table:database-ranges>
        <table:database-range table:target-range-address="LSE2022_UNT_BGKL.A2:LSE2022_UNT_BGKL.P689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_50_0_32__37__32_-_32_Akzent1" style:display-name="20 % - Akzent1" style:family="table-cell" style:data-style-name="N0">
      <style:table-cell-properties fo:background-color="#DCE6F1"/>
      <style:text-properties style:font-name="Arial" style:font-name-asian="Arial" style:font-name-complex="Arial" fo:font-size="10pt" style:font-size-asian="10pt" style:font-size-complex="10pt"/>
    </style:style>
    <style:style style:name="_50_0_32__37__32_-_32_Akzent1_32_2" style:display-name="20 % - Akzent1 2" style:family="table-cell" style:data-style-name="N0">
      <style:table-cell-properties fo:background-color="#DCE6F1"/>
      <style:text-properties style:font-name="Arial" style:font-name-asian="Arial" style:font-name-complex="Arial" fo:font-size="10pt" style:font-size-asian="10pt" style:font-size-complex="10pt"/>
    </style:style>
    <style:style style:name="_50_0_32__37__32_-_32_Akzent1_32_2_32_2" style:display-name="20 % - Akzent1 2 2" style:family="table-cell" style:data-style-name="N0">
      <style:table-cell-properties fo:background-color="#DCE6F1"/>
      <style:text-properties style:font-name="Arial" style:font-name-asian="Arial" style:font-name-complex="Arial" fo:font-size="10pt" style:font-size-asian="10pt" style:font-size-complex="10pt"/>
    </style:style>
    <style:style style:name="_50_0_32__37__32_-_32_Akzent1_32_3" style:display-name="20 % - Akzent1 3" style:family="table-cell" style:data-style-name="N0">
      <style:table-cell-properties fo:background-color="#DCE6F1"/>
      <style:text-properties style:font-name="Arial" style:font-name-asian="Arial" style:font-name-complex="Arial" fo:font-size="10pt" style:font-size-asian="10pt" style:font-size-complex="10pt"/>
    </style:style>
    <style:style style:name="_50_0_32__37__32_-_32_Akzent2" style:display-name="20 % - Akzent2" style:family="table-cell" style:data-style-name="N0">
      <style:table-cell-properties fo:background-color="#F2DCDB"/>
      <style:text-properties style:font-name="Arial" style:font-name-asian="Arial" style:font-name-complex="Arial" fo:font-size="10pt" style:font-size-asian="10pt" style:font-size-complex="10pt"/>
    </style:style>
    <style:style style:name="_50_0_32__37__32_-_32_Akzent2_32_2" style:display-name="20 % - Akzent2 2" style:family="table-cell" style:data-style-name="N0">
      <style:table-cell-properties fo:background-color="#F2DCDB"/>
      <style:text-properties style:font-name="Arial" style:font-name-asian="Arial" style:font-name-complex="Arial" fo:font-size="10pt" style:font-size-asian="10pt" style:font-size-complex="10pt"/>
    </style:style>
    <style:style style:name="_50_0_32__37__32_-_32_Akzent2_32_2_32_2" style:display-name="20 % - Akzent2 2 2" style:family="table-cell" style:data-style-name="N0">
      <style:table-cell-properties fo:background-color="#F2DCDB"/>
      <style:text-properties style:font-name="Arial" style:font-name-asian="Arial" style:font-name-complex="Arial" fo:font-size="10pt" style:font-size-asian="10pt" style:font-size-complex="10pt"/>
    </style:style>
    <style:style style:name="_50_0_32__37__32_-_32_Akzent2_32_3" style:display-name="20 % - Akzent2 3" style:family="table-cell" style:data-style-name="N0">
      <style:table-cell-properties fo:background-color="#F2DCDB"/>
      <style:text-properties style:font-name="Arial" style:font-name-asian="Arial" style:font-name-complex="Arial" fo:font-size="10pt" style:font-size-asian="10pt" style:font-size-complex="10pt"/>
    </style:style>
    <style:style style:name="_50_0_32__37__32_-_32_Akzent3" style:display-name="20 % - Akzent3" style:family="table-cell" style:data-style-name="N0">
      <style:table-cell-properties fo:background-color="#EBF1DE"/>
      <style:text-properties style:font-name="Arial" style:font-name-asian="Arial" style:font-name-complex="Arial" fo:font-size="10pt" style:font-size-asian="10pt" style:font-size-complex="10pt"/>
    </style:style>
    <style:style style:name="_50_0_32__37__32_-_32_Akzent3_32_2" style:display-name="20 % - Akzent3 2" style:family="table-cell" style:data-style-name="N0">
      <style:table-cell-properties fo:background-color="#EBF1DE"/>
      <style:text-properties style:font-name="Arial" style:font-name-asian="Arial" style:font-name-complex="Arial" fo:font-size="10pt" style:font-size-asian="10pt" style:font-size-complex="10pt"/>
    </style:style>
    <style:style style:name="_50_0_32__37__32_-_32_Akzent3_32_2_32_2" style:display-name="20 % - Akzent3 2 2" style:family="table-cell" style:data-style-name="N0">
      <style:table-cell-properties fo:background-color="#EBF1DE"/>
      <style:text-properties style:font-name="Arial" style:font-name-asian="Arial" style:font-name-complex="Arial" fo:font-size="10pt" style:font-size-asian="10pt" style:font-size-complex="10pt"/>
    </style:style>
    <style:style style:name="_50_0_32__37__32_-_32_Akzent3_32_3" style:display-name="20 % - Akzent3 3" style:family="table-cell" style:data-style-name="N0">
      <style:table-cell-properties fo:background-color="#EBF1DE"/>
      <style:text-properties style:font-name="Arial" style:font-name-asian="Arial" style:font-name-complex="Arial" fo:font-size="10pt" style:font-size-asian="10pt" style:font-size-complex="10pt"/>
    </style:style>
    <style:style style:name="_50_0_32__37__32_-_32_Akzent4" style:display-name="20 % - Akzent4" style:family="table-cell" style:data-style-name="N0">
      <style:table-cell-properties fo:background-color="#E4DFEC"/>
      <style:text-properties style:font-name="Arial" style:font-name-asian="Arial" style:font-name-complex="Arial" fo:font-size="10pt" style:font-size-asian="10pt" style:font-size-complex="10pt"/>
    </style:style>
    <style:style style:name="_50_0_32__37__32_-_32_Akzent4_32_2" style:display-name="20 % - Akzent4 2" style:family="table-cell" style:data-style-name="N0">
      <style:table-cell-properties fo:background-color="#E4DFEC"/>
      <style:text-properties style:font-name="Arial" style:font-name-asian="Arial" style:font-name-complex="Arial" fo:font-size="10pt" style:font-size-asian="10pt" style:font-size-complex="10pt"/>
    </style:style>
    <style:style style:name="_50_0_32__37__32_-_32_Akzent4_32_2_32_2" style:display-name="20 % - Akzent4 2 2" style:family="table-cell" style:data-style-name="N0">
      <style:table-cell-properties fo:background-color="#E4DFEC"/>
      <style:text-properties style:font-name="Arial" style:font-name-asian="Arial" style:font-name-complex="Arial" fo:font-size="10pt" style:font-size-asian="10pt" style:font-size-complex="10pt"/>
    </style:style>
    <style:style style:name="_50_0_32__37__32_-_32_Akzent4_32_3" style:display-name="20 % - Akzent4 3" style:family="table-cell" style:data-style-name="N0">
      <style:table-cell-properties fo:background-color="#E4DFEC"/>
      <style:text-properties style:font-name="Arial" style:font-name-asian="Arial" style:font-name-complex="Arial" fo:font-size="10pt" style:font-size-asian="10pt" style:font-size-complex="10pt"/>
    </style:style>
    <style:style style:name="_50_0_32__37__32_-_32_Akzent5" style:display-name="20 % - Akzent5" style:family="table-cell" style:data-style-name="N0">
      <style:table-cell-properties fo:background-color="#DAEEF3"/>
      <style:text-properties style:font-name="Arial" style:font-name-asian="Arial" style:font-name-complex="Arial" fo:font-size="10pt" style:font-size-asian="10pt" style:font-size-complex="10pt"/>
    </style:style>
    <style:style style:name="_50_0_32__37__32_-_32_Akzent5_32_2" style:display-name="20 % - Akzent5 2" style:family="table-cell" style:data-style-name="N0">
      <style:table-cell-properties fo:background-color="#DAEEF3"/>
      <style:text-properties style:font-name="Arial" style:font-name-asian="Arial" style:font-name-complex="Arial" fo:font-size="10pt" style:font-size-asian="10pt" style:font-size-complex="10pt"/>
    </style:style>
    <style:style style:name="_50_0_32__37__32_-_32_Akzent5_32_2_32_2" style:display-name="20 % - Akzent5 2 2" style:family="table-cell" style:data-style-name="N0">
      <style:table-cell-properties fo:background-color="#DAEEF3"/>
      <style:text-properties style:font-name="Arial" style:font-name-asian="Arial" style:font-name-complex="Arial" fo:font-size="10pt" style:font-size-asian="10pt" style:font-size-complex="10pt"/>
    </style:style>
    <style:style style:name="_50_0_32__37__32_-_32_Akzent5_32_3" style:display-name="20 % - Akzent5 3" style:family="table-cell" style:data-style-name="N0">
      <style:table-cell-properties fo:background-color="#DAEEF3"/>
      <style:text-properties style:font-name="Arial" style:font-name-asian="Arial" style:font-name-complex="Arial" fo:font-size="10pt" style:font-size-asian="10pt" style:font-size-complex="10pt"/>
    </style:style>
    <style:style style:name="_50_0_32__37__32_-_32_Akzent6" style:display-name="20 % - Akzent6" style:family="table-cell" style:data-style-name="N0">
      <style:table-cell-properties fo:background-color="#FDE9D9"/>
      <style:text-properties style:font-name="Arial" style:font-name-asian="Arial" style:font-name-complex="Arial" fo:font-size="10pt" style:font-size-asian="10pt" style:font-size-complex="10pt"/>
    </style:style>
    <style:style style:name="_50_0_32__37__32_-_32_Akzent6_32_2" style:display-name="20 % - Akzent6 2" style:family="table-cell" style:data-style-name="N0">
      <style:table-cell-properties fo:background-color="#FDE9D9"/>
      <style:text-properties style:font-name="Arial" style:font-name-asian="Arial" style:font-name-complex="Arial" fo:font-size="10pt" style:font-size-asian="10pt" style:font-size-complex="10pt"/>
    </style:style>
    <style:style style:name="_50_0_32__37__32_-_32_Akzent6_32_2_32_2" style:display-name="20 % - Akzent6 2 2" style:family="table-cell" style:data-style-name="N0">
      <style:table-cell-properties fo:background-color="#FDE9D9"/>
      <style:text-properties style:font-name="Arial" style:font-name-asian="Arial" style:font-name-complex="Arial" fo:font-size="10pt" style:font-size-asian="10pt" style:font-size-complex="10pt"/>
    </style:style>
    <style:style style:name="_50_0_32__37__32_-_32_Akzent6_32_3" style:display-name="20 % - Akzent6 3" style:family="table-cell" style:data-style-name="N0">
      <style:table-cell-properties fo:background-color="#FDE9D9"/>
      <style:text-properties style:font-name="Arial" style:font-name-asian="Arial" style:font-name-complex="Arial" fo:font-size="10pt" style:font-size-asian="10pt" style:font-size-complex="10pt"/>
    </style:style>
    <style:style style:name="_52_0_32__37__32_-_32_Akzent1" style:display-name="40 % - Akzent1" style:family="table-cell" style:data-style-name="N0">
      <style:table-cell-properties fo:background-color="#B8CCE4"/>
      <style:text-properties style:font-name="Arial" style:font-name-asian="Arial" style:font-name-complex="Arial" fo:font-size="10pt" style:font-size-asian="10pt" style:font-size-complex="10pt"/>
    </style:style>
    <style:style style:name="_52_0_32__37__32_-_32_Akzent1_32_2" style:display-name="40 % - Akzent1 2" style:family="table-cell" style:data-style-name="N0">
      <style:table-cell-properties fo:background-color="#B8CCE4"/>
      <style:text-properties style:font-name="Arial" style:font-name-asian="Arial" style:font-name-complex="Arial" fo:font-size="10pt" style:font-size-asian="10pt" style:font-size-complex="10pt"/>
    </style:style>
    <style:style style:name="_52_0_32__37__32_-_32_Akzent1_32_2_32_2" style:display-name="40 % - Akzent1 2 2" style:family="table-cell" style:data-style-name="N0">
      <style:table-cell-properties fo:background-color="#B8CCE4"/>
      <style:text-properties style:font-name="Arial" style:font-name-asian="Arial" style:font-name-complex="Arial" fo:font-size="10pt" style:font-size-asian="10pt" style:font-size-complex="10pt"/>
    </style:style>
    <style:style style:name="_52_0_32__37__32_-_32_Akzent1_32_3" style:display-name="40 % - Akzent1 3" style:family="table-cell" style:data-style-name="N0">
      <style:table-cell-properties fo:background-color="#B8CCE4"/>
      <style:text-properties style:font-name="Arial" style:font-name-asian="Arial" style:font-name-complex="Arial" fo:font-size="10pt" style:font-size-asian="10pt" style:font-size-complex="10pt"/>
    </style:style>
    <style:style style:name="_52_0_32__37__32_-_32_Akzent2" style:display-name="40 % - Akzent2" style:family="table-cell" style:data-style-name="N0">
      <style:table-cell-properties fo:background-color="#E6B8B7"/>
      <style:text-properties style:font-name="Arial" style:font-name-asian="Arial" style:font-name-complex="Arial" fo:font-size="10pt" style:font-size-asian="10pt" style:font-size-complex="10pt"/>
    </style:style>
    <style:style style:name="_52_0_32__37__32_-_32_Akzent2_32_2" style:display-name="40 % - Akzent2 2" style:family="table-cell" style:data-style-name="N0">
      <style:table-cell-properties fo:background-color="#E6B8B7"/>
      <style:text-properties style:font-name="Arial" style:font-name-asian="Arial" style:font-name-complex="Arial" fo:font-size="10pt" style:font-size-asian="10pt" style:font-size-complex="10pt"/>
    </style:style>
    <style:style style:name="_52_0_32__37__32_-_32_Akzent2_32_2_32_2" style:display-name="40 % - Akzent2 2 2" style:family="table-cell" style:data-style-name="N0">
      <style:table-cell-properties fo:background-color="#E6B8B7"/>
      <style:text-properties style:font-name="Arial" style:font-name-asian="Arial" style:font-name-complex="Arial" fo:font-size="10pt" style:font-size-asian="10pt" style:font-size-complex="10pt"/>
    </style:style>
    <style:style style:name="_52_0_32__37__32_-_32_Akzent2_32_3" style:display-name="40 % - Akzent2 3" style:family="table-cell" style:data-style-name="N0">
      <style:table-cell-properties fo:background-color="#E6B8B7"/>
      <style:text-properties style:font-name="Arial" style:font-name-asian="Arial" style:font-name-complex="Arial" fo:font-size="10pt" style:font-size-asian="10pt" style:font-size-complex="10pt"/>
    </style:style>
    <style:style style:name="_52_0_32__37__32_-_32_Akzent3" style:display-name="40 % - Akzent3" style:family="table-cell" style:data-style-name="N0">
      <style:table-cell-properties fo:background-color="#D8E4BC"/>
      <style:text-properties style:font-name="Arial" style:font-name-asian="Arial" style:font-name-complex="Arial" fo:font-size="10pt" style:font-size-asian="10pt" style:font-size-complex="10pt"/>
    </style:style>
    <style:style style:name="_52_0_32__37__32_-_32_Akzent3_32_2" style:display-name="40 % - Akzent3 2" style:family="table-cell" style:data-style-name="N0">
      <style:table-cell-properties fo:background-color="#D8E4BC"/>
      <style:text-properties style:font-name="Arial" style:font-name-asian="Arial" style:font-name-complex="Arial" fo:font-size="10pt" style:font-size-asian="10pt" style:font-size-complex="10pt"/>
    </style:style>
    <style:style style:name="_52_0_32__37__32_-_32_Akzent3_32_2_32_2" style:display-name="40 % - Akzent3 2 2" style:family="table-cell" style:data-style-name="N0">
      <style:table-cell-properties fo:background-color="#D8E4BC"/>
      <style:text-properties style:font-name="Arial" style:font-name-asian="Arial" style:font-name-complex="Arial" fo:font-size="10pt" style:font-size-asian="10pt" style:font-size-complex="10pt"/>
    </style:style>
    <style:style style:name="_52_0_32__37__32_-_32_Akzent3_32_3" style:display-name="40 % - Akzent3 3" style:family="table-cell" style:data-style-name="N0">
      <style:table-cell-properties fo:background-color="#D8E4BC"/>
      <style:text-properties style:font-name="Arial" style:font-name-asian="Arial" style:font-name-complex="Arial" fo:font-size="10pt" style:font-size-asian="10pt" style:font-size-complex="10pt"/>
    </style:style>
    <style:style style:name="_52_0_32__37__32_-_32_Akzent4" style:display-name="40 % - Akzent4" style:family="table-cell" style:data-style-name="N0">
      <style:table-cell-properties fo:background-color="#CCC0DA"/>
      <style:text-properties style:font-name="Arial" style:font-name-asian="Arial" style:font-name-complex="Arial" fo:font-size="10pt" style:font-size-asian="10pt" style:font-size-complex="10pt"/>
    </style:style>
    <style:style style:name="_52_0_32__37__32_-_32_Akzent4_32_2" style:display-name="40 % - Akzent4 2" style:family="table-cell" style:data-style-name="N0">
      <style:table-cell-properties fo:background-color="#CCC0DA"/>
      <style:text-properties style:font-name="Arial" style:font-name-asian="Arial" style:font-name-complex="Arial" fo:font-size="10pt" style:font-size-asian="10pt" style:font-size-complex="10pt"/>
    </style:style>
    <style:style style:name="_52_0_32__37__32_-_32_Akzent4_32_2_32_2" style:display-name="40 % - Akzent4 2 2" style:family="table-cell" style:data-style-name="N0">
      <style:table-cell-properties fo:background-color="#CCC0DA"/>
      <style:text-properties style:font-name="Arial" style:font-name-asian="Arial" style:font-name-complex="Arial" fo:font-size="10pt" style:font-size-asian="10pt" style:font-size-complex="10pt"/>
    </style:style>
    <style:style style:name="_52_0_32__37__32_-_32_Akzent4_32_3" style:display-name="40 % - Akzent4 3" style:family="table-cell" style:data-style-name="N0">
      <style:table-cell-properties fo:background-color="#CCC0DA"/>
      <style:text-properties style:font-name="Arial" style:font-name-asian="Arial" style:font-name-complex="Arial" fo:font-size="10pt" style:font-size-asian="10pt" style:font-size-complex="10pt"/>
    </style:style>
    <style:style style:name="_52_0_32__37__32_-_32_Akzent5" style:display-name="40 % - Akzent5" style:family="table-cell" style:data-style-name="N0">
      <style:table-cell-properties fo:background-color="#B7DEE8"/>
      <style:text-properties style:font-name="Arial" style:font-name-asian="Arial" style:font-name-complex="Arial" fo:font-size="10pt" style:font-size-asian="10pt" style:font-size-complex="10pt"/>
    </style:style>
    <style:style style:name="_52_0_32__37__32_-_32_Akzent5_32_2" style:display-name="40 % - Akzent5 2" style:family="table-cell" style:data-style-name="N0">
      <style:table-cell-properties fo:background-color="#B7DEE8"/>
      <style:text-properties style:font-name="Arial" style:font-name-asian="Arial" style:font-name-complex="Arial" fo:font-size="10pt" style:font-size-asian="10pt" style:font-size-complex="10pt"/>
    </style:style>
    <style:style style:name="_52_0_32__37__32_-_32_Akzent5_32_2_32_2" style:display-name="40 % - Akzent5 2 2" style:family="table-cell" style:data-style-name="N0">
      <style:table-cell-properties fo:background-color="#B7DEE8"/>
      <style:text-properties style:font-name="Arial" style:font-name-asian="Arial" style:font-name-complex="Arial" fo:font-size="10pt" style:font-size-asian="10pt" style:font-size-complex="10pt"/>
    </style:style>
    <style:style style:name="_52_0_32__37__32_-_32_Akzent5_32_3" style:display-name="40 % - Akzent5 3" style:family="table-cell" style:data-style-name="N0">
      <style:table-cell-properties fo:background-color="#B7DEE8"/>
      <style:text-properties style:font-name="Arial" style:font-name-asian="Arial" style:font-name-complex="Arial" fo:font-size="10pt" style:font-size-asian="10pt" style:font-size-complex="10pt"/>
    </style:style>
    <style:style style:name="_52_0_32__37__32_-_32_Akzent6" style:display-name="40 % - Akzent6" style:family="table-cell" style:data-style-name="N0">
      <style:table-cell-properties fo:background-color="#FCD5B4"/>
      <style:text-properties style:font-name="Arial" style:font-name-asian="Arial" style:font-name-complex="Arial" fo:font-size="10pt" style:font-size-asian="10pt" style:font-size-complex="10pt"/>
    </style:style>
    <style:style style:name="_52_0_32__37__32_-_32_Akzent6_32_2" style:display-name="40 % - Akzent6 2" style:family="table-cell" style:data-style-name="N0">
      <style:table-cell-properties fo:background-color="#FCD5B4"/>
      <style:text-properties style:font-name="Arial" style:font-name-asian="Arial" style:font-name-complex="Arial" fo:font-size="10pt" style:font-size-asian="10pt" style:font-size-complex="10pt"/>
    </style:style>
    <style:style style:name="_52_0_32__37__32_-_32_Akzent6_32_2_32_2" style:display-name="40 % - Akzent6 2 2" style:family="table-cell" style:data-style-name="N0">
      <style:table-cell-properties fo:background-color="#FCD5B4"/>
      <style:text-properties style:font-name="Arial" style:font-name-asian="Arial" style:font-name-complex="Arial" fo:font-size="10pt" style:font-size-asian="10pt" style:font-size-complex="10pt"/>
    </style:style>
    <style:style style:name="_52_0_32__37__32_-_32_Akzent6_32_3" style:display-name="40 % - Akzent6 3" style:family="table-cell" style:data-style-name="N0">
      <style:table-cell-properties fo:background-color="#FCD5B4"/>
      <style:text-properties style:font-name="Arial" style:font-name-asian="Arial" style:font-name-complex="Arial" fo:font-size="10pt" style:font-size-asian="10pt" style:font-size-complex="10pt"/>
    </style:style>
    <style:style style:name="_54_0_32__37__32_-_32_Akzent1" style:display-name="60 % - Akzent1" style:family="table-cell" style:data-style-name="N0">
      <style:table-cell-properties fo:background-color="#95B3D7"/>
      <style:text-properties fo:color="#FFFFFF" style:font-name="Arial" style:font-name-asian="Arial" style:font-name-complex="Arial" fo:font-size="10pt" style:font-size-asian="10pt" style:font-size-complex="10pt"/>
    </style:style>
    <style:style style:name="_54_0_32__37__32_-_32_Akzent2" style:display-name="60 % - Akzent2" style:family="table-cell" style:data-style-name="N0">
      <style:table-cell-properties fo:background-color="#DA9694"/>
      <style:text-properties fo:color="#FFFFFF" style:font-name="Arial" style:font-name-asian="Arial" style:font-name-complex="Arial" fo:font-size="10pt" style:font-size-asian="10pt" style:font-size-complex="10pt"/>
    </style:style>
    <style:style style:name="_54_0_32__37__32_-_32_Akzent3" style:display-name="60 % - Akzent3" style:family="table-cell" style:data-style-name="N0">
      <style:table-cell-properties fo:background-color="#C4D79B"/>
      <style:text-properties fo:color="#FFFFFF" style:font-name="Arial" style:font-name-asian="Arial" style:font-name-complex="Arial" fo:font-size="10pt" style:font-size-asian="10pt" style:font-size-complex="10pt"/>
    </style:style>
    <style:style style:name="_54_0_32__37__32_-_32_Akzent4" style:display-name="60 % - Akzent4" style:family="table-cell" style:data-style-name="N0">
      <style:table-cell-properties fo:background-color="#B1A0C7"/>
      <style:text-properties fo:color="#FFFFFF" style:font-name="Arial" style:font-name-asian="Arial" style:font-name-complex="Arial" fo:font-size="10pt" style:font-size-asian="10pt" style:font-size-complex="10pt"/>
    </style:style>
    <style:style style:name="_54_0_32__37__32_-_32_Akzent5" style:display-name="60 % - Akzent5" style:family="table-cell" style:data-style-name="N0">
      <style:table-cell-properties fo:background-color="#92CDDC"/>
      <style:text-properties fo:color="#FFFFFF" style:font-name="Arial" style:font-name-asian="Arial" style:font-name-complex="Arial" fo:font-size="10pt" style:font-size-asian="10pt" style:font-size-complex="10pt"/>
    </style:style>
    <style:style style:name="_54_0_32__37__32_-_32_Akzent6" style:display-name="60 % - Akzent6" style:family="table-cell" style:data-style-name="N0">
      <style:table-cell-properties fo:background-color="#FABF8F"/>
      <style:text-properties fo:color="#FFFFFF" style:font-name="Arial" style:font-name-asian="Arial" style:font-name-complex="Arial" fo:font-size="10pt" style:font-size-asian="10pt" style:font-size-complex="10pt"/>
    </style:style>
    <style:style style:name="Akzent1" style:family="table-cell" style:data-style-name="N0">
      <style:table-cell-properties fo:background-color="#4F81BD"/>
      <style:text-properties fo:color="#FFFFFF" style:font-name="Arial" style:font-name-asian="Arial" style:font-name-complex="Arial" fo:font-size="10pt" style:font-size-asian="10pt" style:font-size-complex="10pt"/>
    </style:style>
    <style:style style:name="Akzent2" style:family="table-cell" style:data-style-name="N0">
      <style:table-cell-properties fo:background-color="#C0504D"/>
      <style:text-properties fo:color="#FFFFFF" style:font-name="Arial" style:font-name-asian="Arial" style:font-name-complex="Arial" fo:font-size="10pt" style:font-size-asian="10pt" style:font-size-complex="10pt"/>
    </style:style>
    <style:style style:name="Akzent3" style:family="table-cell" style:data-style-name="N0">
      <style:table-cell-properties fo:background-color="#9BBB59"/>
      <style:text-properties fo:color="#FFFFFF" style:font-name="Arial" style:font-name-asian="Arial" style:font-name-complex="Arial" fo:font-size="10pt" style:font-size-asian="10pt" style:font-size-complex="10pt"/>
    </style:style>
    <style:style style:name="Akzent4" style:family="table-cell" style:data-style-name="N0">
      <style:table-cell-properties fo:background-color="#8064A2"/>
      <style:text-properties fo:color="#FFFFFF" style:font-name="Arial" style:font-name-asian="Arial" style:font-name-complex="Arial" fo:font-size="10pt" style:font-size-asian="10pt" style:font-size-complex="10pt"/>
    </style:style>
    <style:style style:name="Akzent5" style:family="table-cell" style:data-style-name="N0">
      <style:table-cell-properties fo:background-color="#4BACC6"/>
      <style:text-properties fo:color="#FFFFFF" style:font-name="Arial" style:font-name-asian="Arial" style:font-name-complex="Arial" fo:font-size="10pt" style:font-size-asian="10pt" style:font-size-complex="10pt"/>
    </style:style>
    <style:style style:name="Akzent6" style:family="table-cell" style:data-style-name="N0">
      <style:table-cell-properties fo:background-color="#F79646"/>
      <style:text-properties fo:color="#FFFFFF" style:font-name="Arial" style:font-name-asian="Arial" style:font-name-complex="Arial" fo:font-size="10pt" style:font-size-asian="10pt" style:font-size-complex="10pt"/>
    </style:style>
    <style:style style:name="Ausgabe" style:family="table-cell" style:data-style-name="N0">
      <style:table-cell-properties fo:border="thin solid #3F3F3F" fo:background-color="#F2F2F2"/>
      <style:text-properties fo:color="#3F3F3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Berechnung" style:family="table-cell" style:data-style-name="N0">
      <style:table-cell-properties fo:border="thin solid #7F7F7F" fo:background-color="#F2F2F2"/>
      <style:text-properties fo:color="#FA7D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Eingabe" style:family="table-cell" style:data-style-name="N0">
      <style:table-cell-properties fo:border="thin solid #7F7F7F" fo:background-color="#FFCC99"/>
      <style:text-properties fo:color="#3F3F76" style:font-name="Arial" style:font-name-asian="Arial" style:font-name-complex="Arial" fo:font-size="10pt" style:font-size-asian="10pt" style:font-size-complex="10pt"/>
    </style:style>
    <style:style style:name="Ergebnis" style:family="table-cell" style:data-style-name="N0">
      <style:table-cell-properties fo:border-top="thin solid #4F81BD" fo:border-bottom="thin double #4F81BD" fo:border-left="none" fo:border-right="non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Erkl_228_render_32_Text" style:display-name="Erklärender Text" style:family="table-cell" style:data-style-name="N0">
      <style:text-properties fo:color="#7F7F7F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Gut" style:family="table-cell" style:data-style-name="N0">
      <style:table-cell-properties fo:background-color="#C6EFCE"/>
      <style:text-properties fo:color="#006100" style:font-name="Arial" style:font-name-asian="Arial" style:font-name-complex="Arial" fo:font-size="10pt" style:font-size-asian="10pt" style:font-size-complex="10pt"/>
    </style:style>
    <style:style style:name="Neutral" style:family="table-cell" style:data-style-name="N0">
      <style:table-cell-properties fo:background-color="#FFEB9C"/>
      <style:text-properties fo:color="#9C6500" style:font-name="Arial" style:font-name-asian="Arial" style:font-name-complex="Arial" fo:font-size="10pt" style:font-size-asian="10pt" style:font-size-complex="10pt"/>
    </style:style>
    <style:style style:name="Notiz_32_2" style:display-name="Notiz 2" style:family="table-cell" style:data-style-name="N0">
      <style:table-cell-properties fo:border="thin solid #B2B2B2" fo:background-color="#FFFFCC"/>
    </style:style>
    <style:style style:name="Notiz_32_2_32_2" style:display-name="Notiz 2 2" style:family="table-cell" style:data-style-name="N0">
      <style:table-cell-properties fo:border="thin solid #B2B2B2" fo:background-color="#FFFFCC"/>
    </style:style>
    <style:style style:name="Notiz_32_3" style:display-name="Notiz 3" style:family="table-cell" style:data-style-name="N0">
      <style:table-cell-properties fo:border="thin solid #B2B2B2" fo:background-color="#FFFFCC"/>
    </style:style>
    <style:style style:name="Notiz_32_3_32_2" style:display-name="Notiz 3 2" style:family="table-cell" style:data-style-name="N0">
      <style:table-cell-properties fo:border="thin solid #B2B2B2" fo:background-color="#FFFFCC"/>
    </style:style>
    <style:style style:name="Schlecht" style:family="table-cell" style:data-style-name="N0">
      <style:table-cell-properties fo:background-color="#FFC7CE"/>
      <style:text-properties fo:color="#9C0006" style:font-name="Arial" style:font-name-asian="Arial" style:font-name-complex="Arial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ndard_32_2" style:display-name="Standard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Standard_32_2_32_2" style:display-name="Standard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Standard_32_3" style:display-name="Standard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Standard_32_3_32_2" style:display-name="Standard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Standard_Tabelle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_220_berschrift" style:display-name="Überschrift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_220_berschrift_32_1" style:display-name="Überschrift 1" style:family="table-cell" style:data-style-name="N0">
      <style:table-cell-properties fo:border-top="none" fo:border-bottom="thick solid #4F81BD" fo:border-left="none" fo:border-right="none"/>
      <style:text-properties fo:color="#1F497D" style:font-name="Arial" style:font-name-asian="Arial" style:font-name-complex="Arial" fo:font-size="15pt" style:font-size-asian="15pt" style:font-size-complex="15pt" fo:font-weight="bold" style:font-weight-asian="bold" style:font-weight-complex="bold"/>
    </style:style>
    <style:style style:name="_220_berschrift_32_2" style:display-name="Überschrift 2" style:family="table-cell" style:data-style-name="N0">
      <style:table-cell-properties fo:border-top="none" fo:border-bottom="thick solid #A7BFDE" fo:border-left="none" fo:border-right="none"/>
      <style:text-properties fo:color="#1F497D" style:font-name="Arial" style:font-name-asian="Arial" style:font-name-complex="Arial" fo:font-size="13pt" style:font-size-asian="13pt" style:font-size-complex="13pt" fo:font-weight="bold" style:font-weight-asian="bold" style:font-weight-complex="bold"/>
    </style:style>
    <style:style style:name="_220_berschrift_32_3" style:display-name="Überschrift 3" style:family="table-cell" style:data-style-name="N0">
      <style:table-cell-properties fo:border-top="none" fo:border-bottom="2pt solid #95B3D7" fo:border-left="none" fo:border-right="none"/>
      <style:text-properties fo:color="#1F497D" style:font-name="Arial" style:font-name-asian="Arial" style:font-name-complex="Arial" fo:font-weight="bold" style:font-weight-asian="bold" style:font-weight-complex="bold"/>
    </style:style>
    <style:style style:name="_220_berschrift_32_4" style:display-name="Überschrift 4" style:family="table-cell" style:data-style-name="N0">
      <style:text-properties fo:color="#1F497D" style:font-name="Arial" style:font-name-asian="Arial" style:font-name-complex="Arial" fo:font-weight="bold" style:font-weight-asian="bold" style:font-weight-complex="bold"/>
    </style:style>
    <style:style style:name="Verkn_252_pfte_32_Zelle" style:display-name="Verknüpfte Zelle" style:family="table-cell" style:data-style-name="N0">
      <style:table-cell-properties fo:border-top="none" fo:border-bottom="thin double #FF8001" fo:border-left="none" fo:border-right="none"/>
      <style:text-properties fo:color="#FA7D00" style:font-name="Arial" style:font-name-asian="Arial" style:font-name-complex="Arial" fo:font-size="10pt" style:font-size-asian="10pt" style:font-size-complex="10pt"/>
    </style:style>
    <style:style style:name="Warnender_32_Text" style:display-name="Warnender Text" style:family="table-cell" style:data-style-name="N0">
      <style:text-properties fo:color="#FF0000" style:font-name="Arial" style:font-name-asian="Arial" style:font-name-complex="Arial" fo:font-size="10pt" style:font-size-asian="10pt" style:font-size-complex="10pt"/>
    </style:style>
    <style:style style:name="Zelle_32__252_berpr_252_fen" style:display-name="Zelle überprüfen" style:family="table-cell" style:data-style-name="N0">
      <style:table-cell-properties fo:border="thin double #3F3F3F" fo:background-color="#A5A5A5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196850393700787in" fo:margin-left="0.31496062992126in" fo:margin-right="0.31496062992126in" style:print-orientation="landscape" style:print-page-order="ltr" style:first-page-number="continue" style:scale-to="100%" style:table-centering="horizontal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.196850393700787in" fo:margin-left="0.31496062992126in" fo:margin-right="0.31496062992126in" fo:margin-top="0in"/>
      </style:footer-style>
    </style:page-layout>
    <style:style style:name="T1" style:family="text">
      <style:text-properties fo:color="#000000" style:font-name="Arial" style:font-name-asian="Arial" style:font-name-complex="Arial" fo:font-size="8pt" style:font-size-asian="8pt" style:font-size-complex="8pt" style:font-family-generic="swiss"/>
    </style:style>
  </office:automatic-styles>
  <office:master-styles>
    <style:master-page style:name="mp1" style:page-layout-name="pm1">
      <style:header/>
      <style:header-left style:display="false"/>
      <style:footer>
        <style:region-center>
          <text:p><text:span text:style-name="T1">Leistungs-</text:span><text:span text:style-name="T1"> </text:span><text:span text:style-name="T1">und</text:span><text:span text:style-name="T1"> </text:span><text:span text:style-name="T1">Strukturstatistik</text:span><text:span text:style-name="T1"> </text:span><text:span text:style-name="T1">2016</text:span></text:p>
        </style:region-center>
        <style:region-right>
          <text:p><text:span text:style-name="T1">Produktion</text:span><text:span text:style-name="T1"> </text:span><text:span text:style-name="T1">und</text:span><text:span text:style-name="T1"> </text:span><text:span text:style-name="T1">Dienstleistungen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06</meta:generator>
    <meta:initial-creator>CHARLEMONT Natascha</meta:initial-creator>
    <dc:creator>ZACH Sabine</dc:creator>
    <meta:creation-date>2006-09-16T00:00:00Z</meta:creation-date>
    <dc:date>2024-06-25T07:47:56Z</dc:date>
    <meta:editing-duration>PT0S</meta:editing-duration>
  </office:meta>
</office:document-meta>
</file>